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ndom_8" table:style-name="ta1">
        <table:shapes>
          <draw:frame draw:z-index="0" draw:style-name="gr1" draw:text-style-name="P1" svg:width="15.999cm" svg:height="8.999cm" svg:x="19.206cm" svg:y="0.498cm">
            <draw:object draw:notify-on-update-of-ranges="random_8.H1:random_8.H1 random_8.H2:random_8.H2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</table:table-row>
        <table:table-row table:style-name="ro1">
          <table:table-cell office:value-type="float" office:value="1518.5" calcext:value-type="float">
            <text:p>1518.5</text:p>
          </table:table-cell>
          <table:table-cell office:value-type="float" office:value="744.75" calcext:value-type="float">
            <text:p>744.75</text:p>
          </table:table-cell>
          <table:table-cell office:value-type="float" office:value="903.75" calcext:value-type="float">
            <text:p>903.75</text:p>
          </table:table-cell>
          <table:table-cell office:value-type="float" office:value="1071" calcext:value-type="float">
            <text:p>1071</text:p>
          </table:table-cell>
          <table:table-cell office:value-type="float" office:value="490.25" calcext:value-type="float">
            <text:p>490.25</text:p>
          </table:table-cell>
          <table:table-cell table:number-columns-repeated="2"/>
          <table:table-cell table:formula="of:=AVERAGE([.A2:.E2])" office:value-type="float" office:value="945.65" calcext:value-type="float">
            <text:p>945.65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916" calcext:value-type="float">
            <text:p>916</text:p>
          </table:table-cell>
          <table:table-cell office:value-type="float" office:value="526" calcext:value-type="float">
            <text:p>526</text:p>
          </table:table-cell>
          <table:table-cell office:value-type="float" office:value="1096" calcext:value-type="float">
            <text:p>1096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table:formula="of:=AVERAGE([.A3:.E3])" office:value-type="float" office:value="824.4" calcext:value-type="float">
            <text:p>824.4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52.25" calcext:value-type="float">
            <text:p>652.25</text:p>
          </table:table-cell>
          <table:table-cell office:value-type="float" office:value="986" calcext:value-type="float">
            <text:p>986</text:p>
          </table:table-cell>
          <table:table-cell office:value-type="float" office:value="1252.25" calcext:value-type="float">
            <text:p>1252.25</text:p>
          </table:table-cell>
          <table:table-cell office:value-type="float" office:value="618.5" calcext:value-type="float">
            <text:p>618.5</text:p>
          </table:table-cell>
          <table:table-cell table:number-columns-repeated="2"/>
          <table:table-cell table:formula="of:=AVERAGE([.A4:.E4])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549.75" calcext:value-type="float">
            <text:p>1549.75</text:p>
          </table:table-cell>
          <table:table-cell office:value-type="float" office:value="1068.5" calcext:value-type="float">
            <text:p>1068.5</text:p>
          </table:table-cell>
          <table:table-cell office:value-type="float" office:value="969.5" calcext:value-type="float">
            <text:p>969.5</text:p>
          </table:table-cell>
          <table:table-cell office:value-type="float" office:value="803.25" calcext:value-type="float">
            <text:p>803.25</text:p>
          </table:table-cell>
          <table:table-cell office:value-type="float" office:value="645.75" calcext:value-type="float">
            <text:p>645.75</text:p>
          </table:table-cell>
          <table:table-cell table:number-columns-repeated="2"/>
          <table:table-cell table:formula="of:=AVERAGE([.A5:.E5])" office:value-type="float" office:value="1007.35" calcext:value-type="float">
            <text:p>1007.35</text:p>
          </table:table-cell>
        </table:table-row>
        <table:table-row table:style-name="ro1">
          <table:table-cell office:value-type="float" office:value="1493.5" calcext:value-type="float">
            <text:p>1493.5</text:p>
          </table:table-cell>
          <table:table-cell office:value-type="float" office:value="872.25" calcext:value-type="float">
            <text:p>872.25</text:p>
          </table:table-cell>
          <table:table-cell office:value-type="float" office:value="924.25" calcext:value-type="float">
            <text:p>924.25</text:p>
          </table:table-cell>
          <table:table-cell office:value-type="float" office:value="722.25" calcext:value-type="float">
            <text:p>722.25</text:p>
          </table:table-cell>
          <table:table-cell office:value-type="float" office:value="596.75" calcext:value-type="float">
            <text:p>596.75</text:p>
          </table:table-cell>
          <table:table-cell table:number-columns-repeated="2"/>
          <table:table-cell table:formula="of:=AVERAGE([.A6:.E6])" office:value-type="float" office:value="921.8" calcext:value-type="float">
            <text:p>921.8</text:p>
          </table:table-cell>
        </table:table-row>
        <table:table-row table:style-name="ro1">
          <table:table-cell office:value-type="float" office:value="1482.25" calcext:value-type="float">
            <text:p>1482.25</text:p>
          </table:table-cell>
          <table:table-cell office:value-type="float" office:value="751" calcext:value-type="float">
            <text:p>751</text:p>
          </table:table-cell>
          <table:table-cell office:value-type="float" office:value="1337.5" calcext:value-type="float">
            <text:p>1337.5</text:p>
          </table:table-cell>
          <table:table-cell office:value-type="float" office:value="626.75" calcext:value-type="float">
            <text:p>626.75</text:p>
          </table:table-cell>
          <table:table-cell office:value-type="float" office:value="712.25" calcext:value-type="float">
            <text:p>712.25</text:p>
          </table:table-cell>
          <table:table-cell table:number-columns-repeated="2"/>
          <table:table-cell table:formula="of:=AVERAGE([.A7:.E7])" office:value-type="float" office:value="981.95" calcext:value-type="float">
            <text:p>981.95</text:p>
          </table:table-cell>
        </table:table-row>
        <table:table-row table:style-name="ro1">
          <table:table-cell office:value-type="float" office:value="1523.5" calcext:value-type="float">
            <text:p>1523.5</text:p>
          </table:table-cell>
          <table:table-cell office:value-type="float" office:value="953.5" calcext:value-type="float">
            <text:p>953.5</text:p>
          </table:table-cell>
          <table:table-cell office:value-type="float" office:value="681" calcext:value-type="float">
            <text:p>681</text:p>
          </table:table-cell>
          <table:table-cell office:value-type="float" office:value="806.5" calcext:value-type="float">
            <text:p>806.5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table:formula="of:=AVERAGE([.A8:.E8])" office:value-type="float" office:value="911.1" calcext:value-type="float">
            <text:p>911.1</text:p>
          </table:table-cell>
        </table:table-row>
        <table:table-row table:style-name="ro1">
          <table:table-cell office:value-type="float" office:value="1537.25" calcext:value-type="float">
            <text:p>1537.25</text:p>
          </table:table-cell>
          <table:table-cell office:value-type="float" office:value="1173.5" calcext:value-type="float">
            <text:p>1173.5</text:p>
          </table:table-cell>
          <table:table-cell office:value-type="float" office:value="856.25" calcext:value-type="float">
            <text:p>856.25</text:p>
          </table:table-cell>
          <table:table-cell office:value-type="float" office:value="993.5" calcext:value-type="float">
            <text:p>993.5</text:p>
          </table:table-cell>
          <table:table-cell office:value-type="float" office:value="718.5" calcext:value-type="float">
            <text:p>718.5</text:p>
          </table:table-cell>
          <table:table-cell table:number-columns-repeated="2"/>
          <table:table-cell table:formula="of:=AVERAGE([.A9:.E9])" office:value-type="float" office:value="1055.8" calcext:value-type="float">
            <text:p>1055.8</text:p>
          </table:table-cell>
        </table:table-row>
        <table:table-row table:style-name="ro1">
          <table:table-cell office:value-type="float" office:value="1529.75" calcext:value-type="float">
            <text:p>1529.75</text:p>
          </table:table-cell>
          <table:table-cell office:value-type="float" office:value="996" calcext:value-type="float">
            <text:p>996</text:p>
          </table:table-cell>
          <table:table-cell office:value-type="float" office:value="704.25" calcext:value-type="float">
            <text:p>704.25</text:p>
          </table:table-cell>
          <table:table-cell office:value-type="float" office:value="624.75" calcext:value-type="float">
            <text:p>624.75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table:formula="of:=AVERAGE([.A10:.E10])" office:value-type="float" office:value="908.15" calcext:value-type="float">
            <text:p>908.15</text:p>
          </table:table-cell>
        </table:table-row>
        <table:table-row table:style-name="ro1">
          <table:table-cell office:value-type="float" office:value="1384.75" calcext:value-type="float">
            <text:p>1384.7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562.25" calcext:value-type="float">
            <text:p>562.25</text:p>
          </table:table-cell>
          <table:table-cell office:value-type="float" office:value="654.75" calcext:value-type="float">
            <text:p>654.75</text:p>
          </table:table-cell>
          <table:table-cell table:number-columns-repeated="2"/>
          <table:table-cell table:formula="of:=AVERAGE([.A11:.E11])" office:value-type="float" office:value="854.95" calcext:value-type="float">
            <text:p>854.9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854.75" calcext:value-type="float">
            <text:p>854.75</text:p>
          </table:table-cell>
          <table:table-cell office:value-type="float" office:value="1182.25" calcext:value-type="float">
            <text:p>1182.25</text:p>
          </table:table-cell>
          <table:table-cell office:value-type="float" office:value="837.25" calcext:value-type="float">
            <text:p>837.25</text:p>
          </table:table-cell>
          <table:table-cell office:value-type="float" office:value="747.25" calcext:value-type="float">
            <text:p>747.25</text:p>
          </table:table-cell>
          <table:table-cell table:number-columns-repeated="2"/>
          <table:table-cell table:formula="of:=AVERAGE([.A12:.E12])" office:value-type="float" office:value="1016.5" calcext:value-type="float">
            <text:p>1016.5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031" calcext:value-type="float">
            <text:p>1031</text:p>
          </table:table-cell>
          <table:table-cell office:value-type="float" office:value="1136.75" calcext:value-type="float">
            <text:p>1136.75</text:p>
          </table:table-cell>
          <table:table-cell office:value-type="float" office:value="1012.25" calcext:value-type="float">
            <text:p>1012.25</text:p>
          </table:table-cell>
          <table:table-cell office:value-type="float" office:value="758.5" calcext:value-type="float">
            <text:p>758.5</text:p>
          </table:table-cell>
          <table:table-cell table:number-columns-repeated="2"/>
          <table:table-cell table:formula="of:=AVERAGE([.A13:.E13])" office:value-type="float" office:value="1116.9" calcext:value-type="float">
            <text:p>1116.9</text:p>
          </table:table-cell>
        </table:table-row>
        <table:table-row table:style-name="ro1">
          <table:table-cell office:value-type="float" office:value="1348.5" calcext:value-type="float">
            <text:p>1348.5</text:p>
          </table:table-cell>
          <table:table-cell office:value-type="float" office:value="934.5" calcext:value-type="float">
            <text:p>934.5</text:p>
          </table:table-cell>
          <table:table-cell office:value-type="float" office:value="719.5" calcext:value-type="float">
            <text:p>719.5</text:p>
          </table:table-cell>
          <table:table-cell office:value-type="float" office:value="633.75" calcext:value-type="float">
            <text:p>633.75</text:p>
          </table:table-cell>
          <table:table-cell office:value-type="float" office:value="614.75" calcext:value-type="float">
            <text:p>614.75</text:p>
          </table:table-cell>
          <table:table-cell table:number-columns-repeated="2"/>
          <table:table-cell table:formula="of:=AVERAGE([.A14:.E14])" office:value-type="float" office:value="850.2" calcext:value-type="float">
            <text:p>850.2</text:p>
          </table:table-cell>
        </table:table-row>
        <table:table-row table:style-name="ro1">
          <table:table-cell office:value-type="float" office:value="1387.25" calcext:value-type="float">
            <text:p>1387.25</text:p>
          </table:table-cell>
          <table:table-cell office:value-type="float" office:value="767.25" calcext:value-type="float">
            <text:p>767.25</text:p>
          </table:table-cell>
          <table:table-cell office:value-type="float" office:value="693.25" calcext:value-type="float">
            <text:p>693.25</text:p>
          </table:table-cell>
          <table:table-cell office:value-type="float" office:value="847.5" calcext:value-type="float">
            <text:p>847.5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table:formula="of:=AVERAGE([.A15:.E15])" office:value-type="float" office:value="873.25" calcext:value-type="float">
            <text:p>873.2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34.75" calcext:value-type="float">
            <text:p>734.75</text:p>
          </table:table-cell>
          <table:table-cell office:value-type="float" office:value="609" calcext:value-type="float">
            <text:p>609</text:p>
          </table:table-cell>
          <table:table-cell office:value-type="float" office:value="861" calcext:value-type="float">
            <text:p>861</text:p>
          </table:table-cell>
          <table:table-cell office:value-type="float" office:value="644.75" calcext:value-type="float">
            <text:p>644.75</text:p>
          </table:table-cell>
          <table:table-cell table:number-columns-repeated="2"/>
          <table:table-cell table:formula="of:=AVERAGE([.A16:.E16])" office:value-type="float" office:value="880.1" calcext:value-type="float">
            <text:p>880.1</text:p>
          </table:table-cell>
        </table:table-row>
        <table:table-row table:style-name="ro1">
          <table:table-cell office:value-type="float" office:value="1303.5" calcext:value-type="float">
            <text:p>1303.5</text:p>
          </table:table-cell>
          <table:table-cell office:value-type="float" office:value="662.25" calcext:value-type="float">
            <text:p>662.25</text:p>
          </table:table-cell>
          <table:table-cell office:value-type="float" office:value="754.75" calcext:value-type="float">
            <text:p>754.75</text:p>
          </table:table-cell>
          <table:table-cell office:value-type="float" office:value="1014.75" calcext:value-type="float">
            <text:p>1014.75</text:p>
          </table:table-cell>
          <table:table-cell office:value-type="float" office:value="688.5" calcext:value-type="float">
            <text:p>688.5</text:p>
          </table:table-cell>
          <table:table-cell table:number-columns-repeated="2"/>
          <table:table-cell table:formula="of:=AVERAGE([.A17:.E17])" office:value-type="float" office:value="884.75" calcext:value-type="float">
            <text:p>884.75</text:p>
          </table:table-cell>
        </table:table-row>
        <table:table-row table:style-name="ro1">
          <table:table-cell office:value-type="float" office:value="1582.25" calcext:value-type="float">
            <text:p>1582.25</text:p>
          </table:table-cell>
          <table:table-cell office:value-type="float" office:value="683.5" calcext:value-type="float">
            <text:p>683.5</text:p>
          </table:table-cell>
          <table:table-cell office:value-type="float" office:value="738.5" calcext:value-type="float">
            <text:p>738.5</text:p>
          </table:table-cell>
          <table:table-cell office:value-type="float" office:value="1017.25" calcext:value-type="float">
            <text:p>1017.25</text:p>
          </table:table-cell>
          <table:table-cell office:value-type="float" office:value="539.5" calcext:value-type="float">
            <text:p>539.5</text:p>
          </table:table-cell>
          <table:table-cell table:number-columns-repeated="2"/>
          <table:table-cell table:formula="of:=AVERAGE([.A18:.E18])" office:value-type="float" office:value="912.2" calcext:value-type="float">
            <text:p>912.2</text:p>
          </table:table-cell>
        </table:table-row>
        <table:table-row table:style-name="ro1">
          <table:table-cell office:value-type="float" office:value="1393.5" calcext:value-type="float">
            <text:p>1393.5</text:p>
          </table:table-cell>
          <table:table-cell office:value-type="float" office:value="724.75" calcext:value-type="float">
            <text:p>724.75</text:p>
          </table:table-cell>
          <table:table-cell office:value-type="float" office:value="638.5" calcext:value-type="float">
            <text:p>638.5</text:p>
          </table:table-cell>
          <table:table-cell office:value-type="float" office:value="1045.5" calcext:value-type="float">
            <text:p>1045.5</text:p>
          </table:table-cell>
          <table:table-cell office:value-type="float" office:value="1105.25" calcext:value-type="float">
            <text:p>1105.25</text:p>
          </table:table-cell>
          <table:table-cell table:number-columns-repeated="2"/>
          <table:table-cell table:formula="of:=AVERAGE([.A19:.E19])" office:value-type="float" office:value="981.5" calcext:value-type="float">
            <text:p>981.5</text:p>
          </table:table-cell>
        </table:table-row>
        <table:table-row table:style-name="ro1">
          <table:table-cell office:value-type="float" office:value="1212.25" calcext:value-type="float">
            <text:p>1212.25</text:p>
          </table:table-cell>
          <table:table-cell office:value-type="float" office:value="911" calcext:value-type="float">
            <text:p>911</text:p>
          </table:table-cell>
          <table:table-cell office:value-type="float" office:value="981.75" calcext:value-type="float">
            <text:p>981.75</text:p>
          </table:table-cell>
          <table:table-cell office:value-type="float" office:value="867.25" calcext:value-type="float">
            <text:p>867.25</text:p>
          </table:table-cell>
          <table:table-cell office:value-type="float" office:value="733.5" calcext:value-type="float">
            <text:p>733.5</text:p>
          </table:table-cell>
          <table:table-cell table:number-columns-repeated="2"/>
          <table:table-cell table:formula="of:=AVERAGE([.A20:.E20])" office:value-type="float" office:value="941.15" calcext:value-type="float">
            <text:p>941.1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929.75" calcext:value-type="float">
            <text:p>929.75</text:p>
          </table:table-cell>
          <table:table-cell office:value-type="float" office:value="818" calcext:value-type="float">
            <text:p>818</text:p>
          </table:table-cell>
          <table:table-cell office:value-type="float" office:value="513.25" calcext:value-type="float">
            <text:p>513.25</text:p>
          </table:table-cell>
          <table:table-cell office:value-type="float" office:value="741.5" calcext:value-type="float">
            <text:p>741.5</text:p>
          </table:table-cell>
          <table:table-cell table:number-columns-repeated="2"/>
          <table:table-cell table:formula="of:=AVERAGE([.A21:.E21])" office:value-type="float" office:value="894.7" calcext:value-type="float">
            <text:p>894.7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81" calcext:value-type="float">
            <text:p>781</text:p>
          </table:table-cell>
          <table:table-cell office:value-type="float" office:value="746.5" calcext:value-type="float">
            <text:p>746.5</text:p>
          </table:table-cell>
          <table:table-cell office:value-type="float" office:value="598.75" calcext:value-type="float">
            <text:p>598.75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table:formula="of:=AVERAGE([.A22:.E22])" office:value-type="float" office:value="862.65" calcext:value-type="float">
            <text:p>862.65</text:p>
          </table:table-cell>
        </table:table-row>
        <table:table-row table:style-name="ro1">
          <table:table-cell office:value-type="float" office:value="1682.25" calcext:value-type="float">
            <text:p>1682.25</text:p>
          </table:table-cell>
          <table:table-cell office:value-type="float" office:value="805.25" calcext:value-type="float">
            <text:p>805.25</text:p>
          </table:table-cell>
          <table:table-cell office:value-type="float" office:value="629.75" calcext:value-type="float">
            <text:p>629.75</text:p>
          </table:table-cell>
          <table:table-cell office:value-type="float" office:value="1029.75" calcext:value-type="float">
            <text:p>1029.75</text:p>
          </table:table-cell>
          <table:table-cell office:value-type="float" office:value="747.25" calcext:value-type="float">
            <text:p>747.25</text:p>
          </table:table-cell>
          <table:table-cell table:number-columns-repeated="2"/>
          <table:table-cell table:formula="of:=AVERAGE([.A23:.E23])" office:value-type="float" office:value="978.85" calcext:value-type="float">
            <text:p>978.85</text:p>
          </table:table-cell>
        </table:table-row>
        <table:table-row table:style-name="ro1">
          <table:table-cell office:value-type="float" office:value="1549.75" calcext:value-type="float">
            <text:p>1549.75</text:p>
          </table:table-cell>
          <table:table-cell office:value-type="float" office:value="864.75" calcext:value-type="float">
            <text:p>864.75</text:p>
          </table:table-cell>
          <table:table-cell office:value-type="float" office:value="774.75" calcext:value-type="float">
            <text:p>774.75</text:p>
          </table:table-cell>
          <table:table-cell office:value-type="float" office:value="1034.75" calcext:value-type="float">
            <text:p>1034.75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table:formula="of:=AVERAGE([.A24:.E24])"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87.25" calcext:value-type="float">
            <text:p>687.25</text:p>
          </table:table-cell>
          <table:table-cell office:value-type="float" office:value="837.25" calcext:value-type="float">
            <text:p>837.25</text:p>
          </table:table-cell>
          <table:table-cell office:value-type="float" office:value="926.25" calcext:value-type="float">
            <text:p>926.25</text:p>
          </table:table-cell>
          <table:table-cell office:value-type="float" office:value="693.5" calcext:value-type="float">
            <text:p>693.5</text:p>
          </table:table-cell>
          <table:table-cell table:number-columns-repeated="2"/>
          <table:table-cell table:formula="of:=AVERAGE([.A25:.E25])" office:value-type="float" office:value="897.05" calcext:value-type="float">
            <text:p>897.0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46" calcext:value-type="float">
            <text:p>646</text:p>
          </table:table-cell>
          <table:table-cell office:value-type="float" office:value="661.75" calcext:value-type="float">
            <text:p>661.75</text:p>
          </table:table-cell>
          <table:table-cell office:value-type="float" office:value="978.5" calcext:value-type="float">
            <text:p>978.5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AVERAGE([.A26:.E26])" office:value-type="float" office:value="937.65" calcext:value-type="float">
            <text:p>937.65</text:p>
          </table:table-cell>
        </table:table-row>
        <table:table-row table:style-name="ro1">
          <table:table-cell office:value-type="float" office:value="1508.5" calcext:value-type="float">
            <text:p>1508.5</text:p>
          </table:table-cell>
          <table:table-cell office:value-type="float" office:value="801" calcext:value-type="float">
            <text:p>801</text:p>
          </table:table-cell>
          <table:table-cell office:value-type="float" office:value="773" calcext:value-type="float">
            <text:p>773</text:p>
          </table:table-cell>
          <table:table-cell office:value-type="float" office:value="1046" calcext:value-type="float">
            <text:p>1046</text:p>
          </table:table-cell>
          <table:table-cell office:value-type="float" office:value="655.5" calcext:value-type="float">
            <text:p>655.5</text:p>
          </table:table-cell>
          <table:table-cell table:number-columns-repeated="2"/>
          <table:table-cell table:formula="of:=AVERAGE([.A27:.E27])" office:value-type="float" office:value="956.8" calcext:value-type="float">
            <text:p>956.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14.75" calcext:value-type="float">
            <text:p>614.75</text:p>
          </table:table-cell>
          <table:table-cell office:value-type="float" office:value="743.5" calcext:value-type="float">
            <text:p>743.5</text:p>
          </table:table-cell>
          <table:table-cell office:value-type="float" office:value="1216.5" calcext:value-type="float">
            <text:p>1216.5</text:p>
          </table:table-cell>
          <table:table-cell office:value-type="float" office:value="678.5" calcext:value-type="float">
            <text:p>678.5</text:p>
          </table:table-cell>
          <table:table-cell table:number-columns-repeated="2"/>
          <table:table-cell table:formula="of:=AVERAGE([.A28:.E28])" office:value-type="float" office:value="944.85" calcext:value-type="float">
            <text:p>944.85</text:p>
          </table:table-cell>
        </table:table-row>
        <table:table-row table:style-name="ro1">
          <table:table-cell office:value-type="float" office:value="1453.5" calcext:value-type="float">
            <text:p>1453.5</text:p>
          </table:table-cell>
          <table:table-cell office:value-type="float" office:value="699.75" calcext:value-type="float">
            <text:p>699.75</text:p>
          </table:table-cell>
          <table:table-cell office:value-type="float" office:value="584.75" calcext:value-type="float">
            <text:p>584.75</text:p>
          </table:table-cell>
          <table:table-cell office:value-type="float" office:value="881.5" calcext:value-type="float">
            <text:p>881.5</text:p>
          </table:table-cell>
          <table:table-cell office:value-type="float" office:value="607.5" calcext:value-type="float">
            <text:p>607.5</text:p>
          </table:table-cell>
          <table:table-cell table:number-columns-repeated="2"/>
          <table:table-cell table:formula="of:=AVERAGE([.A29:.E29])" office:value-type="float" office:value="845.4" calcext:value-type="float">
            <text:p>845.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817.25" calcext:value-type="float">
            <text:p>817.25</text:p>
          </table:table-cell>
          <table:table-cell office:value-type="float" office:value="803.5" calcext:value-type="float">
            <text:p>803.5</text:p>
          </table:table-cell>
          <table:table-cell office:value-type="float" office:value="877" calcext:value-type="float">
            <text:p>877</text:p>
          </table:table-cell>
          <table:table-cell office:value-type="float" office:value="590.25" calcext:value-type="float">
            <text:p>590.25</text:p>
          </table:table-cell>
          <table:table-cell table:number-columns-repeated="2"/>
          <table:table-cell table:formula="of:=AVERAGE([.A30:.E30])" office:value-type="float" office:value="885.8" calcext:value-type="float">
            <text:p>885.8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14.75" calcext:value-type="float">
            <text:p>614.75</text:p>
          </table:table-cell>
          <table:table-cell office:value-type="float" office:value="781" calcext:value-type="float">
            <text:p>781</text:p>
          </table:table-cell>
          <table:table-cell office:value-type="float" office:value="963.5" calcext:value-type="float">
            <text:p>963.5</text:p>
          </table:table-cell>
          <table:table-cell office:value-type="float" office:value="704.25" calcext:value-type="float">
            <text:p>704.25</text:p>
          </table:table-cell>
          <table:table-cell table:number-columns-repeated="2"/>
          <table:table-cell table:formula="of:=AVERAGE([.A31:.E31])" office:value-type="float" office:value="881.9" calcext:value-type="float">
            <text:p>881.9</text:p>
          </table:table-cell>
        </table:table-row>
        <table:table-row table:style-name="ro1">
          <table:table-cell office:value-type="float" office:value="1474.75" calcext:value-type="float">
            <text:p>1474.75</text:p>
          </table:table-cell>
          <table:table-cell office:value-type="float" office:value="654.75" calcext:value-type="float">
            <text:p>654.75</text:p>
          </table:table-cell>
          <table:table-cell office:value-type="float" office:value="931" calcext:value-type="float">
            <text:p>931</text:p>
          </table:table-cell>
          <table:table-cell office:value-type="float" office:value="1302.25" calcext:value-type="float">
            <text:p>1302.25</text:p>
          </table:table-cell>
          <table:table-cell office:value-type="float" office:value="698.5" calcext:value-type="float">
            <text:p>698.5</text:p>
          </table:table-cell>
          <table:table-cell table:number-columns-repeated="2"/>
          <table:table-cell table:formula="of:=AVERAGE([.A32:.E32])" office:value-type="float" office:value="1012.25" calcext:value-type="float">
            <text:p>1012.25</text:p>
          </table:table-cell>
        </table:table-row>
        <table:table-row table:style-name="ro1">
          <table:table-cell office:value-type="float" office:value="1402.25" calcext:value-type="float">
            <text:p>1402.25</text:p>
          </table:table-cell>
          <table:table-cell office:value-type="float" office:value="871" calcext:value-type="float">
            <text:p>871</text:p>
          </table:table-cell>
          <table:table-cell office:value-type="float" office:value="733.5" calcext:value-type="float">
            <text:p>733.5</text:p>
          </table:table-cell>
          <table:table-cell office:value-type="float" office:value="914.75" calcext:value-type="float">
            <text:p>914.75</text:p>
          </table:table-cell>
          <table:table-cell office:value-type="float" office:value="647.75" calcext:value-type="float">
            <text:p>647.75</text:p>
          </table:table-cell>
          <table:table-cell table:number-columns-repeated="2"/>
          <table:table-cell table:formula="of:=AVERAGE([.A33:.E33])" office:value-type="float" office:value="913.85" calcext:value-type="float">
            <text:p>913.85</text:p>
          </table:table-cell>
        </table:table-row>
        <table:table-row table:style-name="ro1">
          <table:table-cell office:value-type="float" office:value="1558.5" calcext:value-type="float">
            <text:p>1558.5</text:p>
          </table:table-cell>
          <table:table-cell office:value-type="float" office:value="799.75" calcext:value-type="float">
            <text:p>799.75</text:p>
          </table:table-cell>
          <table:table-cell office:value-type="float" office:value="743.5" calcext:value-type="float">
            <text:p>743.5</text:p>
          </table:table-cell>
          <table:table-cell office:value-type="float" office:value="1178.5" calcext:value-type="float">
            <text:p>1178.5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table:formula="of:=AVERAGE([.A34:.E34])" office:value-type="float" office:value="990.45" calcext:value-type="float">
            <text:p>990.4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49.75" calcext:value-type="float">
            <text:p>649.75</text:p>
          </table:table-cell>
          <table:table-cell office:value-type="float" office:value="769.75" calcext:value-type="float">
            <text:p>769.75</text:p>
          </table:table-cell>
          <table:table-cell office:value-type="float" office:value="1127.25" calcext:value-type="float">
            <text:p>1127.25</text:p>
          </table:table-cell>
          <table:table-cell office:value-type="float" office:value="722.75" calcext:value-type="float">
            <text:p>722.75</text:p>
          </table:table-cell>
          <table:table-cell table:number-columns-repeated="2"/>
          <table:table-cell table:formula="of:=AVERAGE([.A35:.E35])" office:value-type="float" office:value="939.1" calcext:value-type="float">
            <text:p>939.1</text:p>
          </table:table-cell>
        </table:table-row>
        <table:table-row table:style-name="ro1">
          <table:table-cell office:value-type="float" office:value="1753.5" calcext:value-type="float">
            <text:p>1753.5</text:p>
          </table:table-cell>
          <table:table-cell office:value-type="float" office:value="852.25" calcext:value-type="float">
            <text:p>852.25</text:p>
          </table:table-cell>
          <table:table-cell office:value-type="float" office:value="807.25" calcext:value-type="float">
            <text:p>807.25</text:p>
          </table:table-cell>
          <table:table-cell office:value-type="float" office:value="1171" calcext:value-type="float">
            <text:p>1171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table:formula="of:=AVERAGE([.A36:.E36])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59.75" calcext:value-type="float">
            <text:p>759.75</text:p>
          </table:table-cell>
          <table:table-cell office:value-type="float" office:value="710.5" calcext:value-type="float">
            <text:p>710.5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table:formula="of:=AVERAGE([.A37:.E37])" office:value-type="float" office:value="991.9" calcext:value-type="float">
            <text:p>991.9</text:p>
          </table:table-cell>
        </table:table-row>
        <table:table-row table:style-name="ro1">
          <table:table-cell office:value-type="float" office:value="1758.5" calcext:value-type="float">
            <text:p>1758.5</text:p>
          </table:table-cell>
          <table:table-cell office:value-type="float" office:value="1137.25" calcext:value-type="float">
            <text:p>1137.25</text:p>
          </table:table-cell>
          <table:table-cell office:value-type="float" office:value="619.75" calcext:value-type="float">
            <text:p>619.75</text:p>
          </table:table-cell>
          <table:table-cell office:value-type="float" office:value="877.75" calcext:value-type="float">
            <text:p>877.75</text:p>
          </table:table-cell>
          <table:table-cell office:value-type="float" office:value="654.75" calcext:value-type="float">
            <text:p>654.75</text:p>
          </table:table-cell>
          <table:table-cell table:number-columns-repeated="2"/>
          <table:table-cell table:formula="of:=AVERAGE([.A38:.E38])" office:value-type="float" office:value="1009.6" calcext:value-type="float">
            <text:p>1009.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787.25" calcext:value-type="float">
            <text:p>787.25</text:p>
          </table:table-cell>
          <table:table-cell office:value-type="float" office:value="669.25" calcext:value-type="float">
            <text:p>669.25</text:p>
          </table:table-cell>
          <table:table-cell office:value-type="float" office:value="1061.25" calcext:value-type="float">
            <text:p>1061.25</text:p>
          </table:table-cell>
          <table:table-cell office:value-type="float" office:value="606.75" calcext:value-type="float">
            <text:p>606.75</text:p>
          </table:table-cell>
          <table:table-cell table:number-columns-repeated="2"/>
          <table:table-cell table:formula="of:=AVERAGE([.A39:.E39])" office:value-type="float" office:value="920.1" calcext:value-type="float">
            <text:p>920.1</text:p>
          </table:table-cell>
        </table:table-row>
        <table:table-row table:style-name="ro1">
          <table:table-cell office:value-type="float" office:value="1188.5" calcext:value-type="float">
            <text:p>1188.5</text:p>
          </table:table-cell>
          <table:table-cell office:value-type="float" office:value="742.25" calcext:value-type="float">
            <text:p>742.25</text:p>
          </table:table-cell>
          <table:table-cell office:value-type="float" office:value="553.75" calcext:value-type="float">
            <text:p>553.75</text:p>
          </table:table-cell>
          <table:table-cell office:value-type="float" office:value="1112" calcext:value-type="float">
            <text:p>1112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AVERAGE([.A40:.E40])" office:value-type="float" office:value="846.3" calcext:value-type="float">
            <text:p>846.3</text:p>
          </table:table-cell>
        </table:table-row>
        <table:table-row table:style-name="ro1">
          <table:table-cell office:value-type="float" office:value="1412.25" calcext:value-type="float">
            <text:p>1412.25</text:p>
          </table:table-cell>
          <table:table-cell office:value-type="float" office:value="654.75" calcext:value-type="float">
            <text:p>654.75</text:p>
          </table:table-cell>
          <table:table-cell office:value-type="float" office:value="874" calcext:value-type="float">
            <text:p>874</text:p>
          </table:table-cell>
          <table:table-cell office:value-type="float" office:value="1074.75" calcext:value-type="float">
            <text:p>1074.75</text:p>
          </table:table-cell>
          <table:table-cell office:value-type="float" office:value="611.25" calcext:value-type="float">
            <text:p>611.25</text:p>
          </table:table-cell>
          <table:table-cell table:number-columns-repeated="2"/>
          <table:table-cell table:formula="of:=AVERAGE([.A41:.E41])" office:value-type="float" office:value="925.4" calcext:value-type="float">
            <text:p>925.4</text:p>
          </table:table-cell>
        </table:table-row>
        <table:table-row table:style-name="ro1">
          <table:table-cell office:value-type="float" office:value="1427.25" calcext:value-type="float">
            <text:p>1427.25</text:p>
          </table:table-cell>
          <table:table-cell office:value-type="float" office:value="674.75" calcext:value-type="float">
            <text:p>674.75</text:p>
          </table:table-cell>
          <table:table-cell office:value-type="float" office:value="868.5" calcext:value-type="float">
            <text:p>868.5</text:p>
          </table:table-cell>
          <table:table-cell office:value-type="float" office:value="1076" calcext:value-type="float">
            <text:p>1076</text:p>
          </table:table-cell>
          <table:table-cell office:value-type="float" office:value="683.25" calcext:value-type="float">
            <text:p>683.25</text:p>
          </table:table-cell>
          <table:table-cell table:number-columns-repeated="2"/>
          <table:table-cell table:formula="of:=AVERAGE([.A42:.E42])" office:value-type="float" office:value="945.95" calcext:value-type="float">
            <text:p>945.95</text:p>
          </table:table-cell>
        </table:table-row>
        <table:table-row table:style-name="ro1">
          <table:table-cell office:value-type="float" office:value="1393.5" calcext:value-type="float">
            <text:p>1393.5</text:p>
          </table:table-cell>
          <table:table-cell office:value-type="float" office:value="733.5" calcext:value-type="float">
            <text:p>733.5</text:p>
          </table:table-cell>
          <table:table-cell office:value-type="float" office:value="775.75" calcext:value-type="float">
            <text:p>775.75</text:p>
          </table:table-cell>
          <table:table-cell office:value-type="float" office:value="996" calcext:value-type="float">
            <text:p>996</text:p>
          </table:table-cell>
          <table:table-cell office:value-type="float" office:value="653.5" calcext:value-type="float">
            <text:p>653.5</text:p>
          </table:table-cell>
          <table:table-cell table:number-columns-repeated="2"/>
          <table:table-cell table:formula="of:=AVERAGE([.A43:.E43])" office:value-type="float" office:value="910.45" calcext:value-type="float">
            <text:p>910.45</text:p>
          </table:table-cell>
        </table:table-row>
        <table:table-row table:style-name="ro1">
          <table:table-cell office:value-type="float" office:value="1408.5" calcext:value-type="float">
            <text:p>1408.5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735.5" calcext:value-type="float">
            <text:p>735.5</text:p>
          </table:table-cell>
          <table:table-cell office:value-type="float" office:value="1254.75" calcext:value-type="float">
            <text:p>1254.75</text:p>
          </table:table-cell>
          <table:table-cell office:value-type="float" office:value="669.25" calcext:value-type="float">
            <text:p>669.25</text:p>
          </table:table-cell>
          <table:table-cell table:number-columns-repeated="2"/>
          <table:table-cell table:formula="of:=AVERAGE([.A44:.E44])" office:value-type="float" office:value="1038.55" calcext:value-type="float">
            <text:p>1038.55</text:p>
          </table:table-cell>
        </table:table-row>
        <table:table-row table:style-name="ro1">
          <table:table-cell office:value-type="float" office:value="1629.75" calcext:value-type="float">
            <text:p>1629.75</text:p>
          </table:table-cell>
          <table:table-cell office:value-type="float" office:value="796" calcext:value-type="float">
            <text:p>796</text:p>
          </table:table-cell>
          <table:table-cell office:value-type="float" office:value="814" calcext:value-type="float">
            <text:p>814</text:p>
          </table:table-cell>
          <table:table-cell office:value-type="float" office:value="972.25" calcext:value-type="float">
            <text:p>972.25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table:formula="of:=AVERAGE([.A45:.E45])" office:value-type="float" office:value="984.6" calcext:value-type="float">
            <text:p>984.6</text:p>
          </table:table-cell>
        </table:table-row>
        <table:table-row table:style-name="ro1">
          <table:table-cell office:value-type="float" office:value="1547.25" calcext:value-type="float">
            <text:p>1547.25</text:p>
          </table:table-cell>
          <table:table-cell office:value-type="float" office:value="702.25" calcext:value-type="float">
            <text:p>702.25</text:p>
          </table:table-cell>
          <table:table-cell office:value-type="float" office:value="732.5" calcext:value-type="float">
            <text:p>732.5</text:p>
          </table:table-cell>
          <table:table-cell office:value-type="float" office:value="1214.75" calcext:value-type="float">
            <text:p>1214.75</text:p>
          </table:table-cell>
          <table:table-cell office:value-type="float" office:value="678.5" calcext:value-type="float">
            <text:p>678.5</text:p>
          </table:table-cell>
          <table:table-cell table:number-columns-repeated="2"/>
          <table:table-cell table:formula="of:=AVERAGE([.A46:.E46])" office:value-type="float" office:value="975.05" calcext:value-type="float">
            <text:p>975.05</text:p>
          </table:table-cell>
        </table:table-row>
        <table:table-row table:style-name="ro1">
          <table:table-cell office:value-type="float" office:value="1402.25" calcext:value-type="float">
            <text:p>1402.25</text:p>
          </table:table-cell>
          <table:table-cell office:value-type="float" office:value="756" calcext:value-type="float">
            <text:p>756</text:p>
          </table:table-cell>
          <table:table-cell office:value-type="float" office:value="743.5" calcext:value-type="float">
            <text:p>743.5</text:p>
          </table:table-cell>
          <table:table-cell office:value-type="float" office:value="1173.5" calcext:value-type="float">
            <text:p>1173.5</text:p>
          </table:table-cell>
          <table:table-cell office:value-type="float" office:value="587.25" calcext:value-type="float">
            <text:p>587.25</text:p>
          </table:table-cell>
          <table:table-cell table:number-columns-repeated="2"/>
          <table:table-cell table:formula="of:=AVERAGE([.A47:.E47])" office:value-type="float" office:value="932.5" calcext:value-type="float">
            <text:p>932.5</text:p>
          </table:table-cell>
        </table:table-row>
        <table:table-row table:style-name="ro1">
          <table:table-cell office:value-type="float" office:value="1382.25" calcext:value-type="float">
            <text:p>1382.25</text:p>
          </table:table-cell>
          <table:table-cell office:value-type="float" office:value="607.25" calcext:value-type="float">
            <text:p>607.25</text:p>
          </table:table-cell>
          <table:table-cell office:value-type="float" office:value="709" calcext:value-type="float">
            <text:p>709</text:p>
          </table:table-cell>
          <table:table-cell office:value-type="float" office:value="642.75" calcext:value-type="float">
            <text:p>642.75</text:p>
          </table:table-cell>
          <table:table-cell office:value-type="float" office:value="708.5" calcext:value-type="float">
            <text:p>708.5</text:p>
          </table:table-cell>
          <table:table-cell table:number-columns-repeated="2"/>
          <table:table-cell table:formula="of:=AVERAGE([.A48:.E48])" office:value-type="float" office:value="809.95" calcext:value-type="float">
            <text:p>809.95</text:p>
          </table:table-cell>
        </table:table-row>
        <table:table-row table:style-name="ro1">
          <table:table-cell office:value-type="float" office:value="1539.75" calcext:value-type="float">
            <text:p>1539.75</text:p>
          </table:table-cell>
          <table:table-cell office:value-type="float" office:value="608.5" calcext:value-type="float">
            <text:p>608.5</text:p>
          </table:table-cell>
          <table:table-cell office:value-type="float" office:value="949.75" calcext:value-type="float">
            <text:p>949.75</text:p>
          </table:table-cell>
          <table:table-cell office:value-type="float" office:value="824.75" calcext:value-type="float">
            <text:p>824.75</text:p>
          </table:table-cell>
          <table:table-cell office:value-type="float" office:value="707.25" calcext:value-type="float">
            <text:p>707.25</text:p>
          </table:table-cell>
          <table:table-cell table:number-columns-repeated="2"/>
          <table:table-cell table:formula="of:=AVERAGE([.A49:.E49])"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19.75" calcext:value-type="float">
            <text:p>719.75</text:p>
          </table:table-cell>
          <table:table-cell office:value-type="float" office:value="806" calcext:value-type="float">
            <text:p>806</text:p>
          </table:table-cell>
          <table:table-cell office:value-type="float" office:value="1176" calcext:value-type="float">
            <text:p>1176</text:p>
          </table:table-cell>
          <table:table-cell office:value-type="float" office:value="618.5" calcext:value-type="float">
            <text:p>618.5</text:p>
          </table:table-cell>
          <table:table-cell table:number-columns-repeated="2"/>
          <table:table-cell table:formula="of:=AVERAGE([.A50:.E50])" office:value-type="float" office:value="963.25" calcext:value-type="float">
            <text:p>963.25</text:p>
          </table:table-cell>
        </table:table-row>
        <table:table-row table:style-name="ro1">
          <table:table-cell office:value-type="float" office:value="1553.5" calcext:value-type="float">
            <text:p>1553.5</text:p>
          </table:table-cell>
          <table:table-cell office:value-type="float" office:value="1006" calcext:value-type="float">
            <text:p>1006</text:p>
          </table:table-cell>
          <table:table-cell office:value-type="float" office:value="673.5" calcext:value-type="float">
            <text:p>673.5</text:p>
          </table:table-cell>
          <table:table-cell office:value-type="float" office:value="882.25" calcext:value-type="float">
            <text:p>882.25</text:p>
          </table:table-cell>
          <table:table-cell office:value-type="float" office:value="598.75" calcext:value-type="float">
            <text:p>598.75</text:p>
          </table:table-cell>
          <table:table-cell table:number-columns-repeated="2"/>
          <table:table-cell table:formula="of:=AVERAGE([.A51:.E51])" office:value-type="float" office:value="942.8" calcext:value-type="float">
            <text:p>942.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794.75" calcext:value-type="float">
            <text:p>794.75</text:p>
          </table:table-cell>
          <table:table-cell office:value-type="float" office:value="993.5" calcext:value-type="float">
            <text:p>993.5</text:p>
          </table:table-cell>
          <table:table-cell office:value-type="float" office:value="943.25" calcext:value-type="float">
            <text:p>943.25</text:p>
          </table:table-cell>
          <table:table-cell office:value-type="float" office:value="714.75" calcext:value-type="float">
            <text:p>714.75</text:p>
          </table:table-cell>
          <table:table-cell table:number-columns-repeated="2"/>
          <table:table-cell table:formula="of:=AVERAGE([.A52:.E52])" office:value-type="float" office:value="984.45" calcext:value-type="float">
            <text:p>984.4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743.5" calcext:value-type="float">
            <text:p>743.5</text:p>
          </table:table-cell>
          <table:table-cell office:value-type="float" office:value="583.75" calcext:value-type="float">
            <text:p>583.75</text:p>
          </table:table-cell>
          <table:table-cell office:value-type="float" office:value="1049.75" calcext:value-type="float">
            <text:p>1049.75</text:p>
          </table:table-cell>
          <table:table-cell office:value-type="float" office:value="678.5" calcext:value-type="float">
            <text:p>678.5</text:p>
          </table:table-cell>
          <table:table-cell table:number-columns-repeated="2"/>
          <table:table-cell table:formula="of:=AVERAGE([.A53:.E53])" office:value-type="float" office:value="939.3" calcext:value-type="float">
            <text:p>939.3</text:p>
          </table:table-cell>
        </table:table-row>
        <table:table-row table:style-name="ro1">
          <table:table-cell office:value-type="float" office:value="1548.5" calcext:value-type="float">
            <text:p>1548.5</text:p>
          </table:table-cell>
          <table:table-cell office:value-type="float" office:value="624.75" calcext:value-type="float">
            <text:p>624.75</text:p>
          </table:table-cell>
          <table:table-cell office:value-type="float" office:value="868.5" calcext:value-type="float">
            <text:p>868.5</text:p>
          </table:table-cell>
          <table:table-cell office:value-type="float" office:value="679" calcext:value-type="float">
            <text:p>679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table:formula="of:=AVERAGE([.A54:.E54])" office:value-type="float" office:value="887.35" calcext:value-type="float">
            <text:p>887.35</text:p>
          </table:table-cell>
        </table:table-row>
        <table:table-row table:style-name="ro1">
          <table:table-cell office:value-type="float" office:value="1389.75" calcext:value-type="float">
            <text:p>1389.75</text:p>
          </table:table-cell>
          <table:table-cell office:value-type="float" office:value="709.75" calcext:value-type="float">
            <text:p>709.75</text:p>
          </table:table-cell>
          <table:table-cell office:value-type="float" office:value="641.25" calcext:value-type="float">
            <text:p>641.25</text:p>
          </table:table-cell>
          <table:table-cell office:value-type="float" office:value="765.5" calcext:value-type="float">
            <text:p>765.5</text:p>
          </table:table-cell>
          <table:table-cell office:value-type="float" office:value="686.5" calcext:value-type="float">
            <text:p>686.5</text:p>
          </table:table-cell>
          <table:table-cell table:number-columns-repeated="2"/>
          <table:table-cell table:formula="of:=AVERAGE([.A55:.E55])" office:value-type="float" office:value="838.55" calcext:value-type="float">
            <text:p>838.55</text:p>
          </table:table-cell>
        </table:table-row>
        <table:table-row table:style-name="ro1">
          <table:table-cell office:value-type="float" office:value="1532.25" calcext:value-type="float">
            <text:p>1532.25</text:p>
          </table:table-cell>
          <table:table-cell office:value-type="float" office:value="807.25" calcext:value-type="float">
            <text:p>807.25</text:p>
          </table:table-cell>
          <table:table-cell office:value-type="float" office:value="770.5" calcext:value-type="float">
            <text:p>770.5</text:p>
          </table:table-cell>
          <table:table-cell office:value-type="float" office:value="842.75" calcext:value-type="float">
            <text:p>842.75</text:p>
          </table:table-cell>
          <table:table-cell office:value-type="float" office:value="758.5" calcext:value-type="float">
            <text:p>758.5</text:p>
          </table:table-cell>
          <table:table-cell table:number-columns-repeated="2"/>
          <table:table-cell table:formula="of:=AVERAGE([.A56:.E56])" office:value-type="float" office:value="942.25" calcext:value-type="float">
            <text:p>942.25</text:p>
          </table:table-cell>
        </table:table-row>
        <table:table-row table:style-name="ro1">
          <table:table-cell office:value-type="float" office:value="1352.25" calcext:value-type="float">
            <text:p>1352.25</text:p>
          </table:table-cell>
          <table:table-cell office:value-type="float" office:value="801" calcext:value-type="float">
            <text:p>801</text:p>
          </table:table-cell>
          <table:table-cell office:value-type="float" office:value="636.75" calcext:value-type="float">
            <text:p>636.75</text:p>
          </table:table-cell>
          <table:table-cell office:value-type="float" office:value="1152.25" calcext:value-type="float">
            <text:p>1152.25</text:p>
          </table:table-cell>
          <table:table-cell office:value-type="float" office:value="667.25" calcext:value-type="float">
            <text:p>667.25</text:p>
          </table:table-cell>
          <table:table-cell table:number-columns-repeated="2"/>
          <table:table-cell table:formula="of:=AVERAGE([.A57:.E57])" office:value-type="float" office:value="921.9" calcext:value-type="float">
            <text:p>921.9</text:p>
          </table:table-cell>
        </table:table-row>
        <table:table-row table:style-name="ro1">
          <table:table-cell office:value-type="float" office:value="1222.25" calcext:value-type="float">
            <text:p>1222.25</text:p>
          </table:table-cell>
          <table:table-cell office:value-type="float" office:value="872.25" calcext:value-type="float">
            <text:p>872.25</text:p>
          </table:table-cell>
          <table:table-cell office:value-type="float" office:value="632.25" calcext:value-type="float">
            <text:p>632.25</text:p>
          </table:table-cell>
          <table:table-cell office:value-type="float" office:value="987.25" calcext:value-type="float">
            <text:p>987.25</text:p>
          </table:table-cell>
          <table:table-cell office:value-type="float" office:value="579.75" calcext:value-type="float">
            <text:p>579.75</text:p>
          </table:table-cell>
          <table:table-cell table:number-columns-repeated="2"/>
          <table:table-cell table:formula="of:=AVERAGE([.A58:.E58])" office:value-type="float" office:value="858.75" calcext:value-type="float">
            <text:p>858.75</text:p>
          </table:table-cell>
        </table:table-row>
        <table:table-row table:style-name="ro1">
          <table:table-cell office:value-type="float" office:value="1088.5" calcext:value-type="float">
            <text:p>1088.5</text:p>
          </table:table-cell>
          <table:table-cell office:value-type="float" office:value="808.5" calcext:value-type="float">
            <text:p>808.5</text:p>
          </table:table-cell>
          <table:table-cell office:value-type="float" office:value="634.5" calcext:value-type="float">
            <text:p>634.5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578.5" calcext:value-type="float">
            <text:p>578.5</text:p>
          </table:table-cell>
          <table:table-cell table:number-columns-repeated="2"/>
          <table:table-cell table:formula="of:=AVERAGE([.A59:.E59])" office:value-type="float" office:value="855.45" calcext:value-type="float">
            <text:p>855.45</text:p>
          </table:table-cell>
        </table:table-row>
        <table:table-row table:style-name="ro1">
          <table:table-cell office:value-type="float" office:value="1684.75" calcext:value-type="float">
            <text:p>1684.75</text:p>
          </table:table-cell>
          <table:table-cell office:value-type="float" office:value="762.25" calcext:value-type="float">
            <text:p>762.25</text:p>
          </table:table-cell>
          <table:table-cell office:value-type="float" office:value="774.75" calcext:value-type="float">
            <text:p>774.75</text:p>
          </table:table-cell>
          <table:table-cell office:value-type="float" office:value="1093.5" calcext:value-type="float">
            <text:p>1093.5</text:p>
          </table:table-cell>
          <table:table-cell office:value-type="float" office:value="570.75" calcext:value-type="float">
            <text:p>570.75</text:p>
          </table:table-cell>
          <table:table-cell table:number-columns-repeated="2"/>
          <table:table-cell table:formula="of:=AVERAGE([.A60:.E60])" office:value-type="float" office:value="977.2" calcext:value-type="float">
            <text:p>977.2</text:p>
          </table:table-cell>
        </table:table-row>
        <table:table-row table:style-name="ro1">
          <table:table-cell office:value-type="float" office:value="1582.25" calcext:value-type="float">
            <text:p>1582.25</text:p>
          </table:table-cell>
          <table:table-cell office:value-type="float" office:value="707.25" calcext:value-type="float">
            <text:p>707.25</text:p>
          </table:table-cell>
          <table:table-cell office:value-type="float" office:value="1199.75" calcext:value-type="float">
            <text:p>1199.75</text:p>
          </table:table-cell>
          <table:table-cell office:value-type="float" office:value="805.5" calcext:value-type="float">
            <text:p>805.5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table:formula="of:=AVERAGE([.A61:.E61])" office:value-type="float" office:value="982.15" calcext:value-type="float">
            <text:p>982.15</text:p>
          </table:table-cell>
        </table:table-row>
        <table:table-row table:style-name="ro1">
          <table:table-cell office:value-type="float" office:value="1445.5" calcext:value-type="float">
            <text:p>1445.5</text:p>
          </table:table-cell>
          <table:table-cell office:value-type="float" office:value="702.25" calcext:value-type="float">
            <text:p>702.25</text:p>
          </table:table-cell>
          <table:table-cell office:value-type="float" office:value="703.25" calcext:value-type="float">
            <text:p>703.25</text:p>
          </table:table-cell>
          <table:table-cell office:value-type="float" office:value="570.5" calcext:value-type="float">
            <text:p>570.5</text:p>
          </table:table-cell>
          <table:table-cell office:value-type="float" office:value="738.5" calcext:value-type="float">
            <text:p>738.5</text:p>
          </table:table-cell>
          <table:table-cell table:number-columns-repeated="2"/>
          <table:table-cell table:formula="of:=AVERAGE([.A62:.E62])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707.25" calcext:value-type="float">
            <text:p>707.25</text:p>
          </table:table-cell>
          <table:table-cell office:value-type="float" office:value="612.25" calcext:value-type="float">
            <text:p>612.25</text:p>
          </table:table-cell>
          <table:table-cell office:value-type="float" office:value="780.25" calcext:value-type="float">
            <text:p>780.25</text:p>
          </table:table-cell>
          <table:table-cell office:value-type="float" office:value="618.5" calcext:value-type="float">
            <text:p>618.5</text:p>
          </table:table-cell>
          <table:table-cell table:number-columns-repeated="2"/>
          <table:table-cell table:formula="of:=AVERAGE([.A63:.E63])" office:value-type="float" office:value="798.85" calcext:value-type="float">
            <text:p>798.85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74.75" calcext:value-type="float">
            <text:p>674.75</text:p>
          </table:table-cell>
          <table:table-cell office:value-type="float" office:value="783.75" calcext:value-type="float">
            <text:p>783.75</text:p>
          </table:table-cell>
          <table:table-cell office:value-type="float" office:value="578.5" calcext:value-type="float">
            <text:p>578.5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table:formula="of:=AVERAGE([.A64:.E64])" office:value-type="float" office:value="849.2" calcext:value-type="float">
            <text:p>849.2</text:p>
          </table:table-cell>
        </table:table-row>
        <table:table-row table:style-name="ro1">
          <table:table-cell office:value-type="float" office:value="1403.5" calcext:value-type="float">
            <text:p>1403.5</text:p>
          </table:table-cell>
          <table:table-cell office:value-type="float" office:value="1062.25" calcext:value-type="float">
            <text:p>1062.25</text:p>
          </table:table-cell>
          <table:table-cell office:value-type="float" office:value="605.75" calcext:value-type="float">
            <text:p>605.75</text:p>
          </table:table-cell>
          <table:table-cell office:value-type="float" office:value="1021" calcext:value-type="float">
            <text:p>1021</text:p>
          </table:table-cell>
          <table:table-cell office:value-type="float" office:value="738.5" calcext:value-type="float">
            <text:p>738.5</text:p>
          </table:table-cell>
          <table:table-cell table:number-columns-repeated="2"/>
          <table:table-cell table:formula="of:=AVERAGE([.A65:.E65])" office:value-type="float" office:value="966.2" calcext:value-type="float">
            <text:p>966.2</text:p>
          </table:table-cell>
        </table:table-row>
        <table:table-row table:style-name="ro1">
          <table:table-cell office:value-type="float" office:value="1554.75" calcext:value-type="float">
            <text:p>1554.75</text:p>
          </table:table-cell>
          <table:table-cell office:value-type="float" office:value="949" calcext:value-type="float">
            <text:p>949</text:p>
          </table:table-cell>
          <table:table-cell office:value-type="float" office:value="712.25" calcext:value-type="float">
            <text:p>712.25</text:p>
          </table:table-cell>
          <table:table-cell office:value-type="float" office:value="1183.5" calcext:value-type="float">
            <text:p>1183.5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table:formula="of:=AVERAGE([.A66:.E66])" office:value-type="float" office:value="984.7" calcext:value-type="float">
            <text:p>984.7</text:p>
          </table:table-cell>
        </table:table-row>
        <table:table-row table:style-name="ro1">
          <table:table-cell office:value-type="float" office:value="1169.75" calcext:value-type="float">
            <text:p>1169.75</text:p>
          </table:table-cell>
          <table:table-cell office:value-type="float" office:value="818.5" calcext:value-type="float">
            <text:p>818.5</text:p>
          </table:table-cell>
          <table:table-cell office:value-type="float" office:value="830.5" calcext:value-type="float">
            <text:p>830.5</text:p>
          </table:table-cell>
          <table:table-cell office:value-type="float" office:value="883.5" calcext:value-type="float">
            <text:p>883.5</text:p>
          </table:table-cell>
          <table:table-cell office:value-type="float" office:value="678.5" calcext:value-type="float">
            <text:p>678.5</text:p>
          </table:table-cell>
          <table:table-cell table:number-columns-repeated="2"/>
          <table:table-cell table:formula="of:=AVERAGE([.A67:.E67])" office:value-type="float" office:value="876.15" calcext:value-type="float">
            <text:p>876.15</text:p>
          </table:table-cell>
        </table:table-row>
        <table:table-row table:style-name="ro1">
          <table:table-cell office:value-type="float" office:value="1684.75" calcext:value-type="float">
            <text:p>1684.75</text:p>
          </table:table-cell>
          <table:table-cell office:value-type="float" office:value="743.5" calcext:value-type="float">
            <text:p>743.5</text:p>
          </table:table-cell>
          <table:table-cell office:value-type="float" office:value="608.5" calcext:value-type="float">
            <text:p>608.5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735.25" calcext:value-type="float">
            <text:p>735.25</text:p>
          </table:table-cell>
          <table:table-cell table:number-columns-repeated="2"/>
          <table:table-cell table:formula="of:=AVERAGE([.A68:.E68])" office:value-type="float" office:value="974.85" calcext:value-type="float">
            <text:p>974.85</text:p>
          </table:table-cell>
        </table:table-row>
        <table:table-row table:style-name="ro1">
          <table:table-cell office:value-type="float" office:value="1324.75" calcext:value-type="float">
            <text:p>1324.75</text:p>
          </table:table-cell>
          <table:table-cell office:value-type="float" office:value="841" calcext:value-type="float">
            <text:p>841</text:p>
          </table:table-cell>
          <table:table-cell office:value-type="float" office:value="843.5" calcext:value-type="float">
            <text:p>843.5</text:p>
          </table:table-cell>
          <table:table-cell office:value-type="float" office:value="1202.25" calcext:value-type="float">
            <text:p>1202.25</text:p>
          </table:table-cell>
          <table:table-cell office:value-type="float" office:value="738.5" calcext:value-type="float">
            <text:p>738.5</text:p>
          </table:table-cell>
          <table:table-cell table:number-columns-repeated="2"/>
          <table:table-cell table:formula="of:=AVERAGE([.A69:.E69]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318.5" calcext:value-type="float">
            <text:p>1318.5</text:p>
          </table:table-cell>
          <table:table-cell office:value-type="float" office:value="871" calcext:value-type="float">
            <text:p>871</text:p>
          </table:table-cell>
          <table:table-cell office:value-type="float" office:value="769.75" calcext:value-type="float">
            <text:p>769.75</text:p>
          </table:table-cell>
          <table:table-cell office:value-type="float" office:value="602.25" calcext:value-type="float">
            <text:p>602.25</text:p>
          </table:table-cell>
          <table:table-cell office:value-type="float" office:value="714.75" calcext:value-type="float">
            <text:p>714.75</text:p>
          </table:table-cell>
          <table:table-cell table:number-columns-repeated="2"/>
          <table:table-cell table:formula="of:=AVERAGE([.A70:.E70])" office:value-type="float" office:value="855.25" calcext:value-type="float">
            <text:p>855.25</text:p>
          </table:table-cell>
        </table:table-row>
        <table:table-row table:style-name="ro1">
          <table:table-cell office:value-type="float" office:value="1449.75" calcext:value-type="float">
            <text:p>1449.75</text:p>
          </table:table-cell>
          <table:table-cell office:value-type="float" office:value="923.5" calcext:value-type="float">
            <text:p>923.5</text:p>
          </table:table-cell>
          <table:table-cell office:value-type="float" office:value="868.5" calcext:value-type="float">
            <text:p>868.5</text:p>
          </table:table-cell>
          <table:table-cell office:value-type="float" office:value="1224.75" calcext:value-type="float">
            <text:p>1224.75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table:formula="of:=AVERAGE([.A71:.E71])" office:value-type="float" office:value="1015.9" calcext:value-type="float">
            <text:p>1015.9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78.5" calcext:value-type="float">
            <text:p>678.5</text:p>
          </table:table-cell>
          <table:table-cell office:value-type="float" office:value="812.25" calcext:value-type="float">
            <text:p>812.25</text:p>
          </table:table-cell>
          <table:table-cell office:value-type="float" office:value="1119.75" calcext:value-type="float">
            <text:p>1119.75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table:formula="of:=AVERAGE([.A72:.E72])" office:value-type="float" office:value="935.5" calcext:value-type="float">
            <text:p>935.5</text:p>
          </table:table-cell>
        </table:table-row>
        <table:table-row table:style-name="ro1">
          <table:table-cell office:value-type="float" office:value="1517.25" calcext:value-type="float">
            <text:p>1517.25</text:p>
          </table:table-cell>
          <table:table-cell office:value-type="float" office:value="976" calcext:value-type="float">
            <text:p>976</text:p>
          </table:table-cell>
          <table:table-cell office:value-type="float" office:value="837.25" calcext:value-type="float">
            <text:p>837.25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18.5" calcext:value-type="float">
            <text:p>618.5</text:p>
          </table:table-cell>
          <table:table-cell table:number-columns-repeated="2"/>
          <table:table-cell table:formula="of:=AVERAGE([.A73:.E73])" office:value-type="float" office:value="991.75" calcext:value-type="float">
            <text:p>991.75</text:p>
          </table:table-cell>
        </table:table-row>
        <table:table-row table:style-name="ro1">
          <table:table-cell office:value-type="float" office:value="1458.5" calcext:value-type="float">
            <text:p>1458.5</text:p>
          </table:table-cell>
          <table:table-cell office:value-type="float" office:value="888.5" calcext:value-type="float">
            <text:p>888.5</text:p>
          </table:table-cell>
          <table:table-cell office:value-type="float" office:value="598.5" calcext:value-type="float">
            <text:p>598.5</text:p>
          </table:table-cell>
          <table:table-cell office:value-type="float" office:value="1144.75" calcext:value-type="float">
            <text:p>1144.75</text:p>
          </table:table-cell>
          <table:table-cell office:value-type="float" office:value="733.5" calcext:value-type="float">
            <text:p>733.5</text:p>
          </table:table-cell>
          <table:table-cell table:number-columns-repeated="2"/>
          <table:table-cell table:formula="of:=AVERAGE([.A74:.E74])" office:value-type="float" office:value="964.75" calcext:value-type="float">
            <text:p>964.75</text:p>
          </table:table-cell>
        </table:table-row>
        <table:table-row table:style-name="ro1">
          <table:table-cell office:value-type="float" office:value="1547.25" calcext:value-type="float">
            <text:p>1547.25</text:p>
          </table:table-cell>
          <table:table-cell office:value-type="float" office:value="674.75" calcext:value-type="float">
            <text:p>674.75</text:p>
          </table:table-cell>
          <table:table-cell office:value-type="float" office:value="774.75" calcext:value-type="float">
            <text:p>774.75</text:p>
          </table:table-cell>
          <table:table-cell office:value-type="float" office:value="682.25" calcext:value-type="float">
            <text:p>682.25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table:formula="of:=AVERAGE([.A75:.E75])" office:value-type="float" office:value="833.2" calcext:value-type="float">
            <text:p>833.2</text:p>
          </table:table-cell>
        </table:table-row>
        <table:table-row table:style-name="ro1">
          <table:table-cell office:value-type="float" office:value="1443.5" calcext:value-type="float">
            <text:p>1443.5</text:p>
          </table:table-cell>
          <table:table-cell office:value-type="float" office:value="789.75" calcext:value-type="float">
            <text:p>789.75</text:p>
          </table:table-cell>
          <table:table-cell office:value-type="float" office:value="957.5" calcext:value-type="float">
            <text:p>957.5</text:p>
          </table:table-cell>
          <table:table-cell office:value-type="float" office:value="736.75" calcext:value-type="float">
            <text:p>736.75</text:p>
          </table:table-cell>
          <table:table-cell office:value-type="float" office:value="714.75" calcext:value-type="float">
            <text:p>714.75</text:p>
          </table:table-cell>
          <table:table-cell table:number-columns-repeated="2"/>
          <table:table-cell table:formula="of:=AVERAGE([.A76:.E76])" office:value-type="float" office:value="928.45" calcext:value-type="float">
            <text:p>928.45</text:p>
          </table:table-cell>
        </table:table-row>
        <table:table-row table:style-name="ro1">
          <table:table-cell office:value-type="float" office:value="1337.25" calcext:value-type="float">
            <text:p>1337.25</text:p>
          </table:table-cell>
          <table:table-cell office:value-type="float" office:value="711" calcext:value-type="float">
            <text:p>711</text:p>
          </table:table-cell>
          <table:table-cell office:value-type="float" office:value="906" calcext:value-type="float">
            <text:p>906</text:p>
          </table:table-cell>
          <table:table-cell office:value-type="float" office:value="904.75" calcext:value-type="float">
            <text:p>904.75</text:p>
          </table:table-cell>
          <table:table-cell office:value-type="float" office:value="762.25" calcext:value-type="float">
            <text:p>762.25</text:p>
          </table:table-cell>
          <table:table-cell table:number-columns-repeated="2"/>
          <table:table-cell table:formula="of:=AVERAGE([.A77:.E77])" office:value-type="float" office:value="924.25" calcext:value-type="float">
            <text:p>924.25</text:p>
          </table:table-cell>
        </table:table-row>
        <table:table-row table:style-name="ro1">
          <table:table-cell office:value-type="float" office:value="1448.5" calcext:value-type="float">
            <text:p>1448.5</text:p>
          </table:table-cell>
          <table:table-cell office:value-type="float" office:value="689.75" calcext:value-type="float">
            <text:p>689.75</text:p>
          </table:table-cell>
          <table:table-cell office:value-type="float" office:value="924.75" calcext:value-type="float">
            <text:p>924.75</text:p>
          </table:table-cell>
          <table:table-cell office:value-type="float" office:value="649.75" calcext:value-type="float">
            <text:p>649.75</text:p>
          </table:table-cell>
          <table:table-cell office:value-type="float" office:value="545.75" calcext:value-type="float">
            <text:p>545.75</text:p>
          </table:table-cell>
          <table:table-cell table:number-columns-repeated="2"/>
          <table:table-cell table:formula="of:=AVERAGE([.A78:.E78])" office:value-type="float" office:value="851.7" calcext:value-type="float">
            <text:p>851.7</text:p>
          </table:table-cell>
        </table:table-row>
        <table:table-row table:style-name="ro1">
          <table:table-cell office:value-type="float" office:value="1607.25" calcext:value-type="float">
            <text:p>1607.25</text:p>
          </table:table-cell>
          <table:table-cell office:value-type="float" office:value="784.75" calcext:value-type="float">
            <text:p>784.75</text:p>
          </table:table-cell>
          <table:table-cell office:value-type="float" office:value="868.5" calcext:value-type="float">
            <text:p>868.5</text:p>
          </table:table-cell>
          <table:table-cell office:value-type="float" office:value="794.75" calcext:value-type="float">
            <text:p>794.75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table:formula="of:=AVERAGE([.A79:.E79])" office:value-type="float" office:value="936.25" calcext:value-type="float">
            <text:p>936.25</text:p>
          </table:table-cell>
        </table:table-row>
        <table:table-row table:style-name="ro1">
          <table:table-cell office:value-type="float" office:value="1008.25" calcext:value-type="float">
            <text:p>1008.25</text:p>
          </table:table-cell>
          <table:table-cell office:value-type="float" office:value="757.25" calcext:value-type="float">
            <text:p>757.25</text:p>
          </table:table-cell>
          <table:table-cell office:value-type="float" office:value="931" calcext:value-type="float">
            <text:p>931</text:p>
          </table:table-cell>
          <table:table-cell office:value-type="float" office:value="563" calcext:value-type="float">
            <text:p>563</text:p>
          </table:table-cell>
          <table:table-cell office:value-type="float" office:value="618.25" calcext:value-type="float">
            <text:p>618.25</text:p>
          </table:table-cell>
          <table:table-cell table:number-columns-repeated="2"/>
          <table:table-cell table:formula="of:=AVERAGE([.A80:.E80])" office:value-type="float" office:value="775.55" calcext:value-type="float">
            <text:p>775.5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64.75" calcext:value-type="float">
            <text:p>764.75</text:p>
          </table:table-cell>
          <table:table-cell office:value-type="float" office:value="937.25" calcext:value-type="float">
            <text:p>937.25</text:p>
          </table:table-cell>
          <table:table-cell office:value-type="float" office:value="999.25" calcext:value-type="float">
            <text:p>999.25</text:p>
          </table:table-cell>
          <table:table-cell office:value-type="float" office:value="672.75" calcext:value-type="float">
            <text:p>672.75</text:p>
          </table:table-cell>
          <table:table-cell table:number-columns-repeated="2"/>
          <table:table-cell table:formula="of:=AVERAGE([.A81:.E81])"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529.75" calcext:value-type="float">
            <text:p>1529.75</text:p>
          </table:table-cell>
          <table:table-cell office:value-type="float" office:value="788.5" calcext:value-type="float">
            <text:p>788.5</text:p>
          </table:table-cell>
          <table:table-cell office:value-type="float" office:value="896.75" calcext:value-type="float">
            <text:p>896.75</text:p>
          </table:table-cell>
          <table:table-cell office:value-type="float" office:value="739.75" calcext:value-type="float">
            <text:p>739.75</text:p>
          </table:table-cell>
          <table:table-cell office:value-type="float" office:value="695.25" calcext:value-type="float">
            <text:p>695.25</text:p>
          </table:table-cell>
          <table:table-cell table:number-columns-repeated="2"/>
          <table:table-cell table:formula="of:=AVERAGE([.A82:.E82])"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408.5" calcext:value-type="float">
            <text:p>1408.5</text:p>
          </table:table-cell>
          <table:table-cell office:value-type="float" office:value="690.25" calcext:value-type="float">
            <text:p>690.25</text:p>
          </table:table-cell>
          <table:table-cell office:value-type="float" office:value="678.25" calcext:value-type="float">
            <text:p>678.25</text:p>
          </table:table-cell>
          <table:table-cell office:value-type="float" office:value="1127.25" calcext:value-type="float">
            <text:p>1127.25</text:p>
          </table:table-cell>
          <table:table-cell office:value-type="float" office:value="838.5" calcext:value-type="float">
            <text:p>838.5</text:p>
          </table:table-cell>
          <table:table-cell table:number-columns-repeated="2"/>
          <table:table-cell table:formula="of:=AVERAGE([.A83:.E83])" office:value-type="float" office:value="948.55" calcext:value-type="float">
            <text:p>948.5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857.25" calcext:value-type="float">
            <text:p>857.25</text:p>
          </table:table-cell>
          <table:table-cell office:value-type="float" office:value="733.75" calcext:value-type="float">
            <text:p>733.75</text:p>
          </table:table-cell>
          <table:table-cell office:value-type="float" office:value="881" calcext:value-type="float">
            <text:p>881</text:p>
          </table:table-cell>
          <table:table-cell office:value-type="float" office:value="592.25" calcext:value-type="float">
            <text:p>592.25</text:p>
          </table:table-cell>
          <table:table-cell table:number-columns-repeated="2"/>
          <table:table-cell table:formula="of:=AVERAGE([.A84:.E84])" office:value-type="float" office:value="922.05" calcext:value-type="float">
            <text:p>922.05</text:p>
          </table:table-cell>
        </table:table-row>
        <table:table-row table:style-name="ro1">
          <table:table-cell office:value-type="float" office:value="1579.75" calcext:value-type="float">
            <text:p>1579.75</text:p>
          </table:table-cell>
          <table:table-cell office:value-type="float" office:value="710.75" calcext:value-type="float">
            <text:p>710.75</text:p>
          </table:table-cell>
          <table:table-cell office:value-type="float" office:value="544.75" calcext:value-type="float">
            <text:p>544.75</text:p>
          </table:table-cell>
          <table:table-cell office:value-type="float" office:value="792.25" calcext:value-type="float">
            <text:p>792.25</text:p>
          </table:table-cell>
          <table:table-cell office:value-type="float" office:value="627.25" calcext:value-type="float">
            <text:p>627.25</text:p>
          </table:table-cell>
          <table:table-cell table:number-columns-repeated="2"/>
          <table:table-cell table:formula="of:=AVERAGE([.A85:.E85])" office:value-type="float" office:value="850.95" calcext:value-type="float">
            <text:p>850.95</text:p>
          </table:table-cell>
        </table:table-row>
        <table:table-row table:style-name="ro1">
          <table:table-cell office:value-type="float" office:value="1657.25" calcext:value-type="float">
            <text:p>1657.25</text:p>
          </table:table-cell>
          <table:table-cell office:value-type="float" office:value="779.75" calcext:value-type="float">
            <text:p>779.75</text:p>
          </table:table-cell>
          <table:table-cell office:value-type="float" office:value="931" calcext:value-type="float">
            <text:p>931</text:p>
          </table:table-cell>
          <table:table-cell office:value-type="float" office:value="670.5" calcext:value-type="float">
            <text:p>670.5</text:p>
          </table:table-cell>
          <table:table-cell office:value-type="float" office:value="794.75" calcext:value-type="float">
            <text:p>794.75</text:p>
          </table:table-cell>
          <table:table-cell table:number-columns-repeated="2"/>
          <table:table-cell table:formula="of:=AVERAGE([.A86:.E86])" office:value-type="float" office:value="966.65" calcext:value-type="float">
            <text:p>966.65</text:p>
          </table:table-cell>
        </table:table-row>
        <table:table-row table:style-name="ro1">
          <table:table-cell office:value-type="float" office:value="1578.5" calcext:value-type="float">
            <text:p>1578.5</text:p>
          </table:table-cell>
          <table:table-cell office:value-type="float" office:value="841" calcext:value-type="float">
            <text:p>841</text:p>
          </table:table-cell>
          <table:table-cell office:value-type="float" office:value="575" calcext:value-type="float">
            <text:p>575</text:p>
          </table:table-cell>
          <table:table-cell office:value-type="float" office:value="918" calcext:value-type="float">
            <text:p>918</text:p>
          </table:table-cell>
          <table:table-cell office:value-type="float" office:value="748.5" calcext:value-type="float">
            <text:p>748.5</text:p>
          </table:table-cell>
          <table:table-cell table:number-columns-repeated="2"/>
          <table:table-cell table:formula="of:=AVERAGE([.A87:.E87])" office:value-type="float" office:value="932.2" calcext:value-type="float">
            <text:p>932.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67.25" calcext:value-type="float">
            <text:p>1067.25</text:p>
          </table:table-cell>
          <table:table-cell office:value-type="float" office:value="710.5" calcext:value-type="float">
            <text:p>710.5</text:p>
          </table:table-cell>
          <table:table-cell office:value-type="float" office:value="589.75" calcext:value-type="float">
            <text:p>589.75</text:p>
          </table:table-cell>
          <table:table-cell office:value-type="float" office:value="707.25" calcext:value-type="float">
            <text:p>707.25</text:p>
          </table:table-cell>
          <table:table-cell table:number-columns-repeated="2"/>
          <table:table-cell table:formula="of:=AVERAGE([.A88:.E88])" office:value-type="float" office:value="872.95" calcext:value-type="float">
            <text:p>872.95</text:p>
          </table:table-cell>
        </table:table-row>
        <table:table-row table:style-name="ro1">
          <table:table-cell office:value-type="float" office:value="1308.5" calcext:value-type="float">
            <text:p>1308.5</text:p>
          </table:table-cell>
          <table:table-cell office:value-type="float" office:value="676" calcext:value-type="float">
            <text:p>676</text:p>
          </table:table-cell>
          <table:table-cell office:value-type="float" office:value="837.25" calcext:value-type="float">
            <text:p>837.25</text:p>
          </table:table-cell>
          <table:table-cell office:value-type="float" office:value="836.5" calcext:value-type="float">
            <text:p>836.5</text:p>
          </table:table-cell>
          <table:table-cell office:value-type="float" office:value="625.5" calcext:value-type="float">
            <text:p>625.5</text:p>
          </table:table-cell>
          <table:table-cell table:number-columns-repeated="2"/>
          <table:table-cell table:formula="of:=AVERAGE([.A89:.E89])" office:value-type="float" office:value="856.75" calcext:value-type="float">
            <text:p>856.75</text:p>
          </table:table-cell>
        </table:table-row>
        <table:table-row table:style-name="ro1">
          <table:table-cell office:value-type="float" office:value="1627.25" calcext:value-type="float">
            <text:p>1627.25</text:p>
          </table:table-cell>
          <table:table-cell office:value-type="float" office:value="711.5" calcext:value-type="float">
            <text:p>711.5</text:p>
          </table:table-cell>
          <table:table-cell office:value-type="float" office:value="956" calcext:value-type="float">
            <text:p>956</text:p>
          </table:table-cell>
          <table:table-cell office:value-type="float" office:value="1193.5" calcext:value-type="float">
            <text:p>1193.5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table:formula="of:=AVERAGE([.A90:.E90])" office:value-type="float" office:value="1039.85" calcext:value-type="float">
            <text:p>1039.85</text:p>
          </table:table-cell>
        </table:table-row>
        <table:table-row table:style-name="ro1">
          <table:table-cell office:value-type="float" office:value="1558.5" calcext:value-type="float">
            <text:p>1558.5</text:p>
          </table:table-cell>
          <table:table-cell office:value-type="float" office:value="898.5" calcext:value-type="float">
            <text:p>898.5</text:p>
          </table:table-cell>
          <table:table-cell office:value-type="float" office:value="774.75" calcext:value-type="float">
            <text:p>774.75</text:p>
          </table:table-cell>
          <table:table-cell office:value-type="float" office:value="956" calcext:value-type="float">
            <text:p>956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formula="of:=AVERAGE([.A91:.E91])" office:value-type="float" office:value="966.15" calcext:value-type="float">
            <text:p>966.15</text:p>
          </table:table-cell>
        </table:table-row>
        <table:table-row table:style-name="ro1">
          <table:table-cell office:value-type="float" office:value="1152.25" calcext:value-type="float">
            <text:p>1152.25</text:p>
          </table:table-cell>
          <table:table-cell office:value-type="float" office:value="728.5" calcext:value-type="float">
            <text:p>728.5</text:p>
          </table:table-cell>
          <table:table-cell office:value-type="float" office:value="987.25" calcext:value-type="float">
            <text:p>987.25</text:p>
          </table:table-cell>
          <table:table-cell office:value-type="float" office:value="848.75" calcext:value-type="float">
            <text:p>848.75</text:p>
          </table:table-cell>
          <table:table-cell office:value-type="float" office:value="645.5" calcext:value-type="float">
            <text:p>645.5</text:p>
          </table:table-cell>
          <table:table-cell table:number-columns-repeated="2"/>
          <table:table-cell table:formula="of:=AVERAGE([.A92:.E92])" office:value-type="float" office:value="872.45" calcext:value-type="float">
            <text:p>872.45</text:p>
          </table:table-cell>
        </table:table-row>
        <table:table-row table:style-name="ro1">
          <table:table-cell office:value-type="float" office:value="1468.5" calcext:value-type="float">
            <text:p>1468.5</text:p>
          </table:table-cell>
          <table:table-cell office:value-type="float" office:value="710.5" calcext:value-type="float">
            <text:p>710.5</text:p>
          </table:table-cell>
          <table:table-cell office:value-type="float" office:value="874.75" calcext:value-type="float">
            <text:p>874.75</text:p>
          </table:table-cell>
          <table:table-cell office:value-type="float" office:value="1018.5" calcext:value-type="float">
            <text:p>1018.5</text:p>
          </table:table-cell>
          <table:table-cell office:value-type="float" office:value="763.5" calcext:value-type="float">
            <text:p>763.5</text:p>
          </table:table-cell>
          <table:table-cell table:number-columns-repeated="2"/>
          <table:table-cell table:formula="of:=AVERAGE([.A93:.E93])" office:value-type="float" office:value="967.15" calcext:value-type="float">
            <text:p>967.1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789.75" calcext:value-type="float">
            <text:p>789.75</text:p>
          </table:table-cell>
          <table:table-cell office:value-type="float" office:value="981" calcext:value-type="float">
            <text:p>981</text:p>
          </table:table-cell>
          <table:table-cell office:value-type="float" office:value="1043.5" calcext:value-type="float">
            <text:p>1043.5</text:p>
          </table:table-cell>
          <table:table-cell office:value-type="float" office:value="631.25" calcext:value-type="float">
            <text:p>631.25</text:p>
          </table:table-cell>
          <table:table-cell table:number-columns-repeated="2"/>
          <table:table-cell table:formula="of:=AVERAGE([.A94:.E94])" office:value-type="float" office:value="968.3" calcext:value-type="float">
            <text:p>968.3</text:p>
          </table:table-cell>
        </table:table-row>
        <table:table-row table:style-name="ro1">
          <table:table-cell office:value-type="float" office:value="1658.5" calcext:value-type="float">
            <text:p>1658.5</text:p>
          </table:table-cell>
          <table:table-cell office:value-type="float" office:value="769.75" calcext:value-type="float">
            <text:p>769.75</text:p>
          </table:table-cell>
          <table:table-cell office:value-type="float" office:value="919.25" calcext:value-type="float">
            <text:p>919.25</text:p>
          </table:table-cell>
          <table:table-cell office:value-type="float" office:value="902.5" calcext:value-type="float">
            <text:p>902.5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table:formula="of:=AVERAGE([.A95:.E95])" office:value-type="float" office:value="995.4" calcext:value-type="float">
            <text:p>995.4</text:p>
          </table:table-cell>
        </table:table-row>
        <table:table-row table:style-name="ro1">
          <table:table-cell office:value-type="float" office:value="1515.75" calcext:value-type="float">
            <text:p>1515.75</text:p>
          </table:table-cell>
          <table:table-cell office:value-type="float" office:value="1051.25" calcext:value-type="float">
            <text:p>1051.25</text:p>
          </table:table-cell>
          <table:table-cell office:value-type="float" office:value="749.75" calcext:value-type="float">
            <text:p>749.75</text:p>
          </table:table-cell>
          <table:table-cell office:value-type="float" office:value="971.5" calcext:value-type="float">
            <text:p>971.5</text:p>
          </table:table-cell>
          <table:table-cell office:value-type="float" office:value="549.25" calcext:value-type="float">
            <text:p>549.25</text:p>
          </table:table-cell>
          <table:table-cell table:number-columns-repeated="2"/>
          <table:table-cell table:formula="of:=AVERAGE([.A96:.E96])" office:value-type="float" office:value="967.5" calcext:value-type="float">
            <text:p>967.5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098.5" calcext:value-type="float">
            <text:p>1098.5</text:p>
          </table:table-cell>
          <table:table-cell office:value-type="float" office:value="918.5" calcext:value-type="float">
            <text:p>918.5</text:p>
          </table:table-cell>
          <table:table-cell office:value-type="float" office:value="1012.25" calcext:value-type="float">
            <text:p>1012.25</text:p>
          </table:table-cell>
          <table:table-cell office:value-type="float" office:value="612.25" calcext:value-type="float">
            <text:p>612.25</text:p>
          </table:table-cell>
          <table:table-cell table:number-columns-repeated="2"/>
          <table:table-cell table:formula="of:=AVERAGE([.A97:.E97])" office:value-type="float" office:value="1002.5" calcext:value-type="float">
            <text:p>1002.5</text:p>
          </table:table-cell>
        </table:table-row>
        <table:table-row table:style-name="ro1">
          <table:table-cell office:value-type="float" office:value="1582.25" calcext:value-type="float">
            <text:p>1582.25</text:p>
          </table:table-cell>
          <table:table-cell office:value-type="float" office:value="1076" calcext:value-type="float">
            <text:p>1076</text:p>
          </table:table-cell>
          <table:table-cell office:value-type="float" office:value="798" calcext:value-type="float">
            <text:p>798</text:p>
          </table:table-cell>
          <table:table-cell office:value-type="float" office:value="556" calcext:value-type="float">
            <text:p>556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table:formula="of:=AVERAGE([.A98:.E98])" office:value-type="float" office:value="934.85" calcext:value-type="float">
            <text:p>934.8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79.75" calcext:value-type="float">
            <text:p>779.75</text:p>
          </table:table-cell>
          <table:table-cell office:value-type="float" office:value="931" calcext:value-type="float">
            <text:p>931</text:p>
          </table:table-cell>
          <table:table-cell office:value-type="float" office:value="1037.25" calcext:value-type="float">
            <text:p>1037.25</text:p>
          </table:table-cell>
          <table:table-cell office:value-type="float" office:value="679.75" calcext:value-type="float">
            <text:p>679.75</text:p>
          </table:table-cell>
          <table:table-cell table:number-columns-repeated="2"/>
          <table:table-cell table:formula="of:=AVERAGE([.A99:.E99])" office:value-type="float" office:value="1024.75" calcext:value-type="float">
            <text:p>1024.75</text:p>
          </table:table-cell>
        </table:table-row>
        <table:table-row table:style-name="ro1">
          <table:table-cell office:value-type="float" office:value="1624.75" calcext:value-type="float">
            <text:p>1624.75</text:p>
          </table:table-cell>
          <table:table-cell office:value-type="float" office:value="873.5" calcext:value-type="float">
            <text:p>873.5</text:p>
          </table:table-cell>
          <table:table-cell office:value-type="float" office:value="729.75" calcext:value-type="float">
            <text:p>729.75</text:p>
          </table:table-cell>
          <table:table-cell office:value-type="float" office:value="996" calcext:value-type="float">
            <text:p>996</text:p>
          </table:table-cell>
          <table:table-cell office:value-type="float" office:value="585.5" calcext:value-type="float">
            <text:p>585.5</text:p>
          </table:table-cell>
          <table:table-cell table:number-columns-repeated="2"/>
          <table:table-cell table:formula="of:=AVERAGE([.A100:.E100])" office:value-type="float" office:value="961.9" calcext:value-type="float">
            <text:p>961.9</text:p>
          </table:table-cell>
        </table:table-row>
        <table:table-row table:style-name="ro1">
          <table:table-cell office:value-type="float" office:value="1353.5" calcext:value-type="float">
            <text:p>1353.5</text:p>
          </table:table-cell>
          <table:table-cell office:value-type="float" office:value="613.5" calcext:value-type="float">
            <text:p>613.5</text:p>
          </table:table-cell>
          <table:table-cell office:value-type="float" office:value="709.75" calcext:value-type="float">
            <text:p>709.75</text:p>
          </table:table-cell>
          <table:table-cell office:value-type="float" office:value="1044.75" calcext:value-type="float">
            <text:p>1044.75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AVERAGE([.A101:.E101])" office:value-type="float" office:value="885.5" calcext:value-type="float">
            <text:p>885.5</text:p>
          </table:table-cell>
        </table:table-row>
        <table:table-row table:style-name="ro1">
          <table:table-cell office:value-type="float" office:value="1444.75" calcext:value-type="float">
            <text:p>1444.75</text:p>
          </table:table-cell>
          <table:table-cell office:value-type="float" office:value="1039.75" calcext:value-type="float">
            <text:p>1039.75</text:p>
          </table:table-cell>
          <table:table-cell office:value-type="float" office:value="681" calcext:value-type="float">
            <text:p>681</text:p>
          </table:table-cell>
          <table:table-cell office:value-type="float" office:value="852" calcext:value-type="float">
            <text:p>852</text:p>
          </table:table-cell>
          <table:table-cell office:value-type="float" office:value="701.75" calcext:value-type="float">
            <text:p>701.75</text:p>
          </table:table-cell>
          <table:table-cell table:number-columns-repeated="2"/>
          <table:table-cell table:formula="of:=AVERAGE([.A102:.E102])" office:value-type="float" office:value="943.85" calcext:value-type="float">
            <text:p>943.85</text:p>
          </table:table-cell>
        </table:table-row>
        <table:table-row table:style-name="ro1">
          <table:table-cell office:value-type="float" office:value="1052.25" calcext:value-type="float">
            <text:p>1052.25</text:p>
          </table:table-cell>
          <table:table-cell office:value-type="float" office:value="936" calcext:value-type="float">
            <text:p>936</text:p>
          </table:table-cell>
          <table:table-cell office:value-type="float" office:value="652.25" calcext:value-type="float">
            <text:p>652.25</text:p>
          </table:table-cell>
          <table:table-cell office:value-type="float" office:value="1249.75" calcext:value-type="float">
            <text:p>1249.75</text:p>
          </table:table-cell>
          <table:table-cell office:value-type="float" office:value="649.25" calcext:value-type="float">
            <text:p>649.25</text:p>
          </table:table-cell>
          <table:table-cell table:number-columns-repeated="2"/>
          <table:table-cell table:formula="of:=AVERAGE([.A103:.E103])" office:value-type="float" office:value="907.9" calcext:value-type="float">
            <text:p>907.9</text:p>
          </table:table-cell>
        </table:table-row>
        <table:table-row table:style-name="ro1">
          <table:table-cell office:value-type="float" office:value="1294.75" calcext:value-type="float">
            <text:p>1294.75</text:p>
          </table:table-cell>
          <table:table-cell office:value-type="float" office:value="693.5" calcext:value-type="float">
            <text:p>693.5</text:p>
          </table:table-cell>
          <table:table-cell office:value-type="float" office:value="899.75" calcext:value-type="float">
            <text:p>899.75</text:p>
          </table:table-cell>
          <table:table-cell office:value-type="float" office:value="621" calcext:value-type="float">
            <text:p>621</text:p>
          </table:table-cell>
          <table:table-cell office:value-type="float" office:value="648.75" calcext:value-type="float">
            <text:p>648.75</text:p>
          </table:table-cell>
          <table:table-cell table:number-columns-repeated="2"/>
          <table:table-cell table:formula="of:=AVERAGE([.A104:.E104])" office:value-type="float" office:value="831.55" calcext:value-type="float">
            <text:p>831.5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42.25" calcext:value-type="float">
            <text:p>642.25</text:p>
          </table:table-cell>
          <table:table-cell office:value-type="float" office:value="874.75" calcext:value-type="float">
            <text:p>874.75</text:p>
          </table:table-cell>
          <table:table-cell office:value-type="float" office:value="592.75" calcext:value-type="float">
            <text:p>592.75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table:formula="of:=AVERAGE([.A105:.E105])" office:value-type="float" office:value="861.35" calcext:value-type="float">
            <text:p>861.3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64.75" calcext:value-type="float">
            <text:p>664.75</text:p>
          </table:table-cell>
          <table:table-cell office:value-type="float" office:value="788.25" calcext:value-type="float">
            <text:p>788.25</text:p>
          </table:table-cell>
          <table:table-cell office:value-type="float" office:value="922.25" calcext:value-type="float">
            <text:p>922.25</text:p>
          </table:table-cell>
          <table:table-cell office:value-type="float" office:value="609.75" calcext:value-type="float">
            <text:p>609.75</text:p>
          </table:table-cell>
          <table:table-cell table:number-columns-repeated="2"/>
          <table:table-cell table:formula="of:=AVERAGE([.A106:.E106])" office:value-type="float" office:value="877.2" calcext:value-type="float">
            <text:p>877.2</text:p>
          </table:table-cell>
        </table:table-row>
        <table:table-row table:style-name="ro1">
          <table:table-cell office:value-type="float" office:value="1418.5" calcext:value-type="float">
            <text:p>1418.5</text:p>
          </table:table-cell>
          <table:table-cell office:value-type="float" office:value="734.75" calcext:value-type="float">
            <text:p>734.75</text:p>
          </table:table-cell>
          <table:table-cell office:value-type="float" office:value="924.75" calcext:value-type="float">
            <text:p>924.75</text:p>
          </table:table-cell>
          <table:table-cell office:value-type="float" office:value="652.5" calcext:value-type="float">
            <text:p>652.5</text:p>
          </table:table-cell>
          <table:table-cell office:value-type="float" office:value="671.75" calcext:value-type="float">
            <text:p>671.75</text:p>
          </table:table-cell>
          <table:table-cell table:number-columns-repeated="2"/>
          <table:table-cell table:formula="of:=AVERAGE([.A107:.E107])" office:value-type="float" office:value="880.45" calcext:value-type="float">
            <text:p>880.4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76" calcext:value-type="float">
            <text:p>676</text:p>
          </table:table-cell>
          <table:table-cell office:value-type="float" office:value="744.75" calcext:value-type="float">
            <text:p>744.75</text:p>
          </table:table-cell>
          <table:table-cell office:value-type="float" office:value="702.25" calcext:value-type="float">
            <text:p>702.25</text:p>
          </table:table-cell>
          <table:table-cell office:value-type="float" office:value="728.25" calcext:value-type="float">
            <text:p>728.25</text:p>
          </table:table-cell>
          <table:table-cell table:number-columns-repeated="2"/>
          <table:table-cell table:formula="of:=AVERAGE([.A108:.E108])" office:value-type="float" office:value="863.45" calcext:value-type="float">
            <text:p>863.45</text:p>
          </table:table-cell>
        </table:table-row>
        <table:table-row table:style-name="ro1">
          <table:table-cell office:value-type="float" office:value="1473.5" calcext:value-type="float">
            <text:p>1473.5</text:p>
          </table:table-cell>
          <table:table-cell office:value-type="float" office:value="658.5" calcext:value-type="float">
            <text:p>658.5</text:p>
          </table:table-cell>
          <table:table-cell office:value-type="float" office:value="650.5" calcext:value-type="float">
            <text:p>650.5</text:p>
          </table:table-cell>
          <table:table-cell office:value-type="float" office:value="796" calcext:value-type="float">
            <text:p>796</text:p>
          </table:table-cell>
          <table:table-cell office:value-type="float" office:value="654.25" calcext:value-type="float">
            <text:p>654.25</text:p>
          </table:table-cell>
          <table:table-cell table:number-columns-repeated="2"/>
          <table:table-cell table:formula="of:=AVERAGE([.A109:.E109])" office:value-type="float" office:value="846.55" calcext:value-type="float">
            <text:p>846.55</text:p>
          </table:table-cell>
        </table:table-row>
        <table:table-row table:style-name="ro1">
          <table:table-cell office:value-type="float" office:value="1548.5" calcext:value-type="float">
            <text:p>1548.5</text:p>
          </table:table-cell>
          <table:table-cell office:value-type="float" office:value="947.25" calcext:value-type="float">
            <text:p>947.25</text:p>
          </table:table-cell>
          <table:table-cell office:value-type="float" office:value="874.75" calcext:value-type="float">
            <text:p>874.75</text:p>
          </table:table-cell>
          <table:table-cell office:value-type="float" office:value="1043.5" calcext:value-type="float">
            <text:p>1043.5</text:p>
          </table:table-cell>
          <table:table-cell office:value-type="float" office:value="817.25" calcext:value-type="float">
            <text:p>817.25</text:p>
          </table:table-cell>
          <table:table-cell table:number-columns-repeated="2"/>
          <table:table-cell table:formula="of:=AVERAGE([.A110:.E110])" office:value-type="float" office:value="1046.25" calcext:value-type="float">
            <text:p>1046.2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32.25" calcext:value-type="float">
            <text:p>732.25</text:p>
          </table:table-cell>
          <table:table-cell office:value-type="float" office:value="634.25" calcext:value-type="float">
            <text:p>634.25</text:p>
          </table:table-cell>
          <table:table-cell office:value-type="float" office:value="1037.25" calcext:value-type="float">
            <text:p>1037.25</text:p>
          </table:table-cell>
          <table:table-cell office:value-type="float" office:value="1003.5" calcext:value-type="float">
            <text:p>1003.5</text:p>
          </table:table-cell>
          <table:table-cell table:number-columns-repeated="2"/>
          <table:table-cell table:formula="of:=AVERAGE([.A111:.E111])" office:value-type="float" office:value="973.65" calcext:value-type="float">
            <text:p>973.65</text:p>
          </table:table-cell>
        </table:table-row>
        <table:table-row table:style-name="ro1">
          <table:table-cell office:value-type="float" office:value="1588.5" calcext:value-type="float">
            <text:p>1588.5</text:p>
          </table:table-cell>
          <table:table-cell office:value-type="float" office:value="963.5" calcext:value-type="float">
            <text:p>963.5</text:p>
          </table:table-cell>
          <table:table-cell office:value-type="float" office:value="1158.5" calcext:value-type="float">
            <text:p>1158.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565.25" calcext:value-type="float">
            <text:p>565.25</text:p>
          </table:table-cell>
          <table:table-cell table:number-columns-repeated="2"/>
          <table:table-cell table:formula="of:=AVERAGE([.A112:.E112])" office:value-type="float" office:value="1061.6" calcext:value-type="float">
            <text:p>1061.6</text:p>
          </table:table-cell>
        </table:table-row>
        <table:table-row table:style-name="ro1">
          <table:table-cell office:value-type="float" office:value="1219.75" calcext:value-type="float">
            <text:p>1219.75</text:p>
          </table:table-cell>
          <table:table-cell office:value-type="float" office:value="789.75" calcext:value-type="float">
            <text:p>789.75</text:p>
          </table:table-cell>
          <table:table-cell office:value-type="float" office:value="774.5" calcext:value-type="float">
            <text:p>774.5</text:p>
          </table:table-cell>
          <table:table-cell office:value-type="float" office:value="987.25" calcext:value-type="float">
            <text:p>987.25</text:p>
          </table:table-cell>
          <table:table-cell office:value-type="float" office:value="861.75" calcext:value-type="float">
            <text:p>861.75</text:p>
          </table:table-cell>
          <table:table-cell table:number-columns-repeated="2"/>
          <table:table-cell table:formula="of:=AVERAGE([.A113:.E113])" office:value-type="float" office:value="926.6" calcext:value-type="float">
            <text:p>926.6</text:p>
          </table:table-cell>
        </table:table-row>
        <table:table-row table:style-name="ro1">
          <table:table-cell office:value-type="float" office:value="1458.5" calcext:value-type="float">
            <text:p>1458.5</text:p>
          </table:table-cell>
          <table:table-cell office:value-type="float" office:value="962.25" calcext:value-type="float">
            <text:p>962.25</text:p>
          </table:table-cell>
          <table:table-cell office:value-type="float" office:value="951.5" calcext:value-type="float">
            <text:p>951.5</text:p>
          </table:table-cell>
          <table:table-cell office:value-type="float" office:value="951" calcext:value-type="float">
            <text:p>951</text:p>
          </table:table-cell>
          <table:table-cell office:value-type="float" office:value="832.5" calcext:value-type="float">
            <text:p>832.5</text:p>
          </table:table-cell>
          <table:table-cell table:number-columns-repeated="2"/>
          <table:table-cell table:formula="of:=AVERAGE([.A114:.E114])" office:value-type="float" office:value="1031.15" calcext:value-type="float">
            <text:p>1031.15</text:p>
          </table:table-cell>
        </table:table-row>
        <table:table-row table:style-name="ro1">
          <table:table-cell office:value-type="float" office:value="1558.5" calcext:value-type="float">
            <text:p>1558.5</text:p>
          </table:table-cell>
          <table:table-cell office:value-type="float" office:value="957.25" calcext:value-type="float">
            <text:p>957.25</text:p>
          </table:table-cell>
          <table:table-cell office:value-type="float" office:value="906" calcext:value-type="float">
            <text:p>906</text:p>
          </table:table-cell>
          <table:table-cell office:value-type="float" office:value="1173.5" calcext:value-type="float">
            <text:p>1173.5</text:p>
          </table:table-cell>
          <table:table-cell office:value-type="float" office:value="1009.75" calcext:value-type="float">
            <text:p>1009.75</text:p>
          </table:table-cell>
          <table:table-cell table:number-columns-repeated="2"/>
          <table:table-cell table:formula="of:=AVERAGE([.A115:.E115])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704.75" calcext:value-type="float">
            <text:p>1704.75</text:p>
          </table:table-cell>
          <table:table-cell office:value-type="float" office:value="849.75" calcext:value-type="float">
            <text:p>849.75</text:p>
          </table:table-cell>
          <table:table-cell office:value-type="float" office:value="920.5" calcext:value-type="float">
            <text:p>920.5</text:p>
          </table:table-cell>
          <table:table-cell office:value-type="float" office:value="1171" calcext:value-type="float">
            <text:p>1171</text:p>
          </table:table-cell>
          <table:table-cell office:value-type="float" office:value="635.75" calcext:value-type="float">
            <text:p>635.75</text:p>
          </table:table-cell>
          <table:table-cell table:number-columns-repeated="2"/>
          <table:table-cell table:formula="of:=AVERAGE([.A116:.E116])" office:value-type="float" office:value="1056.35" calcext:value-type="float">
            <text:p>1056.3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95" calcext:value-type="float">
            <text:p>795</text:p>
          </table:table-cell>
          <table:table-cell office:value-type="float" office:value="1381" calcext:value-type="float">
            <text:p>1381</text:p>
          </table:table-cell>
          <table:table-cell office:value-type="float" office:value="629.75" calcext:value-type="float">
            <text:p>629.75</text:p>
          </table:table-cell>
          <table:table-cell office:value-type="float" office:value="897.25" calcext:value-type="float">
            <text:p>897.25</text:p>
          </table:table-cell>
          <table:table-cell table:number-columns-repeated="2"/>
          <table:table-cell table:formula="of:=AVERAGE([.A117:.E117])" office:value-type="float" office:value="1027.8" calcext:value-type="float">
            <text:p>1027.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883.5" calcext:value-type="float">
            <text:p>883.5</text:p>
          </table:table-cell>
          <table:table-cell office:value-type="float" office:value="874.75" calcext:value-type="float">
            <text:p>874.75</text:p>
          </table:table-cell>
          <table:table-cell office:value-type="float" office:value="1249.75" calcext:value-type="float">
            <text:p>1249.75</text:p>
          </table:table-cell>
          <table:table-cell office:value-type="float" office:value="931" calcext:value-type="float">
            <text:p>931</text:p>
          </table:table-cell>
          <table:table-cell table:number-columns-repeated="2"/>
          <table:table-cell table:formula="of:=AVERAGE([.A118:.E118])"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907.25" calcext:value-type="float">
            <text:p>907.25</text:p>
          </table:table-cell>
          <table:table-cell office:value-type="float" office:value="868.5" calcext:value-type="float">
            <text:p>868.5</text:p>
          </table:table-cell>
          <table:table-cell office:value-type="float" office:value="602.25" calcext:value-type="float">
            <text:p>602.25</text:p>
          </table:table-cell>
          <table:table-cell office:value-type="float" office:value="1059.75" calcext:value-type="float">
            <text:p>1059.75</text:p>
          </table:table-cell>
          <table:table-cell table:number-columns-repeated="2"/>
          <table:table-cell table:formula="of:=AVERAGE([.A119:.E119])" office:value-type="float" office:value="999.75" calcext:value-type="float">
            <text:p>999.7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846" calcext:value-type="float">
            <text:p>846</text:p>
          </table:table-cell>
          <table:table-cell office:value-type="float" office:value="931" calcext:value-type="float">
            <text:p>931</text:p>
          </table:table-cell>
          <table:table-cell office:value-type="float" office:value="624" calcext:value-type="float">
            <text:p>624</text:p>
          </table:table-cell>
          <table:table-cell office:value-type="float" office:value="997.25" calcext:value-type="float">
            <text:p>997.25</text:p>
          </table:table-cell>
          <table:table-cell table:number-columns-repeated="2"/>
          <table:table-cell table:formula="of:=AVERAGE([.A120:.E120])" office:value-type="float" office:value="976.85" calcext:value-type="float">
            <text:p>976.85</text:p>
          </table:table-cell>
        </table:table-row>
        <table:table-row table:style-name="ro1">
          <table:table-cell office:value-type="float" office:value="1494.75" calcext:value-type="float">
            <text:p>1494.75</text:p>
          </table:table-cell>
          <table:table-cell office:value-type="float" office:value="786" calcext:value-type="float">
            <text:p>786</text:p>
          </table:table-cell>
          <table:table-cell office:value-type="float" office:value="774.75" calcext:value-type="float">
            <text:p>774.75</text:p>
          </table:table-cell>
          <table:table-cell office:value-type="float" office:value="574.25" calcext:value-type="float">
            <text:p>574.25</text:p>
          </table:table-cell>
          <table:table-cell office:value-type="float" office:value="659.75" calcext:value-type="float">
            <text:p>659.75</text:p>
          </table:table-cell>
          <table:table-cell table:number-columns-repeated="2"/>
          <table:table-cell table:formula="of:=AVERAGE([.A121:.E121])" office:value-type="float" office:value="857.9" calcext:value-type="float">
            <text:p>857.9</text:p>
          </table:table-cell>
        </table:table-row>
        <table:table-row table:style-name="ro1">
          <table:table-cell office:value-type="float" office:value="1364.75" calcext:value-type="float">
            <text:p>1364.75</text:p>
          </table:table-cell>
          <table:table-cell office:value-type="float" office:value="859.75" calcext:value-type="float">
            <text:p>859.75</text:p>
          </table:table-cell>
          <table:table-cell office:value-type="float" office:value="823.5" calcext:value-type="float">
            <text:p>823.5</text:p>
          </table:table-cell>
          <table:table-cell office:value-type="float" office:value="993.5" calcext:value-type="float">
            <text:p>993.5</text:p>
          </table:table-cell>
          <table:table-cell office:value-type="float" office:value="923.25" calcext:value-type="float">
            <text:p>923.25</text:p>
          </table:table-cell>
          <table:table-cell table:number-columns-repeated="2"/>
          <table:table-cell table:formula="of:=AVERAGE([.A122:.E122])" office:value-type="float" office:value="992.95" calcext:value-type="float">
            <text:p>992.95</text:p>
          </table:table-cell>
        </table:table-row>
        <table:table-row table:style-name="ro1">
          <table:table-cell office:value-type="float" office:value="1542.25" calcext:value-type="float">
            <text:p>1542.25</text:p>
          </table:table-cell>
          <table:table-cell office:value-type="float" office:value="808.5" calcext:value-type="float">
            <text:p>808.5</text:p>
          </table:table-cell>
          <table:table-cell office:value-type="float" office:value="774.75" calcext:value-type="float">
            <text:p>774.75</text:p>
          </table:table-cell>
          <table:table-cell office:value-type="float" office:value="906" calcext:value-type="float">
            <text:p>906</text:p>
          </table:table-cell>
          <table:table-cell office:value-type="float" office:value="926" calcext:value-type="float">
            <text:p>926</text:p>
          </table:table-cell>
          <table:table-cell table:number-columns-repeated="2"/>
          <table:table-cell table:formula="of:=AVERAGE([.A123:.E123])" office:value-type="float" office:value="991.5" calcext:value-type="float">
            <text:p>991.5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980.25" calcext:value-type="float">
            <text:p>980.25</text:p>
          </table:table-cell>
          <table:table-cell office:value-type="float" office:value="899.75" calcext:value-type="float">
            <text:p>899.75</text:p>
          </table:table-cell>
          <table:table-cell office:value-type="float" office:value="1002.25" calcext:value-type="float">
            <text:p>1002.25</text:p>
          </table:table-cell>
          <table:table-cell office:value-type="float" office:value="1031.75" calcext:value-type="float">
            <text:p>1031.75</text:p>
          </table:table-cell>
          <table:table-cell table:number-columns-repeated="2"/>
          <table:table-cell table:formula="of:=AVERAGE([.A124:.E124])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407.25" calcext:value-type="float">
            <text:p>1407.25</text:p>
          </table:table-cell>
          <table:table-cell office:value-type="float" office:value="914.25" calcext:value-type="float">
            <text:p>914.25</text:p>
          </table:table-cell>
          <table:table-cell office:value-type="float" office:value="920.25" calcext:value-type="float">
            <text:p>920.25</text:p>
          </table:table-cell>
          <table:table-cell office:value-type="float" office:value="1213.5" calcext:value-type="float">
            <text:p>1213.5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AVERAGE([.A125:.E125])" office:value-type="float" office:value="1071.25" calcext:value-type="float">
            <text:p>1071.25</text:p>
          </table:table-cell>
        </table:table-row>
        <table:table-row table:style-name="ro1">
          <table:table-cell office:value-type="float" office:value="1442.25" calcext:value-type="float">
            <text:p>1442.25</text:p>
          </table:table-cell>
          <table:table-cell office:value-type="float" office:value="959.75" calcext:value-type="float">
            <text:p>959.75</text:p>
          </table:table-cell>
          <table:table-cell office:value-type="float" office:value="874.5" calcext:value-type="float">
            <text:p>874.5</text:p>
          </table:table-cell>
          <table:table-cell office:value-type="float" office:value="891" calcext:value-type="float">
            <text:p>891</text:p>
          </table:table-cell>
          <table:table-cell office:value-type="float" office:value="1048.5" calcext:value-type="float">
            <text:p>1048.5</text:p>
          </table:table-cell>
          <table:table-cell table:number-columns-repeated="2"/>
          <table:table-cell table:formula="of:=AVERAGE([.A126:.E126])" office:value-type="float" office:value="1043.2" calcext:value-type="float">
            <text:p>1043.2</text:p>
          </table:table-cell>
        </table:table-row>
        <table:table-row table:style-name="ro1">
          <table:table-cell office:value-type="float" office:value="1444.75" calcext:value-type="float">
            <text:p>1444.75</text:p>
          </table:table-cell>
          <table:table-cell office:value-type="float" office:value="1092.25" calcext:value-type="float">
            <text:p>1092.25</text:p>
          </table:table-cell>
          <table:table-cell office:value-type="float" office:value="874.75" calcext:value-type="float">
            <text:p>874.75</text:p>
          </table:table-cell>
          <table:table-cell office:value-type="float" office:value="1088.25" calcext:value-type="float">
            <text:p>1088.25</text:p>
          </table:table-cell>
          <table:table-cell office:value-type="float" office:value="884.75" calcext:value-type="float">
            <text:p>884.75</text:p>
          </table:table-cell>
          <table:table-cell table:number-columns-repeated="2"/>
          <table:table-cell table:formula="of:=AVERAGE([.A127:.E127])" office:value-type="float" office:value="1076.95" calcext:value-type="float">
            <text:p>1076.95</text:p>
          </table:table-cell>
        </table:table-row>
        <table:table-row table:style-name="ro1">
          <table:table-cell office:value-type="float" office:value="1497.25" calcext:value-type="float">
            <text:p>1497.25</text:p>
          </table:table-cell>
          <table:table-cell office:value-type="float" office:value="947.75" calcext:value-type="float">
            <text:p>947.75</text:p>
          </table:table-cell>
          <table:table-cell office:value-type="float" office:value="931" calcext:value-type="float">
            <text:p>931</text:p>
          </table:table-cell>
          <table:table-cell office:value-type="float" office:value="843.25" calcext:value-type="float">
            <text:p>843.25</text:p>
          </table:table-cell>
          <table:table-cell office:value-type="float" office:value="833.5" calcext:value-type="float">
            <text:p>833.5</text:p>
          </table:table-cell>
          <table:table-cell table:number-columns-repeated="2"/>
          <table:table-cell table:formula="of:=AVERAGE([.A128:.E128])" office:value-type="float" office:value="1010.55" calcext:value-type="float">
            <text:p>1010.55</text:p>
          </table:table-cell>
        </table:table-row>
        <table:table-row table:style-name="ro1">
          <table:table-cell office:value-type="float" office:value="1534.75" calcext:value-type="float">
            <text:p>1534.75</text:p>
          </table:table-cell>
          <table:table-cell office:value-type="float" office:value="1157.25" calcext:value-type="float">
            <text:p>1157.25</text:p>
          </table:table-cell>
          <table:table-cell office:value-type="float" office:value="1011.75" calcext:value-type="float">
            <text:p>1011.75</text:p>
          </table:table-cell>
          <table:table-cell office:value-type="float" office:value="1062.25" calcext:value-type="float">
            <text:p>1062.25</text:p>
          </table:table-cell>
          <table:table-cell office:value-type="float" office:value="679.75" calcext:value-type="float">
            <text:p>679.75</text:p>
          </table:table-cell>
          <table:table-cell table:number-columns-repeated="2"/>
          <table:table-cell table:formula="of:=AVERAGE([.A129:.E129])" office:value-type="float" office:value="1089.15" calcext:value-type="float">
            <text:p>1089.15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899.75" calcext:value-type="float">
            <text:p>899.75</text:p>
          </table:table-cell>
          <table:table-cell office:value-type="float" office:value="938.75" calcext:value-type="float">
            <text:p>938.75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table:formula="of:=AVERAGE([.A130:.E130])" office:value-type="float" office:value="1017.25" calcext:value-type="float">
            <text:p>1017.2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906" calcext:value-type="float">
            <text:p>906</text:p>
          </table:table-cell>
          <table:table-cell office:value-type="float" office:value="1071" calcext:value-type="float">
            <text:p>1071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table:formula="of:=AVERAGE([.A131:.E131])" office:value-type="float" office:value="1124.65" calcext:value-type="float">
            <text:p>1124.65</text:p>
          </table:table-cell>
        </table:table-row>
        <table:table-row table:style-name="ro1">
          <table:table-cell office:value-type="float" office:value="1508.5" calcext:value-type="float">
            <text:p>1508.5</text:p>
          </table:table-cell>
          <table:table-cell office:value-type="float" office:value="806" calcext:value-type="float">
            <text:p>806</text:p>
          </table:table-cell>
          <table:table-cell office:value-type="float" office:value="848" calcext:value-type="float">
            <text:p>848</text:p>
          </table:table-cell>
          <table:table-cell office:value-type="float" office:value="982.25" calcext:value-type="float">
            <text:p>982.25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table:formula="of:=AVERAGE([.A132:.E132])" office:value-type="float" office:value="974.75" calcext:value-type="float">
            <text:p>974.75</text:p>
          </table:table-cell>
        </table:table-row>
        <table:table-row table:style-name="ro1">
          <table:table-cell office:value-type="float" office:value="1543.5" calcext:value-type="float">
            <text:p>1543.5</text:p>
          </table:table-cell>
          <table:table-cell office:value-type="float" office:value="976" calcext:value-type="float">
            <text:p>976</text:p>
          </table:table-cell>
          <table:table-cell office:value-type="float" office:value="1006" calcext:value-type="float">
            <text:p>1006</text:p>
          </table:table-cell>
          <table:table-cell office:value-type="float" office:value="973.5" calcext:value-type="float">
            <text:p>973.5</text:p>
          </table:table-cell>
          <table:table-cell office:value-type="float" office:value="679.25" calcext:value-type="float">
            <text:p>679.25</text:p>
          </table:table-cell>
          <table:table-cell table:number-columns-repeated="2"/>
          <table:table-cell table:formula="of:=AVERAGE([.A133:.E133])" office:value-type="float" office:value="1035.65" calcext:value-type="float">
            <text:p>1035.6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017.25" calcext:value-type="float">
            <text:p>1017.25</text:p>
          </table:table-cell>
          <table:table-cell office:value-type="float" office:value="949.75" calcext:value-type="float">
            <text:p>949.75</text:p>
          </table:table-cell>
          <table:table-cell office:value-type="float" office:value="1062.25" calcext:value-type="float">
            <text:p>1062.25</text:p>
          </table:table-cell>
          <table:table-cell office:value-type="float" office:value="1048.75" calcext:value-type="float">
            <text:p>1048.75</text:p>
          </table:table-cell>
          <table:table-cell table:number-columns-repeated="2"/>
          <table:table-cell table:formula="of:=AVERAGE([.A134:.E134])" office:value-type="float" office:value="1097.8" calcext:value-type="float">
            <text:p>1097.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992.25" calcext:value-type="float">
            <text:p>992.25</text:p>
          </table:table-cell>
          <table:table-cell office:value-type="float" office:value="846.75" calcext:value-type="float">
            <text:p>846.75</text:p>
          </table:table-cell>
          <table:table-cell office:value-type="float" office:value="706" calcext:value-type="float">
            <text:p>706</text:p>
          </table:table-cell>
          <table:table-cell office:value-type="float" office:value="929.75" calcext:value-type="float">
            <text:p>929.75</text:p>
          </table:table-cell>
          <table:table-cell table:number-columns-repeated="2"/>
          <table:table-cell table:formula="of:=AVERAGE([.A135:.E135])" office:value-type="float" office:value="985.15" calcext:value-type="float">
            <text:p>985.15</text:p>
          </table:table-cell>
        </table:table-row>
        <table:table-row table:style-name="ro1">
          <table:table-cell office:value-type="float" office:value="1704.75" calcext:value-type="float">
            <text:p>1704.75</text:p>
          </table:table-cell>
          <table:table-cell office:value-type="float" office:value="1149.75" calcext:value-type="float">
            <text:p>1149.75</text:p>
          </table:table-cell>
          <table:table-cell office:value-type="float" office:value="872.25" calcext:value-type="float">
            <text:p>872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47.25" calcext:value-type="float">
            <text:p>1047.25</text:p>
          </table:table-cell>
          <table:table-cell table:number-columns-repeated="2"/>
          <table:table-cell table:formula="of:=AVERAGE([.A136:.E136])" office:value-type="float" office:value="1161.25" calcext:value-type="float">
            <text:p>1161.25</text:p>
          </table:table-cell>
        </table:table-row>
        <table:table-row table:style-name="ro1">
          <table:table-cell office:value-type="float" office:value="1303.5" calcext:value-type="float">
            <text:p>1303.5</text:p>
          </table:table-cell>
          <table:table-cell office:value-type="float" office:value="1076" calcext:value-type="float">
            <text:p>1076</text:p>
          </table:table-cell>
          <table:table-cell office:value-type="float" office:value="874.75" calcext:value-type="float">
            <text:p>874.75</text:p>
          </table:table-cell>
          <table:table-cell office:value-type="float" office:value="1043.5" calcext:value-type="float">
            <text:p>1043.5</text:p>
          </table:table-cell>
          <table:table-cell office:value-type="float" office:value="531.5" calcext:value-type="float">
            <text:p>531.5</text:p>
          </table:table-cell>
          <table:table-cell table:number-columns-repeated="2"/>
          <table:table-cell table:formula="of:=AVERAGE([.A137:.E137])" office:value-type="float" office:value="965.85" calcext:value-type="float">
            <text:p>965.8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101" calcext:value-type="float">
            <text:p>1101</text:p>
          </table:table-cell>
          <table:table-cell office:value-type="float" office:value="891" calcext:value-type="float">
            <text:p>891</text:p>
          </table:table-cell>
          <table:table-cell office:value-type="float" office:value="890.5" calcext:value-type="float">
            <text:p>890.5</text:p>
          </table:table-cell>
          <table:table-cell office:value-type="float" office:value="1246" calcext:value-type="float">
            <text:p>1246</text:p>
          </table:table-cell>
          <table:table-cell table:number-columns-repeated="2"/>
          <table:table-cell table:formula="of:=AVERAGE([.A138:.E138])" office:value-type="float" office:value="1087.9" calcext:value-type="float">
            <text:p>1087.9</text:p>
          </table:table-cell>
        </table:table-row>
        <table:table-row table:style-name="ro1">
          <table:table-cell office:value-type="float" office:value="1514.75" calcext:value-type="float">
            <text:p>1514.75</text:p>
          </table:table-cell>
          <table:table-cell office:value-type="float" office:value="986" calcext:value-type="float">
            <text:p>986</text:p>
          </table:table-cell>
          <table:table-cell office:value-type="float" office:value="904.75" calcext:value-type="float">
            <text:p>904.75</text:p>
          </table:table-cell>
          <table:table-cell office:value-type="float" office:value="527.25" calcext:value-type="float">
            <text:p>527.25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table:formula="of:=AVERAGE([.A139:.E139])" office:value-type="float" office:value="975.75" calcext:value-type="float">
            <text:p>975.75</text:p>
          </table:table-cell>
        </table:table-row>
        <table:table-row table:style-name="ro1">
          <table:table-cell office:value-type="float" office:value="1512.25" calcext:value-type="float">
            <text:p>1512.25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708.25" calcext:value-type="float">
            <text:p>708.25</text:p>
          </table:table-cell>
          <table:table-cell office:value-type="float" office:value="686" calcext:value-type="float">
            <text:p>68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table:formula="of:=AVERAGE([.A140:.E140])" office:value-type="float" office:value="947.95" calcext:value-type="float">
            <text:p>947.95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044.75" calcext:value-type="float">
            <text:p>1044.75</text:p>
          </table:table-cell>
          <table:table-cell office:value-type="float" office:value="931" calcext:value-type="float">
            <text:p>931</text:p>
          </table:table-cell>
          <table:table-cell office:value-type="float" office:value="1017.25" calcext:value-type="float">
            <text:p>1017.25</text:p>
          </table:table-cell>
          <table:table-cell office:value-type="float" office:value="626.5" calcext:value-type="float">
            <text:p>626.5</text:p>
          </table:table-cell>
          <table:table-cell table:number-columns-repeated="2"/>
          <table:table-cell table:formula="of:=AVERAGE([.A141:.E141])" office:value-type="float" office:value="1053.1" calcext:value-type="float">
            <text:p>1053.1</text:p>
          </table:table-cell>
        </table:table-row>
        <table:table-row table:style-name="ro1">
          <table:table-cell office:value-type="float" office:value="1328.5" calcext:value-type="float">
            <text:p>1328.5</text:p>
          </table:table-cell>
          <table:table-cell office:value-type="float" office:value="869.75" calcext:value-type="float">
            <text:p>869.75</text:p>
          </table:table-cell>
          <table:table-cell office:value-type="float" office:value="1002" calcext:value-type="float">
            <text:p>1002</text:p>
          </table:table-cell>
          <table:table-cell office:value-type="float" office:value="587" calcext:value-type="float">
            <text:p>587</text:p>
          </table:table-cell>
          <table:table-cell office:value-type="float" office:value="939.75" calcext:value-type="float">
            <text:p>939.75</text:p>
          </table:table-cell>
          <table:table-cell table:number-columns-repeated="2"/>
          <table:table-cell table:formula="of:=AVERAGE([.A142:.E142])" office:value-type="float" office:value="945.4" calcext:value-type="float">
            <text:p>945.4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996" calcext:value-type="float">
            <text:p>996</text:p>
          </table:table-cell>
          <table:table-cell office:value-type="float" office:value="937.25" calcext:value-type="float">
            <text:p>937.25</text:p>
          </table:table-cell>
          <table:table-cell office:value-type="float" office:value="605" calcext:value-type="float">
            <text:p>605</text:p>
          </table:table-cell>
          <table:table-cell office:value-type="float" office:value="922.75" calcext:value-type="float">
            <text:p>922.75</text:p>
          </table:table-cell>
          <table:table-cell table:number-columns-repeated="2"/>
          <table:table-cell table:formula="of:=AVERAGE([.A143:.E143])" office:value-type="float" office:value="1011.4" calcext:value-type="float">
            <text:p>1011.4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021" calcext:value-type="float">
            <text:p>1021</text:p>
          </table:table-cell>
          <table:table-cell office:value-type="float" office:value="956" calcext:value-type="float">
            <text:p>956</text:p>
          </table:table-cell>
          <table:table-cell office:value-type="float" office:value="587" calcext:value-type="float">
            <text:p>587</text:p>
          </table:table-cell>
          <table:table-cell office:value-type="float" office:value="882.75" calcext:value-type="float">
            <text:p>882.75</text:p>
          </table:table-cell>
          <table:table-cell table:number-columns-repeated="2"/>
          <table:table-cell table:formula="of:=AVERAGE([.A144:.E144])" office:value-type="float" office:value="1013.55" calcext:value-type="float">
            <text:p>1013.55</text:p>
          </table:table-cell>
        </table:table-row>
        <table:table-row table:style-name="ro1">
          <table:table-cell office:value-type="float" office:value="1527.25" calcext:value-type="float">
            <text:p>1527.25</text:p>
          </table:table-cell>
          <table:table-cell office:value-type="float" office:value="741" calcext:value-type="float">
            <text:p>741</text:p>
          </table:table-cell>
          <table:table-cell office:value-type="float" office:value="920.75" calcext:value-type="float">
            <text:p>920.75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874.75" calcext:value-type="float">
            <text:p>874.75</text:p>
          </table:table-cell>
          <table:table-cell table:number-columns-repeated="2"/>
          <table:table-cell table:formula="of:=AVERAGE([.A145:.E145])" office:value-type="float" office:value="1082.7" calcext:value-type="float">
            <text:p>1082.7</text:p>
          </table:table-cell>
        </table:table-row>
        <table:table-row table:style-name="ro1">
          <table:table-cell office:value-type="float" office:value="1549.5" calcext:value-type="float">
            <text:p>1549.5</text:p>
          </table:table-cell>
          <table:table-cell office:value-type="float" office:value="1203.5" calcext:value-type="float">
            <text:p>1203.5</text:p>
          </table:table-cell>
          <table:table-cell office:value-type="float" office:value="683.5" calcext:value-type="float">
            <text:p>683.5</text:p>
          </table:table-cell>
          <table:table-cell office:value-type="float" office:value="980.5" calcext:value-type="float">
            <text:p>980.5</text:p>
          </table:table-cell>
          <table:table-cell office:value-type="float" office:value="957.25" calcext:value-type="float">
            <text:p>957.25</text:p>
          </table:table-cell>
          <table:table-cell table:number-columns-repeated="2"/>
          <table:table-cell table:formula="of:=AVERAGE([.A146:.E146])" office:value-type="float" office:value="1074.85" calcext:value-type="float">
            <text:p>1074.85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986" calcext:value-type="float">
            <text:p>986</text:p>
          </table:table-cell>
          <table:table-cell office:value-type="float" office:value="921.25" calcext:value-type="float">
            <text:p>921.25</text:p>
          </table:table-cell>
          <table:table-cell office:value-type="float" office:value="1243.5" calcext:value-type="float">
            <text:p>1243.5</text:p>
          </table:table-cell>
          <table:table-cell office:value-type="float" office:value="763.5" calcext:value-type="float">
            <text:p>763.5</text:p>
          </table:table-cell>
          <table:table-cell table:number-columns-repeated="2"/>
          <table:table-cell table:formula="of:=AVERAGE([.A147:.E147])" office:value-type="float" office:value="1113.05" calcext:value-type="float">
            <text:p>1113.05</text:p>
          </table:table-cell>
        </table:table-row>
        <table:table-row table:style-name="ro1">
          <table:table-cell office:value-type="float" office:value="1639.75" calcext:value-type="float">
            <text:p>1639.75</text:p>
          </table:table-cell>
          <table:table-cell office:value-type="float" office:value="1121" calcext:value-type="float">
            <text:p>1121</text:p>
          </table:table-cell>
          <table:table-cell office:value-type="float" office:value="962.25" calcext:value-type="float">
            <text:p>962.25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A148:.E148])" office:value-type="float" office:value="1158.25" calcext:value-type="float">
            <text:p>1158.25</text:p>
          </table:table-cell>
        </table:table-row>
        <table:table-row table:style-name="ro1">
          <table:table-cell office:value-type="float" office:value="1608.5" calcext:value-type="float">
            <text:p>1608.5</text:p>
          </table:table-cell>
          <table:table-cell office:value-type="float" office:value="1151" calcext:value-type="float">
            <text:p>1151</text:p>
          </table:table-cell>
          <table:table-cell office:value-type="float" office:value="1015" calcext:value-type="float">
            <text:p>1015</text:p>
          </table:table-cell>
          <table:table-cell office:value-type="float" office:value="742.25" calcext:value-type="float">
            <text:p>742.25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table:formula="of:=AVERAGE([.A149:.E149])" office:value-type="float" office:value="1066.95" calcext:value-type="float">
            <text:p>1066.95</text:p>
          </table:table-cell>
        </table:table-row>
        <table:table-row table:style-name="ro1">
          <table:table-cell office:value-type="float" office:value="1589.75" calcext:value-type="float">
            <text:p>1589.75</text:p>
          </table:table-cell>
          <table:table-cell office:value-type="float" office:value="1042.25" calcext:value-type="float">
            <text:p>1042.25</text:p>
          </table:table-cell>
          <table:table-cell office:value-type="float" office:value="931" calcext:value-type="float">
            <text:p>931</text:p>
          </table:table-cell>
          <table:table-cell office:value-type="float" office:value="1045.75" calcext:value-type="float">
            <text:p>1045.75</text:p>
          </table:table-cell>
          <table:table-cell office:value-type="float" office:value="833.5" calcext:value-type="float">
            <text:p>833.5</text:p>
          </table:table-cell>
          <table:table-cell table:number-columns-repeated="2"/>
          <table:table-cell table:formula="of:=AVERAGE([.A150:.E150])" office:value-type="float" office:value="1088.45" calcext:value-type="float">
            <text:p>1088.45</text:p>
          </table:table-cell>
        </table:table-row>
        <table:table-row table:style-name="ro1">
          <table:table-cell office:value-type="float" office:value="1702.25" calcext:value-type="float">
            <text:p>1702.25</text:p>
          </table:table-cell>
          <table:table-cell office:value-type="float" office:value="847.25" calcext:value-type="float">
            <text:p>847.25</text:p>
          </table:table-cell>
          <table:table-cell office:value-type="float" office:value="658.5" calcext:value-type="float">
            <text:p>658.5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857.25" calcext:value-type="float">
            <text:p>857.25</text:p>
          </table:table-cell>
          <table:table-cell table:number-columns-repeated="2"/>
          <table:table-cell table:formula="of:=AVERAGE([.A151:.E151])" office:value-type="float" office:value="1045.5" calcext:value-type="float">
            <text:p>1045.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818.5" calcext:value-type="float">
            <text:p>818.5</text:p>
          </table:table-cell>
          <table:table-cell office:value-type="float" office:value="1007.25" calcext:value-type="float">
            <text:p>1007.25</text:p>
          </table:table-cell>
          <table:table-cell office:value-type="float" office:value="1051" calcext:value-type="float">
            <text:p>1051</text:p>
          </table:table-cell>
          <table:table-cell office:value-type="float" office:value="954.75" calcext:value-type="float">
            <text:p>954.75</text:p>
          </table:table-cell>
          <table:table-cell table:number-columns-repeated="2"/>
          <table:table-cell table:formula="of:=AVERAGE([.A152:.E152])" office:value-type="float" office:value="1053.5" calcext:value-type="float">
            <text:p>1053.5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186" calcext:value-type="float">
            <text:p>1186</text:p>
          </table:table-cell>
          <table:table-cell office:value-type="float" office:value="867" calcext:value-type="float">
            <text:p>867</text:p>
          </table:table-cell>
          <table:table-cell office:value-type="float" office:value="1062.25" calcext:value-type="float">
            <text:p>1062.25</text:p>
          </table:table-cell>
          <table:table-cell office:value-type="float" office:value="1073.5" calcext:value-type="float">
            <text:p>1073.5</text:p>
          </table:table-cell>
          <table:table-cell table:number-columns-repeated="2"/>
          <table:table-cell table:formula="of:=AVERAGE([.A153:.E153])" office:value-type="float" office:value="1181.95" calcext:value-type="float">
            <text:p>1181.95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834.75" calcext:value-type="float">
            <text:p>834.75</text:p>
          </table:table-cell>
          <table:table-cell office:value-type="float" office:value="981" calcext:value-type="float">
            <text:p>981</text:p>
          </table:table-cell>
          <table:table-cell office:value-type="float" office:value="683.25" calcext:value-type="float">
            <text:p>683.25</text:p>
          </table:table-cell>
          <table:table-cell office:value-type="float" office:value="999.5" calcext:value-type="float">
            <text:p>999.5</text:p>
          </table:table-cell>
          <table:table-cell table:number-columns-repeated="2"/>
          <table:table-cell table:formula="of:=AVERAGE([.A154:.E154])" office:value-type="float" office:value="1047.9" calcext:value-type="float">
            <text:p>1047.9</text:p>
          </table:table-cell>
        </table:table-row>
        <table:table-row table:style-name="ro1">
          <table:table-cell office:value-type="float" office:value="1614.75" calcext:value-type="float">
            <text:p>1614.75</text:p>
          </table:table-cell>
          <table:table-cell office:value-type="float" office:value="982.5" calcext:value-type="float">
            <text:p>982.5</text:p>
          </table:table-cell>
          <table:table-cell office:value-type="float" office:value="953" calcext:value-type="float">
            <text:p>953</text:p>
          </table:table-cell>
          <table:table-cell office:value-type="float" office:value="861.25" calcext:value-type="float">
            <text:p>861.25</text:p>
          </table:table-cell>
          <table:table-cell office:value-type="float" office:value="951.75" calcext:value-type="float">
            <text:p>951.75</text:p>
          </table:table-cell>
          <table:table-cell table:number-columns-repeated="2"/>
          <table:table-cell table:formula="of:=AVERAGE([.A155:.E155])" office:value-type="float" office:value="1072.65" calcext:value-type="float">
            <text:p>1072.6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94.75" calcext:value-type="float">
            <text:p>1094.75</text:p>
          </table:table-cell>
          <table:table-cell office:value-type="float" office:value="1024.75" calcext:value-type="float">
            <text:p>1024.75</text:p>
          </table:table-cell>
          <table:table-cell office:value-type="float" office:value="652" calcext:value-type="float">
            <text:p>652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AVERAGE([.A156:.E156])" office:value-type="float" office:value="1013.1" calcext:value-type="float">
            <text:p>1013.1</text:p>
          </table:table-cell>
        </table:table-row>
        <table:table-row table:style-name="ro1">
          <table:table-cell office:value-type="float" office:value="1308.5" calcext:value-type="float">
            <text:p>1308.5</text:p>
          </table:table-cell>
          <table:table-cell office:value-type="float" office:value="1073.5" calcext:value-type="float">
            <text:p>1073.5</text:p>
          </table:table-cell>
          <table:table-cell office:value-type="float" office:value="937.25" calcext:value-type="float">
            <text:p>937.25</text:p>
          </table:table-cell>
          <table:table-cell office:value-type="float" office:value="1108.5" calcext:value-type="float">
            <text:p>1108.5</text:p>
          </table:table-cell>
          <table:table-cell office:value-type="float" office:value="918.5" calcext:value-type="float">
            <text:p>918.5</text:p>
          </table:table-cell>
          <table:table-cell table:number-columns-repeated="2"/>
          <table:table-cell table:formula="of:=AVERAGE([.A157:.E157])" office:value-type="float" office:value="1069.25" calcext:value-type="float">
            <text:p>1069.25</text:p>
          </table:table-cell>
        </table:table-row>
        <table:table-row table:style-name="ro1">
          <table:table-cell office:value-type="float" office:value="1564.75" calcext:value-type="float">
            <text:p>1564.75</text:p>
          </table:table-cell>
          <table:table-cell office:value-type="float" office:value="917.25" calcext:value-type="float">
            <text:p>917.25</text:p>
          </table:table-cell>
          <table:table-cell office:value-type="float" office:value="949.75" calcext:value-type="float">
            <text:p>949.75</text:p>
          </table:table-cell>
          <table:table-cell office:value-type="float" office:value="1011" calcext:value-type="float">
            <text:p>1011</text:p>
          </table:table-cell>
          <table:table-cell office:value-type="float" office:value="676.25" calcext:value-type="float">
            <text:p>676.25</text:p>
          </table:table-cell>
          <table:table-cell table:number-columns-repeated="2"/>
          <table:table-cell table:formula="of:=AVERAGE([.A158:.E158])" office:value-type="float" office:value="1023.8" calcext:value-type="float">
            <text:p>1023.8</text:p>
          </table:table-cell>
        </table:table-row>
        <table:table-row table:style-name="ro1">
          <table:table-cell office:value-type="float" office:value="1549.75" calcext:value-type="float">
            <text:p>1549.75</text:p>
          </table:table-cell>
          <table:table-cell office:value-type="float" office:value="1180" calcext:value-type="float">
            <text:p>1180</text:p>
          </table:table-cell>
          <table:table-cell office:value-type="float" office:value="1028.5" calcext:value-type="float">
            <text:p>1028.5</text:p>
          </table:table-cell>
          <table:table-cell office:value-type="float" office:value="1173.5" calcext:value-type="float">
            <text:p>1173.5</text:p>
          </table:table-cell>
          <table:table-cell office:value-type="float" office:value="723.25" calcext:value-type="float">
            <text:p>723.25</text:p>
          </table:table-cell>
          <table:table-cell table:number-columns-repeated="2"/>
          <table:table-cell table:formula="of:=AVERAGE([.A159:.E159])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221" calcext:value-type="float">
            <text:p>1221</text:p>
          </table:table-cell>
          <table:table-cell office:value-type="float" office:value="923.75" calcext:value-type="float">
            <text:p>923.75</text:p>
          </table:table-cell>
          <table:table-cell office:value-type="float" office:value="1106" calcext:value-type="float">
            <text:p>1106</text:p>
          </table:table-cell>
          <table:table-cell office:value-type="float" office:value="900.5" calcext:value-type="float">
            <text:p>900.5</text:p>
          </table:table-cell>
          <table:table-cell table:number-columns-repeated="2"/>
          <table:table-cell table:formula="of:=AVERAGE([.A160:.E160])" office:value-type="float" office:value="1184.45" calcext:value-type="float">
            <text:p>1184.45</text:p>
          </table:table-cell>
        </table:table-row>
        <table:table-row table:style-name="ro1">
          <table:table-cell office:value-type="float" office:value="1483.5" calcext:value-type="float">
            <text:p>1483.5</text:p>
          </table:table-cell>
          <table:table-cell office:value-type="float" office:value="1066.25" calcext:value-type="float">
            <text:p>1066.25</text:p>
          </table:table-cell>
          <table:table-cell office:value-type="float" office:value="893.5" calcext:value-type="float">
            <text:p>893.5</text:p>
          </table:table-cell>
          <table:table-cell office:value-type="float" office:value="1101" calcext:value-type="float">
            <text:p>1101</text:p>
          </table:table-cell>
          <table:table-cell office:value-type="float" office:value="910.75" calcext:value-type="float">
            <text:p>910.75</text:p>
          </table:table-cell>
          <table:table-cell table:number-columns-repeated="2"/>
          <table:table-cell table:formula="of:=AVERAGE([.A161:.E161])"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562.25" calcext:value-type="float">
            <text:p>1562.25</text:p>
          </table:table-cell>
          <table:table-cell office:value-type="float" office:value="1074.75" calcext:value-type="float">
            <text:p>1074.75</text:p>
          </table:table-cell>
          <table:table-cell office:value-type="float" office:value="1164.75" calcext:value-type="float">
            <text:p>1164.75</text:p>
          </table:table-cell>
          <table:table-cell office:value-type="float" office:value="1002.25" calcext:value-type="float">
            <text:p>1002.25</text:p>
          </table:table-cell>
          <table:table-cell office:value-type="float" office:value="1007.25" calcext:value-type="float">
            <text:p>1007.25</text:p>
          </table:table-cell>
          <table:table-cell table:number-columns-repeated="2"/>
          <table:table-cell table:formula="of:=AVERAGE([.A162:.E162])" office:value-type="float" office:value="1162.25" calcext:value-type="float">
            <text:p>1162.25</text:p>
          </table:table-cell>
        </table:table-row>
        <table:table-row table:style-name="ro1">
          <table:table-cell office:value-type="float" office:value="1664.75" calcext:value-type="float">
            <text:p>1664.75</text:p>
          </table:table-cell>
          <table:table-cell office:value-type="float" office:value="1026" calcext:value-type="float">
            <text:p>1026</text:p>
          </table:table-cell>
          <table:table-cell office:value-type="float" office:value="899.75" calcext:value-type="float">
            <text:p>899.75</text:p>
          </table:table-cell>
          <table:table-cell office:value-type="float" office:value="1011" calcext:value-type="float">
            <text:p>1011</text:p>
          </table:table-cell>
          <table:table-cell office:value-type="float" office:value="959.75" calcext:value-type="float">
            <text:p>959.75</text:p>
          </table:table-cell>
          <table:table-cell table:number-columns-repeated="2"/>
          <table:table-cell table:formula="of:=AVERAGE([.A163:.E163])" office:value-type="float" office:value="1112.25" calcext:value-type="float">
            <text:p>1112.25</text:p>
          </table:table-cell>
        </table:table-row>
        <table:table-row table:style-name="ro1">
          <table:table-cell office:value-type="float" office:value="1689.75" calcext:value-type="float">
            <text:p>1689.75</text:p>
          </table:table-cell>
          <table:table-cell office:value-type="float" office:value="1166" calcext:value-type="float">
            <text:p>1166</text:p>
          </table:table-cell>
          <table:table-cell office:value-type="float" office:value="842.5" calcext:value-type="float">
            <text:p>842.5</text:p>
          </table:table-cell>
          <table:table-cell office:value-type="float" office:value="881.25" calcext:value-type="float">
            <text:p>881.25</text:p>
          </table:table-cell>
          <table:table-cell office:value-type="float" office:value="987.25" calcext:value-type="float">
            <text:p>987.25</text:p>
          </table:table-cell>
          <table:table-cell table:number-columns-repeated="2"/>
          <table:table-cell table:formula="of:=AVERAGE([.A164:.E164])" office:value-type="float" office:value="1113.35" calcext:value-type="float">
            <text:p>1113.35</text:p>
          </table:table-cell>
        </table:table-row>
        <table:table-row table:style-name="ro1">
          <table:table-cell office:value-type="float" office:value="1528.5" calcext:value-type="float">
            <text:p>1528.5</text:p>
          </table:table-cell>
          <table:table-cell office:value-type="float" office:value="732.25" calcext:value-type="float">
            <text:p>732.25</text:p>
          </table:table-cell>
          <table:table-cell office:value-type="float" office:value="931" calcext:value-type="float">
            <text:p>931</text:p>
          </table:table-cell>
          <table:table-cell office:value-type="float" office:value="1182.25" calcext:value-type="float">
            <text:p>1182.25</text:p>
          </table:table-cell>
          <table:table-cell office:value-type="float" office:value="869.75" calcext:value-type="float">
            <text:p>869.75</text:p>
          </table:table-cell>
          <table:table-cell table:number-columns-repeated="2"/>
          <table:table-cell table:formula="of:=AVERAGE([.A165:.E165])" office:value-type="float" office:value="1048.75" calcext:value-type="float">
            <text:p>1048.75</text:p>
          </table:table-cell>
        </table:table-row>
        <table:table-row table:style-name="ro1">
          <table:table-cell office:value-type="float" office:value="1539.75" calcext:value-type="float">
            <text:p>1539.75</text:p>
          </table:table-cell>
          <table:table-cell office:value-type="float" office:value="681" calcext:value-type="float">
            <text:p>681</text:p>
          </table:table-cell>
          <table:table-cell office:value-type="float" office:value="971.75" calcext:value-type="float">
            <text:p>971.75</text:p>
          </table:table-cell>
          <table:table-cell office:value-type="float" office:value="856" calcext:value-type="float">
            <text:p>856</text:p>
          </table:table-cell>
          <table:table-cell office:value-type="float" office:value="1023.25" calcext:value-type="float">
            <text:p>1023.25</text:p>
          </table:table-cell>
          <table:table-cell table:number-columns-repeated="2"/>
          <table:table-cell table:formula="of:=AVERAGE([.A166:.E166])" office:value-type="float" office:value="1014.35" calcext:value-type="float">
            <text:p>1014.35</text:p>
          </table:table-cell>
        </table:table-row>
        <table:table-row table:style-name="ro1">
          <table:table-cell office:value-type="float" office:value="1402.25" calcext:value-type="float">
            <text:p>1402.25</text:p>
          </table:table-cell>
          <table:table-cell office:value-type="float" office:value="838.5" calcext:value-type="float">
            <text:p>838.5</text:p>
          </table:table-cell>
          <table:table-cell office:value-type="float" office:value="984.75" calcext:value-type="float">
            <text:p>984.75</text:p>
          </table:table-cell>
          <table:table-cell office:value-type="float" office:value="1088.5" calcext:value-type="float">
            <text:p>1088.5</text:p>
          </table:table-cell>
          <table:table-cell office:value-type="float" office:value="1034.75" calcext:value-type="float">
            <text:p>1034.75</text:p>
          </table:table-cell>
          <table:table-cell table:number-columns-repeated="2"/>
          <table:table-cell table:formula="of:=AVERAGE([.A167:.E167])" office:value-type="float" office:value="1069.75" calcext:value-type="float">
            <text:p>1069.75</text:p>
          </table:table-cell>
        </table:table-row>
        <table:table-row table:style-name="ro1">
          <table:table-cell office:value-type="float" office:value="1597.25" calcext:value-type="float">
            <text:p>1597.25</text:p>
          </table:table-cell>
          <table:table-cell office:value-type="float" office:value="777.75" calcext:value-type="float">
            <text:p>777.75</text:p>
          </table:table-cell>
          <table:table-cell office:value-type="float" office:value="836" calcext:value-type="float">
            <text:p>836</text:p>
          </table:table-cell>
          <table:table-cell office:value-type="float" office:value="1313.5" calcext:value-type="float">
            <text:p>1313.5</text:p>
          </table:table-cell>
          <table:table-cell office:value-type="float" office:value="1133.5" calcext:value-type="float">
            <text:p>1133.5</text:p>
          </table:table-cell>
          <table:table-cell table:number-columns-repeated="2"/>
          <table:table-cell table:formula="of:=AVERAGE([.A168:.E168])" office:value-type="float" office:value="1131.6" calcext:value-type="float">
            <text:p>1131.6</text:p>
          </table:table-cell>
        </table:table-row>
        <table:table-row table:style-name="ro1">
          <table:table-cell office:value-type="float" office:value="1633.5" calcext:value-type="float">
            <text:p>1633.5</text:p>
          </table:table-cell>
          <table:table-cell office:value-type="float" office:value="727.25" calcext:value-type="float">
            <text:p>727.25</text:p>
          </table:table-cell>
          <table:table-cell office:value-type="float" office:value="887.25" calcext:value-type="float">
            <text:p>887.25</text:p>
          </table:table-cell>
          <table:table-cell office:value-type="float" office:value="821" calcext:value-type="float">
            <text:p>821</text:p>
          </table:table-cell>
          <table:table-cell office:value-type="float" office:value="854.75" calcext:value-type="float">
            <text:p>854.75</text:p>
          </table:table-cell>
          <table:table-cell table:number-columns-repeated="2"/>
          <table:table-cell table:formula="of:=AVERAGE([.A169:.E169])" office:value-type="float" office:value="984.75" calcext:value-type="float">
            <text:p>984.75</text:p>
          </table:table-cell>
        </table:table-row>
        <table:table-row table:style-name="ro1">
          <table:table-cell office:value-type="float" office:value="1739.75" calcext:value-type="float">
            <text:p>1739.75</text:p>
          </table:table-cell>
          <table:table-cell office:value-type="float" office:value="936" calcext:value-type="float">
            <text:p>936</text:p>
          </table:table-cell>
          <table:table-cell office:value-type="float" office:value="813.25" calcext:value-type="float">
            <text:p>813.25</text:p>
          </table:table-cell>
          <table:table-cell office:value-type="float" office:value="1116.5" calcext:value-type="float">
            <text:p>1116.5</text:p>
          </table:table-cell>
          <table:table-cell office:value-type="float" office:value="978" calcext:value-type="float">
            <text:p>978</text:p>
          </table:table-cell>
          <table:table-cell table:number-columns-repeated="2"/>
          <table:table-cell table:formula="of:=AVERAGE([.A170:.E170])" office:value-type="float" office:value="1116.7" calcext:value-type="float">
            <text:p>1116.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82.25" calcext:value-type="float">
            <text:p>782.25</text:p>
          </table:table-cell>
          <table:table-cell office:value-type="float" office:value="781.5" calcext:value-type="float">
            <text:p>781.5</text:p>
          </table:table-cell>
          <table:table-cell office:value-type="float" office:value="991" calcext:value-type="float">
            <text:p>991</text:p>
          </table:table-cell>
          <table:table-cell office:value-type="float" office:value="1058.5" calcext:value-type="float">
            <text:p>1058.5</text:p>
          </table:table-cell>
          <table:table-cell table:number-columns-repeated="2"/>
          <table:table-cell table:formula="of:=AVERAGE([.A171:.E171])" office:value-type="float" office:value="1066.85" calcext:value-type="float">
            <text:p>1066.85</text:p>
          </table:table-cell>
        </table:table-row>
        <table:table-row table:style-name="ro1">
          <table:table-cell office:value-type="float" office:value="1664.75" calcext:value-type="float">
            <text:p>1664.75</text:p>
          </table:table-cell>
          <table:table-cell office:value-type="float" office:value="1084.75" calcext:value-type="float">
            <text:p>1084.75</text:p>
          </table:table-cell>
          <table:table-cell office:value-type="float" office:value="630.5" calcext:value-type="float">
            <text:p>630.5</text:p>
          </table:table-cell>
          <table:table-cell office:value-type="float" office:value="996" calcext:value-type="float">
            <text:p>996</text:p>
          </table:table-cell>
          <table:table-cell office:value-type="float" office:value="888.5" calcext:value-type="float">
            <text:p>888.5</text:p>
          </table:table-cell>
          <table:table-cell table:number-columns-repeated="2"/>
          <table:table-cell table:formula="of:=AVERAGE([.A172:.E172])" office:value-type="float" office:value="1052.9" calcext:value-type="float">
            <text:p>1052.9</text:p>
          </table:table-cell>
        </table:table-row>
        <table:table-row table:style-name="ro1">
          <table:table-cell office:value-type="float" office:value="1327.25" calcext:value-type="float">
            <text:p>1327.25</text:p>
          </table:table-cell>
          <table:table-cell office:value-type="float" office:value="942.25" calcext:value-type="float">
            <text:p>942.25</text:p>
          </table:table-cell>
          <table:table-cell office:value-type="float" office:value="698.5" calcext:value-type="float">
            <text:p>698.5</text:p>
          </table:table-cell>
          <table:table-cell office:value-type="float" office:value="1147" calcext:value-type="float">
            <text:p>1147</text:p>
          </table:table-cell>
          <table:table-cell office:value-type="float" office:value="1078.5" calcext:value-type="float">
            <text:p>1078.5</text:p>
          </table:table-cell>
          <table:table-cell table:number-columns-repeated="2"/>
          <table:table-cell table:formula="of:=AVERAGE([.A173:.E173])" office:value-type="float" office:value="1038.7" calcext:value-type="float">
            <text:p>1038.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82.25" calcext:value-type="float">
            <text:p>782.25</text:p>
          </table:table-cell>
          <table:table-cell office:value-type="float" office:value="976" calcext:value-type="float">
            <text:p>976</text:p>
          </table:table-cell>
          <table:table-cell office:value-type="float" office:value="1152.25" calcext:value-type="float">
            <text:p>1152.25</text:p>
          </table:table-cell>
          <table:table-cell office:value-type="float" office:value="802.25" calcext:value-type="float">
            <text:p>802.25</text:p>
          </table:table-cell>
          <table:table-cell table:number-columns-repeated="2"/>
          <table:table-cell table:formula="of:=AVERAGE([.A174:.E174])" office:value-type="float" office:value="1106.75" calcext:value-type="float">
            <text:p>1106.75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808.5" calcext:value-type="float">
            <text:p>808.5</text:p>
          </table:table-cell>
          <table:table-cell office:value-type="float" office:value="923.25" calcext:value-type="float">
            <text:p>923.25</text:p>
          </table:table-cell>
          <table:table-cell office:value-type="float" office:value="1082" calcext:value-type="float">
            <text:p>1082</text:p>
          </table:table-cell>
          <table:table-cell office:value-type="float" office:value="1002.25" calcext:value-type="float">
            <text:p>1002.25</text:p>
          </table:table-cell>
          <table:table-cell table:number-columns-repeated="2"/>
          <table:table-cell table:formula="of:=AVERAGE([.A175:.E175])" office:value-type="float" office:value="1107.4" calcext:value-type="float">
            <text:p>1107.4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979.75" calcext:value-type="float">
            <text:p>979.75</text:p>
          </table:table-cell>
          <table:table-cell office:value-type="float" office:value="809" calcext:value-type="float">
            <text:p>809</text:p>
          </table:table-cell>
          <table:table-cell office:value-type="float" office:value="1040.75" calcext:value-type="float">
            <text:p>1040.75</text:p>
          </table:table-cell>
          <table:table-cell office:value-type="float" office:value="1044.75" calcext:value-type="float">
            <text:p>1044.75</text:p>
          </table:table-cell>
          <table:table-cell table:number-columns-repeated="2"/>
          <table:table-cell table:formula="of:=AVERAGE([.A176:.E176])" office:value-type="float" office:value="1119.05" calcext:value-type="float">
            <text:p>1119.05</text:p>
          </table:table-cell>
        </table:table-row>
        <table:table-row table:style-name="ro1">
          <table:table-cell office:value-type="float" office:value="1539.75" calcext:value-type="float">
            <text:p>1539.75</text:p>
          </table:table-cell>
          <table:table-cell office:value-type="float" office:value="768.5" calcext:value-type="float">
            <text:p>768.5</text:p>
          </table:table-cell>
          <table:table-cell office:value-type="float" office:value="982" calcext:value-type="float">
            <text:p>982</text:p>
          </table:table-cell>
          <table:table-cell office:value-type="float" office:value="779.5" calcext:value-type="float">
            <text:p>779.5</text:p>
          </table:table-cell>
          <table:table-cell office:value-type="float" office:value="1024.75" calcext:value-type="float">
            <text:p>1024.75</text:p>
          </table:table-cell>
          <table:table-cell table:number-columns-repeated="2"/>
          <table:table-cell table:formula="of:=AVERAGE([.A177:.E177])" office:value-type="float" office:value="1018.9" calcext:value-type="float">
            <text:p>1018.9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146" calcext:value-type="float">
            <text:p>1146</text:p>
          </table:table-cell>
          <table:table-cell office:value-type="float" office:value="860.25" calcext:value-type="float">
            <text:p>860.25</text:p>
          </table:table-cell>
          <table:table-cell office:value-type="float" office:value="642.25" calcext:value-type="float">
            <text:p>642.25</text:p>
          </table:table-cell>
          <table:table-cell office:value-type="float" office:value="970.25" calcext:value-type="float">
            <text:p>970.25</text:p>
          </table:table-cell>
          <table:table-cell table:number-columns-repeated="2"/>
          <table:table-cell table:formula="of:=AVERAGE([.A178:.E178])"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52.75" calcext:value-type="float">
            <text:p>1852.75</text:p>
          </table:table-cell>
          <table:table-cell office:value-type="float" office:value="847.25" calcext:value-type="float">
            <text:p>847.25</text:p>
          </table:table-cell>
          <table:table-cell office:value-type="float" office:value="914.25" calcext:value-type="float">
            <text:p>914.25</text:p>
          </table:table-cell>
          <table:table-cell office:value-type="float" office:value="1092.25" calcext:value-type="float">
            <text:p>1092.25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table:formula="of:=AVERAGE([.A179:.E179])" office:value-type="float" office:value="1128.5" calcext:value-type="float">
            <text:p>1128.5</text:p>
          </table:table-cell>
        </table:table-row>
        <table:table-row table:style-name="ro1">
          <table:table-cell office:value-type="float" office:value="1494.75" calcext:value-type="float">
            <text:p>1494.75</text:p>
          </table:table-cell>
          <table:table-cell office:value-type="float" office:value="610.75" calcext:value-type="float">
            <text:p>610.75</text:p>
          </table:table-cell>
          <table:table-cell office:value-type="float" office:value="1098.5" calcext:value-type="float">
            <text:p>1098.5</text:p>
          </table:table-cell>
          <table:table-cell office:value-type="float" office:value="721" calcext:value-type="float">
            <text:p>721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table:formula="of:=AVERAGE([.A180:.E180])" office:value-type="float" office:value="1007.2" calcext:value-type="float">
            <text:p>1007.2</text:p>
          </table:table-cell>
        </table:table-row>
        <table:table-row table:style-name="ro1">
          <table:table-cell office:value-type="float" office:value="1718.5" calcext:value-type="float">
            <text:p>1718.5</text:p>
          </table:table-cell>
          <table:table-cell office:value-type="float" office:value="911" calcext:value-type="float">
            <text:p>911</text:p>
          </table:table-cell>
          <table:table-cell office:value-type="float" office:value="817.25" calcext:value-type="float">
            <text:p>817.25</text:p>
          </table:table-cell>
          <table:table-cell office:value-type="float" office:value="592.25" calcext:value-type="float">
            <text:p>592.25</text:p>
          </table:table-cell>
          <table:table-cell office:value-type="float" office:value="893.5" calcext:value-type="float">
            <text:p>893.5</text:p>
          </table:table-cell>
          <table:table-cell table:number-columns-repeated="2"/>
          <table:table-cell table:formula="of:=AVERAGE([.A181:.E181])" office:value-type="float" office:value="986.5" calcext:value-type="float">
            <text:p>986.5</text:p>
          </table:table-cell>
        </table:table-row>
        <table:table-row table:style-name="ro1">
          <table:table-cell office:value-type="float" office:value="1267.25" calcext:value-type="float">
            <text:p>1267.25</text:p>
          </table:table-cell>
          <table:table-cell office:value-type="float" office:value="1014.75" calcext:value-type="float">
            <text:p>1014.75</text:p>
          </table:table-cell>
          <table:table-cell office:value-type="float" office:value="764.75" calcext:value-type="float">
            <text:p>764.75</text:p>
          </table:table-cell>
          <table:table-cell office:value-type="float" office:value="1238.5" calcext:value-type="float">
            <text:p>1238.5</text:p>
          </table:table-cell>
          <table:table-cell office:value-type="float" office:value="972.25" calcext:value-type="float">
            <text:p>972.25</text:p>
          </table:table-cell>
          <table:table-cell table:number-columns-repeated="2"/>
          <table:table-cell table:formula="of:=AVERAGE([.A182:.E182])" office:value-type="float" office:value="1051.5" calcext:value-type="float">
            <text:p>1051.5</text:p>
          </table:table-cell>
        </table:table-row>
        <table:table-row table:style-name="ro1">
          <table:table-cell office:value-type="float" office:value="1714.75" calcext:value-type="float">
            <text:p>1714.75</text:p>
          </table:table-cell>
          <table:table-cell office:value-type="float" office:value="649.75" calcext:value-type="float">
            <text:p>649.75</text:p>
          </table:table-cell>
          <table:table-cell office:value-type="float" office:value="937.5" calcext:value-type="float">
            <text:p>937.5</text:p>
          </table:table-cell>
          <table:table-cell office:value-type="float" office:value="1089.75" calcext:value-type="float">
            <text:p>1089.75</text:p>
          </table:table-cell>
          <table:table-cell office:value-type="float" office:value="999.5" calcext:value-type="float">
            <text:p>999.5</text:p>
          </table:table-cell>
          <table:table-cell table:number-columns-repeated="2"/>
          <table:table-cell table:formula="of:=AVERAGE([.A183:.E183])" office:value-type="float" office:value="1078.25" calcext:value-type="float">
            <text:p>1078.25</text:p>
          </table:table-cell>
        </table:table-row>
        <table:table-row table:style-name="ro1">
          <table:table-cell office:value-type="float" office:value="1564.75" calcext:value-type="float">
            <text:p>1564.75</text:p>
          </table:table-cell>
          <table:table-cell office:value-type="float" office:value="1113.5" calcext:value-type="float">
            <text:p>1113.5</text:p>
          </table:table-cell>
          <table:table-cell office:value-type="float" office:value="909" calcext:value-type="float">
            <text:p>909</text:p>
          </table:table-cell>
          <table:table-cell office:value-type="float" office:value="1103.5" calcext:value-type="float">
            <text:p>1103.5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table:formula="of:=AVERAGE([.A184:.E184])" office:value-type="float" office:value="1131.35" calcext:value-type="float">
            <text:p>1131.35</text:p>
          </table:table-cell>
        </table:table-row>
        <table:table-row table:style-name="ro1">
          <table:table-cell office:value-type="float" office:value="1664.75" calcext:value-type="float">
            <text:p>1664.75</text:p>
          </table:table-cell>
          <table:table-cell office:value-type="float" office:value="1227.25" calcext:value-type="float">
            <text:p>1227.25</text:p>
          </table:table-cell>
          <table:table-cell office:value-type="float" office:value="1087.25" calcext:value-type="float">
            <text:p>1087.25</text:p>
          </table:table-cell>
          <table:table-cell office:value-type="float" office:value="570" calcext:value-type="float">
            <text:p>570</text:p>
          </table:table-cell>
          <table:table-cell office:value-type="float" office:value="867.75" calcext:value-type="float">
            <text:p>867.75</text:p>
          </table:table-cell>
          <table:table-cell table:number-columns-repeated="2"/>
          <table:table-cell table:formula="of:=AVERAGE([.A185:.E185])" office:value-type="float" office:value="1083.4" calcext:value-type="float">
            <text:p>1083.4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948.5" calcext:value-type="float">
            <text:p>948.5</text:p>
          </table:table-cell>
          <table:table-cell office:value-type="float" office:value="977.25" calcext:value-type="float">
            <text:p>977.25</text:p>
          </table:table-cell>
          <table:table-cell office:value-type="float" office:value="1188.5" calcext:value-type="float">
            <text:p>1188.5</text:p>
          </table:table-cell>
          <table:table-cell office:value-type="float" office:value="910.5" calcext:value-type="float">
            <text:p>910.5</text:p>
          </table:table-cell>
          <table:table-cell table:number-columns-repeated="2"/>
          <table:table-cell table:formula="of:=AVERAGE([.A186:.E186])" office:value-type="float" office:value="1139.15" calcext:value-type="float">
            <text:p>1139.15</text:p>
          </table:table-cell>
        </table:table-row>
        <table:table-row table:style-name="ro1">
          <table:table-cell office:value-type="float" office:value="1527.25" calcext:value-type="float">
            <text:p>1527.25</text:p>
          </table:table-cell>
          <table:table-cell office:value-type="float" office:value="1249.75" calcext:value-type="float">
            <text:p>1249.75</text:p>
          </table:table-cell>
          <table:table-cell office:value-type="float" office:value="834.75" calcext:value-type="float">
            <text:p>834.75</text:p>
          </table:table-cell>
          <table:table-cell office:value-type="float" office:value="823.75" calcext:value-type="float">
            <text:p>823.75</text:p>
          </table:table-cell>
          <table:table-cell office:value-type="float" office:value="834.75" calcext:value-type="float">
            <text:p>834.75</text:p>
          </table:table-cell>
          <table:table-cell table:number-columns-repeated="2"/>
          <table:table-cell table:formula="of:=AVERAGE([.A187:.E187])" office:value-type="float" office:value="1054.05" calcext:value-type="float">
            <text:p>1054.05</text:p>
          </table:table-cell>
        </table:table-row>
        <table:table-row table:style-name="ro1">
          <table:table-cell office:value-type="float" office:value="1902.25" calcext:value-type="float">
            <text:p>1902.25</text:p>
          </table:table-cell>
          <table:table-cell office:value-type="float" office:value="844.75" calcext:value-type="float">
            <text:p>844.75</text:p>
          </table:table-cell>
          <table:table-cell office:value-type="float" office:value="747.5" calcext:value-type="float">
            <text:p>747.5</text:p>
          </table:table-cell>
          <table:table-cell office:value-type="float" office:value="784.75" calcext:value-type="float">
            <text:p>784.75</text:p>
          </table:table-cell>
          <table:table-cell office:value-type="float" office:value="1028.5" calcext:value-type="float">
            <text:p>1028.5</text:p>
          </table:table-cell>
          <table:table-cell table:number-columns-repeated="2"/>
          <table:table-cell table:formula="of:=AVERAGE([.A188:.E188])" office:value-type="float" office:value="1061.55" calcext:value-type="float">
            <text:p>1061.55</text:p>
          </table:table-cell>
        </table:table-row>
        <table:table-row table:style-name="ro1">
          <table:table-cell office:value-type="float" office:value="1482.25" calcext:value-type="float">
            <text:p>1482.25</text:p>
          </table:table-cell>
          <table:table-cell office:value-type="float" office:value="1158.75" calcext:value-type="float">
            <text:p>1158.75</text:p>
          </table:table-cell>
          <table:table-cell office:value-type="float" office:value="749.25" calcext:value-type="float">
            <text:p>749.25</text:p>
          </table:table-cell>
          <table:table-cell office:value-type="float" office:value="1026.5" calcext:value-type="float">
            <text:p>1026.5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AVERAGE([.A189:.E189])" office:value-type="float" office:value="1080.75" calcext:value-type="float">
            <text:p>1080.75</text:p>
          </table:table-cell>
        </table:table-row>
        <table:table-row table:style-name="ro1">
          <table:table-cell office:value-type="float" office:value="1739.75" calcext:value-type="float">
            <text:p>1739.75</text:p>
          </table:table-cell>
          <table:table-cell office:value-type="float" office:value="1152.5" calcext:value-type="float">
            <text:p>1152.5</text:p>
          </table:table-cell>
          <table:table-cell office:value-type="float" office:value="744.75" calcext:value-type="float">
            <text:p>744.75</text:p>
          </table:table-cell>
          <table:table-cell office:value-type="float" office:value="727.75" calcext:value-type="float">
            <text:p>727.75</text:p>
          </table:table-cell>
          <table:table-cell office:value-type="float" office:value="894.75" calcext:value-type="float">
            <text:p>894.75</text:p>
          </table:table-cell>
          <table:table-cell table:number-columns-repeated="2"/>
          <table:table-cell table:formula="of:=AVERAGE([.A190:.E190])" office:value-type="float" office:value="1051.9" calcext:value-type="float">
            <text:p>1051.9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962.25" calcext:value-type="float">
            <text:p>962.25</text:p>
          </table:table-cell>
          <table:table-cell office:value-type="float" office:value="821" calcext:value-type="float">
            <text:p>821</text:p>
          </table:table-cell>
          <table:table-cell office:value-type="float" office:value="996" calcext:value-type="float">
            <text:p>996</text:p>
          </table:table-cell>
          <table:table-cell office:value-type="float" office:value="765.25" calcext:value-type="float">
            <text:p>765.25</text:p>
          </table:table-cell>
          <table:table-cell table:number-columns-repeated="2"/>
          <table:table-cell table:formula="of:=AVERAGE([.A191:.E191])" office:value-type="float" office:value="1043.1" calcext:value-type="float">
            <text:p>1043.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966" calcext:value-type="float">
            <text:p>966</text:p>
          </table:table-cell>
          <table:table-cell office:value-type="float" office:value="685.5" calcext:value-type="float">
            <text:p>685.5</text:p>
          </table:table-cell>
          <table:table-cell office:value-type="float" office:value="698.5" calcext:value-type="float">
            <text:p>698.5</text:p>
          </table:table-cell>
          <table:table-cell office:value-type="float" office:value="942.25" calcext:value-type="float">
            <text:p>942.25</text:p>
          </table:table-cell>
          <table:table-cell table:number-columns-repeated="2"/>
          <table:table-cell table:formula="of:=AVERAGE([.A192:.E192])" office:value-type="float" office:value="1012.65" calcext:value-type="float">
            <text:p>1012.6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079.75" calcext:value-type="float">
            <text:p>1079.75</text:p>
          </table:table-cell>
          <table:table-cell office:value-type="float" office:value="809.75" calcext:value-type="float">
            <text:p>809.75</text:p>
          </table:table-cell>
          <table:table-cell office:value-type="float" office:value="782.25" calcext:value-type="float">
            <text:p>782.25</text:p>
          </table:table-cell>
          <table:table-cell office:value-type="float" office:value="956.75" calcext:value-type="float">
            <text:p>956.75</text:p>
          </table:table-cell>
          <table:table-cell table:number-columns-repeated="2"/>
          <table:table-cell table:formula="of:=AVERAGE([.A193:.E193])" office:value-type="float" office:value="1064.9" calcext:value-type="float">
            <text:p>1064.9</text:p>
          </table:table-cell>
        </table:table-row>
        <table:table-row table:style-name="ro1">
          <table:table-cell office:value-type="float" office:value="1554.5" calcext:value-type="float">
            <text:p>1554.5</text:p>
          </table:table-cell>
          <table:table-cell office:value-type="float" office:value="1311" calcext:value-type="float">
            <text:p>1311</text:p>
          </table:table-cell>
          <table:table-cell office:value-type="float" office:value="940.5" calcext:value-type="float">
            <text:p>940.5</text:p>
          </table:table-cell>
          <table:table-cell office:value-type="float" office:value="1064.75" calcext:value-type="float">
            <text:p>1064.75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table:formula="of:=AVERAGE([.A194:.E194])" office:value-type="float" office:value="1148.35" calcext:value-type="float">
            <text:p>1148.35</text:p>
          </table:table-cell>
        </table:table-row>
        <table:table-row table:style-name="ro1">
          <table:table-cell office:value-type="float" office:value="1694.75" calcext:value-type="float">
            <text:p>1694.75</text:p>
          </table:table-cell>
          <table:table-cell office:value-type="float" office:value="828.5" calcext:value-type="float">
            <text:p>828.5</text:p>
          </table:table-cell>
          <table:table-cell office:value-type="float" office:value="996" calcext:value-type="float">
            <text:p>996</text:p>
          </table:table-cell>
          <table:table-cell office:value-type="float" office:value="1259.75" calcext:value-type="float">
            <text:p>1259.75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AVERAGE([.A195:.E195])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458.5" calcext:value-type="float">
            <text:p>1458.5</text:p>
          </table:table-cell>
          <table:table-cell office:value-type="float" office:value="1138.5" calcext:value-type="float">
            <text:p>1138.5</text:p>
          </table:table-cell>
          <table:table-cell office:value-type="float" office:value="860" calcext:value-type="float">
            <text:p>860</text:p>
          </table:table-cell>
          <table:table-cell office:value-type="float" office:value="1027.25" calcext:value-type="float">
            <text:p>1027.25</text:p>
          </table:table-cell>
          <table:table-cell office:value-type="float" office:value="1099.75" calcext:value-type="float">
            <text:p>1099.75</text:p>
          </table:table-cell>
          <table:table-cell table:number-columns-repeated="2"/>
          <table:table-cell table:formula="of:=AVERAGE([.A196:.E196])" office:value-type="float" office:value="1116.8" calcext:value-type="float">
            <text:p>1116.8</text:p>
          </table:table-cell>
        </table:table-row>
        <table:table-row table:style-name="ro1">
          <table:table-cell office:value-type="float" office:value="1483.5" calcext:value-type="float">
            <text:p>1483.5</text:p>
          </table:table-cell>
          <table:table-cell office:value-type="float" office:value="972.25" calcext:value-type="float">
            <text:p>972.25</text:p>
          </table:table-cell>
          <table:table-cell office:value-type="float" office:value="689" calcext:value-type="float">
            <text:p>689</text:p>
          </table:table-cell>
          <table:table-cell office:value-type="float" office:value="1086.5" calcext:value-type="float">
            <text:p>1086.5</text:p>
          </table:table-cell>
          <table:table-cell office:value-type="float" office:value="813.5" calcext:value-type="float">
            <text:p>813.5</text:p>
          </table:table-cell>
          <table:table-cell table:number-columns-repeated="2"/>
          <table:table-cell table:formula="of:=AVERAGE([.A197:.E197])" office:value-type="float" office:value="1008.95" calcext:value-type="float">
            <text:p>1008.95</text:p>
          </table:table-cell>
        </table:table-row>
        <table:table-row table:style-name="ro1">
          <table:table-cell office:value-type="float" office:value="1539.75" calcext:value-type="float">
            <text:p>1539.75</text:p>
          </table:table-cell>
          <table:table-cell office:value-type="float" office:value="859.75" calcext:value-type="float">
            <text:p>859.75</text:p>
          </table:table-cell>
          <table:table-cell office:value-type="float" office:value="792" calcext:value-type="float">
            <text:p>792</text:p>
          </table:table-cell>
          <table:table-cell office:value-type="float" office:value="667.25" calcext:value-type="float">
            <text:p>667.25</text:p>
          </table:table-cell>
          <table:table-cell office:value-type="float" office:value="1138.5" calcext:value-type="float">
            <text:p>1138.5</text:p>
          </table:table-cell>
          <table:table-cell table:number-columns-repeated="2"/>
          <table:table-cell table:formula="of:=AVERAGE([.A198:.E198])" office:value-type="float" office:value="999.45" calcext:value-type="float">
            <text:p>999.4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712.25" calcext:value-type="float">
            <text:p>712.25</text:p>
          </table:table-cell>
          <table:table-cell office:value-type="float" office:value="854.5" calcext:value-type="float">
            <text:p>854.5</text:p>
          </table:table-cell>
          <table:table-cell office:value-type="float" office:value="1238.5" calcext:value-type="float">
            <text:p>1238.5</text:p>
          </table:table-cell>
          <table:table-cell office:value-type="float" office:value="1018.5" calcext:value-type="float">
            <text:p>1018.5</text:p>
          </table:table-cell>
          <table:table-cell table:number-columns-repeated="2"/>
          <table:table-cell table:formula="of:=AVERAGE([.A199:.E199])" office:value-type="float" office:value="1025.35" calcext:value-type="float">
            <text:p>1025.35</text:p>
          </table:table-cell>
        </table:table-row>
        <table:table-row table:style-name="ro1">
          <table:table-cell office:value-type="float" office:value="1457.25" calcext:value-type="float">
            <text:p>1457.25</text:p>
          </table:table-cell>
          <table:table-cell office:value-type="float" office:value="943.5" calcext:value-type="float">
            <text:p>943.5</text:p>
          </table:table-cell>
          <table:table-cell office:value-type="float" office:value="821" calcext:value-type="float">
            <text:p>821</text:p>
          </table:table-cell>
          <table:table-cell office:value-type="float" office:value="1056" calcext:value-type="float">
            <text:p>1056</text:p>
          </table:table-cell>
          <table:table-cell office:value-type="float" office:value="942.25" calcext:value-type="float">
            <text:p>942.25</text:p>
          </table:table-cell>
          <table:table-cell table:number-columns-repeated="2"/>
          <table:table-cell table:formula="of:=AVERAGE([.A200:.E200])"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508.5" calcext:value-type="float">
            <text:p>1508.5</text:p>
          </table:table-cell>
          <table:table-cell office:value-type="float" office:value="1314.75" calcext:value-type="float">
            <text:p>1314.75</text:p>
          </table:table-cell>
          <table:table-cell office:value-type="float" office:value="1172.25" calcext:value-type="float">
            <text:p>1172.25</text:p>
          </table:table-cell>
          <table:table-cell office:value-type="float" office:value="1333.5" calcext:value-type="float">
            <text:p>1333.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AVERAGE([.A201:.E201])" office:value-type="float" office:value="1266.2" calcext:value-type="float">
            <text:p>1266.2</text:p>
          </table:table-cell>
        </table:table-row>
        <table:table-row table:style-name="ro1">
          <table:table-cell office:value-type="float" office:value="1689.75" calcext:value-type="float">
            <text:p>1689.75</text:p>
          </table:table-cell>
          <table:table-cell office:value-type="float" office:value="934.75" calcext:value-type="float">
            <text:p>934.75</text:p>
          </table:table-cell>
          <table:table-cell office:value-type="float" office:value="775.5" calcext:value-type="float">
            <text:p>775.5</text:p>
          </table:table-cell>
          <table:table-cell office:value-type="float" office:value="1178.75" calcext:value-type="float">
            <text:p>1178.75</text:p>
          </table:table-cell>
          <table:table-cell office:value-type="float" office:value="755.5" calcext:value-type="float">
            <text:p>755.5</text:p>
          </table:table-cell>
          <table:table-cell table:number-columns-repeated="2"/>
          <table:table-cell table:formula="of:=AVERAGE([.A202:.E202])" office:value-type="float" office:value="1066.85" calcext:value-type="float">
            <text:p>1066.85</text:p>
          </table:table-cell>
        </table:table-row>
        <table:table-row table:style-name="ro1">
          <table:table-cell office:value-type="float" office:value="1452.25" calcext:value-type="float">
            <text:p>1452.25</text:p>
          </table:table-cell>
          <table:table-cell office:value-type="float" office:value="1152.25" calcext:value-type="float">
            <text:p>1152.25</text:p>
          </table:table-cell>
          <table:table-cell office:value-type="float" office:value="1099" calcext:value-type="float">
            <text:p>1099</text:p>
          </table:table-cell>
          <table:table-cell office:value-type="float" office:value="1293.5" calcext:value-type="float">
            <text:p>1293.5</text:p>
          </table:table-cell>
          <table:table-cell office:value-type="float" office:value="1062.25" calcext:value-type="float">
            <text:p>1062.25</text:p>
          </table:table-cell>
          <table:table-cell table:number-columns-repeated="2"/>
          <table:table-cell table:formula="of:=AVERAGE([.A203:.E203])" office:value-type="float" office:value="1211.85" calcext:value-type="float">
            <text:p>1211.8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852.25" calcext:value-type="float">
            <text:p>852.25</text:p>
          </table:table-cell>
          <table:table-cell office:value-type="float" office:value="909.75" calcext:value-type="float">
            <text:p>909.75</text:p>
          </table:table-cell>
          <table:table-cell office:value-type="float" office:value="1097.75" calcext:value-type="float">
            <text:p>1097.75</text:p>
          </table:table-cell>
          <table:table-cell office:value-type="float" office:value="978.25" calcext:value-type="float">
            <text:p>978.25</text:p>
          </table:table-cell>
          <table:table-cell table:number-columns-repeated="2"/>
          <table:table-cell table:formula="of:=AVERAGE([.A204:.E204])" office:value-type="float" office:value="1116.8" calcext:value-type="float">
            <text:p>1116.8</text:p>
          </table:table-cell>
        </table:table-row>
        <table:table-row table:style-name="ro1">
          <table:table-cell office:value-type="float" office:value="1727.25" calcext:value-type="float">
            <text:p>1727.25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737.25" calcext:value-type="float">
            <text:p>737.25</text:p>
          </table:table-cell>
          <table:table-cell office:value-type="float" office:value="1314.75" calcext:value-type="float">
            <text:p>1314.75</text:p>
          </table:table-cell>
          <table:table-cell office:value-type="float" office:value="849.75" calcext:value-type="float">
            <text:p>849.75</text:p>
          </table:table-cell>
          <table:table-cell table:number-columns-repeated="2"/>
          <table:table-cell table:formula="of:=AVERAGE([.A205:.E205])" office:value-type="float" office:value="1151.15" calcext:value-type="float">
            <text:p>1151.15</text:p>
          </table:table-cell>
        </table:table-row>
        <table:table-row table:style-name="ro1">
          <table:table-cell office:value-type="float" office:value="1708.5" calcext:value-type="float">
            <text:p>1708.5</text:p>
          </table:table-cell>
          <table:table-cell office:value-type="float" office:value="914.75" calcext:value-type="float">
            <text:p>914.75</text:p>
          </table:table-cell>
          <table:table-cell office:value-type="float" office:value="1048.5" calcext:value-type="float">
            <text:p>1048.5</text:p>
          </table:table-cell>
          <table:table-cell office:value-type="float" office:value="1383" calcext:value-type="float">
            <text:p>1383</text:p>
          </table:table-cell>
          <table:table-cell office:value-type="float" office:value="797.25" calcext:value-type="float">
            <text:p>797.25</text:p>
          </table:table-cell>
          <table:table-cell table:number-columns-repeated="2"/>
          <table:table-cell table:formula="of:=AVERAGE([.A206:.E206])" office:value-type="float" office:value="1170.4" calcext:value-type="float">
            <text:p>1170.4</text:p>
          </table:table-cell>
        </table:table-row>
        <table:table-row table:style-name="ro1">
          <table:table-cell office:value-type="float" office:value="1302.25" calcext:value-type="float">
            <text:p>1302.25</text:p>
          </table:table-cell>
          <table:table-cell office:value-type="float" office:value="1257.25" calcext:value-type="float">
            <text:p>1257.25</text:p>
          </table:table-cell>
          <table:table-cell office:value-type="float" office:value="599.25" calcext:value-type="float">
            <text:p>599.25</text:p>
          </table:table-cell>
          <table:table-cell office:value-type="float" office:value="1091" calcext:value-type="float">
            <text:p>1091</text:p>
          </table:table-cell>
          <table:table-cell office:value-type="float" office:value="973.5" calcext:value-type="float">
            <text:p>973.5</text:p>
          </table:table-cell>
          <table:table-cell table:number-columns-repeated="2"/>
          <table:table-cell table:formula="of:=AVERAGE([.A207:.E207])" office:value-type="float" office:value="1044.65" calcext:value-type="float">
            <text:p>1044.6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018.75" calcext:value-type="float">
            <text:p>1018.75</text:p>
          </table:table-cell>
          <table:table-cell office:value-type="float" office:value="957.25" calcext:value-type="float">
            <text:p>957.25</text:p>
          </table:table-cell>
          <table:table-cell office:value-type="float" office:value="719.75" calcext:value-type="float">
            <text:p>719.75</text:p>
          </table:table-cell>
          <table:table-cell office:value-type="float" office:value="909.25" calcext:value-type="float">
            <text:p>909.25</text:p>
          </table:table-cell>
          <table:table-cell table:number-columns-repeated="2"/>
          <table:table-cell table:formula="of:=AVERAGE([.A208:.E208])" office:value-type="float" office:value="1019.4" calcext:value-type="float">
            <text:p>1019.4</text:p>
          </table:table-cell>
        </table:table-row>
        <table:table-row table:style-name="ro1">
          <table:table-cell office:value-type="float" office:value="1892.25" calcext:value-type="float">
            <text:p>1892.25</text:p>
          </table:table-cell>
          <table:table-cell office:value-type="float" office:value="664.75" calcext:value-type="float">
            <text:p>664.75</text:p>
          </table:table-cell>
          <table:table-cell office:value-type="float" office:value="847" calcext:value-type="float">
            <text:p>847</text:p>
          </table:table-cell>
          <table:table-cell office:value-type="float" office:value="1112.25" calcext:value-type="float">
            <text:p>1112.25</text:p>
          </table:table-cell>
          <table:table-cell office:value-type="float" office:value="1112" calcext:value-type="float">
            <text:p>1112</text:p>
          </table:table-cell>
          <table:table-cell table:number-columns-repeated="2"/>
          <table:table-cell table:formula="of:=AVERAGE([.A209:.E209])" office:value-type="float" office:value="1125.65" calcext:value-type="float">
            <text:p>1125.65</text:p>
          </table:table-cell>
        </table:table-row>
        <table:table-row table:style-name="ro1">
          <table:table-cell office:value-type="float" office:value="1539.75" calcext:value-type="float">
            <text:p>1539.75</text:p>
          </table:table-cell>
          <table:table-cell office:value-type="float" office:value="1022.25" calcext:value-type="float">
            <text:p>1022.25</text:p>
          </table:table-cell>
          <table:table-cell office:value-type="float" office:value="973.25" calcext:value-type="float">
            <text:p>973.25</text:p>
          </table:table-cell>
          <table:table-cell office:value-type="float" office:value="722.25" calcext:value-type="float">
            <text:p>722.25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AVERAGE([.A210:.E210])" office:value-type="float" office:value="1045.7" calcext:value-type="float">
            <text:p>1045.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324.75" calcext:value-type="float">
            <text:p>1324.75</text:p>
          </table:table-cell>
          <table:table-cell office:value-type="float" office:value="942.75" calcext:value-type="float">
            <text:p>942.75</text:p>
          </table:table-cell>
          <table:table-cell office:value-type="float" office:value="1116" calcext:value-type="float">
            <text:p>1116</text:p>
          </table:table-cell>
          <table:table-cell office:value-type="float" office:value="877.5" calcext:value-type="float">
            <text:p>877.5</text:p>
          </table:table-cell>
          <table:table-cell table:number-columns-repeated="2"/>
          <table:table-cell table:formula="of:=AVERAGE([.A211:.E211])" office:value-type="float" office:value="1231.4" calcext:value-type="float">
            <text:p>1231.4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843.5" calcext:value-type="float">
            <text:p>843.5</text:p>
          </table:table-cell>
          <table:table-cell office:value-type="float" office:value="829.75" calcext:value-type="float">
            <text:p>829.75</text:p>
          </table:table-cell>
          <table:table-cell office:value-type="float" office:value="1126" calcext:value-type="float">
            <text:p>1126</text:p>
          </table:table-cell>
          <table:table-cell office:value-type="float" office:value="971.5" calcext:value-type="float">
            <text:p>971.5</text:p>
          </table:table-cell>
          <table:table-cell table:number-columns-repeated="2"/>
          <table:table-cell table:formula="of:=AVERAGE([.A212:.E212])" office:value-type="float" office:value="1088.35" calcext:value-type="float">
            <text:p>1088.35</text:p>
          </table:table-cell>
        </table:table-row>
        <table:table-row table:style-name="ro1">
          <table:table-cell office:value-type="float" office:value="1377.25" calcext:value-type="float">
            <text:p>1377.25</text:p>
          </table:table-cell>
          <table:table-cell office:value-type="float" office:value="1053.5" calcext:value-type="float">
            <text:p>1053.5</text:p>
          </table:table-cell>
          <table:table-cell office:value-type="float" office:value="811" calcext:value-type="float">
            <text:p>811</text:p>
          </table:table-cell>
          <table:table-cell office:value-type="float" office:value="628.5" calcext:value-type="float">
            <text:p>628.5</text:p>
          </table:table-cell>
          <table:table-cell office:value-type="float" office:value="774.75" calcext:value-type="float">
            <text:p>774.75</text:p>
          </table:table-cell>
          <table:table-cell table:number-columns-repeated="2"/>
          <table:table-cell table:formula="of:=AVERAGE([.A213:.E213])"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508.5" calcext:value-type="float">
            <text:p>1508.5</text:p>
          </table:table-cell>
          <table:table-cell office:value-type="float" office:value="958.5" calcext:value-type="float">
            <text:p>958.5</text:p>
          </table:table-cell>
          <table:table-cell office:value-type="float" office:value="1029.75" calcext:value-type="float">
            <text:p>1029.75</text:p>
          </table:table-cell>
          <table:table-cell office:value-type="float" office:value="1277.25" calcext:value-type="float">
            <text:p>1277.25</text:p>
          </table:table-cell>
          <table:table-cell office:value-type="float" office:value="905.25" calcext:value-type="float">
            <text:p>905.25</text:p>
          </table:table-cell>
          <table:table-cell table:number-columns-repeated="2"/>
          <table:table-cell table:formula="of:=AVERAGE([.A214:.E214])" office:value-type="float" office:value="1135.85" calcext:value-type="float">
            <text:p>1135.85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103.5" calcext:value-type="float">
            <text:p>1103.5</text:p>
          </table:table-cell>
          <table:table-cell office:value-type="float" office:value="644.75" calcext:value-type="float">
            <text:p>644.75</text:p>
          </table:table-cell>
          <table:table-cell office:value-type="float" office:value="1160.25" calcext:value-type="float">
            <text:p>1160.25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table:formula="of:=AVERAGE([.A215:.E215])" office:value-type="float" office:value="1123.1" calcext:value-type="float">
            <text:p>1123.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231" calcext:value-type="float">
            <text:p>1231</text:p>
          </table:table-cell>
          <table:table-cell office:value-type="float" office:value="750.5" calcext:value-type="float">
            <text:p>750.5</text:p>
          </table:table-cell>
          <table:table-cell office:value-type="float" office:value="1400.5" calcext:value-type="float">
            <text:p>1400.5</text:p>
          </table:table-cell>
          <table:table-cell office:value-type="float" office:value="922.25" calcext:value-type="float">
            <text:p>922.25</text:p>
          </table:table-cell>
          <table:table-cell table:number-columns-repeated="2"/>
          <table:table-cell table:formula="of:=AVERAGE([.A216:.E216])" office:value-type="float" office:value="1165.05" calcext:value-type="float">
            <text:p>1165.05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142.25" calcext:value-type="float">
            <text:p>1142.25</text:p>
          </table:table-cell>
          <table:table-cell office:value-type="float" office:value="781.25" calcext:value-type="float">
            <text:p>781.25</text:p>
          </table:table-cell>
          <table:table-cell office:value-type="float" office:value="1281.75" calcext:value-type="float">
            <text:p>1281.75</text:p>
          </table:table-cell>
          <table:table-cell office:value-type="float" office:value="1144.75" calcext:value-type="float">
            <text:p>1144.75</text:p>
          </table:table-cell>
          <table:table-cell table:number-columns-repeated="2"/>
          <table:table-cell table:formula="of:=AVERAGE([.A217:.E217])" office:value-type="float" office:value="1199.2" calcext:value-type="float">
            <text:p>1199.2</text:p>
          </table:table-cell>
        </table:table-row>
        <table:table-row table:style-name="ro1">
          <table:table-cell office:value-type="float" office:value="1533.5" calcext:value-type="float">
            <text:p>1533.5</text:p>
          </table:table-cell>
          <table:table-cell office:value-type="float" office:value="1016" calcext:value-type="float">
            <text:p>1016</text:p>
          </table:table-cell>
          <table:table-cell office:value-type="float" office:value="1147.5" calcext:value-type="float">
            <text:p>1147.5</text:p>
          </table:table-cell>
          <table:table-cell office:value-type="float" office:value="1207.25" calcext:value-type="float">
            <text:p>1207.25</text:p>
          </table:table-cell>
          <table:table-cell office:value-type="float" office:value="857.25" calcext:value-type="float">
            <text:p>857.25</text:p>
          </table:table-cell>
          <table:table-cell table:number-columns-repeated="2"/>
          <table:table-cell table:formula="of:=AVERAGE([.A218:.E218])" office:value-type="float" office:value="1152.3" calcext:value-type="float">
            <text:p>1152.3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881" calcext:value-type="float">
            <text:p>881</text:p>
          </table:table-cell>
          <table:table-cell office:value-type="float" office:value="787.25" calcext:value-type="float">
            <text:p>787.25</text:p>
          </table:table-cell>
          <table:table-cell office:value-type="float" office:value="1112.25" calcext:value-type="float">
            <text:p>1112.25</text:p>
          </table:table-cell>
          <table:table-cell office:value-type="float" office:value="950.25" calcext:value-type="float">
            <text:p>950.25</text:p>
          </table:table-cell>
          <table:table-cell table:number-columns-repeated="2"/>
          <table:table-cell table:formula="of:=AVERAGE([.A219:.E219])" office:value-type="float" office:value="1095.35" calcext:value-type="float">
            <text:p>1095.35</text:p>
          </table:table-cell>
        </table:table-row>
        <table:table-row table:style-name="ro1">
          <table:table-cell office:value-type="float" office:value="1499.75" calcext:value-type="float">
            <text:p>1499.75</text:p>
          </table:table-cell>
          <table:table-cell office:value-type="float" office:value="1016" calcext:value-type="float">
            <text:p>1016</text:p>
          </table:table-cell>
          <table:table-cell office:value-type="float" office:value="784" calcext:value-type="float">
            <text:p>784</text:p>
          </table:table-cell>
          <table:table-cell office:value-type="float" office:value="689.75" calcext:value-type="float">
            <text:p>689.75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table:formula="of:=AVERAGE([.A220:.E220])" office:value-type="float" office:value="998.9" calcext:value-type="float">
            <text:p>998.9</text:p>
          </table:table-cell>
        </table:table-row>
        <table:table-row table:style-name="ro1">
          <table:table-cell office:value-type="float" office:value="1514.75" calcext:value-type="float">
            <text:p>1514.75</text:p>
          </table:table-cell>
          <table:table-cell office:value-type="float" office:value="1274.75" calcext:value-type="float">
            <text:p>1274.75</text:p>
          </table:table-cell>
          <table:table-cell office:value-type="float" office:value="1002.25" calcext:value-type="float">
            <text:p>1002.25</text:p>
          </table:table-cell>
          <table:table-cell office:value-type="float" office:value="1086" calcext:value-type="float">
            <text:p>1086</text:p>
          </table:table-cell>
          <table:table-cell office:value-type="float" office:value="994.75" calcext:value-type="float">
            <text:p>994.75</text:p>
          </table:table-cell>
          <table:table-cell table:number-columns-repeated="2"/>
          <table:table-cell table:formula="of:=AVERAGE([.A221:.E221])" office:value-type="float" office:value="1174.5" calcext:value-type="float">
            <text:p>1174.5</text:p>
          </table:table-cell>
        </table:table-row>
        <table:table-row table:style-name="ro1">
          <table:table-cell office:value-type="float" office:value="1589.75" calcext:value-type="float">
            <text:p>1589.75</text:p>
          </table:table-cell>
          <table:table-cell office:value-type="float" office:value="961" calcext:value-type="float">
            <text:p>961</text:p>
          </table:table-cell>
          <table:table-cell office:value-type="float" office:value="704.25" calcext:value-type="float">
            <text:p>704.25</text:p>
          </table:table-cell>
          <table:table-cell office:value-type="float" office:value="864.5" calcext:value-type="float">
            <text:p>864.5</text:p>
          </table:table-cell>
          <table:table-cell office:value-type="float" office:value="821.5" calcext:value-type="float">
            <text:p>821.5</text:p>
          </table:table-cell>
          <table:table-cell table:number-columns-repeated="2"/>
          <table:table-cell table:formula="of:=AVERAGE([.A222:.E222])" office:value-type="float" office:value="988.2" calcext:value-type="float">
            <text:p>988.2</text:p>
          </table:table-cell>
        </table:table-row>
        <table:table-row table:style-name="ro1">
          <table:table-cell office:value-type="float" office:value="1639.75" calcext:value-type="float">
            <text:p>1639.75</text:p>
          </table:table-cell>
          <table:table-cell office:value-type="float" office:value="804.75" calcext:value-type="float">
            <text:p>804.75</text:p>
          </table:table-cell>
          <table:table-cell office:value-type="float" office:value="760.5" calcext:value-type="float">
            <text:p>760.5</text:p>
          </table:table-cell>
          <table:table-cell office:value-type="float" office:value="1401" calcext:value-type="float">
            <text:p>1401</text:p>
          </table:table-cell>
          <table:table-cell office:value-type="float" office:value="993.5" calcext:value-type="float">
            <text:p>993.5</text:p>
          </table:table-cell>
          <table:table-cell table:number-columns-repeated="2"/>
          <table:table-cell table:formula="of:=AVERAGE([.A223:.E223])" office:value-type="float" office:value="1119.9" calcext:value-type="float">
            <text:p>1119.9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17.5" calcext:value-type="float">
            <text:p>617.5</text:p>
          </table:table-cell>
          <table:table-cell office:value-type="float" office:value="934" calcext:value-type="float">
            <text:p>934</text:p>
          </table:table-cell>
          <table:table-cell office:value-type="float" office:value="835" calcext:value-type="float">
            <text:p>835</text:p>
          </table:table-cell>
          <table:table-cell office:value-type="float" office:value="800.25" calcext:value-type="float">
            <text:p>800.25</text:p>
          </table:table-cell>
          <table:table-cell table:number-columns-repeated="2"/>
          <table:table-cell table:formula="of:=AVERAGE([.A224:.E224])" office:value-type="float" office:value="966.55" calcext:value-type="float">
            <text:p>966.55</text:p>
          </table:table-cell>
        </table:table-row>
        <table:table-row table:style-name="ro1">
          <table:table-cell office:value-type="float" office:value="1770.75" calcext:value-type="float">
            <text:p>1770.75</text:p>
          </table:table-cell>
          <table:table-cell office:value-type="float" office:value="573.5" calcext:value-type="float">
            <text:p>573.5</text:p>
          </table:table-cell>
          <table:table-cell office:value-type="float" office:value="1024.75" calcext:value-type="float">
            <text:p>1024.75</text:p>
          </table:table-cell>
          <table:table-cell office:value-type="float" office:value="1246" calcext:value-type="float">
            <text:p>1246</text:p>
          </table:table-cell>
          <table:table-cell office:value-type="float" office:value="1102.25" calcext:value-type="float">
            <text:p>1102.25</text:p>
          </table:table-cell>
          <table:table-cell table:number-columns-repeated="2"/>
          <table:table-cell table:formula="of:=AVERAGE([.A225:.E225])" office:value-type="float" office:value="1143.45" calcext:value-type="float">
            <text:p>1143.45</text:p>
          </table:table-cell>
        </table:table-row>
        <table:table-row table:style-name="ro1">
          <table:table-cell office:value-type="float" office:value="1777.25" calcext:value-type="float">
            <text:p>1777.25</text:p>
          </table:table-cell>
          <table:table-cell office:value-type="float" office:value="864.75" calcext:value-type="float">
            <text:p>864.75</text:p>
          </table:table-cell>
          <table:table-cell office:value-type="float" office:value="829.75" calcext:value-type="float">
            <text:p>829.75</text:p>
          </table:table-cell>
          <table:table-cell office:value-type="float" office:value="1227.25" calcext:value-type="float">
            <text:p>1227.25</text:p>
          </table:table-cell>
          <table:table-cell office:value-type="float" office:value="991.5" calcext:value-type="float">
            <text:p>991.5</text:p>
          </table:table-cell>
          <table:table-cell table:number-columns-repeated="2"/>
          <table:table-cell table:formula="of:=AVERAGE([.A226:.E226])" office:value-type="float" office:value="1138.1" calcext:value-type="float">
            <text:p>1138.1</text:p>
          </table:table-cell>
        </table:table-row>
        <table:table-row table:style-name="ro1">
          <table:table-cell office:value-type="float" office:value="1397.25" calcext:value-type="float">
            <text:p>1397.25</text:p>
          </table:table-cell>
          <table:table-cell office:value-type="float" office:value="768.5" calcext:value-type="float">
            <text:p>768.5</text:p>
          </table:table-cell>
          <table:table-cell office:value-type="float" office:value="834" calcext:value-type="float">
            <text:p>834</text:p>
          </table:table-cell>
          <table:table-cell office:value-type="float" office:value="689" calcext:value-type="float">
            <text:p>689</text:p>
          </table:table-cell>
          <table:table-cell office:value-type="float" office:value="1109.75" calcext:value-type="float">
            <text:p>1109.75</text:p>
          </table:table-cell>
          <table:table-cell table:number-columns-repeated="2"/>
          <table:table-cell table:formula="of:=AVERAGE([.A227:.E227])" office:value-type="float" office:value="959.7" calcext:value-type="float">
            <text:p>959.7</text:p>
          </table:table-cell>
        </table:table-row>
        <table:table-row table:style-name="ro1">
          <table:table-cell office:value-type="float" office:value="1564.75" calcext:value-type="float">
            <text:p>1564.75</text:p>
          </table:table-cell>
          <table:table-cell office:value-type="float" office:value="938.5" calcext:value-type="float">
            <text:p>938.5</text:p>
          </table:table-cell>
          <table:table-cell office:value-type="float" office:value="674.5" calcext:value-type="float">
            <text:p>674.5</text:p>
          </table:table-cell>
          <table:table-cell office:value-type="float" office:value="946" calcext:value-type="float">
            <text:p>946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table:formula="of:=AVERAGE([.A228:.E228])" office:value-type="float" office:value="1013.75" calcext:value-type="float">
            <text:p>1013.75</text:p>
          </table:table-cell>
        </table:table-row>
        <table:table-row table:style-name="ro1">
          <table:table-cell office:value-type="float" office:value="1433.5" calcext:value-type="float">
            <text:p>1433.5</text:p>
          </table:table-cell>
          <table:table-cell office:value-type="float" office:value="843.5" calcext:value-type="float">
            <text:p>843.5</text:p>
          </table:table-cell>
          <table:table-cell office:value-type="float" office:value="1015" calcext:value-type="float">
            <text:p>1015</text:p>
          </table:table-cell>
          <table:table-cell office:value-type="float" office:value="1071" calcext:value-type="float">
            <text:p>1071</text:p>
          </table:table-cell>
          <table:table-cell office:value-type="float" office:value="801.75" calcext:value-type="float">
            <text:p>801.75</text:p>
          </table:table-cell>
          <table:table-cell table:number-columns-repeated="2"/>
          <table:table-cell table:formula="of:=AVERAGE([.A229:.E229])" office:value-type="float" office:value="1032.95" calcext:value-type="float">
            <text:p>1032.95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886" calcext:value-type="float">
            <text:p>886</text:p>
          </table:table-cell>
          <table:table-cell office:value-type="float" office:value="958" calcext:value-type="float">
            <text:p>958</text:p>
          </table:table-cell>
          <table:table-cell office:value-type="float" office:value="1188.5" calcext:value-type="float">
            <text:p>1188.5</text:p>
          </table:table-cell>
          <table:table-cell office:value-type="float" office:value="991.75" calcext:value-type="float">
            <text:p>991.75</text:p>
          </table:table-cell>
          <table:table-cell table:number-columns-repeated="2"/>
          <table:table-cell table:formula="of:=AVERAGE([.A230:.E230])" office:value-type="float" office:value="1149.05" calcext:value-type="float">
            <text:p>1149.05</text:p>
          </table:table-cell>
        </table:table-row>
        <table:table-row table:style-name="ro1">
          <table:table-cell office:value-type="float" office:value="1589.75" calcext:value-type="float">
            <text:p>1589.75</text:p>
          </table:table-cell>
          <table:table-cell office:value-type="float" office:value="748.75" calcext:value-type="float">
            <text:p>748.75</text:p>
          </table:table-cell>
          <table:table-cell office:value-type="float" office:value="1020.75" calcext:value-type="float">
            <text:p>1020.75</text:p>
          </table:table-cell>
          <table:table-cell office:value-type="float" office:value="1263.5" calcext:value-type="float">
            <text:p>1263.5</text:p>
          </table:table-cell>
          <table:table-cell office:value-type="float" office:value="1069.75" calcext:value-type="float">
            <text:p>1069.75</text:p>
          </table:table-cell>
          <table:table-cell table:number-columns-repeated="2"/>
          <table:table-cell table:formula="of:=AVERAGE([.A231:.E231])" office:value-type="float" office:value="1138.5" calcext:value-type="float">
            <text:p>1138.5</text:p>
          </table:table-cell>
        </table:table-row>
      </table:table>
      <table:table table:name="shannonAvg_8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7"/>
          <table:table-cell table:formula="of:=AVERAGE([.A2:.E2])" office:value-type="string" office:string-value="" calcext:value-type="error">
            <text:p>#DIV/0!</text:p>
          </table:table-cell>
          <table:table-cell table:formula="of:=AVERAGE(#REF!2:#REF!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:.E3])" office:value-type="string" office:string-value="" calcext:value-type="error">
            <text:p>#DIV/0!</text:p>
          </table:table-cell>
          <table:table-cell table:formula="of:=AVERAGE(#REF!3:#REF!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4:.E4])" office:value-type="string" office:string-value="" calcext:value-type="error">
            <text:p>#DIV/0!</text:p>
          </table:table-cell>
          <table:table-cell table:formula="of:=AVERAGE(#REF!4:#REF!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5:.E5])" office:value-type="string" office:string-value="" calcext:value-type="error">
            <text:p>#DIV/0!</text:p>
          </table:table-cell>
          <table:table-cell table:formula="of:=AVERAGE(#REF!5:#REF!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6:.E6])" office:value-type="string" office:string-value="" calcext:value-type="error">
            <text:p>#DIV/0!</text:p>
          </table:table-cell>
          <table:table-cell table:formula="of:=AVERAGE(#REF!6:#REF!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7:.E7])" office:value-type="string" office:string-value="" calcext:value-type="error">
            <text:p>#DIV/0!</text:p>
          </table:table-cell>
          <table:table-cell table:formula="of:=AVERAGE(#REF!7:#REF!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8:.E8])" office:value-type="string" office:string-value="" calcext:value-type="error">
            <text:p>#DIV/0!</text:p>
          </table:table-cell>
          <table:table-cell table:formula="of:=AVERAGE(#REF!8:#REF!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9:.E9])" office:value-type="string" office:string-value="" calcext:value-type="error">
            <text:p>#DIV/0!</text:p>
          </table:table-cell>
          <table:table-cell table:formula="of:=AVERAGE(#REF!9:#REF!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0:.E10])" office:value-type="string" office:string-value="" calcext:value-type="error">
            <text:p>#DIV/0!</text:p>
          </table:table-cell>
          <table:table-cell table:formula="of:=AVERAGE(#REF!10:#REF!1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1:.E11])" office:value-type="string" office:string-value="" calcext:value-type="error">
            <text:p>#DIV/0!</text:p>
          </table:table-cell>
          <table:table-cell table:formula="of:=AVERAGE(#REF!11:#REF!1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2:.E12])" office:value-type="string" office:string-value="" calcext:value-type="error">
            <text:p>#DIV/0!</text:p>
          </table:table-cell>
          <table:table-cell table:formula="of:=AVERAGE(#REF!12:#REF!1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3:.E13])" office:value-type="string" office:string-value="" calcext:value-type="error">
            <text:p>#DIV/0!</text:p>
          </table:table-cell>
          <table:table-cell table:formula="of:=AVERAGE(#REF!13:#REF!1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4:.E14])" office:value-type="string" office:string-value="" calcext:value-type="error">
            <text:p>#DIV/0!</text:p>
          </table:table-cell>
          <table:table-cell table:formula="of:=AVERAGE(#REF!14:#REF!1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5:.E15])" office:value-type="string" office:string-value="" calcext:value-type="error">
            <text:p>#DIV/0!</text:p>
          </table:table-cell>
          <table:table-cell table:formula="of:=AVERAGE(#REF!15:#REF!1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6:.E16])" office:value-type="string" office:string-value="" calcext:value-type="error">
            <text:p>#DIV/0!</text:p>
          </table:table-cell>
          <table:table-cell table:formula="of:=AVERAGE(#REF!16:#REF!1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7:.E17])" office:value-type="string" office:string-value="" calcext:value-type="error">
            <text:p>#DIV/0!</text:p>
          </table:table-cell>
          <table:table-cell table:formula="of:=AVERAGE(#REF!17:#REF!1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8:.E18])" office:value-type="string" office:string-value="" calcext:value-type="error">
            <text:p>#DIV/0!</text:p>
          </table:table-cell>
          <table:table-cell table:formula="of:=AVERAGE(#REF!18:#REF!1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9:.E19])" office:value-type="string" office:string-value="" calcext:value-type="error">
            <text:p>#DIV/0!</text:p>
          </table:table-cell>
          <table:table-cell table:formula="of:=AVERAGE(#REF!19:#REF!1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0:.E20])" office:value-type="string" office:string-value="" calcext:value-type="error">
            <text:p>#DIV/0!</text:p>
          </table:table-cell>
          <table:table-cell table:formula="of:=AVERAGE(#REF!20:#REF!2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1:.E21])" office:value-type="string" office:string-value="" calcext:value-type="error">
            <text:p>#DIV/0!</text:p>
          </table:table-cell>
          <table:table-cell table:formula="of:=AVERAGE(#REF!21:#REF!2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2:.E22])" office:value-type="string" office:string-value="" calcext:value-type="error">
            <text:p>#DIV/0!</text:p>
          </table:table-cell>
          <table:table-cell table:formula="of:=AVERAGE(#REF!22:#REF!2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3:.E23])" office:value-type="string" office:string-value="" calcext:value-type="error">
            <text:p>#DIV/0!</text:p>
          </table:table-cell>
          <table:table-cell table:formula="of:=AVERAGE(#REF!23:#REF!2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4:.E24])" office:value-type="string" office:string-value="" calcext:value-type="error">
            <text:p>#DIV/0!</text:p>
          </table:table-cell>
          <table:table-cell table:formula="of:=AVERAGE(#REF!24:#REF!2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5:.E25])" office:value-type="string" office:string-value="" calcext:value-type="error">
            <text:p>#DIV/0!</text:p>
          </table:table-cell>
          <table:table-cell table:formula="of:=AVERAGE(#REF!25:#REF!2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6:.E26])" office:value-type="string" office:string-value="" calcext:value-type="error">
            <text:p>#DIV/0!</text:p>
          </table:table-cell>
          <table:table-cell table:formula="of:=AVERAGE(#REF!26:#REF!2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7:.E27])" office:value-type="string" office:string-value="" calcext:value-type="error">
            <text:p>#DIV/0!</text:p>
          </table:table-cell>
          <table:table-cell table:formula="of:=AVERAGE(#REF!27:#REF!2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8:.E28])" office:value-type="string" office:string-value="" calcext:value-type="error">
            <text:p>#DIV/0!</text:p>
          </table:table-cell>
          <table:table-cell table:formula="of:=AVERAGE(#REF!28:#REF!2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9:.E29])" office:value-type="string" office:string-value="" calcext:value-type="error">
            <text:p>#DIV/0!</text:p>
          </table:table-cell>
          <table:table-cell table:formula="of:=AVERAGE(#REF!29:#REF!2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0:.E30])" office:value-type="string" office:string-value="" calcext:value-type="error">
            <text:p>#DIV/0!</text:p>
          </table:table-cell>
          <table:table-cell table:formula="of:=AVERAGE(#REF!30:#REF!3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1:.E31])" office:value-type="string" office:string-value="" calcext:value-type="error">
            <text:p>#DIV/0!</text:p>
          </table:table-cell>
          <table:table-cell table:formula="of:=AVERAGE(#REF!31:#REF!3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2:.E32])" office:value-type="string" office:string-value="" calcext:value-type="error">
            <text:p>#DIV/0!</text:p>
          </table:table-cell>
          <table:table-cell table:formula="of:=AVERAGE(#REF!32:#REF!3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3:.E33])" office:value-type="string" office:string-value="" calcext:value-type="error">
            <text:p>#DIV/0!</text:p>
          </table:table-cell>
          <table:table-cell table:formula="of:=AVERAGE(#REF!33:#REF!3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4:.E34])" office:value-type="string" office:string-value="" calcext:value-type="error">
            <text:p>#DIV/0!</text:p>
          </table:table-cell>
          <table:table-cell table:formula="of:=AVERAGE(#REF!34:#REF!3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5:.E35])" office:value-type="string" office:string-value="" calcext:value-type="error">
            <text:p>#DIV/0!</text:p>
          </table:table-cell>
          <table:table-cell table:formula="of:=AVERAGE(#REF!35:#REF!3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6:.E36])" office:value-type="string" office:string-value="" calcext:value-type="error">
            <text:p>#DIV/0!</text:p>
          </table:table-cell>
          <table:table-cell table:formula="of:=AVERAGE(#REF!36:#REF!3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7:.E37])" office:value-type="string" office:string-value="" calcext:value-type="error">
            <text:p>#DIV/0!</text:p>
          </table:table-cell>
          <table:table-cell table:formula="of:=AVERAGE(#REF!37:#REF!3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8:.E38])" office:value-type="string" office:string-value="" calcext:value-type="error">
            <text:p>#DIV/0!</text:p>
          </table:table-cell>
          <table:table-cell table:formula="of:=AVERAGE(#REF!38:#REF!3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9:.E39])" office:value-type="string" office:string-value="" calcext:value-type="error">
            <text:p>#DIV/0!</text:p>
          </table:table-cell>
          <table:table-cell table:formula="of:=AVERAGE(#REF!39:#REF!3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40:.E40])" office:value-type="string" office:string-value="" calcext:value-type="error">
            <text:p>#DIV/0!</text:p>
          </table:table-cell>
          <table:table-cell table:formula="of:=AVERAGE(#REF!40:#REF!4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41:.E41])" office:value-type="string" office:string-value="" calcext:value-type="error">
            <text:p>#DIV/0!</text:p>
          </table:table-cell>
          <table:table-cell table:formula="of:=AVERAGE(#REF!41:#REF!4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42:.E42])" office:value-type="string" office:string-value="" calcext:value-type="error">
            <text:p>#DIV/0!</text:p>
          </table:table-cell>
          <table:table-cell table:formula="of:=AVERAGE(#REF!42:#REF!4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43:.E43])" office:value-type="string" office:string-value="" calcext:value-type="error">
            <text:p>#DIV/0!</text:p>
          </table:table-cell>
          <table:table-cell table:formula="of:=AVERAGE(#REF!43:#REF!4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44:.E44])" office:value-type="string" office:string-value="" calcext:value-type="error">
            <text:p>#DIV/0!</text:p>
          </table:table-cell>
          <table:table-cell table:formula="of:=AVERAGE(#REF!44:#REF!4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45:.E45])" office:value-type="string" office:string-value="" calcext:value-type="error">
            <text:p>#DIV/0!</text:p>
          </table:table-cell>
          <table:table-cell table:formula="of:=AVERAGE(#REF!45:#REF!4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46:.E46])" office:value-type="string" office:string-value="" calcext:value-type="error">
            <text:p>#DIV/0!</text:p>
          </table:table-cell>
          <table:table-cell table:formula="of:=AVERAGE(#REF!46:#REF!4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47:.E47])" office:value-type="string" office:string-value="" calcext:value-type="error">
            <text:p>#DIV/0!</text:p>
          </table:table-cell>
          <table:table-cell table:formula="of:=AVERAGE(#REF!47:#REF!4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48:.E48])" office:value-type="string" office:string-value="" calcext:value-type="error">
            <text:p>#DIV/0!</text:p>
          </table:table-cell>
          <table:table-cell table:formula="of:=AVERAGE(#REF!48:#REF!4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49:.E49])" office:value-type="string" office:string-value="" calcext:value-type="error">
            <text:p>#DIV/0!</text:p>
          </table:table-cell>
          <table:table-cell table:formula="of:=AVERAGE(#REF!49:#REF!4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50:.E50])" office:value-type="string" office:string-value="" calcext:value-type="error">
            <text:p>#DIV/0!</text:p>
          </table:table-cell>
          <table:table-cell table:formula="of:=AVERAGE(#REF!50:#REF!5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51:.E51])" office:value-type="string" office:string-value="" calcext:value-type="error">
            <text:p>#DIV/0!</text:p>
          </table:table-cell>
          <table:table-cell table:formula="of:=AVERAGE(#REF!51:#REF!5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52:.E52])" office:value-type="string" office:string-value="" calcext:value-type="error">
            <text:p>#DIV/0!</text:p>
          </table:table-cell>
          <table:table-cell table:formula="of:=AVERAGE(#REF!52:#REF!5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53:.E53])" office:value-type="string" office:string-value="" calcext:value-type="error">
            <text:p>#DIV/0!</text:p>
          </table:table-cell>
          <table:table-cell table:formula="of:=AVERAGE(#REF!53:#REF!5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54:.E54])" office:value-type="string" office:string-value="" calcext:value-type="error">
            <text:p>#DIV/0!</text:p>
          </table:table-cell>
          <table:table-cell table:formula="of:=AVERAGE(#REF!54:#REF!5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55:.E55])" office:value-type="string" office:string-value="" calcext:value-type="error">
            <text:p>#DIV/0!</text:p>
          </table:table-cell>
          <table:table-cell table:formula="of:=AVERAGE(#REF!55:#REF!5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56:.E56])" office:value-type="string" office:string-value="" calcext:value-type="error">
            <text:p>#DIV/0!</text:p>
          </table:table-cell>
          <table:table-cell table:formula="of:=AVERAGE(#REF!56:#REF!5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57:.E57])" office:value-type="string" office:string-value="" calcext:value-type="error">
            <text:p>#DIV/0!</text:p>
          </table:table-cell>
          <table:table-cell table:formula="of:=AVERAGE(#REF!57:#REF!5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58:.E58])" office:value-type="string" office:string-value="" calcext:value-type="error">
            <text:p>#DIV/0!</text:p>
          </table:table-cell>
          <table:table-cell table:formula="of:=AVERAGE(#REF!58:#REF!5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59:.E59])" office:value-type="string" office:string-value="" calcext:value-type="error">
            <text:p>#DIV/0!</text:p>
          </table:table-cell>
          <table:table-cell table:formula="of:=AVERAGE(#REF!59:#REF!5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60:.E60])" office:value-type="string" office:string-value="" calcext:value-type="error">
            <text:p>#DIV/0!</text:p>
          </table:table-cell>
          <table:table-cell table:formula="of:=AVERAGE(#REF!60:#REF!6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61:.E61])" office:value-type="string" office:string-value="" calcext:value-type="error">
            <text:p>#DIV/0!</text:p>
          </table:table-cell>
          <table:table-cell table:formula="of:=AVERAGE(#REF!61:#REF!6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62:.E62])" office:value-type="string" office:string-value="" calcext:value-type="error">
            <text:p>#DIV/0!</text:p>
          </table:table-cell>
          <table:table-cell table:formula="of:=AVERAGE(#REF!62:#REF!6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63:.E63])" office:value-type="string" office:string-value="" calcext:value-type="error">
            <text:p>#DIV/0!</text:p>
          </table:table-cell>
          <table:table-cell table:formula="of:=AVERAGE(#REF!63:#REF!6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64:.E64])" office:value-type="string" office:string-value="" calcext:value-type="error">
            <text:p>#DIV/0!</text:p>
          </table:table-cell>
          <table:table-cell table:formula="of:=AVERAGE(#REF!64:#REF!6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65:.E65])" office:value-type="string" office:string-value="" calcext:value-type="error">
            <text:p>#DIV/0!</text:p>
          </table:table-cell>
          <table:table-cell table:formula="of:=AVERAGE(#REF!65:#REF!6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66:.E66])" office:value-type="string" office:string-value="" calcext:value-type="error">
            <text:p>#DIV/0!</text:p>
          </table:table-cell>
          <table:table-cell table:formula="of:=AVERAGE(#REF!66:#REF!6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67:.E67])" office:value-type="string" office:string-value="" calcext:value-type="error">
            <text:p>#DIV/0!</text:p>
          </table:table-cell>
          <table:table-cell table:formula="of:=AVERAGE(#REF!67:#REF!6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68:.E68])" office:value-type="string" office:string-value="" calcext:value-type="error">
            <text:p>#DIV/0!</text:p>
          </table:table-cell>
          <table:table-cell table:formula="of:=AVERAGE(#REF!68:#REF!6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69:.E69])" office:value-type="string" office:string-value="" calcext:value-type="error">
            <text:p>#DIV/0!</text:p>
          </table:table-cell>
          <table:table-cell table:formula="of:=AVERAGE(#REF!69:#REF!6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70:.E70])" office:value-type="string" office:string-value="" calcext:value-type="error">
            <text:p>#DIV/0!</text:p>
          </table:table-cell>
          <table:table-cell table:formula="of:=AVERAGE(#REF!70:#REF!7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71:.E71])" office:value-type="string" office:string-value="" calcext:value-type="error">
            <text:p>#DIV/0!</text:p>
          </table:table-cell>
          <table:table-cell table:formula="of:=AVERAGE(#REF!71:#REF!7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72:.E72])" office:value-type="string" office:string-value="" calcext:value-type="error">
            <text:p>#DIV/0!</text:p>
          </table:table-cell>
          <table:table-cell table:formula="of:=AVERAGE(#REF!72:#REF!7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73:.E73])" office:value-type="string" office:string-value="" calcext:value-type="error">
            <text:p>#DIV/0!</text:p>
          </table:table-cell>
          <table:table-cell table:formula="of:=AVERAGE(#REF!73:#REF!7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74:.E74])" office:value-type="string" office:string-value="" calcext:value-type="error">
            <text:p>#DIV/0!</text:p>
          </table:table-cell>
          <table:table-cell table:formula="of:=AVERAGE(#REF!74:#REF!7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75:.E75])" office:value-type="string" office:string-value="" calcext:value-type="error">
            <text:p>#DIV/0!</text:p>
          </table:table-cell>
          <table:table-cell table:formula="of:=AVERAGE(#REF!75:#REF!7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76:.E76])" office:value-type="string" office:string-value="" calcext:value-type="error">
            <text:p>#DIV/0!</text:p>
          </table:table-cell>
          <table:table-cell table:formula="of:=AVERAGE(#REF!76:#REF!7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77:.E77])" office:value-type="string" office:string-value="" calcext:value-type="error">
            <text:p>#DIV/0!</text:p>
          </table:table-cell>
          <table:table-cell table:formula="of:=AVERAGE(#REF!77:#REF!7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78:.E78])" office:value-type="string" office:string-value="" calcext:value-type="error">
            <text:p>#DIV/0!</text:p>
          </table:table-cell>
          <table:table-cell table:formula="of:=AVERAGE(#REF!78:#REF!7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79:.E79])" office:value-type="string" office:string-value="" calcext:value-type="error">
            <text:p>#DIV/0!</text:p>
          </table:table-cell>
          <table:table-cell table:formula="of:=AVERAGE(#REF!79:#REF!7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80:.E80])" office:value-type="string" office:string-value="" calcext:value-type="error">
            <text:p>#DIV/0!</text:p>
          </table:table-cell>
          <table:table-cell table:formula="of:=AVERAGE(#REF!80:#REF!8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81:.E81])" office:value-type="string" office:string-value="" calcext:value-type="error">
            <text:p>#DIV/0!</text:p>
          </table:table-cell>
          <table:table-cell table:formula="of:=AVERAGE(#REF!81:#REF!8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82:.E82])" office:value-type="string" office:string-value="" calcext:value-type="error">
            <text:p>#DIV/0!</text:p>
          </table:table-cell>
          <table:table-cell table:formula="of:=AVERAGE(#REF!82:#REF!8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83:.E83])" office:value-type="string" office:string-value="" calcext:value-type="error">
            <text:p>#DIV/0!</text:p>
          </table:table-cell>
          <table:table-cell table:formula="of:=AVERAGE(#REF!83:#REF!8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84:.E84])" office:value-type="string" office:string-value="" calcext:value-type="error">
            <text:p>#DIV/0!</text:p>
          </table:table-cell>
          <table:table-cell table:formula="of:=AVERAGE(#REF!84:#REF!8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85:.E85])" office:value-type="string" office:string-value="" calcext:value-type="error">
            <text:p>#DIV/0!</text:p>
          </table:table-cell>
          <table:table-cell table:formula="of:=AVERAGE(#REF!85:#REF!8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86:.E86])" office:value-type="string" office:string-value="" calcext:value-type="error">
            <text:p>#DIV/0!</text:p>
          </table:table-cell>
          <table:table-cell table:formula="of:=AVERAGE(#REF!86:#REF!8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87:.E87])" office:value-type="string" office:string-value="" calcext:value-type="error">
            <text:p>#DIV/0!</text:p>
          </table:table-cell>
          <table:table-cell table:formula="of:=AVERAGE(#REF!87:#REF!8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88:.E88])" office:value-type="string" office:string-value="" calcext:value-type="error">
            <text:p>#DIV/0!</text:p>
          </table:table-cell>
          <table:table-cell table:formula="of:=AVERAGE(#REF!88:#REF!8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89:.E89])" office:value-type="string" office:string-value="" calcext:value-type="error">
            <text:p>#DIV/0!</text:p>
          </table:table-cell>
          <table:table-cell table:formula="of:=AVERAGE(#REF!89:#REF!8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90:.E90])" office:value-type="string" office:string-value="" calcext:value-type="error">
            <text:p>#DIV/0!</text:p>
          </table:table-cell>
          <table:table-cell table:formula="of:=AVERAGE(#REF!90:#REF!9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91:.E91])" office:value-type="string" office:string-value="" calcext:value-type="error">
            <text:p>#DIV/0!</text:p>
          </table:table-cell>
          <table:table-cell table:formula="of:=AVERAGE(#REF!91:#REF!9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92:.E92])" office:value-type="string" office:string-value="" calcext:value-type="error">
            <text:p>#DIV/0!</text:p>
          </table:table-cell>
          <table:table-cell table:formula="of:=AVERAGE(#REF!92:#REF!9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93:.E93])" office:value-type="string" office:string-value="" calcext:value-type="error">
            <text:p>#DIV/0!</text:p>
          </table:table-cell>
          <table:table-cell table:formula="of:=AVERAGE(#REF!93:#REF!9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94:.E94])" office:value-type="string" office:string-value="" calcext:value-type="error">
            <text:p>#DIV/0!</text:p>
          </table:table-cell>
          <table:table-cell table:formula="of:=AVERAGE(#REF!94:#REF!9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95:.E95])" office:value-type="string" office:string-value="" calcext:value-type="error">
            <text:p>#DIV/0!</text:p>
          </table:table-cell>
          <table:table-cell table:formula="of:=AVERAGE(#REF!95:#REF!9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96:.E96])" office:value-type="string" office:string-value="" calcext:value-type="error">
            <text:p>#DIV/0!</text:p>
          </table:table-cell>
          <table:table-cell table:formula="of:=AVERAGE(#REF!96:#REF!9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97:.E97])" office:value-type="string" office:string-value="" calcext:value-type="error">
            <text:p>#DIV/0!</text:p>
          </table:table-cell>
          <table:table-cell table:formula="of:=AVERAGE(#REF!97:#REF!9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98:.E98])" office:value-type="string" office:string-value="" calcext:value-type="error">
            <text:p>#DIV/0!</text:p>
          </table:table-cell>
          <table:table-cell table:formula="of:=AVERAGE(#REF!98:#REF!9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99:.E99])" office:value-type="string" office:string-value="" calcext:value-type="error">
            <text:p>#DIV/0!</text:p>
          </table:table-cell>
          <table:table-cell table:formula="of:=AVERAGE(#REF!99:#REF!9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00:.E100])" office:value-type="string" office:string-value="" calcext:value-type="error">
            <text:p>#DIV/0!</text:p>
          </table:table-cell>
          <table:table-cell table:formula="of:=AVERAGE(#REF!100:#REF!10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01:.E101])" office:value-type="string" office:string-value="" calcext:value-type="error">
            <text:p>#DIV/0!</text:p>
          </table:table-cell>
          <table:table-cell table:formula="of:=AVERAGE(#REF!101:#REF!10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02:.E102])" office:value-type="string" office:string-value="" calcext:value-type="error">
            <text:p>#DIV/0!</text:p>
          </table:table-cell>
          <table:table-cell table:formula="of:=AVERAGE(#REF!102:#REF!10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03:.E103])" office:value-type="string" office:string-value="" calcext:value-type="error">
            <text:p>#DIV/0!</text:p>
          </table:table-cell>
          <table:table-cell table:formula="of:=AVERAGE(#REF!103:#REF!10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04:.E104])" office:value-type="string" office:string-value="" calcext:value-type="error">
            <text:p>#DIV/0!</text:p>
          </table:table-cell>
          <table:table-cell table:formula="of:=AVERAGE(#REF!104:#REF!10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05:.E105])" office:value-type="string" office:string-value="" calcext:value-type="error">
            <text:p>#DIV/0!</text:p>
          </table:table-cell>
          <table:table-cell table:formula="of:=AVERAGE(#REF!105:#REF!10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06:.E106])" office:value-type="string" office:string-value="" calcext:value-type="error">
            <text:p>#DIV/0!</text:p>
          </table:table-cell>
          <table:table-cell table:formula="of:=AVERAGE(#REF!106:#REF!10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07:.E107])" office:value-type="string" office:string-value="" calcext:value-type="error">
            <text:p>#DIV/0!</text:p>
          </table:table-cell>
          <table:table-cell table:formula="of:=AVERAGE(#REF!107:#REF!10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08:.E108])" office:value-type="string" office:string-value="" calcext:value-type="error">
            <text:p>#DIV/0!</text:p>
          </table:table-cell>
          <table:table-cell table:formula="of:=AVERAGE(#REF!108:#REF!10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09:.E109])" office:value-type="string" office:string-value="" calcext:value-type="error">
            <text:p>#DIV/0!</text:p>
          </table:table-cell>
          <table:table-cell table:formula="of:=AVERAGE(#REF!109:#REF!10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10:.E110])" office:value-type="string" office:string-value="" calcext:value-type="error">
            <text:p>#DIV/0!</text:p>
          </table:table-cell>
          <table:table-cell table:formula="of:=AVERAGE(#REF!110:#REF!11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11:.E111])" office:value-type="string" office:string-value="" calcext:value-type="error">
            <text:p>#DIV/0!</text:p>
          </table:table-cell>
          <table:table-cell table:formula="of:=AVERAGE(#REF!111:#REF!11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12:.E112])" office:value-type="string" office:string-value="" calcext:value-type="error">
            <text:p>#DIV/0!</text:p>
          </table:table-cell>
          <table:table-cell table:formula="of:=AVERAGE(#REF!112:#REF!11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13:.E113])" office:value-type="string" office:string-value="" calcext:value-type="error">
            <text:p>#DIV/0!</text:p>
          </table:table-cell>
          <table:table-cell table:formula="of:=AVERAGE(#REF!113:#REF!11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14:.E114])" office:value-type="string" office:string-value="" calcext:value-type="error">
            <text:p>#DIV/0!</text:p>
          </table:table-cell>
          <table:table-cell table:formula="of:=AVERAGE(#REF!114:#REF!11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15:.E115])" office:value-type="string" office:string-value="" calcext:value-type="error">
            <text:p>#DIV/0!</text:p>
          </table:table-cell>
          <table:table-cell table:formula="of:=AVERAGE(#REF!115:#REF!11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16:.E116])" office:value-type="string" office:string-value="" calcext:value-type="error">
            <text:p>#DIV/0!</text:p>
          </table:table-cell>
          <table:table-cell table:formula="of:=AVERAGE(#REF!116:#REF!11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17:.E117])" office:value-type="string" office:string-value="" calcext:value-type="error">
            <text:p>#DIV/0!</text:p>
          </table:table-cell>
          <table:table-cell table:formula="of:=AVERAGE(#REF!117:#REF!11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18:.E118])" office:value-type="string" office:string-value="" calcext:value-type="error">
            <text:p>#DIV/0!</text:p>
          </table:table-cell>
          <table:table-cell table:formula="of:=AVERAGE(#REF!118:#REF!11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19:.E119])" office:value-type="string" office:string-value="" calcext:value-type="error">
            <text:p>#DIV/0!</text:p>
          </table:table-cell>
          <table:table-cell table:formula="of:=AVERAGE(#REF!119:#REF!11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20:.E120])" office:value-type="string" office:string-value="" calcext:value-type="error">
            <text:p>#DIV/0!</text:p>
          </table:table-cell>
          <table:table-cell table:formula="of:=AVERAGE(#REF!120:#REF!12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21:.E121])" office:value-type="string" office:string-value="" calcext:value-type="error">
            <text:p>#DIV/0!</text:p>
          </table:table-cell>
          <table:table-cell table:formula="of:=AVERAGE(#REF!121:#REF!12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22:.E122])" office:value-type="string" office:string-value="" calcext:value-type="error">
            <text:p>#DIV/0!</text:p>
          </table:table-cell>
          <table:table-cell table:formula="of:=AVERAGE(#REF!122:#REF!12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23:.E123])" office:value-type="string" office:string-value="" calcext:value-type="error">
            <text:p>#DIV/0!</text:p>
          </table:table-cell>
          <table:table-cell table:formula="of:=AVERAGE(#REF!123:#REF!12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24:.E124])" office:value-type="string" office:string-value="" calcext:value-type="error">
            <text:p>#DIV/0!</text:p>
          </table:table-cell>
          <table:table-cell table:formula="of:=AVERAGE(#REF!124:#REF!12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25:.E125])" office:value-type="string" office:string-value="" calcext:value-type="error">
            <text:p>#DIV/0!</text:p>
          </table:table-cell>
          <table:table-cell table:formula="of:=AVERAGE(#REF!125:#REF!12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26:.E126])" office:value-type="string" office:string-value="" calcext:value-type="error">
            <text:p>#DIV/0!</text:p>
          </table:table-cell>
          <table:table-cell table:formula="of:=AVERAGE(#REF!126:#REF!12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27:.E127])" office:value-type="string" office:string-value="" calcext:value-type="error">
            <text:p>#DIV/0!</text:p>
          </table:table-cell>
          <table:table-cell table:formula="of:=AVERAGE(#REF!127:#REF!12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28:.E128])" office:value-type="string" office:string-value="" calcext:value-type="error">
            <text:p>#DIV/0!</text:p>
          </table:table-cell>
          <table:table-cell table:formula="of:=AVERAGE(#REF!128:#REF!12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29:.E129])" office:value-type="string" office:string-value="" calcext:value-type="error">
            <text:p>#DIV/0!</text:p>
          </table:table-cell>
          <table:table-cell table:formula="of:=AVERAGE(#REF!129:#REF!12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30:.E130])" office:value-type="string" office:string-value="" calcext:value-type="error">
            <text:p>#DIV/0!</text:p>
          </table:table-cell>
          <table:table-cell table:formula="of:=AVERAGE(#REF!130:#REF!13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31:.E131])" office:value-type="string" office:string-value="" calcext:value-type="error">
            <text:p>#DIV/0!</text:p>
          </table:table-cell>
          <table:table-cell table:formula="of:=AVERAGE(#REF!131:#REF!13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32:.E132])" office:value-type="string" office:string-value="" calcext:value-type="error">
            <text:p>#DIV/0!</text:p>
          </table:table-cell>
          <table:table-cell table:formula="of:=AVERAGE(#REF!132:#REF!13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33:.E133])" office:value-type="string" office:string-value="" calcext:value-type="error">
            <text:p>#DIV/0!</text:p>
          </table:table-cell>
          <table:table-cell table:formula="of:=AVERAGE(#REF!133:#REF!13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34:.E134])" office:value-type="string" office:string-value="" calcext:value-type="error">
            <text:p>#DIV/0!</text:p>
          </table:table-cell>
          <table:table-cell table:formula="of:=AVERAGE(#REF!134:#REF!13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35:.E135])" office:value-type="string" office:string-value="" calcext:value-type="error">
            <text:p>#DIV/0!</text:p>
          </table:table-cell>
          <table:table-cell table:formula="of:=AVERAGE(#REF!135:#REF!13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36:.E136])" office:value-type="string" office:string-value="" calcext:value-type="error">
            <text:p>#DIV/0!</text:p>
          </table:table-cell>
          <table:table-cell table:formula="of:=AVERAGE(#REF!136:#REF!13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37:.E137])" office:value-type="string" office:string-value="" calcext:value-type="error">
            <text:p>#DIV/0!</text:p>
          </table:table-cell>
          <table:table-cell table:formula="of:=AVERAGE(#REF!137:#REF!13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38:.E138])" office:value-type="string" office:string-value="" calcext:value-type="error">
            <text:p>#DIV/0!</text:p>
          </table:table-cell>
          <table:table-cell table:formula="of:=AVERAGE(#REF!138:#REF!13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39:.E139])" office:value-type="string" office:string-value="" calcext:value-type="error">
            <text:p>#DIV/0!</text:p>
          </table:table-cell>
          <table:table-cell table:formula="of:=AVERAGE(#REF!139:#REF!13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40:.E140])" office:value-type="string" office:string-value="" calcext:value-type="error">
            <text:p>#DIV/0!</text:p>
          </table:table-cell>
          <table:table-cell table:formula="of:=AVERAGE(#REF!140:#REF!14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41:.E141])" office:value-type="string" office:string-value="" calcext:value-type="error">
            <text:p>#DIV/0!</text:p>
          </table:table-cell>
          <table:table-cell table:formula="of:=AVERAGE(#REF!141:#REF!14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42:.E142])" office:value-type="string" office:string-value="" calcext:value-type="error">
            <text:p>#DIV/0!</text:p>
          </table:table-cell>
          <table:table-cell table:formula="of:=AVERAGE(#REF!142:#REF!14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43:.E143])" office:value-type="string" office:string-value="" calcext:value-type="error">
            <text:p>#DIV/0!</text:p>
          </table:table-cell>
          <table:table-cell table:formula="of:=AVERAGE(#REF!143:#REF!14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44:.E144])" office:value-type="string" office:string-value="" calcext:value-type="error">
            <text:p>#DIV/0!</text:p>
          </table:table-cell>
          <table:table-cell table:formula="of:=AVERAGE(#REF!144:#REF!14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45:.E145])" office:value-type="string" office:string-value="" calcext:value-type="error">
            <text:p>#DIV/0!</text:p>
          </table:table-cell>
          <table:table-cell table:formula="of:=AVERAGE(#REF!145:#REF!14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46:.E146])" office:value-type="string" office:string-value="" calcext:value-type="error">
            <text:p>#DIV/0!</text:p>
          </table:table-cell>
          <table:table-cell table:formula="of:=AVERAGE(#REF!146:#REF!14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47:.E147])" office:value-type="string" office:string-value="" calcext:value-type="error">
            <text:p>#DIV/0!</text:p>
          </table:table-cell>
          <table:table-cell table:formula="of:=AVERAGE(#REF!147:#REF!14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48:.E148])" office:value-type="string" office:string-value="" calcext:value-type="error">
            <text:p>#DIV/0!</text:p>
          </table:table-cell>
          <table:table-cell table:formula="of:=AVERAGE(#REF!148:#REF!14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49:.E149])" office:value-type="string" office:string-value="" calcext:value-type="error">
            <text:p>#DIV/0!</text:p>
          </table:table-cell>
          <table:table-cell table:formula="of:=AVERAGE(#REF!149:#REF!14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50:.E150])" office:value-type="string" office:string-value="" calcext:value-type="error">
            <text:p>#DIV/0!</text:p>
          </table:table-cell>
          <table:table-cell table:formula="of:=AVERAGE(#REF!150:#REF!15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51:.E151])" office:value-type="string" office:string-value="" calcext:value-type="error">
            <text:p>#DIV/0!</text:p>
          </table:table-cell>
          <table:table-cell table:formula="of:=AVERAGE(#REF!151:#REF!15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52:.E152])" office:value-type="string" office:string-value="" calcext:value-type="error">
            <text:p>#DIV/0!</text:p>
          </table:table-cell>
          <table:table-cell table:formula="of:=AVERAGE(#REF!152:#REF!15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53:.E153])" office:value-type="string" office:string-value="" calcext:value-type="error">
            <text:p>#DIV/0!</text:p>
          </table:table-cell>
          <table:table-cell table:formula="of:=AVERAGE(#REF!153:#REF!15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54:.E154])" office:value-type="string" office:string-value="" calcext:value-type="error">
            <text:p>#DIV/0!</text:p>
          </table:table-cell>
          <table:table-cell table:formula="of:=AVERAGE(#REF!154:#REF!15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55:.E155])" office:value-type="string" office:string-value="" calcext:value-type="error">
            <text:p>#DIV/0!</text:p>
          </table:table-cell>
          <table:table-cell table:formula="of:=AVERAGE(#REF!155:#REF!15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56:.E156])" office:value-type="string" office:string-value="" calcext:value-type="error">
            <text:p>#DIV/0!</text:p>
          </table:table-cell>
          <table:table-cell table:formula="of:=AVERAGE(#REF!156:#REF!15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57:.E157])" office:value-type="string" office:string-value="" calcext:value-type="error">
            <text:p>#DIV/0!</text:p>
          </table:table-cell>
          <table:table-cell table:formula="of:=AVERAGE(#REF!157:#REF!15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58:.E158])" office:value-type="string" office:string-value="" calcext:value-type="error">
            <text:p>#DIV/0!</text:p>
          </table:table-cell>
          <table:table-cell table:formula="of:=AVERAGE(#REF!158:#REF!15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59:.E159])" office:value-type="string" office:string-value="" calcext:value-type="error">
            <text:p>#DIV/0!</text:p>
          </table:table-cell>
          <table:table-cell table:formula="of:=AVERAGE(#REF!159:#REF!15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60:.E160])" office:value-type="string" office:string-value="" calcext:value-type="error">
            <text:p>#DIV/0!</text:p>
          </table:table-cell>
          <table:table-cell table:formula="of:=AVERAGE(#REF!160:#REF!16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61:.E161])" office:value-type="string" office:string-value="" calcext:value-type="error">
            <text:p>#DIV/0!</text:p>
          </table:table-cell>
          <table:table-cell table:formula="of:=AVERAGE(#REF!161:#REF!16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62:.E162])" office:value-type="string" office:string-value="" calcext:value-type="error">
            <text:p>#DIV/0!</text:p>
          </table:table-cell>
          <table:table-cell table:formula="of:=AVERAGE(#REF!162:#REF!16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63:.E163])" office:value-type="string" office:string-value="" calcext:value-type="error">
            <text:p>#DIV/0!</text:p>
          </table:table-cell>
          <table:table-cell table:formula="of:=AVERAGE(#REF!163:#REF!16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64:.E164])" office:value-type="string" office:string-value="" calcext:value-type="error">
            <text:p>#DIV/0!</text:p>
          </table:table-cell>
          <table:table-cell table:formula="of:=AVERAGE(#REF!164:#REF!16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65:.E165])" office:value-type="string" office:string-value="" calcext:value-type="error">
            <text:p>#DIV/0!</text:p>
          </table:table-cell>
          <table:table-cell table:formula="of:=AVERAGE(#REF!165:#REF!16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66:.E166])" office:value-type="string" office:string-value="" calcext:value-type="error">
            <text:p>#DIV/0!</text:p>
          </table:table-cell>
          <table:table-cell table:formula="of:=AVERAGE(#REF!166:#REF!16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67:.E167])" office:value-type="string" office:string-value="" calcext:value-type="error">
            <text:p>#DIV/0!</text:p>
          </table:table-cell>
          <table:table-cell table:formula="of:=AVERAGE(#REF!167:#REF!16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68:.E168])" office:value-type="string" office:string-value="" calcext:value-type="error">
            <text:p>#DIV/0!</text:p>
          </table:table-cell>
          <table:table-cell table:formula="of:=AVERAGE(#REF!168:#REF!16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69:.E169])" office:value-type="string" office:string-value="" calcext:value-type="error">
            <text:p>#DIV/0!</text:p>
          </table:table-cell>
          <table:table-cell table:formula="of:=AVERAGE(#REF!169:#REF!16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70:.E170])" office:value-type="string" office:string-value="" calcext:value-type="error">
            <text:p>#DIV/0!</text:p>
          </table:table-cell>
          <table:table-cell table:formula="of:=AVERAGE(#REF!170:#REF!17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71:.E171])" office:value-type="string" office:string-value="" calcext:value-type="error">
            <text:p>#DIV/0!</text:p>
          </table:table-cell>
          <table:table-cell table:formula="of:=AVERAGE(#REF!171:#REF!17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72:.E172])" office:value-type="string" office:string-value="" calcext:value-type="error">
            <text:p>#DIV/0!</text:p>
          </table:table-cell>
          <table:table-cell table:formula="of:=AVERAGE(#REF!172:#REF!17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73:.E173])" office:value-type="string" office:string-value="" calcext:value-type="error">
            <text:p>#DIV/0!</text:p>
          </table:table-cell>
          <table:table-cell table:formula="of:=AVERAGE(#REF!173:#REF!17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74:.E174])" office:value-type="string" office:string-value="" calcext:value-type="error">
            <text:p>#DIV/0!</text:p>
          </table:table-cell>
          <table:table-cell table:formula="of:=AVERAGE(#REF!174:#REF!17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75:.E175])" office:value-type="string" office:string-value="" calcext:value-type="error">
            <text:p>#DIV/0!</text:p>
          </table:table-cell>
          <table:table-cell table:formula="of:=AVERAGE(#REF!175:#REF!17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76:.E176])" office:value-type="string" office:string-value="" calcext:value-type="error">
            <text:p>#DIV/0!</text:p>
          </table:table-cell>
          <table:table-cell table:formula="of:=AVERAGE(#REF!176:#REF!17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77:.E177])" office:value-type="string" office:string-value="" calcext:value-type="error">
            <text:p>#DIV/0!</text:p>
          </table:table-cell>
          <table:table-cell table:formula="of:=AVERAGE(#REF!177:#REF!17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78:.E178])" office:value-type="string" office:string-value="" calcext:value-type="error">
            <text:p>#DIV/0!</text:p>
          </table:table-cell>
          <table:table-cell table:formula="of:=AVERAGE(#REF!178:#REF!17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79:.E179])" office:value-type="string" office:string-value="" calcext:value-type="error">
            <text:p>#DIV/0!</text:p>
          </table:table-cell>
          <table:table-cell table:formula="of:=AVERAGE(#REF!179:#REF!17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80:.E180])" office:value-type="string" office:string-value="" calcext:value-type="error">
            <text:p>#DIV/0!</text:p>
          </table:table-cell>
          <table:table-cell table:formula="of:=AVERAGE(#REF!180:#REF!18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81:.E181])" office:value-type="string" office:string-value="" calcext:value-type="error">
            <text:p>#DIV/0!</text:p>
          </table:table-cell>
          <table:table-cell table:formula="of:=AVERAGE(#REF!181:#REF!18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82:.E182])" office:value-type="string" office:string-value="" calcext:value-type="error">
            <text:p>#DIV/0!</text:p>
          </table:table-cell>
          <table:table-cell table:formula="of:=AVERAGE(#REF!182:#REF!18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83:.E183])" office:value-type="string" office:string-value="" calcext:value-type="error">
            <text:p>#DIV/0!</text:p>
          </table:table-cell>
          <table:table-cell table:formula="of:=AVERAGE(#REF!183:#REF!18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84:.E184])" office:value-type="string" office:string-value="" calcext:value-type="error">
            <text:p>#DIV/0!</text:p>
          </table:table-cell>
          <table:table-cell table:formula="of:=AVERAGE(#REF!184:#REF!18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85:.E185])" office:value-type="string" office:string-value="" calcext:value-type="error">
            <text:p>#DIV/0!</text:p>
          </table:table-cell>
          <table:table-cell table:formula="of:=AVERAGE(#REF!185:#REF!18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86:.E186])" office:value-type="string" office:string-value="" calcext:value-type="error">
            <text:p>#DIV/0!</text:p>
          </table:table-cell>
          <table:table-cell table:formula="of:=AVERAGE(#REF!186:#REF!18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87:.E187])" office:value-type="string" office:string-value="" calcext:value-type="error">
            <text:p>#DIV/0!</text:p>
          </table:table-cell>
          <table:table-cell table:formula="of:=AVERAGE(#REF!187:#REF!18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88:.E188])" office:value-type="string" office:string-value="" calcext:value-type="error">
            <text:p>#DIV/0!</text:p>
          </table:table-cell>
          <table:table-cell table:formula="of:=AVERAGE(#REF!188:#REF!18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89:.E189])" office:value-type="string" office:string-value="" calcext:value-type="error">
            <text:p>#DIV/0!</text:p>
          </table:table-cell>
          <table:table-cell table:formula="of:=AVERAGE(#REF!189:#REF!18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90:.E190])" office:value-type="string" office:string-value="" calcext:value-type="error">
            <text:p>#DIV/0!</text:p>
          </table:table-cell>
          <table:table-cell table:formula="of:=AVERAGE(#REF!190:#REF!19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91:.E191])" office:value-type="string" office:string-value="" calcext:value-type="error">
            <text:p>#DIV/0!</text:p>
          </table:table-cell>
          <table:table-cell table:formula="of:=AVERAGE(#REF!191:#REF!19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92:.E192])" office:value-type="string" office:string-value="" calcext:value-type="error">
            <text:p>#DIV/0!</text:p>
          </table:table-cell>
          <table:table-cell table:formula="of:=AVERAGE(#REF!192:#REF!19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93:.E193])" office:value-type="string" office:string-value="" calcext:value-type="error">
            <text:p>#DIV/0!</text:p>
          </table:table-cell>
          <table:table-cell table:formula="of:=AVERAGE(#REF!193:#REF!19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94:.E194])" office:value-type="string" office:string-value="" calcext:value-type="error">
            <text:p>#DIV/0!</text:p>
          </table:table-cell>
          <table:table-cell table:formula="of:=AVERAGE(#REF!194:#REF!19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95:.E195])" office:value-type="string" office:string-value="" calcext:value-type="error">
            <text:p>#DIV/0!</text:p>
          </table:table-cell>
          <table:table-cell table:formula="of:=AVERAGE(#REF!195:#REF!19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96:.E196])" office:value-type="string" office:string-value="" calcext:value-type="error">
            <text:p>#DIV/0!</text:p>
          </table:table-cell>
          <table:table-cell table:formula="of:=AVERAGE(#REF!196:#REF!19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97:.E197])" office:value-type="string" office:string-value="" calcext:value-type="error">
            <text:p>#DIV/0!</text:p>
          </table:table-cell>
          <table:table-cell table:formula="of:=AVERAGE(#REF!197:#REF!19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98:.E198])" office:value-type="string" office:string-value="" calcext:value-type="error">
            <text:p>#DIV/0!</text:p>
          </table:table-cell>
          <table:table-cell table:formula="of:=AVERAGE(#REF!198:#REF!19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199:.E199])" office:value-type="string" office:string-value="" calcext:value-type="error">
            <text:p>#DIV/0!</text:p>
          </table:table-cell>
          <table:table-cell table:formula="of:=AVERAGE(#REF!199:#REF!19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00:.E200])" office:value-type="string" office:string-value="" calcext:value-type="error">
            <text:p>#DIV/0!</text:p>
          </table:table-cell>
          <table:table-cell table:formula="of:=AVERAGE(#REF!200:#REF!20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01:.E201])" office:value-type="string" office:string-value="" calcext:value-type="error">
            <text:p>#DIV/0!</text:p>
          </table:table-cell>
          <table:table-cell table:formula="of:=AVERAGE(#REF!201:#REF!20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02:.E202])" office:value-type="string" office:string-value="" calcext:value-type="error">
            <text:p>#DIV/0!</text:p>
          </table:table-cell>
          <table:table-cell table:formula="of:=AVERAGE(#REF!202:#REF!20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03:.E203])" office:value-type="string" office:string-value="" calcext:value-type="error">
            <text:p>#DIV/0!</text:p>
          </table:table-cell>
          <table:table-cell table:formula="of:=AVERAGE(#REF!203:#REF!20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04:.E204])" office:value-type="string" office:string-value="" calcext:value-type="error">
            <text:p>#DIV/0!</text:p>
          </table:table-cell>
          <table:table-cell table:formula="of:=AVERAGE(#REF!204:#REF!20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05:.E205])" office:value-type="string" office:string-value="" calcext:value-type="error">
            <text:p>#DIV/0!</text:p>
          </table:table-cell>
          <table:table-cell table:formula="of:=AVERAGE(#REF!205:#REF!20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06:.E206])" office:value-type="string" office:string-value="" calcext:value-type="error">
            <text:p>#DIV/0!</text:p>
          </table:table-cell>
          <table:table-cell table:formula="of:=AVERAGE(#REF!206:#REF!20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07:.E207])" office:value-type="string" office:string-value="" calcext:value-type="error">
            <text:p>#DIV/0!</text:p>
          </table:table-cell>
          <table:table-cell table:formula="of:=AVERAGE(#REF!207:#REF!20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08:.E208])" office:value-type="string" office:string-value="" calcext:value-type="error">
            <text:p>#DIV/0!</text:p>
          </table:table-cell>
          <table:table-cell table:formula="of:=AVERAGE(#REF!208:#REF!20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09:.E209])" office:value-type="string" office:string-value="" calcext:value-type="error">
            <text:p>#DIV/0!</text:p>
          </table:table-cell>
          <table:table-cell table:formula="of:=AVERAGE(#REF!209:#REF!20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10:.E210])" office:value-type="string" office:string-value="" calcext:value-type="error">
            <text:p>#DIV/0!</text:p>
          </table:table-cell>
          <table:table-cell table:formula="of:=AVERAGE(#REF!210:#REF!21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11:.E211])" office:value-type="string" office:string-value="" calcext:value-type="error">
            <text:p>#DIV/0!</text:p>
          </table:table-cell>
          <table:table-cell table:formula="of:=AVERAGE(#REF!211:#REF!21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12:.E212])" office:value-type="string" office:string-value="" calcext:value-type="error">
            <text:p>#DIV/0!</text:p>
          </table:table-cell>
          <table:table-cell table:formula="of:=AVERAGE(#REF!212:#REF!21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13:.E213])" office:value-type="string" office:string-value="" calcext:value-type="error">
            <text:p>#DIV/0!</text:p>
          </table:table-cell>
          <table:table-cell table:formula="of:=AVERAGE(#REF!213:#REF!21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14:.E214])" office:value-type="string" office:string-value="" calcext:value-type="error">
            <text:p>#DIV/0!</text:p>
          </table:table-cell>
          <table:table-cell table:formula="of:=AVERAGE(#REF!214:#REF!21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15:.E215])" office:value-type="string" office:string-value="" calcext:value-type="error">
            <text:p>#DIV/0!</text:p>
          </table:table-cell>
          <table:table-cell table:formula="of:=AVERAGE(#REF!215:#REF!21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16:.E216])" office:value-type="string" office:string-value="" calcext:value-type="error">
            <text:p>#DIV/0!</text:p>
          </table:table-cell>
          <table:table-cell table:formula="of:=AVERAGE(#REF!216:#REF!21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17:.E217])" office:value-type="string" office:string-value="" calcext:value-type="error">
            <text:p>#DIV/0!</text:p>
          </table:table-cell>
          <table:table-cell table:formula="of:=AVERAGE(#REF!217:#REF!21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18:.E218])" office:value-type="string" office:string-value="" calcext:value-type="error">
            <text:p>#DIV/0!</text:p>
          </table:table-cell>
          <table:table-cell table:formula="of:=AVERAGE(#REF!218:#REF!21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19:.E219])" office:value-type="string" office:string-value="" calcext:value-type="error">
            <text:p>#DIV/0!</text:p>
          </table:table-cell>
          <table:table-cell table:formula="of:=AVERAGE(#REF!219:#REF!21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20:.E220])" office:value-type="string" office:string-value="" calcext:value-type="error">
            <text:p>#DIV/0!</text:p>
          </table:table-cell>
          <table:table-cell table:formula="of:=AVERAGE(#REF!220:#REF!22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21:.E221])" office:value-type="string" office:string-value="" calcext:value-type="error">
            <text:p>#DIV/0!</text:p>
          </table:table-cell>
          <table:table-cell table:formula="of:=AVERAGE(#REF!221:#REF!22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22:.E222])" office:value-type="string" office:string-value="" calcext:value-type="error">
            <text:p>#DIV/0!</text:p>
          </table:table-cell>
          <table:table-cell table:formula="of:=AVERAGE(#REF!222:#REF!22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23:.E223])" office:value-type="string" office:string-value="" calcext:value-type="error">
            <text:p>#DIV/0!</text:p>
          </table:table-cell>
          <table:table-cell table:formula="of:=AVERAGE(#REF!223:#REF!22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24:.E224])" office:value-type="string" office:string-value="" calcext:value-type="error">
            <text:p>#DIV/0!</text:p>
          </table:table-cell>
          <table:table-cell table:formula="of:=AVERAGE(#REF!224:#REF!22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25:.E225])" office:value-type="string" office:string-value="" calcext:value-type="error">
            <text:p>#DIV/0!</text:p>
          </table:table-cell>
          <table:table-cell table:formula="of:=AVERAGE(#REF!225:#REF!22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26:.E226])" office:value-type="string" office:string-value="" calcext:value-type="error">
            <text:p>#DIV/0!</text:p>
          </table:table-cell>
          <table:table-cell table:formula="of:=AVERAGE(#REF!226:#REF!22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27:.E227])" office:value-type="string" office:string-value="" calcext:value-type="error">
            <text:p>#DIV/0!</text:p>
          </table:table-cell>
          <table:table-cell table:formula="of:=AVERAGE(#REF!227:#REF!22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28:.E228])" office:value-type="string" office:string-value="" calcext:value-type="error">
            <text:p>#DIV/0!</text:p>
          </table:table-cell>
          <table:table-cell table:formula="of:=AVERAGE(#REF!228:#REF!22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29:.E229])" office:value-type="string" office:string-value="" calcext:value-type="error">
            <text:p>#DIV/0!</text:p>
          </table:table-cell>
          <table:table-cell table:formula="of:=AVERAGE(#REF!229:#REF!22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30:.E230])" office:value-type="string" office:string-value="" calcext:value-type="error">
            <text:p>#DIV/0!</text:p>
          </table:table-cell>
          <table:table-cell table:formula="of:=AVERAGE(#REF!230:#REF!23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31:.E231])" office:value-type="string" office:string-value="" calcext:value-type="error">
            <text:p>#DIV/0!</text:p>
          </table:table-cell>
          <table:table-cell table:formula="of:=AVERAGE(#REF!231:#REF!23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32:.E232])" office:value-type="string" office:string-value="" calcext:value-type="error">
            <text:p>#DIV/0!</text:p>
          </table:table-cell>
          <table:table-cell table:formula="of:=AVERAGE(#REF!232:#REF!23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33:.E233])" office:value-type="string" office:string-value="" calcext:value-type="error">
            <text:p>#DIV/0!</text:p>
          </table:table-cell>
          <table:table-cell table:formula="of:=AVERAGE(#REF!233:#REF!23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34:.E234])" office:value-type="string" office:string-value="" calcext:value-type="error">
            <text:p>#DIV/0!</text:p>
          </table:table-cell>
          <table:table-cell table:formula="of:=AVERAGE(#REF!234:#REF!23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35:.E235])" office:value-type="string" office:string-value="" calcext:value-type="error">
            <text:p>#DIV/0!</text:p>
          </table:table-cell>
          <table:table-cell table:formula="of:=AVERAGE(#REF!235:#REF!23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36:.E236])" office:value-type="string" office:string-value="" calcext:value-type="error">
            <text:p>#DIV/0!</text:p>
          </table:table-cell>
          <table:table-cell table:formula="of:=AVERAGE(#REF!236:#REF!23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37:.E237])" office:value-type="string" office:string-value="" calcext:value-type="error">
            <text:p>#DIV/0!</text:p>
          </table:table-cell>
          <table:table-cell table:formula="of:=AVERAGE(#REF!237:#REF!23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38:.E238])" office:value-type="string" office:string-value="" calcext:value-type="error">
            <text:p>#DIV/0!</text:p>
          </table:table-cell>
          <table:table-cell table:formula="of:=AVERAGE(#REF!238:#REF!23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39:.E239])" office:value-type="string" office:string-value="" calcext:value-type="error">
            <text:p>#DIV/0!</text:p>
          </table:table-cell>
          <table:table-cell table:formula="of:=AVERAGE(#REF!239:#REF!23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40:.E240])" office:value-type="string" office:string-value="" calcext:value-type="error">
            <text:p>#DIV/0!</text:p>
          </table:table-cell>
          <table:table-cell table:formula="of:=AVERAGE(#REF!240:#REF!24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41:.E241])" office:value-type="string" office:string-value="" calcext:value-type="error">
            <text:p>#DIV/0!</text:p>
          </table:table-cell>
          <table:table-cell table:formula="of:=AVERAGE(#REF!241:#REF!24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42:.E242])" office:value-type="string" office:string-value="" calcext:value-type="error">
            <text:p>#DIV/0!</text:p>
          </table:table-cell>
          <table:table-cell table:formula="of:=AVERAGE(#REF!242:#REF!24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43:.E243])" office:value-type="string" office:string-value="" calcext:value-type="error">
            <text:p>#DIV/0!</text:p>
          </table:table-cell>
          <table:table-cell table:formula="of:=AVERAGE(#REF!243:#REF!24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44:.E244])" office:value-type="string" office:string-value="" calcext:value-type="error">
            <text:p>#DIV/0!</text:p>
          </table:table-cell>
          <table:table-cell table:formula="of:=AVERAGE(#REF!244:#REF!24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45:.E245])" office:value-type="string" office:string-value="" calcext:value-type="error">
            <text:p>#DIV/0!</text:p>
          </table:table-cell>
          <table:table-cell table:formula="of:=AVERAGE(#REF!245:#REF!24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46:.E246])" office:value-type="string" office:string-value="" calcext:value-type="error">
            <text:p>#DIV/0!</text:p>
          </table:table-cell>
          <table:table-cell table:formula="of:=AVERAGE(#REF!246:#REF!24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47:.E247])" office:value-type="string" office:string-value="" calcext:value-type="error">
            <text:p>#DIV/0!</text:p>
          </table:table-cell>
          <table:table-cell table:formula="of:=AVERAGE(#REF!247:#REF!24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48:.E248])" office:value-type="string" office:string-value="" calcext:value-type="error">
            <text:p>#DIV/0!</text:p>
          </table:table-cell>
          <table:table-cell table:formula="of:=AVERAGE(#REF!248:#REF!24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49:.E249])" office:value-type="string" office:string-value="" calcext:value-type="error">
            <text:p>#DIV/0!</text:p>
          </table:table-cell>
          <table:table-cell table:formula="of:=AVERAGE(#REF!249:#REF!24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50:.E250])" office:value-type="string" office:string-value="" calcext:value-type="error">
            <text:p>#DIV/0!</text:p>
          </table:table-cell>
          <table:table-cell table:formula="of:=AVERAGE(#REF!250:#REF!25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51:.E251])" office:value-type="string" office:string-value="" calcext:value-type="error">
            <text:p>#DIV/0!</text:p>
          </table:table-cell>
          <table:table-cell table:formula="of:=AVERAGE(#REF!251:#REF!25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52:.E252])" office:value-type="string" office:string-value="" calcext:value-type="error">
            <text:p>#DIV/0!</text:p>
          </table:table-cell>
          <table:table-cell table:formula="of:=AVERAGE(#REF!252:#REF!25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53:.E253])" office:value-type="string" office:string-value="" calcext:value-type="error">
            <text:p>#DIV/0!</text:p>
          </table:table-cell>
          <table:table-cell table:formula="of:=AVERAGE(#REF!253:#REF!25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54:.E254])" office:value-type="string" office:string-value="" calcext:value-type="error">
            <text:p>#DIV/0!</text:p>
          </table:table-cell>
          <table:table-cell table:formula="of:=AVERAGE(#REF!254:#REF!25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55:.E255])" office:value-type="string" office:string-value="" calcext:value-type="error">
            <text:p>#DIV/0!</text:p>
          </table:table-cell>
          <table:table-cell table:formula="of:=AVERAGE(#REF!255:#REF!25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56:.E256])" office:value-type="string" office:string-value="" calcext:value-type="error">
            <text:p>#DIV/0!</text:p>
          </table:table-cell>
          <table:table-cell table:formula="of:=AVERAGE(#REF!256:#REF!25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57:.E257])" office:value-type="string" office:string-value="" calcext:value-type="error">
            <text:p>#DIV/0!</text:p>
          </table:table-cell>
          <table:table-cell table:formula="of:=AVERAGE(#REF!257:#REF!25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58:.E258])" office:value-type="string" office:string-value="" calcext:value-type="error">
            <text:p>#DIV/0!</text:p>
          </table:table-cell>
          <table:table-cell table:formula="of:=AVERAGE(#REF!258:#REF!25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59:.E259])" office:value-type="string" office:string-value="" calcext:value-type="error">
            <text:p>#DIV/0!</text:p>
          </table:table-cell>
          <table:table-cell table:formula="of:=AVERAGE(#REF!259:#REF!25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60:.E260])" office:value-type="string" office:string-value="" calcext:value-type="error">
            <text:p>#DIV/0!</text:p>
          </table:table-cell>
          <table:table-cell table:formula="of:=AVERAGE(#REF!260:#REF!26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61:.E261])" office:value-type="string" office:string-value="" calcext:value-type="error">
            <text:p>#DIV/0!</text:p>
          </table:table-cell>
          <table:table-cell table:formula="of:=AVERAGE(#REF!261:#REF!26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62:.E262])" office:value-type="string" office:string-value="" calcext:value-type="error">
            <text:p>#DIV/0!</text:p>
          </table:table-cell>
          <table:table-cell table:formula="of:=AVERAGE(#REF!262:#REF!26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63:.E263])" office:value-type="string" office:string-value="" calcext:value-type="error">
            <text:p>#DIV/0!</text:p>
          </table:table-cell>
          <table:table-cell table:formula="of:=AVERAGE(#REF!263:#REF!26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64:.E264])" office:value-type="string" office:string-value="" calcext:value-type="error">
            <text:p>#DIV/0!</text:p>
          </table:table-cell>
          <table:table-cell table:formula="of:=AVERAGE(#REF!264:#REF!26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65:.E265])" office:value-type="string" office:string-value="" calcext:value-type="error">
            <text:p>#DIV/0!</text:p>
          </table:table-cell>
          <table:table-cell table:formula="of:=AVERAGE(#REF!265:#REF!26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66:.E266])" office:value-type="string" office:string-value="" calcext:value-type="error">
            <text:p>#DIV/0!</text:p>
          </table:table-cell>
          <table:table-cell table:formula="of:=AVERAGE(#REF!266:#REF!26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67:.E267])" office:value-type="string" office:string-value="" calcext:value-type="error">
            <text:p>#DIV/0!</text:p>
          </table:table-cell>
          <table:table-cell table:formula="of:=AVERAGE(#REF!267:#REF!26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68:.E268])" office:value-type="string" office:string-value="" calcext:value-type="error">
            <text:p>#DIV/0!</text:p>
          </table:table-cell>
          <table:table-cell table:formula="of:=AVERAGE(#REF!268:#REF!26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69:.E269])" office:value-type="string" office:string-value="" calcext:value-type="error">
            <text:p>#DIV/0!</text:p>
          </table:table-cell>
          <table:table-cell table:formula="of:=AVERAGE(#REF!269:#REF!26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70:.E270])" office:value-type="string" office:string-value="" calcext:value-type="error">
            <text:p>#DIV/0!</text:p>
          </table:table-cell>
          <table:table-cell table:formula="of:=AVERAGE(#REF!270:#REF!27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71:.E271])" office:value-type="string" office:string-value="" calcext:value-type="error">
            <text:p>#DIV/0!</text:p>
          </table:table-cell>
          <table:table-cell table:formula="of:=AVERAGE(#REF!271:#REF!27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72:.E272])" office:value-type="string" office:string-value="" calcext:value-type="error">
            <text:p>#DIV/0!</text:p>
          </table:table-cell>
          <table:table-cell table:formula="of:=AVERAGE(#REF!272:#REF!27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73:.E273])" office:value-type="string" office:string-value="" calcext:value-type="error">
            <text:p>#DIV/0!</text:p>
          </table:table-cell>
          <table:table-cell table:formula="of:=AVERAGE(#REF!273:#REF!27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74:.E274])" office:value-type="string" office:string-value="" calcext:value-type="error">
            <text:p>#DIV/0!</text:p>
          </table:table-cell>
          <table:table-cell table:formula="of:=AVERAGE(#REF!274:#REF!27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75:.E275])" office:value-type="string" office:string-value="" calcext:value-type="error">
            <text:p>#DIV/0!</text:p>
          </table:table-cell>
          <table:table-cell table:formula="of:=AVERAGE(#REF!275:#REF!27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76:.E276])" office:value-type="string" office:string-value="" calcext:value-type="error">
            <text:p>#DIV/0!</text:p>
          </table:table-cell>
          <table:table-cell table:formula="of:=AVERAGE(#REF!276:#REF!27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77:.E277])" office:value-type="string" office:string-value="" calcext:value-type="error">
            <text:p>#DIV/0!</text:p>
          </table:table-cell>
          <table:table-cell table:formula="of:=AVERAGE(#REF!277:#REF!27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78:.E278])" office:value-type="string" office:string-value="" calcext:value-type="error">
            <text:p>#DIV/0!</text:p>
          </table:table-cell>
          <table:table-cell table:formula="of:=AVERAGE(#REF!278:#REF!27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79:.E279])" office:value-type="string" office:string-value="" calcext:value-type="error">
            <text:p>#DIV/0!</text:p>
          </table:table-cell>
          <table:table-cell table:formula="of:=AVERAGE(#REF!279:#REF!27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80:.E280])" office:value-type="string" office:string-value="" calcext:value-type="error">
            <text:p>#DIV/0!</text:p>
          </table:table-cell>
          <table:table-cell table:formula="of:=AVERAGE(#REF!280:#REF!28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81:.E281])" office:value-type="string" office:string-value="" calcext:value-type="error">
            <text:p>#DIV/0!</text:p>
          </table:table-cell>
          <table:table-cell table:formula="of:=AVERAGE(#REF!281:#REF!28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82:.E282])" office:value-type="string" office:string-value="" calcext:value-type="error">
            <text:p>#DIV/0!</text:p>
          </table:table-cell>
          <table:table-cell table:formula="of:=AVERAGE(#REF!282:#REF!28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83:.E283])" office:value-type="string" office:string-value="" calcext:value-type="error">
            <text:p>#DIV/0!</text:p>
          </table:table-cell>
          <table:table-cell table:formula="of:=AVERAGE(#REF!283:#REF!28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84:.E284])" office:value-type="string" office:string-value="" calcext:value-type="error">
            <text:p>#DIV/0!</text:p>
          </table:table-cell>
          <table:table-cell table:formula="of:=AVERAGE(#REF!284:#REF!28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85:.E285])" office:value-type="string" office:string-value="" calcext:value-type="error">
            <text:p>#DIV/0!</text:p>
          </table:table-cell>
          <table:table-cell table:formula="of:=AVERAGE(#REF!285:#REF!28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86:.E286])" office:value-type="string" office:string-value="" calcext:value-type="error">
            <text:p>#DIV/0!</text:p>
          </table:table-cell>
          <table:table-cell table:formula="of:=AVERAGE(#REF!286:#REF!28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87:.E287])" office:value-type="string" office:string-value="" calcext:value-type="error">
            <text:p>#DIV/0!</text:p>
          </table:table-cell>
          <table:table-cell table:formula="of:=AVERAGE(#REF!287:#REF!28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88:.E288])" office:value-type="string" office:string-value="" calcext:value-type="error">
            <text:p>#DIV/0!</text:p>
          </table:table-cell>
          <table:table-cell table:formula="of:=AVERAGE(#REF!288:#REF!28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89:.E289])" office:value-type="string" office:string-value="" calcext:value-type="error">
            <text:p>#DIV/0!</text:p>
          </table:table-cell>
          <table:table-cell table:formula="of:=AVERAGE(#REF!289:#REF!28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90:.E290])" office:value-type="string" office:string-value="" calcext:value-type="error">
            <text:p>#DIV/0!</text:p>
          </table:table-cell>
          <table:table-cell table:formula="of:=AVERAGE(#REF!290:#REF!29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91:.E291])" office:value-type="string" office:string-value="" calcext:value-type="error">
            <text:p>#DIV/0!</text:p>
          </table:table-cell>
          <table:table-cell table:formula="of:=AVERAGE(#REF!291:#REF!291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92:.E292])" office:value-type="string" office:string-value="" calcext:value-type="error">
            <text:p>#DIV/0!</text:p>
          </table:table-cell>
          <table:table-cell table:formula="of:=AVERAGE(#REF!292:#REF!292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93:.E293])" office:value-type="string" office:string-value="" calcext:value-type="error">
            <text:p>#DIV/0!</text:p>
          </table:table-cell>
          <table:table-cell table:formula="of:=AVERAGE(#REF!293:#REF!293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94:.E294])" office:value-type="string" office:string-value="" calcext:value-type="error">
            <text:p>#DIV/0!</text:p>
          </table:table-cell>
          <table:table-cell table:formula="of:=AVERAGE(#REF!294:#REF!294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95:.E295])" office:value-type="string" office:string-value="" calcext:value-type="error">
            <text:p>#DIV/0!</text:p>
          </table:table-cell>
          <table:table-cell table:formula="of:=AVERAGE(#REF!295:#REF!295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96:.E296])" office:value-type="string" office:string-value="" calcext:value-type="error">
            <text:p>#DIV/0!</text:p>
          </table:table-cell>
          <table:table-cell table:formula="of:=AVERAGE(#REF!296:#REF!296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97:.E297])" office:value-type="string" office:string-value="" calcext:value-type="error">
            <text:p>#DIV/0!</text:p>
          </table:table-cell>
          <table:table-cell table:formula="of:=AVERAGE(#REF!297:#REF!297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98:.E298])" office:value-type="string" office:string-value="" calcext:value-type="error">
            <text:p>#DIV/0!</text:p>
          </table:table-cell>
          <table:table-cell table:formula="of:=AVERAGE(#REF!298:#REF!298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299:.E299])" office:value-type="string" office:string-value="" calcext:value-type="error">
            <text:p>#DIV/0!</text:p>
          </table:table-cell>
          <table:table-cell table:formula="of:=AVERAGE(#REF!299:#REF!299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00:.E300])" office:value-type="string" office:string-value="" calcext:value-type="error">
            <text:p>#DIV/0!</text:p>
          </table:table-cell>
          <table:table-cell table:formula="of:=AVERAGE(#REF!300:#REF!300)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7"/>
          <table:table-cell table:formula="of:=AVERAGE([.A301:.E301])" office:value-type="string" office:string-value="" calcext:value-type="error">
            <text:p>#DIV/0!</text:p>
          </table:table-cell>
          <table:table-cell table:formula="of:=AVERAGE(#REF!301:#REF!301)" office:value-type="string" office:string-value="" calcext:value-type="error">
            <text:p>Err:509</text:p>
          </table:table-cell>
        </table:table-row>
      </table:table>
      <table:table table:name="random_16" table:style-name="ta1">
        <table:shapes>
          <draw:frame draw:z-index="0" draw:style-name="gr1" draw:text-style-name="P1" svg:width="15.999cm" svg:height="8.999cm" svg:x="19.151cm" svg:y="1.455cm">
            <draw:object draw:notify-on-update-of-ranges="random_16.H1:random_16.H1 random_16.H2:random_16.H2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11" calcext:value-type="float">
            <text:p>711</text:p>
          </table:table-cell>
          <table:table-cell office:value-type="float" office:value="808.5" calcext:value-type="float">
            <text:p>808.5</text:p>
          </table:table-cell>
          <table:table-cell office:value-type="float" office:value="889.75" calcext:value-type="float">
            <text:p>889.75</text:p>
          </table:table-cell>
          <table:table-cell office:value-type="float" office:value="578.5" calcext:value-type="float">
            <text:p>578.5</text:p>
          </table:table-cell>
          <table:table-cell table:number-columns-repeated="2"/>
          <table:table-cell table:formula="of:=AVERAGE([.A2:.E2])" office:value-type="float" office:value="753.75" calcext:value-type="float">
            <text:p>753.7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94.75" calcext:value-type="float">
            <text:p>694.75</text:p>
          </table:table-cell>
          <table:table-cell office:value-type="float" office:value="884.75" calcext:value-type="float">
            <text:p>884.75</text:p>
          </table:table-cell>
          <table:table-cell office:value-type="float" office:value="857.25" calcext:value-type="float">
            <text:p>857.25</text:p>
          </table:table-cell>
          <table:table-cell office:value-type="float" office:value="572.75" calcext:value-type="float">
            <text:p>572.75</text:p>
          </table:table-cell>
          <table:table-cell table:number-columns-repeated="2"/>
          <table:table-cell table:formula="of:=AVERAGE([.A3:.E3])" office:value-type="float" office:value="751.1" calcext:value-type="float">
            <text:p>751.1</text:p>
          </table:table-cell>
        </table:table-row>
        <table:table-row table:style-name="ro1">
          <table:table-cell office:value-type="float" office:value="713.5" calcext:value-type="float">
            <text:p>713.5</text:p>
          </table:table-cell>
          <table:table-cell office:value-type="float" office:value="709.75" calcext:value-type="float">
            <text:p>709.75</text:p>
          </table:table-cell>
          <table:table-cell office:value-type="float" office:value="826" calcext:value-type="float">
            <text:p>826</text:p>
          </table:table-cell>
          <table:table-cell office:value-type="float" office:value="1144.75" calcext:value-type="float">
            <text:p>1144.75</text:p>
          </table:table-cell>
          <table:table-cell office:value-type="float" office:value="640.5" calcext:value-type="float">
            <text:p>640.5</text:p>
          </table:table-cell>
          <table:table-cell table:number-columns-repeated="2"/>
          <table:table-cell table:formula="of:=AVERAGE([.A4:.E4])" office:value-type="float" office:value="806.9" calcext:value-type="float">
            <text:p>806.9</text:p>
          </table:table-cell>
        </table:table-row>
        <table:table-row table:style-name="ro1">
          <table:table-cell office:value-type="float" office:value="743.5" calcext:value-type="float">
            <text:p>743.5</text:p>
          </table:table-cell>
          <table:table-cell office:value-type="float" office:value="839.75" calcext:value-type="float">
            <text:p>839.75</text:p>
          </table:table-cell>
          <table:table-cell office:value-type="float" office:value="921" calcext:value-type="float">
            <text:p>921</text:p>
          </table:table-cell>
          <table:table-cell office:value-type="float" office:value="982" calcext:value-type="float">
            <text:p>982</text:p>
          </table:table-cell>
          <table:table-cell office:value-type="float" office:value="917.25" calcext:value-type="float">
            <text:p>917.25</text:p>
          </table:table-cell>
          <table:table-cell table:number-columns-repeated="2"/>
          <table:table-cell table:formula="of:=AVERAGE([.A5:.E5])" office:value-type="float" office:value="880.7" calcext:value-type="float">
            <text:p>880.7</text:p>
          </table:table-cell>
        </table:table-row>
        <table:table-row table:style-name="ro1">
          <table:table-cell office:value-type="float" office:value="693.25" calcext:value-type="float">
            <text:p>693.25</text:p>
          </table:table-cell>
          <table:table-cell office:value-type="float" office:value="656" calcext:value-type="float">
            <text:p>656</text:p>
          </table:table-cell>
          <table:table-cell office:value-type="float" office:value="935.25" calcext:value-type="float">
            <text:p>935.25</text:p>
          </table:table-cell>
          <table:table-cell office:value-type="float" office:value="877" calcext:value-type="float">
            <text:p>877</text:p>
          </table:table-cell>
          <table:table-cell office:value-type="float" office:value="1313.5" calcext:value-type="float">
            <text:p>1313.5</text:p>
          </table:table-cell>
          <table:table-cell table:number-columns-repeated="2"/>
          <table:table-cell table:formula="of:=AVERAGE([.A6:.E6])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26" calcext:value-type="float">
            <text:p>926</text:p>
          </table:table-cell>
          <table:table-cell office:value-type="float" office:value="544" calcext:value-type="float">
            <text:p>544</text:p>
          </table:table-cell>
          <table:table-cell office:value-type="float" office:value="1203" calcext:value-type="float">
            <text:p>1203</text:p>
          </table:table-cell>
          <table:table-cell office:value-type="float" office:value="1287.25" calcext:value-type="float">
            <text:p>1287.25</text:p>
          </table:table-cell>
          <table:table-cell table:number-columns-repeated="2"/>
          <table:table-cell table:formula="of:=AVERAGE([.A7:.E7])" office:value-type="float" office:value="921.25" calcext:value-type="float">
            <text:p>921.25</text:p>
          </table:table-cell>
        </table:table-row>
        <table:table-row table:style-name="ro1">
          <table:table-cell office:value-type="float" office:value="647.5" calcext:value-type="float">
            <text:p>647.5</text:p>
          </table:table-cell>
          <table:table-cell office:value-type="float" office:value="844.75" calcext:value-type="float">
            <text:p>844.75</text:p>
          </table:table-cell>
          <table:table-cell office:value-type="float" office:value="1079.75" calcext:value-type="float">
            <text:p>1079.75</text:p>
          </table:table-cell>
          <table:table-cell office:value-type="float" office:value="1286" calcext:value-type="float">
            <text:p>1286</text:p>
          </table:table-cell>
          <table:table-cell office:value-type="float" office:value="1117.25" calcext:value-type="float">
            <text:p>1117.25</text:p>
          </table:table-cell>
          <table:table-cell table:number-columns-repeated="2"/>
          <table:table-cell table:formula="of:=AVERAGE([.A8:.E8])" office:value-type="float" office:value="995.05" calcext:value-type="float">
            <text:p>995.0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892.25" calcext:value-type="float">
            <text:p>892.25</text:p>
          </table:table-cell>
          <table:table-cell office:value-type="float" office:value="809.25" calcext:value-type="float">
            <text:p>809.25</text:p>
          </table:table-cell>
          <table:table-cell office:value-type="float" office:value="1427.25" calcext:value-type="float">
            <text:p>1427.25</text:p>
          </table:table-cell>
          <table:table-cell table:number-columns-repeated="2"/>
          <table:table-cell table:formula="of:=AVERAGE([.A9:.E9])" office:value-type="float" office:value="987.65" calcext:value-type="float">
            <text:p>987.65</text:p>
          </table:table-cell>
        </table:table-row>
        <table:table-row table:style-name="ro1">
          <table:table-cell office:value-type="float" office:value="748.75" calcext:value-type="float">
            <text:p>748.75</text:p>
          </table:table-cell>
          <table:table-cell office:value-type="float" office:value="1126" calcext:value-type="float">
            <text:p>1126</text:p>
          </table:table-cell>
          <table:table-cell office:value-type="float" office:value="924.75" calcext:value-type="float">
            <text:p>924.75</text:p>
          </table:table-cell>
          <table:table-cell office:value-type="float" office:value="1274.75" calcext:value-type="float">
            <text:p>1274.75</text:p>
          </table:table-cell>
          <table:table-cell office:value-type="float" office:value="1364.75" calcext:value-type="float">
            <text:p>1364.75</text:p>
          </table:table-cell>
          <table:table-cell table:number-columns-repeated="2"/>
          <table:table-cell table:formula="of:=AVERAGE([.A10:.E10])" office:value-type="float" office:value="1087.8" calcext:value-type="float">
            <text:p>1087.8</text:p>
          </table:table-cell>
        </table:table-row>
        <table:table-row table:style-name="ro1">
          <table:table-cell office:value-type="float" office:value="690.25" calcext:value-type="float">
            <text:p>690.25</text:p>
          </table:table-cell>
          <table:table-cell office:value-type="float" office:value="1126" calcext:value-type="float">
            <text:p>1126</text:p>
          </table:table-cell>
          <table:table-cell office:value-type="float" office:value="700.75" calcext:value-type="float">
            <text:p>700.75</text:p>
          </table:table-cell>
          <table:table-cell office:value-type="float" office:value="1299.75" calcext:value-type="float">
            <text:p>1299.75</text:p>
          </table:table-cell>
          <table:table-cell office:value-type="float" office:value="1233.5" calcext:value-type="float">
            <text:p>1233.5</text:p>
          </table:table-cell>
          <table:table-cell table:number-columns-repeated="2"/>
          <table:table-cell table:formula="of:=AVERAGE([.A11:.E11])" office:value-type="float" office:value="1010.05" calcext:value-type="float">
            <text:p>1010.05</text:p>
          </table:table-cell>
        </table:table-row>
        <table:table-row table:style-name="ro1">
          <table:table-cell office:value-type="float" office:value="712.25" calcext:value-type="float">
            <text:p>712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83.5" calcext:value-type="float">
            <text:p>1083.5</text:p>
          </table:table-cell>
          <table:table-cell office:value-type="float" office:value="1464.75" calcext:value-type="float">
            <text:p>1464.75</text:p>
          </table:table-cell>
          <table:table-cell office:value-type="float" office:value="966.75" calcext:value-type="float">
            <text:p>966.75</text:p>
          </table:table-cell>
          <table:table-cell table:number-columns-repeated="2"/>
          <table:table-cell table:formula="of:=AVERAGE([.A12:.E12])" office:value-type="float" office:value="1051.9" calcext:value-type="float">
            <text:p>1051.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26" calcext:value-type="float">
            <text:p>1126</text:p>
          </table:table-cell>
          <table:table-cell office:value-type="float" office:value="1058.5" calcext:value-type="float">
            <text:p>1058.5</text:p>
          </table:table-cell>
          <table:table-cell office:value-type="float" office:value="1277.75" calcext:value-type="float">
            <text:p>1277.75</text:p>
          </table:table-cell>
          <table:table-cell office:value-type="float" office:value="850.75" calcext:value-type="float">
            <text:p>850.75</text:p>
          </table:table-cell>
          <table:table-cell table:number-columns-repeated="2"/>
          <table:table-cell table:formula="of:=AVERAGE([.A13:.E13])" office:value-type="float" office:value="1011.8" calcext:value-type="float">
            <text:p>1011.8</text:p>
          </table:table-cell>
        </table:table-row>
        <table:table-row table:style-name="ro1">
          <table:table-cell office:value-type="float" office:value="712.75" calcext:value-type="float">
            <text:p>712.75</text:p>
          </table:table-cell>
          <table:table-cell office:value-type="float" office:value="1126" calcext:value-type="float">
            <text:p>1126</text:p>
          </table:table-cell>
          <table:table-cell office:value-type="float" office:value="927.25" calcext:value-type="float">
            <text:p>927.25</text:p>
          </table:table-cell>
          <table:table-cell office:value-type="float" office:value="1439.75" calcext:value-type="float">
            <text:p>1439.75</text:p>
          </table:table-cell>
          <table:table-cell office:value-type="float" office:value="1194.75" calcext:value-type="float">
            <text:p>1194.75</text:p>
          </table:table-cell>
          <table:table-cell table:number-columns-repeated="2"/>
          <table:table-cell table:formula="of:=AVERAGE([.A14:.E14])" office:value-type="float" office:value="1080.1" calcext:value-type="float">
            <text:p>1080.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11" calcext:value-type="float">
            <text:p>1011</text:p>
          </table:table-cell>
          <table:table-cell office:value-type="float" office:value="789.75" calcext:value-type="float">
            <text:p>789.75</text:p>
          </table:table-cell>
          <table:table-cell office:value-type="float" office:value="1239.75" calcext:value-type="float">
            <text:p>1239.75</text:p>
          </table:table-cell>
          <table:table-cell office:value-type="float" office:value="1202.25" calcext:value-type="float">
            <text:p>1202.25</text:p>
          </table:table-cell>
          <table:table-cell table:number-columns-repeated="2"/>
          <table:table-cell table:formula="of:=AVERAGE([.A15:.E15])" office:value-type="float" office:value="1009.75" calcext:value-type="float">
            <text:p>1009.7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126" calcext:value-type="float">
            <text:p>1126</text:p>
          </table:table-cell>
          <table:table-cell office:value-type="float" office:value="919.5" calcext:value-type="float">
            <text:p>919.5</text:p>
          </table:table-cell>
          <table:table-cell office:value-type="float" office:value="1356" calcext:value-type="float">
            <text:p>1356</text:p>
          </table:table-cell>
          <table:table-cell office:value-type="float" office:value="1541" calcext:value-type="float">
            <text:p>1541</text:p>
          </table:table-cell>
          <table:table-cell table:number-columns-repeated="2"/>
          <table:table-cell table:formula="of:=AVERAGE([.A16:.E16])" office:value-type="float" office:value="1132.7" calcext:value-type="float">
            <text:p>1132.7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838" calcext:value-type="float">
            <text:p>838</text:p>
          </table:table-cell>
          <table:table-cell office:value-type="float" office:value="1324.5" calcext:value-type="float">
            <text:p>1324.5</text:p>
          </table:table-cell>
          <table:table-cell office:value-type="float" office:value="1421" calcext:value-type="float">
            <text:p>1421</text:p>
          </table:table-cell>
          <table:table-cell table:number-columns-repeated="2"/>
          <table:table-cell table:formula="of:=AVERAGE([.A17:.E17])" office:value-type="float" office:value="1078.6" calcext:value-type="float">
            <text:p>1078.6</text:p>
          </table:table-cell>
        </table:table-row>
        <table:table-row table:style-name="ro1">
          <table:table-cell office:value-type="float" office:value="606.25" calcext:value-type="float">
            <text:p>606.25</text:p>
          </table:table-cell>
          <table:table-cell office:value-type="float" office:value="1126" calcext:value-type="float">
            <text:p>1126</text:p>
          </table:table-cell>
          <table:table-cell office:value-type="float" office:value="866.75" calcext:value-type="float">
            <text:p>866.75</text:p>
          </table:table-cell>
          <table:table-cell office:value-type="float" office:value="489.25" calcext:value-type="float">
            <text:p>489.25</text:p>
          </table:table-cell>
          <table:table-cell office:value-type="float" office:value="1367.25" calcext:value-type="float">
            <text:p>1367.25</text:p>
          </table:table-cell>
          <table:table-cell table:number-columns-repeated="2"/>
          <table:table-cell table:formula="of:=AVERAGE([.A18:.E18])" office:value-type="float" office:value="891.1" calcext:value-type="float">
            <text:p>891.1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1126" calcext:value-type="float">
            <text:p>1126</text:p>
          </table:table-cell>
          <table:table-cell office:value-type="float" office:value="646.5" calcext:value-type="float">
            <text:p>646.5</text:p>
          </table:table-cell>
          <table:table-cell office:value-type="float" office:value="1364.75" calcext:value-type="float">
            <text:p>1364.75</text:p>
          </table:table-cell>
          <table:table-cell office:value-type="float" office:value="1244.75" calcext:value-type="float">
            <text:p>1244.75</text:p>
          </table:table-cell>
          <table:table-cell table:number-columns-repeated="2"/>
          <table:table-cell table:formula="of:=AVERAGE([.A19:.E19])" office:value-type="float" office:value="1038.1" calcext:value-type="float">
            <text:p>1038.1</text:p>
          </table:table-cell>
        </table:table-row>
        <table:table-row table:style-name="ro1">
          <table:table-cell office:value-type="float" office:value="669.75" calcext:value-type="float">
            <text:p>669.7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19.75" calcext:value-type="float">
            <text:p>919.75</text:p>
          </table:table-cell>
          <table:table-cell office:value-type="float" office:value="1258.5" calcext:value-type="float">
            <text:p>1258.5</text:p>
          </table:table-cell>
          <table:table-cell office:value-type="float" office:value="1189.75" calcext:value-type="float">
            <text:p>1189.75</text:p>
          </table:table-cell>
          <table:table-cell table:number-columns-repeated="2"/>
          <table:table-cell table:formula="of:=AVERAGE([.A20:.E20])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732.25" calcext:value-type="float">
            <text:p>732.25</text:p>
          </table:table-cell>
          <table:table-cell office:value-type="float" office:value="1126" calcext:value-type="float">
            <text:p>1126</text:p>
          </table:table-cell>
          <table:table-cell office:value-type="float" office:value="1073.5" calcext:value-type="float">
            <text:p>1073.5</text:p>
          </table:table-cell>
          <table:table-cell office:value-type="float" office:value="1364.75" calcext:value-type="float">
            <text:p>1364.75</text:p>
          </table:table-cell>
          <table:table-cell office:value-type="float" office:value="1304.75" calcext:value-type="float">
            <text:p>1304.75</text:p>
          </table:table-cell>
          <table:table-cell table:number-columns-repeated="2"/>
          <table:table-cell table:formula="of:=AVERAGE([.A21:.E21])" office:value-type="float" office:value="1120.25" calcext:value-type="float">
            <text:p>1120.2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1126" calcext:value-type="float">
            <text:p>1126</text:p>
          </table:table-cell>
          <table:table-cell office:value-type="float" office:value="963.5" calcext:value-type="float">
            <text:p>963.5</text:p>
          </table:table-cell>
          <table:table-cell office:value-type="float" office:value="1486" calcext:value-type="float">
            <text:p>1486</text:p>
          </table:table-cell>
          <table:table-cell office:value-type="float" office:value="1468.5" calcext:value-type="float">
            <text:p>1468.5</text:p>
          </table:table-cell>
          <table:table-cell table:number-columns-repeated="2"/>
          <table:table-cell table:formula="of:=AVERAGE([.A22:.E22])" office:value-type="float" office:value="1176.75" calcext:value-type="float">
            <text:p>1176.75</text:p>
          </table:table-cell>
        </table:table-row>
        <table:table-row table:style-name="ro1">
          <table:table-cell office:value-type="float" office:value="712.25" calcext:value-type="float">
            <text:p>712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867.25" calcext:value-type="float">
            <text:p>867.25</text:p>
          </table:table-cell>
          <table:table-cell office:value-type="float" office:value="1252.25" calcext:value-type="float">
            <text:p>1252.25</text:p>
          </table:table-cell>
          <table:table-cell office:value-type="float" office:value="1182.25" calcext:value-type="float">
            <text:p>1182.25</text:p>
          </table:table-cell>
          <table:table-cell table:number-columns-repeated="2"/>
          <table:table-cell table:formula="of:=AVERAGE([.A23:.E23])" office:value-type="float" office:value="1009.25" calcext:value-type="float">
            <text:p>1009.25</text:p>
          </table:table-cell>
        </table:table-row>
        <table:table-row table:style-name="ro1">
          <table:table-cell office:value-type="float" office:value="747.25" calcext:value-type="float">
            <text:p>747.25</text:p>
          </table:table-cell>
          <table:table-cell office:value-type="float" office:value="1126" calcext:value-type="float">
            <text:p>1126</text:p>
          </table:table-cell>
          <table:table-cell office:value-type="float" office:value="1066" calcext:value-type="float">
            <text:p>1066</text:p>
          </table:table-cell>
          <table:table-cell office:value-type="float" office:value="1158.5" calcext:value-type="float">
            <text:p>1158.5</text:p>
          </table:table-cell>
          <table:table-cell office:value-type="float" office:value="1332.25" calcext:value-type="float">
            <text:p>1332.25</text:p>
          </table:table-cell>
          <table:table-cell table:number-columns-repeated="2"/>
          <table:table-cell table:formula="of:=AVERAGE([.A24:.E24])"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657.25" calcext:value-type="float">
            <text:p>657.25</text:p>
          </table:table-cell>
          <table:table-cell office:value-type="float" office:value="1126" calcext:value-type="float">
            <text:p>1126</text:p>
          </table:table-cell>
          <table:table-cell office:value-type="float" office:value="908.5" calcext:value-type="float">
            <text:p>908.5</text:p>
          </table:table-cell>
          <table:table-cell office:value-type="float" office:value="1442" calcext:value-type="float">
            <text:p>1442</text:p>
          </table:table-cell>
          <table:table-cell office:value-type="float" office:value="1383.5" calcext:value-type="float">
            <text:p>1383.5</text:p>
          </table:table-cell>
          <table:table-cell table:number-columns-repeated="2"/>
          <table:table-cell table:formula="of:=AVERAGE([.A25:.E25])" office:value-type="float" office:value="1103.45" calcext:value-type="float">
            <text:p>1103.45</text:p>
          </table:table-cell>
        </table:table-row>
        <table:table-row table:style-name="ro1">
          <table:table-cell office:value-type="float" office:value="743.5" calcext:value-type="float">
            <text:p>743.5</text:p>
          </table:table-cell>
          <table:table-cell office:value-type="float" office:value="1126" calcext:value-type="float">
            <text:p>1126</text:p>
          </table:table-cell>
          <table:table-cell office:value-type="float" office:value="1168.5" calcext:value-type="float">
            <text:p>1168.5</text:p>
          </table:table-cell>
          <table:table-cell office:value-type="float" office:value="1446" calcext:value-type="float">
            <text:p>1446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A26:.E26])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126" calcext:value-type="float">
            <text:p>1126</text:p>
          </table:table-cell>
          <table:table-cell office:value-type="float" office:value="949.25" calcext:value-type="float">
            <text:p>949.25</text:p>
          </table:table-cell>
          <table:table-cell office:value-type="float" office:value="1196" calcext:value-type="float">
            <text:p>1196</text:p>
          </table:table-cell>
          <table:table-cell office:value-type="float" office:value="1131.5" calcext:value-type="float">
            <text:p>1131.5</text:p>
          </table:table-cell>
          <table:table-cell table:number-columns-repeated="2"/>
          <table:table-cell table:formula="of:=AVERAGE([.A27:.E27])"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768.5" calcext:value-type="float">
            <text:p>768.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39.75" calcext:value-type="float">
            <text:p>939.75</text:p>
          </table:table-cell>
          <table:table-cell office:value-type="float" office:value="1152.25" calcext:value-type="float">
            <text:p>1152.25</text:p>
          </table:table-cell>
          <table:table-cell office:value-type="float" office:value="1337.25" calcext:value-type="float">
            <text:p>1337.25</text:p>
          </table:table-cell>
          <table:table-cell table:number-columns-repeated="2"/>
          <table:table-cell table:formula="of:=AVERAGE([.A28:.E28])"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714.75" calcext:value-type="float">
            <text:p>714.75</text:p>
          </table:table-cell>
          <table:table-cell office:value-type="float" office:value="1126" calcext:value-type="float">
            <text:p>1126</text:p>
          </table:table-cell>
          <table:table-cell office:value-type="float" office:value="852.25" calcext:value-type="float">
            <text:p>852.25</text:p>
          </table:table-cell>
          <table:table-cell office:value-type="float" office:value="1077.25" calcext:value-type="float">
            <text:p>1077.25</text:p>
          </table:table-cell>
          <table:table-cell office:value-type="float" office:value="1257.25" calcext:value-type="float">
            <text:p>1257.25</text:p>
          </table:table-cell>
          <table:table-cell table:number-columns-repeated="2"/>
          <table:table-cell table:formula="of:=AVERAGE([.A29:.E29])" office:value-type="float" office:value="1005.5" calcext:value-type="float">
            <text:p>1005.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1126" calcext:value-type="float">
            <text:p>1126</text:p>
          </table:table-cell>
          <table:table-cell office:value-type="float" office:value="1014.75" calcext:value-type="float">
            <text:p>1014.75</text:p>
          </table:table-cell>
          <table:table-cell office:value-type="float" office:value="1092.5" calcext:value-type="float">
            <text:p>1092.5</text:p>
          </table:table-cell>
          <table:table-cell office:value-type="float" office:value="1463.5" calcext:value-type="float">
            <text:p>1463.5</text:p>
          </table:table-cell>
          <table:table-cell table:number-columns-repeated="2"/>
          <table:table-cell table:formula="of:=AVERAGE([.A30:.E30])" office:value-type="float" office:value="1101.05" calcext:value-type="float">
            <text:p>1101.05</text:p>
          </table:table-cell>
        </table:table-row>
        <table:table-row table:style-name="ro1">
          <table:table-cell office:value-type="float" office:value="652.25" calcext:value-type="float">
            <text:p>652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56" calcext:value-type="float">
            <text:p>1056</text:p>
          </table:table-cell>
          <table:table-cell office:value-type="float" office:value="1233.5" calcext:value-type="float">
            <text:p>1233.5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31:.E31])" office:value-type="float" office:value="1077.25" calcext:value-type="float">
            <text:p>1077.25</text:p>
          </table:table-cell>
        </table:table-row>
        <table:table-row table:style-name="ro1">
          <table:table-cell office:value-type="float" office:value="824.75" calcext:value-type="float">
            <text:p>824.7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17.25" calcext:value-type="float">
            <text:p>917.25</text:p>
          </table:table-cell>
          <table:table-cell office:value-type="float" office:value="863.5" calcext:value-type="float">
            <text:p>863.5</text:p>
          </table:table-cell>
          <table:table-cell office:value-type="float" office:value="1424.75" calcext:value-type="float">
            <text:p>1424.75</text:p>
          </table:table-cell>
          <table:table-cell table:number-columns-repeated="2"/>
          <table:table-cell table:formula="of:=AVERAGE([.A32:.E32])" office:value-type="float" office:value="1012.5" calcext:value-type="float">
            <text:p>1012.5</text:p>
          </table:table-cell>
        </table:table-row>
        <table:table-row table:style-name="ro1">
          <table:table-cell office:value-type="float" office:value="677.25" calcext:value-type="float">
            <text:p>677.25</text:p>
          </table:table-cell>
          <table:table-cell office:value-type="float" office:value="1126" calcext:value-type="float">
            <text:p>1126</text:p>
          </table:table-cell>
          <table:table-cell office:value-type="float" office:value="1036" calcext:value-type="float">
            <text:p>1036</text:p>
          </table:table-cell>
          <table:table-cell office:value-type="float" office:value="1076" calcext:value-type="float">
            <text:p>1076</text:p>
          </table:table-cell>
          <table:table-cell office:value-type="float" office:value="1408.25" calcext:value-type="float">
            <text:p>1408.25</text:p>
          </table:table-cell>
          <table:table-cell table:number-columns-repeated="2"/>
          <table:table-cell table:formula="of:=AVERAGE([.A33:.E33])" office:value-type="float" office:value="1064.7" calcext:value-type="float">
            <text:p>1064.7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126" calcext:value-type="float">
            <text:p>1126</text:p>
          </table:table-cell>
          <table:table-cell office:value-type="float" office:value="826" calcext:value-type="float">
            <text:p>826</text:p>
          </table:table-cell>
          <table:table-cell office:value-type="float" office:value="1007" calcext:value-type="float">
            <text:p>1007</text:p>
          </table:table-cell>
          <table:table-cell office:value-type="float" office:value="1337.25" calcext:value-type="float">
            <text:p>1337.25</text:p>
          </table:table-cell>
          <table:table-cell table:number-columns-repeated="2"/>
          <table:table-cell table:formula="of:=AVERAGE([.A34:.E34])" office:value-type="float" office:value="1014.7" calcext:value-type="float">
            <text:p>1014.7</text:p>
          </table:table-cell>
        </table:table-row>
        <table:table-row table:style-name="ro1">
          <table:table-cell office:value-type="float" office:value="842.5" calcext:value-type="float">
            <text:p>842.5</text:p>
          </table:table-cell>
          <table:table-cell office:value-type="float" office:value="1126" calcext:value-type="float">
            <text:p>1126</text:p>
          </table:table-cell>
          <table:table-cell office:value-type="float" office:value="960.5" calcext:value-type="float">
            <text:p>960.5</text:p>
          </table:table-cell>
          <table:table-cell office:value-type="float" office:value="1364.75" calcext:value-type="float">
            <text:p>1364.75</text:p>
          </table:table-cell>
          <table:table-cell office:value-type="float" office:value="1157.5" calcext:value-type="float">
            <text:p>1157.5</text:p>
          </table:table-cell>
          <table:table-cell table:number-columns-repeated="2"/>
          <table:table-cell table:formula="of:=AVERAGE([.A35:.E35])" office:value-type="float" office:value="1090.25" calcext:value-type="float">
            <text:p>1090.25</text:p>
          </table:table-cell>
        </table:table-row>
        <table:table-row table:style-name="ro1">
          <table:table-cell office:value-type="float" office:value="824.5" calcext:value-type="float">
            <text:p>824.5</text:p>
          </table:table-cell>
          <table:table-cell office:value-type="float" office:value="1126" calcext:value-type="float">
            <text:p>1126</text:p>
          </table:table-cell>
          <table:table-cell office:value-type="float" office:value="817.5" calcext:value-type="float">
            <text:p>817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1393.5" calcext:value-type="float">
            <text:p>1393.5</text:p>
          </table:table-cell>
          <table:table-cell table:number-columns-repeated="2"/>
          <table:table-cell table:formula="of:=AVERAGE([.A36:.E36])"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17.5" calcext:value-type="float">
            <text:p>1017.5</text:p>
          </table:table-cell>
          <table:table-cell office:value-type="float" office:value="1126" calcext:value-type="float">
            <text:p>1126</text:p>
          </table:table-cell>
          <table:table-cell office:value-type="float" office:value="944.25" calcext:value-type="float">
            <text:p>944.25</text:p>
          </table:table-cell>
          <table:table-cell office:value-type="float" office:value="1289.75" calcext:value-type="float">
            <text:p>1289.75</text:p>
          </table:table-cell>
          <table:table-cell office:value-type="float" office:value="1274.75" calcext:value-type="float">
            <text:p>1274.75</text:p>
          </table:table-cell>
          <table:table-cell table:number-columns-repeated="2"/>
          <table:table-cell table:formula="of:=AVERAGE([.A37:.E37])" office:value-type="float" office:value="1130.45" calcext:value-type="float">
            <text:p>1130.4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17.25" calcext:value-type="float">
            <text:p>917.25</text:p>
          </table:table-cell>
          <table:table-cell office:value-type="float" office:value="1196" calcext:value-type="float">
            <text:p>1196</text:p>
          </table:table-cell>
          <table:table-cell office:value-type="float" office:value="1238.5" calcext:value-type="float">
            <text:p>1238.5</text:p>
          </table:table-cell>
          <table:table-cell table:number-columns-repeated="2"/>
          <table:table-cell table:formula="of:=AVERAGE([.A38:.E38])" office:value-type="float" office:value="1042.6" calcext:value-type="float">
            <text:p>1042.6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63.5" calcext:value-type="float">
            <text:p>1063.5</text:p>
          </table:table-cell>
          <table:table-cell office:value-type="float" office:value="1316.5" calcext:value-type="float">
            <text:p>1316.5</text:p>
          </table:table-cell>
          <table:table-cell office:value-type="float" office:value="1333.5" calcext:value-type="float">
            <text:p>1333.5</text:p>
          </table:table-cell>
          <table:table-cell table:number-columns-repeated="2"/>
          <table:table-cell table:formula="of:=AVERAGE([.A39:.E39])" office:value-type="float" office:value="1104.6" calcext:value-type="float">
            <text:p>1104.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26" calcext:value-type="float">
            <text:p>1126</text:p>
          </table:table-cell>
          <table:table-cell office:value-type="float" office:value="1066.75" calcext:value-type="float">
            <text:p>1066.75</text:p>
          </table:table-cell>
          <table:table-cell office:value-type="float" office:value="1379.75" calcext:value-type="float">
            <text:p>1379.75</text:p>
          </table:table-cell>
          <table:table-cell office:value-type="float" office:value="1469.75" calcext:value-type="float">
            <text:p>1469.75</text:p>
          </table:table-cell>
          <table:table-cell table:number-columns-repeated="2"/>
          <table:table-cell table:formula="of:=AVERAGE([.A40:.E40])" office:value-type="float" office:value="1132.65" calcext:value-type="float">
            <text:p>1132.6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771" calcext:value-type="float">
            <text:p>771</text:p>
          </table:table-cell>
          <table:table-cell office:value-type="float" office:value="1148.5" calcext:value-type="float">
            <text:p>1148.5</text:p>
          </table:table-cell>
          <table:table-cell office:value-type="float" office:value="1521" calcext:value-type="float">
            <text:p>1521</text:p>
          </table:table-cell>
          <table:table-cell table:number-columns-repeated="2"/>
          <table:table-cell table:formula="of:=AVERAGE([.A41:.E41])" office:value-type="float" office:value="1036.75" calcext:value-type="float">
            <text:p>1036.7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043.5" calcext:value-type="float">
            <text:p>1043.5</text:p>
          </table:table-cell>
          <table:table-cell office:value-type="float" office:value="906" calcext:value-type="float">
            <text:p>906</text:p>
          </table:table-cell>
          <table:table-cell office:value-type="float" office:value="1027.25" calcext:value-type="float">
            <text:p>1027.25</text:p>
          </table:table-cell>
          <table:table-cell office:value-type="float" office:value="1326" calcext:value-type="float">
            <text:p>1326</text:p>
          </table:table-cell>
          <table:table-cell table:number-columns-repeated="2"/>
          <table:table-cell table:formula="of:=AVERAGE([.A42:.E42])"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735.75" calcext:value-type="float">
            <text:p>735.75</text:p>
          </table:table-cell>
          <table:table-cell office:value-type="float" office:value="1126" calcext:value-type="float">
            <text:p>1126</text:p>
          </table:table-cell>
          <table:table-cell office:value-type="float" office:value="947.25" calcext:value-type="float">
            <text:p>947.25</text:p>
          </table:table-cell>
          <table:table-cell office:value-type="float" office:value="846" calcext:value-type="float">
            <text:p>846</text:p>
          </table:table-cell>
          <table:table-cell office:value-type="float" office:value="1253.5" calcext:value-type="float">
            <text:p>1253.5</text:p>
          </table:table-cell>
          <table:table-cell table:number-columns-repeated="2"/>
          <table:table-cell table:formula="of:=AVERAGE([.A43:.E43])" office:value-type="float" office:value="981.7" calcext:value-type="float">
            <text:p>981.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26" calcext:value-type="float">
            <text:p>1126</text:p>
          </table:table-cell>
          <table:table-cell office:value-type="float" office:value="932.25" calcext:value-type="float">
            <text:p>932.25</text:p>
          </table:table-cell>
          <table:table-cell office:value-type="float" office:value="1033.5" calcext:value-type="float">
            <text:p>1033.5</text:p>
          </table:table-cell>
          <table:table-cell office:value-type="float" office:value="1446" calcext:value-type="float">
            <text:p>1446</text:p>
          </table:table-cell>
          <table:table-cell table:number-columns-repeated="2"/>
          <table:table-cell table:formula="of:=AVERAGE([.A44:.E44])" office:value-type="float" office:value="1056.75" calcext:value-type="float">
            <text:p>1056.7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126" calcext:value-type="float">
            <text:p>1126</text:p>
          </table:table-cell>
          <table:table-cell office:value-type="float" office:value="1142.25" calcext:value-type="float">
            <text:p>1142.25</text:p>
          </table:table-cell>
          <table:table-cell office:value-type="float" office:value="1414.75" calcext:value-type="float">
            <text:p>1414.75</text:p>
          </table:table-cell>
          <table:table-cell office:value-type="float" office:value="1283.5" calcext:value-type="float">
            <text:p>1283.5</text:p>
          </table:table-cell>
          <table:table-cell table:number-columns-repeated="2"/>
          <table:table-cell table:formula="of:=AVERAGE([.A45:.E45])" office:value-type="float" office:value="1148.75" calcext:value-type="float">
            <text:p>1148.75</text:p>
          </table:table-cell>
        </table:table-row>
        <table:table-row table:style-name="ro1">
          <table:table-cell office:value-type="float" office:value="743.5" calcext:value-type="float">
            <text:p>743.5</text:p>
          </table:table-cell>
          <table:table-cell office:value-type="float" office:value="897.25" calcext:value-type="float">
            <text:p>897.25</text:p>
          </table:table-cell>
          <table:table-cell office:value-type="float" office:value="1045.75" calcext:value-type="float">
            <text:p>1045.75</text:p>
          </table:table-cell>
          <table:table-cell office:value-type="float" office:value="1333.5" calcext:value-type="float">
            <text:p>1333.5</text:p>
          </table:table-cell>
          <table:table-cell office:value-type="float" office:value="1409" calcext:value-type="float">
            <text:p>1409</text:p>
          </table:table-cell>
          <table:table-cell table:number-columns-repeated="2"/>
          <table:table-cell table:formula="of:=AVERAGE([.A46:.E46])" office:value-type="float" office:value="1085.8" calcext:value-type="float">
            <text:p>1085.8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813.5" calcext:value-type="float">
            <text:p>813.5</text:p>
          </table:table-cell>
          <table:table-cell office:value-type="float" office:value="754.75" calcext:value-type="float">
            <text:p>754.75</text:p>
          </table:table-cell>
          <table:table-cell office:value-type="float" office:value="1151" calcext:value-type="float">
            <text:p>1151</text:p>
          </table:table-cell>
          <table:table-cell office:value-type="float" office:value="1281" calcext:value-type="float">
            <text:p>1281</text:p>
          </table:table-cell>
          <table:table-cell table:number-columns-repeated="2"/>
          <table:table-cell table:formula="of:=AVERAGE([.A47:.E47])" office:value-type="float" office:value="955.5" calcext:value-type="float">
            <text:p>955.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28" calcext:value-type="float">
            <text:p>828</text:p>
          </table:table-cell>
          <table:table-cell office:value-type="float" office:value="1213.75" calcext:value-type="float">
            <text:p>1213.75</text:p>
          </table:table-cell>
          <table:table-cell office:value-type="float" office:value="1177.25" calcext:value-type="float">
            <text:p>1177.25</text:p>
          </table:table-cell>
          <table:table-cell office:value-type="float" office:value="1313.5" calcext:value-type="float">
            <text:p>1313.5</text:p>
          </table:table-cell>
          <table:table-cell table:number-columns-repeated="2"/>
          <table:table-cell table:formula="of:=AVERAGE([.A48:.E48])" office:value-type="float" office:value="1055.7" calcext:value-type="float">
            <text:p>1055.7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817.75" calcext:value-type="float">
            <text:p>817.75</text:p>
          </table:table-cell>
          <table:table-cell office:value-type="float" office:value="876" calcext:value-type="float">
            <text:p>876</text:p>
          </table:table-cell>
          <table:table-cell office:value-type="float" office:value="1122" calcext:value-type="float">
            <text:p>1122</text:p>
          </table:table-cell>
          <table:table-cell office:value-type="float" office:value="1446" calcext:value-type="float">
            <text:p>1446</text:p>
          </table:table-cell>
          <table:table-cell table:number-columns-repeated="2"/>
          <table:table-cell table:formula="of:=AVERAGE([.A49:.E49])" office:value-type="float" office:value="1014.05" calcext:value-type="float">
            <text:p>1014.0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49.25" calcext:value-type="float">
            <text:p>849.25</text:p>
          </table:table-cell>
          <table:table-cell office:value-type="float" office:value="836" calcext:value-type="float">
            <text:p>836</text:p>
          </table:table-cell>
          <table:table-cell office:value-type="float" office:value="660" calcext:value-type="float">
            <text:p>660</text:p>
          </table:table-cell>
          <table:table-cell office:value-type="float" office:value="1171" calcext:value-type="float">
            <text:p>1171</text:p>
          </table:table-cell>
          <table:table-cell table:number-columns-repeated="2"/>
          <table:table-cell table:formula="of:=AVERAGE([.A50:.E50])" office:value-type="float" office:value="852.45" calcext:value-type="float">
            <text:p>852.4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66.25" calcext:value-type="float">
            <text:p>1066.25</text:p>
          </table:table-cell>
          <table:table-cell office:value-type="float" office:value="1161" calcext:value-type="float">
            <text:p>1161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table:formula="of:=AVERAGE([.A51:.E51])" office:value-type="float" office:value="1087.05" calcext:value-type="float">
            <text:p>1087.0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168.5" calcext:value-type="float">
            <text:p>1168.5</text:p>
          </table:table-cell>
          <table:table-cell office:value-type="float" office:value="1514.75" calcext:value-type="float">
            <text:p>1514.75</text:p>
          </table:table-cell>
          <table:table-cell office:value-type="float" office:value="1233.5" calcext:value-type="float">
            <text:p>1233.5</text:p>
          </table:table-cell>
          <table:table-cell table:number-columns-repeated="2"/>
          <table:table-cell table:formula="of:=AVERAGE([.A52:.E52])" office:value-type="float" office:value="1151.5" calcext:value-type="float">
            <text:p>1151.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1126" calcext:value-type="float">
            <text:p>1126</text:p>
          </table:table-cell>
          <table:table-cell office:value-type="float" office:value="806.25" calcext:value-type="float">
            <text:p>806.25</text:p>
          </table:table-cell>
          <table:table-cell office:value-type="float" office:value="978.5" calcext:value-type="float">
            <text:p>978.5</text:p>
          </table:table-cell>
          <table:table-cell office:value-type="float" office:value="1409.75" calcext:value-type="float">
            <text:p>1409.75</text:p>
          </table:table-cell>
          <table:table-cell table:number-columns-repeated="2"/>
          <table:table-cell table:formula="of:=AVERAGE([.A53:.E53])" office:value-type="float" office:value="1025.8" calcext:value-type="float">
            <text:p>1025.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26" calcext:value-type="float">
            <text:p>1126</text:p>
          </table:table-cell>
          <table:table-cell office:value-type="float" office:value="1049.75" calcext:value-type="float">
            <text:p>1049.75</text:p>
          </table:table-cell>
          <table:table-cell office:value-type="float" office:value="912.25" calcext:value-type="float">
            <text:p>912.25</text:p>
          </table:table-cell>
          <table:table-cell office:value-type="float" office:value="1408.5" calcext:value-type="float">
            <text:p>1408.5</text:p>
          </table:table-cell>
          <table:table-cell table:number-columns-repeated="2"/>
          <table:table-cell table:formula="of:=AVERAGE([.A54:.E54])" office:value-type="float" office:value="1023.5" calcext:value-type="float">
            <text:p>1023.5</text:p>
          </table:table-cell>
        </table:table-row>
        <table:table-row table:style-name="ro1">
          <table:table-cell office:value-type="float" office:value="737.5" calcext:value-type="float">
            <text:p>737.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828.75" calcext:value-type="float">
            <text:p>828.75</text:p>
          </table:table-cell>
          <table:table-cell office:value-type="float" office:value="1177.25" calcext:value-type="float">
            <text:p>1177.25</text:p>
          </table:table-cell>
          <table:table-cell office:value-type="float" office:value="1273.5" calcext:value-type="float">
            <text:p>1273.5</text:p>
          </table:table-cell>
          <table:table-cell table:number-columns-repeated="2"/>
          <table:table-cell table:formula="of:=AVERAGE([.A55:.E55])" office:value-type="float" office:value="1009.85" calcext:value-type="float">
            <text:p>1009.85</text:p>
          </table:table-cell>
        </table:table-row>
        <table:table-row table:style-name="ro1">
          <table:table-cell office:value-type="float" office:value="804.75" calcext:value-type="float">
            <text:p>804.75</text:p>
          </table:table-cell>
          <table:table-cell office:value-type="float" office:value="1126" calcext:value-type="float">
            <text:p>1126</text:p>
          </table:table-cell>
          <table:table-cell office:value-type="float" office:value="1027.25" calcext:value-type="float">
            <text:p>1027.25</text:p>
          </table:table-cell>
          <table:table-cell office:value-type="float" office:value="1016" calcext:value-type="float">
            <text:p>1016</text:p>
          </table:table-cell>
          <table:table-cell office:value-type="float" office:value="1519.75" calcext:value-type="float">
            <text:p>1519.75</text:p>
          </table:table-cell>
          <table:table-cell table:number-columns-repeated="2"/>
          <table:table-cell table:formula="of:=AVERAGE([.A56:.E56])" office:value-type="float" office:value="1098.75" calcext:value-type="float">
            <text:p>1098.75</text:p>
          </table:table-cell>
        </table:table-row>
        <table:table-row table:style-name="ro1">
          <table:table-cell office:value-type="float" office:value="757.25" calcext:value-type="float">
            <text:p>757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22.25" calcext:value-type="float">
            <text:p>1022.25</text:p>
          </table:table-cell>
          <table:table-cell office:value-type="float" office:value="1053.5" calcext:value-type="float">
            <text:p>1053.5</text:p>
          </table:table-cell>
          <table:table-cell office:value-type="float" office:value="1127.25" calcext:value-type="float">
            <text:p>1127.25</text:p>
          </table:table-cell>
          <table:table-cell table:number-columns-repeated="2"/>
          <table:table-cell table:formula="of:=AVERAGE([.A57:.E57])" office:value-type="float" office:value="998.5" calcext:value-type="float">
            <text:p>998.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44.75" calcext:value-type="float">
            <text:p>844.75</text:p>
          </table:table-cell>
          <table:table-cell office:value-type="float" office:value="913.5" calcext:value-type="float">
            <text:p>913.5</text:p>
          </table:table-cell>
          <table:table-cell office:value-type="float" office:value="1371" calcext:value-type="float">
            <text:p>1371</text:p>
          </table:table-cell>
          <table:table-cell office:value-type="float" office:value="1568.5" calcext:value-type="float">
            <text:p>1568.5</text:p>
          </table:table-cell>
          <table:table-cell table:number-columns-repeated="2"/>
          <table:table-cell table:formula="of:=AVERAGE([.A58:.E58])" office:value-type="float" office:value="1100.15" calcext:value-type="float">
            <text:p>1100.15</text:p>
          </table:table-cell>
        </table:table-row>
        <table:table-row table:style-name="ro1">
          <table:table-cell office:value-type="float" office:value="732.25" calcext:value-type="float">
            <text:p>732.25</text:p>
          </table:table-cell>
          <table:table-cell office:value-type="float" office:value="1126" calcext:value-type="float">
            <text:p>1126</text:p>
          </table:table-cell>
          <table:table-cell office:value-type="float" office:value="1136" calcext:value-type="float">
            <text:p>1136</text:p>
          </table:table-cell>
          <table:table-cell office:value-type="float" office:value="871" calcext:value-type="float">
            <text:p>871</text:p>
          </table:table-cell>
          <table:table-cell office:value-type="float" office:value="1346" calcext:value-type="float">
            <text:p>1346</text:p>
          </table:table-cell>
          <table:table-cell table:number-columns-repeated="2"/>
          <table:table-cell table:formula="of:=AVERAGE([.A59:.E59])" office:value-type="float" office:value="1042.25" calcext:value-type="float">
            <text:p>1042.25</text:p>
          </table:table-cell>
        </table:table-row>
        <table:table-row table:style-name="ro1">
          <table:table-cell office:value-type="float" office:value="649.75" calcext:value-type="float">
            <text:p>649.75</text:p>
          </table:table-cell>
          <table:table-cell office:value-type="float" office:value="876" calcext:value-type="float">
            <text:p>876</text:p>
          </table:table-cell>
          <table:table-cell office:value-type="float" office:value="877.25" calcext:value-type="float">
            <text:p>877.25</text:p>
          </table:table-cell>
          <table:table-cell office:value-type="float" office:value="1308.5" calcext:value-type="float">
            <text:p>1308.5</text:p>
          </table:table-cell>
          <table:table-cell office:value-type="float" office:value="1519.75" calcext:value-type="float">
            <text:p>1519.75</text:p>
          </table:table-cell>
          <table:table-cell table:number-columns-repeated="2"/>
          <table:table-cell table:formula="of:=AVERAGE([.A60:.E60])" office:value-type="float" office:value="1046.25" calcext:value-type="float">
            <text:p>1046.2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898.75" calcext:value-type="float">
            <text:p>898.75</text:p>
          </table:table-cell>
          <table:table-cell office:value-type="float" office:value="1038.5" calcext:value-type="float">
            <text:p>1038.5</text:p>
          </table:table-cell>
          <table:table-cell office:value-type="float" office:value="1163.5" calcext:value-type="float">
            <text:p>1163.5</text:p>
          </table:table-cell>
          <table:table-cell table:number-columns-repeated="2"/>
          <table:table-cell table:formula="of:=AVERAGE([.A61:.E61])" office:value-type="float" office:value="982.05" calcext:value-type="float">
            <text:p>982.05</text:p>
          </table:table-cell>
        </table:table-row>
        <table:table-row table:style-name="ro1">
          <table:table-cell office:value-type="float" office:value="660.5" calcext:value-type="float">
            <text:p>660.5</text:p>
          </table:table-cell>
          <table:table-cell office:value-type="float" office:value="1126" calcext:value-type="float">
            <text:p>1126</text:p>
          </table:table-cell>
          <table:table-cell office:value-type="float" office:value="1122.25" calcext:value-type="float">
            <text:p>1122.25</text:p>
          </table:table-cell>
          <table:table-cell office:value-type="float" office:value="1195.75" calcext:value-type="float">
            <text:p>1195.75</text:p>
          </table:table-cell>
          <table:table-cell office:value-type="float" office:value="1334.75" calcext:value-type="float">
            <text:p>1334.75</text:p>
          </table:table-cell>
          <table:table-cell table:number-columns-repeated="2"/>
          <table:table-cell table:formula="of:=AVERAGE([.A62:.E62])" office:value-type="float" office:value="1087.85" calcext:value-type="float">
            <text:p>1087.85</text:p>
          </table:table-cell>
        </table:table-row>
        <table:table-row table:style-name="ro1">
          <table:table-cell office:value-type="float" office:value="712.25" calcext:value-type="float">
            <text:p>712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152.25" calcext:value-type="float">
            <text:p>1152.25</text:p>
          </table:table-cell>
          <table:table-cell office:value-type="float" office:value="1168.5" calcext:value-type="float">
            <text:p>1168.5</text:p>
          </table:table-cell>
          <table:table-cell office:value-type="float" office:value="1233.5" calcext:value-type="float">
            <text:p>1233.5</text:p>
          </table:table-cell>
          <table:table-cell table:number-columns-repeated="2"/>
          <table:table-cell table:formula="of:=AVERAGE([.A63:.E63])" office:value-type="float" office:value="1059.75" calcext:value-type="float">
            <text:p>1059.75</text:p>
          </table:table-cell>
        </table:table-row>
        <table:table-row table:style-name="ro1">
          <table:table-cell office:value-type="float" office:value="824.75" calcext:value-type="float">
            <text:p>824.75</text:p>
          </table:table-cell>
          <table:table-cell office:value-type="float" office:value="1126" calcext:value-type="float">
            <text:p>1126</text:p>
          </table:table-cell>
          <table:table-cell office:value-type="float" office:value="1041" calcext:value-type="float">
            <text:p>1041</text:p>
          </table:table-cell>
          <table:table-cell office:value-type="float" office:value="1173.5" calcext:value-type="float">
            <text:p>1173.5</text:p>
          </table:table-cell>
          <table:table-cell office:value-type="float" office:value="1252.25" calcext:value-type="float">
            <text:p>1252.25</text:p>
          </table:table-cell>
          <table:table-cell table:number-columns-repeated="2"/>
          <table:table-cell table:formula="of:=AVERAGE([.A64:.E64])" office:value-type="float" office:value="1083.5" calcext:value-type="float">
            <text:p>1083.5</text:p>
          </table:table-cell>
        </table:table-row>
        <table:table-row table:style-name="ro1">
          <table:table-cell office:value-type="float" office:value="712.25" calcext:value-type="float">
            <text:p>712.25</text:p>
          </table:table-cell>
          <table:table-cell office:value-type="float" office:value="1126" calcext:value-type="float">
            <text:p>1126</text:p>
          </table:table-cell>
          <table:table-cell office:value-type="float" office:value="827.25" calcext:value-type="float">
            <text:p>827.25</text:p>
          </table:table-cell>
          <table:table-cell office:value-type="float" office:value="971.25" calcext:value-type="float">
            <text:p>971.25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table:formula="of:=AVERAGE([.A65:.E65])" office:value-type="float" office:value="1015.35" calcext:value-type="float">
            <text:p>1015.3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52.25" calcext:value-type="float">
            <text:p>1052.25</text:p>
          </table:table-cell>
          <table:table-cell office:value-type="float" office:value="1276" calcext:value-type="float">
            <text:p>1276</text:p>
          </table:table-cell>
          <table:table-cell office:value-type="float" office:value="1468.5" calcext:value-type="float">
            <text:p>1468.5</text:p>
          </table:table-cell>
          <table:table-cell table:number-columns-repeated="2"/>
          <table:table-cell table:formula="of:=AVERAGE([.A66:.E66])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26" calcext:value-type="float">
            <text:p>1126</text:p>
          </table:table-cell>
          <table:table-cell office:value-type="float" office:value="958.5" calcext:value-type="float">
            <text:p>958.5</text:p>
          </table:table-cell>
          <table:table-cell office:value-type="float" office:value="1377.25" calcext:value-type="float">
            <text:p>1377.25</text:p>
          </table:table-cell>
          <table:table-cell office:value-type="float" office:value="1362.25" calcext:value-type="float">
            <text:p>1362.25</text:p>
          </table:table-cell>
          <table:table-cell table:number-columns-repeated="2"/>
          <table:table-cell table:formula="of:=AVERAGE([.A67:.E67])" office:value-type="float" office:value="1124.4" calcext:value-type="float">
            <text:p>1124.4</text:p>
          </table:table-cell>
        </table:table-row>
        <table:table-row table:style-name="ro1">
          <table:table-cell office:value-type="float" office:value="757.5" calcext:value-type="float">
            <text:p>757.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23.25" calcext:value-type="float">
            <text:p>923.25</text:p>
          </table:table-cell>
          <table:table-cell office:value-type="float" office:value="1048.5" calcext:value-type="float">
            <text:p>1048.5</text:p>
          </table:table-cell>
          <table:table-cell office:value-type="float" office:value="1284.75" calcext:value-type="float">
            <text:p>1284.75</text:p>
          </table:table-cell>
          <table:table-cell table:number-columns-repeated="2"/>
          <table:table-cell table:formula="of:=AVERAGE([.A68:.E68])" office:value-type="float" office:value="1009.25" calcext:value-type="float">
            <text:p>1009.25</text:p>
          </table:table-cell>
        </table:table-row>
        <table:table-row table:style-name="ro1">
          <table:table-cell office:value-type="float" office:value="772.25" calcext:value-type="float">
            <text:p>772.25</text:p>
          </table:table-cell>
          <table:table-cell office:value-type="float" office:value="1126" calcext:value-type="float">
            <text:p>1126</text:p>
          </table:table-cell>
          <table:table-cell office:value-type="float" office:value="881" calcext:value-type="float">
            <text:p>881</text:p>
          </table:table-cell>
          <table:table-cell office:value-type="float" office:value="1014" calcext:value-type="float">
            <text:p>1014</text:p>
          </table:table-cell>
          <table:table-cell office:value-type="float" office:value="1339.75" calcext:value-type="float">
            <text:p>1339.75</text:p>
          </table:table-cell>
          <table:table-cell table:number-columns-repeated="2"/>
          <table:table-cell table:formula="of:=AVERAGE([.A69:.E69])" office:value-type="float" office:value="1026.6" calcext:value-type="float">
            <text:p>1026.6</text:p>
          </table:table-cell>
        </table:table-row>
        <table:table-row table:style-name="ro1">
          <table:table-cell office:value-type="float" office:value="752.25" calcext:value-type="float">
            <text:p>752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214.75" calcext:value-type="float">
            <text:p>1214.75</text:p>
          </table:table-cell>
          <table:table-cell office:value-type="float" office:value="1022.25" calcext:value-type="float">
            <text:p>1022.25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table:formula="of:=AVERAGE([.A70:.E70])" office:value-type="float" office:value="1096.5" calcext:value-type="float">
            <text:p>1096.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126" calcext:value-type="float">
            <text:p>1126</text:p>
          </table:table-cell>
          <table:table-cell office:value-type="float" office:value="884.75" calcext:value-type="float">
            <text:p>884.75</text:p>
          </table:table-cell>
          <table:table-cell office:value-type="float" office:value="1010.25" calcext:value-type="float">
            <text:p>1010.25</text:p>
          </table:table-cell>
          <table:table-cell office:value-type="float" office:value="1441" calcext:value-type="float">
            <text:p>1441</text:p>
          </table:table-cell>
          <table:table-cell table:number-columns-repeated="2"/>
          <table:table-cell table:formula="of:=AVERAGE([.A71:.E71])" office:value-type="float" office:value="1032.8" calcext:value-type="float">
            <text:p>1032.8</text:p>
          </table:table-cell>
        </table:table-row>
        <table:table-row table:style-name="ro1">
          <table:table-cell office:value-type="float" office:value="793.5" calcext:value-type="float">
            <text:p>793.5</text:p>
          </table:table-cell>
          <table:table-cell office:value-type="float" office:value="1126" calcext:value-type="float">
            <text:p>1126</text:p>
          </table:table-cell>
          <table:table-cell office:value-type="float" office:value="1058.75" calcext:value-type="float">
            <text:p>1058.75</text:p>
          </table:table-cell>
          <table:table-cell office:value-type="float" office:value="956" calcext:value-type="float">
            <text:p>956</text:p>
          </table:table-cell>
          <table:table-cell office:value-type="float" office:value="1387.25" calcext:value-type="float">
            <text:p>1387.25</text:p>
          </table:table-cell>
          <table:table-cell table:number-columns-repeated="2"/>
          <table:table-cell table:formula="of:=AVERAGE([.A72:.E72])" office:value-type="float" office:value="1064.3" calcext:value-type="float">
            <text:p>1064.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26" calcext:value-type="float">
            <text:p>1126</text:p>
          </table:table-cell>
          <table:table-cell office:value-type="float" office:value="906" calcext:value-type="float">
            <text:p>906</text:p>
          </table:table-cell>
          <table:table-cell office:value-type="float" office:value="1458.5" calcext:value-type="float">
            <text:p>1458.5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table:formula="of:=AVERAGE([.A73:.E73])" office:value-type="float" office:value="1029.5" calcext:value-type="float">
            <text:p>1029.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917.25" calcext:value-type="float">
            <text:p>917.25</text:p>
          </table:table-cell>
          <table:table-cell office:value-type="float" office:value="949.75" calcext:value-type="float">
            <text:p>949.75</text:p>
          </table:table-cell>
          <table:table-cell office:value-type="float" office:value="1521" calcext:value-type="float">
            <text:p>1521</text:p>
          </table:table-cell>
          <table:table-cell office:value-type="float" office:value="1518.5" calcext:value-type="float">
            <text:p>1518.5</text:p>
          </table:table-cell>
          <table:table-cell table:number-columns-repeated="2"/>
          <table:table-cell table:formula="of:=AVERAGE([.A74:.E74])" office:value-type="float" office:value="1136.75" calcext:value-type="float">
            <text:p>1136.7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63.5" calcext:value-type="float">
            <text:p>963.5</text:p>
          </table:table-cell>
          <table:table-cell office:value-type="float" office:value="1208.5" calcext:value-type="float">
            <text:p>1208.5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table:formula="of:=AVERAGE([.A75:.E75])" office:value-type="float" office:value="1099.25" calcext:value-type="float">
            <text:p>1099.2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52.25" calcext:value-type="float">
            <text:p>952.25</text:p>
          </table:table-cell>
          <table:table-cell office:value-type="float" office:value="1378.5" calcext:value-type="float">
            <text:p>1378.5</text:p>
          </table:table-cell>
          <table:table-cell office:value-type="float" office:value="1542.25" calcext:value-type="float">
            <text:p>1542.25</text:p>
          </table:table-cell>
          <table:table-cell table:number-columns-repeated="2"/>
          <table:table-cell table:formula="of:=AVERAGE([.A76:.E76])" office:value-type="float" office:value="1116.25" calcext:value-type="float">
            <text:p>1116.2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14.5" calcext:value-type="float">
            <text:p>914.5</text:p>
          </table:table-cell>
          <table:table-cell office:value-type="float" office:value="936.25" calcext:value-type="float">
            <text:p>936.25</text:p>
          </table:table-cell>
          <table:table-cell office:value-type="float" office:value="1349.75" calcext:value-type="float">
            <text:p>1349.75</text:p>
          </table:table-cell>
          <table:table-cell table:number-columns-repeated="2"/>
          <table:table-cell table:formula="of:=AVERAGE([.A77:.E77])" office:value-type="float" office:value="1008.25" calcext:value-type="float">
            <text:p>1008.25</text:p>
          </table:table-cell>
        </table:table-row>
        <table:table-row table:style-name="ro1">
          <table:table-cell office:value-type="float" office:value="647.25" calcext:value-type="float">
            <text:p>647.25</text:p>
          </table:table-cell>
          <table:table-cell office:value-type="float" office:value="1126" calcext:value-type="float">
            <text:p>1126</text:p>
          </table:table-cell>
          <table:table-cell office:value-type="float" office:value="1152.25" calcext:value-type="float">
            <text:p>1152.25</text:p>
          </table:table-cell>
          <table:table-cell office:value-type="float" office:value="1127.25" calcext:value-type="float">
            <text:p>1127.25</text:p>
          </table:table-cell>
          <table:table-cell office:value-type="float" office:value="1374.75" calcext:value-type="float">
            <text:p>1374.75</text:p>
          </table:table-cell>
          <table:table-cell table:number-columns-repeated="2"/>
          <table:table-cell table:formula="of:=AVERAGE([.A78:.E78])" office:value-type="float" office:value="1085.5" calcext:value-type="float">
            <text:p>1085.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1126" calcext:value-type="float">
            <text:p>1126</text:p>
          </table:table-cell>
          <table:table-cell office:value-type="float" office:value="928.25" calcext:value-type="float">
            <text:p>928.25</text:p>
          </table:table-cell>
          <table:table-cell office:value-type="float" office:value="1108.5" calcext:value-type="float">
            <text:p>1108.5</text:p>
          </table:table-cell>
          <table:table-cell office:value-type="float" office:value="1346" calcext:value-type="float">
            <text:p>1346</text:p>
          </table:table-cell>
          <table:table-cell table:number-columns-repeated="2"/>
          <table:table-cell table:formula="of:=AVERAGE([.A79:.E79])" office:value-type="float" office:value="1063.45" calcext:value-type="float">
            <text:p>1063.45</text:p>
          </table:table-cell>
        </table:table-row>
        <table:table-row table:style-name="ro1">
          <table:table-cell office:value-type="float" office:value="803.5" calcext:value-type="float">
            <text:p>803.5</text:p>
          </table:table-cell>
          <table:table-cell office:value-type="float" office:value="844.75" calcext:value-type="float">
            <text:p>844.75</text:p>
          </table:table-cell>
          <table:table-cell office:value-type="float" office:value="998" calcext:value-type="float">
            <text:p>998</text:p>
          </table:table-cell>
          <table:table-cell office:value-type="float" office:value="1439.75" calcext:value-type="float">
            <text:p>1439.75</text:p>
          </table:table-cell>
          <table:table-cell office:value-type="float" office:value="1389.75" calcext:value-type="float">
            <text:p>1389.75</text:p>
          </table:table-cell>
          <table:table-cell table:number-columns-repeated="2"/>
          <table:table-cell table:formula="of:=AVERAGE([.A80:.E80])" office:value-type="float" office:value="1095.15" calcext:value-type="float">
            <text:p>1095.1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858.25" calcext:value-type="float">
            <text:p>858.25</text:p>
          </table:table-cell>
          <table:table-cell office:value-type="float" office:value="1187.25" calcext:value-type="float">
            <text:p>1187.25</text:p>
          </table:table-cell>
          <table:table-cell office:value-type="float" office:value="1114.75" calcext:value-type="float">
            <text:p>1114.75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table:formula="of:=AVERAGE([.A81:.E81])" office:value-type="float" office:value="1079.7" calcext:value-type="float">
            <text:p>1079.7</text:p>
          </table:table-cell>
        </table:table-row>
        <table:table-row table:style-name="ro1">
          <table:table-cell office:value-type="float" office:value="844.5" calcext:value-type="float">
            <text:p>844.5</text:p>
          </table:table-cell>
          <table:table-cell office:value-type="float" office:value="1126" calcext:value-type="float">
            <text:p>1126</text:p>
          </table:table-cell>
          <table:table-cell office:value-type="float" office:value="1044.75" calcext:value-type="float">
            <text:p>1044.75</text:p>
          </table:table-cell>
          <table:table-cell office:value-type="float" office:value="1086.75" calcext:value-type="float">
            <text:p>1086.75</text:p>
          </table:table-cell>
          <table:table-cell office:value-type="float" office:value="1339.75" calcext:value-type="float">
            <text:p>1339.75</text:p>
          </table:table-cell>
          <table:table-cell table:number-columns-repeated="2"/>
          <table:table-cell table:formula="of:=AVERAGE([.A82:.E82])" office:value-type="float" office:value="1088.35" calcext:value-type="float">
            <text:p>1088.35</text:p>
          </table:table-cell>
        </table:table-row>
        <table:table-row table:style-name="ro1">
          <table:table-cell office:value-type="float" office:value="737.25" calcext:value-type="float">
            <text:p>737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896" calcext:value-type="float">
            <text:p>896</text:p>
          </table:table-cell>
          <table:table-cell office:value-type="float" office:value="674.75" calcext:value-type="float">
            <text:p>674.75</text:p>
          </table:table-cell>
          <table:table-cell office:value-type="float" office:value="1389.75" calcext:value-type="float">
            <text:p>1389.75</text:p>
          </table:table-cell>
          <table:table-cell table:number-columns-repeated="2"/>
          <table:table-cell table:formula="of:=AVERAGE([.A83:.E83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126" calcext:value-type="float">
            <text:p>1126</text:p>
          </table:table-cell>
          <table:table-cell office:value-type="float" office:value="1056" calcext:value-type="float">
            <text:p>1056</text:p>
          </table:table-cell>
          <table:table-cell office:value-type="float" office:value="785.75" calcext:value-type="float">
            <text:p>785.75</text:p>
          </table:table-cell>
          <table:table-cell office:value-type="float" office:value="1318.5" calcext:value-type="float">
            <text:p>1318.5</text:p>
          </table:table-cell>
          <table:table-cell table:number-columns-repeated="2"/>
          <table:table-cell table:formula="of:=AVERAGE([.A84:.E84])" office:value-type="float" office:value="1012.7" calcext:value-type="float">
            <text:p>1012.7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126" calcext:value-type="float">
            <text:p>1126</text:p>
          </table:table-cell>
          <table:table-cell office:value-type="float" office:value="927.25" calcext:value-type="float">
            <text:p>927.25</text:p>
          </table:table-cell>
          <table:table-cell office:value-type="float" office:value="1082.25" calcext:value-type="float">
            <text:p>1082.25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A85:.E85])" office:value-type="float" office:value="1048.75" calcext:value-type="float">
            <text:p>1048.7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1126" calcext:value-type="float">
            <text:p>1126</text:p>
          </table:table-cell>
          <table:table-cell office:value-type="float" office:value="1154.75" calcext:value-type="float">
            <text:p>1154.75</text:p>
          </table:table-cell>
          <table:table-cell office:value-type="float" office:value="818.5" calcext:value-type="float">
            <text:p>818.5</text:p>
          </table:table-cell>
          <table:table-cell office:value-type="float" office:value="1469.75" calcext:value-type="float">
            <text:p>1469.75</text:p>
          </table:table-cell>
          <table:table-cell table:number-columns-repeated="2"/>
          <table:table-cell table:formula="of:=AVERAGE([.A86:.E86])" office:value-type="float" office:value="1075.5" calcext:value-type="float">
            <text:p>1075.5</text:p>
          </table:table-cell>
        </table:table-row>
        <table:table-row table:style-name="ro1">
          <table:table-cell office:value-type="float" office:value="734.5" calcext:value-type="float">
            <text:p>734.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08.5" calcext:value-type="float">
            <text:p>908.5</text:p>
          </table:table-cell>
          <table:table-cell office:value-type="float" office:value="1446" calcext:value-type="float">
            <text:p>1446</text:p>
          </table:table-cell>
          <table:table-cell office:value-type="float" office:value="1438.75" calcext:value-type="float">
            <text:p>1438.75</text:p>
          </table:table-cell>
          <table:table-cell table:number-columns-repeated="2"/>
          <table:table-cell table:formula="of:=AVERAGE([.A87:.E87])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136" calcext:value-type="float">
            <text:p>1136</text:p>
          </table:table-cell>
          <table:table-cell office:value-type="float" office:value="1283.5" calcext:value-type="float">
            <text:p>1283.5</text:p>
          </table:table-cell>
          <table:table-cell office:value-type="float" office:value="1363.5" calcext:value-type="float">
            <text:p>1363.5</text:p>
          </table:table-cell>
          <table:table-cell table:number-columns-repeated="2"/>
          <table:table-cell table:formula="of:=AVERAGE([.A88:.E88])" office:value-type="float" office:value="1099.25" calcext:value-type="float">
            <text:p>1099.2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92.25" calcext:value-type="float">
            <text:p>892.25</text:p>
          </table:table-cell>
          <table:table-cell office:value-type="float" office:value="1208.25" calcext:value-type="float">
            <text:p>1208.25</text:p>
          </table:table-cell>
          <table:table-cell office:value-type="float" office:value="1217.25" calcext:value-type="float">
            <text:p>1217.25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table:formula="of:=AVERAGE([.A89:.E89])" office:value-type="float" office:value="1079.95" calcext:value-type="float">
            <text:p>1079.95</text:p>
          </table:table-cell>
        </table:table-row>
        <table:table-row table:style-name="ro1">
          <table:table-cell office:value-type="float" office:value="630.5" calcext:value-type="float">
            <text:p>630.5</text:p>
          </table:table-cell>
          <table:table-cell office:value-type="float" office:value="938.5" calcext:value-type="float">
            <text:p>938.5</text:p>
          </table:table-cell>
          <table:table-cell office:value-type="float" office:value="1018.5" calcext:value-type="float">
            <text:p>1018.5</text:p>
          </table:table-cell>
          <table:table-cell office:value-type="float" office:value="1146" calcext:value-type="float">
            <text:p>1146</text:p>
          </table:table-cell>
          <table:table-cell office:value-type="float" office:value="1543.5" calcext:value-type="float">
            <text:p>1543.5</text:p>
          </table:table-cell>
          <table:table-cell table:number-columns-repeated="2"/>
          <table:table-cell table:formula="of:=AVERAGE([.A90:.E90])" office:value-type="float" office:value="1055.4" calcext:value-type="float">
            <text:p>1055.4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859.25" calcext:value-type="float">
            <text:p>859.25</text:p>
          </table:table-cell>
          <table:table-cell office:value-type="float" office:value="1106" calcext:value-type="float">
            <text:p>1106</text:p>
          </table:table-cell>
          <table:table-cell office:value-type="float" office:value="1220" calcext:value-type="float">
            <text:p>1220</text:p>
          </table:table-cell>
          <table:table-cell office:value-type="float" office:value="1224.75" calcext:value-type="float">
            <text:p>1224.75</text:p>
          </table:table-cell>
          <table:table-cell table:number-columns-repeated="2"/>
          <table:table-cell table:formula="of:=AVERAGE([.A91:.E91])" office:value-type="float" office:value="1037.45" calcext:value-type="float">
            <text:p>1037.4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897" calcext:value-type="float">
            <text:p>897</text:p>
          </table:table-cell>
          <table:table-cell office:value-type="float" office:value="1269" calcext:value-type="float">
            <text:p>1269</text:p>
          </table:table-cell>
          <table:table-cell office:value-type="float" office:value="1338.5" calcext:value-type="float">
            <text:p>1338.5</text:p>
          </table:table-cell>
          <table:table-cell table:number-columns-repeated="2"/>
          <table:table-cell table:formula="of:=AVERAGE([.A92:.E92])" office:value-type="float" office:value="1062.8" calcext:value-type="float">
            <text:p>1062.8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82" calcext:value-type="float">
            <text:p>1082</text:p>
          </table:table-cell>
          <table:table-cell office:value-type="float" office:value="1091" calcext:value-type="float">
            <text:p>1091</text:p>
          </table:table-cell>
          <table:table-cell office:value-type="float" office:value="1178.5" calcext:value-type="float">
            <text:p>1178.5</text:p>
          </table:table-cell>
          <table:table-cell table:number-columns-repeated="2"/>
          <table:table-cell table:formula="of:=AVERAGE([.A93:.E93])" office:value-type="float" office:value="1032.2" calcext:value-type="float">
            <text:p>1032.2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938.5" calcext:value-type="float">
            <text:p>938.5</text:p>
          </table:table-cell>
          <table:table-cell office:value-type="float" office:value="1233.5" calcext:value-type="float">
            <text:p>1233.5</text:p>
          </table:table-cell>
          <table:table-cell office:value-type="float" office:value="1136" calcext:value-type="float">
            <text:p>1136</text:p>
          </table:table-cell>
          <table:table-cell office:value-type="float" office:value="1339.75" calcext:value-type="float">
            <text:p>1339.75</text:p>
          </table:table-cell>
          <table:table-cell table:number-columns-repeated="2"/>
          <table:table-cell table:formula="of:=AVERAGE([.A94:.E94])"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652.25" calcext:value-type="float">
            <text:p>652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223.5" calcext:value-type="float">
            <text:p>1223.5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1338.5" calcext:value-type="float">
            <text:p>1338.5</text:p>
          </table:table-cell>
          <table:table-cell table:number-columns-repeated="2"/>
          <table:table-cell table:formula="of:=AVERAGE([.A95:.E95])" office:value-type="float" office:value="1074.25" calcext:value-type="float">
            <text:p>1074.2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234.75" calcext:value-type="float">
            <text:p>1234.75</text:p>
          </table:table-cell>
          <table:table-cell office:value-type="float" office:value="820.75" calcext:value-type="float">
            <text:p>820.75</text:p>
          </table:table-cell>
          <table:table-cell office:value-type="float" office:value="1333.5" calcext:value-type="float">
            <text:p>1333.5</text:p>
          </table:table-cell>
          <table:table-cell table:number-columns-repeated="2"/>
          <table:table-cell table:formula="of:=AVERAGE([.A96:.E96])" office:value-type="float" office:value="1045.95" calcext:value-type="float">
            <text:p>1045.9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26" calcext:value-type="float">
            <text:p>1126</text:p>
          </table:table-cell>
          <table:table-cell office:value-type="float" office:value="862" calcext:value-type="float">
            <text:p>862</text:p>
          </table:table-cell>
          <table:table-cell office:value-type="float" office:value="1402.25" calcext:value-type="float">
            <text:p>1402.25</text:p>
          </table:table-cell>
          <table:table-cell office:value-type="float" office:value="1314.75" calcext:value-type="float">
            <text:p>1314.75</text:p>
          </table:table-cell>
          <table:table-cell table:number-columns-repeated="2"/>
          <table:table-cell table:formula="of:=AVERAGE([.A97:.E97])" office:value-type="float" office:value="1090.2" calcext:value-type="float">
            <text:p>1090.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11" calcext:value-type="float">
            <text:p>1011</text:p>
          </table:table-cell>
          <table:table-cell office:value-type="float" office:value="942.25" calcext:value-type="float">
            <text:p>942.25</text:p>
          </table:table-cell>
          <table:table-cell office:value-type="float" office:value="895.75" calcext:value-type="float">
            <text:p>895.75</text:p>
          </table:table-cell>
          <table:table-cell office:value-type="float" office:value="1539.75" calcext:value-type="float">
            <text:p>1539.75</text:p>
          </table:table-cell>
          <table:table-cell table:number-columns-repeated="2"/>
          <table:table-cell table:formula="of:=AVERAGE([.A98:.E98])" office:value-type="float" office:value="1061.95" calcext:value-type="float">
            <text:p>1061.95</text:p>
          </table:table-cell>
        </table:table-row>
        <table:table-row table:style-name="ro1">
          <table:table-cell office:value-type="float" office:value="733.5" calcext:value-type="float">
            <text:p>733.5</text:p>
          </table:table-cell>
          <table:table-cell office:value-type="float" office:value="1126" calcext:value-type="float">
            <text:p>1126</text:p>
          </table:table-cell>
          <table:table-cell office:value-type="float" office:value="1171" calcext:value-type="float">
            <text:p>1171</text:p>
          </table:table-cell>
          <table:table-cell office:value-type="float" office:value="1075.25" calcext:value-type="float">
            <text:p>1075.25</text:p>
          </table:table-cell>
          <table:table-cell office:value-type="float" office:value="1212.25" calcext:value-type="float">
            <text:p>1212.25</text:p>
          </table:table-cell>
          <table:table-cell table:number-columns-repeated="2"/>
          <table:table-cell table:formula="of:=AVERAGE([.A99:.E99])" office:value-type="float" office:value="1063.6" calcext:value-type="float">
            <text:p>1063.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126" calcext:value-type="float">
            <text:p>1126</text:p>
          </table:table-cell>
          <table:table-cell office:value-type="float" office:value="1164.75" calcext:value-type="float">
            <text:p>1164.75</text:p>
          </table:table-cell>
          <table:table-cell office:value-type="float" office:value="1238.75" calcext:value-type="float">
            <text:p>1238.75</text:p>
          </table:table-cell>
          <table:table-cell office:value-type="float" office:value="1567.25" calcext:value-type="float">
            <text:p>1567.25</text:p>
          </table:table-cell>
          <table:table-cell table:number-columns-repeated="2"/>
          <table:table-cell table:formula="of:=AVERAGE([.A100:.E100])" office:value-type="float" office:value="1164.55" calcext:value-type="float">
            <text:p>1164.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812" calcext:value-type="float">
            <text:p>812</text:p>
          </table:table-cell>
          <table:table-cell office:value-type="float" office:value="1489.5" calcext:value-type="float">
            <text:p>1489.5</text:p>
          </table:table-cell>
          <table:table-cell office:value-type="float" office:value="1349.75" calcext:value-type="float">
            <text:p>1349.75</text:p>
          </table:table-cell>
          <table:table-cell table:number-columns-repeated="2"/>
          <table:table-cell table:formula="of:=AVERAGE([.A101:.E101])" office:value-type="float" office:value="1047.9" calcext:value-type="float">
            <text:p>1047.9</text:p>
          </table:table-cell>
        </table:table-row>
        <table:table-row table:style-name="ro1">
          <table:table-cell office:value-type="float" office:value="772.25" calcext:value-type="float">
            <text:p>772.25</text:p>
          </table:table-cell>
          <table:table-cell office:value-type="float" office:value="864" calcext:value-type="float">
            <text:p>864</text:p>
          </table:table-cell>
          <table:table-cell office:value-type="float" office:value="1052.25" calcext:value-type="float">
            <text:p>1052.25</text:p>
          </table:table-cell>
          <table:table-cell office:value-type="float" office:value="1321" calcext:value-type="float">
            <text:p>1321</text:p>
          </table:table-cell>
          <table:table-cell office:value-type="float" office:value="1539.75" calcext:value-type="float">
            <text:p>1539.75</text:p>
          </table:table-cell>
          <table:table-cell table:number-columns-repeated="2"/>
          <table:table-cell table:formula="of:=AVERAGE([.A102:.E102])" office:value-type="float" office:value="1109.85" calcext:value-type="float">
            <text:p>1109.8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76" calcext:value-type="float">
            <text:p>876</text:p>
          </table:table-cell>
          <table:table-cell office:value-type="float" office:value="1079.75" calcext:value-type="float">
            <text:p>1079.75</text:p>
          </table:table-cell>
          <table:table-cell office:value-type="float" office:value="1393.5" calcext:value-type="float">
            <text:p>1393.5</text:p>
          </table:table-cell>
          <table:table-cell office:value-type="float" office:value="1389.75" calcext:value-type="float">
            <text:p>1389.75</text:p>
          </table:table-cell>
          <table:table-cell table:number-columns-repeated="2"/>
          <table:table-cell table:formula="of:=AVERAGE([.A103:.E103])"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93" calcext:value-type="float">
            <text:p>893</text:p>
          </table:table-cell>
          <table:table-cell office:value-type="float" office:value="919.5" calcext:value-type="float">
            <text:p>919.5</text:p>
          </table:table-cell>
          <table:table-cell office:value-type="float" office:value="1076" calcext:value-type="float">
            <text:p>1076</text:p>
          </table:table-cell>
          <table:table-cell office:value-type="float" office:value="1462.25" calcext:value-type="float">
            <text:p>1462.25</text:p>
          </table:table-cell>
          <table:table-cell table:number-columns-repeated="2"/>
          <table:table-cell table:formula="of:=AVERAGE([.A104:.E104])" office:value-type="float" office:value="1006.35" calcext:value-type="float">
            <text:p>1006.35</text:p>
          </table:table-cell>
        </table:table-row>
        <table:table-row table:style-name="ro1">
          <table:table-cell office:value-type="float" office:value="727.25" calcext:value-type="float">
            <text:p>727.25</text:p>
          </table:table-cell>
          <table:table-cell office:value-type="float" office:value="872.25" calcext:value-type="float">
            <text:p>872.25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1017.5" calcext:value-type="float">
            <text:p>1017.5</text:p>
          </table:table-cell>
          <table:table-cell office:value-type="float" office:value="1004.75" calcext:value-type="float">
            <text:p>1004.75</text:p>
          </table:table-cell>
          <table:table-cell table:number-columns-repeated="2"/>
          <table:table-cell table:formula="of:=AVERAGE([.A105:.E105])" office:value-type="float" office:value="944.8" calcext:value-type="float">
            <text:p>944.8</text:p>
          </table:table-cell>
        </table:table-row>
        <table:table-row table:style-name="ro1">
          <table:table-cell office:value-type="float" office:value="816.5" calcext:value-type="float">
            <text:p>816.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879" calcext:value-type="float">
            <text:p>879</text:p>
          </table:table-cell>
          <table:table-cell office:value-type="float" office:value="1539.75" calcext:value-type="float">
            <text:p>1539.75</text:p>
          </table:table-cell>
          <table:table-cell office:value-type="float" office:value="1619.75" calcext:value-type="float">
            <text:p>1619.75</text:p>
          </table:table-cell>
          <table:table-cell table:number-columns-repeated="2"/>
          <table:table-cell table:formula="of:=AVERAGE([.A106:.E106])" office:value-type="float" office:value="1177.45" calcext:value-type="float">
            <text:p>1177.45</text:p>
          </table:table-cell>
        </table:table-row>
        <table:table-row table:style-name="ro1">
          <table:table-cell office:value-type="float" office:value="853.5" calcext:value-type="float">
            <text:p>853.5</text:p>
          </table:table-cell>
          <table:table-cell office:value-type="float" office:value="884.5" calcext:value-type="float">
            <text:p>884.5</text:p>
          </table:table-cell>
          <table:table-cell office:value-type="float" office:value="827.75" calcext:value-type="float">
            <text:p>827.75</text:p>
          </table:table-cell>
          <table:table-cell office:value-type="float" office:value="1282.25" calcext:value-type="float">
            <text:p>1282.25</text:p>
          </table:table-cell>
          <table:table-cell office:value-type="float" office:value="1644.75" calcext:value-type="float">
            <text:p>1644.75</text:p>
          </table:table-cell>
          <table:table-cell table:number-columns-repeated="2"/>
          <table:table-cell table:formula="of:=AVERAGE([.A107:.E107])" office:value-type="float" office:value="1098.55" calcext:value-type="float">
            <text:p>1098.5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114.75" calcext:value-type="float">
            <text:p>1114.75</text:p>
          </table:table-cell>
          <table:table-cell office:value-type="float" office:value="1116.25" calcext:value-type="float">
            <text:p>1116.25</text:p>
          </table:table-cell>
          <table:table-cell office:value-type="float" office:value="1672.25" calcext:value-type="float">
            <text:p>1672.25</text:p>
          </table:table-cell>
          <table:table-cell table:number-columns-repeated="2"/>
          <table:table-cell table:formula="of:=AVERAGE([.A108:.E108])" office:value-type="float" office:value="1142.55" calcext:value-type="float">
            <text:p>1142.55</text:p>
          </table:table-cell>
        </table:table-row>
        <table:table-row table:style-name="ro1">
          <table:table-cell office:value-type="float" office:value="716.25" calcext:value-type="float">
            <text:p>716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99.75" calcext:value-type="float">
            <text:p>999.75</text:p>
          </table:table-cell>
          <table:table-cell office:value-type="float" office:value="1191" calcext:value-type="float">
            <text:p>1191</text:p>
          </table:table-cell>
          <table:table-cell office:value-type="float" office:value="1207.25" calcext:value-type="float">
            <text:p>1207.25</text:p>
          </table:table-cell>
          <table:table-cell table:number-columns-repeated="2"/>
          <table:table-cell table:formula="of:=AVERAGE([.A109:.E109])" office:value-type="float" office:value="1029.3" calcext:value-type="float">
            <text:p>1029.3</text:p>
          </table:table-cell>
        </table:table-row>
        <table:table-row table:style-name="ro1">
          <table:table-cell office:value-type="float" office:value="743.5" calcext:value-type="float">
            <text:p>743.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936.75" calcext:value-type="float">
            <text:p>936.75</text:p>
          </table:table-cell>
          <table:table-cell office:value-type="float" office:value="1017.75" calcext:value-type="float">
            <text:p>1017.75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A110:.E110])" office:value-type="float" office:value="1037.25" calcext:value-type="float">
            <text:p>1037.2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126" calcext:value-type="float">
            <text:p>1126</text:p>
          </table:table-cell>
          <table:table-cell office:value-type="float" office:value="922.5" calcext:value-type="float">
            <text:p>922.5</text:p>
          </table:table-cell>
          <table:table-cell office:value-type="float" office:value="1062.25" calcext:value-type="float">
            <text:p>1062.25</text:p>
          </table:table-cell>
          <table:table-cell office:value-type="float" office:value="1233.5" calcext:value-type="float">
            <text:p>1233.5</text:p>
          </table:table-cell>
          <table:table-cell table:number-columns-repeated="2"/>
          <table:table-cell table:formula="of:=AVERAGE([.A111:.E111])" office:value-type="float" office:value="1030.05" calcext:value-type="float">
            <text:p>1030.05</text:p>
          </table:table-cell>
        </table:table-row>
        <table:table-row table:style-name="ro1">
          <table:table-cell office:value-type="float" office:value="776.75" calcext:value-type="float">
            <text:p>776.75</text:p>
          </table:table-cell>
          <table:table-cell office:value-type="float" office:value="824.75" calcext:value-type="float">
            <text:p>824.75</text:p>
          </table:table-cell>
          <table:table-cell office:value-type="float" office:value="951.5" calcext:value-type="float">
            <text:p>951.5</text:p>
          </table:table-cell>
          <table:table-cell office:value-type="float" office:value="1298.5" calcext:value-type="float">
            <text:p>1298.5</text:p>
          </table:table-cell>
          <table:table-cell office:value-type="float" office:value="1414.75" calcext:value-type="float">
            <text:p>1414.75</text:p>
          </table:table-cell>
          <table:table-cell table:number-columns-repeated="2"/>
          <table:table-cell table:formula="of:=AVERAGE([.A112:.E112])" office:value-type="float" office:value="1053.25" calcext:value-type="float">
            <text:p>1053.25</text:p>
          </table:table-cell>
        </table:table-row>
        <table:table-row table:style-name="ro1">
          <table:table-cell office:value-type="float" office:value="638.25" calcext:value-type="float">
            <text:p>638.25</text:p>
          </table:table-cell>
          <table:table-cell office:value-type="float" office:value="1126" calcext:value-type="float">
            <text:p>1126</text:p>
          </table:table-cell>
          <table:table-cell office:value-type="float" office:value="927.25" calcext:value-type="float">
            <text:p>927.25</text:p>
          </table:table-cell>
          <table:table-cell office:value-type="float" office:value="927" calcext:value-type="float">
            <text:p>927</text:p>
          </table:table-cell>
          <table:table-cell office:value-type="float" office:value="1371" calcext:value-type="float">
            <text:p>1371</text:p>
          </table:table-cell>
          <table:table-cell table:number-columns-repeated="2"/>
          <table:table-cell table:formula="of:=AVERAGE([.A113:.E113])" office:value-type="float" office:value="997.9" calcext:value-type="float">
            <text:p>997.9</text:p>
          </table:table-cell>
        </table:table-row>
        <table:table-row table:style-name="ro1">
          <table:table-cell office:value-type="float" office:value="813.75" calcext:value-type="float">
            <text:p>813.75</text:p>
          </table:table-cell>
          <table:table-cell office:value-type="float" office:value="844" calcext:value-type="float">
            <text:p>844</text:p>
          </table:table-cell>
          <table:table-cell office:value-type="float" office:value="862.5" calcext:value-type="float">
            <text:p>862.5</text:p>
          </table:table-cell>
          <table:table-cell office:value-type="float" office:value="1483.5" calcext:value-type="float">
            <text:p>1483.5</text:p>
          </table:table-cell>
          <table:table-cell office:value-type="float" office:value="1346" calcext:value-type="float">
            <text:p>1346</text:p>
          </table:table-cell>
          <table:table-cell table:number-columns-repeated="2"/>
          <table:table-cell table:formula="of:=AVERAGE([.A114:.E114])" office:value-type="float" office:value="1069.95" calcext:value-type="float">
            <text:p>1069.9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26" calcext:value-type="float">
            <text:p>1126</text:p>
          </table:table-cell>
          <table:table-cell office:value-type="float" office:value="1041.5" calcext:value-type="float">
            <text:p>1041.5</text:p>
          </table:table-cell>
          <table:table-cell office:value-type="float" office:value="877.5" calcext:value-type="float">
            <text:p>877.5</text:p>
          </table:table-cell>
          <table:table-cell office:value-type="float" office:value="1519" calcext:value-type="float">
            <text:p>1519</text:p>
          </table:table-cell>
          <table:table-cell table:number-columns-repeated="2"/>
          <table:table-cell table:formula="of:=AVERAGE([.A115:.E115])"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812.25" calcext:value-type="float">
            <text:p>812.25</text:p>
          </table:table-cell>
          <table:table-cell office:value-type="float" office:value="1126" calcext:value-type="float">
            <text:p>1126</text:p>
          </table:table-cell>
          <table:table-cell office:value-type="float" office:value="790.75" calcext:value-type="float">
            <text:p>790.75</text:p>
          </table:table-cell>
          <table:table-cell office:value-type="float" office:value="1109.25" calcext:value-type="float">
            <text:p>1109.25</text:p>
          </table:table-cell>
          <table:table-cell office:value-type="float" office:value="1479.75" calcext:value-type="float">
            <text:p>1479.75</text:p>
          </table:table-cell>
          <table:table-cell table:number-columns-repeated="2"/>
          <table:table-cell table:formula="of:=AVERAGE([.A116:.E116])" office:value-type="float" office:value="1063.6" calcext:value-type="float">
            <text:p>1063.6</text:p>
          </table:table-cell>
        </table:table-row>
        <table:table-row table:style-name="ro1">
          <table:table-cell office:value-type="float" office:value="744.75" calcext:value-type="float">
            <text:p>744.75</text:p>
          </table:table-cell>
          <table:table-cell office:value-type="float" office:value="1126" calcext:value-type="float">
            <text:p>1126</text:p>
          </table:table-cell>
          <table:table-cell office:value-type="float" office:value="1137.25" calcext:value-type="float">
            <text:p>1137.25</text:p>
          </table:table-cell>
          <table:table-cell office:value-type="float" office:value="975" calcext:value-type="float">
            <text:p>975</text:p>
          </table:table-cell>
          <table:table-cell office:value-type="float" office:value="1463.5" calcext:value-type="float">
            <text:p>1463.5</text:p>
          </table:table-cell>
          <table:table-cell table:number-columns-repeated="2"/>
          <table:table-cell table:formula="of:=AVERAGE([.A117:.E117])" office:value-type="float" office:value="1089.3" calcext:value-type="float">
            <text:p>1089.3</text:p>
          </table:table-cell>
        </table:table-row>
        <table:table-row table:style-name="ro1">
          <table:table-cell office:value-type="float" office:value="782.25" calcext:value-type="float">
            <text:p>782.25</text:p>
          </table:table-cell>
          <table:table-cell office:value-type="float" office:value="938.5" calcext:value-type="float">
            <text:p>938.5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1308.5" calcext:value-type="float">
            <text:p>1308.5</text:p>
          </table:table-cell>
          <table:table-cell office:value-type="float" office:value="1569.75" calcext:value-type="float">
            <text:p>1569.75</text:p>
          </table:table-cell>
          <table:table-cell table:number-columns-repeated="2"/>
          <table:table-cell table:formula="of:=AVERAGE([.A118:.E118])" office:value-type="float" office:value="1140.25" calcext:value-type="float">
            <text:p>1140.25</text:p>
          </table:table-cell>
        </table:table-row>
        <table:table-row table:style-name="ro1">
          <table:table-cell office:value-type="float" office:value="809.75" calcext:value-type="float">
            <text:p>809.7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48.5" calcext:value-type="float">
            <text:p>1048.5</text:p>
          </table:table-cell>
          <table:table-cell office:value-type="float" office:value="1521" calcext:value-type="float">
            <text:p>1521</text:p>
          </table:table-cell>
          <table:table-cell office:value-type="float" office:value="1392.25" calcext:value-type="float">
            <text:p>1392.25</text:p>
          </table:table-cell>
          <table:table-cell table:number-columns-repeated="2"/>
          <table:table-cell table:formula="of:=AVERAGE([.A119:.E119])" office:value-type="float" office:value="1160.75" calcext:value-type="float">
            <text:p>1160.75</text:p>
          </table:table-cell>
        </table:table-row>
        <table:table-row table:style-name="ro1">
          <table:table-cell office:value-type="float" office:value="725.75" calcext:value-type="float">
            <text:p>725.75</text:p>
          </table:table-cell>
          <table:table-cell office:value-type="float" office:value="1126" calcext:value-type="float">
            <text:p>1126</text:p>
          </table:table-cell>
          <table:table-cell office:value-type="float" office:value="1163.5" calcext:value-type="float">
            <text:p>1163.5</text:p>
          </table:table-cell>
          <table:table-cell office:value-type="float" office:value="1274" calcext:value-type="float">
            <text:p>1274</text:p>
          </table:table-cell>
          <table:table-cell office:value-type="float" office:value="1424.75" calcext:value-type="float">
            <text:p>1424.75</text:p>
          </table:table-cell>
          <table:table-cell table:number-columns-repeated="2"/>
          <table:table-cell table:formula="of:=AVERAGE([.A120:.E120])" office:value-type="float" office:value="1142.8" calcext:value-type="float">
            <text:p>1142.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206" calcext:value-type="float">
            <text:p>1206</text:p>
          </table:table-cell>
          <table:table-cell office:value-type="float" office:value="1353.25" calcext:value-type="float">
            <text:p>1353.25</text:p>
          </table:table-cell>
          <table:table-cell office:value-type="float" office:value="1300" calcext:value-type="float">
            <text:p>1300</text:p>
          </table:table-cell>
          <table:table-cell table:number-columns-repeated="2"/>
          <table:table-cell table:formula="of:=AVERAGE([.A121:.E121])" office:value-type="float" office:value="1127.5" calcext:value-type="float">
            <text:p>1127.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126" calcext:value-type="float">
            <text:p>1126</text:p>
          </table:table-cell>
          <table:table-cell office:value-type="float" office:value="1012.25" calcext:value-type="float">
            <text:p>1012.25</text:p>
          </table:table-cell>
          <table:table-cell office:value-type="float" office:value="1358.5" calcext:value-type="float">
            <text:p>1358.5</text:p>
          </table:table-cell>
          <table:table-cell office:value-type="float" office:value="1404.75" calcext:value-type="float">
            <text:p>1404.75</text:p>
          </table:table-cell>
          <table:table-cell table:number-columns-repeated="2"/>
          <table:table-cell table:formula="of:=AVERAGE([.A122:.E122])" office:value-type="float" office:value="1140.5" calcext:value-type="float">
            <text:p>1140.5</text:p>
          </table:table-cell>
        </table:table-row>
        <table:table-row table:style-name="ro1">
          <table:table-cell office:value-type="float" office:value="701.75" calcext:value-type="float">
            <text:p>701.75</text:p>
          </table:table-cell>
          <table:table-cell office:value-type="float" office:value="1126" calcext:value-type="float">
            <text:p>1126</text:p>
          </table:table-cell>
          <table:table-cell office:value-type="float" office:value="969.25" calcext:value-type="float">
            <text:p>969.25</text:p>
          </table:table-cell>
          <table:table-cell office:value-type="float" office:value="1052.25" calcext:value-type="float">
            <text:p>1052.25</text:p>
          </table:table-cell>
          <table:table-cell office:value-type="float" office:value="1502.25" calcext:value-type="float">
            <text:p>1502.25</text:p>
          </table:table-cell>
          <table:table-cell table:number-columns-repeated="2"/>
          <table:table-cell table:formula="of:=AVERAGE([.A123:.E123])" office:value-type="float" office:value="1070.3" calcext:value-type="float">
            <text:p>1070.3</text:p>
          </table:table-cell>
        </table:table-row>
        <table:table-row table:style-name="ro1">
          <table:table-cell office:value-type="float" office:value="757.25" calcext:value-type="float">
            <text:p>757.25</text:p>
          </table:table-cell>
          <table:table-cell office:value-type="float" office:value="938.5" calcext:value-type="float">
            <text:p>938.5</text:p>
          </table:table-cell>
          <table:table-cell office:value-type="float" office:value="1194.5" calcext:value-type="float">
            <text:p>1194.5</text:p>
          </table:table-cell>
          <table:table-cell office:value-type="float" office:value="1433.5" calcext:value-type="float">
            <text:p>1433.5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124:.E124])" office:value-type="float" office:value="1152.2" calcext:value-type="float">
            <text:p>1152.2</text:p>
          </table:table-cell>
        </table:table-row>
        <table:table-row table:style-name="ro1">
          <table:table-cell office:value-type="float" office:value="889.75" calcext:value-type="float">
            <text:p>889.75</text:p>
          </table:table-cell>
          <table:table-cell office:value-type="float" office:value="1126" calcext:value-type="float">
            <text:p>1126</text:p>
          </table:table-cell>
          <table:table-cell office:value-type="float" office:value="814" calcext:value-type="float">
            <text:p>814</text:p>
          </table:table-cell>
          <table:table-cell office:value-type="float" office:value="1039.25" calcext:value-type="float">
            <text:p>1039.25</text:p>
          </table:table-cell>
          <table:table-cell office:value-type="float" office:value="1389.75" calcext:value-type="float">
            <text:p>1389.75</text:p>
          </table:table-cell>
          <table:table-cell table:number-columns-repeated="2"/>
          <table:table-cell table:formula="of:=AVERAGE([.A125:.E125])" office:value-type="float" office:value="1051.75" calcext:value-type="float">
            <text:p>1051.75</text:p>
          </table:table-cell>
        </table:table-row>
        <table:table-row table:style-name="ro1">
          <table:table-cell office:value-type="float" office:value="668.5" calcext:value-type="float">
            <text:p>668.5</text:p>
          </table:table-cell>
          <table:table-cell office:value-type="float" office:value="898.25" calcext:value-type="float">
            <text:p>898.25</text:p>
          </table:table-cell>
          <table:table-cell office:value-type="float" office:value="1074.75" calcext:value-type="float">
            <text:p>1074.75</text:p>
          </table:table-cell>
          <table:table-cell office:value-type="float" office:value="1062" calcext:value-type="float">
            <text:p>1062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table:formula="of:=AVERAGE([.A126:.E126])" office:value-type="float" office:value="1019.9" calcext:value-type="float">
            <text:p>1019.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45.75" calcext:value-type="float">
            <text:p>845.75</text:p>
          </table:table-cell>
          <table:table-cell office:value-type="float" office:value="924.75" calcext:value-type="float">
            <text:p>924.75</text:p>
          </table:table-cell>
          <table:table-cell office:value-type="float" office:value="1383.5" calcext:value-type="float">
            <text:p>1383.5</text:p>
          </table:table-cell>
          <table:table-cell office:value-type="float" office:value="1643.5" calcext:value-type="float">
            <text:p>1643.5</text:p>
          </table:table-cell>
          <table:table-cell table:number-columns-repeated="2"/>
          <table:table-cell table:formula="of:=AVERAGE([.A127:.E127])" office:value-type="float" office:value="1089.7" calcext:value-type="float">
            <text:p>1089.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73.25" calcext:value-type="float">
            <text:p>873.25</text:p>
          </table:table-cell>
          <table:table-cell office:value-type="float" office:value="917.75" calcext:value-type="float">
            <text:p>917.75</text:p>
          </table:table-cell>
          <table:table-cell office:value-type="float" office:value="1049.5" calcext:value-type="float">
            <text:p>1049.5</text:p>
          </table:table-cell>
          <table:table-cell office:value-type="float" office:value="1458.5" calcext:value-type="float">
            <text:p>1458.5</text:p>
          </table:table-cell>
          <table:table-cell table:number-columns-repeated="2"/>
          <table:table-cell table:formula="of:=AVERAGE([.A128:.E128]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60.25" calcext:value-type="float">
            <text:p>660.25</text:p>
          </table:table-cell>
          <table:table-cell office:value-type="float" office:value="903.25" calcext:value-type="float">
            <text:p>903.25</text:p>
          </table:table-cell>
          <table:table-cell office:value-type="float" office:value="969.75" calcext:value-type="float">
            <text:p>969.75</text:p>
          </table:table-cell>
          <table:table-cell office:value-type="float" office:value="936.5" calcext:value-type="float">
            <text:p>936.5</text:p>
          </table:table-cell>
          <table:table-cell office:value-type="float" office:value="1408.5" calcext:value-type="float">
            <text:p>1408.5</text:p>
          </table:table-cell>
          <table:table-cell table:number-columns-repeated="2"/>
          <table:table-cell table:formula="of:=AVERAGE([.A129:.E129])" office:value-type="float" office:value="975.65" calcext:value-type="float">
            <text:p>975.65</text:p>
          </table:table-cell>
        </table:table-row>
        <table:table-row table:style-name="ro1">
          <table:table-cell office:value-type="float" office:value="661.25" calcext:value-type="float">
            <text:p>661.25</text:p>
          </table:table-cell>
          <table:table-cell office:value-type="float" office:value="813.5" calcext:value-type="float">
            <text:p>813.5</text:p>
          </table:table-cell>
          <table:table-cell office:value-type="float" office:value="1034.25" calcext:value-type="float">
            <text:p>1034.25</text:p>
          </table:table-cell>
          <table:table-cell office:value-type="float" office:value="972.5" calcext:value-type="float">
            <text:p>972.5</text:p>
          </table:table-cell>
          <table:table-cell office:value-type="float" office:value="1438.5" calcext:value-type="float">
            <text:p>1438.5</text:p>
          </table:table-cell>
          <table:table-cell table:number-columns-repeated="2"/>
          <table:table-cell table:formula="of:=AVERAGE([.A130:.E130])"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704.75" calcext:value-type="float">
            <text:p>704.75</text:p>
          </table:table-cell>
          <table:table-cell office:value-type="float" office:value="905" calcext:value-type="float">
            <text:p>905</text:p>
          </table:table-cell>
          <table:table-cell office:value-type="float" office:value="918.5" calcext:value-type="float">
            <text:p>918.5</text:p>
          </table:table-cell>
          <table:table-cell office:value-type="float" office:value="1383.5" calcext:value-type="float">
            <text:p>1383.5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table:formula="of:=AVERAGE([.A131:.E131])" office:value-type="float" office:value="1061.55" calcext:value-type="float">
            <text:p>1061.55</text:p>
          </table:table-cell>
        </table:table-row>
        <table:table-row table:style-name="ro1">
          <table:table-cell office:value-type="float" office:value="864.75" calcext:value-type="float">
            <text:p>864.75</text:p>
          </table:table-cell>
          <table:table-cell office:value-type="float" office:value="903" calcext:value-type="float">
            <text:p>903</text:p>
          </table:table-cell>
          <table:table-cell office:value-type="float" office:value="725.5" calcext:value-type="float">
            <text:p>725.5</text:p>
          </table:table-cell>
          <table:table-cell office:value-type="float" office:value="1248.5" calcext:value-type="float">
            <text:p>1248.5</text:p>
          </table:table-cell>
          <table:table-cell office:value-type="float" office:value="1149.5" calcext:value-type="float">
            <text:p>1149.5</text:p>
          </table:table-cell>
          <table:table-cell table:number-columns-repeated="2"/>
          <table:table-cell table:formula="of:=AVERAGE([.A132:.E132])" office:value-type="float" office:value="978.25" calcext:value-type="float">
            <text:p>978.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68" calcext:value-type="float">
            <text:p>868</text:p>
          </table:table-cell>
          <table:table-cell office:value-type="float" office:value="1034.75" calcext:value-type="float">
            <text:p>1034.75</text:p>
          </table:table-cell>
          <table:table-cell office:value-type="float" office:value="1218.25" calcext:value-type="float">
            <text:p>1218.25</text:p>
          </table:table-cell>
          <table:table-cell office:value-type="float" office:value="1556.5" calcext:value-type="float">
            <text:p>1556.5</text:p>
          </table:table-cell>
          <table:table-cell table:number-columns-repeated="2"/>
          <table:table-cell table:formula="of:=AVERAGE([.A133:.E133])" office:value-type="float" office:value="1059.7" calcext:value-type="float">
            <text:p>1059.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72" calcext:value-type="float">
            <text:p>872</text:p>
          </table:table-cell>
          <table:table-cell office:value-type="float" office:value="1131" calcext:value-type="float">
            <text:p>1131</text:p>
          </table:table-cell>
          <table:table-cell office:value-type="float" office:value="1114.75" calcext:value-type="float">
            <text:p>1114.75</text:p>
          </table:table-cell>
          <table:table-cell office:value-type="float" office:value="1417.25" calcext:value-type="float">
            <text:p>1417.25</text:p>
          </table:table-cell>
          <table:table-cell table:number-columns-repeated="2"/>
          <table:table-cell table:formula="of:=AVERAGE([.A134:.E134])" office:value-type="float" office:value="1034.2" calcext:value-type="float">
            <text:p>1034.2</text:p>
          </table:table-cell>
        </table:table-row>
        <table:table-row table:style-name="ro1">
          <table:table-cell office:value-type="float" office:value="777.5" calcext:value-type="float">
            <text:p>777.5</text:p>
          </table:table-cell>
          <table:table-cell office:value-type="float" office:value="837.75" calcext:value-type="float">
            <text:p>837.75</text:p>
          </table:table-cell>
          <table:table-cell office:value-type="float" office:value="962.25" calcext:value-type="float">
            <text:p>962.25</text:p>
          </table:table-cell>
          <table:table-cell office:value-type="float" office:value="1327.25" calcext:value-type="float">
            <text:p>1327.25</text:p>
          </table:table-cell>
          <table:table-cell office:value-type="float" office:value="1337.25" calcext:value-type="float">
            <text:p>1337.25</text:p>
          </table:table-cell>
          <table:table-cell table:number-columns-repeated="2"/>
          <table:table-cell table:formula="of:=AVERAGE([.A135:.E135])" office:value-type="float" office:value="1048.4" calcext:value-type="float">
            <text:p>1048.4</text:p>
          </table:table-cell>
        </table:table-row>
        <table:table-row table:style-name="ro1">
          <table:table-cell office:value-type="float" office:value="772.25" calcext:value-type="float">
            <text:p>772.25</text:p>
          </table:table-cell>
          <table:table-cell office:value-type="float" office:value="870.5" calcext:value-type="float">
            <text:p>870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1039.75" calcext:value-type="float">
            <text:p>1039.75</text:p>
          </table:table-cell>
          <table:table-cell office:value-type="float" office:value="1367.25" calcext:value-type="float">
            <text:p>1367.25</text:p>
          </table:table-cell>
          <table:table-cell table:number-columns-repeated="2"/>
          <table:table-cell table:formula="of:=AVERAGE([.A136:.E136])" office:value-type="float" office:value="1047.65" calcext:value-type="float">
            <text:p>1047.65</text:p>
          </table:table-cell>
        </table:table-row>
        <table:table-row table:style-name="ro1">
          <table:table-cell office:value-type="float" office:value="699.25" calcext:value-type="float">
            <text:p>699.25</text:p>
          </table:table-cell>
          <table:table-cell office:value-type="float" office:value="841.25" calcext:value-type="float">
            <text:p>841.25</text:p>
          </table:table-cell>
          <table:table-cell office:value-type="float" office:value="772.25" calcext:value-type="float">
            <text:p>772.25</text:p>
          </table:table-cell>
          <table:table-cell office:value-type="float" office:value="1173.5" calcext:value-type="float">
            <text:p>1173.5</text:p>
          </table:table-cell>
          <table:table-cell office:value-type="float" office:value="1183.5" calcext:value-type="float">
            <text:p>1183.5</text:p>
          </table:table-cell>
          <table:table-cell table:number-columns-repeated="2"/>
          <table:table-cell table:formula="of:=AVERAGE([.A137:.E137])" office:value-type="float" office:value="933.95" calcext:value-type="float">
            <text:p>933.9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870" calcext:value-type="float">
            <text:p>870</text:p>
          </table:table-cell>
          <table:table-cell office:value-type="float" office:value="1286" calcext:value-type="float">
            <text:p>1286</text:p>
          </table:table-cell>
          <table:table-cell office:value-type="float" office:value="999.75" calcext:value-type="float">
            <text:p>999.75</text:p>
          </table:table-cell>
          <table:table-cell office:value-type="float" office:value="1567.25" calcext:value-type="float">
            <text:p>1567.25</text:p>
          </table:table-cell>
          <table:table-cell table:number-columns-repeated="2"/>
          <table:table-cell table:formula="of:=AVERAGE([.A138:.E138])" office:value-type="float" office:value="1106.3" calcext:value-type="float">
            <text:p>1106.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72.5" calcext:value-type="float">
            <text:p>872.5</text:p>
          </table:table-cell>
          <table:table-cell office:value-type="float" office:value="877.25" calcext:value-type="float">
            <text:p>877.25</text:p>
          </table:table-cell>
          <table:table-cell office:value-type="float" office:value="1207.75" calcext:value-type="float">
            <text:p>1207.75</text:p>
          </table:table-cell>
          <table:table-cell office:value-type="float" office:value="1409.75" calcext:value-type="float">
            <text:p>1409.75</text:p>
          </table:table-cell>
          <table:table-cell table:number-columns-repeated="2"/>
          <table:table-cell table:formula="of:=AVERAGE([.A139:.E139])" office:value-type="float" office:value="1022.65" calcext:value-type="float">
            <text:p>1022.65</text:p>
          </table:table-cell>
        </table:table-row>
        <table:table-row table:style-name="ro1">
          <table:table-cell office:value-type="float" office:value="863.5" calcext:value-type="float">
            <text:p>863.5</text:p>
          </table:table-cell>
          <table:table-cell office:value-type="float" office:value="904.75" calcext:value-type="float">
            <text:p>904.75</text:p>
          </table:table-cell>
          <table:table-cell office:value-type="float" office:value="953.25" calcext:value-type="float">
            <text:p>953.25</text:p>
          </table:table-cell>
          <table:table-cell office:value-type="float" office:value="1049.75" calcext:value-type="float">
            <text:p>1049.75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140:.E140])" office:value-type="float" office:value="1036.7" calcext:value-type="float">
            <text:p>1036.7</text:p>
          </table:table-cell>
        </table:table-row>
        <table:table-row table:style-name="ro1">
          <table:table-cell office:value-type="float" office:value="743.25" calcext:value-type="float">
            <text:p>743.25</text:p>
          </table:table-cell>
          <table:table-cell office:value-type="float" office:value="872" calcext:value-type="float">
            <text:p>872</text:p>
          </table:table-cell>
          <table:table-cell office:value-type="float" office:value="952.25" calcext:value-type="float">
            <text:p>952.25</text:p>
          </table:table-cell>
          <table:table-cell office:value-type="float" office:value="1118.25" calcext:value-type="float">
            <text:p>1118.25</text:p>
          </table:table-cell>
          <table:table-cell office:value-type="float" office:value="1337.25" calcext:value-type="float">
            <text:p>1337.25</text:p>
          </table:table-cell>
          <table:table-cell table:number-columns-repeated="2"/>
          <table:table-cell table:formula="of:=AVERAGE([.A141:.E141])" office:value-type="float" office:value="1004.6" calcext:value-type="float">
            <text:p>1004.6</text:p>
          </table:table-cell>
        </table:table-row>
        <table:table-row table:style-name="ro1">
          <table:table-cell office:value-type="float" office:value="752.25" calcext:value-type="float">
            <text:p>752.25</text:p>
          </table:table-cell>
          <table:table-cell office:value-type="float" office:value="871.75" calcext:value-type="float">
            <text:p>871.75</text:p>
          </table:table-cell>
          <table:table-cell office:value-type="float" office:value="1104.75" calcext:value-type="float">
            <text:p>1104.75</text:p>
          </table:table-cell>
          <table:table-cell office:value-type="float" office:value="1514.75" calcext:value-type="float">
            <text:p>1514.75</text:p>
          </table:table-cell>
          <table:table-cell office:value-type="float" office:value="1382.25" calcext:value-type="float">
            <text:p>1382.25</text:p>
          </table:table-cell>
          <table:table-cell table:number-columns-repeated="2"/>
          <table:table-cell table:formula="of:=AVERAGE([.A142:.E142])" office:value-type="float" office:value="1125.15" calcext:value-type="float">
            <text:p>1125.1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42.5" calcext:value-type="float">
            <text:p>842.5</text:p>
          </table:table-cell>
          <table:table-cell office:value-type="float" office:value="984.25" calcext:value-type="float">
            <text:p>984.25</text:p>
          </table:table-cell>
          <table:table-cell office:value-type="float" office:value="1377.25" calcext:value-type="float">
            <text:p>1377.25</text:p>
          </table:table-cell>
          <table:table-cell office:value-type="float" office:value="1283.5" calcext:value-type="float">
            <text:p>1283.5</text:p>
          </table:table-cell>
          <table:table-cell table:number-columns-repeated="2"/>
          <table:table-cell table:formula="of:=AVERAGE([.A143:.E143])" office:value-type="float" office:value="1046.7" calcext:value-type="float">
            <text:p>1046.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5.5" calcext:value-type="float">
            <text:p>835.5</text:p>
          </table:table-cell>
          <table:table-cell office:value-type="float" office:value="999.75" calcext:value-type="float">
            <text:p>999.75</text:p>
          </table:table-cell>
          <table:table-cell office:value-type="float" office:value="1024.5" calcext:value-type="float">
            <text:p>1024.5</text:p>
          </table:table-cell>
          <table:table-cell office:value-type="float" office:value="1591" calcext:value-type="float">
            <text:p>1591</text:p>
          </table:table-cell>
          <table:table-cell table:number-columns-repeated="2"/>
          <table:table-cell table:formula="of:=AVERAGE([.A144:.E144])" office:value-type="float" office:value="1036.15" calcext:value-type="float">
            <text:p>1036.15</text:p>
          </table:table-cell>
        </table:table-row>
        <table:table-row table:style-name="ro1">
          <table:table-cell office:value-type="float" office:value="802.25" calcext:value-type="float">
            <text:p>802.25</text:p>
          </table:table-cell>
          <table:table-cell office:value-type="float" office:value="900.25" calcext:value-type="float">
            <text:p>900.25</text:p>
          </table:table-cell>
          <table:table-cell office:value-type="float" office:value="1301" calcext:value-type="float">
            <text:p>1301</text:p>
          </table:table-cell>
          <table:table-cell office:value-type="float" office:value="1558.5" calcext:value-type="float">
            <text:p>1558.5</text:p>
          </table:table-cell>
          <table:table-cell office:value-type="float" office:value="1306.25" calcext:value-type="float">
            <text:p>1306.25</text:p>
          </table:table-cell>
          <table:table-cell table:number-columns-repeated="2"/>
          <table:table-cell table:formula="of:=AVERAGE([.A145:.E145])" office:value-type="float" office:value="1173.65" calcext:value-type="float">
            <text:p>1173.65</text:p>
          </table:table-cell>
        </table:table-row>
        <table:table-row table:style-name="ro1">
          <table:table-cell office:value-type="float" office:value="858.5" calcext:value-type="float">
            <text:p>858.5</text:p>
          </table:table-cell>
          <table:table-cell office:value-type="float" office:value="904.25" calcext:value-type="float">
            <text:p>904.25</text:p>
          </table:table-cell>
          <table:table-cell office:value-type="float" office:value="1115.75" calcext:value-type="float">
            <text:p>1115.75</text:p>
          </table:table-cell>
          <table:table-cell office:value-type="float" office:value="1101" calcext:value-type="float">
            <text:p>1101</text:p>
          </table:table-cell>
          <table:table-cell office:value-type="float" office:value="1514.75" calcext:value-type="float">
            <text:p>1514.75</text:p>
          </table:table-cell>
          <table:table-cell table:number-columns-repeated="2"/>
          <table:table-cell table:formula="of:=AVERAGE([.A146:.E146])" office:value-type="float" office:value="1098.85" calcext:value-type="float">
            <text:p>1098.85</text:p>
          </table:table-cell>
        </table:table-row>
        <table:table-row table:style-name="ro1">
          <table:table-cell office:value-type="float" office:value="792.25" calcext:value-type="float">
            <text:p>792.25</text:p>
          </table:table-cell>
          <table:table-cell office:value-type="float" office:value="903.5" calcext:value-type="float">
            <text:p>903.5</text:p>
          </table:table-cell>
          <table:table-cell office:value-type="float" office:value="1251" calcext:value-type="float">
            <text:p>1251</text:p>
          </table:table-cell>
          <table:table-cell office:value-type="float" office:value="1042.75" calcext:value-type="float">
            <text:p>1042.75</text:p>
          </table:table-cell>
          <table:table-cell office:value-type="float" office:value="1152.25" calcext:value-type="float">
            <text:p>1152.25</text:p>
          </table:table-cell>
          <table:table-cell table:number-columns-repeated="2"/>
          <table:table-cell table:formula="of:=AVERAGE([.A147:.E147])" office:value-type="float" office:value="1028.35" calcext:value-type="float">
            <text:p>1028.3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07.25" calcext:value-type="float">
            <text:p>907.25</text:p>
          </table:table-cell>
          <table:table-cell office:value-type="float" office:value="1086.25" calcext:value-type="float">
            <text:p>1086.25</text:p>
          </table:table-cell>
          <table:table-cell office:value-type="float" office:value="1437.25" calcext:value-type="float">
            <text:p>1437.25</text:p>
          </table:table-cell>
          <table:table-cell office:value-type="float" office:value="1312.25" calcext:value-type="float">
            <text:p>1312.25</text:p>
          </table:table-cell>
          <table:table-cell table:number-columns-repeated="2"/>
          <table:table-cell table:formula="of:=AVERAGE([.A148:.E148])" office:value-type="float" office:value="1082.8" calcext:value-type="float">
            <text:p>1082.8</text:p>
          </table:table-cell>
        </table:table-row>
        <table:table-row table:style-name="ro1">
          <table:table-cell office:value-type="float" office:value="739.25" calcext:value-type="float">
            <text:p>739.25</text:p>
          </table:table-cell>
          <table:table-cell office:value-type="float" office:value="868.5" calcext:value-type="float">
            <text:p>868.5</text:p>
          </table:table-cell>
          <table:table-cell office:value-type="float" office:value="1132.25" calcext:value-type="float">
            <text:p>1132.25</text:p>
          </table:table-cell>
          <table:table-cell office:value-type="float" office:value="1352.25" calcext:value-type="float">
            <text:p>1352.25</text:p>
          </table:table-cell>
          <table:table-cell office:value-type="float" office:value="1418.5" calcext:value-type="float">
            <text:p>1418.5</text:p>
          </table:table-cell>
          <table:table-cell table:number-columns-repeated="2"/>
          <table:table-cell table:formula="of:=AVERAGE([.A149:.E149])" office:value-type="float" office:value="1102.15" calcext:value-type="float">
            <text:p>1102.15</text:p>
          </table:table-cell>
        </table:table-row>
        <table:table-row table:style-name="ro1">
          <table:table-cell office:value-type="float" office:value="678.5" calcext:value-type="float">
            <text:p>678.5</text:p>
          </table:table-cell>
          <table:table-cell office:value-type="float" office:value="840.5" calcext:value-type="float">
            <text:p>840.5</text:p>
          </table:table-cell>
          <table:table-cell office:value-type="float" office:value="1029.75" calcext:value-type="float">
            <text:p>1029.75</text:p>
          </table:table-cell>
          <table:table-cell office:value-type="float" office:value="977.5" calcext:value-type="float">
            <text:p>977.5</text:p>
          </table:table-cell>
          <table:table-cell office:value-type="float" office:value="1568.5" calcext:value-type="float">
            <text:p>1568.5</text:p>
          </table:table-cell>
          <table:table-cell table:number-columns-repeated="2"/>
          <table:table-cell table:formula="of:=AVERAGE([.A150:.E150])" office:value-type="float" office:value="1018.95" calcext:value-type="float">
            <text:p>1018.9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40.75" calcext:value-type="float">
            <text:p>840.75</text:p>
          </table:table-cell>
          <table:table-cell office:value-type="float" office:value="957.25" calcext:value-type="float">
            <text:p>957.25</text:p>
          </table:table-cell>
          <table:table-cell office:value-type="float" office:value="1020" calcext:value-type="float">
            <text:p>1020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A151:.E151])"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648.5" calcext:value-type="float">
            <text:p>648.5</text:p>
          </table:table-cell>
          <table:table-cell office:value-type="float" office:value="906.5" calcext:value-type="float">
            <text:p>906.5</text:p>
          </table:table-cell>
          <table:table-cell office:value-type="float" office:value="1249.75" calcext:value-type="float">
            <text:p>1249.75</text:p>
          </table:table-cell>
          <table:table-cell office:value-type="float" office:value="1179.75" calcext:value-type="float">
            <text:p>1179.75</text:p>
          </table:table-cell>
          <table:table-cell office:value-type="float" office:value="1493.5" calcext:value-type="float">
            <text:p>1493.5</text:p>
          </table:table-cell>
          <table:table-cell table:number-columns-repeated="2"/>
          <table:table-cell table:formula="of:=AVERAGE([.A152:.E152])" office:value-type="float" office:value="1095.6" calcext:value-type="float">
            <text:p>1095.6</text:p>
          </table:table-cell>
        </table:table-row>
        <table:table-row table:style-name="ro1">
          <table:table-cell office:value-type="float" office:value="738.75" calcext:value-type="float">
            <text:p>738.75</text:p>
          </table:table-cell>
          <table:table-cell office:value-type="float" office:value="870.25" calcext:value-type="float">
            <text:p>870.25</text:p>
          </table:table-cell>
          <table:table-cell office:value-type="float" office:value="1371" calcext:value-type="float">
            <text:p>1371</text:p>
          </table:table-cell>
          <table:table-cell office:value-type="float" office:value="1020" calcext:value-type="float">
            <text:p>1020</text:p>
          </table:table-cell>
          <table:table-cell office:value-type="float" office:value="1314.75" calcext:value-type="float">
            <text:p>1314.75</text:p>
          </table:table-cell>
          <table:table-cell table:number-columns-repeated="2"/>
          <table:table-cell table:formula="of:=AVERAGE([.A153:.E153])" office:value-type="float" office:value="1062.95" calcext:value-type="float">
            <text:p>1062.95</text:p>
          </table:table-cell>
        </table:table-row>
        <table:table-row table:style-name="ro1">
          <table:table-cell office:value-type="float" office:value="697.5" calcext:value-type="float">
            <text:p>697.5</text:p>
          </table:table-cell>
          <table:table-cell office:value-type="float" office:value="902.75" calcext:value-type="float">
            <text:p>902.75</text:p>
          </table:table-cell>
          <table:table-cell office:value-type="float" office:value="889.75" calcext:value-type="float">
            <text:p>889.75</text:p>
          </table:table-cell>
          <table:table-cell office:value-type="float" office:value="1213" calcext:value-type="float">
            <text:p>1213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154:.E154])" office:value-type="float" office:value="1023.05" calcext:value-type="float">
            <text:p>1023.0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06.5" calcext:value-type="float">
            <text:p>906.5</text:p>
          </table:table-cell>
          <table:table-cell office:value-type="float" office:value="1177.25" calcext:value-type="float">
            <text:p>1177.25</text:p>
          </table:table-cell>
          <table:table-cell office:value-type="float" office:value="1202.25" calcext:value-type="float">
            <text:p>1202.25</text:p>
          </table:table-cell>
          <table:table-cell office:value-type="float" office:value="1353.5" calcext:value-type="float">
            <text:p>1353.5</text:p>
          </table:table-cell>
          <table:table-cell table:number-columns-repeated="2"/>
          <table:table-cell table:formula="of:=AVERAGE([.A155:.E155])" office:value-type="float" office:value="1052.1" calcext:value-type="float">
            <text:p>1052.1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841.75" calcext:value-type="float">
            <text:p>841.75</text:p>
          </table:table-cell>
          <table:table-cell office:value-type="float" office:value="1314.75" calcext:value-type="float">
            <text:p>1314.75</text:p>
          </table:table-cell>
          <table:table-cell office:value-type="float" office:value="1146" calcext:value-type="float">
            <text:p>1146</text:p>
          </table:table-cell>
          <table:table-cell office:value-type="float" office:value="1309.75" calcext:value-type="float">
            <text:p>1309.75</text:p>
          </table:table-cell>
          <table:table-cell table:number-columns-repeated="2"/>
          <table:table-cell table:formula="of:=AVERAGE([.A156:.E156])" office:value-type="float" office:value="1077.9" calcext:value-type="float">
            <text:p>1077.9</text:p>
          </table:table-cell>
        </table:table-row>
        <table:table-row table:style-name="ro1">
          <table:table-cell office:value-type="float" office:value="677.25" calcext:value-type="float">
            <text:p>677.25</text:p>
          </table:table-cell>
          <table:table-cell office:value-type="float" office:value="866" calcext:value-type="float">
            <text:p>866</text:p>
          </table:table-cell>
          <table:table-cell office:value-type="float" office:value="1269.75" calcext:value-type="float">
            <text:p>1269.75</text:p>
          </table:table-cell>
          <table:table-cell office:value-type="float" office:value="1196" calcext:value-type="float">
            <text:p>1196</text:p>
          </table:table-cell>
          <table:table-cell office:value-type="float" office:value="1388.5" calcext:value-type="float">
            <text:p>1388.5</text:p>
          </table:table-cell>
          <table:table-cell table:number-columns-repeated="2"/>
          <table:table-cell table:formula="of:=AVERAGE([.A157:.E157])" office:value-type="float" office:value="1079.5" calcext:value-type="float">
            <text:p>1079.5</text:p>
          </table:table-cell>
        </table:table-row>
        <table:table-row table:style-name="ro1">
          <table:table-cell office:value-type="float" office:value="863.5" calcext:value-type="float">
            <text:p>863.5</text:p>
          </table:table-cell>
          <table:table-cell office:value-type="float" office:value="870.5" calcext:value-type="float">
            <text:p>870.5</text:p>
          </table:table-cell>
          <table:table-cell office:value-type="float" office:value="1108.5" calcext:value-type="float">
            <text:p>1108.5</text:p>
          </table:table-cell>
          <table:table-cell office:value-type="float" office:value="1152.25" calcext:value-type="float">
            <text:p>1152.25</text:p>
          </table:table-cell>
          <table:table-cell office:value-type="float" office:value="1478.5" calcext:value-type="float">
            <text:p>1478.5</text:p>
          </table:table-cell>
          <table:table-cell table:number-columns-repeated="2"/>
          <table:table-cell table:formula="of:=AVERAGE([.A158:.E158])" office:value-type="float" office:value="1094.65" calcext:value-type="float">
            <text:p>1094.6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909" calcext:value-type="float">
            <text:p>909</text:p>
          </table:table-cell>
          <table:table-cell office:value-type="float" office:value="1119.5" calcext:value-type="float">
            <text:p>1119.5</text:p>
          </table:table-cell>
          <table:table-cell office:value-type="float" office:value="1220.25" calcext:value-type="float">
            <text:p>1220.25</text:p>
          </table:table-cell>
          <table:table-cell office:value-type="float" office:value="1178.5" calcext:value-type="float">
            <text:p>1178.5</text:p>
          </table:table-cell>
          <table:table-cell table:number-columns-repeated="2"/>
          <table:table-cell table:formula="of:=AVERAGE([.A159:.E159])" office:value-type="float" office:value="1047.15" calcext:value-type="float">
            <text:p>1047.1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876" calcext:value-type="float">
            <text:p>876</text:p>
          </table:table-cell>
          <table:table-cell office:value-type="float" office:value="1228.5" calcext:value-type="float">
            <text:p>1228.5</text:p>
          </table:table-cell>
          <table:table-cell office:value-type="float" office:value="840.25" calcext:value-type="float">
            <text:p>840.25</text:p>
          </table:table-cell>
          <table:table-cell office:value-type="float" office:value="1312.25" calcext:value-type="float">
            <text:p>1312.25</text:p>
          </table:table-cell>
          <table:table-cell table:number-columns-repeated="2"/>
          <table:table-cell table:formula="of:=AVERAGE([.A160:.E160])" office:value-type="float" office:value="1013.1" calcext:value-type="float">
            <text:p>1013.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77.5" calcext:value-type="float">
            <text:p>877.5</text:p>
          </table:table-cell>
          <table:table-cell office:value-type="float" office:value="1414" calcext:value-type="float">
            <text:p>1414</text:p>
          </table:table-cell>
          <table:table-cell office:value-type="float" office:value="1277.25" calcext:value-type="float">
            <text:p>1277.25</text:p>
          </table:table-cell>
          <table:table-cell office:value-type="float" office:value="1281.75" calcext:value-type="float">
            <text:p>1281.75</text:p>
          </table:table-cell>
          <table:table-cell table:number-columns-repeated="2"/>
          <table:table-cell table:formula="of:=AVERAGE([.A161:.E161])" office:value-type="float" office:value="1119.3" calcext:value-type="float">
            <text:p>1119.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41" calcext:value-type="float">
            <text:p>841</text:p>
          </table:table-cell>
          <table:table-cell office:value-type="float" office:value="1253" calcext:value-type="float">
            <text:p>1253</text:p>
          </table:table-cell>
          <table:table-cell office:value-type="float" office:value="1029.25" calcext:value-type="float">
            <text:p>1029.25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A162:.E162])" office:value-type="float" office:value="1027.65" calcext:value-type="float">
            <text:p>1027.65</text:p>
          </table:table-cell>
        </table:table-row>
        <table:table-row table:style-name="ro1">
          <table:table-cell office:value-type="float" office:value="738.5" calcext:value-type="float">
            <text:p>738.5</text:p>
          </table:table-cell>
          <table:table-cell office:value-type="float" office:value="859.25" calcext:value-type="float">
            <text:p>859.25</text:p>
          </table:table-cell>
          <table:table-cell office:value-type="float" office:value="820.5" calcext:value-type="float">
            <text:p>820.5</text:p>
          </table:table-cell>
          <table:table-cell office:value-type="float" office:value="1124.5" calcext:value-type="float">
            <text:p>1124.5</text:p>
          </table:table-cell>
          <table:table-cell office:value-type="float" office:value="1392.25" calcext:value-type="float">
            <text:p>1392.25</text:p>
          </table:table-cell>
          <table:table-cell table:number-columns-repeated="2"/>
          <table:table-cell table:formula="of:=AVERAGE([.A163:.E163])"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76" calcext:value-type="float">
            <text:p>876</text:p>
          </table:table-cell>
          <table:table-cell office:value-type="float" office:value="1117.5" calcext:value-type="float">
            <text:p>1117.5</text:p>
          </table:table-cell>
          <table:table-cell office:value-type="float" office:value="1121" calcext:value-type="float">
            <text:p>1121</text:p>
          </table:table-cell>
          <table:table-cell office:value-type="float" office:value="1517.25" calcext:value-type="float">
            <text:p>1517.25</text:p>
          </table:table-cell>
          <table:table-cell table:number-columns-repeated="2"/>
          <table:table-cell table:formula="of:=AVERAGE([.A164:.E164])" office:value-type="float" office:value="1039.55" calcext:value-type="float">
            <text:p>1039.55</text:p>
          </table:table-cell>
        </table:table-row>
        <table:table-row table:style-name="ro1">
          <table:table-cell office:value-type="float" office:value="915.75" calcext:value-type="float">
            <text:p>915.75</text:p>
          </table:table-cell>
          <table:table-cell office:value-type="float" office:value="862.75" calcext:value-type="float">
            <text:p>862.75</text:p>
          </table:table-cell>
          <table:table-cell office:value-type="float" office:value="1206" calcext:value-type="float">
            <text:p>1206</text:p>
          </table:table-cell>
          <table:table-cell office:value-type="float" office:value="1264" calcext:value-type="float">
            <text:p>1264</text:p>
          </table:table-cell>
          <table:table-cell office:value-type="float" office:value="1434.75" calcext:value-type="float">
            <text:p>1434.75</text:p>
          </table:table-cell>
          <table:table-cell table:number-columns-repeated="2"/>
          <table:table-cell table:formula="of:=AVERAGE([.A165:.E165])" office:value-type="float" office:value="1136.65" calcext:value-type="float">
            <text:p>1136.65</text:p>
          </table:table-cell>
        </table:table-row>
        <table:table-row table:style-name="ro1">
          <table:table-cell office:value-type="float" office:value="806.5" calcext:value-type="float">
            <text:p>806.5</text:p>
          </table:table-cell>
          <table:table-cell office:value-type="float" office:value="851" calcext:value-type="float">
            <text:p>851</text:p>
          </table:table-cell>
          <table:table-cell office:value-type="float" office:value="940" calcext:value-type="float">
            <text:p>940</text:p>
          </table:table-cell>
          <table:table-cell office:value-type="float" office:value="1243.75" calcext:value-type="float">
            <text:p>1243.75</text:p>
          </table:table-cell>
          <table:table-cell office:value-type="float" office:value="1337.25" calcext:value-type="float">
            <text:p>1337.25</text:p>
          </table:table-cell>
          <table:table-cell table:number-columns-repeated="2"/>
          <table:table-cell table:formula="of:=AVERAGE([.A166:.E166])" office:value-type="float" office:value="1035.7" calcext:value-type="float">
            <text:p>1035.7</text:p>
          </table:table-cell>
        </table:table-row>
        <table:table-row table:style-name="ro1">
          <table:table-cell office:value-type="float" office:value="675.75" calcext:value-type="float">
            <text:p>675.75</text:p>
          </table:table-cell>
          <table:table-cell office:value-type="float" office:value="861" calcext:value-type="float">
            <text:p>861</text:p>
          </table:table-cell>
          <table:table-cell office:value-type="float" office:value="1443.5" calcext:value-type="float">
            <text:p>1443.5</text:p>
          </table:table-cell>
          <table:table-cell office:value-type="float" office:value="1270.75" calcext:value-type="float">
            <text:p>1270.75</text:p>
          </table:table-cell>
          <table:table-cell office:value-type="float" office:value="1383.5" calcext:value-type="float">
            <text:p>1383.5</text:p>
          </table:table-cell>
          <table:table-cell table:number-columns-repeated="2"/>
          <table:table-cell table:formula="of:=AVERAGE([.A167:.E167])" office:value-type="float" office:value="1126.9" calcext:value-type="float">
            <text:p>1126.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53.75" calcext:value-type="float">
            <text:p>853.75</text:p>
          </table:table-cell>
          <table:table-cell office:value-type="float" office:value="1234.75" calcext:value-type="float">
            <text:p>1234.75</text:p>
          </table:table-cell>
          <table:table-cell office:value-type="float" office:value="1177.25" calcext:value-type="float">
            <text:p>1177.25</text:p>
          </table:table-cell>
          <table:table-cell office:value-type="float" office:value="1028.5" calcext:value-type="float">
            <text:p>1028.5</text:p>
          </table:table-cell>
          <table:table-cell table:number-columns-repeated="2"/>
          <table:table-cell table:formula="of:=AVERAGE([.A168:.E168])" office:value-type="float" office:value="980.05" calcext:value-type="float">
            <text:p>980.05</text:p>
          </table:table-cell>
        </table:table-row>
        <table:table-row table:style-name="ro1">
          <table:table-cell office:value-type="float" office:value="855.75" calcext:value-type="float">
            <text:p>855.75</text:p>
          </table:table-cell>
          <table:table-cell office:value-type="float" office:value="802.75" calcext:value-type="float">
            <text:p>802.75</text:p>
          </table:table-cell>
          <table:table-cell office:value-type="float" office:value="1074.75" calcext:value-type="float">
            <text:p>1074.75</text:p>
          </table:table-cell>
          <table:table-cell office:value-type="float" office:value="1258.5" calcext:value-type="float">
            <text:p>1258.5</text:p>
          </table:table-cell>
          <table:table-cell office:value-type="float" office:value="1232.75" calcext:value-type="float">
            <text:p>1232.75</text:p>
          </table:table-cell>
          <table:table-cell table:number-columns-repeated="2"/>
          <table:table-cell table:formula="of:=AVERAGE([.A169:.E169])" office:value-type="float" office:value="1044.9" calcext:value-type="float">
            <text:p>1044.9</text:p>
          </table:table-cell>
        </table:table-row>
        <table:table-row table:style-name="ro1">
          <table:table-cell office:value-type="float" office:value="682.25" calcext:value-type="float">
            <text:p>682.25</text:p>
          </table:table-cell>
          <table:table-cell office:value-type="float" office:value="938.5" calcext:value-type="float">
            <text:p>938.5</text:p>
          </table:table-cell>
          <table:table-cell office:value-type="float" office:value="1014.75" calcext:value-type="float">
            <text:p>1014.75</text:p>
          </table:table-cell>
          <table:table-cell office:value-type="float" office:value="1082.25" calcext:value-type="float">
            <text:p>1082.25</text:p>
          </table:table-cell>
          <table:table-cell office:value-type="float" office:value="1284.75" calcext:value-type="float">
            <text:p>1284.75</text:p>
          </table:table-cell>
          <table:table-cell table:number-columns-repeated="2"/>
          <table:table-cell table:formula="of:=AVERAGE([.A170:.E170])" office:value-type="float" office:value="1000.5" calcext:value-type="float">
            <text:p>1000.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48.25" calcext:value-type="float">
            <text:p>848.25</text:p>
          </table:table-cell>
          <table:table-cell office:value-type="float" office:value="1141" calcext:value-type="float">
            <text:p>1141</text:p>
          </table:table-cell>
          <table:table-cell office:value-type="float" office:value="1289.75" calcext:value-type="float">
            <text:p>1289.75</text:p>
          </table:table-cell>
          <table:table-cell office:value-type="float" office:value="1463.5" calcext:value-type="float">
            <text:p>1463.5</text:p>
          </table:table-cell>
          <table:table-cell table:number-columns-repeated="2"/>
          <table:table-cell table:formula="of:=AVERAGE([.A171:.E171])" office:value-type="float" office:value="1096.7" calcext:value-type="float">
            <text:p>1096.7</text:p>
          </table:table-cell>
        </table:table-row>
        <table:table-row table:style-name="ro1">
          <table:table-cell office:value-type="float" office:value="738.5" calcext:value-type="float">
            <text:p>738.5</text:p>
          </table:table-cell>
          <table:table-cell office:value-type="float" office:value="854.75" calcext:value-type="float">
            <text:p>854.75</text:p>
          </table:table-cell>
          <table:table-cell office:value-type="float" office:value="1116" calcext:value-type="float">
            <text:p>1116</text:p>
          </table:table-cell>
          <table:table-cell office:value-type="float" office:value="1191.5" calcext:value-type="float">
            <text:p>1191.5</text:p>
          </table:table-cell>
          <table:table-cell office:value-type="float" office:value="1171" calcext:value-type="float">
            <text:p>1171</text:p>
          </table:table-cell>
          <table:table-cell table:number-columns-repeated="2"/>
          <table:table-cell table:formula="of:=AVERAGE([.A172:.E172])" office:value-type="float" office:value="1014.35" calcext:value-type="float">
            <text:p>1014.35</text:p>
          </table:table-cell>
        </table:table-row>
        <table:table-row table:style-name="ro1">
          <table:table-cell office:value-type="float" office:value="779.75" calcext:value-type="float">
            <text:p>779.75</text:p>
          </table:table-cell>
          <table:table-cell office:value-type="float" office:value="817.25" calcext:value-type="float">
            <text:p>817.25</text:p>
          </table:table-cell>
          <table:table-cell office:value-type="float" office:value="1157.75" calcext:value-type="float">
            <text:p>1157.75</text:p>
          </table:table-cell>
          <table:table-cell office:value-type="float" office:value="1421.25" calcext:value-type="float">
            <text:p>1421.25</text:p>
          </table:table-cell>
          <table:table-cell office:value-type="float" office:value="1177.25" calcext:value-type="float">
            <text:p>1177.25</text:p>
          </table:table-cell>
          <table:table-cell table:number-columns-repeated="2"/>
          <table:table-cell table:formula="of:=AVERAGE([.A173:.E173])" office:value-type="float" office:value="1070.65" calcext:value-type="float">
            <text:p>1070.65</text:p>
          </table:table-cell>
        </table:table-row>
        <table:table-row table:style-name="ro1">
          <table:table-cell office:value-type="float" office:value="773.5" calcext:value-type="float">
            <text:p>773.5</text:p>
          </table:table-cell>
          <table:table-cell office:value-type="float" office:value="850.5" calcext:value-type="float">
            <text:p>850.5</text:p>
          </table:table-cell>
          <table:table-cell office:value-type="float" office:value="1088.5" calcext:value-type="float">
            <text:p>1088.5</text:p>
          </table:table-cell>
          <table:table-cell office:value-type="float" office:value="1052.25" calcext:value-type="float">
            <text:p>1052.25</text:p>
          </table:table-cell>
          <table:table-cell office:value-type="float" office:value="1333.5" calcext:value-type="float">
            <text:p>1333.5</text:p>
          </table:table-cell>
          <table:table-cell table:number-columns-repeated="2"/>
          <table:table-cell table:formula="of:=AVERAGE([.A174:.E174])" office:value-type="float" office:value="1019.65" calcext:value-type="float">
            <text:p>1019.6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45.75" calcext:value-type="float">
            <text:p>845.75</text:p>
          </table:table-cell>
          <table:table-cell office:value-type="float" office:value="1194" calcext:value-type="float">
            <text:p>1194</text:p>
          </table:table-cell>
          <table:table-cell office:value-type="float" office:value="1188.5" calcext:value-type="float">
            <text:p>1188.5</text:p>
          </table:table-cell>
          <table:table-cell office:value-type="float" office:value="1298.5" calcext:value-type="float">
            <text:p>1298.5</text:p>
          </table:table-cell>
          <table:table-cell table:number-columns-repeated="2"/>
          <table:table-cell table:formula="of:=AVERAGE([.A175:.E175])" office:value-type="float" office:value="1072.55" calcext:value-type="float">
            <text:p>1072.55</text:p>
          </table:table-cell>
        </table:table-row>
        <table:table-row table:style-name="ro1">
          <table:table-cell office:value-type="float" office:value="713.5" calcext:value-type="float">
            <text:p>713.5</text:p>
          </table:table-cell>
          <table:table-cell office:value-type="float" office:value="844.75" calcext:value-type="float">
            <text:p>844.75</text:p>
          </table:table-cell>
          <table:table-cell office:value-type="float" office:value="1092.25" calcext:value-type="float">
            <text:p>1092.25</text:p>
          </table:table-cell>
          <table:table-cell office:value-type="float" office:value="1055.5" calcext:value-type="float">
            <text:p>1055.5</text:p>
          </table:table-cell>
          <table:table-cell office:value-type="float" office:value="1517.25" calcext:value-type="float">
            <text:p>1517.25</text:p>
          </table:table-cell>
          <table:table-cell table:number-columns-repeated="2"/>
          <table:table-cell table:formula="of:=AVERAGE([.A176:.E176])" office:value-type="float" office:value="1044.65" calcext:value-type="float">
            <text:p>1044.65</text:p>
          </table:table-cell>
        </table:table-row>
        <table:table-row table:style-name="ro1">
          <table:table-cell office:value-type="float" office:value="688.5" calcext:value-type="float">
            <text:p>688.5</text:p>
          </table:table-cell>
          <table:table-cell office:value-type="float" office:value="839.75" calcext:value-type="float">
            <text:p>839.75</text:p>
          </table:table-cell>
          <table:table-cell office:value-type="float" office:value="1091" calcext:value-type="float">
            <text:p>1091</text:p>
          </table:table-cell>
          <table:table-cell office:value-type="float" office:value="1227.25" calcext:value-type="float">
            <text:p>1227.25</text:p>
          </table:table-cell>
          <table:table-cell office:value-type="float" office:value="1421" calcext:value-type="float">
            <text:p>1421</text:p>
          </table:table-cell>
          <table:table-cell table:number-columns-repeated="2"/>
          <table:table-cell table:formula="of:=AVERAGE([.A177:.E177])" office:value-type="float" office:value="1053.5" calcext:value-type="float">
            <text:p>1053.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19.75" calcext:value-type="float">
            <text:p>819.75</text:p>
          </table:table-cell>
          <table:table-cell office:value-type="float" office:value="1149.75" calcext:value-type="float">
            <text:p>1149.75</text:p>
          </table:table-cell>
          <table:table-cell office:value-type="float" office:value="983.5" calcext:value-type="float">
            <text:p>983.5</text:p>
          </table:table-cell>
          <table:table-cell office:value-type="float" office:value="1359.75" calcext:value-type="float">
            <text:p>1359.75</text:p>
          </table:table-cell>
          <table:table-cell table:number-columns-repeated="2"/>
          <table:table-cell table:formula="of:=AVERAGE([.A178:.E178])" office:value-type="float" office:value="1010.75" calcext:value-type="float">
            <text:p>1010.75</text:p>
          </table:table-cell>
        </table:table-row>
        <table:table-row table:style-name="ro1">
          <table:table-cell office:value-type="float" office:value="679.75" calcext:value-type="float">
            <text:p>679.75</text:p>
          </table:table-cell>
          <table:table-cell office:value-type="float" office:value="813.5" calcext:value-type="float">
            <text:p>813.5</text:p>
          </table:table-cell>
          <table:table-cell office:value-type="float" office:value="1129.75" calcext:value-type="float">
            <text:p>1129.75</text:p>
          </table:table-cell>
          <table:table-cell office:value-type="float" office:value="897.5" calcext:value-type="float">
            <text:p>897.5</text:p>
          </table:table-cell>
          <table:table-cell office:value-type="float" office:value="1173.5" calcext:value-type="float">
            <text:p>1173.5</text:p>
          </table:table-cell>
          <table:table-cell table:number-columns-repeated="2"/>
          <table:table-cell table:formula="of:=AVERAGE([.A179:.E179])" office:value-type="float" office:value="938.8" calcext:value-type="float">
            <text:p>938.8</text:p>
          </table:table-cell>
        </table:table-row>
        <table:table-row table:style-name="ro1">
          <table:table-cell office:value-type="float" office:value="779.5" calcext:value-type="float">
            <text:p>779.5</text:p>
          </table:table-cell>
          <table:table-cell office:value-type="float" office:value="840.5" calcext:value-type="float">
            <text:p>840.5</text:p>
          </table:table-cell>
          <table:table-cell office:value-type="float" office:value="1059.75" calcext:value-type="float">
            <text:p>1059.75</text:p>
          </table:table-cell>
          <table:table-cell office:value-type="float" office:value="1377.25" calcext:value-type="float">
            <text:p>1377.25</text:p>
          </table:table-cell>
          <table:table-cell office:value-type="float" office:value="1463.5" calcext:value-type="float">
            <text:p>1463.5</text:p>
          </table:table-cell>
          <table:table-cell table:number-columns-repeated="2"/>
          <table:table-cell table:formula="of:=AVERAGE([.A180:.E180])" office:value-type="float" office:value="1104.1" calcext:value-type="float">
            <text:p>1104.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21.25" calcext:value-type="float">
            <text:p>921.25</text:p>
          </table:table-cell>
          <table:table-cell office:value-type="float" office:value="1074.75" calcext:value-type="float">
            <text:p>1074.75</text:p>
          </table:table-cell>
          <table:table-cell office:value-type="float" office:value="1140.25" calcext:value-type="float">
            <text:p>1140.25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table:formula="of:=AVERAGE([.A181:.E181])" office:value-type="float" office:value="1007.65" calcext:value-type="float">
            <text:p>1007.65</text:p>
          </table:table-cell>
        </table:table-row>
        <table:table-row table:style-name="ro1">
          <table:table-cell office:value-type="float" office:value="864.75" calcext:value-type="float">
            <text:p>864.75</text:p>
          </table:table-cell>
          <table:table-cell office:value-type="float" office:value="842" calcext:value-type="float">
            <text:p>842</text:p>
          </table:table-cell>
          <table:table-cell office:value-type="float" office:value="1337.25" calcext:value-type="float">
            <text:p>1337.25</text:p>
          </table:table-cell>
          <table:table-cell office:value-type="float" office:value="1108.5" calcext:value-type="float">
            <text:p>1108.5</text:p>
          </table:table-cell>
          <table:table-cell office:value-type="float" office:value="1297.25" calcext:value-type="float">
            <text:p>1297.25</text:p>
          </table:table-cell>
          <table:table-cell table:number-columns-repeated="2"/>
          <table:table-cell table:formula="of:=AVERAGE([.A182:.E182])" office:value-type="float" office:value="1089.95" calcext:value-type="float">
            <text:p>1089.95</text:p>
          </table:table-cell>
        </table:table-row>
        <table:table-row table:style-name="ro1">
          <table:table-cell office:value-type="float" office:value="862.25" calcext:value-type="float">
            <text:p>862.25</text:p>
          </table:table-cell>
          <table:table-cell office:value-type="float" office:value="844.75" calcext:value-type="float">
            <text:p>844.75</text:p>
          </table:table-cell>
          <table:table-cell office:value-type="float" office:value="1057.25" calcext:value-type="float">
            <text:p>1057.25</text:p>
          </table:table-cell>
          <table:table-cell office:value-type="float" office:value="1064.75" calcext:value-type="float">
            <text:p>1064.75</text:p>
          </table:table-cell>
          <table:table-cell office:value-type="float" office:value="1421" calcext:value-type="float">
            <text:p>1421</text:p>
          </table:table-cell>
          <table:table-cell table:number-columns-repeated="2"/>
          <table:table-cell table:formula="of:=AVERAGE([.A183:.E183])"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90" calcext:value-type="float">
            <text:p>890</text:p>
          </table:table-cell>
          <table:table-cell office:value-type="float" office:value="1074.75" calcext:value-type="float">
            <text:p>1074.75</text:p>
          </table:table-cell>
          <table:table-cell office:value-type="float" office:value="1433.5" calcext:value-type="float">
            <text:p>1433.5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table:formula="of:=AVERAGE([.A184:.E184])" office:value-type="float" office:value="1129.05" calcext:value-type="float">
            <text:p>1129.05</text:p>
          </table:table-cell>
        </table:table-row>
        <table:table-row table:style-name="ro1">
          <table:table-cell office:value-type="float" office:value="649.75" calcext:value-type="float">
            <text:p>649.75</text:p>
          </table:table-cell>
          <table:table-cell office:value-type="float" office:value="844.75" calcext:value-type="float">
            <text:p>844.75</text:p>
          </table:table-cell>
          <table:table-cell office:value-type="float" office:value="1261" calcext:value-type="float">
            <text:p>1261</text:p>
          </table:table-cell>
          <table:table-cell office:value-type="float" office:value="1402.25" calcext:value-type="float">
            <text:p>1402.25</text:p>
          </table:table-cell>
          <table:table-cell office:value-type="float" office:value="1211" calcext:value-type="float">
            <text:p>1211</text:p>
          </table:table-cell>
          <table:table-cell table:number-columns-repeated="2"/>
          <table:table-cell table:formula="of:=AVERAGE([.A185:.E185])" office:value-type="float" office:value="1073.75" calcext:value-type="float">
            <text:p>1073.75</text:p>
          </table:table-cell>
        </table:table-row>
        <table:table-row table:style-name="ro1">
          <table:table-cell office:value-type="float" office:value="643.75" calcext:value-type="float">
            <text:p>643.75</text:p>
          </table:table-cell>
          <table:table-cell office:value-type="float" office:value="844.75" calcext:value-type="float">
            <text:p>844.75</text:p>
          </table:table-cell>
          <table:table-cell office:value-type="float" office:value="1106" calcext:value-type="float">
            <text:p>1106</text:p>
          </table:table-cell>
          <table:table-cell office:value-type="float" office:value="1202.25" calcext:value-type="float">
            <text:p>1202.25</text:p>
          </table:table-cell>
          <table:table-cell office:value-type="float" office:value="1543.5" calcext:value-type="float">
            <text:p>1543.5</text:p>
          </table:table-cell>
          <table:table-cell table:number-columns-repeated="2"/>
          <table:table-cell table:formula="of:=AVERAGE([.A186:.E186])" office:value-type="float" office:value="1068.05" calcext:value-type="float">
            <text:p>1068.05</text:p>
          </table:table-cell>
        </table:table-row>
        <table:table-row table:style-name="ro1">
          <table:table-cell office:value-type="float" office:value="722.25" calcext:value-type="float">
            <text:p>722.25</text:p>
          </table:table-cell>
          <table:table-cell office:value-type="float" office:value="841.5" calcext:value-type="float">
            <text:p>841.5</text:p>
          </table:table-cell>
          <table:table-cell office:value-type="float" office:value="872.25" calcext:value-type="float">
            <text:p>872.25</text:p>
          </table:table-cell>
          <table:table-cell office:value-type="float" office:value="1146" calcext:value-type="float">
            <text:p>11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A187:.E187])" office:value-type="float" office:value="987.6" calcext:value-type="float">
            <text:p>987.6</text:p>
          </table:table-cell>
        </table:table-row>
        <table:table-row table:style-name="ro1">
          <table:table-cell office:value-type="float" office:value="669.75" calcext:value-type="float">
            <text:p>669.75</text:p>
          </table:table-cell>
          <table:table-cell office:value-type="float" office:value="797.25" calcext:value-type="float">
            <text:p>797.25</text:p>
          </table:table-cell>
          <table:table-cell office:value-type="float" office:value="973" calcext:value-type="float">
            <text:p>973</text:p>
          </table:table-cell>
          <table:table-cell office:value-type="float" office:value="826.5" calcext:value-type="float">
            <text:p>826.5</text:p>
          </table:table-cell>
          <table:table-cell office:value-type="float" office:value="1286.25" calcext:value-type="float">
            <text:p>1286.25</text:p>
          </table:table-cell>
          <table:table-cell table:number-columns-repeated="2"/>
          <table:table-cell table:formula="of:=AVERAGE([.A188:.E188])" office:value-type="float" office:value="910.55" calcext:value-type="float">
            <text:p>910.55</text:p>
          </table:table-cell>
        </table:table-row>
        <table:table-row table:style-name="ro1">
          <table:table-cell office:value-type="float" office:value="649.75" calcext:value-type="float">
            <text:p>649.75</text:p>
          </table:table-cell>
          <table:table-cell office:value-type="float" office:value="907.25" calcext:value-type="float">
            <text:p>907.25</text:p>
          </table:table-cell>
          <table:table-cell office:value-type="float" office:value="943.5" calcext:value-type="float">
            <text:p>943.5</text:p>
          </table:table-cell>
          <table:table-cell office:value-type="float" office:value="1258.5" calcext:value-type="float">
            <text:p>1258.5</text:p>
          </table:table-cell>
          <table:table-cell office:value-type="float" office:value="1608.5" calcext:value-type="float">
            <text:p>1608.5</text:p>
          </table:table-cell>
          <table:table-cell table:number-columns-repeated="2"/>
          <table:table-cell table:formula="of:=AVERAGE([.A189:.E189])" office:value-type="float" office:value="1073.5" calcext:value-type="float">
            <text:p>1073.5</text:p>
          </table:table-cell>
        </table:table-row>
        <table:table-row table:style-name="ro1">
          <table:table-cell office:value-type="float" office:value="734.75" calcext:value-type="float">
            <text:p>734.75</text:p>
          </table:table-cell>
          <table:table-cell office:value-type="float" office:value="844.75" calcext:value-type="float">
            <text:p>844.75</text:p>
          </table:table-cell>
          <table:table-cell office:value-type="float" office:value="1239.75" calcext:value-type="float">
            <text:p>1239.75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1332.25" calcext:value-type="float">
            <text:p>1332.25</text:p>
          </table:table-cell>
          <table:table-cell table:number-columns-repeated="2"/>
          <table:table-cell table:formula="of:=AVERAGE([.A190:.E190])" office:value-type="float" office:value="1050.75" calcext:value-type="float">
            <text:p>1050.75</text:p>
          </table:table-cell>
        </table:table-row>
        <table:table-row table:style-name="ro1">
          <table:table-cell office:value-type="float" office:value="652.25" calcext:value-type="float">
            <text:p>652.25</text:p>
          </table:table-cell>
          <table:table-cell office:value-type="float" office:value="866.25" calcext:value-type="float">
            <text:p>866.25</text:p>
          </table:table-cell>
          <table:table-cell office:value-type="float" office:value="1146" calcext:value-type="float">
            <text:p>1146</text:p>
          </table:table-cell>
          <table:table-cell office:value-type="float" office:value="985.75" calcext:value-type="float">
            <text:p>985.75</text:p>
          </table:table-cell>
          <table:table-cell office:value-type="float" office:value="1199.75" calcext:value-type="float">
            <text:p>1199.75</text:p>
          </table:table-cell>
          <table:table-cell table:number-columns-repeated="2"/>
          <table:table-cell table:formula="of:=AVERAGE([.A191:.E191])"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41.75" calcext:value-type="float">
            <text:p>741.75</text:p>
          </table:table-cell>
          <table:table-cell office:value-type="float" office:value="862.75" calcext:value-type="float">
            <text:p>862.75</text:p>
          </table:table-cell>
          <table:table-cell office:value-type="float" office:value="1231.25" calcext:value-type="float">
            <text:p>1231.25</text:p>
          </table:table-cell>
          <table:table-cell office:value-type="float" office:value="1131" calcext:value-type="float">
            <text:p>1131</text:p>
          </table:table-cell>
          <table:table-cell office:value-type="float" office:value="1377.25" calcext:value-type="float">
            <text:p>1377.25</text:p>
          </table:table-cell>
          <table:table-cell table:number-columns-repeated="2"/>
          <table:table-cell table:formula="of:=AVERAGE([.A192:.E192])" office:value-type="float" office:value="1068.8" calcext:value-type="float">
            <text:p>1068.8</text:p>
          </table:table-cell>
        </table:table-row>
        <table:table-row table:style-name="ro1">
          <table:table-cell office:value-type="float" office:value="643.5" calcext:value-type="float">
            <text:p>643.5</text:p>
          </table:table-cell>
          <table:table-cell office:value-type="float" office:value="813.5" calcext:value-type="float">
            <text:p>813.5</text:p>
          </table:table-cell>
          <table:table-cell office:value-type="float" office:value="1468.5" calcext:value-type="float">
            <text:p>1468.5</text:p>
          </table:table-cell>
          <table:table-cell office:value-type="float" office:value="1157.5" calcext:value-type="float">
            <text:p>1157.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table:formula="of:=AVERAGE([.A193:.E193])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844.75" calcext:value-type="float">
            <text:p>844.75</text:p>
          </table:table-cell>
          <table:table-cell office:value-type="float" office:value="1130.75" calcext:value-type="float">
            <text:p>1130.75</text:p>
          </table:table-cell>
          <table:table-cell office:value-type="float" office:value="1314.75" calcext:value-type="float">
            <text:p>1314.75</text:p>
          </table:table-cell>
          <table:table-cell office:value-type="float" office:value="1349.75" calcext:value-type="float">
            <text:p>1349.75</text:p>
          </table:table-cell>
          <table:table-cell table:number-columns-repeated="2"/>
          <table:table-cell table:formula="of:=AVERAGE([.A194:.E194])" office:value-type="float" office:value="1064.7" calcext:value-type="float">
            <text:p>1064.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44.75" calcext:value-type="float">
            <text:p>844.75</text:p>
          </table:table-cell>
          <table:table-cell office:value-type="float" office:value="1299.75" calcext:value-type="float">
            <text:p>1299.75</text:p>
          </table:table-cell>
          <table:table-cell office:value-type="float" office:value="1171" calcext:value-type="float">
            <text:p>1171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AVERAGE([.A195:.E195])" office:value-type="float" office:value="986.5" calcext:value-type="float">
            <text:p>986.5</text:p>
          </table:table-cell>
        </table:table-row>
        <table:table-row table:style-name="ro1">
          <table:table-cell office:value-type="float" office:value="714.75" calcext:value-type="float">
            <text:p>714.75</text:p>
          </table:table-cell>
          <table:table-cell office:value-type="float" office:value="907.25" calcext:value-type="float">
            <text:p>907.25</text:p>
          </table:table-cell>
          <table:table-cell office:value-type="float" office:value="1198.5" calcext:value-type="float">
            <text:p>1198.5</text:p>
          </table:table-cell>
          <table:table-cell office:value-type="float" office:value="1358.5" calcext:value-type="float">
            <text:p>1358.5</text:p>
          </table:table-cell>
          <table:table-cell office:value-type="float" office:value="1359.75" calcext:value-type="float">
            <text:p>1359.75</text:p>
          </table:table-cell>
          <table:table-cell table:number-columns-repeated="2"/>
          <table:table-cell table:formula="of:=AVERAGE([.A196:.E196])" office:value-type="float" office:value="1107.75" calcext:value-type="float">
            <text:p>1107.75</text:p>
          </table:table-cell>
        </table:table-row>
        <table:table-row table:style-name="ro1">
          <table:table-cell office:value-type="float" office:value="862.25" calcext:value-type="float">
            <text:p>862.25</text:p>
          </table:table-cell>
          <table:table-cell office:value-type="float" office:value="858.25" calcext:value-type="float">
            <text:p>858.25</text:p>
          </table:table-cell>
          <table:table-cell office:value-type="float" office:value="1183.5" calcext:value-type="float">
            <text:p>1183.5</text:p>
          </table:table-cell>
          <table:table-cell office:value-type="float" office:value="906" calcext:value-type="float">
            <text:p>906</text:p>
          </table:table-cell>
          <table:table-cell office:value-type="float" office:value="964.75" calcext:value-type="float">
            <text:p>964.75</text:p>
          </table:table-cell>
          <table:table-cell table:number-columns-repeated="2"/>
          <table:table-cell table:formula="of:=AVERAGE([.A197:.E197])" office:value-type="float" office:value="954.95" calcext:value-type="float">
            <text:p>954.95</text:p>
          </table:table-cell>
        </table:table-row>
        <table:table-row table:style-name="ro1">
          <table:table-cell office:value-type="float" office:value="922.25" calcext:value-type="float">
            <text:p>922.25</text:p>
          </table:table-cell>
          <table:table-cell office:value-type="float" office:value="866.25" calcext:value-type="float">
            <text:p>866.25</text:p>
          </table:table-cell>
          <table:table-cell office:value-type="float" office:value="1031" calcext:value-type="float">
            <text:p>1031</text:p>
          </table:table-cell>
          <table:table-cell office:value-type="float" office:value="931" calcext:value-type="float">
            <text:p>931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formula="of:=AVERAGE([.A198:.E198])" office:value-type="float" office:value="1041.5" calcext:value-type="float">
            <text:p>1041.5</text:p>
          </table:table-cell>
        </table:table-row>
        <table:table-row table:style-name="ro1">
          <table:table-cell office:value-type="float" office:value="738.5" calcext:value-type="float">
            <text:p>738.5</text:p>
          </table:table-cell>
          <table:table-cell office:value-type="float" office:value="892" calcext:value-type="float">
            <text:p>892</text:p>
          </table:table-cell>
          <table:table-cell office:value-type="float" office:value="1154.75" calcext:value-type="float">
            <text:p>1154.75</text:p>
          </table:table-cell>
          <table:table-cell office:value-type="float" office:value="1358.5" calcext:value-type="float">
            <text:p>1358.5</text:p>
          </table:table-cell>
          <table:table-cell office:value-type="float" office:value="1387.25" calcext:value-type="float">
            <text:p>1387.25</text:p>
          </table:table-cell>
          <table:table-cell table:number-columns-repeated="2"/>
          <table:table-cell table:formula="of:=AVERAGE([.A199:.E199])" office:value-type="float" office:value="1106.2" calcext:value-type="float">
            <text:p>1106.2</text:p>
          </table:table-cell>
        </table:table-row>
        <table:table-row table:style-name="ro1">
          <table:table-cell office:value-type="float" office:value="728.5" calcext:value-type="float">
            <text:p>728.5</text:p>
          </table:table-cell>
          <table:table-cell office:value-type="float" office:value="876" calcext:value-type="float">
            <text:p>876</text:p>
          </table:table-cell>
          <table:table-cell office:value-type="float" office:value="1383.5" calcext:value-type="float">
            <text:p>1383.5</text:p>
          </table:table-cell>
          <table:table-cell office:value-type="float" office:value="1123.5" calcext:value-type="float">
            <text:p>1123.5</text:p>
          </table:table-cell>
          <table:table-cell office:value-type="float" office:value="1319.75" calcext:value-type="float">
            <text:p>1319.75</text:p>
          </table:table-cell>
          <table:table-cell table:number-columns-repeated="2"/>
          <table:table-cell table:formula="of:=AVERAGE([.A200:.E200])" office:value-type="float" office:value="1086.25" calcext:value-type="float">
            <text:p>1086.25</text:p>
          </table:table-cell>
        </table:table-row>
        <table:table-row table:style-name="ro1">
          <table:table-cell office:value-type="float" office:value="744.75" calcext:value-type="float">
            <text:p>744.75</text:p>
          </table:table-cell>
          <table:table-cell office:value-type="float" office:value="862.25" calcext:value-type="float">
            <text:p>862.25</text:p>
          </table:table-cell>
          <table:table-cell office:value-type="float" office:value="1191.5" calcext:value-type="float">
            <text:p>1191.5</text:p>
          </table:table-cell>
          <table:table-cell office:value-type="float" office:value="1026" calcext:value-type="float">
            <text:p>1026</text:p>
          </table:table-cell>
          <table:table-cell office:value-type="float" office:value="818.25" calcext:value-type="float">
            <text:p>818.25</text:p>
          </table:table-cell>
          <table:table-cell table:number-columns-repeated="2"/>
          <table:table-cell table:formula="of:=AVERAGE([.A201:.E201])" office:value-type="float" office:value="928.55" calcext:value-type="float">
            <text:p>928.55</text:p>
          </table:table-cell>
        </table:table-row>
        <table:table-row table:style-name="ro1">
          <table:table-cell office:value-type="float" office:value="709.75" calcext:value-type="float">
            <text:p>709.75</text:p>
          </table:table-cell>
          <table:table-cell office:value-type="float" office:value="926" calcext:value-type="float">
            <text:p>926</text:p>
          </table:table-cell>
          <table:table-cell office:value-type="float" office:value="1006" calcext:value-type="float">
            <text:p>1006</text:p>
          </table:table-cell>
          <table:table-cell office:value-type="float" office:value="1496" calcext:value-type="float">
            <text:p>1496</text:p>
          </table:table-cell>
          <table:table-cell office:value-type="float" office:value="1111.5" calcext:value-type="float">
            <text:p>1111.5</text:p>
          </table:table-cell>
          <table:table-cell table:number-columns-repeated="2"/>
          <table:table-cell table:formula="of:=AVERAGE([.A202:.E202])" office:value-type="float" office:value="1049.85" calcext:value-type="float">
            <text:p>1049.85</text:p>
          </table:table-cell>
        </table:table-row>
        <table:table-row table:style-name="ro1">
          <table:table-cell office:value-type="float" office:value="802.25" calcext:value-type="float">
            <text:p>802.25</text:p>
          </table:table-cell>
          <table:table-cell office:value-type="float" office:value="932.25" calcext:value-type="float">
            <text:p>932.25</text:p>
          </table:table-cell>
          <table:table-cell office:value-type="float" office:value="1232.25" calcext:value-type="float">
            <text:p>1232.25</text:p>
          </table:table-cell>
          <table:table-cell office:value-type="float" office:value="835.25" calcext:value-type="float">
            <text:p>835.25</text:p>
          </table:table-cell>
          <table:table-cell office:value-type="float" office:value="1499.75" calcext:value-type="float">
            <text:p>1499.75</text:p>
          </table:table-cell>
          <table:table-cell table:number-columns-repeated="2"/>
          <table:table-cell table:formula="of:=AVERAGE([.A203:.E203])" office:value-type="float" office:value="1060.35" calcext:value-type="float">
            <text:p>1060.35</text:p>
          </table:table-cell>
        </table:table-row>
        <table:table-row table:style-name="ro1">
          <table:table-cell office:value-type="float" office:value="667.25" calcext:value-type="float">
            <text:p>667.25</text:p>
          </table:table-cell>
          <table:table-cell office:value-type="float" office:value="841.5" calcext:value-type="float">
            <text:p>841.5</text:p>
          </table:table-cell>
          <table:table-cell office:value-type="float" office:value="1308.5" calcext:value-type="float">
            <text:p>1308.5</text:p>
          </table:table-cell>
          <table:table-cell office:value-type="float" office:value="648.5" calcext:value-type="float">
            <text:p>648.5</text:p>
          </table:table-cell>
          <table:table-cell office:value-type="float" office:value="1283.5" calcext:value-type="float">
            <text:p>1283.5</text:p>
          </table:table-cell>
          <table:table-cell table:number-columns-repeated="2"/>
          <table:table-cell table:formula="of:=AVERAGE([.A204:.E204])" office:value-type="float" office:value="949.85" calcext:value-type="float">
            <text:p>949.85</text:p>
          </table:table-cell>
        </table:table-row>
        <table:table-row table:style-name="ro1">
          <table:table-cell office:value-type="float" office:value="833.5" calcext:value-type="float">
            <text:p>833.5</text:p>
          </table:table-cell>
          <table:table-cell office:value-type="float" office:value="884.75" calcext:value-type="float">
            <text:p>884.75</text:p>
          </table:table-cell>
          <table:table-cell office:value-type="float" office:value="1198" calcext:value-type="float">
            <text:p>1198</text:p>
          </table:table-cell>
          <table:table-cell office:value-type="float" office:value="1227.25" calcext:value-type="float">
            <text:p>1227.25</text:p>
          </table:table-cell>
          <table:table-cell office:value-type="float" office:value="1122.75" calcext:value-type="float">
            <text:p>1122.75</text:p>
          </table:table-cell>
          <table:table-cell table:number-columns-repeated="2"/>
          <table:table-cell table:formula="of:=AVERAGE([.A205:.E205])" office:value-type="float" office:value="1053.25" calcext:value-type="float">
            <text:p>1053.25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844.75" calcext:value-type="float">
            <text:p>844.75</text:p>
          </table:table-cell>
          <table:table-cell office:value-type="float" office:value="996" calcext:value-type="float">
            <text:p>996</text:p>
          </table:table-cell>
          <table:table-cell office:value-type="float" office:value="881.25" calcext:value-type="float">
            <text:p>881.25</text:p>
          </table:table-cell>
          <table:table-cell office:value-type="float" office:value="1268.5" calcext:value-type="float">
            <text:p>1268.5</text:p>
          </table:table-cell>
          <table:table-cell table:number-columns-repeated="2"/>
          <table:table-cell table:formula="of:=AVERAGE([.A206:.E206])" office:value-type="float" office:value="934.8" calcext:value-type="float">
            <text:p>934.8</text:p>
          </table:table-cell>
        </table:table-row>
        <table:table-row table:style-name="ro1">
          <table:table-cell office:value-type="float" office:value="803.5" calcext:value-type="float">
            <text:p>803.5</text:p>
          </table:table-cell>
          <table:table-cell office:value-type="float" office:value="857.75" calcext:value-type="float">
            <text:p>857.75</text:p>
          </table:table-cell>
          <table:table-cell office:value-type="float" office:value="1314.75" calcext:value-type="float">
            <text:p>1314.75</text:p>
          </table:table-cell>
          <table:table-cell office:value-type="float" office:value="1271" calcext:value-type="float">
            <text:p>1271</text:p>
          </table:table-cell>
          <table:table-cell office:value-type="float" office:value="1359.75" calcext:value-type="float">
            <text:p>1359.75</text:p>
          </table:table-cell>
          <table:table-cell table:number-columns-repeated="2"/>
          <table:table-cell table:formula="of:=AVERAGE([.A207:.E207])" office:value-type="float" office:value="1121.35" calcext:value-type="float">
            <text:p>1121.35</text:p>
          </table:table-cell>
        </table:table-row>
        <table:table-row table:style-name="ro1">
          <table:table-cell office:value-type="float" office:value="804.75" calcext:value-type="float">
            <text:p>804.75</text:p>
          </table:table-cell>
          <table:table-cell office:value-type="float" office:value="876" calcext:value-type="float">
            <text:p>876</text:p>
          </table:table-cell>
          <table:table-cell office:value-type="float" office:value="1299" calcext:value-type="float">
            <text:p>1299</text:p>
          </table:table-cell>
          <table:table-cell office:value-type="float" office:value="1244.75" calcext:value-type="float">
            <text:p>1244.75</text:p>
          </table:table-cell>
          <table:table-cell office:value-type="float" office:value="1388.5" calcext:value-type="float">
            <text:p>1388.5</text:p>
          </table:table-cell>
          <table:table-cell table:number-columns-repeated="2"/>
          <table:table-cell table:formula="of:=AVERAGE([.A208:.E208])" office:value-type="float" office:value="1122.6" calcext:value-type="float">
            <text:p>1122.6</text:p>
          </table:table-cell>
        </table:table-row>
        <table:table-row table:style-name="ro1">
          <table:table-cell office:value-type="float" office:value="802.25" calcext:value-type="float">
            <text:p>802.25</text:p>
          </table:table-cell>
          <table:table-cell office:value-type="float" office:value="813.5" calcext:value-type="float">
            <text:p>813.5</text:p>
          </table:table-cell>
          <table:table-cell office:value-type="float" office:value="1213.5" calcext:value-type="float">
            <text:p>1213.5</text:p>
          </table:table-cell>
          <table:table-cell office:value-type="float" office:value="1212.25" calcext:value-type="float">
            <text:p>1212.25</text:p>
          </table:table-cell>
          <table:table-cell office:value-type="float" office:value="1095.75" calcext:value-type="float">
            <text:p>1095.75</text:p>
          </table:table-cell>
          <table:table-cell table:number-columns-repeated="2"/>
          <table:table-cell table:formula="of:=AVERAGE([.A209:.E209])" office:value-type="float" office:value="1027.45" calcext:value-type="float">
            <text:p>1027.45</text:p>
          </table:table-cell>
        </table:table-row>
        <table:table-row table:style-name="ro1">
          <table:table-cell office:value-type="float" office:value="772.25" calcext:value-type="float">
            <text:p>772.25</text:p>
          </table:table-cell>
          <table:table-cell office:value-type="float" office:value="891" calcext:value-type="float">
            <text:p>891</text:p>
          </table:table-cell>
          <table:table-cell office:value-type="float" office:value="1267.75" calcext:value-type="float">
            <text:p>1267.75</text:p>
          </table:table-cell>
          <table:table-cell office:value-type="float" office:value="1237.5" calcext:value-type="float">
            <text:p>1237.5</text:p>
          </table:table-cell>
          <table:table-cell office:value-type="float" office:value="1111.5" calcext:value-type="float">
            <text:p>1111.5</text:p>
          </table:table-cell>
          <table:table-cell table:number-columns-repeated="2"/>
          <table:table-cell table:formula="of:=AVERAGE([.A210:.E210])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768.25" calcext:value-type="float">
            <text:p>768.25</text:p>
          </table:table-cell>
          <table:table-cell office:value-type="float" office:value="862.5" calcext:value-type="float">
            <text:p>862.5</text:p>
          </table:table-cell>
          <table:table-cell office:value-type="float" office:value="1439.75" calcext:value-type="float">
            <text:p>1439.75</text:p>
          </table:table-cell>
          <table:table-cell office:value-type="float" office:value="1079.25" calcext:value-type="float">
            <text:p>1079.25</text:p>
          </table:table-cell>
          <table:table-cell office:value-type="float" office:value="1362.25" calcext:value-type="float">
            <text:p>1362.25</text:p>
          </table:table-cell>
          <table:table-cell table:number-columns-repeated="2"/>
          <table:table-cell table:formula="of:=AVERAGE([.A211:.E211])" office:value-type="float" office:value="1102.4" calcext:value-type="float">
            <text:p>1102.4</text:p>
          </table:table-cell>
        </table:table-row>
        <table:table-row table:style-name="ro1">
          <table:table-cell office:value-type="float" office:value="772.25" calcext:value-type="float">
            <text:p>772.25</text:p>
          </table:table-cell>
          <table:table-cell office:value-type="float" office:value="938.5" calcext:value-type="float">
            <text:p>938.5</text:p>
          </table:table-cell>
          <table:table-cell office:value-type="float" office:value="1208.25" calcext:value-type="float">
            <text:p>1208.25</text:p>
          </table:table-cell>
          <table:table-cell office:value-type="float" office:value="1339.75" calcext:value-type="float">
            <text:p>1339.75</text:p>
          </table:table-cell>
          <table:table-cell office:value-type="float" office:value="1302.25" calcext:value-type="float">
            <text:p>1302.25</text:p>
          </table:table-cell>
          <table:table-cell table:number-columns-repeated="2"/>
          <table:table-cell table:formula="of:=AVERAGE([.A212:.E212])" office:value-type="float" office:value="1112.2" calcext:value-type="float">
            <text:p>1112.2</text:p>
          </table:table-cell>
        </table:table-row>
        <table:table-row table:style-name="ro1">
          <table:table-cell office:value-type="float" office:value="739.75" calcext:value-type="float">
            <text:p>739.75</text:p>
          </table:table-cell>
          <table:table-cell office:value-type="float" office:value="876" calcext:value-type="float">
            <text:p>876</text:p>
          </table:table-cell>
          <table:table-cell office:value-type="float" office:value="1257.75" calcext:value-type="float">
            <text:p>1257.75</text:p>
          </table:table-cell>
          <table:table-cell office:value-type="float" office:value="1221" calcext:value-type="float">
            <text:p>1221</text:p>
          </table:table-cell>
          <table:table-cell office:value-type="float" office:value="1409.75" calcext:value-type="float">
            <text:p>1409.75</text:p>
          </table:table-cell>
          <table:table-cell table:number-columns-repeated="2"/>
          <table:table-cell table:formula="of:=AVERAGE([.A213:.E213])" office:value-type="float" office:value="1100.85" calcext:value-type="float">
            <text:p>1100.85</text:p>
          </table:table-cell>
        </table:table-row>
        <table:table-row table:style-name="ro1">
          <table:table-cell office:value-type="float" office:value="772.25" calcext:value-type="float">
            <text:p>772.25</text:p>
          </table:table-cell>
          <table:table-cell office:value-type="float" office:value="876" calcext:value-type="float">
            <text:p>876</text:p>
          </table:table-cell>
          <table:table-cell office:value-type="float" office:value="1314.75" calcext:value-type="float">
            <text:p>1314.75</text:p>
          </table:table-cell>
          <table:table-cell office:value-type="float" office:value="1333.5" calcext:value-type="float">
            <text:p>1333.5</text:p>
          </table:table-cell>
          <table:table-cell office:value-type="float" office:value="1466" calcext:value-type="float">
            <text:p>1466</text:p>
          </table:table-cell>
          <table:table-cell table:number-columns-repeated="2"/>
          <table:table-cell table:formula="of:=AVERAGE([.A214:.E214])" office:value-type="float" office:value="1152.5" calcext:value-type="float">
            <text:p>1152.5</text:p>
          </table:table-cell>
        </table:table-row>
        <table:table-row table:style-name="ro1">
          <table:table-cell office:value-type="float" office:value="759.75" calcext:value-type="float">
            <text:p>759.75</text:p>
          </table:table-cell>
          <table:table-cell office:value-type="float" office:value="901" calcext:value-type="float">
            <text:p>901</text:p>
          </table:table-cell>
          <table:table-cell office:value-type="float" office:value="1194.25" calcext:value-type="float">
            <text:p>1194.25</text:p>
          </table:table-cell>
          <table:table-cell office:value-type="float" office:value="1148.5" calcext:value-type="float">
            <text:p>1148.5</text:p>
          </table:table-cell>
          <table:table-cell office:value-type="float" office:value="1599.75" calcext:value-type="float">
            <text:p>1599.75</text:p>
          </table:table-cell>
          <table:table-cell table:number-columns-repeated="2"/>
          <table:table-cell table:formula="of:=AVERAGE([.A215:.E215])" office:value-type="float" office:value="1120.65" calcext:value-type="float">
            <text:p>1120.6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59.25" calcext:value-type="float">
            <text:p>859.25</text:p>
          </table:table-cell>
          <table:table-cell office:value-type="float" office:value="1146" calcext:value-type="float">
            <text:p>1146</text:p>
          </table:table-cell>
          <table:table-cell office:value-type="float" office:value="1283.5" calcext:value-type="float">
            <text:p>1283.5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table:formula="of:=AVERAGE([.A216:.E216])" office:value-type="float" office:value="1104.15" calcext:value-type="float">
            <text:p>1104.15</text:p>
          </table:table-cell>
        </table:table-row>
        <table:table-row table:style-name="ro1">
          <table:table-cell office:value-type="float" office:value="739.75" calcext:value-type="float">
            <text:p>739.75</text:p>
          </table:table-cell>
          <table:table-cell office:value-type="float" office:value="876" calcext:value-type="float">
            <text:p>876</text:p>
          </table:table-cell>
          <table:table-cell office:value-type="float" office:value="1103.5" calcext:value-type="float">
            <text:p>1103.5</text:p>
          </table:table-cell>
          <table:table-cell office:value-type="float" office:value="1214.75" calcext:value-type="float">
            <text:p>1214.75</text:p>
          </table:table-cell>
          <table:table-cell office:value-type="float" office:value="1107.25" calcext:value-type="float">
            <text:p>1107.25</text:p>
          </table:table-cell>
          <table:table-cell table:number-columns-repeated="2"/>
          <table:table-cell table:formula="of:=AVERAGE([.A217:.E217])" office:value-type="float" office:value="1008.25" calcext:value-type="float">
            <text:p>1008.25</text:p>
          </table:table-cell>
        </table:table-row>
        <table:table-row table:style-name="ro1">
          <table:table-cell office:value-type="float" office:value="861.75" calcext:value-type="float">
            <text:p>861.75</text:p>
          </table:table-cell>
          <table:table-cell office:value-type="float" office:value="873.25" calcext:value-type="float">
            <text:p>873.25</text:p>
          </table:table-cell>
          <table:table-cell office:value-type="float" office:value="1283.5" calcext:value-type="float">
            <text:p>1283.5</text:p>
          </table:table-cell>
          <table:table-cell office:value-type="float" office:value="1227.25" calcext:value-type="float">
            <text:p>1227.25</text:p>
          </table:table-cell>
          <table:table-cell office:value-type="float" office:value="1263.5" calcext:value-type="float">
            <text:p>1263.5</text:p>
          </table:table-cell>
          <table:table-cell table:number-columns-repeated="2"/>
          <table:table-cell table:formula="of:=AVERAGE([.A218:.E218])" office:value-type="float" office:value="1101.85" calcext:value-type="float">
            <text:p>1101.8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98.5" calcext:value-type="float">
            <text:p>898.5</text:p>
          </table:table-cell>
          <table:table-cell office:value-type="float" office:value="1289.75" calcext:value-type="float">
            <text:p>1289.75</text:p>
          </table:table-cell>
          <table:table-cell office:value-type="float" office:value="1111" calcext:value-type="float">
            <text:p>1111</text:p>
          </table:table-cell>
          <table:table-cell office:value-type="float" office:value="1262.25" calcext:value-type="float">
            <text:p>1262.25</text:p>
          </table:table-cell>
          <table:table-cell table:number-columns-repeated="2"/>
          <table:table-cell table:formula="of:=AVERAGE([.A219:.E219])" office:value-type="float" office:value="1056.9" calcext:value-type="float">
            <text:p>1056.9</text:p>
          </table:table-cell>
        </table:table-row>
        <table:table-row table:style-name="ro1">
          <table:table-cell office:value-type="float" office:value="759.5" calcext:value-type="float">
            <text:p>759.5</text:p>
          </table:table-cell>
          <table:table-cell office:value-type="float" office:value="902.25" calcext:value-type="float">
            <text:p>902.25</text:p>
          </table:table-cell>
          <table:table-cell office:value-type="float" office:value="1332.25" calcext:value-type="float">
            <text:p>1332.25</text:p>
          </table:table-cell>
          <table:table-cell office:value-type="float" office:value="1377.25" calcext:value-type="float">
            <text:p>1377.25</text:p>
          </table:table-cell>
          <table:table-cell office:value-type="float" office:value="1277.25" calcext:value-type="float">
            <text:p>1277.25</text:p>
          </table:table-cell>
          <table:table-cell table:number-columns-repeated="2"/>
          <table:table-cell table:formula="of:=AVERAGE([.A220:.E220])" office:value-type="float" office:value="1129.7" calcext:value-type="float">
            <text:p>1129.7</text:p>
          </table:table-cell>
        </table:table-row>
        <table:table-row table:style-name="ro1">
          <table:table-cell office:value-type="float" office:value="769.75" calcext:value-type="float">
            <text:p>769.75</text:p>
          </table:table-cell>
          <table:table-cell office:value-type="float" office:value="876" calcext:value-type="float">
            <text:p>876</text:p>
          </table:table-cell>
          <table:table-cell office:value-type="float" office:value="1209.75" calcext:value-type="float">
            <text:p>1209.75</text:p>
          </table:table-cell>
          <table:table-cell office:value-type="float" office:value="1104" calcext:value-type="float">
            <text:p>1104</text:p>
          </table:table-cell>
          <table:table-cell office:value-type="float" office:value="1428.5" calcext:value-type="float">
            <text:p>1428.5</text:p>
          </table:table-cell>
          <table:table-cell table:number-columns-repeated="2"/>
          <table:table-cell table:formula="of:=AVERAGE([.A221:.E221])" office:value-type="float" office:value="1077.6" calcext:value-type="float">
            <text:p>1077.6</text:p>
          </table:table-cell>
        </table:table-row>
        <table:table-row table:style-name="ro1">
          <table:table-cell office:value-type="float" office:value="908.5" calcext:value-type="float">
            <text:p>908.5</text:p>
          </table:table-cell>
          <table:table-cell office:value-type="float" office:value="876" calcext:value-type="float">
            <text:p>876</text:p>
          </table:table-cell>
          <table:table-cell office:value-type="float" office:value="1253.25" calcext:value-type="float">
            <text:p>1253.25</text:p>
          </table:table-cell>
          <table:table-cell office:value-type="float" office:value="1427.25" calcext:value-type="float">
            <text:p>1427.25</text:p>
          </table:table-cell>
          <table:table-cell office:value-type="float" office:value="1189.75" calcext:value-type="float">
            <text:p>1189.75</text:p>
          </table:table-cell>
          <table:table-cell table:number-columns-repeated="2"/>
          <table:table-cell table:formula="of:=AVERAGE([.A222:.E222])" office:value-type="float" office:value="1130.95" calcext:value-type="float">
            <text:p>1130.95</text:p>
          </table:table-cell>
        </table:table-row>
        <table:table-row table:style-name="ro1">
          <table:table-cell office:value-type="float" office:value="752.25" calcext:value-type="float">
            <text:p>752.25</text:p>
          </table:table-cell>
          <table:table-cell office:value-type="float" office:value="835.5" calcext:value-type="float">
            <text:p>835.5</text:p>
          </table:table-cell>
          <table:table-cell office:value-type="float" office:value="1128.5" calcext:value-type="float">
            <text:p>1128.5</text:p>
          </table:table-cell>
          <table:table-cell office:value-type="float" office:value="1114" calcext:value-type="float">
            <text:p>1114</text:p>
          </table:table-cell>
          <table:table-cell office:value-type="float" office:value="1199.75" calcext:value-type="float">
            <text:p>1199.75</text:p>
          </table:table-cell>
          <table:table-cell table:number-columns-repeated="2"/>
          <table:table-cell table:formula="of:=AVERAGE([.A223:.E223])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76" calcext:value-type="float">
            <text:p>876</text:p>
          </table:table-cell>
          <table:table-cell office:value-type="float" office:value="1275.25" calcext:value-type="float">
            <text:p>1275.25</text:p>
          </table:table-cell>
          <table:table-cell office:value-type="float" office:value="1112.25" calcext:value-type="float">
            <text:p>1112.25</text:p>
          </table:table-cell>
          <table:table-cell office:value-type="float" office:value="1404.75" calcext:value-type="float">
            <text:p>1404.75</text:p>
          </table:table-cell>
          <table:table-cell table:number-columns-repeated="2"/>
          <table:table-cell table:formula="of:=AVERAGE([.A224:.E224])" office:value-type="float" office:value="1081.85" calcext:value-type="float">
            <text:p>1081.85</text:p>
          </table:table-cell>
        </table:table-row>
        <table:table-row table:style-name="ro1">
          <table:table-cell office:value-type="float" office:value="861.5" calcext:value-type="float">
            <text:p>861.5</text:p>
          </table:table-cell>
          <table:table-cell office:value-type="float" office:value="836" calcext:value-type="float">
            <text:p>836</text:p>
          </table:table-cell>
          <table:table-cell office:value-type="float" office:value="1117.25" calcext:value-type="float">
            <text:p>1117.25</text:p>
          </table:table-cell>
          <table:table-cell office:value-type="float" office:value="924.75" calcext:value-type="float">
            <text:p>924.75</text:p>
          </table:table-cell>
          <table:table-cell office:value-type="float" office:value="1372.25" calcext:value-type="float">
            <text:p>1372.25</text:p>
          </table:table-cell>
          <table:table-cell table:number-columns-repeated="2"/>
          <table:table-cell table:formula="of:=AVERAGE([.A225:.E225])" office:value-type="float" office:value="1022.35" calcext:value-type="float">
            <text:p>1022.35</text:p>
          </table:table-cell>
        </table:table-row>
        <table:table-row table:style-name="ro1">
          <table:table-cell office:value-type="float" office:value="747.75" calcext:value-type="float">
            <text:p>747.75</text:p>
          </table:table-cell>
          <table:table-cell office:value-type="float" office:value="876" calcext:value-type="float">
            <text:p>876</text:p>
          </table:table-cell>
          <table:table-cell office:value-type="float" office:value="847.25" calcext:value-type="float">
            <text:p>847.25</text:p>
          </table:table-cell>
          <table:table-cell office:value-type="float" office:value="797" calcext:value-type="float">
            <text:p>797</text:p>
          </table:table-cell>
          <table:table-cell office:value-type="float" office:value="1389.25" calcext:value-type="float">
            <text:p>1389.25</text:p>
          </table:table-cell>
          <table:table-cell table:number-columns-repeated="2"/>
          <table:table-cell table:formula="of:=AVERAGE([.A226:.E226])" office:value-type="float" office:value="931.45" calcext:value-type="float">
            <text:p>931.45</text:p>
          </table:table-cell>
        </table:table-row>
        <table:table-row table:style-name="ro1">
          <table:table-cell office:value-type="float" office:value="864.75" calcext:value-type="float">
            <text:p>864.75</text:p>
          </table:table-cell>
          <table:table-cell office:value-type="float" office:value="858.75" calcext:value-type="float">
            <text:p>858.75</text:p>
          </table:table-cell>
          <table:table-cell office:value-type="float" office:value="1198.5" calcext:value-type="float">
            <text:p>1198.5</text:p>
          </table:table-cell>
          <table:table-cell office:value-type="float" office:value="805" calcext:value-type="float">
            <text:p>805</text:p>
          </table:table-cell>
          <table:table-cell office:value-type="float" office:value="1496" calcext:value-type="float">
            <text:p>1496</text:p>
          </table:table-cell>
          <table:table-cell table:number-columns-repeated="2"/>
          <table:table-cell table:formula="of:=AVERAGE([.A227:.E227])" office:value-type="float" office:value="1044.6" calcext:value-type="float">
            <text:p>1044.6</text:p>
          </table:table-cell>
        </table:table-row>
        <table:table-row table:style-name="ro1">
          <table:table-cell office:value-type="float" office:value="693.5" calcext:value-type="float">
            <text:p>693.5</text:p>
          </table:table-cell>
          <table:table-cell office:value-type="float" office:value="876" calcext:value-type="float">
            <text:p>876</text:p>
          </table:table-cell>
          <table:table-cell office:value-type="float" office:value="988" calcext:value-type="float">
            <text:p>988</text:p>
          </table:table-cell>
          <table:table-cell office:value-type="float" office:value="820" calcext:value-type="float">
            <text:p>820</text:p>
          </table:table-cell>
          <table:table-cell office:value-type="float" office:value="1118.5" calcext:value-type="float">
            <text:p>1118.5</text:p>
          </table:table-cell>
          <table:table-cell table:number-columns-repeated="2"/>
          <table:table-cell table:formula="of:=AVERAGE([.A228:.E228])" office:value-type="float" office:value="899.2" calcext:value-type="float">
            <text:p>899.2</text:p>
          </table:table-cell>
        </table:table-row>
        <table:table-row table:style-name="ro1">
          <table:table-cell office:value-type="float" office:value="850.75" calcext:value-type="float">
            <text:p>850.75</text:p>
          </table:table-cell>
          <table:table-cell office:value-type="float" office:value="876" calcext:value-type="float">
            <text:p>876</text:p>
          </table:table-cell>
          <table:table-cell office:value-type="float" office:value="1332.25" calcext:value-type="float">
            <text:p>1332.25</text:p>
          </table:table-cell>
          <table:table-cell office:value-type="float" office:value="1314.5" calcext:value-type="float">
            <text:p>1314.5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229:.E229])" office:value-type="float" office:value="1162.15" calcext:value-type="float">
            <text:p>1162.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00.75" calcext:value-type="float">
            <text:p>800.75</text:p>
          </table:table-cell>
          <table:table-cell office:value-type="float" office:value="1094.25" calcext:value-type="float">
            <text:p>1094.25</text:p>
          </table:table-cell>
          <table:table-cell office:value-type="float" office:value="1263" calcext:value-type="float">
            <text:p>1263</text:p>
          </table:table-cell>
          <table:table-cell office:value-type="float" office:value="1250.75" calcext:value-type="float">
            <text:p>1250.75</text:p>
          </table:table-cell>
          <table:table-cell table:number-columns-repeated="2"/>
          <table:table-cell table:formula="of:=AVERAGE([.A230:.E230])" office:value-type="float" office:value="1029.95" calcext:value-type="float">
            <text:p>1029.9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13.5" calcext:value-type="float">
            <text:p>813.5</text:p>
          </table:table-cell>
          <table:table-cell office:value-type="float" office:value="908.25" calcext:value-type="float">
            <text:p>908.25</text:p>
          </table:table-cell>
          <table:table-cell office:value-type="float" office:value="1173.5" calcext:value-type="float">
            <text:p>1173.5</text:p>
          </table:table-cell>
          <table:table-cell office:value-type="float" office:value="1568.5" calcext:value-type="float">
            <text:p>1568.5</text:p>
          </table:table-cell>
          <table:table-cell table:number-columns-repeated="2"/>
          <table:table-cell table:formula="of:=AVERAGE([.A231:.E231])" office:value-type="float" office:value="1025.55" calcext:value-type="float">
            <text:p>1025.55</text:p>
          </table:table-cell>
        </table:table-row>
      </table:table>
      <table:table table:name="random_32" table:style-name="ta1">
        <table:shapes>
          <draw:frame draw:z-index="0" draw:style-name="gr1" draw:text-style-name="P1" svg:width="15.999cm" svg:height="8.999cm" svg:x="25.546cm" svg:y="0.604cm">
            <draw:object draw:notify-on-update-of-ranges="random_32.H1:random_32.H1 random_32.H2:random_32.H23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</table:table-row>
        <table:table-row table:style-name="ro1">
          <table:table-cell office:value-type="float" office:value="630.25" calcext:value-type="float">
            <text:p>630.25</text:p>
          </table:table-cell>
          <table:table-cell office:value-type="float" office:value="483.5" calcext:value-type="float">
            <text:p>483.5</text:p>
          </table:table-cell>
          <table:table-cell office:value-type="float" office:value="491" calcext:value-type="float">
            <text:p>491</text:p>
          </table:table-cell>
          <table:table-cell office:value-type="float" office:value="656" calcext:value-type="float">
            <text:p>656</text:p>
          </table:table-cell>
          <table:table-cell office:value-type="float" office:value="639.75" calcext:value-type="float">
            <text:p>639.75</text:p>
          </table:table-cell>
          <table:table-cell table:number-columns-repeated="2"/>
          <table:table-cell table:formula="of:=AVERAGE([.A2:.E2])" office:value-type="float" office:value="580.1" calcext:value-type="float">
            <text:p>580.1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451.75" calcext:value-type="float">
            <text:p>451.75</text:p>
          </table:table-cell>
          <table:table-cell office:value-type="float" office:value="591" calcext:value-type="float">
            <text:p>591</text:p>
          </table:table-cell>
          <table:table-cell office:value-type="float" office:value="795.75" calcext:value-type="float">
            <text:p>795.75</text:p>
          </table:table-cell>
          <table:table-cell office:value-type="float" office:value="687.25" calcext:value-type="float">
            <text:p>687.25</text:p>
          </table:table-cell>
          <table:table-cell table:number-columns-repeated="2"/>
          <table:table-cell table:formula="of:=AVERAGE([.A3:.E3])" office:value-type="float" office:value="641.85" calcext:value-type="float">
            <text:p>641.85</text:p>
          </table:table-cell>
        </table:table-row>
        <table:table-row table:style-name="ro1">
          <table:table-cell office:value-type="float" office:value="558.5" calcext:value-type="float">
            <text:p>558.5</text:p>
          </table:table-cell>
          <table:table-cell office:value-type="float" office:value="466.5" calcext:value-type="float">
            <text:p>466.5</text:p>
          </table:table-cell>
          <table:table-cell office:value-type="float" office:value="691" calcext:value-type="float">
            <text:p>691</text:p>
          </table:table-cell>
          <table:table-cell office:value-type="float" office:value="718.5" calcext:value-type="float">
            <text:p>718.5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table:formula="of:=AVERAGE([.A4:.E4])" office:value-type="float" office:value="607.5" calcext:value-type="float">
            <text:p>607.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52.25" calcext:value-type="float">
            <text:p>552.25</text:p>
          </table:table-cell>
          <table:table-cell office:value-type="float" office:value="621" calcext:value-type="float">
            <text:p>621</text:p>
          </table:table-cell>
          <table:table-cell office:value-type="float" office:value="1096" calcext:value-type="float">
            <text:p>1096</text:p>
          </table:table-cell>
          <table:table-cell office:value-type="float" office:value="1135.5" calcext:value-type="float">
            <text:p>1135.5</text:p>
          </table:table-cell>
          <table:table-cell table:number-columns-repeated="2"/>
          <table:table-cell table:formula="of:=AVERAGE([.A5:.E5])" office:value-type="float" office:value="796.15" calcext:value-type="float">
            <text:p>796.15</text:p>
          </table:table-cell>
        </table:table-row>
        <table:table-row table:style-name="ro1">
          <table:table-cell office:value-type="float" office:value="714.75" calcext:value-type="float">
            <text:p>714.75</text:p>
          </table:table-cell>
          <table:table-cell office:value-type="float" office:value="496.5" calcext:value-type="float">
            <text:p>496.5</text:p>
          </table:table-cell>
          <table:table-cell office:value-type="float" office:value="587.25" calcext:value-type="float">
            <text:p>587.25</text:p>
          </table:table-cell>
          <table:table-cell office:value-type="float" office:value="1103.5" calcext:value-type="float">
            <text:p>1103.5</text:p>
          </table:table-cell>
          <table:table-cell office:value-type="float" office:value="1032.25" calcext:value-type="float">
            <text:p>1032.25</text:p>
          </table:table-cell>
          <table:table-cell table:number-columns-repeated="2"/>
          <table:table-cell table:formula="of:=AVERAGE([.A6:.E6])" office:value-type="float" office:value="786.85" calcext:value-type="float">
            <text:p>786.85</text:p>
          </table:table-cell>
        </table:table-row>
        <table:table-row table:style-name="ro1">
          <table:table-cell office:value-type="float" office:value="541.5" calcext:value-type="float">
            <text:p>541.5</text:p>
          </table:table-cell>
          <table:table-cell office:value-type="float" office:value="713" calcext:value-type="float">
            <text:p>713</text:p>
          </table:table-cell>
          <table:table-cell office:value-type="float" office:value="781" calcext:value-type="float">
            <text:p>781</text:p>
          </table:table-cell>
          <table:table-cell office:value-type="float" office:value="1087.25" calcext:value-type="float">
            <text:p>1087.25</text:p>
          </table:table-cell>
          <table:table-cell office:value-type="float" office:value="957.25" calcext:value-type="float">
            <text:p>957.25</text:p>
          </table:table-cell>
          <table:table-cell table:number-columns-repeated="2"/>
          <table:table-cell table:formula="of:=AVERAGE([.A7:.E7])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529.5" calcext:value-type="float">
            <text:p>529.5</text:p>
          </table:table-cell>
          <table:table-cell office:value-type="float" office:value="781" calcext:value-type="float">
            <text:p>781</text:p>
          </table:table-cell>
          <table:table-cell office:value-type="float" office:value="1240.25" calcext:value-type="float">
            <text:p>1240.25</text:p>
          </table:table-cell>
          <table:table-cell office:value-type="float" office:value="676.5" calcext:value-type="float">
            <text:p>676.5</text:p>
          </table:table-cell>
          <table:table-cell table:number-columns-repeated="2"/>
          <table:table-cell table:formula="of:=AVERAGE([.A8:.E8])" office:value-type="float" office:value="782.15" calcext:value-type="float">
            <text:p>782.15</text:p>
          </table:table-cell>
        </table:table-row>
        <table:table-row table:style-name="ro1">
          <table:table-cell office:value-type="float" office:value="742.25" calcext:value-type="float">
            <text:p>742.25</text:p>
          </table:table-cell>
          <table:table-cell office:value-type="float" office:value="518.5" calcext:value-type="float">
            <text:p>518.5</text:p>
          </table:table-cell>
          <table:table-cell office:value-type="float" office:value="781" calcext:value-type="float">
            <text:p>781</text:p>
          </table:table-cell>
          <table:table-cell office:value-type="float" office:value="1242.25" calcext:value-type="float">
            <text:p>1242.25</text:p>
          </table:table-cell>
          <table:table-cell office:value-type="float" office:value="507.75" calcext:value-type="float">
            <text:p>507.75</text:p>
          </table:table-cell>
          <table:table-cell table:number-columns-repeated="2"/>
          <table:table-cell table:formula="of:=AVERAGE([.A9:.E9])" office:value-type="float" office:value="758.35" calcext:value-type="float">
            <text:p>758.3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57.75" calcext:value-type="float">
            <text:p>557.75</text:p>
          </table:table-cell>
          <table:table-cell office:value-type="float" office:value="781" calcext:value-type="float">
            <text:p>781</text:p>
          </table:table-cell>
          <table:table-cell office:value-type="float" office:value="1203.5" calcext:value-type="float">
            <text:p>1203.5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table:formula="of:=AVERAGE([.A10:.E10])" office:value-type="float" office:value="822.85" calcext:value-type="float">
            <text:p>822.8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557.25" calcext:value-type="float">
            <text:p>557.25</text:p>
          </table:table-cell>
          <table:table-cell office:value-type="float" office:value="749.75" calcext:value-type="float">
            <text:p>749.75</text:p>
          </table:table-cell>
          <table:table-cell office:value-type="float" office:value="951.5" calcext:value-type="float">
            <text:p>951.5</text:p>
          </table:table-cell>
          <table:table-cell office:value-type="float" office:value="824.75" calcext:value-type="float">
            <text:p>824.75</text:p>
          </table:table-cell>
          <table:table-cell table:number-columns-repeated="2"/>
          <table:table-cell table:formula="of:=AVERAGE([.A11:.E11])" office:value-type="float" office:value="784.6" calcext:value-type="float">
            <text:p>784.6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532.75" calcext:value-type="float">
            <text:p>532.75</text:p>
          </table:table-cell>
          <table:table-cell office:value-type="float" office:value="781" calcext:value-type="float">
            <text:p>781</text:p>
          </table:table-cell>
          <table:table-cell office:value-type="float" office:value="1341" calcext:value-type="float">
            <text:p>1341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table:formula="of:=AVERAGE([.A12:.E12])" office:value-type="float" office:value="834.1" calcext:value-type="float">
            <text:p>834.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87.25" calcext:value-type="float">
            <text:p>487.25</text:p>
          </table:table-cell>
          <table:table-cell office:value-type="float" office:value="749.75" calcext:value-type="float">
            <text:p>749.75</text:p>
          </table:table-cell>
          <table:table-cell office:value-type="float" office:value="1178.5" calcext:value-type="float">
            <text:p>1178.5</text:p>
          </table:table-cell>
          <table:table-cell office:value-type="float" office:value="728.5" calcext:value-type="float">
            <text:p>728.5</text:p>
          </table:table-cell>
          <table:table-cell table:number-columns-repeated="2"/>
          <table:table-cell table:formula="of:=AVERAGE([.A13:.E13])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82.25" calcext:value-type="float">
            <text:p>582.25</text:p>
          </table:table-cell>
          <table:table-cell office:value-type="float" office:value="781" calcext:value-type="float">
            <text:p>781</text:p>
          </table:table-cell>
          <table:table-cell office:value-type="float" office:value="1209.75" calcext:value-type="float">
            <text:p>1209.75</text:p>
          </table:table-cell>
          <table:table-cell office:value-type="float" office:value="787.25" calcext:value-type="float">
            <text:p>787.25</text:p>
          </table:table-cell>
          <table:table-cell table:number-columns-repeated="2"/>
          <table:table-cell table:formula="of:=AVERAGE([.A14:.E14])" office:value-type="float" office:value="846.25" calcext:value-type="float">
            <text:p>846.2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664.5" calcext:value-type="float">
            <text:p>664.5</text:p>
          </table:table-cell>
          <table:table-cell office:value-type="float" office:value="781" calcext:value-type="float">
            <text:p>781</text:p>
          </table:table-cell>
          <table:table-cell office:value-type="float" office:value="1359.75" calcext:value-type="float">
            <text:p>1359.75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table:formula="of:=AVERAGE([.A15:.E15])" office:value-type="float" office:value="846.1" calcext:value-type="float">
            <text:p>846.1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649.75" calcext:value-type="float">
            <text:p>649.75</text:p>
          </table:table-cell>
          <table:table-cell office:value-type="float" office:value="781" calcext:value-type="float">
            <text:p>781</text:p>
          </table:table-cell>
          <table:table-cell office:value-type="float" office:value="1297.25" calcext:value-type="float">
            <text:p>1297.25</text:p>
          </table:table-cell>
          <table:table-cell office:value-type="float" office:value="712.25" calcext:value-type="float">
            <text:p>712.25</text:p>
          </table:table-cell>
          <table:table-cell table:number-columns-repeated="2"/>
          <table:table-cell table:formula="of:=AVERAGE([.A16:.E16])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933.5" calcext:value-type="float">
            <text:p>933.5</text:p>
          </table:table-cell>
          <table:table-cell office:value-type="float" office:value="652.5" calcext:value-type="float">
            <text:p>652.5</text:p>
          </table:table-cell>
          <table:table-cell office:value-type="float" office:value="781" calcext:value-type="float">
            <text:p>781</text:p>
          </table:table-cell>
          <table:table-cell office:value-type="float" office:value="1198.5" calcext:value-type="float">
            <text:p>1198.5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AVERAGE([.A17:.E17])" office:value-type="float" office:value="868.3" calcext:value-type="float">
            <text:p>868.3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539.25" calcext:value-type="float">
            <text:p>539.25</text:p>
          </table:table-cell>
          <table:table-cell office:value-type="float" office:value="781" calcext:value-type="float">
            <text:p>781</text:p>
          </table:table-cell>
          <table:table-cell office:value-type="float" office:value="1122.25" calcext:value-type="float">
            <text:p>1122.25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AVERAGE([.A18:.E18])" office:value-type="float" office:value="864.15" calcext:value-type="float">
            <text:p>864.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58.25" calcext:value-type="float">
            <text:p>558.25</text:p>
          </table:table-cell>
          <table:table-cell office:value-type="float" office:value="781" calcext:value-type="float">
            <text:p>781</text:p>
          </table:table-cell>
          <table:table-cell office:value-type="float" office:value="1098.5" calcext:value-type="float">
            <text:p>1098.5</text:p>
          </table:table-cell>
          <table:table-cell office:value-type="float" office:value="810.75" calcext:value-type="float">
            <text:p>810.75</text:p>
          </table:table-cell>
          <table:table-cell table:number-columns-repeated="2"/>
          <table:table-cell table:formula="of:=AVERAGE([.A19:.E19])" office:value-type="float" office:value="823.9" calcext:value-type="float">
            <text:p>823.9</text:p>
          </table:table-cell>
        </table:table-row>
        <table:table-row table:style-name="ro1">
          <table:table-cell office:value-type="float" office:value="833.5" calcext:value-type="float">
            <text:p>833.5</text:p>
          </table:table-cell>
          <table:table-cell office:value-type="float" office:value="525" calcext:value-type="float">
            <text:p>525</text:p>
          </table:table-cell>
          <table:table-cell office:value-type="float" office:value="781" calcext:value-type="float">
            <text:p>781</text:p>
          </table:table-cell>
          <table:table-cell office:value-type="float" office:value="1106" calcext:value-type="float">
            <text:p>1106</text:p>
          </table:table-cell>
          <table:table-cell office:value-type="float" office:value="704.75" calcext:value-type="float">
            <text:p>704.75</text:p>
          </table:table-cell>
          <table:table-cell table:number-columns-repeated="2"/>
          <table:table-cell table:formula="of:=AVERAGE([.A20:.E20])" office:value-type="float" office:value="790.05" calcext:value-type="float">
            <text:p>790.0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692.25" calcext:value-type="float">
            <text:p>692.25</text:p>
          </table:table-cell>
          <table:table-cell office:value-type="float" office:value="781" calcext:value-type="float">
            <text:p>781</text:p>
          </table:table-cell>
          <table:table-cell office:value-type="float" office:value="640.5" calcext:value-type="float">
            <text:p>640.5</text:p>
          </table:table-cell>
          <table:table-cell office:value-type="float" office:value="858.5" calcext:value-type="float">
            <text:p>858.5</text:p>
          </table:table-cell>
          <table:table-cell table:number-columns-repeated="2"/>
          <table:table-cell table:formula="of:=AVERAGE([.A21:.E21])" office:value-type="float" office:value="756.15" calcext:value-type="float">
            <text:p>756.15</text:p>
          </table:table-cell>
        </table:table-row>
        <table:table-row table:style-name="ro1">
          <table:table-cell office:value-type="float" office:value="652.25" calcext:value-type="float">
            <text:p>652.25</text:p>
          </table:table-cell>
          <table:table-cell office:value-type="float" office:value="534.5" calcext:value-type="float">
            <text:p>534.5</text:p>
          </table:table-cell>
          <table:table-cell office:value-type="float" office:value="781" calcext:value-type="float">
            <text:p>781</text:p>
          </table:table-cell>
          <table:table-cell office:value-type="float" office:value="847.25" calcext:value-type="float">
            <text:p>847.25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AVERAGE([.A22:.E22])" office:value-type="float" office:value="723.2" calcext:value-type="float">
            <text:p>723.2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552.75" calcext:value-type="float">
            <text:p>552.75</text:p>
          </table:table-cell>
          <table:table-cell office:value-type="float" office:value="781" calcext:value-type="float">
            <text:p>781</text:p>
          </table:table-cell>
          <table:table-cell office:value-type="float" office:value="1284.75" calcext:value-type="float">
            <text:p>1284.75</text:p>
          </table:table-cell>
          <table:table-cell office:value-type="float" office:value="1088.5" calcext:value-type="float">
            <text:p>1088.5</text:p>
          </table:table-cell>
          <table:table-cell table:number-columns-repeated="2"/>
          <table:table-cell table:formula="of:=AVERAGE([.A23:.E23])" office:value-type="float" office:value="896.85" calcext:value-type="float">
            <text:p>896.8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94.75" calcext:value-type="float">
            <text:p>594.75</text:p>
          </table:table-cell>
          <table:table-cell office:value-type="float" office:value="781" calcext:value-type="float">
            <text:p>781</text:p>
          </table:table-cell>
          <table:table-cell office:value-type="float" office:value="1056" calcext:value-type="float">
            <text:p>1056</text:p>
          </table:table-cell>
          <table:table-cell office:value-type="float" office:value="709.75" calcext:value-type="float">
            <text:p>709.75</text:p>
          </table:table-cell>
          <table:table-cell table:number-columns-repeated="2"/>
          <table:table-cell table:formula="of:=AVERAGE([.A24:.E24])" office:value-type="float" office:value="802.5" calcext:value-type="float">
            <text:p>802.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31" calcext:value-type="float">
            <text:p>731</text:p>
          </table:table-cell>
          <table:table-cell office:value-type="float" office:value="564.75" calcext:value-type="float">
            <text:p>564.75</text:p>
          </table:table-cell>
          <table:table-cell office:value-type="float" office:value="818.5" calcext:value-type="float">
            <text:p>818.5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table:formula="of:=AVERAGE([.A25:.E25])" office:value-type="float" office:value="682.25" calcext:value-type="float">
            <text:p>682.2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67.25" calcext:value-type="float">
            <text:p>567.25</text:p>
          </table:table-cell>
          <table:table-cell office:value-type="float" office:value="781" calcext:value-type="float">
            <text:p>781</text:p>
          </table:table-cell>
          <table:table-cell office:value-type="float" office:value="737.25" calcext:value-type="float">
            <text:p>737.25</text:p>
          </table:table-cell>
          <table:table-cell office:value-type="float" office:value="712.25" calcext:value-type="float">
            <text:p>712.25</text:p>
          </table:table-cell>
          <table:table-cell table:number-columns-repeated="2"/>
          <table:table-cell table:formula="of:=AVERAGE([.A26:.E26])" office:value-type="float" office:value="708.75" calcext:value-type="float">
            <text:p>708.7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644.75" calcext:value-type="float">
            <text:p>644.75</text:p>
          </table:table-cell>
          <table:table-cell office:value-type="float" office:value="749.75" calcext:value-type="float">
            <text:p>749.75</text:p>
          </table:table-cell>
          <table:table-cell office:value-type="float" office:value="901" calcext:value-type="float">
            <text:p>901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table:formula="of:=AVERAGE([.A27:.E27])" office:value-type="float" office:value="787.75" calcext:value-type="float">
            <text:p>787.7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25.25" calcext:value-type="float">
            <text:p>525.25</text:p>
          </table:table-cell>
          <table:table-cell office:value-type="float" office:value="781" calcext:value-type="float">
            <text:p>781</text:p>
          </table:table-cell>
          <table:table-cell office:value-type="float" office:value="1148.5" calcext:value-type="float">
            <text:p>1148.5</text:p>
          </table:table-cell>
          <table:table-cell office:value-type="float" office:value="1163.5" calcext:value-type="float">
            <text:p>1163.5</text:p>
          </table:table-cell>
          <table:table-cell table:number-columns-repeated="2"/>
          <table:table-cell table:formula="of:=AVERAGE([.A28:.E28])" office:value-type="float" office:value="922.85" calcext:value-type="float">
            <text:p>922.85</text:p>
          </table:table-cell>
        </table:table-row>
        <table:table-row table:style-name="ro1">
          <table:table-cell office:value-type="float" office:value="583.5" calcext:value-type="float">
            <text:p>583.5</text:p>
          </table:table-cell>
          <table:table-cell office:value-type="float" office:value="570.5" calcext:value-type="float">
            <text:p>570.5</text:p>
          </table:table-cell>
          <table:table-cell office:value-type="float" office:value="781" calcext:value-type="float">
            <text:p>781</text:p>
          </table:table-cell>
          <table:table-cell office:value-type="float" office:value="1122.25" calcext:value-type="float">
            <text:p>1122.25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table:formula="of:=AVERAGE([.A29:.E29])" office:value-type="float" office:value="784.65" calcext:value-type="float">
            <text:p>784.6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506" calcext:value-type="float">
            <text:p>506</text:p>
          </table:table-cell>
          <table:table-cell office:value-type="float" office:value="781" calcext:value-type="float">
            <text:p>781</text:p>
          </table:table-cell>
          <table:table-cell office:value-type="float" office:value="543.5" calcext:value-type="float">
            <text:p>543.5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table:formula="of:=AVERAGE([.A30:.E30])" office:value-type="float" office:value="668.75" calcext:value-type="float">
            <text:p>668.75</text:p>
          </table:table-cell>
        </table:table-row>
        <table:table-row table:style-name="ro1">
          <table:table-cell office:value-type="float" office:value="844.5" calcext:value-type="float">
            <text:p>844.5</text:p>
          </table:table-cell>
          <table:table-cell office:value-type="float" office:value="612.25" calcext:value-type="float">
            <text:p>612.25</text:p>
          </table:table-cell>
          <table:table-cell office:value-type="float" office:value="781" calcext:value-type="float">
            <text:p>781</text:p>
          </table:table-cell>
          <table:table-cell office:value-type="float" office:value="728.5" calcext:value-type="float">
            <text:p>728.5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table:formula="of:=AVERAGE([.A31:.E31])" office:value-type="float" office:value="782.85" calcext:value-type="float">
            <text:p>782.85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712.25" calcext:value-type="float">
            <text:p>712.25</text:p>
          </table:table-cell>
          <table:table-cell office:value-type="float" office:value="781" calcext:value-type="float">
            <text:p>781</text:p>
          </table:table-cell>
          <table:table-cell office:value-type="float" office:value="1153.5" calcext:value-type="float">
            <text:p>1153.5</text:p>
          </table:table-cell>
          <table:table-cell office:value-type="float" office:value="774.75" calcext:value-type="float">
            <text:p>774.75</text:p>
          </table:table-cell>
          <table:table-cell table:number-columns-repeated="2"/>
          <table:table-cell table:formula="of:=AVERAGE([.A32:.E32])"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833.5" calcext:value-type="float">
            <text:p>833.5</text:p>
          </table:table-cell>
          <table:table-cell office:value-type="float" office:value="618.5" calcext:value-type="float">
            <text:p>618.5</text:p>
          </table:table-cell>
          <table:table-cell office:value-type="float" office:value="781" calcext:value-type="float">
            <text:p>781</text:p>
          </table:table-cell>
          <table:table-cell office:value-type="float" office:value="1066" calcext:value-type="float">
            <text:p>1066</text:p>
          </table:table-cell>
          <table:table-cell office:value-type="float" office:value="603.5" calcext:value-type="float">
            <text:p>603.5</text:p>
          </table:table-cell>
          <table:table-cell table:number-columns-repeated="2"/>
          <table:table-cell table:formula="of:=AVERAGE([.A33:.E33])" office:value-type="float" office:value="780.5" calcext:value-type="float">
            <text:p>780.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642.25" calcext:value-type="float">
            <text:p>642.25</text:p>
          </table:table-cell>
          <table:table-cell office:value-type="float" office:value="781" calcext:value-type="float">
            <text:p>781</text:p>
          </table:table-cell>
          <table:table-cell office:value-type="float" office:value="982.25" calcext:value-type="float">
            <text:p>982.25</text:p>
          </table:table-cell>
          <table:table-cell office:value-type="float" office:value="649.75" calcext:value-type="float">
            <text:p>649.75</text:p>
          </table:table-cell>
          <table:table-cell table:number-columns-repeated="2"/>
          <table:table-cell table:formula="of:=AVERAGE([.A34:.E34])" office:value-type="float" office:value="766.5" calcext:value-type="float">
            <text:p>766.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726.5" calcext:value-type="float">
            <text:p>726.5</text:p>
          </table:table-cell>
          <table:table-cell office:value-type="float" office:value="781" calcext:value-type="float">
            <text:p>781</text:p>
          </table:table-cell>
          <table:table-cell office:value-type="float" office:value="1049" calcext:value-type="float">
            <text:p>1049</text:p>
          </table:table-cell>
          <table:table-cell office:value-type="float" office:value="647.25" calcext:value-type="float">
            <text:p>647.25</text:p>
          </table:table-cell>
          <table:table-cell table:number-columns-repeated="2"/>
          <table:table-cell table:formula="of:=AVERAGE([.A35:.E35])" office:value-type="float" office:value="796.2" calcext:value-type="float">
            <text:p>796.2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649.75" calcext:value-type="float">
            <text:p>649.75</text:p>
          </table:table-cell>
          <table:table-cell office:value-type="float" office:value="781" calcext:value-type="float">
            <text:p>781</text:p>
          </table:table-cell>
          <table:table-cell office:value-type="float" office:value="1163.5" calcext:value-type="float">
            <text:p>1163.5</text:p>
          </table:table-cell>
          <table:table-cell office:value-type="float" office:value="618.5" calcext:value-type="float">
            <text:p>618.5</text:p>
          </table:table-cell>
          <table:table-cell table:number-columns-repeated="2"/>
          <table:table-cell table:formula="of:=AVERAGE([.A36:.E36])" office:value-type="float" office:value="804.25" calcext:value-type="float">
            <text:p>804.2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712.25" calcext:value-type="float">
            <text:p>712.25</text:p>
          </table:table-cell>
          <table:table-cell office:value-type="float" office:value="781" calcext:value-type="float">
            <text:p>781</text:p>
          </table:table-cell>
          <table:table-cell office:value-type="float" office:value="1147.25" calcext:value-type="float">
            <text:p>1147.25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AVERAGE([.A37:.E37])" office:value-type="float" office:value="888.75" calcext:value-type="float">
            <text:p>888.75</text:p>
          </table:table-cell>
        </table:table-row>
        <table:table-row table:style-name="ro1">
          <table:table-cell office:value-type="float" office:value="652.25" calcext:value-type="float">
            <text:p>652.25</text:p>
          </table:table-cell>
          <table:table-cell office:value-type="float" office:value="618.5" calcext:value-type="float">
            <text:p>618.5</text:p>
          </table:table-cell>
          <table:table-cell office:value-type="float" office:value="781" calcext:value-type="float">
            <text:p>781</text:p>
          </table:table-cell>
          <table:table-cell office:value-type="float" office:value="1057.25" calcext:value-type="float">
            <text:p>1057.25</text:p>
          </table:table-cell>
          <table:table-cell office:value-type="float" office:value="905.75" calcext:value-type="float">
            <text:p>905.75</text:p>
          </table:table-cell>
          <table:table-cell table:number-columns-repeated="2"/>
          <table:table-cell table:formula="of:=AVERAGE([.A38:.E38])" office:value-type="float" office:value="802.95" calcext:value-type="float">
            <text:p>802.9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561" calcext:value-type="float">
            <text:p>561</text:p>
          </table:table-cell>
          <table:table-cell office:value-type="float" office:value="749.75" calcext:value-type="float">
            <text:p>749.75</text:p>
          </table:table-cell>
          <table:table-cell office:value-type="float" office:value="1328.5" calcext:value-type="float">
            <text:p>1328.5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table:formula="of:=AVERAGE([.A39:.E39])" office:value-type="float" office:value="880.5" calcext:value-type="float">
            <text:p>880.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53" calcext:value-type="float">
            <text:p>853</text:p>
          </table:table-cell>
          <table:table-cell office:value-type="float" office:value="749.75" calcext:value-type="float">
            <text:p>749.75</text:p>
          </table:table-cell>
          <table:table-cell office:value-type="float" office:value="831" calcext:value-type="float">
            <text:p>831</text:p>
          </table:table-cell>
          <table:table-cell office:value-type="float" office:value="393.25" calcext:value-type="float">
            <text:p>393.25</text:p>
          </table:table-cell>
          <table:table-cell table:number-columns-repeated="2"/>
          <table:table-cell table:formula="of:=AVERAGE([.A40:.E40])" office:value-type="float" office:value="739.6" calcext:value-type="float">
            <text:p>739.6</text:p>
          </table:table-cell>
        </table:table-row>
        <table:table-row table:style-name="ro1">
          <table:table-cell office:value-type="float" office:value="890.75" calcext:value-type="float">
            <text:p>890.75</text:p>
          </table:table-cell>
          <table:table-cell office:value-type="float" office:value="764" calcext:value-type="float">
            <text:p>764</text:p>
          </table:table-cell>
          <table:table-cell office:value-type="float" office:value="613.5" calcext:value-type="float">
            <text:p>613.5</text:p>
          </table:table-cell>
          <table:table-cell office:value-type="float" office:value="888.5" calcext:value-type="float">
            <text:p>888.5</text:p>
          </table:table-cell>
          <table:table-cell office:value-type="float" office:value="1159.75" calcext:value-type="float">
            <text:p>1159.75</text:p>
          </table:table-cell>
          <table:table-cell table:number-columns-repeated="2"/>
          <table:table-cell table:formula="of:=AVERAGE([.A41:.E41])" office:value-type="float" office:value="863.3" calcext:value-type="float">
            <text:p>863.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28.5" calcext:value-type="float">
            <text:p>828.5</text:p>
          </table:table-cell>
          <table:table-cell office:value-type="float" office:value="529.25" calcext:value-type="float">
            <text:p>529.25</text:p>
          </table:table-cell>
          <table:table-cell office:value-type="float" office:value="855" calcext:value-type="float">
            <text:p>855</text:p>
          </table:table-cell>
          <table:table-cell office:value-type="float" office:value="927.25" calcext:value-type="float">
            <text:p>927.25</text:p>
          </table:table-cell>
          <table:table-cell table:number-columns-repeated="2"/>
          <table:table-cell table:formula="of:=AVERAGE([.A42:.E42])" office:value-type="float" office:value="777.2" calcext:value-type="float">
            <text:p>777.2</text:p>
          </table:table-cell>
        </table:table-row>
        <table:table-row table:style-name="ro1">
          <table:table-cell office:value-type="float" office:value="823.5" calcext:value-type="float">
            <text:p>823.5</text:p>
          </table:table-cell>
          <table:table-cell office:value-type="float" office:value="743.5" calcext:value-type="float">
            <text:p>743.5</text:p>
          </table:table-cell>
          <table:table-cell office:value-type="float" office:value="1252.25" calcext:value-type="float">
            <text:p>1252.25</text:p>
          </table:table-cell>
          <table:table-cell office:value-type="float" office:value="853.5" calcext:value-type="float">
            <text:p>853.5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table:formula="of:=AVERAGE([.A43:.E43])" office:value-type="float" office:value="906.15" calcext:value-type="float">
            <text:p>906.1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577" calcext:value-type="float">
            <text:p>577</text:p>
          </table:table-cell>
          <table:table-cell office:value-type="float" office:value="1107.25" calcext:value-type="float">
            <text:p>1107.25</text:p>
          </table:table-cell>
          <table:table-cell office:value-type="float" office:value="741" calcext:value-type="float">
            <text:p>741</text:p>
          </table:table-cell>
          <table:table-cell office:value-type="float" office:value="1070.75" calcext:value-type="float">
            <text:p>1070.75</text:p>
          </table:table-cell>
          <table:table-cell table:number-columns-repeated="2"/>
          <table:table-cell table:formula="of:=AVERAGE([.A44:.E44])" office:value-type="float" office:value="867.15" calcext:value-type="float">
            <text:p>867.1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672.25" calcext:value-type="float">
            <text:p>672.25</text:p>
          </table:table-cell>
          <table:table-cell office:value-type="float" office:value="1027.75" calcext:value-type="float">
            <text:p>1027.75</text:p>
          </table:table-cell>
          <table:table-cell office:value-type="float" office:value="765" calcext:value-type="float">
            <text:p>765</text:p>
          </table:table-cell>
          <table:table-cell office:value-type="float" office:value="1163.5" calcext:value-type="float">
            <text:p>1163.5</text:p>
          </table:table-cell>
          <table:table-cell table:number-columns-repeated="2"/>
          <table:table-cell table:formula="of:=AVERAGE([.A45:.E45])" office:value-type="float" office:value="881.15" calcext:value-type="float">
            <text:p>881.15</text:p>
          </table:table-cell>
        </table:table-row>
        <table:table-row table:style-name="ro1">
          <table:table-cell office:value-type="float" office:value="774.25" calcext:value-type="float">
            <text:p>774.25</text:p>
          </table:table-cell>
          <table:table-cell office:value-type="float" office:value="707" calcext:value-type="float">
            <text:p>707</text:p>
          </table:table-cell>
          <table:table-cell office:value-type="float" office:value="1007" calcext:value-type="float">
            <text:p>1007</text:p>
          </table:table-cell>
          <table:table-cell office:value-type="float" office:value="1127.25" calcext:value-type="float">
            <text:p>1127.25</text:p>
          </table:table-cell>
          <table:table-cell office:value-type="float" office:value="1103.5" calcext:value-type="float">
            <text:p>1103.5</text:p>
          </table:table-cell>
          <table:table-cell table:number-columns-repeated="2"/>
          <table:table-cell table:formula="of:=AVERAGE([.A46:.E46])" office:value-type="float" office:value="943.8" calcext:value-type="float">
            <text:p>943.8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649.75" calcext:value-type="float">
            <text:p>649.75</text:p>
          </table:table-cell>
          <table:table-cell office:value-type="float" office:value="1097.25" calcext:value-type="float">
            <text:p>1097.25</text:p>
          </table:table-cell>
          <table:table-cell office:value-type="float" office:value="727.75" calcext:value-type="float">
            <text:p>727.75</text:p>
          </table:table-cell>
          <table:table-cell office:value-type="float" office:value="982.25" calcext:value-type="float">
            <text:p>982.25</text:p>
          </table:table-cell>
          <table:table-cell table:number-columns-repeated="2"/>
          <table:table-cell table:formula="of:=AVERAGE([.A47:.E47])" office:value-type="float" office:value="853.1" calcext:value-type="float">
            <text:p>853.1</text:p>
          </table:table-cell>
        </table:table-row>
        <table:table-row table:style-name="ro1">
          <table:table-cell office:value-type="float" office:value="772.25" calcext:value-type="float">
            <text:p>772.25</text:p>
          </table:table-cell>
          <table:table-cell office:value-type="float" office:value="741" calcext:value-type="float">
            <text:p>741</text:p>
          </table:table-cell>
          <table:table-cell office:value-type="float" office:value="906" calcext:value-type="float">
            <text:p>906</text:p>
          </table:table-cell>
          <table:table-cell office:value-type="float" office:value="1074.75" calcext:value-type="float">
            <text:p>1074.75</text:p>
          </table:table-cell>
          <table:table-cell office:value-type="float" office:value="1022.25" calcext:value-type="float">
            <text:p>1022.25</text:p>
          </table:table-cell>
          <table:table-cell table:number-columns-repeated="2"/>
          <table:table-cell table:formula="of:=AVERAGE([.A48:.E48])" office:value-type="float" office:value="903.25" calcext:value-type="float">
            <text:p>903.2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689.75" calcext:value-type="float">
            <text:p>689.75</text:p>
          </table:table-cell>
          <table:table-cell office:value-type="float" office:value="1168.5" calcext:value-type="float">
            <text:p>1168.5</text:p>
          </table:table-cell>
          <table:table-cell office:value-type="float" office:value="1228.5" calcext:value-type="float">
            <text:p>1228.5</text:p>
          </table:table-cell>
          <table:table-cell office:value-type="float" office:value="1012.25" calcext:value-type="float">
            <text:p>1012.25</text:p>
          </table:table-cell>
          <table:table-cell table:number-columns-repeated="2"/>
          <table:table-cell table:formula="of:=AVERAGE([.A49:.E49])" office:value-type="float" office:value="981.5" calcext:value-type="float">
            <text:p>981.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728.5" calcext:value-type="float">
            <text:p>728.5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806" calcext:value-type="float">
            <text:p>806</text:p>
          </table:table-cell>
          <table:table-cell office:value-type="float" office:value="843.5" calcext:value-type="float">
            <text:p>843.5</text:p>
          </table:table-cell>
          <table:table-cell table:number-columns-repeated="2"/>
          <table:table-cell table:formula="of:=AVERAGE([.A50:.E50])" office:value-type="float" office:value="895.5" calcext:value-type="float">
            <text:p>895.5</text:p>
          </table:table-cell>
        </table:table-row>
        <table:table-row table:style-name="ro1">
          <table:table-cell office:value-type="float" office:value="763.5" calcext:value-type="float">
            <text:p>763.5</text:p>
          </table:table-cell>
          <table:table-cell office:value-type="float" office:value="743.5" calcext:value-type="float">
            <text:p>743.5</text:p>
          </table:table-cell>
          <table:table-cell office:value-type="float" office:value="1037.25" calcext:value-type="float">
            <text:p>1037.25</text:p>
          </table:table-cell>
          <table:table-cell office:value-type="float" office:value="819.75" calcext:value-type="float">
            <text:p>819.75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AVERAGE([.A51:.E51])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734.75" calcext:value-type="float">
            <text:p>734.75</text:p>
          </table:table-cell>
          <table:table-cell office:value-type="float" office:value="1087.25" calcext:value-type="float">
            <text:p>1087.25</text:p>
          </table:table-cell>
          <table:table-cell office:value-type="float" office:value="931" calcext:value-type="float">
            <text:p>931</text:p>
          </table:table-cell>
          <table:table-cell office:value-type="float" office:value="1111.25" calcext:value-type="float">
            <text:p>1111.25</text:p>
          </table:table-cell>
          <table:table-cell table:number-columns-repeated="2"/>
          <table:table-cell table:formula="of:=AVERAGE([.A52:.E52])" office:value-type="float" office:value="953.3" calcext:value-type="float">
            <text:p>953.3</text:p>
          </table:table-cell>
        </table:table-row>
        <table:table-row table:style-name="ro1">
          <table:table-cell office:value-type="float" office:value="933.5" calcext:value-type="float">
            <text:p>933.5</text:p>
          </table:table-cell>
          <table:table-cell office:value-type="float" office:value="634.75" calcext:value-type="float">
            <text:p>634.75</text:p>
          </table:table-cell>
          <table:table-cell office:value-type="float" office:value="1006" calcext:value-type="float">
            <text:p>1006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698.5" calcext:value-type="float">
            <text:p>698.5</text:p>
          </table:table-cell>
          <table:table-cell table:number-columns-repeated="2"/>
          <table:table-cell table:formula="of:=AVERAGE([.A53:.E53])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714.75" calcext:value-type="float">
            <text:p>714.75</text:p>
          </table:table-cell>
          <table:table-cell office:value-type="float" office:value="712.25" calcext:value-type="float">
            <text:p>712.25</text:p>
          </table:table-cell>
          <table:table-cell office:value-type="float" office:value="1173.5" calcext:value-type="float">
            <text:p>1173.5</text:p>
          </table:table-cell>
          <table:table-cell office:value-type="float" office:value="993.5" calcext:value-type="float">
            <text:p>993.5</text:p>
          </table:table-cell>
          <table:table-cell office:value-type="float" office:value="1058.5" calcext:value-type="float">
            <text:p>1058.5</text:p>
          </table:table-cell>
          <table:table-cell table:number-columns-repeated="2"/>
          <table:table-cell table:formula="of:=AVERAGE([.A54:.E54])" office:value-type="float" office:value="930.5" calcext:value-type="float">
            <text:p>930.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676.25" calcext:value-type="float">
            <text:p>676.25</text:p>
          </table:table-cell>
          <table:table-cell office:value-type="float" office:value="1253.5" calcext:value-type="float">
            <text:p>1253.5</text:p>
          </table:table-cell>
          <table:table-cell office:value-type="float" office:value="752.25" calcext:value-type="float">
            <text:p>752.25</text:p>
          </table:table-cell>
          <table:table-cell office:value-type="float" office:value="649.75" calcext:value-type="float">
            <text:p>649.75</text:p>
          </table:table-cell>
          <table:table-cell table:number-columns-repeated="2"/>
          <table:table-cell table:formula="of:=AVERAGE([.A55:.E55])" office:value-type="float" office:value="834.3" calcext:value-type="float">
            <text:p>834.3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649.75" calcext:value-type="float">
            <text:p>649.75</text:p>
          </table:table-cell>
          <table:table-cell office:value-type="float" office:value="966" calcext:value-type="float">
            <text:p>966</text:p>
          </table:table-cell>
          <table:table-cell office:value-type="float" office:value="791" calcext:value-type="float">
            <text:p>791</text:p>
          </table:table-cell>
          <table:table-cell office:value-type="float" office:value="1018.5" calcext:value-type="float">
            <text:p>1018.5</text:p>
          </table:table-cell>
          <table:table-cell table:number-columns-repeated="2"/>
          <table:table-cell table:formula="of:=AVERAGE([.A56:.E56])" office:value-type="float" office:value="840.5" calcext:value-type="float">
            <text:p>840.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674.25" calcext:value-type="float">
            <text:p>674.25</text:p>
          </table:table-cell>
          <table:table-cell office:value-type="float" office:value="699.75" calcext:value-type="float">
            <text:p>699.75</text:p>
          </table:table-cell>
          <table:table-cell office:value-type="float" office:value="879.75" calcext:value-type="float">
            <text:p>879.75</text:p>
          </table:table-cell>
          <table:table-cell office:value-type="float" office:value="1025.75" calcext:value-type="float">
            <text:p>1025.75</text:p>
          </table:table-cell>
          <table:table-cell table:number-columns-repeated="2"/>
          <table:table-cell table:formula="of:=AVERAGE([.A57:.E57])" office:value-type="float" office:value="823.85" calcext:value-type="float">
            <text:p>823.8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43.5" calcext:value-type="float">
            <text:p>743.5</text:p>
          </table:table-cell>
          <table:table-cell office:value-type="float" office:value="1041" calcext:value-type="float">
            <text:p>1041</text:p>
          </table:table-cell>
          <table:table-cell office:value-type="float" office:value="937.25" calcext:value-type="float">
            <text:p>937.25</text:p>
          </table:table-cell>
          <table:table-cell office:value-type="float" office:value="1038.5" calcext:value-type="float">
            <text:p>1038.5</text:p>
          </table:table-cell>
          <table:table-cell table:number-columns-repeated="2"/>
          <table:table-cell table:formula="of:=AVERAGE([.A58:.E58])" office:value-type="float" office:value="926.25" calcext:value-type="float">
            <text:p>926.2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587" calcext:value-type="float">
            <text:p>587</text:p>
          </table:table-cell>
          <table:table-cell office:value-type="float" office:value="764.75" calcext:value-type="float">
            <text:p>764.75</text:p>
          </table:table-cell>
          <table:table-cell office:value-type="float" office:value="939.5" calcext:value-type="float">
            <text:p>939.5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table:formula="of:=AVERAGE([.A59:.E59])" office:value-type="float" office:value="779.8" calcext:value-type="float">
            <text:p>779.8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1094.25" calcext:value-type="float">
            <text:p>1094.25</text:p>
          </table:table-cell>
          <table:table-cell office:value-type="float" office:value="1203.5" calcext:value-type="float">
            <text:p>1203.5</text:p>
          </table:table-cell>
          <table:table-cell office:value-type="float" office:value="1014.25" calcext:value-type="float">
            <text:p>1014.25</text:p>
          </table:table-cell>
          <table:table-cell office:value-type="float" office:value="1093.5" calcext:value-type="float">
            <text:p>1093.5</text:p>
          </table:table-cell>
          <table:table-cell table:number-columns-repeated="2"/>
          <table:table-cell table:formula="of:=AVERAGE([.A60:.E60])" office:value-type="float" office:value="1061.55" calcext:value-type="float">
            <text:p>1061.55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808.5" calcext:value-type="float">
            <text:p>808.5</text:p>
          </table:table-cell>
          <table:table-cell office:value-type="float" office:value="1066" calcext:value-type="float">
            <text:p>1066</text:p>
          </table:table-cell>
          <table:table-cell office:value-type="float" office:value="1094.5" calcext:value-type="float">
            <text:p>1094.5</text:p>
          </table:table-cell>
          <table:table-cell office:value-type="float" office:value="779.75" calcext:value-type="float">
            <text:p>779.75</text:p>
          </table:table-cell>
          <table:table-cell table:number-columns-repeated="2"/>
          <table:table-cell table:formula="of:=AVERAGE([.A61:.E61])" office:value-type="float" office:value="886.45" calcext:value-type="float">
            <text:p>886.4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634.75" calcext:value-type="float">
            <text:p>634.75</text:p>
          </table:table-cell>
          <table:table-cell office:value-type="float" office:value="767.25" calcext:value-type="float">
            <text:p>767.25</text:p>
          </table:table-cell>
          <table:table-cell office:value-type="float" office:value="861.5" calcext:value-type="float">
            <text:p>861.5</text:p>
          </table:table-cell>
          <table:table-cell office:value-type="float" office:value="773.25" calcext:value-type="float">
            <text:p>773.25</text:p>
          </table:table-cell>
          <table:table-cell table:number-columns-repeated="2"/>
          <table:table-cell table:formula="of:=AVERAGE([.A62:.E62])" office:value-type="float" office:value="775.3" calcext:value-type="float">
            <text:p>775.3</text:p>
          </table:table-cell>
        </table:table-row>
        <table:table-row table:style-name="ro1">
          <table:table-cell office:value-type="float" office:value="652.25" calcext:value-type="float">
            <text:p>652.25</text:p>
          </table:table-cell>
          <table:table-cell office:value-type="float" office:value="837.25" calcext:value-type="float">
            <text:p>837.25</text:p>
          </table:table-cell>
          <table:table-cell office:value-type="float" office:value="1066" calcext:value-type="float">
            <text:p>1066</text:p>
          </table:table-cell>
          <table:table-cell office:value-type="float" office:value="801" calcext:value-type="float">
            <text:p>801</text:p>
          </table:table-cell>
          <table:table-cell office:value-type="float" office:value="743.5" calcext:value-type="float">
            <text:p>743.5</text:p>
          </table:table-cell>
          <table:table-cell table:number-columns-repeated="2"/>
          <table:table-cell table:formula="of:=AVERAGE([.A63:.E63])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67.5" calcext:value-type="float">
            <text:p>767.5</text:p>
          </table:table-cell>
          <table:table-cell office:value-type="float" office:value="1126" calcext:value-type="float">
            <text:p>1126</text:p>
          </table:table-cell>
          <table:table-cell office:value-type="float" office:value="1012.25" calcext:value-type="float">
            <text:p>1012.25</text:p>
          </table:table-cell>
          <table:table-cell office:value-type="float" office:value="1144.75" calcext:value-type="float">
            <text:p>1144.75</text:p>
          </table:table-cell>
          <table:table-cell table:number-columns-repeated="2"/>
          <table:table-cell table:formula="of:=AVERAGE([.A64:.E64])" office:value-type="float" office:value="994.5" calcext:value-type="float">
            <text:p>994.5</text:p>
          </table:table-cell>
        </table:table-row>
        <table:table-row table:style-name="ro1">
          <table:table-cell office:value-type="float" office:value="809.75" calcext:value-type="float">
            <text:p>809.75</text:p>
          </table:table-cell>
          <table:table-cell office:value-type="float" office:value="828" calcext:value-type="float">
            <text:p>828</text:p>
          </table:table-cell>
          <table:table-cell office:value-type="float" office:value="1153.5" calcext:value-type="float">
            <text:p>1153.5</text:p>
          </table:table-cell>
          <table:table-cell office:value-type="float" office:value="881" calcext:value-type="float">
            <text:p>881</text:p>
          </table:table-cell>
          <table:table-cell office:value-type="float" office:value="672.25" calcext:value-type="float">
            <text:p>672.25</text:p>
          </table:table-cell>
          <table:table-cell table:number-columns-repeated="2"/>
          <table:table-cell table:formula="of:=AVERAGE([.A65:.E65])" office:value-type="float" office:value="868.9" calcext:value-type="float">
            <text:p>868.9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806" calcext:value-type="float">
            <text:p>806</text:p>
          </table:table-cell>
          <table:table-cell office:value-type="float" office:value="745" calcext:value-type="float">
            <text:p>745</text:p>
          </table:table-cell>
          <table:table-cell office:value-type="float" office:value="893.5" calcext:value-type="float">
            <text:p>893.5</text:p>
          </table:table-cell>
          <table:table-cell office:value-type="float" office:value="1033.5" calcext:value-type="float">
            <text:p>1033.5</text:p>
          </table:table-cell>
          <table:table-cell table:number-columns-repeated="2"/>
          <table:table-cell table:formula="of:=AVERAGE([.A66:.E66])" office:value-type="float" office:value="863.55" calcext:value-type="float">
            <text:p>863.5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712.25" calcext:value-type="float">
            <text:p>712.25</text:p>
          </table:table-cell>
          <table:table-cell office:value-type="float" office:value="1097.25" calcext:value-type="float">
            <text:p>1097.25</text:p>
          </table:table-cell>
          <table:table-cell office:value-type="float" office:value="936" calcext:value-type="float">
            <text:p>936</text:p>
          </table:table-cell>
          <table:table-cell office:value-type="float" office:value="672.25" calcext:value-type="float">
            <text:p>672.25</text:p>
          </table:table-cell>
          <table:table-cell table:number-columns-repeated="2"/>
          <table:table-cell table:formula="of:=AVERAGE([.A67:.E67])" office:value-type="float" office:value="845.25" calcext:value-type="float">
            <text:p>845.2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743.5" calcext:value-type="float">
            <text:p>743.5</text:p>
          </table:table-cell>
          <table:table-cell office:value-type="float" office:value="1263.5" calcext:value-type="float">
            <text:p>1263.5</text:p>
          </table:table-cell>
          <table:table-cell office:value-type="float" office:value="906" calcext:value-type="float">
            <text:p>906</text:p>
          </table:table-cell>
          <table:table-cell office:value-type="float" office:value="1159.75" calcext:value-type="float">
            <text:p>1159.75</text:p>
          </table:table-cell>
          <table:table-cell table:number-columns-repeated="2"/>
          <table:table-cell table:formula="of:=AVERAGE([.A68:.E68])" office:value-type="float" office:value="976.25" calcext:value-type="float">
            <text:p>976.2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705.5" calcext:value-type="float">
            <text:p>705.5</text:p>
          </table:table-cell>
          <table:table-cell office:value-type="float" office:value="708.5" calcext:value-type="float">
            <text:p>708.5</text:p>
          </table:table-cell>
          <table:table-cell office:value-type="float" office:value="868.5" calcext:value-type="float">
            <text:p>868.5</text:p>
          </table:table-cell>
          <table:table-cell office:value-type="float" office:value="940.75" calcext:value-type="float">
            <text:p>940.75</text:p>
          </table:table-cell>
          <table:table-cell table:number-columns-repeated="2"/>
          <table:table-cell table:formula="of:=AVERAGE([.A69:.E69])" office:value-type="float" office:value="806.35" calcext:value-type="float">
            <text:p>806.3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849.75" calcext:value-type="float">
            <text:p>849.75</text:p>
          </table:table-cell>
          <table:table-cell office:value-type="float" office:value="1083.25" calcext:value-type="float">
            <text:p>1083.25</text:p>
          </table:table-cell>
          <table:table-cell office:value-type="float" office:value="862.25" calcext:value-type="float">
            <text:p>862.25</text:p>
          </table:table-cell>
          <table:table-cell office:value-type="float" office:value="1049.25" calcext:value-type="float">
            <text:p>1049.25</text:p>
          </table:table-cell>
          <table:table-cell table:number-columns-repeated="2"/>
          <table:table-cell table:formula="of:=AVERAGE([.A70:.E70])" office:value-type="float" office:value="936.85" calcext:value-type="float">
            <text:p>936.8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808.5" calcext:value-type="float">
            <text:p>808.5</text:p>
          </table:table-cell>
          <table:table-cell office:value-type="float" office:value="1199.25" calcext:value-type="float">
            <text:p>1199.25</text:p>
          </table:table-cell>
          <table:table-cell office:value-type="float" office:value="797.25" calcext:value-type="float">
            <text:p>797.25</text:p>
          </table:table-cell>
          <table:table-cell office:value-type="float" office:value="1030.25" calcext:value-type="float">
            <text:p>1030.25</text:p>
          </table:table-cell>
          <table:table-cell table:number-columns-repeated="2"/>
          <table:table-cell table:formula="of:=AVERAGE([.A71:.E71])" office:value-type="float" office:value="947.5" calcext:value-type="float">
            <text:p>947.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882.75" calcext:value-type="float">
            <text:p>882.75</text:p>
          </table:table-cell>
          <table:table-cell office:value-type="float" office:value="696.75" calcext:value-type="float">
            <text:p>696.75</text:p>
          </table:table-cell>
          <table:table-cell office:value-type="float" office:value="874.75" calcext:value-type="float">
            <text:p>874.75</text:p>
          </table:table-cell>
          <table:table-cell office:value-type="float" office:value="701.75" calcext:value-type="float">
            <text:p>701.75</text:p>
          </table:table-cell>
          <table:table-cell table:number-columns-repeated="2"/>
          <table:table-cell table:formula="of:=AVERAGE([.A72:.E72])" office:value-type="float" office:value="811.65" calcext:value-type="float">
            <text:p>811.6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729.25" calcext:value-type="float">
            <text:p>729.25</text:p>
          </table:table-cell>
          <table:table-cell office:value-type="float" office:value="1191" calcext:value-type="float">
            <text:p>1191</text:p>
          </table:table-cell>
          <table:table-cell office:value-type="float" office:value="874.75" calcext:value-type="float">
            <text:p>874.75</text:p>
          </table:table-cell>
          <table:table-cell office:value-type="float" office:value="778.25" calcext:value-type="float">
            <text:p>778.25</text:p>
          </table:table-cell>
          <table:table-cell table:number-columns-repeated="2"/>
          <table:table-cell table:formula="of:=AVERAGE([.A73:.E73])" office:value-type="float" office:value="870.1" calcext:value-type="float">
            <text:p>870.1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606.25" calcext:value-type="float">
            <text:p>606.25</text:p>
          </table:table-cell>
          <table:table-cell office:value-type="float" office:value="653.5" calcext:value-type="float">
            <text:p>653.5</text:p>
          </table:table-cell>
          <table:table-cell office:value-type="float" office:value="999.75" calcext:value-type="float">
            <text:p>999.75</text:p>
          </table:table-cell>
          <table:table-cell office:value-type="float" office:value="826.25" calcext:value-type="float">
            <text:p>826.25</text:p>
          </table:table-cell>
          <table:table-cell table:number-columns-repeated="2"/>
          <table:table-cell table:formula="of:=AVERAGE([.A74:.E74])" office:value-type="float" office:value="772.6" calcext:value-type="float">
            <text:p>772.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81" calcext:value-type="float">
            <text:p>681</text:p>
          </table:table-cell>
          <table:table-cell office:value-type="float" office:value="721" calcext:value-type="float">
            <text:p>721</text:p>
          </table:table-cell>
          <table:table-cell office:value-type="float" office:value="844.75" calcext:value-type="float">
            <text:p>844.75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table:formula="of:=AVERAGE([.A75:.E75])" office:value-type="float" office:value="812.75" calcext:value-type="float">
            <text:p>812.75</text:p>
          </table:table-cell>
        </table:table-row>
        <table:table-row table:style-name="ro1">
          <table:table-cell office:value-type="float" office:value="655.25" calcext:value-type="float">
            <text:p>655.25</text:p>
          </table:table-cell>
          <table:table-cell office:value-type="float" office:value="618.5" calcext:value-type="float">
            <text:p>618.5</text:p>
          </table:table-cell>
          <table:table-cell office:value-type="float" office:value="1448.25" calcext:value-type="float">
            <text:p>1448.25</text:p>
          </table:table-cell>
          <table:table-cell office:value-type="float" office:value="1082.25" calcext:value-type="float">
            <text:p>1082.25</text:p>
          </table:table-cell>
          <table:table-cell office:value-type="float" office:value="720.25" calcext:value-type="float">
            <text:p>720.25</text:p>
          </table:table-cell>
          <table:table-cell table:number-columns-repeated="2"/>
          <table:table-cell table:formula="of:=AVERAGE([.A76:.E76])" office:value-type="float" office:value="904.9" calcext:value-type="float">
            <text:p>904.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97.75" calcext:value-type="float">
            <text:p>797.75</text:p>
          </table:table-cell>
          <table:table-cell office:value-type="float" office:value="1336" calcext:value-type="float">
            <text:p>1336</text:p>
          </table:table-cell>
          <table:table-cell office:value-type="float" office:value="881" calcext:value-type="float">
            <text:p>881</text:p>
          </table:table-cell>
          <table:table-cell office:value-type="float" office:value="822.25" calcext:value-type="float">
            <text:p>822.25</text:p>
          </table:table-cell>
          <table:table-cell table:number-columns-repeated="2"/>
          <table:table-cell table:formula="of:=AVERAGE([.A77:.E77])" office:value-type="float" office:value="941.6" calcext:value-type="float">
            <text:p>941.6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571.75" calcext:value-type="float">
            <text:p>571.75</text:p>
          </table:table-cell>
          <table:table-cell office:value-type="float" office:value="1094.25" calcext:value-type="float">
            <text:p>1094.25</text:p>
          </table:table-cell>
          <table:table-cell office:value-type="float" office:value="1012.25" calcext:value-type="float">
            <text:p>1012.25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AVERAGE([.A78:.E78])" office:value-type="float" office:value="890.95" calcext:value-type="float">
            <text:p>890.9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14.5" calcext:value-type="float">
            <text:p>614.5</text:p>
          </table:table-cell>
          <table:table-cell office:value-type="float" office:value="1412.25" calcext:value-type="float">
            <text:p>1412.25</text:p>
          </table:table-cell>
          <table:table-cell office:value-type="float" office:value="793.5" calcext:value-type="float">
            <text:p>793.5</text:p>
          </table:table-cell>
          <table:table-cell office:value-type="float" office:value="1113.5" calcext:value-type="float">
            <text:p>1113.5</text:p>
          </table:table-cell>
          <table:table-cell table:number-columns-repeated="2"/>
          <table:table-cell table:formula="of:=AVERAGE([.A79:.E79])" office:value-type="float" office:value="972.95" calcext:value-type="float">
            <text:p>972.9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63.5" calcext:value-type="float">
            <text:p>763.5</text:p>
          </table:table-cell>
          <table:table-cell office:value-type="float" office:value="1479.25" calcext:value-type="float">
            <text:p>1479.25</text:p>
          </table:table-cell>
          <table:table-cell office:value-type="float" office:value="856" calcext:value-type="float">
            <text:p>856</text:p>
          </table:table-cell>
          <table:table-cell office:value-type="float" office:value="671.75" calcext:value-type="float">
            <text:p>671.75</text:p>
          </table:table-cell>
          <table:table-cell table:number-columns-repeated="2"/>
          <table:table-cell table:formula="of:=AVERAGE([.A80:.E80])" office:value-type="float" office:value="903.3" calcext:value-type="float">
            <text:p>903.3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626" calcext:value-type="float">
            <text:p>626</text:p>
          </table:table-cell>
          <table:table-cell office:value-type="float" office:value="1338.5" calcext:value-type="float">
            <text:p>1338.5</text:p>
          </table:table-cell>
          <table:table-cell office:value-type="float" office:value="824.75" calcext:value-type="float">
            <text:p>824.75</text:p>
          </table:table-cell>
          <table:table-cell office:value-type="float" office:value="859.75" calcext:value-type="float">
            <text:p>859.75</text:p>
          </table:table-cell>
          <table:table-cell table:number-columns-repeated="2"/>
          <table:table-cell table:formula="of:=AVERAGE([.A81:.E81])" office:value-type="float" office:value="885.25" calcext:value-type="float">
            <text:p>885.25</text:p>
          </table:table-cell>
        </table:table-row>
        <table:table-row table:style-name="ro1">
          <table:table-cell office:value-type="float" office:value="1192.25" calcext:value-type="float">
            <text:p>1192.25</text:p>
          </table:table-cell>
          <table:table-cell office:value-type="float" office:value="731.75" calcext:value-type="float">
            <text:p>731.75</text:p>
          </table:table-cell>
          <table:table-cell office:value-type="float" office:value="1491" calcext:value-type="float">
            <text:p>1491</text:p>
          </table:table-cell>
          <table:table-cell office:value-type="float" office:value="1049.75" calcext:value-type="float">
            <text:p>1049.75</text:p>
          </table:table-cell>
          <table:table-cell office:value-type="float" office:value="1219.75" calcext:value-type="float">
            <text:p>1219.75</text:p>
          </table:table-cell>
          <table:table-cell table:number-columns-repeated="2"/>
          <table:table-cell table:formula="of:=AVERAGE([.A82:.E82])" office:value-type="float" office:value="1136.9" calcext:value-type="float">
            <text:p>1136.9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698.5" calcext:value-type="float">
            <text:p>698.5</text:p>
          </table:table-cell>
          <table:table-cell office:value-type="float" office:value="1527" calcext:value-type="float">
            <text:p>1527</text:p>
          </table:table-cell>
          <table:table-cell office:value-type="float" office:value="1031" calcext:value-type="float">
            <text:p>1031</text:p>
          </table:table-cell>
          <table:table-cell office:value-type="float" office:value="1244.75" calcext:value-type="float">
            <text:p>1244.75</text:p>
          </table:table-cell>
          <table:table-cell table:number-columns-repeated="2"/>
          <table:table-cell table:formula="of:=AVERAGE([.A83:.E83])" office:value-type="float" office:value="1061.95" calcext:value-type="float">
            <text:p>1061.9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10" calcext:value-type="float">
            <text:p>610</text:p>
          </table:table-cell>
          <table:table-cell office:value-type="float" office:value="1452.75" calcext:value-type="float">
            <text:p>1452.75</text:p>
          </table:table-cell>
          <table:table-cell office:value-type="float" office:value="788.5" calcext:value-type="float">
            <text:p>788.5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formula="of:=AVERAGE([.A84:.E84])" office:value-type="float" office:value="905.65" calcext:value-type="float">
            <text:p>905.65</text:p>
          </table:table-cell>
        </table:table-row>
        <table:table-row table:style-name="ro1">
          <table:table-cell office:value-type="float" office:value="714.75" calcext:value-type="float">
            <text:p>714.75</text:p>
          </table:table-cell>
          <table:table-cell office:value-type="float" office:value="733" calcext:value-type="float">
            <text:p>733</text:p>
          </table:table-cell>
          <table:table-cell office:value-type="float" office:value="1432.5" calcext:value-type="float">
            <text:p>1432.5</text:p>
          </table:table-cell>
          <table:table-cell office:value-type="float" office:value="1137.25" calcext:value-type="float">
            <text:p>1137.25</text:p>
          </table:table-cell>
          <table:table-cell office:value-type="float" office:value="799.75" calcext:value-type="float">
            <text:p>799.75</text:p>
          </table:table-cell>
          <table:table-cell table:number-columns-repeated="2"/>
          <table:table-cell table:formula="of:=AVERAGE([.A85:.E85])" office:value-type="float" office:value="963.45" calcext:value-type="float">
            <text:p>963.45</text:p>
          </table:table-cell>
        </table:table-row>
        <table:table-row table:style-name="ro1">
          <table:table-cell office:value-type="float" office:value="1016.75" calcext:value-type="float">
            <text:p>1016.75</text:p>
          </table:table-cell>
          <table:table-cell office:value-type="float" office:value="774.75" calcext:value-type="float">
            <text:p>774.75</text:p>
          </table:table-cell>
          <table:table-cell office:value-type="float" office:value="1567.75" calcext:value-type="float">
            <text:p>1567.75</text:p>
          </table:table-cell>
          <table:table-cell office:value-type="float" office:value="919.75" calcext:value-type="float">
            <text:p>919.75</text:p>
          </table:table-cell>
          <table:table-cell office:value-type="float" office:value="916.5" calcext:value-type="float">
            <text:p>916.5</text:p>
          </table:table-cell>
          <table:table-cell table:number-columns-repeated="2"/>
          <table:table-cell table:formula="of:=AVERAGE([.A86:.E86])" office:value-type="float" office:value="1039.1" calcext:value-type="float">
            <text:p>1039.1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774.75" calcext:value-type="float">
            <text:p>774.75</text:p>
          </table:table-cell>
          <table:table-cell office:value-type="float" office:value="1578.5" calcext:value-type="float">
            <text:p>1578.5</text:p>
          </table:table-cell>
          <table:table-cell office:value-type="float" office:value="1012.25" calcext:value-type="float">
            <text:p>1012.25</text:p>
          </table:table-cell>
          <table:table-cell office:value-type="float" office:value="940.75" calcext:value-type="float">
            <text:p>940.75</text:p>
          </table:table-cell>
          <table:table-cell table:number-columns-repeated="2"/>
          <table:table-cell table:formula="of:=AVERAGE([.A87:.E87])" office:value-type="float" office:value="1022.95" calcext:value-type="float">
            <text:p>1022.9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32.25" calcext:value-type="float">
            <text:p>732.25</text:p>
          </table:table-cell>
          <table:table-cell office:value-type="float" office:value="1548.5" calcext:value-type="float">
            <text:p>1548.5</text:p>
          </table:table-cell>
          <table:table-cell office:value-type="float" office:value="1112.25" calcext:value-type="float">
            <text:p>1112.25</text:p>
          </table:table-cell>
          <table:table-cell office:value-type="float" office:value="948.5" calcext:value-type="float">
            <text:p>948.5</text:p>
          </table:table-cell>
          <table:table-cell table:number-columns-repeated="2"/>
          <table:table-cell table:formula="of:=AVERAGE([.A88:.E88])" office:value-type="float" office:value="1017.5" calcext:value-type="float">
            <text:p>1017.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96.5" calcext:value-type="float">
            <text:p>896.5</text:p>
          </table:table-cell>
          <table:table-cell office:value-type="float" office:value="1291" calcext:value-type="float">
            <text:p>1291</text:p>
          </table:table-cell>
          <table:table-cell office:value-type="float" office:value="843.5" calcext:value-type="float">
            <text:p>843.5</text:p>
          </table:table-cell>
          <table:table-cell office:value-type="float" office:value="1002.25" calcext:value-type="float">
            <text:p>1002.25</text:p>
          </table:table-cell>
          <table:table-cell table:number-columns-repeated="2"/>
          <table:table-cell table:formula="of:=AVERAGE([.A89:.E89])" office:value-type="float" office:value="980.85" calcext:value-type="float">
            <text:p>980.8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837.25" calcext:value-type="float">
            <text:p>837.25</text:p>
          </table:table-cell>
          <table:table-cell office:value-type="float" office:value="1298.5" calcext:value-type="float">
            <text:p>1298.5</text:p>
          </table:table-cell>
          <table:table-cell office:value-type="float" office:value="718.5" calcext:value-type="float">
            <text:p>718.5</text:p>
          </table:table-cell>
          <table:table-cell office:value-type="float" office:value="1003.5" calcext:value-type="float">
            <text:p>1003.5</text:p>
          </table:table-cell>
          <table:table-cell table:number-columns-repeated="2"/>
          <table:table-cell table:formula="of:=AVERAGE([.A90:.E90])" office:value-type="float" office:value="939.5" calcext:value-type="float">
            <text:p>939.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12.25" calcext:value-type="float">
            <text:p>712.25</text:p>
          </table:table-cell>
          <table:table-cell office:value-type="float" office:value="1537" calcext:value-type="float">
            <text:p>1537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999.75" calcext:value-type="float">
            <text:p>999.75</text:p>
          </table:table-cell>
          <table:table-cell table:number-columns-repeated="2"/>
          <table:table-cell table:formula="of:=AVERAGE([.A91:.E91])" office:value-type="float" office:value="1048.95" calcext:value-type="float">
            <text:p>1048.9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50.25" calcext:value-type="float">
            <text:p>550.25</text:p>
          </table:table-cell>
          <table:table-cell office:value-type="float" office:value="1709.75" calcext:value-type="float">
            <text:p>1709.75</text:p>
          </table:table-cell>
          <table:table-cell office:value-type="float" office:value="823.5" calcext:value-type="float">
            <text:p>823.5</text:p>
          </table:table-cell>
          <table:table-cell office:value-type="float" office:value="712.25" calcext:value-type="float">
            <text:p>712.25</text:p>
          </table:table-cell>
          <table:table-cell table:number-columns-repeated="2"/>
          <table:table-cell table:formula="of:=AVERAGE([.A92:.E92])" office:value-type="float" office:value="908.35" calcext:value-type="float">
            <text:p>908.3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701.5" calcext:value-type="float">
            <text:p>701.5</text:p>
          </table:table-cell>
          <table:table-cell office:value-type="float" office:value="1311" calcext:value-type="float">
            <text:p>1311</text:p>
          </table:table-cell>
          <table:table-cell office:value-type="float" office:value="908.5" calcext:value-type="float">
            <text:p>908.5</text:p>
          </table:table-cell>
          <table:table-cell office:value-type="float" office:value="674.75" calcext:value-type="float">
            <text:p>674.75</text:p>
          </table:table-cell>
          <table:table-cell table:number-columns-repeated="2"/>
          <table:table-cell table:formula="of:=AVERAGE([.A93:.E93])" office:value-type="float" office:value="880.85" calcext:value-type="float">
            <text:p>880.8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774.75" calcext:value-type="float">
            <text:p>774.75</text:p>
          </table:table-cell>
          <table:table-cell office:value-type="float" office:value="1473.5" calcext:value-type="float">
            <text:p>1473.5</text:p>
          </table:table-cell>
          <table:table-cell office:value-type="float" office:value="998.5" calcext:value-type="float">
            <text:p>998.5</text:p>
          </table:table-cell>
          <table:table-cell office:value-type="float" office:value="1124.75" calcext:value-type="float">
            <text:p>1124.75</text:p>
          </table:table-cell>
          <table:table-cell table:number-columns-repeated="2"/>
          <table:table-cell table:formula="of:=AVERAGE([.A94:.E94])" office:value-type="float" office:value="1029.75" calcext:value-type="float">
            <text:p>1029.75</text:p>
          </table:table-cell>
        </table:table-row>
        <table:table-row table:style-name="ro1">
          <table:table-cell office:value-type="float" office:value="732.25" calcext:value-type="float">
            <text:p>732.25</text:p>
          </table:table-cell>
          <table:table-cell office:value-type="float" office:value="731.75" calcext:value-type="float">
            <text:p>731.75</text:p>
          </table:table-cell>
          <table:table-cell office:value-type="float" office:value="1442.25" calcext:value-type="float">
            <text:p>1442.25</text:p>
          </table:table-cell>
          <table:table-cell office:value-type="float" office:value="843.5" calcext:value-type="float">
            <text:p>843.5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table:formula="of:=AVERAGE([.A95:.E95])" office:value-type="float" office:value="876.15" calcext:value-type="float">
            <text:p>876.15</text:p>
          </table:table-cell>
        </table:table-row>
        <table:table-row table:style-name="ro1">
          <table:table-cell office:value-type="float" office:value="1116.5" calcext:value-type="float">
            <text:p>1116.5</text:p>
          </table:table-cell>
          <table:table-cell office:value-type="float" office:value="712.25" calcext:value-type="float">
            <text:p>712.25</text:p>
          </table:table-cell>
          <table:table-cell office:value-type="float" office:value="1635" calcext:value-type="float">
            <text:p>1635</text:p>
          </table:table-cell>
          <table:table-cell office:value-type="float" office:value="1068.5" calcext:value-type="float">
            <text:p>1068.5</text:p>
          </table:table-cell>
          <table:table-cell office:value-type="float" office:value="1058.5" calcext:value-type="float">
            <text:p>1058.5</text:p>
          </table:table-cell>
          <table:table-cell table:number-columns-repeated="2"/>
          <table:table-cell table:formula="of:=AVERAGE([.A96:.E96])" office:value-type="float" office:value="1118.15" calcext:value-type="float">
            <text:p>1118.1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769.75" calcext:value-type="float">
            <text:p>769.75</text:p>
          </table:table-cell>
          <table:table-cell office:value-type="float" office:value="1397.25" calcext:value-type="float">
            <text:p>1397.25</text:p>
          </table:table-cell>
          <table:table-cell office:value-type="float" office:value="868.5" calcext:value-type="float">
            <text:p>868.5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AVERAGE([.A97:.E97])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74.75" calcext:value-type="float">
            <text:p>774.75</text:p>
          </table:table-cell>
          <table:table-cell office:value-type="float" office:value="1572.75" calcext:value-type="float">
            <text:p>1572.75</text:p>
          </table:table-cell>
          <table:table-cell office:value-type="float" office:value="1043.5" calcext:value-type="float">
            <text:p>1043.5</text:p>
          </table:table-cell>
          <table:table-cell office:value-type="float" office:value="774.75" calcext:value-type="float">
            <text:p>774.75</text:p>
          </table:table-cell>
          <table:table-cell table:number-columns-repeated="2"/>
          <table:table-cell table:formula="of:=AVERAGE([.A98:.E98])" office:value-type="float" office:value="1002.55" calcext:value-type="float">
            <text:p>1002.55</text:p>
          </table:table-cell>
        </table:table-row>
        <table:table-row table:style-name="ro1">
          <table:table-cell office:value-type="float" office:value="958.5" calcext:value-type="float">
            <text:p>958.5</text:p>
          </table:table-cell>
          <table:table-cell office:value-type="float" office:value="725" calcext:value-type="float">
            <text:p>725</text:p>
          </table:table-cell>
          <table:table-cell office:value-type="float" office:value="1580.25" calcext:value-type="float">
            <text:p>1580.25</text:p>
          </table:table-cell>
          <table:table-cell office:value-type="float" office:value="991" calcext:value-type="float">
            <text:p>991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table:formula="of:=AVERAGE([.A99:.E99])" office:value-type="float" office:value="1092.15" calcext:value-type="float">
            <text:p>1092.1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638" calcext:value-type="float">
            <text:p>638</text:p>
          </table:table-cell>
          <table:table-cell office:value-type="float" office:value="1386" calcext:value-type="float">
            <text:p>1386</text:p>
          </table:table-cell>
          <table:table-cell office:value-type="float" office:value="981" calcext:value-type="float">
            <text:p>981</text:p>
          </table:table-cell>
          <table:table-cell office:value-type="float" office:value="1241.25" calcext:value-type="float">
            <text:p>1241.25</text:p>
          </table:table-cell>
          <table:table-cell table:number-columns-repeated="2"/>
          <table:table-cell table:formula="of:=AVERAGE([.A100:.E100])" office:value-type="float" office:value="1004.7" calcext:value-type="float">
            <text:p>1004.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38.75" calcext:value-type="float">
            <text:p>738.75</text:p>
          </table:table-cell>
          <table:table-cell office:value-type="float" office:value="1478.75" calcext:value-type="float">
            <text:p>1478.75</text:p>
          </table:table-cell>
          <table:table-cell office:value-type="float" office:value="1031" calcext:value-type="float">
            <text:p>1031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table:formula="of:=AVERAGE([.A101:.E101])" office:value-type="float" office:value="1075.3" calcext:value-type="float">
            <text:p>1075.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83.5" calcext:value-type="float">
            <text:p>583.5</text:p>
          </table:table-cell>
          <table:table-cell office:value-type="float" office:value="1311" calcext:value-type="float">
            <text:p>1311</text:p>
          </table:table-cell>
          <table:table-cell office:value-type="float" office:value="983.25" calcext:value-type="float">
            <text:p>983.25</text:p>
          </table:table-cell>
          <table:table-cell office:value-type="float" office:value="753.5" calcext:value-type="float">
            <text:p>753.5</text:p>
          </table:table-cell>
          <table:table-cell table:number-columns-repeated="2"/>
          <table:table-cell table:formula="of:=AVERAGE([.A102:.E102])" office:value-type="float" office:value="867.45" calcext:value-type="float">
            <text:p>867.45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868.5" calcext:value-type="float">
            <text:p>868.5</text:p>
          </table:table-cell>
          <table:table-cell office:value-type="float" office:value="1362" calcext:value-type="float">
            <text:p>1362</text:p>
          </table:table-cell>
          <table:table-cell office:value-type="float" office:value="828" calcext:value-type="float">
            <text:p>828</text:p>
          </table:table-cell>
          <table:table-cell office:value-type="float" office:value="1226" calcext:value-type="float">
            <text:p>1226</text:p>
          </table:table-cell>
          <table:table-cell table:number-columns-repeated="2"/>
          <table:table-cell table:formula="of:=AVERAGE([.A103:.E103])" office:value-type="float" office:value="993.6" calcext:value-type="float">
            <text:p>993.6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834.5" calcext:value-type="float">
            <text:p>834.5</text:p>
          </table:table-cell>
          <table:table-cell office:value-type="float" office:value="1426" calcext:value-type="float">
            <text:p>1426</text:p>
          </table:table-cell>
          <table:table-cell office:value-type="float" office:value="768.5" calcext:value-type="float">
            <text:p>768.5</text:p>
          </table:table-cell>
          <table:table-cell office:value-type="float" office:value="1048.5" calcext:value-type="float">
            <text:p>1048.5</text:p>
          </table:table-cell>
          <table:table-cell table:number-columns-repeated="2"/>
          <table:table-cell table:formula="of:=AVERAGE([.A104:.E104])" office:value-type="float" office:value="977.2" calcext:value-type="float">
            <text:p>977.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49.75" calcext:value-type="float">
            <text:p>649.75</text:p>
          </table:table-cell>
          <table:table-cell office:value-type="float" office:value="1250.25" calcext:value-type="float">
            <text:p>1250.25</text:p>
          </table:table-cell>
          <table:table-cell office:value-type="float" office:value="982.25" calcext:value-type="float">
            <text:p>982.25</text:p>
          </table:table-cell>
          <table:table-cell office:value-type="float" office:value="754.75" calcext:value-type="float">
            <text:p>754.75</text:p>
          </table:table-cell>
          <table:table-cell table:number-columns-repeated="2"/>
          <table:table-cell table:formula="of:=AVERAGE([.A105:.E105])" office:value-type="float" office:value="926.6" calcext:value-type="float">
            <text:p>926.6</text:p>
          </table:table-cell>
        </table:table-row>
        <table:table-row table:style-name="ro1">
          <table:table-cell office:value-type="float" office:value="714.75" calcext:value-type="float">
            <text:p>714.75</text:p>
          </table:table-cell>
          <table:table-cell office:value-type="float" office:value="837" calcext:value-type="float">
            <text:p>837</text:p>
          </table:table-cell>
          <table:table-cell office:value-type="float" office:value="1310" calcext:value-type="float">
            <text:p>1310</text:p>
          </table:table-cell>
          <table:table-cell office:value-type="float" office:value="1138.5" calcext:value-type="float">
            <text:p>1138.5</text:p>
          </table:table-cell>
          <table:table-cell office:value-type="float" office:value="824.75" calcext:value-type="float">
            <text:p>824.75</text:p>
          </table:table-cell>
          <table:table-cell table:number-columns-repeated="2"/>
          <table:table-cell table:formula="of:=AVERAGE([.A106:.E106])"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34.25" calcext:value-type="float">
            <text:p>734.25</text:p>
          </table:table-cell>
          <table:table-cell office:value-type="float" office:value="1329.75" calcext:value-type="float">
            <text:p>1329.75</text:p>
          </table:table-cell>
          <table:table-cell office:value-type="float" office:value="1018.5" calcext:value-type="float">
            <text:p>1018.5</text:p>
          </table:table-cell>
          <table:table-cell office:value-type="float" office:value="775.25" calcext:value-type="float">
            <text:p>775.25</text:p>
          </table:table-cell>
          <table:table-cell table:number-columns-repeated="2"/>
          <table:table-cell table:formula="of:=AVERAGE([.A107:.E107])" office:value-type="float" office:value="914.75" calcext:value-type="float">
            <text:p>914.75</text:p>
          </table:table-cell>
        </table:table-row>
        <table:table-row table:style-name="ro1">
          <table:table-cell office:value-type="float" office:value="798.5" calcext:value-type="float">
            <text:p>798.5</text:p>
          </table:table-cell>
          <table:table-cell office:value-type="float" office:value="625" calcext:value-type="float">
            <text:p>625</text:p>
          </table:table-cell>
          <table:table-cell office:value-type="float" office:value="1509.75" calcext:value-type="float">
            <text:p>1509.75</text:p>
          </table:table-cell>
          <table:table-cell office:value-type="float" office:value="1037.5" calcext:value-type="float">
            <text:p>1037.5</text:p>
          </table:table-cell>
          <table:table-cell office:value-type="float" office:value="687.25" calcext:value-type="float">
            <text:p>687.25</text:p>
          </table:table-cell>
          <table:table-cell table:number-columns-repeated="2"/>
          <table:table-cell table:formula="of:=AVERAGE([.A108:.E108])" office:value-type="float" office:value="931.6" calcext:value-type="float">
            <text:p>931.6</text:p>
          </table:table-cell>
        </table:table-row>
        <table:table-row table:style-name="ro1">
          <table:table-cell office:value-type="float" office:value="1232.5" calcext:value-type="float">
            <text:p>1232.5</text:p>
          </table:table-cell>
          <table:table-cell office:value-type="float" office:value="626.75" calcext:value-type="float">
            <text:p>626.75</text:p>
          </table:table-cell>
          <table:table-cell office:value-type="float" office:value="1436" calcext:value-type="float">
            <text:p>1436</text:p>
          </table:table-cell>
          <table:table-cell office:value-type="float" office:value="1068.5" calcext:value-type="float">
            <text:p>1068.5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AVERAGE([.A109:.E109])" office:value-type="float" office:value="1060.15" calcext:value-type="float">
            <text:p>1060.1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743.5" calcext:value-type="float">
            <text:p>743.5</text:p>
          </table:table-cell>
          <table:table-cell office:value-type="float" office:value="1437.5" calcext:value-type="float">
            <text:p>1437.5</text:p>
          </table:table-cell>
          <table:table-cell office:value-type="float" office:value="974.75" calcext:value-type="float">
            <text:p>974.75</text:p>
          </table:table-cell>
          <table:table-cell office:value-type="float" office:value="992.25" calcext:value-type="float">
            <text:p>992.25</text:p>
          </table:table-cell>
          <table:table-cell table:number-columns-repeated="2"/>
          <table:table-cell table:formula="of:=AVERAGE([.A110:.E110])" office:value-type="float" office:value="991.3" calcext:value-type="float">
            <text:p>991.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43.5" calcext:value-type="float">
            <text:p>743.5</text:p>
          </table:table-cell>
          <table:table-cell office:value-type="float" office:value="1288.5" calcext:value-type="float">
            <text:p>1288.5</text:p>
          </table:table-cell>
          <table:table-cell office:value-type="float" office:value="857.25" calcext:value-type="float">
            <text:p>857.25</text:p>
          </table:table-cell>
          <table:table-cell office:value-type="float" office:value="764.75" calcext:value-type="float">
            <text:p>764.75</text:p>
          </table:table-cell>
          <table:table-cell table:number-columns-repeated="2"/>
          <table:table-cell table:formula="of:=AVERAGE([.A111:.E111])"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39.5" calcext:value-type="float">
            <text:p>639.5</text:p>
          </table:table-cell>
          <table:table-cell office:value-type="float" office:value="1023.5" calcext:value-type="float">
            <text:p>1023.5</text:p>
          </table:table-cell>
          <table:table-cell office:value-type="float" office:value="1030" calcext:value-type="float">
            <text:p>1030</text:p>
          </table:table-cell>
          <table:table-cell office:value-type="float" office:value="1038.5" calcext:value-type="float">
            <text:p>1038.5</text:p>
          </table:table-cell>
          <table:table-cell table:number-columns-repeated="2"/>
          <table:table-cell table:formula="of:=AVERAGE([.A112:.E112])" office:value-type="float" office:value="905.7" calcext:value-type="float">
            <text:p>905.7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91.75" calcext:value-type="float">
            <text:p>691.75</text:p>
          </table:table-cell>
          <table:table-cell office:value-type="float" office:value="1379.75" calcext:value-type="float">
            <text:p>1379.75</text:p>
          </table:table-cell>
          <table:table-cell office:value-type="float" office:value="831" calcext:value-type="float">
            <text:p>831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A113:.E113])" office:value-type="float" office:value="1095.9" calcext:value-type="float">
            <text:p>1095.9</text:p>
          </table:table-cell>
        </table:table-row>
        <table:table-row table:style-name="ro1">
          <table:table-cell office:value-type="float" office:value="681.25" calcext:value-type="float">
            <text:p>681.25</text:p>
          </table:table-cell>
          <table:table-cell office:value-type="float" office:value="672" calcext:value-type="float">
            <text:p>672</text:p>
          </table:table-cell>
          <table:table-cell office:value-type="float" office:value="1488.5" calcext:value-type="float">
            <text:p>1488.5</text:p>
          </table:table-cell>
          <table:table-cell office:value-type="float" office:value="958.5" calcext:value-type="float">
            <text:p>958.5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table:formula="of:=AVERAGE([.A114:.E114])" office:value-type="float" office:value="905.25" calcext:value-type="float">
            <text:p>905.2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12.25" calcext:value-type="float">
            <text:p>712.25</text:p>
          </table:table-cell>
          <table:table-cell office:value-type="float" office:value="1386" calcext:value-type="float">
            <text:p>1386</text:p>
          </table:table-cell>
          <table:table-cell office:value-type="float" office:value="1212.25" calcext:value-type="float">
            <text:p>1212.25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table:formula="of:=AVERAGE([.A115:.E115])" office:value-type="float" office:value="962.5" calcext:value-type="float">
            <text:p>962.5</text:p>
          </table:table-cell>
        </table:table-row>
        <table:table-row table:style-name="ro1">
          <table:table-cell office:value-type="float" office:value="603.25" calcext:value-type="float">
            <text:p>603.25</text:p>
          </table:table-cell>
          <table:table-cell office:value-type="float" office:value="764.75" calcext:value-type="float">
            <text:p>764.75</text:p>
          </table:table-cell>
          <table:table-cell office:value-type="float" office:value="1365.75" calcext:value-type="float">
            <text:p>1365.75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743.5" calcext:value-type="float">
            <text:p>743.5</text:p>
          </table:table-cell>
          <table:table-cell table:number-columns-repeated="2"/>
          <table:table-cell table:formula="of:=AVERAGE([.A116:.E116])" office:value-type="float" office:value="915.4" calcext:value-type="float">
            <text:p>915.4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837.25" calcext:value-type="float">
            <text:p>837.25</text:p>
          </table:table-cell>
          <table:table-cell office:value-type="float" office:value="1173.5" calcext:value-type="float">
            <text:p>1173.5</text:p>
          </table:table-cell>
          <table:table-cell office:value-type="float" office:value="1217" calcext:value-type="float">
            <text:p>1217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AVERAGE([.A117:.E117])" office:value-type="float" office:value="948.45" calcext:value-type="float">
            <text:p>948.4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545.75" calcext:value-type="float">
            <text:p>545.75</text:p>
          </table:table-cell>
          <table:table-cell office:value-type="float" office:value="1632.5" calcext:value-type="float">
            <text:p>1632.5</text:p>
          </table:table-cell>
          <table:table-cell office:value-type="float" office:value="1149.75" calcext:value-type="float">
            <text:p>1149.75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table:formula="of:=AVERAGE([.A118:.E118])" office:value-type="float" office:value="1010.25" calcext:value-type="float">
            <text:p>1010.25</text:p>
          </table:table-cell>
        </table:table-row>
        <table:table-row table:style-name="ro1">
          <table:table-cell office:value-type="float" office:value="1488.5" calcext:value-type="float">
            <text:p>1488.5</text:p>
          </table:table-cell>
          <table:table-cell office:value-type="float" office:value="774.75" calcext:value-type="float">
            <text:p>774.75</text:p>
          </table:table-cell>
          <table:table-cell office:value-type="float" office:value="1492.25" calcext:value-type="float">
            <text:p>1492.25</text:p>
          </table:table-cell>
          <table:table-cell office:value-type="float" office:value="918.5" calcext:value-type="float">
            <text:p>918.5</text:p>
          </table:table-cell>
          <table:table-cell office:value-type="float" office:value="1018.5" calcext:value-type="float">
            <text:p>1018.5</text:p>
          </table:table-cell>
          <table:table-cell table:number-columns-repeated="2"/>
          <table:table-cell table:formula="of:=AVERAGE([.A119:.E119])" office:value-type="float" office:value="1138.5" calcext:value-type="float">
            <text:p>1138.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899.75" calcext:value-type="float">
            <text:p>899.75</text:p>
          </table:table-cell>
          <table:table-cell office:value-type="float" office:value="1193.5" calcext:value-type="float">
            <text:p>1193.5</text:p>
          </table:table-cell>
          <table:table-cell office:value-type="float" office:value="1068.5" calcext:value-type="float">
            <text:p>1068.5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AVERAGE([.A120:.E120])" office:value-type="float" office:value="994.25" calcext:value-type="float">
            <text:p>994.2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648.25" calcext:value-type="float">
            <text:p>648.25</text:p>
          </table:table-cell>
          <table:table-cell office:value-type="float" office:value="1168.5" calcext:value-type="float">
            <text:p>1168.5</text:p>
          </table:table-cell>
          <table:table-cell office:value-type="float" office:value="885.5" calcext:value-type="float">
            <text:p>885.5</text:p>
          </table:table-cell>
          <table:table-cell office:value-type="float" office:value="737.25" calcext:value-type="float">
            <text:p>737.25</text:p>
          </table:table-cell>
          <table:table-cell table:number-columns-repeated="2"/>
          <table:table-cell table:formula="of:=AVERAGE([.A121:.E121])" office:value-type="float" office:value="849.6" calcext:value-type="float">
            <text:p>849.6</text:p>
          </table:table-cell>
        </table:table-row>
        <table:table-row table:style-name="ro1">
          <table:table-cell office:value-type="float" office:value="714.75" calcext:value-type="float">
            <text:p>714.75</text:p>
          </table:table-cell>
          <table:table-cell office:value-type="float" office:value="774.75" calcext:value-type="float">
            <text:p>774.75</text:p>
          </table:table-cell>
          <table:table-cell office:value-type="float" office:value="1498.5" calcext:value-type="float">
            <text:p>1498.5</text:p>
          </table:table-cell>
          <table:table-cell office:value-type="float" office:value="772.25" calcext:value-type="float">
            <text:p>772.25</text:p>
          </table:table-cell>
          <table:table-cell office:value-type="float" office:value="709.75" calcext:value-type="float">
            <text:p>709.75</text:p>
          </table:table-cell>
          <table:table-cell table:number-columns-repeated="2"/>
          <table:table-cell table:formula="of:=AVERAGE([.A122:.E122])"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49" calcext:value-type="float">
            <text:p>649</text:p>
          </table:table-cell>
          <table:table-cell office:value-type="float" office:value="1316.5" calcext:value-type="float">
            <text:p>1316.5</text:p>
          </table:table-cell>
          <table:table-cell office:value-type="float" office:value="922.25" calcext:value-type="float">
            <text:p>922.25</text:p>
          </table:table-cell>
          <table:table-cell office:value-type="float" office:value="1022.25" calcext:value-type="float">
            <text:p>1022.25</text:p>
          </table:table-cell>
          <table:table-cell table:number-columns-repeated="2"/>
          <table:table-cell table:formula="of:=AVERAGE([.A123:.E123])" office:value-type="float" office:value="992.2" calcext:value-type="float">
            <text:p>992.2</text:p>
          </table:table-cell>
        </table:table-row>
        <table:table-row table:style-name="ro1">
          <table:table-cell office:value-type="float" office:value="1087.25" calcext:value-type="float">
            <text:p>1087.25</text:p>
          </table:table-cell>
          <table:table-cell office:value-type="float" office:value="774.75" calcext:value-type="float">
            <text:p>774.75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993.5" calcext:value-type="float">
            <text:p>993.5</text:p>
          </table:table-cell>
          <table:table-cell office:value-type="float" office:value="824.75" calcext:value-type="float">
            <text:p>824.75</text:p>
          </table:table-cell>
          <table:table-cell table:number-columns-repeated="2"/>
          <table:table-cell table:formula="of:=AVERAGE([.A124:.E124])"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43.5" calcext:value-type="float">
            <text:p>743.5</text:p>
          </table:table-cell>
          <table:table-cell office:value-type="float" office:value="1333.5" calcext:value-type="float">
            <text:p>1333.5</text:p>
          </table:table-cell>
          <table:table-cell office:value-type="float" office:value="951.75" calcext:value-type="float">
            <text:p>951.75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AVERAGE([.A125:.E125])" office:value-type="float" office:value="950.95" calcext:value-type="float">
            <text:p>950.95</text:p>
          </table:table-cell>
        </table:table-row>
        <table:table-row table:style-name="ro1">
          <table:table-cell office:value-type="float" office:value="1413.5" calcext:value-type="float">
            <text:p>1413.5</text:p>
          </table:table-cell>
          <table:table-cell office:value-type="float" office:value="837.25" calcext:value-type="float">
            <text:p>837.25</text:p>
          </table:table-cell>
          <table:table-cell office:value-type="float" office:value="1503.5" calcext:value-type="float">
            <text:p>1503.5</text:p>
          </table:table-cell>
          <table:table-cell office:value-type="float" office:value="853.5" calcext:value-type="float">
            <text:p>853.5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formula="of:=AVERAGE([.A126:.E126])" office:value-type="float" office:value="1082.75" calcext:value-type="float">
            <text:p>1082.7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802.5" calcext:value-type="float">
            <text:p>802.5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873.75" calcext:value-type="float">
            <text:p>873.75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table:formula="of:=AVERAGE([.A127:.E127])" office:value-type="float" office:value="901.45" calcext:value-type="float">
            <text:p>901.4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74.75" calcext:value-type="float">
            <text:p>774.75</text:p>
          </table:table-cell>
          <table:table-cell office:value-type="float" office:value="1332" calcext:value-type="float">
            <text:p>1332</text:p>
          </table:table-cell>
          <table:table-cell office:value-type="float" office:value="787.25" calcext:value-type="float">
            <text:p>787.25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A128:.E128])" office:value-type="float" office:value="1024.2" calcext:value-type="float">
            <text:p>1024.2</text:p>
          </table:table-cell>
        </table:table-row>
        <table:table-row table:style-name="ro1">
          <table:table-cell office:value-type="float" office:value="1632.25" calcext:value-type="float">
            <text:p>1632.25</text:p>
          </table:table-cell>
          <table:table-cell office:value-type="float" office:value="931" calcext:value-type="float">
            <text:p>931</text:p>
          </table:table-cell>
          <table:table-cell office:value-type="float" office:value="1229.75" calcext:value-type="float">
            <text:p>1229.75</text:p>
          </table:table-cell>
          <table:table-cell office:value-type="float" office:value="849.75" calcext:value-type="float">
            <text:p>849.75</text:p>
          </table:table-cell>
          <table:table-cell office:value-type="float" office:value="737.25" calcext:value-type="float">
            <text:p>737.25</text:p>
          </table:table-cell>
          <table:table-cell table:number-columns-repeated="2"/>
          <table:table-cell table:formula="of:=AVERAGE([.A129:.E129])"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701" calcext:value-type="float">
            <text:p>701</text:p>
          </table:table-cell>
          <table:table-cell office:value-type="float" office:value="1143.5" calcext:value-type="float">
            <text:p>1143.5</text:p>
          </table:table-cell>
          <table:table-cell office:value-type="float" office:value="913.5" calcext:value-type="float">
            <text:p>913.5</text:p>
          </table:table-cell>
          <table:table-cell office:value-type="float" office:value="1018.5" calcext:value-type="float">
            <text:p>1018.5</text:p>
          </table:table-cell>
          <table:table-cell table:number-columns-repeated="2"/>
          <table:table-cell table:formula="of:=AVERAGE([.A130:.E130])"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806" calcext:value-type="float">
            <text:p>806</text:p>
          </table:table-cell>
          <table:table-cell office:value-type="float" office:value="1339.75" calcext:value-type="float">
            <text:p>1339.75</text:p>
          </table:table-cell>
          <table:table-cell office:value-type="float" office:value="1074.75" calcext:value-type="float">
            <text:p>1074.75</text:p>
          </table:table-cell>
          <table:table-cell office:value-type="float" office:value="1118.25" calcext:value-type="float">
            <text:p>1118.25</text:p>
          </table:table-cell>
          <table:table-cell table:number-columns-repeated="2"/>
          <table:table-cell table:formula="of:=AVERAGE([.A131:.E131])" office:value-type="float" office:value="1134.35" calcext:value-type="float">
            <text:p>1134.3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73" calcext:value-type="float">
            <text:p>673</text:p>
          </table:table-cell>
          <table:table-cell office:value-type="float" office:value="1356.75" calcext:value-type="float">
            <text:p>1356.75</text:p>
          </table:table-cell>
          <table:table-cell office:value-type="float" office:value="931" calcext:value-type="float">
            <text:p>931</text:p>
          </table:table-cell>
          <table:table-cell office:value-type="float" office:value="839.75" calcext:value-type="float">
            <text:p>839.75</text:p>
          </table:table-cell>
          <table:table-cell table:number-columns-repeated="2"/>
          <table:table-cell table:formula="of:=AVERAGE([.A132:.E132])" office:value-type="float" office:value="909.3" calcext:value-type="float">
            <text:p>909.3</text:p>
          </table:table-cell>
        </table:table-row>
        <table:table-row table:style-name="ro1">
          <table:table-cell office:value-type="float" office:value="1388.5" calcext:value-type="float">
            <text:p>1388.5</text:p>
          </table:table-cell>
          <table:table-cell office:value-type="float" office:value="563.5" calcext:value-type="float">
            <text:p>563.5</text:p>
          </table:table-cell>
          <table:table-cell office:value-type="float" office:value="1136.25" calcext:value-type="float">
            <text:p>1136.25</text:p>
          </table:table-cell>
          <table:table-cell office:value-type="float" office:value="866.5" calcext:value-type="float">
            <text:p>866.5</text:p>
          </table:table-cell>
          <table:table-cell office:value-type="float" office:value="882.5" calcext:value-type="float">
            <text:p>882.5</text:p>
          </table:table-cell>
          <table:table-cell table:number-columns-repeated="2"/>
          <table:table-cell table:formula="of:=AVERAGE([.A133:.E133])" office:value-type="float" office:value="967.45" calcext:value-type="float">
            <text:p>967.4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66" calcext:value-type="float">
            <text:p>766</text:p>
          </table:table-cell>
          <table:table-cell office:value-type="float" office:value="1359.75" calcext:value-type="float">
            <text:p>1359.75</text:p>
          </table:table-cell>
          <table:table-cell office:value-type="float" office:value="1119.75" calcext:value-type="float">
            <text:p>1119.75</text:p>
          </table:table-cell>
          <table:table-cell office:value-type="float" office:value="966.5" calcext:value-type="float">
            <text:p>966.5</text:p>
          </table:table-cell>
          <table:table-cell table:number-columns-repeated="2"/>
          <table:table-cell table:formula="of:=AVERAGE([.A134:.E134])" office:value-type="float" office:value="1016.6" calcext:value-type="float">
            <text:p>1016.6</text:p>
          </table:table-cell>
        </table:table-row>
        <table:table-row table:style-name="ro1">
          <table:table-cell office:value-type="float" office:value="708.5" calcext:value-type="float">
            <text:p>708.5</text:p>
          </table:table-cell>
          <table:table-cell office:value-type="float" office:value="829.5" calcext:value-type="float">
            <text:p>829.5</text:p>
          </table:table-cell>
          <table:table-cell office:value-type="float" office:value="1303.5" calcext:value-type="float">
            <text:p>1303.5</text:p>
          </table:table-cell>
          <table:table-cell office:value-type="float" office:value="906" calcext:value-type="float">
            <text:p>906</text:p>
          </table:table-cell>
          <table:table-cell office:value-type="float" office:value="879.75" calcext:value-type="float">
            <text:p>879.75</text:p>
          </table:table-cell>
          <table:table-cell table:number-columns-repeated="2"/>
          <table:table-cell table:formula="of:=AVERAGE([.A135:.E135])" office:value-type="float" office:value="925.45" calcext:value-type="float">
            <text:p>925.45</text:p>
          </table:table-cell>
        </table:table-row>
        <table:table-row table:style-name="ro1">
          <table:table-cell office:value-type="float" office:value="1302.25" calcext:value-type="float">
            <text:p>1302.25</text:p>
          </table:table-cell>
          <table:table-cell office:value-type="float" office:value="806" calcext:value-type="float">
            <text:p>806</text:p>
          </table:table-cell>
          <table:table-cell office:value-type="float" office:value="1556" calcext:value-type="float">
            <text:p>1556</text:p>
          </table:table-cell>
          <table:table-cell office:value-type="float" office:value="937.25" calcext:value-type="float">
            <text:p>937.25</text:p>
          </table:table-cell>
          <table:table-cell office:value-type="float" office:value="1008.5" calcext:value-type="float">
            <text:p>1008.5</text:p>
          </table:table-cell>
          <table:table-cell table:number-columns-repeated="2"/>
          <table:table-cell table:formula="of:=AVERAGE([.A136:.E136])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577" calcext:value-type="float">
            <text:p>577</text:p>
          </table:table-cell>
          <table:table-cell office:value-type="float" office:value="1259.75" calcext:value-type="float">
            <text:p>1259.75</text:p>
          </table:table-cell>
          <table:table-cell office:value-type="float" office:value="861" calcext:value-type="float">
            <text:p>861</text:p>
          </table:table-cell>
          <table:table-cell office:value-type="float" office:value="717.5" calcext:value-type="float">
            <text:p>717.5</text:p>
          </table:table-cell>
          <table:table-cell table:number-columns-repeated="2"/>
          <table:table-cell table:formula="of:=AVERAGE([.A137:.E137])" office:value-type="float" office:value="863.5" calcext:value-type="float">
            <text:p>863.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39.25" calcext:value-type="float">
            <text:p>639.25</text:p>
          </table:table-cell>
          <table:table-cell office:value-type="float" office:value="1267.25" calcext:value-type="float">
            <text:p>1267.25</text:p>
          </table:table-cell>
          <table:table-cell office:value-type="float" office:value="775" calcext:value-type="float">
            <text:p>775</text:p>
          </table:table-cell>
          <table:table-cell office:value-type="float" office:value="707.25" calcext:value-type="float">
            <text:p>707.25</text:p>
          </table:table-cell>
          <table:table-cell table:number-columns-repeated="2"/>
          <table:table-cell table:formula="of:=AVERAGE([.A138:.E138])" office:value-type="float" office:value="987.95" calcext:value-type="float">
            <text:p>987.9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733.5" calcext:value-type="float">
            <text:p>733.5</text:p>
          </table:table-cell>
          <table:table-cell office:value-type="float" office:value="1258.5" calcext:value-type="float">
            <text:p>1258.5</text:p>
          </table:table-cell>
          <table:table-cell office:value-type="float" office:value="896.25" calcext:value-type="float">
            <text:p>896.25</text:p>
          </table:table-cell>
          <table:table-cell office:value-type="float" office:value="712.25" calcext:value-type="float">
            <text:p>712.25</text:p>
          </table:table-cell>
          <table:table-cell table:number-columns-repeated="2"/>
          <table:table-cell table:formula="of:=AVERAGE([.A139:.E139])" office:value-type="float" office:value="881.8" calcext:value-type="float">
            <text:p>881.8</text:p>
          </table:table-cell>
        </table:table-row>
        <table:table-row table:style-name="ro1">
          <table:table-cell office:value-type="float" office:value="933.5" calcext:value-type="float">
            <text:p>933.5</text:p>
          </table:table-cell>
          <table:table-cell office:value-type="float" office:value="572.5" calcext:value-type="float">
            <text:p>572.5</text:p>
          </table:table-cell>
          <table:table-cell office:value-type="float" office:value="1054" calcext:value-type="float">
            <text:p>1054</text:p>
          </table:table-cell>
          <table:table-cell office:value-type="float" office:value="696" calcext:value-type="float">
            <text:p>696</text:p>
          </table:table-cell>
          <table:table-cell office:value-type="float" office:value="787.25" calcext:value-type="float">
            <text:p>787.25</text:p>
          </table:table-cell>
          <table:table-cell table:number-columns-repeated="2"/>
          <table:table-cell table:formula="of:=AVERAGE([.A140:.E140])" office:value-type="float" office:value="808.65" calcext:value-type="float">
            <text:p>808.6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594.75" calcext:value-type="float">
            <text:p>594.75</text:p>
          </table:table-cell>
          <table:table-cell office:value-type="float" office:value="1217.75" calcext:value-type="float">
            <text:p>1217.75</text:p>
          </table:table-cell>
          <table:table-cell office:value-type="float" office:value="881" calcext:value-type="float">
            <text:p>881</text:p>
          </table:table-cell>
          <table:table-cell office:value-type="float" office:value="649.75" calcext:value-type="float">
            <text:p>649.75</text:p>
          </table:table-cell>
          <table:table-cell table:number-columns-repeated="2"/>
          <table:table-cell table:formula="of:=AVERAGE([.A141:.E141])" office:value-type="float" office:value="836.6" calcext:value-type="float">
            <text:p>836.6</text:p>
          </table:table-cell>
        </table:table-row>
        <table:table-row table:style-name="ro1">
          <table:table-cell office:value-type="float" office:value="1373.5" calcext:value-type="float">
            <text:p>1373.5</text:p>
          </table:table-cell>
          <table:table-cell office:value-type="float" office:value="837.25" calcext:value-type="float">
            <text:p>837.25</text:p>
          </table:table-cell>
          <table:table-cell office:value-type="float" office:value="1434.75" calcext:value-type="float">
            <text:p>1434.75</text:p>
          </table:table-cell>
          <table:table-cell office:value-type="float" office:value="981" calcext:value-type="float">
            <text:p>981</text:p>
          </table:table-cell>
          <table:table-cell office:value-type="float" office:value="787.25" calcext:value-type="float">
            <text:p>787.25</text:p>
          </table:table-cell>
          <table:table-cell table:number-columns-repeated="2"/>
          <table:table-cell table:formula="of:=AVERAGE([.A142:.E142])" office:value-type="float" office:value="1082.75" calcext:value-type="float">
            <text:p>1082.75</text:p>
          </table:table-cell>
        </table:table-row>
        <table:table-row table:style-name="ro1">
          <table:table-cell office:value-type="float" office:value="1091.5" calcext:value-type="float">
            <text:p>1091.5</text:p>
          </table:table-cell>
          <table:table-cell office:value-type="float" office:value="707.25" calcext:value-type="float">
            <text:p>707.25</text:p>
          </table:table-cell>
          <table:table-cell office:value-type="float" office:value="1229.75" calcext:value-type="float">
            <text:p>1229.75</text:p>
          </table:table-cell>
          <table:table-cell office:value-type="float" office:value="956" calcext:value-type="float">
            <text:p>956</text:p>
          </table:table-cell>
          <table:table-cell office:value-type="float" office:value="726.5" calcext:value-type="float">
            <text:p>726.5</text:p>
          </table:table-cell>
          <table:table-cell table:number-columns-repeated="2"/>
          <table:table-cell table:formula="of:=AVERAGE([.A143:.E143])" office:value-type="float" office:value="942.2" calcext:value-type="float">
            <text:p>942.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23" calcext:value-type="float">
            <text:p>723</text:p>
          </table:table-cell>
          <table:table-cell office:value-type="float" office:value="1382.75" calcext:value-type="float">
            <text:p>1382.75</text:p>
          </table:table-cell>
          <table:table-cell office:value-type="float" office:value="993.5" calcext:value-type="float">
            <text:p>993.5</text:p>
          </table:table-cell>
          <table:table-cell office:value-type="float" office:value="822.25" calcext:value-type="float">
            <text:p>822.25</text:p>
          </table:table-cell>
          <table:table-cell table:number-columns-repeated="2"/>
          <table:table-cell table:formula="of:=AVERAGE([.A144:.E144])" office:value-type="float" office:value="958.5" calcext:value-type="float">
            <text:p>958.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74.75" calcext:value-type="float">
            <text:p>774.75</text:p>
          </table:table-cell>
          <table:table-cell office:value-type="float" office:value="1267.25" calcext:value-type="float">
            <text:p>1267.25</text:p>
          </table:table-cell>
          <table:table-cell office:value-type="float" office:value="795" calcext:value-type="float">
            <text:p>795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table:formula="of:=AVERAGE([.A145:.E145])" office:value-type="float" office:value="852.8" calcext:value-type="float">
            <text:p>852.8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477.25" calcext:value-type="float">
            <text:p>477.25</text:p>
          </table:table-cell>
          <table:table-cell office:value-type="float" office:value="1268.25" calcext:value-type="float">
            <text:p>1268.25</text:p>
          </table:table-cell>
          <table:table-cell office:value-type="float" office:value="1193.5" calcext:value-type="float">
            <text:p>1193.5</text:p>
          </table:table-cell>
          <table:table-cell office:value-type="float" office:value="740.5" calcext:value-type="float">
            <text:p>740.5</text:p>
          </table:table-cell>
          <table:table-cell table:number-columns-repeated="2"/>
          <table:table-cell table:formula="of:=AVERAGE([.A146:.E146])" office:value-type="float" office:value="903.85" calcext:value-type="float">
            <text:p>903.8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790.75" calcext:value-type="float">
            <text:p>790.75</text:p>
          </table:table-cell>
          <table:table-cell office:value-type="float" office:value="819.25" calcext:value-type="float">
            <text:p>819.25</text:p>
          </table:table-cell>
          <table:table-cell office:value-type="float" office:value="924.75" calcext:value-type="float">
            <text:p>924.75</text:p>
          </table:table-cell>
          <table:table-cell office:value-type="float" office:value="689.5" calcext:value-type="float">
            <text:p>689.5</text:p>
          </table:table-cell>
          <table:table-cell table:number-columns-repeated="2"/>
          <table:table-cell table:formula="of:=AVERAGE([.A147:.E147])" office:value-type="float" office:value="812.8" calcext:value-type="float">
            <text:p>812.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39.75" calcext:value-type="float">
            <text:p>739.75</text:p>
          </table:table-cell>
          <table:table-cell office:value-type="float" office:value="1341.25" calcext:value-type="float">
            <text:p>1341.25</text:p>
          </table:table-cell>
          <table:table-cell office:value-type="float" office:value="893.5" calcext:value-type="float">
            <text:p>893.5</text:p>
          </table:table-cell>
          <table:table-cell office:value-type="float" office:value="808.25" calcext:value-type="float">
            <text:p>808.25</text:p>
          </table:table-cell>
          <table:table-cell table:number-columns-repeated="2"/>
          <table:table-cell table:formula="of:=AVERAGE([.A148:.E148])" office:value-type="float" office:value="930.75" calcext:value-type="float">
            <text:p>930.7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736.75" calcext:value-type="float">
            <text:p>736.75</text:p>
          </table:table-cell>
          <table:table-cell office:value-type="float" office:value="1045.5" calcext:value-type="float">
            <text:p>1045.5</text:p>
          </table:table-cell>
          <table:table-cell office:value-type="float" office:value="761" calcext:value-type="float">
            <text:p>761</text:p>
          </table:table-cell>
          <table:table-cell office:value-type="float" office:value="978.25" calcext:value-type="float">
            <text:p>978.25</text:p>
          </table:table-cell>
          <table:table-cell table:number-columns-repeated="2"/>
          <table:table-cell table:formula="of:=AVERAGE([.A149:.E149])" office:value-type="float" office:value="872.25" calcext:value-type="float">
            <text:p>872.25</text:p>
          </table:table-cell>
        </table:table-row>
        <table:table-row table:style-name="ro1">
          <table:table-cell office:value-type="float" office:value="739.75" calcext:value-type="float">
            <text:p>739.75</text:p>
          </table:table-cell>
          <table:table-cell office:value-type="float" office:value="926" calcext:value-type="float">
            <text:p>926</text:p>
          </table:table-cell>
          <table:table-cell office:value-type="float" office:value="1094" calcext:value-type="float">
            <text:p>1094</text:p>
          </table:table-cell>
          <table:table-cell office:value-type="float" office:value="987.25" calcext:value-type="float">
            <text:p>987.25</text:p>
          </table:table-cell>
          <table:table-cell office:value-type="float" office:value="712.25" calcext:value-type="float">
            <text:p>712.25</text:p>
          </table:table-cell>
          <table:table-cell table:number-columns-repeated="2"/>
          <table:table-cell table:formula="of:=AVERAGE([.A150:.E150])" office:value-type="float" office:value="891.85" calcext:value-type="float">
            <text:p>891.85</text:p>
          </table:table-cell>
        </table:table-row>
        <table:table-row table:style-name="ro1">
          <table:table-cell office:value-type="float" office:value="694.75" calcext:value-type="float">
            <text:p>694.75</text:p>
          </table:table-cell>
          <table:table-cell office:value-type="float" office:value="712.25" calcext:value-type="float">
            <text:p>712.25</text:p>
          </table:table-cell>
          <table:table-cell office:value-type="float" office:value="1339.75" calcext:value-type="float">
            <text:p>1339.75</text:p>
          </table:table-cell>
          <table:table-cell office:value-type="float" office:value="931" calcext:value-type="float">
            <text:p>931</text:p>
          </table:table-cell>
          <table:table-cell office:value-type="float" office:value="786.25" calcext:value-type="float">
            <text:p>786.25</text:p>
          </table:table-cell>
          <table:table-cell table:number-columns-repeated="2"/>
          <table:table-cell table:formula="of:=AVERAGE([.A151:.E151])" office:value-type="float" office:value="892.8" calcext:value-type="float">
            <text:p>892.8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744.75" calcext:value-type="float">
            <text:p>744.75</text:p>
          </table:table-cell>
          <table:table-cell office:value-type="float" office:value="1337" calcext:value-type="float">
            <text:p>1337</text:p>
          </table:table-cell>
          <table:table-cell office:value-type="float" office:value="987.25" calcext:value-type="float">
            <text:p>987.25</text:p>
          </table:table-cell>
          <table:table-cell office:value-type="float" office:value="703.5" calcext:value-type="float">
            <text:p>703.5</text:p>
          </table:table-cell>
          <table:table-cell table:number-columns-repeated="2"/>
          <table:table-cell table:formula="of:=AVERAGE([.A152:.E152])" office:value-type="float" office:value="891.2" calcext:value-type="float">
            <text:p>891.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49.75" calcext:value-type="float">
            <text:p>649.75</text:p>
          </table:table-cell>
          <table:table-cell office:value-type="float" office:value="1273.5" calcext:value-type="float">
            <text:p>1273.5</text:p>
          </table:table-cell>
          <table:table-cell office:value-type="float" office:value="921" calcext:value-type="float">
            <text:p>921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table:formula="of:=AVERAGE([.A153:.E153])" office:value-type="float" office:value="906.45" calcext:value-type="float">
            <text:p>906.45</text:p>
          </table:table-cell>
        </table:table-row>
        <table:table-row table:style-name="ro1">
          <table:table-cell office:value-type="float" office:value="1414.75" calcext:value-type="float">
            <text:p>1414.75</text:p>
          </table:table-cell>
          <table:table-cell office:value-type="float" office:value="540" calcext:value-type="float">
            <text:p>540</text:p>
          </table:table-cell>
          <table:table-cell office:value-type="float" office:value="1028.25" calcext:value-type="float">
            <text:p>1028.25</text:p>
          </table:table-cell>
          <table:table-cell office:value-type="float" office:value="864.75" calcext:value-type="float">
            <text:p>864.75</text:p>
          </table:table-cell>
          <table:table-cell office:value-type="float" office:value="802.75" calcext:value-type="float">
            <text:p>802.75</text:p>
          </table:table-cell>
          <table:table-cell table:number-columns-repeated="2"/>
          <table:table-cell table:formula="of:=AVERAGE([.A154:.E154])" office:value-type="float" office:value="930.1" calcext:value-type="float">
            <text:p>930.1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661" calcext:value-type="float">
            <text:p>661</text:p>
          </table:table-cell>
          <table:table-cell office:value-type="float" office:value="1298" calcext:value-type="float">
            <text:p>1298</text:p>
          </table:table-cell>
          <table:table-cell office:value-type="float" office:value="859.75" calcext:value-type="float">
            <text:p>859.75</text:p>
          </table:table-cell>
          <table:table-cell office:value-type="float" office:value="723.5" calcext:value-type="float">
            <text:p>723.5</text:p>
          </table:table-cell>
          <table:table-cell table:number-columns-repeated="2"/>
          <table:table-cell table:formula="of:=AVERAGE([.A155:.E155])" office:value-type="float" office:value="870.15" calcext:value-type="float">
            <text:p>870.15</text:p>
          </table:table-cell>
        </table:table-row>
        <table:table-row table:style-name="ro1">
          <table:table-cell office:value-type="float" office:value="1494.75" calcext:value-type="float">
            <text:p>1494.75</text:p>
          </table:table-cell>
          <table:table-cell office:value-type="float" office:value="837.25" calcext:value-type="float">
            <text:p>837.25</text:p>
          </table:table-cell>
          <table:table-cell office:value-type="float" office:value="1314" calcext:value-type="float">
            <text:p>1314</text:p>
          </table:table-cell>
          <table:table-cell office:value-type="float" office:value="966.5" calcext:value-type="float">
            <text:p>966.5</text:p>
          </table:table-cell>
          <table:table-cell office:value-type="float" office:value="672.25" calcext:value-type="float">
            <text:p>672.25</text:p>
          </table:table-cell>
          <table:table-cell table:number-columns-repeated="2"/>
          <table:table-cell table:formula="of:=AVERAGE([.A156:.E156])" office:value-type="float" office:value="1056.95" calcext:value-type="float">
            <text:p>1056.95</text:p>
          </table:table-cell>
        </table:table-row>
        <table:table-row table:style-name="ro1">
          <table:table-cell office:value-type="float" office:value="1438.5" calcext:value-type="float">
            <text:p>1438.5</text:p>
          </table:table-cell>
          <table:table-cell office:value-type="float" office:value="832" calcext:value-type="float">
            <text:p>832</text:p>
          </table:table-cell>
          <table:table-cell office:value-type="float" office:value="1118.75" calcext:value-type="float">
            <text:p>1118.75</text:p>
          </table:table-cell>
          <table:table-cell office:value-type="float" office:value="1049.75" calcext:value-type="float">
            <text:p>1049.75</text:p>
          </table:table-cell>
          <table:table-cell office:value-type="float" office:value="788.25" calcext:value-type="float">
            <text:p>788.25</text:p>
          </table:table-cell>
          <table:table-cell table:number-columns-repeated="2"/>
          <table:table-cell table:formula="of:=AVERAGE([.A157:.E157])" office:value-type="float" office:value="1045.45" calcext:value-type="float">
            <text:p>1045.45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562.25" calcext:value-type="float">
            <text:p>562.25</text:p>
          </table:table-cell>
          <table:table-cell office:value-type="float" office:value="1317.25" calcext:value-type="float">
            <text:p>1317.25</text:p>
          </table:table-cell>
          <table:table-cell office:value-type="float" office:value="974.75" calcext:value-type="float">
            <text:p>974.75</text:p>
          </table:table-cell>
          <table:table-cell office:value-type="float" office:value="823.5" calcext:value-type="float">
            <text:p>823.5</text:p>
          </table:table-cell>
          <table:table-cell table:number-columns-repeated="2"/>
          <table:table-cell table:formula="of:=AVERAGE([.A158:.E158])" office:value-type="float" office:value="872.25" calcext:value-type="float">
            <text:p>872.2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837.25" calcext:value-type="float">
            <text:p>837.25</text:p>
          </table:table-cell>
          <table:table-cell office:value-type="float" office:value="1474.75" calcext:value-type="float">
            <text:p>1474.75</text:p>
          </table:table-cell>
          <table:table-cell office:value-type="float" office:value="824.75" calcext:value-type="float">
            <text:p>824.75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formula="of:=AVERAGE([.A159:.E159])" office:value-type="float" office:value="1093.75" calcext:value-type="float">
            <text:p>1093.7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742.25" calcext:value-type="float">
            <text:p>742.25</text:p>
          </table:table-cell>
          <table:table-cell office:value-type="float" office:value="1396.75" calcext:value-type="float">
            <text:p>1396.75</text:p>
          </table:table-cell>
          <table:table-cell office:value-type="float" office:value="749.75" calcext:value-type="float">
            <text:p>749.75</text:p>
          </table:table-cell>
          <table:table-cell office:value-type="float" office:value="837.25" calcext:value-type="float">
            <text:p>837.25</text:p>
          </table:table-cell>
          <table:table-cell table:number-columns-repeated="2"/>
          <table:table-cell table:formula="of:=AVERAGE([.A160:.E160])" office:value-type="float" office:value="900.65" calcext:value-type="float">
            <text:p>900.6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671.75" calcext:value-type="float">
            <text:p>671.75</text:p>
          </table:table-cell>
          <table:table-cell office:value-type="float" office:value="1388.5" calcext:value-type="float">
            <text:p>1388.5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743.5" calcext:value-type="float">
            <text:p>743.5</text:p>
          </table:table-cell>
          <table:table-cell table:number-columns-repeated="2"/>
          <table:table-cell table:formula="of:=AVERAGE([.A161:.E161])" office:value-type="float" office:value="942.4" calcext:value-type="float">
            <text:p>942.4</text:p>
          </table:table-cell>
        </table:table-row>
        <table:table-row table:style-name="ro1">
          <table:table-cell office:value-type="float" office:value="913.25" calcext:value-type="float">
            <text:p>913.25</text:p>
          </table:table-cell>
          <table:table-cell office:value-type="float" office:value="523.25" calcext:value-type="float">
            <text:p>523.25</text:p>
          </table:table-cell>
          <table:table-cell office:value-type="float" office:value="1188.5" calcext:value-type="float">
            <text:p>1188.5</text:p>
          </table:table-cell>
          <table:table-cell office:value-type="float" office:value="734.5" calcext:value-type="float">
            <text:p>734.5</text:p>
          </table:table-cell>
          <table:table-cell office:value-type="float" office:value="802.25" calcext:value-type="float">
            <text:p>802.25</text:p>
          </table:table-cell>
          <table:table-cell table:number-columns-repeated="2"/>
          <table:table-cell table:formula="of:=AVERAGE([.A162:.E162])" office:value-type="float" office:value="832.35" calcext:value-type="float">
            <text:p>832.3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68.5" calcext:value-type="float">
            <text:p>868.5</text:p>
          </table:table-cell>
          <table:table-cell office:value-type="float" office:value="1272" calcext:value-type="float">
            <text:p>1272</text:p>
          </table:table-cell>
          <table:table-cell office:value-type="float" office:value="1031" calcext:value-type="float">
            <text:p>1031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table:formula="of:=AVERAGE([.A163:.E163])" office:value-type="float" office:value="931.5" calcext:value-type="float">
            <text:p>931.5</text:p>
          </table:table-cell>
        </table:table-row>
        <table:table-row table:style-name="ro1">
          <table:table-cell office:value-type="float" office:value="933.5" calcext:value-type="float">
            <text:p>933.5</text:p>
          </table:table-cell>
          <table:table-cell office:value-type="float" office:value="668.25" calcext:value-type="float">
            <text:p>668.25</text:p>
          </table:table-cell>
          <table:table-cell office:value-type="float" office:value="1241.25" calcext:value-type="float">
            <text:p>1241.25</text:p>
          </table:table-cell>
          <table:table-cell office:value-type="float" office:value="956" calcext:value-type="float">
            <text:p>956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table:formula="of:=AVERAGE([.A164:.E164])" office:value-type="float" office:value="945.8" calcext:value-type="float">
            <text:p>945.8</text:p>
          </table:table-cell>
        </table:table-row>
        <table:table-row table:style-name="ro1">
          <table:table-cell office:value-type="float" office:value="984.5" calcext:value-type="float">
            <text:p>984.5</text:p>
          </table:table-cell>
          <table:table-cell office:value-type="float" office:value="743.5" calcext:value-type="float">
            <text:p>743.5</text:p>
          </table:table-cell>
          <table:table-cell office:value-type="float" office:value="1286" calcext:value-type="float">
            <text:p>1286</text:p>
          </table:table-cell>
          <table:table-cell office:value-type="float" office:value="812.25" calcext:value-type="float">
            <text:p>812.25</text:p>
          </table:table-cell>
          <table:table-cell office:value-type="float" office:value="1044.75" calcext:value-type="float">
            <text:p>1044.75</text:p>
          </table:table-cell>
          <table:table-cell table:number-columns-repeated="2"/>
          <table:table-cell table:formula="of:=AVERAGE([.A165:.E165])" office:value-type="float" office:value="974.2" calcext:value-type="float">
            <text:p>974.2</text:p>
          </table:table-cell>
        </table:table-row>
        <table:table-row table:style-name="ro1">
          <table:table-cell office:value-type="float" office:value="754.5" calcext:value-type="float">
            <text:p>754.5</text:p>
          </table:table-cell>
          <table:table-cell office:value-type="float" office:value="837.25" calcext:value-type="float">
            <text:p>837.25</text:p>
          </table:table-cell>
          <table:table-cell office:value-type="float" office:value="1195" calcext:value-type="float">
            <text:p>1195</text:p>
          </table:table-cell>
          <table:table-cell office:value-type="float" office:value="987.25" calcext:value-type="float">
            <text:p>987.25</text:p>
          </table:table-cell>
          <table:table-cell office:value-type="float" office:value="662.25" calcext:value-type="float">
            <text:p>662.25</text:p>
          </table:table-cell>
          <table:table-cell table:number-columns-repeated="2"/>
          <table:table-cell table:formula="of:=AVERAGE([.A166:.E166])" office:value-type="float" office:value="887.25" calcext:value-type="float">
            <text:p>887.2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837.25" calcext:value-type="float">
            <text:p>837.25</text:p>
          </table:table-cell>
          <table:table-cell office:value-type="float" office:value="1468.5" calcext:value-type="float">
            <text:p>1468.5</text:p>
          </table:table-cell>
          <table:table-cell office:value-type="float" office:value="1091" calcext:value-type="float">
            <text:p>109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AVERAGE([.A167:.E167])" office:value-type="float" office:value="1001.25" calcext:value-type="float">
            <text:p>1001.25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774.75" calcext:value-type="float">
            <text:p>774.75</text:p>
          </table:table-cell>
          <table:table-cell office:value-type="float" office:value="895.5" calcext:value-type="float">
            <text:p>895.5</text:p>
          </table:table-cell>
          <table:table-cell office:value-type="float" office:value="811" calcext:value-type="float">
            <text:p>811</text:p>
          </table:table-cell>
          <table:table-cell office:value-type="float" office:value="743.75" calcext:value-type="float">
            <text:p>743.75</text:p>
          </table:table-cell>
          <table:table-cell table:number-columns-repeated="2"/>
          <table:table-cell table:formula="of:=AVERAGE([.A168:.E168])" office:value-type="float" office:value="781.7" calcext:value-type="float">
            <text:p>781.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28" calcext:value-type="float">
            <text:p>628</text:p>
          </table:table-cell>
          <table:table-cell office:value-type="float" office:value="1257.25" calcext:value-type="float">
            <text:p>1257.25</text:p>
          </table:table-cell>
          <table:table-cell office:value-type="float" office:value="893.5" calcext:value-type="float">
            <text:p>893.5</text:p>
          </table:table-cell>
          <table:table-cell office:value-type="float" office:value="1038.5" calcext:value-type="float">
            <text:p>1038.5</text:p>
          </table:table-cell>
          <table:table-cell table:number-columns-repeated="2"/>
          <table:table-cell table:formula="of:=AVERAGE([.A169:.E169])" office:value-type="float" office:value="912.65" calcext:value-type="float">
            <text:p>912.65</text:p>
          </table:table-cell>
        </table:table-row>
        <table:table-row table:style-name="ro1">
          <table:table-cell office:value-type="float" office:value="809.75" calcext:value-type="float">
            <text:p>809.75</text:p>
          </table:table-cell>
          <table:table-cell office:value-type="float" office:value="806" calcext:value-type="float">
            <text:p>806</text:p>
          </table:table-cell>
          <table:table-cell office:value-type="float" office:value="1295" calcext:value-type="float">
            <text:p>1295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543.5" calcext:value-type="float">
            <text:p>543.5</text:p>
          </table:table-cell>
          <table:table-cell table:number-columns-repeated="2"/>
          <table:table-cell table:formula="of:=AVERAGE([.A170:.E170])" office:value-type="float" office:value="910.8" calcext:value-type="float">
            <text:p>910.8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693.5" calcext:value-type="float">
            <text:p>693.5</text:p>
          </table:table-cell>
          <table:table-cell office:value-type="float" office:value="1155" calcext:value-type="float">
            <text:p>1155</text:p>
          </table:table-cell>
          <table:table-cell office:value-type="float" office:value="755.75" calcext:value-type="float">
            <text:p>755.75</text:p>
          </table:table-cell>
          <table:table-cell office:value-type="float" office:value="879.75" calcext:value-type="float">
            <text:p>879.75</text:p>
          </table:table-cell>
          <table:table-cell table:number-columns-repeated="2"/>
          <table:table-cell table:formula="of:=AVERAGE([.A171:.E171])" office:value-type="float" office:value="877.25" calcext:value-type="float">
            <text:p>877.2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177.25" calcext:value-type="float">
            <text:p>1177.25</text:p>
          </table:table-cell>
          <table:table-cell office:value-type="float" office:value="1354.75" calcext:value-type="float">
            <text:p>1354.75</text:p>
          </table:table-cell>
          <table:table-cell office:value-type="float" office:value="1010.75" calcext:value-type="float">
            <text:p>1010.75</text:p>
          </table:table-cell>
          <table:table-cell office:value-type="float" office:value="648.25" calcext:value-type="float">
            <text:p>648.25</text:p>
          </table:table-cell>
          <table:table-cell table:number-columns-repeated="2"/>
          <table:table-cell table:formula="of:=AVERAGE([.A172:.E172])" office:value-type="float" office:value="1012.4" calcext:value-type="float">
            <text:p>1012.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38.5" calcext:value-type="float">
            <text:p>738.5</text:p>
          </table:table-cell>
          <table:table-cell office:value-type="float" office:value="1365" calcext:value-type="float">
            <text:p>1365</text:p>
          </table:table-cell>
          <table:table-cell office:value-type="float" office:value="810.25" calcext:value-type="float">
            <text:p>810.25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table:formula="of:=AVERAGE([.A173:.E173])" office:value-type="float" office:value="938.35" calcext:value-type="float">
            <text:p>938.3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43.5" calcext:value-type="float">
            <text:p>743.5</text:p>
          </table:table-cell>
          <table:table-cell office:value-type="float" office:value="1279.75" calcext:value-type="float">
            <text:p>1279.75</text:p>
          </table:table-cell>
          <table:table-cell office:value-type="float" office:value="837.25" calcext:value-type="float">
            <text:p>837.25</text:p>
          </table:table-cell>
          <table:table-cell office:value-type="float" office:value="983.5" calcext:value-type="float">
            <text:p>983.5</text:p>
          </table:table-cell>
          <table:table-cell table:number-columns-repeated="2"/>
          <table:table-cell table:formula="of:=AVERAGE([.A174:.E174])"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36.25" calcext:value-type="float">
            <text:p>736.25</text:p>
          </table:table-cell>
          <table:table-cell office:value-type="float" office:value="1224.75" calcext:value-type="float">
            <text:p>1224.75</text:p>
          </table:table-cell>
          <table:table-cell office:value-type="float" office:value="1000.25" calcext:value-type="float">
            <text:p>1000.25</text:p>
          </table:table-cell>
          <table:table-cell office:value-type="float" office:value="682.25" calcext:value-type="float">
            <text:p>682.25</text:p>
          </table:table-cell>
          <table:table-cell table:number-columns-repeated="2"/>
          <table:table-cell table:formula="of:=AVERAGE([.A175:.E175])" office:value-type="float" office:value="882.9" calcext:value-type="float">
            <text:p>882.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06" calcext:value-type="float">
            <text:p>806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1149.75" calcext:value-type="float">
            <text:p>1149.75</text:p>
          </table:table-cell>
          <table:table-cell office:value-type="float" office:value="684.75" calcext:value-type="float">
            <text:p>684.75</text:p>
          </table:table-cell>
          <table:table-cell table:number-columns-repeated="2"/>
          <table:table-cell table:formula="of:=AVERAGE([.A176:.E176])" office:value-type="float" office:value="912.75" calcext:value-type="float">
            <text:p>912.7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826.5" calcext:value-type="float">
            <text:p>826.5</text:p>
          </table:table-cell>
          <table:table-cell office:value-type="float" office:value="1321" calcext:value-type="float">
            <text:p>1321</text:p>
          </table:table-cell>
          <table:table-cell office:value-type="float" office:value="906" calcext:value-type="float">
            <text:p>906</text:p>
          </table:table-cell>
          <table:table-cell office:value-type="float" office:value="878.5" calcext:value-type="float">
            <text:p>878.5</text:p>
          </table:table-cell>
          <table:table-cell table:number-columns-repeated="2"/>
          <table:table-cell table:formula="of:=AVERAGE([.A177:.E177])" office:value-type="float" office:value="941.85" calcext:value-type="float">
            <text:p>941.8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41.25" calcext:value-type="float">
            <text:p>641.25</text:p>
          </table:table-cell>
          <table:table-cell office:value-type="float" office:value="1166.5" calcext:value-type="float">
            <text:p>1166.5</text:p>
          </table:table-cell>
          <table:table-cell office:value-type="float" office:value="906" calcext:value-type="float">
            <text:p>906</text:p>
          </table:table-cell>
          <table:table-cell office:value-type="float" office:value="932.75" calcext:value-type="float">
            <text:p>932.75</text:p>
          </table:table-cell>
          <table:table-cell table:number-columns-repeated="2"/>
          <table:table-cell table:formula="of:=AVERAGE([.A178:.E178])" office:value-type="float" office:value="903.5" calcext:value-type="float">
            <text:p>903.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38.5" calcext:value-type="float">
            <text:p>738.5</text:p>
          </table:table-cell>
          <table:table-cell office:value-type="float" office:value="972.25" calcext:value-type="float">
            <text:p>972.25</text:p>
          </table:table-cell>
          <table:table-cell office:value-type="float" office:value="998.5" calcext:value-type="float">
            <text:p>998.5</text:p>
          </table:table-cell>
          <table:table-cell office:value-type="float" office:value="601.5" calcext:value-type="float">
            <text:p>601.5</text:p>
          </table:table-cell>
          <table:table-cell table:number-columns-repeated="2"/>
          <table:table-cell table:formula="of:=AVERAGE([.A179:.E179])" office:value-type="float" office:value="836.35" calcext:value-type="float">
            <text:p>836.35</text:p>
          </table:table-cell>
        </table:table-row>
        <table:table-row table:style-name="ro1">
          <table:table-cell office:value-type="float" office:value="726.25" calcext:value-type="float">
            <text:p>726.25</text:p>
          </table:table-cell>
          <table:table-cell office:value-type="float" office:value="681" calcext:value-type="float">
            <text:p>681</text:p>
          </table:table-cell>
          <table:table-cell office:value-type="float" office:value="1461" calcext:value-type="float">
            <text:p>1461</text:p>
          </table:table-cell>
          <table:table-cell office:value-type="float" office:value="831" calcext:value-type="float">
            <text:p>831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table:formula="of:=AVERAGE([.A180:.E180])" office:value-type="float" office:value="872.05" calcext:value-type="float">
            <text:p>872.05</text:p>
          </table:table-cell>
        </table:table-row>
        <table:table-row table:style-name="ro1">
          <table:table-cell office:value-type="float" office:value="964.75" calcext:value-type="float">
            <text:p>964.75</text:p>
          </table:table-cell>
          <table:table-cell office:value-type="float" office:value="669.25" calcext:value-type="float">
            <text:p>669.25</text:p>
          </table:table-cell>
          <table:table-cell office:value-type="float" office:value="1228.5" calcext:value-type="float">
            <text:p>1228.5</text:p>
          </table:table-cell>
          <table:table-cell office:value-type="float" office:value="899.75" calcext:value-type="float">
            <text:p>899.75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AVERAGE([.A181:.E181])" office:value-type="float" office:value="946.85" calcext:value-type="float">
            <text:p>946.85</text:p>
          </table:table-cell>
        </table:table-row>
        <table:table-row table:style-name="ro1">
          <table:table-cell office:value-type="float" office:value="662.75" calcext:value-type="float">
            <text:p>662.75</text:p>
          </table:table-cell>
          <table:table-cell office:value-type="float" office:value="641" calcext:value-type="float">
            <text:p>641</text:p>
          </table:table-cell>
          <table:table-cell office:value-type="float" office:value="1289.25" calcext:value-type="float">
            <text:p>1289.25</text:p>
          </table:table-cell>
          <table:table-cell office:value-type="float" office:value="1223.5" calcext:value-type="float">
            <text:p>1223.5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table:formula="of:=AVERAGE([.A182:.E182])" office:value-type="float" office:value="911.5" calcext:value-type="float">
            <text:p>911.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21" calcext:value-type="float">
            <text:p>621</text:p>
          </table:table-cell>
          <table:table-cell office:value-type="float" office:value="1398.5" calcext:value-type="float">
            <text:p>1398.5</text:p>
          </table:table-cell>
          <table:table-cell office:value-type="float" office:value="796" calcext:value-type="float">
            <text:p>796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table:formula="of:=AVERAGE([.A183:.E183])" office:value-type="float" office:value="887.1" calcext:value-type="float">
            <text:p>887.1</text:p>
          </table:table-cell>
        </table:table-row>
        <table:table-row table:style-name="ro1">
          <table:table-cell office:value-type="float" office:value="828.25" calcext:value-type="float">
            <text:p>828.25</text:p>
          </table:table-cell>
          <table:table-cell office:value-type="float" office:value="837.25" calcext:value-type="float">
            <text:p>837.25</text:p>
          </table:table-cell>
          <table:table-cell office:value-type="float" office:value="1017.25" calcext:value-type="float">
            <text:p>1017.25</text:p>
          </table:table-cell>
          <table:table-cell office:value-type="float" office:value="1007.25" calcext:value-type="float">
            <text:p>1007.25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table:formula="of:=AVERAGE([.A184:.E184])" office:value-type="float" office:value="958.2" calcext:value-type="float">
            <text:p>958.2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868.5" calcext:value-type="float">
            <text:p>868.5</text:p>
          </table:table-cell>
          <table:table-cell office:value-type="float" office:value="1167.75" calcext:value-type="float">
            <text:p>1167.75</text:p>
          </table:table-cell>
          <table:table-cell office:value-type="float" office:value="1118.5" calcext:value-type="float">
            <text:p>1118.5</text:p>
          </table:table-cell>
          <table:table-cell office:value-type="float" office:value="649.75" calcext:value-type="float">
            <text:p>649.75</text:p>
          </table:table-cell>
          <table:table-cell table:number-columns-repeated="2"/>
          <table:table-cell table:formula="of:=AVERAGE([.A185:.E185])" office:value-type="float" office:value="928.85" calcext:value-type="float">
            <text:p>928.8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93" calcext:value-type="float">
            <text:p>493</text:p>
          </table:table-cell>
          <table:table-cell office:value-type="float" office:value="1254.75" calcext:value-type="float">
            <text:p>1254.75</text:p>
          </table:table-cell>
          <table:table-cell office:value-type="float" office:value="924.75" calcext:value-type="float">
            <text:p>924.75</text:p>
          </table:table-cell>
          <table:table-cell office:value-type="float" office:value="774.75" calcext:value-type="float">
            <text:p>774.75</text:p>
          </table:table-cell>
          <table:table-cell table:number-columns-repeated="2"/>
          <table:table-cell table:formula="of:=AVERAGE([.A186:.E186])" office:value-type="float" office:value="861.85" calcext:value-type="float">
            <text:p>861.8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743.5" calcext:value-type="float">
            <text:p>743.5</text:p>
          </table:table-cell>
          <table:table-cell office:value-type="float" office:value="1368.5" calcext:value-type="float">
            <text:p>1368.5</text:p>
          </table:table-cell>
          <table:table-cell office:value-type="float" office:value="1001.5" calcext:value-type="float">
            <text:p>1001.5</text:p>
          </table:table-cell>
          <table:table-cell office:value-type="float" office:value="999.75" calcext:value-type="float">
            <text:p>999.75</text:p>
          </table:table-cell>
          <table:table-cell table:number-columns-repeated="2"/>
          <table:table-cell table:formula="of:=AVERAGE([.A187:.E187])" office:value-type="float" office:value="1003.1" calcext:value-type="float">
            <text:p>1003.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04" calcext:value-type="float">
            <text:p>704</text:p>
          </table:table-cell>
          <table:table-cell office:value-type="float" office:value="1239.75" calcext:value-type="float">
            <text:p>1239.75</text:p>
          </table:table-cell>
          <table:table-cell office:value-type="float" office:value="1006" calcext:value-type="float">
            <text:p>1006</text:p>
          </table:table-cell>
          <table:table-cell office:value-type="float" office:value="712.25" calcext:value-type="float">
            <text:p>712.25</text:p>
          </table:table-cell>
          <table:table-cell table:number-columns-repeated="2"/>
          <table:table-cell table:formula="of:=AVERAGE([.A188:.E188])" office:value-type="float" office:value="941.8" calcext:value-type="float">
            <text:p>941.8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743.5" calcext:value-type="float">
            <text:p>743.5</text:p>
          </table:table-cell>
          <table:table-cell office:value-type="float" office:value="1336" calcext:value-type="float">
            <text:p>1336</text:p>
          </table:table-cell>
          <table:table-cell office:value-type="float" office:value="783.5" calcext:value-type="float">
            <text:p>783.5</text:p>
          </table:table-cell>
          <table:table-cell office:value-type="float" office:value="758.5" calcext:value-type="float">
            <text:p>758.5</text:p>
          </table:table-cell>
          <table:table-cell table:number-columns-repeated="2"/>
          <table:table-cell table:formula="of:=AVERAGE([.A189:.E189])" office:value-type="float" office:value="892.25" calcext:value-type="float">
            <text:p>892.25</text:p>
          </table:table-cell>
        </table:table-row>
        <table:table-row table:style-name="ro1">
          <table:table-cell office:value-type="float" office:value="928.75" calcext:value-type="float">
            <text:p>928.75</text:p>
          </table:table-cell>
          <table:table-cell office:value-type="float" office:value="868.5" calcext:value-type="float">
            <text:p>868.5</text:p>
          </table:table-cell>
          <table:table-cell office:value-type="float" office:value="1338.5" calcext:value-type="float">
            <text:p>1338.5</text:p>
          </table:table-cell>
          <table:table-cell office:value-type="float" office:value="999.75" calcext:value-type="float">
            <text:p>999.75</text:p>
          </table:table-cell>
          <table:table-cell office:value-type="float" office:value="647.25" calcext:value-type="float">
            <text:p>647.25</text:p>
          </table:table-cell>
          <table:table-cell table:number-columns-repeated="2"/>
          <table:table-cell table:formula="of:=AVERAGE([.A190:.E190])" office:value-type="float" office:value="956.55" calcext:value-type="float">
            <text:p>956.5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626" calcext:value-type="float">
            <text:p>626</text:p>
          </table:table-cell>
          <table:table-cell office:value-type="float" office:value="1425.75" calcext:value-type="float">
            <text:p>1425.75</text:p>
          </table:table-cell>
          <table:table-cell office:value-type="float" office:value="771" calcext:value-type="float">
            <text:p>771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table:formula="of:=AVERAGE([.A191:.E191])" office:value-type="float" office:value="868.7" calcext:value-type="float">
            <text:p>868.7</text:p>
          </table:table-cell>
        </table:table-row>
        <table:table-row table:style-name="ro1">
          <table:table-cell office:value-type="float" office:value="1027.25" calcext:value-type="float">
            <text:p>1027.25</text:p>
          </table:table-cell>
          <table:table-cell office:value-type="float" office:value="931" calcext:value-type="float">
            <text:p>931</text:p>
          </table:table-cell>
          <table:table-cell office:value-type="float" office:value="1204.75" calcext:value-type="float">
            <text:p>1204.75</text:p>
          </table:table-cell>
          <table:table-cell office:value-type="float" office:value="761" calcext:value-type="float">
            <text:p>761</text:p>
          </table:table-cell>
          <table:table-cell office:value-type="float" office:value="797.25" calcext:value-type="float">
            <text:p>797.25</text:p>
          </table:table-cell>
          <table:table-cell table:number-columns-repeated="2"/>
          <table:table-cell table:formula="of:=AVERAGE([.A192:.E192])" office:value-type="float" office:value="944.25" calcext:value-type="float">
            <text:p>944.2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837.25" calcext:value-type="float">
            <text:p>837.25</text:p>
          </table:table-cell>
          <table:table-cell office:value-type="float" office:value="1274.75" calcext:value-type="float">
            <text:p>1274.75</text:p>
          </table:table-cell>
          <table:table-cell office:value-type="float" office:value="1006" calcext:value-type="float">
            <text:p>1006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table:formula="of:=AVERAGE([.A193:.E193])" office:value-type="float" office:value="977.85" calcext:value-type="float">
            <text:p>977.85</text:p>
          </table:table-cell>
        </table:table-row>
        <table:table-row table:style-name="ro1">
          <table:table-cell office:value-type="float" office:value="964.75" calcext:value-type="float">
            <text:p>964.75</text:p>
          </table:table-cell>
          <table:table-cell office:value-type="float" office:value="649.75" calcext:value-type="float">
            <text:p>649.75</text:p>
          </table:table-cell>
          <table:table-cell office:value-type="float" office:value="1181" calcext:value-type="float">
            <text:p>1181</text:p>
          </table:table-cell>
          <table:table-cell office:value-type="float" office:value="906" calcext:value-type="float">
            <text:p>906</text:p>
          </table:table-cell>
          <table:table-cell office:value-type="float" office:value="768.5" calcext:value-type="float">
            <text:p>768.5</text:p>
          </table:table-cell>
          <table:table-cell table:number-columns-repeated="2"/>
          <table:table-cell table:formula="of:=AVERAGE([.A194:.E194])"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39" calcext:value-type="float">
            <text:p>639</text:p>
          </table:table-cell>
          <table:table-cell office:value-type="float" office:value="1223.5" calcext:value-type="float">
            <text:p>1223.5</text:p>
          </table:table-cell>
          <table:table-cell office:value-type="float" office:value="987.25" calcext:value-type="float">
            <text:p>987.25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table:formula="of:=AVERAGE([.A195:.E195])" office:value-type="float" office:value="911.35" calcext:value-type="float">
            <text:p>911.35</text:p>
          </table:table-cell>
        </table:table-row>
        <table:table-row table:style-name="ro1">
          <table:table-cell office:value-type="float" office:value="984.5" calcext:value-type="float">
            <text:p>984.5</text:p>
          </table:table-cell>
          <table:table-cell office:value-type="float" office:value="623" calcext:value-type="float">
            <text:p>623</text:p>
          </table:table-cell>
          <table:table-cell office:value-type="float" office:value="1269.75" calcext:value-type="float">
            <text:p>1269.75</text:p>
          </table:table-cell>
          <table:table-cell office:value-type="float" office:value="1018.5" calcext:value-type="float">
            <text:p>1018.5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A196:.E196])" office:value-type="float" office:value="935.35" calcext:value-type="float">
            <text:p>935.3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92.5" calcext:value-type="float">
            <text:p>592.5</text:p>
          </table:table-cell>
          <table:table-cell office:value-type="float" office:value="1291" calcext:value-type="float">
            <text:p>1291</text:p>
          </table:table-cell>
          <table:table-cell office:value-type="float" office:value="793.5" calcext:value-type="float">
            <text:p>793.5</text:p>
          </table:table-cell>
          <table:table-cell office:value-type="float" office:value="788.5" calcext:value-type="float">
            <text:p>788.5</text:p>
          </table:table-cell>
          <table:table-cell table:number-columns-repeated="2"/>
          <table:table-cell table:formula="of:=AVERAGE([.A197:.E197])" office:value-type="float" office:value="877.5" calcext:value-type="float">
            <text:p>877.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26" calcext:value-type="float">
            <text:p>826</text:p>
          </table:table-cell>
          <table:table-cell office:value-type="float" office:value="1213.5" calcext:value-type="float">
            <text:p>1213.5</text:p>
          </table:table-cell>
          <table:table-cell office:value-type="float" office:value="937.25" calcext:value-type="float">
            <text:p>937.25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A198:.E198])" office:value-type="float" office:value="945.75" calcext:value-type="float">
            <text:p>945.7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665" calcext:value-type="float">
            <text:p>665</text:p>
          </table:table-cell>
          <table:table-cell office:value-type="float" office:value="1386" calcext:value-type="float">
            <text:p>1386</text:p>
          </table:table-cell>
          <table:table-cell office:value-type="float" office:value="874.75" calcext:value-type="float">
            <text:p>874.75</text:p>
          </table:table-cell>
          <table:table-cell office:value-type="float" office:value="649.75" calcext:value-type="float">
            <text:p>649.75</text:p>
          </table:table-cell>
          <table:table-cell table:number-columns-repeated="2"/>
          <table:table-cell table:formula="of:=AVERAGE([.A199:.E199])" office:value-type="float" office:value="895.55" calcext:value-type="float">
            <text:p>895.5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805.5" calcext:value-type="float">
            <text:p>805.5</text:p>
          </table:table-cell>
          <table:table-cell office:value-type="float" office:value="1185.5" calcext:value-type="float">
            <text:p>1185.5</text:p>
          </table:table-cell>
          <table:table-cell office:value-type="float" office:value="751" calcext:value-type="float">
            <text:p>751</text:p>
          </table:table-cell>
          <table:table-cell office:value-type="float" office:value="624.75" calcext:value-type="float">
            <text:p>624.75</text:p>
          </table:table-cell>
          <table:table-cell table:number-columns-repeated="2"/>
          <table:table-cell table:formula="of:=AVERAGE([.A200:.E200])" office:value-type="float" office:value="835.05" calcext:value-type="float">
            <text:p>835.0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837.25" calcext:value-type="float">
            <text:p>837.25</text:p>
          </table:table-cell>
          <table:table-cell office:value-type="float" office:value="1304.75" calcext:value-type="float">
            <text:p>1304.75</text:p>
          </table:table-cell>
          <table:table-cell office:value-type="float" office:value="893.5" calcext:value-type="float">
            <text:p>893.5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table:formula="of:=AVERAGE([.A201:.E201])" office:value-type="float" office:value="898.75" calcext:value-type="float">
            <text:p>898.7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70.5" calcext:value-type="float">
            <text:p>670.5</text:p>
          </table:table-cell>
          <table:table-cell office:value-type="float" office:value="1414.75" calcext:value-type="float">
            <text:p>1414.75</text:p>
          </table:table-cell>
          <table:table-cell office:value-type="float" office:value="912.25" calcext:value-type="float">
            <text:p>912.25</text:p>
          </table:table-cell>
          <table:table-cell office:value-type="float" office:value="1037.25" calcext:value-type="float">
            <text:p>1037.25</text:p>
          </table:table-cell>
          <table:table-cell table:number-columns-repeated="2"/>
          <table:table-cell table:formula="of:=AVERAGE([.A202:.E202])" office:value-type="float" office:value="956.15" calcext:value-type="float">
            <text:p>956.15</text:p>
          </table:table-cell>
        </table:table-row>
        <table:table-row table:style-name="ro1">
          <table:table-cell office:value-type="float" office:value="933.5" calcext:value-type="float">
            <text:p>933.5</text:p>
          </table:table-cell>
          <table:table-cell office:value-type="float" office:value="931" calcext:value-type="float">
            <text:p>931</text:p>
          </table:table-cell>
          <table:table-cell office:value-type="float" office:value="1195.75" calcext:value-type="float">
            <text:p>1195.75</text:p>
          </table:table-cell>
          <table:table-cell office:value-type="float" office:value="1056" calcext:value-type="float">
            <text:p>1056</text:p>
          </table:table-cell>
          <table:table-cell office:value-type="float" office:value="604.75" calcext:value-type="float">
            <text:p>604.75</text:p>
          </table:table-cell>
          <table:table-cell table:number-columns-repeated="2"/>
          <table:table-cell table:formula="of:=AVERAGE([.A203:.E203])" office:value-type="float" office:value="944.2" calcext:value-type="float">
            <text:p>944.2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838.5" calcext:value-type="float">
            <text:p>838.5</text:p>
          </table:table-cell>
          <table:table-cell office:value-type="float" office:value="1239" calcext:value-type="float">
            <text:p>1239</text:p>
          </table:table-cell>
          <table:table-cell office:value-type="float" office:value="781" calcext:value-type="float">
            <text:p>781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table:formula="of:=AVERAGE([.A204:.E204])" office:value-type="float" office:value="903.75" calcext:value-type="float">
            <text:p>903.7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712.25" calcext:value-type="float">
            <text:p>712.25</text:p>
          </table:table-cell>
          <table:table-cell office:value-type="float" office:value="1192.5" calcext:value-type="float">
            <text:p>1192.5</text:p>
          </table:table-cell>
          <table:table-cell office:value-type="float" office:value="787.25" calcext:value-type="float">
            <text:p>787.25</text:p>
          </table:table-cell>
          <table:table-cell office:value-type="float" office:value="737.25" calcext:value-type="float">
            <text:p>737.25</text:p>
          </table:table-cell>
          <table:table-cell table:number-columns-repeated="2"/>
          <table:table-cell table:formula="of:=AVERAGE([.A205:.E205])" office:value-type="float" office:value="866.3" calcext:value-type="float">
            <text:p>866.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12.25" calcext:value-type="float">
            <text:p>712.25</text:p>
          </table:table-cell>
          <table:table-cell office:value-type="float" office:value="1286" calcext:value-type="float">
            <text:p>1286</text:p>
          </table:table-cell>
          <table:table-cell office:value-type="float" office:value="756" calcext:value-type="float">
            <text:p>756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table:formula="of:=AVERAGE([.A206:.E206])" office:value-type="float" office:value="845.25" calcext:value-type="float">
            <text:p>845.25</text:p>
          </table:table-cell>
        </table:table-row>
        <table:table-row table:style-name="ro1">
          <table:table-cell office:value-type="float" office:value="964.75" calcext:value-type="float">
            <text:p>964.75</text:p>
          </table:table-cell>
          <table:table-cell office:value-type="float" office:value="734.25" calcext:value-type="float">
            <text:p>734.25</text:p>
          </table:table-cell>
          <table:table-cell office:value-type="float" office:value="1482.25" calcext:value-type="float">
            <text:p>1482.25</text:p>
          </table:table-cell>
          <table:table-cell office:value-type="float" office:value="1012.25" calcext:value-type="float">
            <text:p>1012.25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table:formula="of:=AVERAGE([.A207:.E207])" office:value-type="float" office:value="980.7" calcext:value-type="float">
            <text:p>980.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35.25" calcext:value-type="float">
            <text:p>735.25</text:p>
          </table:table-cell>
          <table:table-cell office:value-type="float" office:value="1499.75" calcext:value-type="float">
            <text:p>1499.75</text:p>
          </table:table-cell>
          <table:table-cell office:value-type="float" office:value="654.5" calcext:value-type="float">
            <text:p>654.5</text:p>
          </table:table-cell>
          <table:table-cell office:value-type="float" office:value="1060.25" calcext:value-type="float">
            <text:p>1060.25</text:p>
          </table:table-cell>
          <table:table-cell table:number-columns-repeated="2"/>
          <table:table-cell table:formula="of:=AVERAGE([.A208:.E208])" office:value-type="float" office:value="939.15" calcext:value-type="float">
            <text:p>939.15</text:p>
          </table:table-cell>
        </table:table-row>
        <table:table-row table:style-name="ro1">
          <table:table-cell office:value-type="float" office:value="714.75" calcext:value-type="float">
            <text:p>714.75</text:p>
          </table:table-cell>
          <table:table-cell office:value-type="float" office:value="624" calcext:value-type="float">
            <text:p>624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1012.25" calcext:value-type="float">
            <text:p>1012.25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table:formula="of:=AVERAGE([.A209:.E209])" office:value-type="float" office:value="857.35" calcext:value-type="float">
            <text:p>857.35</text:p>
          </table:table-cell>
        </table:table-row>
        <table:table-row table:style-name="ro1">
          <table:table-cell office:value-type="float" office:value="902.25" calcext:value-type="float">
            <text:p>902.25</text:p>
          </table:table-cell>
          <table:table-cell office:value-type="float" office:value="868.5" calcext:value-type="float">
            <text:p>868.5</text:p>
          </table:table-cell>
          <table:table-cell office:value-type="float" office:value="1274.75" calcext:value-type="float">
            <text:p>1274.75</text:p>
          </table:table-cell>
          <table:table-cell office:value-type="float" office:value="742.25" calcext:value-type="float">
            <text:p>742.25</text:p>
          </table:table-cell>
          <table:table-cell office:value-type="float" office:value="659.5" calcext:value-type="float">
            <text:p>659.5</text:p>
          </table:table-cell>
          <table:table-cell table:number-columns-repeated="2"/>
          <table:table-cell table:formula="of:=AVERAGE([.A210:.E210])" office:value-type="float" office:value="889.45" calcext:value-type="float">
            <text:p>889.45</text:p>
          </table:table-cell>
        </table:table-row>
        <table:table-row table:style-name="ro1">
          <table:table-cell office:value-type="float" office:value="657.75" calcext:value-type="float">
            <text:p>657.75</text:p>
          </table:table-cell>
          <table:table-cell office:value-type="float" office:value="931" calcext:value-type="float">
            <text:p>931</text:p>
          </table:table-cell>
          <table:table-cell office:value-type="float" office:value="1268.5" calcext:value-type="float">
            <text:p>1268.5</text:p>
          </table:table-cell>
          <table:table-cell office:value-type="float" office:value="1043.5" calcext:value-type="float">
            <text:p>1043.5</text:p>
          </table:table-cell>
          <table:table-cell office:value-type="float" office:value="644.75" calcext:value-type="float">
            <text:p>644.75</text:p>
          </table:table-cell>
          <table:table-cell table:number-columns-repeated="2"/>
          <table:table-cell table:formula="of:=AVERAGE([.A211:.E211])" office:value-type="float" office:value="909.1" calcext:value-type="float">
            <text:p>909.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33.75" calcext:value-type="float">
            <text:p>733.75</text:p>
          </table:table-cell>
          <table:table-cell office:value-type="float" office:value="1314.5" calcext:value-type="float">
            <text:p>1314.5</text:p>
          </table:table-cell>
          <table:table-cell office:value-type="float" office:value="812.25" calcext:value-type="float">
            <text:p>812.25</text:p>
          </table:table-cell>
          <table:table-cell office:value-type="float" office:value="731.75" calcext:value-type="float">
            <text:p>731.75</text:p>
          </table:table-cell>
          <table:table-cell table:number-columns-repeated="2"/>
          <table:table-cell table:formula="of:=AVERAGE([.A212:.E212])" office:value-type="float" office:value="867.65" calcext:value-type="float">
            <text:p>867.6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32.25" calcext:value-type="float">
            <text:p>732.25</text:p>
          </table:table-cell>
          <table:table-cell office:value-type="float" office:value="1352.25" calcext:value-type="float">
            <text:p>1352.25</text:p>
          </table:table-cell>
          <table:table-cell office:value-type="float" office:value="773.5" calcext:value-type="float">
            <text:p>773.5</text:p>
          </table:table-cell>
          <table:table-cell office:value-type="float" office:value="728.5" calcext:value-type="float">
            <text:p>728.5</text:p>
          </table:table-cell>
          <table:table-cell table:number-columns-repeated="2"/>
          <table:table-cell table:formula="of:=AVERAGE([.A213:.E213])" office:value-type="float" office:value="882.5" calcext:value-type="float">
            <text:p>882.5</text:p>
          </table:table-cell>
        </table:table-row>
        <table:table-row table:style-name="ro1">
          <table:table-cell office:value-type="float" office:value="738.25" calcext:value-type="float">
            <text:p>738.25</text:p>
          </table:table-cell>
          <table:table-cell office:value-type="float" office:value="631" calcext:value-type="float">
            <text:p>631</text:p>
          </table:table-cell>
          <table:table-cell office:value-type="float" office:value="1303.5" calcext:value-type="float">
            <text:p>1303.5</text:p>
          </table:table-cell>
          <table:table-cell office:value-type="float" office:value="731" calcext:value-type="float">
            <text:p>731</text:p>
          </table:table-cell>
          <table:table-cell office:value-type="float" office:value="712.25" calcext:value-type="float">
            <text:p>712.25</text:p>
          </table:table-cell>
          <table:table-cell table:number-columns-repeated="2"/>
          <table:table-cell table:formula="of:=AVERAGE([.A214:.E214])" office:value-type="float" office:value="823.2" calcext:value-type="float">
            <text:p>823.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49.75" calcext:value-type="float">
            <text:p>749.75</text:p>
          </table:table-cell>
          <table:table-cell office:value-type="float" office:value="1181.25" calcext:value-type="float">
            <text:p>1181.25</text:p>
          </table:table-cell>
          <table:table-cell office:value-type="float" office:value="1068.5" calcext:value-type="float">
            <text:p>1068.5</text:p>
          </table:table-cell>
          <table:table-cell office:value-type="float" office:value="743.5" calcext:value-type="float">
            <text:p>743.5</text:p>
          </table:table-cell>
          <table:table-cell table:number-columns-repeated="2"/>
          <table:table-cell table:formula="of:=AVERAGE([.A215:.E215])" office:value-type="float" office:value="897.8" calcext:value-type="float">
            <text:p>897.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23.5" calcext:value-type="float">
            <text:p>723.5</text:p>
          </table:table-cell>
          <table:table-cell office:value-type="float" office:value="1120.25" calcext:value-type="float">
            <text:p>1120.25</text:p>
          </table:table-cell>
          <table:table-cell office:value-type="float" office:value="1006" calcext:value-type="float">
            <text:p>1006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table:formula="of:=AVERAGE([.A216:.E216])" office:value-type="float" office:value="855.55" calcext:value-type="float">
            <text:p>855.5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37.25" calcext:value-type="float">
            <text:p>837.25</text:p>
          </table:table-cell>
          <table:table-cell office:value-type="float" office:value="1356" calcext:value-type="float">
            <text:p>1356</text:p>
          </table:table-cell>
          <table:table-cell office:value-type="float" office:value="698" calcext:value-type="float">
            <text:p>698</text:p>
          </table:table-cell>
          <table:table-cell office:value-type="float" office:value="785.25" calcext:value-type="float">
            <text:p>785.25</text:p>
          </table:table-cell>
          <table:table-cell table:number-columns-repeated="2"/>
          <table:table-cell table:formula="of:=AVERAGE([.A217:.E217])" office:value-type="float" office:value="884.5" calcext:value-type="float">
            <text:p>884.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49.75" calcext:value-type="float">
            <text:p>649.75</text:p>
          </table:table-cell>
          <table:table-cell office:value-type="float" office:value="1131" calcext:value-type="float">
            <text:p>1131</text:p>
          </table:table-cell>
          <table:table-cell office:value-type="float" office:value="1156" calcext:value-type="float">
            <text:p>1156</text:p>
          </table:table-cell>
          <table:table-cell office:value-type="float" office:value="633.5" calcext:value-type="float">
            <text:p>633.5</text:p>
          </table:table-cell>
          <table:table-cell table:number-columns-repeated="2"/>
          <table:table-cell table:formula="of:=AVERAGE([.A218:.E218])" office:value-type="float" office:value="830.05" calcext:value-type="float">
            <text:p>830.05</text:p>
          </table:table-cell>
        </table:table-row>
        <table:table-row table:style-name="ro1">
          <table:table-cell office:value-type="float" office:value="716.25" calcext:value-type="float">
            <text:p>716.25</text:p>
          </table:table-cell>
          <table:table-cell office:value-type="float" office:value="586.75" calcext:value-type="float">
            <text:p>586.75</text:p>
          </table:table-cell>
          <table:table-cell office:value-type="float" office:value="1408.25" calcext:value-type="float">
            <text:p>1408.25</text:p>
          </table:table-cell>
          <table:table-cell office:value-type="float" office:value="799.75" calcext:value-type="float">
            <text:p>799.75</text:p>
          </table:table-cell>
          <table:table-cell office:value-type="float" office:value="743.5" calcext:value-type="float">
            <text:p>743.5</text:p>
          </table:table-cell>
          <table:table-cell table:number-columns-repeated="2"/>
          <table:table-cell table:formula="of:=AVERAGE([.A219:.E219])" office:value-type="float" office:value="850.9" calcext:value-type="float">
            <text:p>850.9</text:p>
          </table:table-cell>
        </table:table-row>
        <table:table-row table:style-name="ro1">
          <table:table-cell office:value-type="float" office:value="714.75" calcext:value-type="float">
            <text:p>714.75</text:p>
          </table:table-cell>
          <table:table-cell office:value-type="float" office:value="626.75" calcext:value-type="float">
            <text:p>626.75</text:p>
          </table:table-cell>
          <table:table-cell office:value-type="float" office:value="1379.5" calcext:value-type="float">
            <text:p>1379.5</text:p>
          </table:table-cell>
          <table:table-cell office:value-type="float" office:value="1006" calcext:value-type="float">
            <text:p>1006</text:p>
          </table:table-cell>
          <table:table-cell office:value-type="float" office:value="762.25" calcext:value-type="float">
            <text:p>762.25</text:p>
          </table:table-cell>
          <table:table-cell table:number-columns-repeated="2"/>
          <table:table-cell table:formula="of:=AVERAGE([.A220:.E220])" office:value-type="float" office:value="897.85" calcext:value-type="float">
            <text:p>897.8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931" calcext:value-type="float">
            <text:p>931</text:p>
          </table:table-cell>
          <table:table-cell office:value-type="float" office:value="1409.5" calcext:value-type="float">
            <text:p>1409.5</text:p>
          </table:table-cell>
          <table:table-cell office:value-type="float" office:value="1139.75" calcext:value-type="float">
            <text:p>1139.75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table:formula="of:=AVERAGE([.A221:.E221])" office:value-type="float" office:value="1016.2" calcext:value-type="float">
            <text:p>1016.2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690.5" calcext:value-type="float">
            <text:p>690.5</text:p>
          </table:table-cell>
          <table:table-cell office:value-type="float" office:value="1204.5" calcext:value-type="float">
            <text:p>1204.5</text:p>
          </table:table-cell>
          <table:table-cell office:value-type="float" office:value="1084.75" calcext:value-type="float">
            <text:p>1084.75</text:p>
          </table:table-cell>
          <table:table-cell office:value-type="float" office:value="681.25" calcext:value-type="float">
            <text:p>681.25</text:p>
          </table:table-cell>
          <table:table-cell table:number-columns-repeated="2"/>
          <table:table-cell table:formula="of:=AVERAGE([.A222:.E222])" office:value-type="float" office:value="887.65" calcext:value-type="float">
            <text:p>887.6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74.75" calcext:value-type="float">
            <text:p>774.75</text:p>
          </table:table-cell>
          <table:table-cell office:value-type="float" office:value="1423.5" calcext:value-type="float">
            <text:p>1423.5</text:p>
          </table:table-cell>
          <table:table-cell office:value-type="float" office:value="899.75" calcext:value-type="float">
            <text:p>899.75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formula="of:=AVERAGE([.A223:.E223])" office:value-type="float" office:value="914.8" calcext:value-type="float">
            <text:p>914.8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729.75" calcext:value-type="float">
            <text:p>729.75</text:p>
          </table:table-cell>
          <table:table-cell office:value-type="float" office:value="1262.5" calcext:value-type="float">
            <text:p>1262.5</text:p>
          </table:table-cell>
          <table:table-cell office:value-type="float" office:value="886" calcext:value-type="float">
            <text:p>88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A224:.E224])" office:value-type="float" office:value="888.55" calcext:value-type="float">
            <text:p>888.5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712.25" calcext:value-type="float">
            <text:p>712.25</text:p>
          </table:table-cell>
          <table:table-cell office:value-type="float" office:value="1454.75" calcext:value-type="float">
            <text:p>1454.75</text:p>
          </table:table-cell>
          <table:table-cell office:value-type="float" office:value="1062.25" calcext:value-type="float">
            <text:p>1062.25</text:p>
          </table:table-cell>
          <table:table-cell office:value-type="float" office:value="774.75" calcext:value-type="float">
            <text:p>774.75</text:p>
          </table:table-cell>
          <table:table-cell table:number-columns-repeated="2"/>
          <table:table-cell table:formula="of:=AVERAGE([.A225:.E225])" office:value-type="float" office:value="968.75" calcext:value-type="float">
            <text:p>968.75</text:p>
          </table:table-cell>
        </table:table-row>
        <table:table-row table:style-name="ro1">
          <table:table-cell office:value-type="float" office:value="777.25" calcext:value-type="float">
            <text:p>777.25</text:p>
          </table:table-cell>
          <table:table-cell office:value-type="float" office:value="673.25" calcext:value-type="float">
            <text:p>673.25</text:p>
          </table:table-cell>
          <table:table-cell office:value-type="float" office:value="1235.75" calcext:value-type="float">
            <text:p>1235.75</text:p>
          </table:table-cell>
          <table:table-cell office:value-type="float" office:value="860.75" calcext:value-type="float">
            <text:p>860.75</text:p>
          </table:table-cell>
          <table:table-cell office:value-type="float" office:value="670.75" calcext:value-type="float">
            <text:p>670.75</text:p>
          </table:table-cell>
          <table:table-cell table:number-columns-repeated="2"/>
          <table:table-cell table:formula="of:=AVERAGE([.A226:.E226])" office:value-type="float" office:value="843.55" calcext:value-type="float">
            <text:p>843.55</text:p>
          </table:table-cell>
        </table:table-row>
        <table:table-row table:style-name="ro1">
          <table:table-cell office:value-type="float" office:value="839.75" calcext:value-type="float">
            <text:p>839.75</text:p>
          </table:table-cell>
          <table:table-cell office:value-type="float" office:value="801" calcext:value-type="float">
            <text:p>801</text:p>
          </table:table-cell>
          <table:table-cell office:value-type="float" office:value="1218.5" calcext:value-type="float">
            <text:p>1218.5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649.75" calcext:value-type="float">
            <text:p>649.75</text:p>
          </table:table-cell>
          <table:table-cell table:number-columns-repeated="2"/>
          <table:table-cell table:formula="of:=AVERAGE([.A227:.E227])" office:value-type="float" office:value="926.75" calcext:value-type="float">
            <text:p>926.75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837.25" calcext:value-type="float">
            <text:p>837.25</text:p>
          </table:table-cell>
          <table:table-cell table:number-columns-repeated="2" office:value-type="float" office:value="1056" calcext:value-type="float">
            <text:p>1056</text:p>
          </table:table-cell>
          <table:table-cell office:value-type="float" office:value="774.75" calcext:value-type="float">
            <text:p>774.75</text:p>
          </table:table-cell>
          <table:table-cell table:number-columns-repeated="2"/>
          <table:table-cell table:formula="of:=AVERAGE([.A228:.E228])" office:value-type="float" office:value="906.5" calcext:value-type="float">
            <text:p>906.5</text:p>
          </table:table-cell>
        </table:table-row>
        <table:table-row table:style-name="ro1">
          <table:table-cell office:value-type="float" office:value="797.25" calcext:value-type="float">
            <text:p>797.25</text:p>
          </table:table-cell>
          <table:table-cell office:value-type="float" office:value="578.5" calcext:value-type="float">
            <text:p>578.5</text:p>
          </table:table-cell>
          <table:table-cell office:value-type="float" office:value="1236" calcext:value-type="float">
            <text:p>1236</text:p>
          </table:table-cell>
          <table:table-cell office:value-type="float" office:value="852.25" calcext:value-type="float">
            <text:p>852.25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table:formula="of:=AVERAGE([.A229:.E229])"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81" calcext:value-type="float">
            <text:p>681</text:p>
          </table:table-cell>
          <table:table-cell office:value-type="float" office:value="1257.25" calcext:value-type="float">
            <text:p>1257.25</text:p>
          </table:table-cell>
          <table:table-cell office:value-type="float" office:value="881" calcext:value-type="float">
            <text:p>881</text:p>
          </table:table-cell>
          <table:table-cell office:value-type="float" office:value="576.25" calcext:value-type="float">
            <text:p>576.25</text:p>
          </table:table-cell>
          <table:table-cell table:number-columns-repeated="2"/>
          <table:table-cell table:formula="of:=AVERAGE([.A230:.E230])" office:value-type="float" office:value="858.3" calcext:value-type="float">
            <text:p>858.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28.5" calcext:value-type="float">
            <text:p>728.5</text:p>
          </table:table-cell>
          <table:table-cell office:value-type="float" office:value="1210.5" calcext:value-type="float">
            <text:p>1210.5</text:p>
          </table:table-cell>
          <table:table-cell office:value-type="float" office:value="831.25" calcext:value-type="float">
            <text:p>831.25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formula="of:=AVERAGE([.A231:.E231])" office:value-type="float" office:value="864.45" calcext:value-type="float">
            <text:p>864.45</text:p>
          </table:table-cell>
        </table:table-row>
      </table:table>
      <table:table table:name="distanceL_8" table:style-name="ta1">
        <table:shapes>
          <draw:frame draw:z-index="0" draw:style-name="gr1" draw:text-style-name="P1" svg:width="15.999cm" svg:height="8.999cm" svg:x="19.151cm" svg:y="1.455cm">
            <draw:object draw:notify-on-update-of-ranges="distanceL_8.H1:distanceL_8.H1 distanceL_8.H2:distanceL_8.H2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568.5" calcext:value-type="float">
            <text:p>568.5</text:p>
          </table:table-cell>
          <table:table-cell office:value-type="float" office:value="566" calcext:value-type="float">
            <text:p>566</text:p>
          </table:table-cell>
          <table:table-cell office:value-type="float" office:value="737.5" calcext:value-type="float">
            <text:p>737.5</text:p>
          </table:table-cell>
          <table:table-cell office:value-type="float" office:value="795.5" calcext:value-type="float">
            <text:p>795.5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table:formula="of:=AVERAGE([.A2:.E2])" office:value-type="float" office:value="626.3" calcext:value-type="float">
            <text:p>626.3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06.25" calcext:value-type="float">
            <text:p>606.25</text:p>
          </table:table-cell>
          <table:table-cell office:value-type="float" office:value="567.25" calcext:value-type="float">
            <text:p>567.25</text:p>
          </table:table-cell>
          <table:table-cell office:value-type="float" office:value="649" calcext:value-type="float">
            <text:p>649</text:p>
          </table:table-cell>
          <table:table-cell office:value-type="float" office:value="571.5" calcext:value-type="float">
            <text:p>571.5</text:p>
          </table:table-cell>
          <table:table-cell table:number-columns-repeated="2"/>
          <table:table-cell table:formula="of:=AVERAGE([.A3:.E3])" office:value-type="float" office:value="724.6" calcext:value-type="float">
            <text:p>724.6</text:p>
          </table:table-cell>
        </table:table-row>
        <table:table-row table:style-name="ro1">
          <table:table-cell office:value-type="float" office:value="1232.5" calcext:value-type="float">
            <text:p>1232.5</text:p>
          </table:table-cell>
          <table:table-cell office:value-type="float" office:value="668.5" calcext:value-type="float">
            <text:p>668.5</text:p>
          </table:table-cell>
          <table:table-cell office:value-type="float" office:value="762.25" calcext:value-type="float">
            <text:p>762.25</text:p>
          </table:table-cell>
          <table:table-cell office:value-type="float" office:value="1166" calcext:value-type="float">
            <text:p>1166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table:formula="of:=AVERAGE([.A4:.E4])" office:value-type="float" office:value="918.45" calcext:value-type="float">
            <text:p>918.45</text:p>
          </table:table-cell>
        </table:table-row>
        <table:table-row table:style-name="ro1">
          <table:table-cell office:value-type="float" office:value="1080.5" calcext:value-type="float">
            <text:p>1080.5</text:p>
          </table:table-cell>
          <table:table-cell office:value-type="float" office:value="868" calcext:value-type="float">
            <text:p>868</text:p>
          </table:table-cell>
          <table:table-cell office:value-type="float" office:value="1023.5" calcext:value-type="float">
            <text:p>1023.5</text:p>
          </table:table-cell>
          <table:table-cell office:value-type="float" office:value="879" calcext:value-type="float">
            <text:p>879</text:p>
          </table:table-cell>
          <table:table-cell office:value-type="float" office:value="773.75" calcext:value-type="float">
            <text:p>773.75</text:p>
          </table:table-cell>
          <table:table-cell table:number-columns-repeated="2"/>
          <table:table-cell table:formula="of:=AVERAGE([.A5:.E5])" office:value-type="float" office:value="924.95" calcext:value-type="float">
            <text:p>924.95</text:p>
          </table:table-cell>
        </table:table-row>
        <table:table-row table:style-name="ro1">
          <table:table-cell office:value-type="float" office:value="1339.75" calcext:value-type="float">
            <text:p>1339.75</text:p>
          </table:table-cell>
          <table:table-cell office:value-type="float" office:value="911" calcext:value-type="float">
            <text:p>911</text:p>
          </table:table-cell>
          <table:table-cell office:value-type="float" office:value="1146" calcext:value-type="float">
            <text:p>1146</text:p>
          </table:table-cell>
          <table:table-cell office:value-type="float" office:value="1021" calcext:value-type="float">
            <text:p>1021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table:formula="of:=AVERAGE([.A6:.E6])" office:value-type="float" office:value="1028.35" calcext:value-type="float">
            <text:p>1028.3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728" calcext:value-type="float">
            <text:p>728</text:p>
          </table:table-cell>
          <table:table-cell office:value-type="float" office:value="996" calcext:value-type="float">
            <text:p>996</text:p>
          </table:table-cell>
          <table:table-cell office:value-type="float" office:value="800" calcext:value-type="float">
            <text:p>800</text:p>
          </table:table-cell>
          <table:table-cell office:value-type="float" office:value="924.25" calcext:value-type="float">
            <text:p>924.25</text:p>
          </table:table-cell>
          <table:table-cell table:number-columns-repeated="2"/>
          <table:table-cell table:formula="of:=AVERAGE([.A7:.E7])" office:value-type="float" office:value="921.85" calcext:value-type="float">
            <text:p>921.85</text:p>
          </table:table-cell>
        </table:table-row>
        <table:table-row table:style-name="ro1">
          <table:table-cell office:value-type="float" office:value="1007.5" calcext:value-type="float">
            <text:p>1007.5</text:p>
          </table:table-cell>
          <table:table-cell office:value-type="float" office:value="996.5" calcext:value-type="float">
            <text:p>996.5</text:p>
          </table:table-cell>
          <table:table-cell office:value-type="float" office:value="1053.5" calcext:value-type="float">
            <text:p>1053.5</text:p>
          </table:table-cell>
          <table:table-cell office:value-type="float" office:value="1276" calcext:value-type="float">
            <text:p>1276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table:formula="of:=AVERAGE([.A8:.E8])" office:value-type="float" office:value="1065.5" calcext:value-type="float">
            <text:p>1065.5</text:p>
          </table:table-cell>
        </table:table-row>
        <table:table-row table:style-name="ro1">
          <table:table-cell office:value-type="float" office:value="1025.75" calcext:value-type="float">
            <text:p>1025.75</text:p>
          </table:table-cell>
          <table:table-cell office:value-type="float" office:value="989.25" calcext:value-type="float">
            <text:p>989.25</text:p>
          </table:table-cell>
          <table:table-cell office:value-type="float" office:value="1027.25" calcext:value-type="float">
            <text:p>1027.25</text:p>
          </table:table-cell>
          <table:table-cell office:value-type="float" office:value="954.5" calcext:value-type="float">
            <text:p>954.5</text:p>
          </table:table-cell>
          <table:table-cell office:value-type="float" office:value="992.25" calcext:value-type="float">
            <text:p>992.25</text:p>
          </table:table-cell>
          <table:table-cell table:number-columns-repeated="2"/>
          <table:table-cell table:formula="of:=AVERAGE([.A9:.E9])" office:value-type="float" office:value="997.8" calcext:value-type="float">
            <text:p>997.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819.5" calcext:value-type="float">
            <text:p>819.5</text:p>
          </table:table-cell>
          <table:table-cell office:value-type="float" office:value="1096" calcext:value-type="float">
            <text:p>1096</text:p>
          </table:table-cell>
          <table:table-cell office:value-type="float" office:value="1081.25" calcext:value-type="float">
            <text:p>1081.25</text:p>
          </table:table-cell>
          <table:table-cell office:value-type="float" office:value="1035.25" calcext:value-type="float">
            <text:p>1035.25</text:p>
          </table:table-cell>
          <table:table-cell table:number-columns-repeated="2"/>
          <table:table-cell table:formula="of:=AVERAGE([.A10:.E10])" office:value-type="float" office:value="1064.2" calcext:value-type="float">
            <text:p>1064.2</text:p>
          </table:table-cell>
        </table:table-row>
        <table:table-row table:style-name="ro1">
          <table:table-cell office:value-type="float" office:value="653.25" calcext:value-type="float">
            <text:p>653.25</text:p>
          </table:table-cell>
          <table:table-cell office:value-type="float" office:value="909.5" calcext:value-type="float">
            <text:p>909.5</text:p>
          </table:table-cell>
          <table:table-cell office:value-type="float" office:value="1054.75" calcext:value-type="float">
            <text:p>1054.75</text:p>
          </table:table-cell>
          <table:table-cell office:value-type="float" office:value="925" calcext:value-type="float">
            <text:p>925</text:p>
          </table:table-cell>
          <table:table-cell office:value-type="float" office:value="989.75" calcext:value-type="float">
            <text:p>989.75</text:p>
          </table:table-cell>
          <table:table-cell table:number-columns-repeated="2"/>
          <table:table-cell table:formula="of:=AVERAGE([.A11:.E11])" office:value-type="float" office:value="906.45" calcext:value-type="float">
            <text:p>906.45</text:p>
          </table:table-cell>
        </table:table-row>
        <table:table-row table:style-name="ro1">
          <table:table-cell office:value-type="float" office:value="1104.25" calcext:value-type="float">
            <text:p>1104.25</text:p>
          </table:table-cell>
          <table:table-cell office:value-type="float" office:value="823.5" calcext:value-type="float">
            <text:p>823.5</text:p>
          </table:table-cell>
          <table:table-cell office:value-type="float" office:value="1320" calcext:value-type="float">
            <text:p>1320</text:p>
          </table:table-cell>
          <table:table-cell office:value-type="float" office:value="1009.5" calcext:value-type="float">
            <text:p>1009.5</text:p>
          </table:table-cell>
          <table:table-cell office:value-type="float" office:value="933.5" calcext:value-type="float">
            <text:p>933.5</text:p>
          </table:table-cell>
          <table:table-cell table:number-columns-repeated="2"/>
          <table:table-cell table:formula="of:=AVERAGE([.A12:.E12])" office:value-type="float" office:value="1038.15" calcext:value-type="float">
            <text:p>1038.15</text:p>
          </table:table-cell>
        </table:table-row>
        <table:table-row table:style-name="ro1">
          <table:table-cell office:value-type="float" office:value="1022.5" calcext:value-type="float">
            <text:p>1022.5</text:p>
          </table:table-cell>
          <table:table-cell office:value-type="float" office:value="906.5" calcext:value-type="float">
            <text:p>906.5</text:p>
          </table:table-cell>
          <table:table-cell office:value-type="float" office:value="1242" calcext:value-type="float">
            <text:p>1242</text:p>
          </table:table-cell>
          <table:table-cell office:value-type="float" office:value="981.75" calcext:value-type="float">
            <text:p>981.75</text:p>
          </table:table-cell>
          <table:table-cell office:value-type="float" office:value="1239.75" calcext:value-type="float">
            <text:p>1239.75</text:p>
          </table:table-cell>
          <table:table-cell table:number-columns-repeated="2"/>
          <table:table-cell table:formula="of:=AVERAGE([.A13:.E13])" office:value-type="float" office:value="1078.5" calcext:value-type="float">
            <text:p>1078.5</text:p>
          </table:table-cell>
        </table:table-row>
        <table:table-row table:style-name="ro1">
          <table:table-cell office:value-type="float" office:value="1471.75" calcext:value-type="float">
            <text:p>1471.75</text:p>
          </table:table-cell>
          <table:table-cell office:value-type="float" office:value="608.5" calcext:value-type="float">
            <text:p>608.5</text:p>
          </table:table-cell>
          <table:table-cell office:value-type="float" office:value="1358.5" calcext:value-type="float">
            <text:p>1358.5</text:p>
          </table:table-cell>
          <table:table-cell office:value-type="float" office:value="910" calcext:value-type="float">
            <text:p>910</text:p>
          </table:table-cell>
          <table:table-cell office:value-type="float" office:value="834.75" calcext:value-type="float">
            <text:p>834.75</text:p>
          </table:table-cell>
          <table:table-cell table:number-columns-repeated="2"/>
          <table:table-cell table:formula="of:=AVERAGE([.A14:.E14])" office:value-type="float" office:value="1036.7" calcext:value-type="float">
            <text:p>1036.7</text:p>
          </table:table-cell>
        </table:table-row>
        <table:table-row table:style-name="ro1">
          <table:table-cell office:value-type="float" office:value="1123.5" calcext:value-type="float">
            <text:p>1123.5</text:p>
          </table:table-cell>
          <table:table-cell office:value-type="float" office:value="602" calcext:value-type="float">
            <text:p>602</text:p>
          </table:table-cell>
          <table:table-cell office:value-type="float" office:value="1154.75" calcext:value-type="float">
            <text:p>1154.75</text:p>
          </table:table-cell>
          <table:table-cell office:value-type="float" office:value="956.5" calcext:value-type="float">
            <text:p>956.5</text:p>
          </table:table-cell>
          <table:table-cell office:value-type="float" office:value="1008.25" calcext:value-type="float">
            <text:p>1008.25</text:p>
          </table:table-cell>
          <table:table-cell table:number-columns-repeated="2"/>
          <table:table-cell table:formula="of:=AVERAGE([.A15:.E15])"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210.25" calcext:value-type="float">
            <text:p>1210.25</text:p>
          </table:table-cell>
          <table:table-cell office:value-type="float" office:value="868" calcext:value-type="float">
            <text:p>868</text:p>
          </table:table-cell>
          <table:table-cell office:value-type="float" office:value="1312.25" calcext:value-type="float">
            <text:p>1312.25</text:p>
          </table:table-cell>
          <table:table-cell office:value-type="float" office:value="1105.5" calcext:value-type="float">
            <text:p>1105.5</text:p>
          </table:table-cell>
          <table:table-cell office:value-type="float" office:value="843.5" calcext:value-type="float">
            <text:p>843.5</text:p>
          </table:table-cell>
          <table:table-cell table:number-columns-repeated="2"/>
          <table:table-cell table:formula="of:=AVERAGE([.A16:.E16])" office:value-type="float" office:value="1067.9" calcext:value-type="float">
            <text:p>1067.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56" calcext:value-type="float">
            <text:p>756</text:p>
          </table:table-cell>
          <table:table-cell office:value-type="float" office:value="1131" calcext:value-type="float">
            <text:p>1131</text:p>
          </table:table-cell>
          <table:table-cell office:value-type="float" office:value="838.75" calcext:value-type="float">
            <text:p>838.75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AVERAGE([.A17:.E17])" office:value-type="float" office:value="1016.55" calcext:value-type="float">
            <text:p>1016.5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63.75" calcext:value-type="float">
            <text:p>763.75</text:p>
          </table:table-cell>
          <table:table-cell office:value-type="float" office:value="1039" calcext:value-type="float">
            <text:p>1039</text:p>
          </table:table-cell>
          <table:table-cell office:value-type="float" office:value="1011" calcext:value-type="float">
            <text:p>1011</text:p>
          </table:table-cell>
          <table:table-cell office:value-type="float" office:value="1061.25" calcext:value-type="float">
            <text:p>1061.25</text:p>
          </table:table-cell>
          <table:table-cell table:number-columns-repeated="2"/>
          <table:table-cell table:formula="of:=AVERAGE([.A18:.E18])" office:value-type="float" office:value="1041.2" calcext:value-type="float">
            <text:p>1041.2</text:p>
          </table:table-cell>
        </table:table-row>
        <table:table-row table:style-name="ro1">
          <table:table-cell office:value-type="float" office:value="824.5" calcext:value-type="float">
            <text:p>824.5</text:p>
          </table:table-cell>
          <table:table-cell office:value-type="float" office:value="1040" calcext:value-type="float">
            <text:p>1040</text:p>
          </table:table-cell>
          <table:table-cell office:value-type="float" office:value="1193.75" calcext:value-type="float">
            <text:p>1193.75</text:p>
          </table:table-cell>
          <table:table-cell office:value-type="float" office:value="942.5" calcext:value-type="float">
            <text:p>942.5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table:formula="of:=AVERAGE([.A19:.E19])" office:value-type="float" office:value="1019.75" calcext:value-type="float">
            <text:p>1019.75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94.75" calcext:value-type="float">
            <text:p>694.75</text:p>
          </table:table-cell>
          <table:table-cell office:value-type="float" office:value="1198.5" calcext:value-type="float">
            <text:p>1198.5</text:p>
          </table:table-cell>
          <table:table-cell office:value-type="float" office:value="1006" calcext:value-type="float">
            <text:p>1006</text:p>
          </table:table-cell>
          <table:table-cell office:value-type="float" office:value="1153.5" calcext:value-type="float">
            <text:p>1153.5</text:p>
          </table:table-cell>
          <table:table-cell table:number-columns-repeated="2"/>
          <table:table-cell table:formula="of:=AVERAGE([.A20:.E20])" office:value-type="float" office:value="1077.35" calcext:value-type="float">
            <text:p>1077.3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81" calcext:value-type="float">
            <text:p>681</text:p>
          </table:table-cell>
          <table:table-cell office:value-type="float" office:value="1142.25" calcext:value-type="float">
            <text:p>1142.25</text:p>
          </table:table-cell>
          <table:table-cell office:value-type="float" office:value="1104.25" calcext:value-type="float">
            <text:p>1104.25</text:p>
          </table:table-cell>
          <table:table-cell office:value-type="float" office:value="1180.75" calcext:value-type="float">
            <text:p>1180.75</text:p>
          </table:table-cell>
          <table:table-cell table:number-columns-repeated="2"/>
          <table:table-cell table:formula="of:=AVERAGE([.A21:.E21])" office:value-type="float" office:value="1064.85" calcext:value-type="float">
            <text:p>1064.8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04.75" calcext:value-type="float">
            <text:p>604.75</text:p>
          </table:table-cell>
          <table:table-cell office:value-type="float" office:value="1286" calcext:value-type="float">
            <text:p>1286</text:p>
          </table:table-cell>
          <table:table-cell office:value-type="float" office:value="849.25" calcext:value-type="float">
            <text:p>849.25</text:p>
          </table:table-cell>
          <table:table-cell office:value-type="float" office:value="968.5" calcext:value-type="float">
            <text:p>968.5</text:p>
          </table:table-cell>
          <table:table-cell table:number-columns-repeated="2"/>
          <table:table-cell table:formula="of:=AVERAGE([.A22:.E22])" office:value-type="float" office:value="924.3" calcext:value-type="float">
            <text:p>924.3</text:p>
          </table:table-cell>
        </table:table-row>
        <table:table-row table:style-name="ro1">
          <table:table-cell office:value-type="float" office:value="1082.75" calcext:value-type="float">
            <text:p>1082.75</text:p>
          </table:table-cell>
          <table:table-cell office:value-type="float" office:value="937.5" calcext:value-type="float">
            <text:p>937.5</text:p>
          </table:table-cell>
          <table:table-cell office:value-type="float" office:value="1222.25" calcext:value-type="float">
            <text:p>1222.25</text:p>
          </table:table-cell>
          <table:table-cell office:value-type="float" office:value="1235.5" calcext:value-type="float">
            <text:p>1235.5</text:p>
          </table:table-cell>
          <table:table-cell office:value-type="float" office:value="1092.75" calcext:value-type="float">
            <text:p>1092.75</text:p>
          </table:table-cell>
          <table:table-cell table:number-columns-repeated="2"/>
          <table:table-cell table:formula="of:=AVERAGE([.A23:.E23])" office:value-type="float" office:value="1114.15" calcext:value-type="float">
            <text:p>1114.15</text:p>
          </table:table-cell>
        </table:table-row>
        <table:table-row table:style-name="ro1">
          <table:table-cell office:value-type="float" office:value="1216.75" calcext:value-type="float">
            <text:p>1216.75</text:p>
          </table:table-cell>
          <table:table-cell office:value-type="float" office:value="855.5" calcext:value-type="float">
            <text:p>855.5</text:p>
          </table:table-cell>
          <table:table-cell office:value-type="float" office:value="1096" calcext:value-type="float">
            <text:p>1096</text:p>
          </table:table-cell>
          <table:table-cell office:value-type="float" office:value="941.75" calcext:value-type="float">
            <text:p>941.75</text:p>
          </table:table-cell>
          <table:table-cell office:value-type="float" office:value="1304.25" calcext:value-type="float">
            <text:p>1304.25</text:p>
          </table:table-cell>
          <table:table-cell table:number-columns-repeated="2"/>
          <table:table-cell table:formula="of:=AVERAGE([.A24:.E24])" office:value-type="float" office:value="1082.85" calcext:value-type="float">
            <text:p>1082.85</text:p>
          </table:table-cell>
        </table:table-row>
        <table:table-row table:style-name="ro1">
          <table:table-cell office:value-type="float" office:value="812.5" calcext:value-type="float">
            <text:p>812.5</text:p>
          </table:table-cell>
          <table:table-cell office:value-type="float" office:value="1125.25" calcext:value-type="float">
            <text:p>1125.25</text:p>
          </table:table-cell>
          <table:table-cell office:value-type="float" office:value="1128.25" calcext:value-type="float">
            <text:p>1128.25</text:p>
          </table:table-cell>
          <table:table-cell office:value-type="float" office:value="1071" calcext:value-type="float">
            <text:p>1071</text:p>
          </table:table-cell>
          <table:table-cell office:value-type="float" office:value="1072.25" calcext:value-type="float">
            <text:p>1072.25</text:p>
          </table:table-cell>
          <table:table-cell table:number-columns-repeated="2"/>
          <table:table-cell table:formula="of:=AVERAGE([.A25:.E25])" office:value-type="float" office:value="1041.85" calcext:value-type="float">
            <text:p>1041.8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16" calcext:value-type="float">
            <text:p>916</text:p>
          </table:table-cell>
          <table:table-cell office:value-type="float" office:value="1192.25" calcext:value-type="float">
            <text:p>1192.25</text:p>
          </table:table-cell>
          <table:table-cell office:value-type="float" office:value="1073" calcext:value-type="float">
            <text:p>1073</text:p>
          </table:table-cell>
          <table:table-cell office:value-type="float" office:value="1101.75" calcext:value-type="float">
            <text:p>1101.75</text:p>
          </table:table-cell>
          <table:table-cell table:number-columns-repeated="2"/>
          <table:table-cell table:formula="of:=AVERAGE([.A26:.E26])" office:value-type="float" office:value="1061.2" calcext:value-type="float">
            <text:p>1061.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69.25" calcext:value-type="float">
            <text:p>669.25</text:p>
          </table:table-cell>
          <table:table-cell office:value-type="float" office:value="967.25" calcext:value-type="float">
            <text:p>967.25</text:p>
          </table:table-cell>
          <table:table-cell office:value-type="float" office:value="1236" calcext:value-type="float">
            <text:p>1236</text:p>
          </table:table-cell>
          <table:table-cell office:value-type="float" office:value="1124.75" calcext:value-type="float">
            <text:p>1124.75</text:p>
          </table:table-cell>
          <table:table-cell table:number-columns-repeated="2"/>
          <table:table-cell table:formula="of:=AVERAGE([.A27:.E27])" office:value-type="float" office:value="994.05" calcext:value-type="float">
            <text:p>994.05</text:p>
          </table:table-cell>
        </table:table-row>
        <table:table-row table:style-name="ro1">
          <table:table-cell office:value-type="float" office:value="1214.75" calcext:value-type="float">
            <text:p>1214.75</text:p>
          </table:table-cell>
          <table:table-cell office:value-type="float" office:value="910.75" calcext:value-type="float">
            <text:p>910.75</text:p>
          </table:table-cell>
          <table:table-cell office:value-type="float" office:value="1199.75" calcext:value-type="float">
            <text:p>1199.75</text:p>
          </table:table-cell>
          <table:table-cell office:value-type="float" office:value="1094.5" calcext:value-type="float">
            <text:p>1094.5</text:p>
          </table:table-cell>
          <table:table-cell office:value-type="float" office:value="943.75" calcext:value-type="float">
            <text:p>943.75</text:p>
          </table:table-cell>
          <table:table-cell table:number-columns-repeated="2"/>
          <table:table-cell table:formula="of:=AVERAGE([.A28:.E28])" office:value-type="float" office:value="1072.7" calcext:value-type="float">
            <text:p>1072.7</text:p>
          </table:table-cell>
        </table:table-row>
        <table:table-row table:style-name="ro1">
          <table:table-cell office:value-type="float" office:value="1218.75" calcext:value-type="float">
            <text:p>1218.75</text:p>
          </table:table-cell>
          <table:table-cell office:value-type="float" office:value="824.75" calcext:value-type="float">
            <text:p>824.75</text:p>
          </table:table-cell>
          <table:table-cell office:value-type="float" office:value="922.25" calcext:value-type="float">
            <text:p>922.25</text:p>
          </table:table-cell>
          <table:table-cell office:value-type="float" office:value="1088.25" calcext:value-type="float">
            <text:p>1088.25</text:p>
          </table:table-cell>
          <table:table-cell office:value-type="float" office:value="882.25" calcext:value-type="float">
            <text:p>882.25</text:p>
          </table:table-cell>
          <table:table-cell table:number-columns-repeated="2"/>
          <table:table-cell table:formula="of:=AVERAGE([.A29:.E29])" office:value-type="float" office:value="987.25" calcext:value-type="float">
            <text:p>987.25</text:p>
          </table:table-cell>
        </table:table-row>
        <table:table-row table:style-name="ro1">
          <table:table-cell office:value-type="float" office:value="948.5" calcext:value-type="float">
            <text:p>948.5</text:p>
          </table:table-cell>
          <table:table-cell office:value-type="float" office:value="699" calcext:value-type="float">
            <text:p>699</text:p>
          </table:table-cell>
          <table:table-cell office:value-type="float" office:value="1192.25" calcext:value-type="float">
            <text:p>1192.25</text:p>
          </table:table-cell>
          <table:table-cell office:value-type="float" office:value="1093.75" calcext:value-type="float">
            <text:p>1093.75</text:p>
          </table:table-cell>
          <table:table-cell office:value-type="float" office:value="942.75" calcext:value-type="float">
            <text:p>942.75</text:p>
          </table:table-cell>
          <table:table-cell table:number-columns-repeated="2"/>
          <table:table-cell table:formula="of:=AVERAGE([.A30:.E30])" office:value-type="float" office:value="975.25" calcext:value-type="float">
            <text:p>975.25</text:p>
          </table:table-cell>
        </table:table-row>
        <table:table-row table:style-name="ro1">
          <table:table-cell office:value-type="float" office:value="1162.5" calcext:value-type="float">
            <text:p>1162.5</text:p>
          </table:table-cell>
          <table:table-cell office:value-type="float" office:value="653.25" calcext:value-type="float">
            <text:p>653.25</text:p>
          </table:table-cell>
          <table:table-cell office:value-type="float" office:value="1034.75" calcext:value-type="float">
            <text:p>1034.75</text:p>
          </table:table-cell>
          <table:table-cell office:value-type="float" office:value="1050" calcext:value-type="float">
            <text:p>1050</text:p>
          </table:table-cell>
          <table:table-cell office:value-type="float" office:value="1058.5" calcext:value-type="float">
            <text:p>1058.5</text:p>
          </table:table-cell>
          <table:table-cell table:number-columns-repeated="2"/>
          <table:table-cell table:formula="of:=AVERAGE([.A31:.E31])" office:value-type="float" office:value="991.8" calcext:value-type="float">
            <text:p>991.8</text:p>
          </table:table-cell>
        </table:table-row>
        <table:table-row table:style-name="ro1">
          <table:table-cell office:value-type="float" office:value="1303.75" calcext:value-type="float">
            <text:p>1303.75</text:p>
          </table:table-cell>
          <table:table-cell office:value-type="float" office:value="1096" calcext:value-type="float">
            <text:p>1096</text:p>
          </table:table-cell>
          <table:table-cell office:value-type="float" office:value="1151" calcext:value-type="float">
            <text:p>1151</text:p>
          </table:table-cell>
          <table:table-cell office:value-type="float" office:value="1137" calcext:value-type="float">
            <text:p>1137</text:p>
          </table:table-cell>
          <table:table-cell office:value-type="float" office:value="1133.5" calcext:value-type="float">
            <text:p>1133.5</text:p>
          </table:table-cell>
          <table:table-cell table:number-columns-repeated="2"/>
          <table:table-cell table:formula="of:=AVERAGE([.A32:.E32])" office:value-type="float" office:value="1164.25" calcext:value-type="float">
            <text:p>1164.25</text:p>
          </table:table-cell>
        </table:table-row>
        <table:table-row table:style-name="ro1">
          <table:table-cell office:value-type="float" office:value="724.75" calcext:value-type="float">
            <text:p>724.75</text:p>
          </table:table-cell>
          <table:table-cell office:value-type="float" office:value="837.5" calcext:value-type="float">
            <text:p>837.5</text:p>
          </table:table-cell>
          <table:table-cell office:value-type="float" office:value="878.5" calcext:value-type="float">
            <text:p>878.5</text:p>
          </table:table-cell>
          <table:table-cell office:value-type="float" office:value="1081.25" calcext:value-type="float">
            <text:p>1081.25</text:p>
          </table:table-cell>
          <table:table-cell office:value-type="float" office:value="1046" calcext:value-type="float">
            <text:p>1046</text:p>
          </table:table-cell>
          <table:table-cell table:number-columns-repeated="2"/>
          <table:table-cell table:formula="of:=AVERAGE([.A33:.E33])" office:value-type="float" office:value="913.6" calcext:value-type="float">
            <text:p>913.6</text:p>
          </table:table-cell>
        </table:table-row>
        <table:table-row table:style-name="ro1">
          <table:table-cell office:value-type="float" office:value="991.25" calcext:value-type="float">
            <text:p>991.25</text:p>
          </table:table-cell>
          <table:table-cell office:value-type="float" office:value="1202.25" calcext:value-type="float">
            <text:p>1202.25</text:p>
          </table:table-cell>
          <table:table-cell office:value-type="float" office:value="1043.25" calcext:value-type="float">
            <text:p>1043.25</text:p>
          </table:table-cell>
          <table:table-cell office:value-type="float" office:value="1127.5" calcext:value-type="float">
            <text:p>1127.5</text:p>
          </table:table-cell>
          <table:table-cell office:value-type="float" office:value="949.25" calcext:value-type="float">
            <text:p>949.25</text:p>
          </table:table-cell>
          <table:table-cell table:number-columns-repeated="2"/>
          <table:table-cell table:formula="of:=AVERAGE([.A34:.E34])" office:value-type="float" office:value="1062.7" calcext:value-type="float">
            <text:p>1062.7</text:p>
          </table:table-cell>
        </table:table-row>
        <table:table-row table:style-name="ro1">
          <table:table-cell office:value-type="float" office:value="1029.75" calcext:value-type="float">
            <text:p>1029.75</text:p>
          </table:table-cell>
          <table:table-cell office:value-type="float" office:value="1035.25" calcext:value-type="float">
            <text:p>1035.25</text:p>
          </table:table-cell>
          <table:table-cell office:value-type="float" office:value="1034.75" calcext:value-type="float">
            <text:p>1034.75</text:p>
          </table:table-cell>
          <table:table-cell office:value-type="float" office:value="1184" calcext:value-type="float">
            <text:p>1184</text:p>
          </table:table-cell>
          <table:table-cell office:value-type="float" office:value="1241.25" calcext:value-type="float">
            <text:p>1241.25</text:p>
          </table:table-cell>
          <table:table-cell table:number-columns-repeated="2"/>
          <table:table-cell table:formula="of:=AVERAGE([.A35:.E35])"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848.75" calcext:value-type="float">
            <text:p>848.75</text:p>
          </table:table-cell>
          <table:table-cell office:value-type="float" office:value="1089.75" calcext:value-type="float">
            <text:p>1089.75</text:p>
          </table:table-cell>
          <table:table-cell office:value-type="float" office:value="1136.5" calcext:value-type="float">
            <text:p>1136.5</text:p>
          </table:table-cell>
          <table:table-cell office:value-type="float" office:value="787.25" calcext:value-type="float">
            <text:p>787.25</text:p>
          </table:table-cell>
          <table:table-cell table:number-columns-repeated="2"/>
          <table:table-cell table:formula="of:=AVERAGE([.A36:.E36])" office:value-type="float" office:value="998.65" calcext:value-type="float">
            <text:p>998.65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55.5" calcext:value-type="float">
            <text:p>1255.5</text:p>
          </table:table-cell>
          <table:table-cell office:value-type="float" office:value="1186" calcext:value-type="float">
            <text:p>1186</text:p>
          </table:table-cell>
          <table:table-cell office:value-type="float" office:value="1158" calcext:value-type="float">
            <text:p>1158</text:p>
          </table:table-cell>
          <table:table-cell office:value-type="float" office:value="944.75" calcext:value-type="float">
            <text:p>944.75</text:p>
          </table:table-cell>
          <table:table-cell table:number-columns-repeated="2"/>
          <table:table-cell table:formula="of:=AVERAGE([.A37:.E37])" office:value-type="float" office:value="1148.65" calcext:value-type="float">
            <text:p>1148.65</text:p>
          </table:table-cell>
        </table:table-row>
        <table:table-row table:style-name="ro1">
          <table:table-cell office:value-type="float" office:value="1122.25" calcext:value-type="float">
            <text:p>1122.25</text:p>
          </table:table-cell>
          <table:table-cell office:value-type="float" office:value="1165.25" calcext:value-type="float">
            <text:p>1165.25</text:p>
          </table:table-cell>
          <table:table-cell office:value-type="float" office:value="1104.75" calcext:value-type="float">
            <text:p>1104.75</text:p>
          </table:table-cell>
          <table:table-cell office:value-type="float" office:value="1163.25" calcext:value-type="float">
            <text:p>1163.25</text:p>
          </table:table-cell>
          <table:table-cell office:value-type="float" office:value="767.25" calcext:value-type="float">
            <text:p>767.25</text:p>
          </table:table-cell>
          <table:table-cell table:number-columns-repeated="2"/>
          <table:table-cell table:formula="of:=AVERAGE([.A38:.E38])" office:value-type="float" office:value="1064.55" calcext:value-type="float">
            <text:p>1064.55</text:p>
          </table:table-cell>
        </table:table-row>
        <table:table-row table:style-name="ro1">
          <table:table-cell office:value-type="float" office:value="999.5" calcext:value-type="float">
            <text:p>999.5</text:p>
          </table:table-cell>
          <table:table-cell office:value-type="float" office:value="1084.75" calcext:value-type="float">
            <text:p>1084.75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1097.25" calcext:value-type="float">
            <text:p>1097.25</text:p>
          </table:table-cell>
          <table:table-cell office:value-type="float" office:value="1388.5" calcext:value-type="float">
            <text:p>1388.5</text:p>
          </table:table-cell>
          <table:table-cell table:number-columns-repeated="2"/>
          <table:table-cell table:formula="of:=AVERAGE([.A39:.E39])" office:value-type="float" office:value="1139.35" calcext:value-type="float">
            <text:p>1139.3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188.5" calcext:value-type="float">
            <text:p>1188.5</text:p>
          </table:table-cell>
          <table:table-cell office:value-type="float" office:value="1141" calcext:value-type="float">
            <text:p>1141</text:p>
          </table:table-cell>
          <table:table-cell office:value-type="float" office:value="1201.75" calcext:value-type="float">
            <text:p>1201.75</text:p>
          </table:table-cell>
          <table:table-cell office:value-type="float" office:value="1330.25" calcext:value-type="float">
            <text:p>1330.25</text:p>
          </table:table-cell>
          <table:table-cell table:number-columns-repeated="2"/>
          <table:table-cell table:formula="of:=AVERAGE([.A40:.E40])" office:value-type="float" office:value="1230.5" calcext:value-type="float">
            <text:p>1230.5</text:p>
          </table:table-cell>
        </table:table-row>
        <table:table-row table:style-name="ro1">
          <table:table-cell office:value-type="float" office:value="1146.25" calcext:value-type="float">
            <text:p>1146.25</text:p>
          </table:table-cell>
          <table:table-cell office:value-type="float" office:value="1106" calcext:value-type="float">
            <text:p>1106</text:p>
          </table:table-cell>
          <table:table-cell office:value-type="float" office:value="953.5" calcext:value-type="float">
            <text:p>953.5</text:p>
          </table:table-cell>
          <table:table-cell office:value-type="float" office:value="1035" calcext:value-type="float">
            <text:p>1035</text:p>
          </table:table-cell>
          <table:table-cell office:value-type="float" office:value="1040.75" calcext:value-type="float">
            <text:p>1040.75</text:p>
          </table:table-cell>
          <table:table-cell table:number-columns-repeated="2"/>
          <table:table-cell table:formula="of:=AVERAGE([.A41:.E41])" office:value-type="float" office:value="1056.3" calcext:value-type="float">
            <text:p>1056.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312.5" calcext:value-type="float">
            <text:p>1312.5</text:p>
          </table:table-cell>
          <table:table-cell office:value-type="float" office:value="1281.5" calcext:value-type="float">
            <text:p>1281.5</text:p>
          </table:table-cell>
          <table:table-cell office:value-type="float" office:value="1009.25" calcext:value-type="float">
            <text:p>1009.25</text:p>
          </table:table-cell>
          <table:table-cell office:value-type="float" office:value="958.25" calcext:value-type="float">
            <text:p>958.25</text:p>
          </table:table-cell>
          <table:table-cell table:number-columns-repeated="2"/>
          <table:table-cell table:formula="of:=AVERAGE([.A42:.E42])" office:value-type="float" office:value="1123.9" calcext:value-type="float">
            <text:p>1123.9</text:p>
          </table:table-cell>
        </table:table-row>
        <table:table-row table:style-name="ro1">
          <table:table-cell office:value-type="float" office:value="1180.25" calcext:value-type="float">
            <text:p>1180.25</text:p>
          </table:table-cell>
          <table:table-cell office:value-type="float" office:value="999.75" calcext:value-type="float">
            <text:p>999.75</text:p>
          </table:table-cell>
          <table:table-cell office:value-type="float" office:value="1203.5" calcext:value-type="float">
            <text:p>1203.5</text:p>
          </table:table-cell>
          <table:table-cell office:value-type="float" office:value="1239.75" calcext:value-type="float">
            <text:p>1239.75</text:p>
          </table:table-cell>
          <table:table-cell office:value-type="float" office:value="1482.75" calcext:value-type="float">
            <text:p>1482.75</text:p>
          </table:table-cell>
          <table:table-cell table:number-columns-repeated="2"/>
          <table:table-cell table:formula="of:=AVERAGE([.A43:.E43])" office:value-type="float" office:value="1221.2" calcext:value-type="float">
            <text:p>1221.2</text:p>
          </table:table-cell>
        </table:table-row>
        <table:table-row table:style-name="ro1">
          <table:table-cell office:value-type="float" office:value="1206.75" calcext:value-type="float">
            <text:p>1206.75</text:p>
          </table:table-cell>
          <table:table-cell office:value-type="float" office:value="1181.75" calcext:value-type="float">
            <text:p>1181.75</text:p>
          </table:table-cell>
          <table:table-cell office:value-type="float" office:value="1192.25" calcext:value-type="float">
            <text:p>1192.25</text:p>
          </table:table-cell>
          <table:table-cell office:value-type="float" office:value="800.25" calcext:value-type="float">
            <text:p>800.25</text:p>
          </table:table-cell>
          <table:table-cell office:value-type="float" office:value="1007.25" calcext:value-type="float">
            <text:p>1007.25</text:p>
          </table:table-cell>
          <table:table-cell table:number-columns-repeated="2"/>
          <table:table-cell table:formula="of:=AVERAGE([.A44:.E44])" office:value-type="float" office:value="1077.65" calcext:value-type="float">
            <text:p>1077.65</text:p>
          </table:table-cell>
        </table:table-row>
        <table:table-row table:style-name="ro1">
          <table:table-cell office:value-type="float" office:value="1114.25" calcext:value-type="float">
            <text:p>1114.25</text:p>
          </table:table-cell>
          <table:table-cell office:value-type="float" office:value="1075.75" calcext:value-type="float">
            <text:p>1075.75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096.25" calcext:value-type="float">
            <text:p>1096.25</text:p>
          </table:table-cell>
          <table:table-cell office:value-type="float" office:value="803.5" calcext:value-type="float">
            <text:p>803.5</text:p>
          </table:table-cell>
          <table:table-cell table:number-columns-repeated="2"/>
          <table:table-cell table:formula="of:=AVERAGE([.A45:.E45])" office:value-type="float" office:value="1039.9" calcext:value-type="float">
            <text:p>1039.9</text:p>
          </table:table-cell>
        </table:table-row>
        <table:table-row table:style-name="ro1">
          <table:table-cell office:value-type="float" office:value="1114.25" calcext:value-type="float">
            <text:p>1114.25</text:p>
          </table:table-cell>
          <table:table-cell office:value-type="float" office:value="1119" calcext:value-type="float">
            <text:p>1119</text:p>
          </table:table-cell>
          <table:table-cell office:value-type="float" office:value="956.75" calcext:value-type="float">
            <text:p>956.75</text:p>
          </table:table-cell>
          <table:table-cell office:value-type="float" office:value="1138.25" calcext:value-type="float">
            <text:p>1138.25</text:p>
          </table:table-cell>
          <table:table-cell office:value-type="float" office:value="952.25" calcext:value-type="float">
            <text:p>952.25</text:p>
          </table:table-cell>
          <table:table-cell table:number-columns-repeated="2"/>
          <table:table-cell table:formula="of:=AVERAGE([.A46:.E46])" office:value-type="float" office:value="1056.1" calcext:value-type="float">
            <text:p>1056.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144.25" calcext:value-type="float">
            <text:p>1144.25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934.75" calcext:value-type="float">
            <text:p>934.75</text:p>
          </table:table-cell>
          <table:table-cell office:value-type="float" office:value="1293" calcext:value-type="float">
            <text:p>1293</text:p>
          </table:table-cell>
          <table:table-cell table:number-columns-repeated="2"/>
          <table:table-cell table:formula="of:=AVERAGE([.A47:.E47])" office:value-type="float" office:value="1091.25" calcext:value-type="float">
            <text:p>1091.2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33.5" calcext:value-type="float">
            <text:p>1133.5</text:p>
          </table:table-cell>
          <table:table-cell office:value-type="float" office:value="972.25" calcext:value-type="float">
            <text:p>972.25</text:p>
          </table:table-cell>
          <table:table-cell office:value-type="float" office:value="926" calcext:value-type="float">
            <text:p>926</text:p>
          </table:table-cell>
          <table:table-cell office:value-type="float" office:value="1360.25" calcext:value-type="float">
            <text:p>1360.25</text:p>
          </table:table-cell>
          <table:table-cell table:number-columns-repeated="2"/>
          <table:table-cell table:formula="of:=AVERAGE([.A48:.E48])"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948.75" calcext:value-type="float">
            <text:p>948.75</text:p>
          </table:table-cell>
          <table:table-cell office:value-type="float" office:value="1061" calcext:value-type="float">
            <text:p>1061</text:p>
          </table:table-cell>
          <table:table-cell office:value-type="float" office:value="891.5" calcext:value-type="float">
            <text:p>891.5</text:p>
          </table:table-cell>
          <table:table-cell office:value-type="float" office:value="1263.75" calcext:value-type="float">
            <text:p>1263.75</text:p>
          </table:table-cell>
          <table:table-cell table:number-columns-repeated="2"/>
          <table:table-cell table:formula="of:=AVERAGE([.A49:.E49])" office:value-type="float" office:value="1071.6" calcext:value-type="float">
            <text:p>1071.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57.25" calcext:value-type="float">
            <text:p>1057.25</text:p>
          </table:table-cell>
          <table:table-cell office:value-type="float" office:value="1085.25" calcext:value-type="float">
            <text:p>1085.25</text:p>
          </table:table-cell>
          <table:table-cell office:value-type="float" office:value="1151" calcext:value-type="float">
            <text:p>1151</text:p>
          </table:table-cell>
          <table:table-cell office:value-type="float" office:value="1072.25" calcext:value-type="float">
            <text:p>1072.25</text:p>
          </table:table-cell>
          <table:table-cell table:number-columns-repeated="2"/>
          <table:table-cell table:formula="of:=AVERAGE([.A50:.E50])" office:value-type="float" office:value="1078.75" calcext:value-type="float">
            <text:p>1078.7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86.5" calcext:value-type="float">
            <text:p>886.5</text:p>
          </table:table-cell>
          <table:table-cell office:value-type="float" office:value="922.25" calcext:value-type="float">
            <text:p>922.25</text:p>
          </table:table-cell>
          <table:table-cell office:value-type="float" office:value="1104" calcext:value-type="float">
            <text:p>1104</text:p>
          </table:table-cell>
          <table:table-cell office:value-type="float" office:value="1161" calcext:value-type="float">
            <text:p>1161</text:p>
          </table:table-cell>
          <table:table-cell table:number-columns-repeated="2"/>
          <table:table-cell table:formula="of:=AVERAGE([.A51:.E51])" office:value-type="float" office:value="1027.75" calcext:value-type="float">
            <text:p>1027.75</text:p>
          </table:table-cell>
        </table:table-row>
        <table:table-row table:style-name="ro1">
          <table:table-cell office:value-type="float" office:value="1099.25" calcext:value-type="float">
            <text:p>1099.25</text:p>
          </table:table-cell>
          <table:table-cell office:value-type="float" office:value="1079.75" calcext:value-type="float">
            <text:p>1079.75</text:p>
          </table:table-cell>
          <table:table-cell office:value-type="float" office:value="964.75" calcext:value-type="float">
            <text:p>964.75</text:p>
          </table:table-cell>
          <table:table-cell office:value-type="float" office:value="1209.75" calcext:value-type="float">
            <text:p>1209.75</text:p>
          </table:table-cell>
          <table:table-cell office:value-type="float" office:value="1469.75" calcext:value-type="float">
            <text:p>1469.75</text:p>
          </table:table-cell>
          <table:table-cell table:number-columns-repeated="2"/>
          <table:table-cell table:formula="of:=AVERAGE([.A52:.E52])" office:value-type="float" office:value="1164.65" calcext:value-type="float">
            <text:p>1164.6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056" calcext:value-type="float">
            <text:p>1056</text:p>
          </table:table-cell>
          <table:table-cell office:value-type="float" office:value="1039.25" calcext:value-type="float">
            <text:p>1039.25</text:p>
          </table:table-cell>
          <table:table-cell office:value-type="float" office:value="1001" calcext:value-type="float">
            <text:p>1001</text:p>
          </table:table-cell>
          <table:table-cell office:value-type="float" office:value="1172.25" calcext:value-type="float">
            <text:p>1172.25</text:p>
          </table:table-cell>
          <table:table-cell table:number-columns-repeated="2"/>
          <table:table-cell table:formula="of:=AVERAGE([.A53:.E53])" office:value-type="float" office:value="1103.5" calcext:value-type="float">
            <text:p>1103.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931" calcext:value-type="float">
            <text:p>931</text:p>
          </table:table-cell>
          <table:table-cell office:value-type="float" office:value="942.25" calcext:value-type="float">
            <text:p>942.25</text:p>
          </table:table-cell>
          <table:table-cell office:value-type="float" office:value="943.25" calcext:value-type="float">
            <text:p>943.25</text:p>
          </table:table-cell>
          <table:table-cell office:value-type="float" office:value="823.5" calcext:value-type="float">
            <text:p>823.5</text:p>
          </table:table-cell>
          <table:table-cell table:number-columns-repeated="2"/>
          <table:table-cell table:formula="of:=AVERAGE([.A54:.E54])" office:value-type="float" office:value="947.6" calcext:value-type="float">
            <text:p>947.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56.25" calcext:value-type="float">
            <text:p>1056.25</text:p>
          </table:table-cell>
          <table:table-cell office:value-type="float" office:value="1066" calcext:value-type="float">
            <text:p>1066</text:p>
          </table:table-cell>
          <table:table-cell office:value-type="float" office:value="1088.25" calcext:value-type="float">
            <text:p>1088.25</text:p>
          </table:table-cell>
          <table:table-cell office:value-type="float" office:value="954.75" calcext:value-type="float">
            <text:p>954.75</text:p>
          </table:table-cell>
          <table:table-cell table:number-columns-repeated="2"/>
          <table:table-cell table:formula="of:=AVERAGE([.A55:.E55])" office:value-type="float" office:value="1047.25" calcext:value-type="float">
            <text:p>1047.2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886.25" calcext:value-type="float">
            <text:p>886.25</text:p>
          </table:table-cell>
          <table:table-cell office:value-type="float" office:value="1073.5" calcext:value-type="float">
            <text:p>1073.5</text:p>
          </table:table-cell>
          <table:table-cell office:value-type="float" office:value="1156" calcext:value-type="float">
            <text:p>1156</text:p>
          </table:table-cell>
          <table:table-cell office:value-type="float" office:value="1027" calcext:value-type="float">
            <text:p>1027</text:p>
          </table:table-cell>
          <table:table-cell table:number-columns-repeated="2"/>
          <table:table-cell table:formula="of:=AVERAGE([.A56:.E56])" office:value-type="float" office:value="1087.75" calcext:value-type="float">
            <text:p>1087.75</text:p>
          </table:table-cell>
        </table:table-row>
        <table:table-row table:style-name="ro1">
          <table:table-cell office:value-type="float" office:value="892.25" calcext:value-type="float">
            <text:p>892.25</text:p>
          </table:table-cell>
          <table:table-cell office:value-type="float" office:value="849.75" calcext:value-type="float">
            <text:p>849.75</text:p>
          </table:table-cell>
          <table:table-cell office:value-type="float" office:value="1230.75" calcext:value-type="float">
            <text:p>1230.75</text:p>
          </table:table-cell>
          <table:table-cell office:value-type="float" office:value="1050" calcext:value-type="float">
            <text:p>1050</text:p>
          </table:table-cell>
          <table:table-cell office:value-type="float" office:value="1191.75" calcext:value-type="float">
            <text:p>1191.75</text:p>
          </table:table-cell>
          <table:table-cell table:number-columns-repeated="2"/>
          <table:table-cell table:formula="of:=AVERAGE([.A57:.E57])" office:value-type="float" office:value="1042.9" calcext:value-type="float">
            <text:p>1042.9</text:p>
          </table:table-cell>
        </table:table-row>
        <table:table-row table:style-name="ro1">
          <table:table-cell office:value-type="float" office:value="1049.25" calcext:value-type="float">
            <text:p>1049.25</text:p>
          </table:table-cell>
          <table:table-cell office:value-type="float" office:value="876.25" calcext:value-type="float">
            <text:p>876.25</text:p>
          </table:table-cell>
          <table:table-cell office:value-type="float" office:value="1113.25" calcext:value-type="float">
            <text:p>1113.25</text:p>
          </table:table-cell>
          <table:table-cell office:value-type="float" office:value="971.25" calcext:value-type="float">
            <text:p>971.25</text:p>
          </table:table-cell>
          <table:table-cell office:value-type="float" office:value="1301" calcext:value-type="float">
            <text:p>1301</text:p>
          </table:table-cell>
          <table:table-cell table:number-columns-repeated="2"/>
          <table:table-cell table:formula="of:=AVERAGE([.A58:.E58])" office:value-type="float" office:value="1062.2" calcext:value-type="float">
            <text:p>1062.2</text:p>
          </table:table-cell>
        </table:table-row>
        <table:table-row table:style-name="ro1">
          <table:table-cell office:value-type="float" office:value="979.25" calcext:value-type="float">
            <text:p>979.25</text:p>
          </table:table-cell>
          <table:table-cell office:value-type="float" office:value="879.75" calcext:value-type="float">
            <text:p>879.75</text:p>
          </table:table-cell>
          <table:table-cell office:value-type="float" office:value="1236.75" calcext:value-type="float">
            <text:p>1236.75</text:p>
          </table:table-cell>
          <table:table-cell office:value-type="float" office:value="1124" calcext:value-type="float">
            <text:p>1124</text:p>
          </table:table-cell>
          <table:table-cell office:value-type="float" office:value="1418.25" calcext:value-type="float">
            <text:p>1418.25</text:p>
          </table:table-cell>
          <table:table-cell table:number-columns-repeated="2"/>
          <table:table-cell table:formula="of:=AVERAGE([.A59:.E59])" office:value-type="float" office:value="1127.6" calcext:value-type="float">
            <text:p>1127.6</text:p>
          </table:table-cell>
        </table:table-row>
        <table:table-row table:style-name="ro1">
          <table:table-cell office:value-type="float" office:value="1493.5" calcext:value-type="float">
            <text:p>1493.5</text:p>
          </table:table-cell>
          <table:table-cell office:value-type="float" office:value="1056.75" calcext:value-type="float">
            <text:p>1056.75</text:p>
          </table:table-cell>
          <table:table-cell office:value-type="float" office:value="867.25" calcext:value-type="float">
            <text:p>867.25</text:p>
          </table:table-cell>
          <table:table-cell office:value-type="float" office:value="1176.5" calcext:value-type="float">
            <text:p>1176.5</text:p>
          </table:table-cell>
          <table:table-cell office:value-type="float" office:value="1333.5" calcext:value-type="float">
            <text:p>1333.5</text:p>
          </table:table-cell>
          <table:table-cell table:number-columns-repeated="2"/>
          <table:table-cell table:formula="of:=AVERAGE([.A60:.E60])" office:value-type="float" office:value="1185.5" calcext:value-type="float">
            <text:p>1185.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884.75" calcext:value-type="float">
            <text:p>884.75</text:p>
          </table:table-cell>
          <table:table-cell office:value-type="float" office:value="982.25" calcext:value-type="float">
            <text:p>982.25</text:p>
          </table:table-cell>
          <table:table-cell office:value-type="float" office:value="953" calcext:value-type="float">
            <text:p>953</text:p>
          </table:table-cell>
          <table:table-cell office:value-type="float" office:value="1066.75" calcext:value-type="float">
            <text:p>1066.75</text:p>
          </table:table-cell>
          <table:table-cell table:number-columns-repeated="2"/>
          <table:table-cell table:formula="of:=AVERAGE([.A61:.E61])" office:value-type="float" office:value="1050.55" calcext:value-type="float">
            <text:p>1050.55</text:p>
          </table:table-cell>
        </table:table-row>
        <table:table-row table:style-name="ro1">
          <table:table-cell office:value-type="float" office:value="1114.75" calcext:value-type="float">
            <text:p>1114.75</text:p>
          </table:table-cell>
          <table:table-cell office:value-type="float" office:value="989.5" calcext:value-type="float">
            <text:p>989.5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782.25" calcext:value-type="float">
            <text:p>782.25</text:p>
          </table:table-cell>
          <table:table-cell office:value-type="float" office:value="1253.5" calcext:value-type="float">
            <text:p>1253.5</text:p>
          </table:table-cell>
          <table:table-cell table:number-columns-repeated="2"/>
          <table:table-cell table:formula="of:=AVERAGE([.A62:.E62])" office:value-type="float" office:value="1049.95" calcext:value-type="float">
            <text:p>1049.9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24.25" calcext:value-type="float">
            <text:p>1024.25</text:p>
          </table:table-cell>
          <table:table-cell office:value-type="float" office:value="1092.25" calcext:value-type="float">
            <text:p>1092.25</text:p>
          </table:table-cell>
          <table:table-cell office:value-type="float" office:value="1220.5" calcext:value-type="float">
            <text:p>1220.5</text:p>
          </table:table-cell>
          <table:table-cell office:value-type="float" office:value="983.5" calcext:value-type="float">
            <text:p>983.5</text:p>
          </table:table-cell>
          <table:table-cell table:number-columns-repeated="2"/>
          <table:table-cell table:formula="of:=AVERAGE([.A63:.E63])" office:value-type="float" office:value="1102.5" calcext:value-type="float">
            <text:p>1102.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962" calcext:value-type="float">
            <text:p>962</text:p>
          </table:table-cell>
          <table:table-cell office:value-type="float" office:value="1129.75" calcext:value-type="float">
            <text:p>1129.75</text:p>
          </table:table-cell>
          <table:table-cell office:value-type="float" office:value="1145.25" calcext:value-type="float">
            <text:p>1145.25</text:p>
          </table:table-cell>
          <table:table-cell office:value-type="float" office:value="965" calcext:value-type="float">
            <text:p>965</text:p>
          </table:table-cell>
          <table:table-cell table:number-columns-repeated="2"/>
          <table:table-cell table:formula="of:=AVERAGE([.A64:.E64])" office:value-type="float" office:value="1140.6" calcext:value-type="float">
            <text:p>1140.6</text:p>
          </table:table-cell>
        </table:table-row>
        <table:table-row table:style-name="ro1">
          <table:table-cell office:value-type="float" office:value="948.5" calcext:value-type="float">
            <text:p>948.5</text:p>
          </table:table-cell>
          <table:table-cell office:value-type="float" office:value="938.5" calcext:value-type="float">
            <text:p>938.5</text:p>
          </table:table-cell>
          <table:table-cell office:value-type="float" office:value="908.5" calcext:value-type="float">
            <text:p>908.5</text:p>
          </table:table-cell>
          <table:table-cell office:value-type="float" office:value="1111" calcext:value-type="float">
            <text:p>1111</text:p>
          </table:table-cell>
          <table:table-cell office:value-type="float" office:value="781.75" calcext:value-type="float">
            <text:p>781.75</text:p>
          </table:table-cell>
          <table:table-cell table:number-columns-repeated="2"/>
          <table:table-cell table:formula="of:=AVERAGE([.A65:.E65])" office:value-type="float" office:value="937.65" calcext:value-type="float">
            <text:p>937.65</text:p>
          </table:table-cell>
        </table:table-row>
        <table:table-row table:style-name="ro1">
          <table:table-cell office:value-type="float" office:value="1094.5" calcext:value-type="float">
            <text:p>1094.5</text:p>
          </table:table-cell>
          <table:table-cell office:value-type="float" office:value="862.75" calcext:value-type="float">
            <text:p>862.75</text:p>
          </table:table-cell>
          <table:table-cell office:value-type="float" office:value="1242.25" calcext:value-type="float">
            <text:p>1242.25</text:p>
          </table:table-cell>
          <table:table-cell office:value-type="float" office:value="1284" calcext:value-type="float">
            <text:p>1284</text:p>
          </table:table-cell>
          <table:table-cell office:value-type="float" office:value="805.75" calcext:value-type="float">
            <text:p>805.75</text:p>
          </table:table-cell>
          <table:table-cell table:number-columns-repeated="2"/>
          <table:table-cell table:formula="of:=AVERAGE([.A66:.E66])" office:value-type="float" office:value="1057.85" calcext:value-type="float">
            <text:p>1057.85</text:p>
          </table:table-cell>
        </table:table-row>
        <table:table-row table:style-name="ro1">
          <table:table-cell office:value-type="float" office:value="1628.25" calcext:value-type="float">
            <text:p>1628.25</text:p>
          </table:table-cell>
          <table:table-cell office:value-type="float" office:value="1043.5" calcext:value-type="float">
            <text:p>1043.5</text:p>
          </table:table-cell>
          <table:table-cell office:value-type="float" office:value="978.5" calcext:value-type="float">
            <text:p>978.5</text:p>
          </table:table-cell>
          <table:table-cell office:value-type="float" office:value="1332.5" calcext:value-type="float">
            <text:p>1332.5</text:p>
          </table:table-cell>
          <table:table-cell office:value-type="float" office:value="1388.5" calcext:value-type="float">
            <text:p>1388.5</text:p>
          </table:table-cell>
          <table:table-cell table:number-columns-repeated="2"/>
          <table:table-cell table:formula="of:=AVERAGE([.A67:.E67])" office:value-type="float" office:value="1274.25" calcext:value-type="float">
            <text:p>1274.25</text:p>
          </table:table-cell>
        </table:table-row>
        <table:table-row table:style-name="ro1">
          <table:table-cell office:value-type="float" office:value="974.75" calcext:value-type="float">
            <text:p>974.75</text:p>
          </table:table-cell>
          <table:table-cell office:value-type="float" office:value="1143.25" calcext:value-type="float">
            <text:p>1143.25</text:p>
          </table:table-cell>
          <table:table-cell office:value-type="float" office:value="998.5" calcext:value-type="float">
            <text:p>998.5</text:p>
          </table:table-cell>
          <table:table-cell office:value-type="float" office:value="1301.5" calcext:value-type="float">
            <text:p>1301.5</text:p>
          </table:table-cell>
          <table:table-cell office:value-type="float" office:value="1220.75" calcext:value-type="float">
            <text:p>1220.75</text:p>
          </table:table-cell>
          <table:table-cell table:number-columns-repeated="2"/>
          <table:table-cell table:formula="of:=AVERAGE([.A68:.E68])" office:value-type="float" office:value="1127.75" calcext:value-type="float">
            <text:p>1127.75</text:p>
          </table:table-cell>
        </table:table-row>
        <table:table-row table:style-name="ro1">
          <table:table-cell office:value-type="float" office:value="1404.75" calcext:value-type="float">
            <text:p>1404.75</text:p>
          </table:table-cell>
          <table:table-cell office:value-type="float" office:value="993.5" calcext:value-type="float">
            <text:p>993.5</text:p>
          </table:table-cell>
          <table:table-cell office:value-type="float" office:value="903.25" calcext:value-type="float">
            <text:p>903.25</text:p>
          </table:table-cell>
          <table:table-cell office:value-type="float" office:value="1212.25" calcext:value-type="float">
            <text:p>1212.25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table:formula="of:=AVERAGE([.A69:.E69])" office:value-type="float" office:value="1112.95" calcext:value-type="float">
            <text:p>1112.95</text:p>
          </table:table-cell>
        </table:table-row>
        <table:table-row table:style-name="ro1">
          <table:table-cell office:value-type="float" office:value="1321.5" calcext:value-type="float">
            <text:p>1321.5</text:p>
          </table:table-cell>
          <table:table-cell office:value-type="float" office:value="1133.5" calcext:value-type="float">
            <text:p>1133.5</text:p>
          </table:table-cell>
          <table:table-cell office:value-type="float" office:value="977.25" calcext:value-type="float">
            <text:p>977.25</text:p>
          </table:table-cell>
          <table:table-cell office:value-type="float" office:value="1179.25" calcext:value-type="float">
            <text:p>1179.25</text:p>
          </table:table-cell>
          <table:table-cell office:value-type="float" office:value="1045.5" calcext:value-type="float">
            <text:p>1045.5</text:p>
          </table:table-cell>
          <table:table-cell table:number-columns-repeated="2"/>
          <table:table-cell table:formula="of:=AVERAGE([.A70:.E70])" office:value-type="float" office:value="1131.4" calcext:value-type="float">
            <text:p>1131.4</text:p>
          </table:table-cell>
        </table:table-row>
        <table:table-row table:style-name="ro1">
          <table:table-cell office:value-type="float" office:value="1392.25" calcext:value-type="float">
            <text:p>1392.25</text:p>
          </table:table-cell>
          <table:table-cell office:value-type="float" office:value="938.25" calcext:value-type="float">
            <text:p>938.25</text:p>
          </table:table-cell>
          <table:table-cell office:value-type="float" office:value="933.5" calcext:value-type="float">
            <text:p>933.5</text:p>
          </table:table-cell>
          <table:table-cell office:value-type="float" office:value="933.25" calcext:value-type="float">
            <text:p>933.25</text:p>
          </table:table-cell>
          <table:table-cell office:value-type="float" office:value="929.25" calcext:value-type="float">
            <text:p>929.25</text:p>
          </table:table-cell>
          <table:table-cell table:number-columns-repeated="2"/>
          <table:table-cell table:formula="of:=AVERAGE([.A71:.E71])" office:value-type="float" office:value="1025.3" calcext:value-type="float">
            <text:p>1025.3</text:p>
          </table:table-cell>
        </table:table-row>
        <table:table-row table:style-name="ro1">
          <table:table-cell office:value-type="float" office:value="1248.5" calcext:value-type="float">
            <text:p>1248.5</text:p>
          </table:table-cell>
          <table:table-cell office:value-type="float" office:value="955.75" calcext:value-type="float">
            <text:p>955.75</text:p>
          </table:table-cell>
          <table:table-cell office:value-type="float" office:value="896" calcext:value-type="float">
            <text:p>896</text:p>
          </table:table-cell>
          <table:table-cell office:value-type="float" office:value="1145.25" calcext:value-type="float">
            <text:p>1145.25</text:p>
          </table:table-cell>
          <table:table-cell office:value-type="float" office:value="934.75" calcext:value-type="float">
            <text:p>934.75</text:p>
          </table:table-cell>
          <table:table-cell table:number-columns-repeated="2"/>
          <table:table-cell table:formula="of:=AVERAGE([.A72:.E72])" office:value-type="float" office:value="1036.05" calcext:value-type="float">
            <text:p>1036.05</text:p>
          </table:table-cell>
        </table:table-row>
        <table:table-row table:style-name="ro1">
          <table:table-cell office:value-type="float" office:value="1444.25" calcext:value-type="float">
            <text:p>1444.25</text:p>
          </table:table-cell>
          <table:table-cell office:value-type="float" office:value="770" calcext:value-type="float">
            <text:p>770</text:p>
          </table:table-cell>
          <table:table-cell office:value-type="float" office:value="973.5" calcext:value-type="float">
            <text:p>973.5</text:p>
          </table:table-cell>
          <table:table-cell office:value-type="float" office:value="798" calcext:value-type="float">
            <text:p>798</text:p>
          </table:table-cell>
          <table:table-cell office:value-type="float" office:value="959.25" calcext:value-type="float">
            <text:p>959.25</text:p>
          </table:table-cell>
          <table:table-cell table:number-columns-repeated="2"/>
          <table:table-cell table:formula="of:=AVERAGE([.A73:.E73])"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980" calcext:value-type="float">
            <text:p>980</text:p>
          </table:table-cell>
          <table:table-cell office:value-type="float" office:value="941.25" calcext:value-type="float">
            <text:p>941.25</text:p>
          </table:table-cell>
          <table:table-cell office:value-type="float" office:value="1224.75" calcext:value-type="float">
            <text:p>1224.75</text:p>
          </table:table-cell>
          <table:table-cell office:value-type="float" office:value="1204.5" calcext:value-type="float">
            <text:p>1204.5</text:p>
          </table:table-cell>
          <table:table-cell table:number-columns-repeated="2"/>
          <table:table-cell table:formula="of:=AVERAGE([.A74:.E74])" office:value-type="float" office:value="1073.5" calcext:value-type="float">
            <text:p>1073.5</text:p>
          </table:table-cell>
        </table:table-row>
        <table:table-row table:style-name="ro1">
          <table:table-cell office:value-type="float" office:value="1275.25" calcext:value-type="float">
            <text:p>1275.25</text:p>
          </table:table-cell>
          <table:table-cell office:value-type="float" office:value="831.5" calcext:value-type="float">
            <text:p>831.5</text:p>
          </table:table-cell>
          <table:table-cell office:value-type="float" office:value="1041" calcext:value-type="float">
            <text:p>1041</text:p>
          </table:table-cell>
          <table:table-cell office:value-type="float" office:value="1232.25" calcext:value-type="float">
            <text:p>1232.25</text:p>
          </table:table-cell>
          <table:table-cell office:value-type="float" office:value="886.5" calcext:value-type="float">
            <text:p>886.5</text:p>
          </table:table-cell>
          <table:table-cell table:number-columns-repeated="2"/>
          <table:table-cell table:formula="of:=AVERAGE([.A75:.E75])" office:value-type="float" office:value="1053.3" calcext:value-type="float">
            <text:p>1053.3</text:p>
          </table:table-cell>
        </table:table-row>
        <table:table-row table:style-name="ro1">
          <table:table-cell office:value-type="float" office:value="1198.75" calcext:value-type="float">
            <text:p>1198.75</text:p>
          </table:table-cell>
          <table:table-cell office:value-type="float" office:value="1022.5" calcext:value-type="float">
            <text:p>1022.5</text:p>
          </table:table-cell>
          <table:table-cell office:value-type="float" office:value="1236" calcext:value-type="float">
            <text:p>1236</text:p>
          </table:table-cell>
          <table:table-cell office:value-type="float" office:value="1216" calcext:value-type="float">
            <text:p>1216</text:p>
          </table:table-cell>
          <table:table-cell office:value-type="float" office:value="847.25" calcext:value-type="float">
            <text:p>847.25</text:p>
          </table:table-cell>
          <table:table-cell table:number-columns-repeated="2"/>
          <table:table-cell table:formula="of:=AVERAGE([.A76:.E76])" office:value-type="float" office:value="1104.1" calcext:value-type="float">
            <text:p>1104.1</text:p>
          </table:table-cell>
        </table:table-row>
        <table:table-row table:style-name="ro1">
          <table:table-cell office:value-type="float" office:value="1018.75" calcext:value-type="float">
            <text:p>1018.75</text:p>
          </table:table-cell>
          <table:table-cell office:value-type="float" office:value="1051" calcext:value-type="float">
            <text:p>1051</text:p>
          </table:table-cell>
          <table:table-cell office:value-type="float" office:value="1266" calcext:value-type="float">
            <text:p>1266</text:p>
          </table:table-cell>
          <table:table-cell office:value-type="float" office:value="1153.25" calcext:value-type="float">
            <text:p>1153.25</text:p>
          </table:table-cell>
          <table:table-cell office:value-type="float" office:value="1332.75" calcext:value-type="float">
            <text:p>1332.75</text:p>
          </table:table-cell>
          <table:table-cell table:number-columns-repeated="2"/>
          <table:table-cell table:formula="of:=AVERAGE([.A77:.E77])" office:value-type="float" office:value="1164.35" calcext:value-type="float">
            <text:p>1164.35</text:p>
          </table:table-cell>
        </table:table-row>
        <table:table-row table:style-name="ro1">
          <table:table-cell office:value-type="float" office:value="1386.5" calcext:value-type="float">
            <text:p>1386.5</text:p>
          </table:table-cell>
          <table:table-cell office:value-type="float" office:value="870.75" calcext:value-type="float">
            <text:p>870.75</text:p>
          </table:table-cell>
          <table:table-cell office:value-type="float" office:value="878" calcext:value-type="float">
            <text:p>878</text:p>
          </table:table-cell>
          <table:table-cell office:value-type="float" office:value="1110.75" calcext:value-type="float">
            <text:p>1110.75</text:p>
          </table:table-cell>
          <table:table-cell office:value-type="float" office:value="1024.25" calcext:value-type="float">
            <text:p>1024.25</text:p>
          </table:table-cell>
          <table:table-cell table:number-columns-repeated="2"/>
          <table:table-cell table:formula="of:=AVERAGE([.A78:.E78])" office:value-type="float" office:value="1054.05" calcext:value-type="float">
            <text:p>1054.05</text:p>
          </table:table-cell>
        </table:table-row>
        <table:table-row table:style-name="ro1">
          <table:table-cell office:value-type="float" office:value="1489.75" calcext:value-type="float">
            <text:p>1489.75</text:p>
          </table:table-cell>
          <table:table-cell office:value-type="float" office:value="1029.75" calcext:value-type="float">
            <text:p>1029.75</text:p>
          </table:table-cell>
          <table:table-cell office:value-type="float" office:value="1268.5" calcext:value-type="float">
            <text:p>1268.5</text:p>
          </table:table-cell>
          <table:table-cell office:value-type="float" office:value="1155" calcext:value-type="float">
            <text:p>1155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AVERAGE([.A79:.E79])" office:value-type="float" office:value="1192.4" calcext:value-type="float">
            <text:p>1192.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081" calcext:value-type="float">
            <text:p>1081</text:p>
          </table:table-cell>
          <table:table-cell office:value-type="float" office:value="1012.75" calcext:value-type="float">
            <text:p>1012.75</text:p>
          </table:table-cell>
          <table:table-cell office:value-type="float" office:value="1109.25" calcext:value-type="float">
            <text:p>1109.25</text:p>
          </table:table-cell>
          <table:table-cell office:value-type="float" office:value="1277.25" calcext:value-type="float">
            <text:p>1277.25</text:p>
          </table:table-cell>
          <table:table-cell table:number-columns-repeated="2"/>
          <table:table-cell table:formula="of:=AVERAGE([.A80:.E80])" office:value-type="float" office:value="1175.45" calcext:value-type="float">
            <text:p>1175.45</text:p>
          </table:table-cell>
        </table:table-row>
        <table:table-row table:style-name="ro1">
          <table:table-cell office:value-type="float" office:value="1340.75" calcext:value-type="float">
            <text:p>1340.75</text:p>
          </table:table-cell>
          <table:table-cell office:value-type="float" office:value="1262.75" calcext:value-type="float">
            <text:p>1262.75</text:p>
          </table:table-cell>
          <table:table-cell office:value-type="float" office:value="822.25" calcext:value-type="float">
            <text:p>822.25</text:p>
          </table:table-cell>
          <table:table-cell office:value-type="float" office:value="1281" calcext:value-type="float">
            <text:p>1281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table:formula="of:=AVERAGE([.A81:.E81])" office:value-type="float" office:value="1126.75" calcext:value-type="float">
            <text:p>1126.75</text:p>
          </table:table-cell>
        </table:table-row>
        <table:table-row table:style-name="ro1">
          <table:table-cell office:value-type="float" office:value="1622.25" calcext:value-type="float">
            <text:p>1622.25</text:p>
          </table:table-cell>
          <table:table-cell office:value-type="float" office:value="1056" calcext:value-type="float">
            <text:p>1056</text:p>
          </table:table-cell>
          <table:table-cell office:value-type="float" office:value="1222.25" calcext:value-type="float">
            <text:p>1222.25</text:p>
          </table:table-cell>
          <table:table-cell office:value-type="float" office:value="1056" calcext:value-type="float">
            <text:p>1056</text:p>
          </table:table-cell>
          <table:table-cell office:value-type="float" office:value="1352.75" calcext:value-type="float">
            <text:p>1352.75</text:p>
          </table:table-cell>
          <table:table-cell table:number-columns-repeated="2"/>
          <table:table-cell table:formula="of:=AVERAGE([.A82:.E82])" office:value-type="float" office:value="1261.85" calcext:value-type="float">
            <text:p>1261.85</text:p>
          </table:table-cell>
        </table:table-row>
        <table:table-row table:style-name="ro1">
          <table:table-cell office:value-type="float" office:value="1356.75" calcext:value-type="float">
            <text:p>1356.75</text:p>
          </table:table-cell>
          <table:table-cell office:value-type="float" office:value="1083.5" calcext:value-type="float">
            <text:p>1083.5</text:p>
          </table:table-cell>
          <table:table-cell office:value-type="float" office:value="953.25" calcext:value-type="float">
            <text:p>953.25</text:p>
          </table:table-cell>
          <table:table-cell office:value-type="float" office:value="1184.75" calcext:value-type="float">
            <text:p>1184.75</text:p>
          </table:table-cell>
          <table:table-cell office:value-type="float" office:value="1474.75" calcext:value-type="float">
            <text:p>1474.75</text:p>
          </table:table-cell>
          <table:table-cell table:number-columns-repeated="2"/>
          <table:table-cell table:formula="of:=AVERAGE([.A83:.E83])" office:value-type="float" office:value="1210.6" calcext:value-type="float">
            <text:p>1210.6</text:p>
          </table:table-cell>
        </table:table-row>
        <table:table-row table:style-name="ro1">
          <table:table-cell office:value-type="float" office:value="1119.5" calcext:value-type="float">
            <text:p>1119.5</text:p>
          </table:table-cell>
          <table:table-cell office:value-type="float" office:value="1023" calcext:value-type="float">
            <text:p>1023</text:p>
          </table:table-cell>
          <table:table-cell office:value-type="float" office:value="1026" calcext:value-type="float">
            <text:p>1026</text:p>
          </table:table-cell>
          <table:table-cell office:value-type="float" office:value="1075.5" calcext:value-type="float">
            <text:p>1075.5</text:p>
          </table:table-cell>
          <table:table-cell office:value-type="float" office:value="1012.5" calcext:value-type="float">
            <text:p>1012.5</text:p>
          </table:table-cell>
          <table:table-cell table:number-columns-repeated="2"/>
          <table:table-cell table:formula="of:=AVERAGE([.A84:.E84])" office:value-type="float" office:value="1051.3" calcext:value-type="float">
            <text:p>1051.3</text:p>
          </table:table-cell>
        </table:table-row>
        <table:table-row table:style-name="ro1">
          <table:table-cell office:value-type="float" office:value="1391.5" calcext:value-type="float">
            <text:p>1391.5</text:p>
          </table:table-cell>
          <table:table-cell office:value-type="float" office:value="919" calcext:value-type="float">
            <text:p>919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160.25" calcext:value-type="float">
            <text:p>1160.25</text:p>
          </table:table-cell>
          <table:table-cell office:value-type="float" office:value="1136.25" calcext:value-type="float">
            <text:p>1136.25</text:p>
          </table:table-cell>
          <table:table-cell table:number-columns-repeated="2"/>
          <table:table-cell table:formula="of:=AVERAGE([.A85:.E85])" office:value-type="float" office:value="1143.35" calcext:value-type="float">
            <text:p>1143.35</text:p>
          </table:table-cell>
        </table:table-row>
        <table:table-row table:style-name="ro1">
          <table:table-cell office:value-type="float" office:value="1254.25" calcext:value-type="float">
            <text:p>1254.25</text:p>
          </table:table-cell>
          <table:table-cell office:value-type="float" office:value="899.75" calcext:value-type="float">
            <text:p>899.75</text:p>
          </table:table-cell>
          <table:table-cell office:value-type="float" office:value="934.75" calcext:value-type="float">
            <text:p>934.75</text:p>
          </table:table-cell>
          <table:table-cell office:value-type="float" office:value="1124" calcext:value-type="float">
            <text:p>1124</text:p>
          </table:table-cell>
          <table:table-cell office:value-type="float" office:value="1349.75" calcext:value-type="float">
            <text:p>1349.75</text:p>
          </table:table-cell>
          <table:table-cell table:number-columns-repeated="2"/>
          <table:table-cell table:formula="of:=AVERAGE([.A86:.E86])" office:value-type="float" office:value="1112.5" calcext:value-type="float">
            <text:p>1112.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053" calcext:value-type="float">
            <text:p>1053</text:p>
          </table:table-cell>
          <table:table-cell office:value-type="float" office:value="1059.75" calcext:value-type="float">
            <text:p>1059.75</text:p>
          </table:table-cell>
          <table:table-cell office:value-type="float" office:value="1376" calcext:value-type="float">
            <text:p>1376</text:p>
          </table:table-cell>
          <table:table-cell office:value-type="float" office:value="814.5" calcext:value-type="float">
            <text:p>814.5</text:p>
          </table:table-cell>
          <table:table-cell table:number-columns-repeated="2"/>
          <table:table-cell table:formula="of:=AVERAGE([.A87:.E87])" office:value-type="float" office:value="1112.85" calcext:value-type="float">
            <text:p>1112.8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914" calcext:value-type="float">
            <text:p>914</text:p>
          </table:table-cell>
          <table:table-cell office:value-type="float" office:value="1261.5" calcext:value-type="float">
            <text:p>1261.5</text:p>
          </table:table-cell>
          <table:table-cell office:value-type="float" office:value="936" calcext:value-type="float">
            <text:p>936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table:formula="of:=AVERAGE([.A88:.E88])" office:value-type="float" office:value="1143.7" calcext:value-type="float">
            <text:p>1143.7</text:p>
          </table:table-cell>
        </table:table-row>
        <table:table-row table:style-name="ro1">
          <table:table-cell office:value-type="float" office:value="1420.5" calcext:value-type="float">
            <text:p>1420.5</text:p>
          </table:table-cell>
          <table:table-cell office:value-type="float" office:value="1127.75" calcext:value-type="float">
            <text:p>1127.75</text:p>
          </table:table-cell>
          <table:table-cell office:value-type="float" office:value="945" calcext:value-type="float">
            <text:p>945</text:p>
          </table:table-cell>
          <table:table-cell office:value-type="float" office:value="1012.75" calcext:value-type="float">
            <text:p>1012.75</text:p>
          </table:table-cell>
          <table:table-cell office:value-type="float" office:value="1130.25" calcext:value-type="float">
            <text:p>1130.25</text:p>
          </table:table-cell>
          <table:table-cell table:number-columns-repeated="2"/>
          <table:table-cell table:formula="of:=AVERAGE([.A89:.E89])" office:value-type="float" office:value="1127.25" calcext:value-type="float">
            <text:p>1127.2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980" calcext:value-type="float">
            <text:p>980</text:p>
          </table:table-cell>
          <table:table-cell office:value-type="float" office:value="822.25" calcext:value-type="float">
            <text:p>822.25</text:p>
          </table:table-cell>
          <table:table-cell office:value-type="float" office:value="1029" calcext:value-type="float">
            <text:p>1029</text:p>
          </table:table-cell>
          <table:table-cell office:value-type="float" office:value="1162" calcext:value-type="float">
            <text:p>1162</text:p>
          </table:table-cell>
          <table:table-cell table:number-columns-repeated="2"/>
          <table:table-cell table:formula="of:=AVERAGE([.A90:.E90])" office:value-type="float" office:value="1115.85" calcext:value-type="float">
            <text:p>1115.85</text:p>
          </table:table-cell>
        </table:table-row>
        <table:table-row table:style-name="ro1">
          <table:table-cell office:value-type="float" office:value="1427.5" calcext:value-type="float">
            <text:p>1427.5</text:p>
          </table:table-cell>
          <table:table-cell office:value-type="float" office:value="1029" calcext:value-type="float">
            <text:p>1029</text:p>
          </table:table-cell>
          <table:table-cell office:value-type="float" office:value="1043.5" calcext:value-type="float">
            <text:p>1043.5</text:p>
          </table:table-cell>
          <table:table-cell office:value-type="float" office:value="1291" calcext:value-type="float">
            <text:p>1291</text:p>
          </table:table-cell>
          <table:table-cell office:value-type="float" office:value="1521.25" calcext:value-type="float">
            <text:p>1521.25</text:p>
          </table:table-cell>
          <table:table-cell table:number-columns-repeated="2"/>
          <table:table-cell table:formula="of:=AVERAGE([.A91:.E91])" office:value-type="float" office:value="1262.45" calcext:value-type="float">
            <text:p>1262.4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957.5" calcext:value-type="float">
            <text:p>957.5</text:p>
          </table:table-cell>
          <table:table-cell office:value-type="float" office:value="963.5" calcext:value-type="float">
            <text:p>963.5</text:p>
          </table:table-cell>
          <table:table-cell office:value-type="float" office:value="1162.75" calcext:value-type="float">
            <text:p>1162.7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AVERAGE([.A92:.E92])" office:value-type="float" office:value="1063.35" calcext:value-type="float">
            <text:p>1063.35</text:p>
          </table:table-cell>
        </table:table-row>
        <table:table-row table:style-name="ro1">
          <table:table-cell office:value-type="float" office:value="941.75" calcext:value-type="float">
            <text:p>941.75</text:p>
          </table:table-cell>
          <table:table-cell office:value-type="float" office:value="795.75" calcext:value-type="float">
            <text:p>795.75</text:p>
          </table:table-cell>
          <table:table-cell office:value-type="float" office:value="1124" calcext:value-type="float">
            <text:p>1124</text:p>
          </table:table-cell>
          <table:table-cell office:value-type="float" office:value="1053" calcext:value-type="float">
            <text:p>1053</text:p>
          </table:table-cell>
          <table:table-cell office:value-type="float" office:value="1262" calcext:value-type="float">
            <text:p>1262</text:p>
          </table:table-cell>
          <table:table-cell table:number-columns-repeated="2"/>
          <table:table-cell table:formula="of:=AVERAGE([.A93:.E93])" office:value-type="float" office:value="1035.3" calcext:value-type="float">
            <text:p>1035.3</text:p>
          </table:table-cell>
        </table:table-row>
        <table:table-row table:style-name="ro1">
          <table:table-cell office:value-type="float" office:value="1434.5" calcext:value-type="float">
            <text:p>1434.5</text:p>
          </table:table-cell>
          <table:table-cell office:value-type="float" office:value="958" calcext:value-type="float">
            <text:p>958</text:p>
          </table:table-cell>
          <table:table-cell office:value-type="float" office:value="1223.5" calcext:value-type="float">
            <text:p>1223.5</text:p>
          </table:table-cell>
          <table:table-cell office:value-type="float" office:value="1119" calcext:value-type="float">
            <text:p>1119</text:p>
          </table:table-cell>
          <table:table-cell office:value-type="float" office:value="1284.75" calcext:value-type="float">
            <text:p>1284.75</text:p>
          </table:table-cell>
          <table:table-cell table:number-columns-repeated="2"/>
          <table:table-cell table:formula="of:=AVERAGE([.A94:.E94])" office:value-type="float" office:value="1203.95" calcext:value-type="float">
            <text:p>1203.95</text:p>
          </table:table-cell>
        </table:table-row>
        <table:table-row table:style-name="ro1">
          <table:table-cell office:value-type="float" office:value="1380.75" calcext:value-type="float">
            <text:p>1380.75</text:p>
          </table:table-cell>
          <table:table-cell office:value-type="float" office:value="950.25" calcext:value-type="float">
            <text:p>950.25</text:p>
          </table:table-cell>
          <table:table-cell office:value-type="float" office:value="1019.5" calcext:value-type="float">
            <text:p>1019.5</text:p>
          </table:table-cell>
          <table:table-cell office:value-type="float" office:value="1097.25" calcext:value-type="float">
            <text:p>1097.25</text:p>
          </table:table-cell>
          <table:table-cell office:value-type="float" office:value="1403.25" calcext:value-type="float">
            <text:p>1403.25</text:p>
          </table:table-cell>
          <table:table-cell table:number-columns-repeated="2"/>
          <table:table-cell table:formula="of:=AVERAGE([.A95:.E95])" office:value-type="float" office:value="1170.2" calcext:value-type="float">
            <text:p>1170.2</text:p>
          </table:table-cell>
        </table:table-row>
        <table:table-row table:style-name="ro1">
          <table:table-cell office:value-type="float" office:value="1363.75" calcext:value-type="float">
            <text:p>1363.75</text:p>
          </table:table-cell>
          <table:table-cell office:value-type="float" office:value="1007.25" calcext:value-type="float">
            <text:p>1007.25</text:p>
          </table:table-cell>
          <table:table-cell office:value-type="float" office:value="898.5" calcext:value-type="float">
            <text:p>898.5</text:p>
          </table:table-cell>
          <table:table-cell office:value-type="float" office:value="1243.5" calcext:value-type="float">
            <text:p>1243.5</text:p>
          </table:table-cell>
          <table:table-cell office:value-type="float" office:value="981.5" calcext:value-type="float">
            <text:p>981.5</text:p>
          </table:table-cell>
          <table:table-cell table:number-columns-repeated="2"/>
          <table:table-cell table:formula="of:=AVERAGE([.A96:.E96])" office:value-type="float" office:value="1098.9" calcext:value-type="float">
            <text:p>1098.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02" calcext:value-type="float">
            <text:p>1202</text:p>
          </table:table-cell>
          <table:table-cell office:value-type="float" office:value="892.25" calcext:value-type="float">
            <text:p>892.25</text:p>
          </table:table-cell>
          <table:table-cell office:value-type="float" office:value="1326" calcext:value-type="float">
            <text:p>1326</text:p>
          </table:table-cell>
          <table:table-cell office:value-type="float" office:value="1128.5" calcext:value-type="float">
            <text:p>1128.5</text:p>
          </table:table-cell>
          <table:table-cell table:number-columns-repeated="2"/>
          <table:table-cell table:formula="of:=AVERAGE([.A97:.E97])" office:value-type="float" office:value="1121.75" calcext:value-type="float">
            <text:p>1121.75</text:p>
          </table:table-cell>
        </table:table-row>
        <table:table-row table:style-name="ro1">
          <table:table-cell office:value-type="float" office:value="1235.25" calcext:value-type="float">
            <text:p>1235.25</text:p>
          </table:table-cell>
          <table:table-cell office:value-type="float" office:value="1191" calcext:value-type="float">
            <text:p>1191</text:p>
          </table:table-cell>
          <table:table-cell office:value-type="float" office:value="989.75" calcext:value-type="float">
            <text:p>989.75</text:p>
          </table:table-cell>
          <table:table-cell office:value-type="float" office:value="1191" calcext:value-type="float">
            <text:p>1191</text:p>
          </table:table-cell>
          <table:table-cell office:value-type="float" office:value="1105.25" calcext:value-type="float">
            <text:p>1105.25</text:p>
          </table:table-cell>
          <table:table-cell table:number-columns-repeated="2"/>
          <table:table-cell table:formula="of:=AVERAGE([.A98:.E98])" office:value-type="float" office:value="1142.45" calcext:value-type="float">
            <text:p>1142.45</text:p>
          </table:table-cell>
        </table:table-row>
        <table:table-row table:style-name="ro1">
          <table:table-cell office:value-type="float" office:value="1210.25" calcext:value-type="float">
            <text:p>1210.25</text:p>
          </table:table-cell>
          <table:table-cell office:value-type="float" office:value="1094.75" calcext:value-type="float">
            <text:p>1094.75</text:p>
          </table:table-cell>
          <table:table-cell office:value-type="float" office:value="850" calcext:value-type="float">
            <text:p>850</text:p>
          </table:table-cell>
          <table:table-cell office:value-type="float" office:value="1249.75" calcext:value-type="float">
            <text:p>1249.75</text:p>
          </table:table-cell>
          <table:table-cell office:value-type="float" office:value="1283.5" calcext:value-type="float">
            <text:p>1283.5</text:p>
          </table:table-cell>
          <table:table-cell table:number-columns-repeated="2"/>
          <table:table-cell table:formula="of:=AVERAGE([.A99:.E99])" office:value-type="float" office:value="1137.65" calcext:value-type="float">
            <text:p>1137.6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102.75" calcext:value-type="float">
            <text:p>1102.75</text:p>
          </table:table-cell>
          <table:table-cell office:value-type="float" office:value="986" calcext:value-type="float">
            <text:p>986</text:p>
          </table:table-cell>
          <table:table-cell office:value-type="float" office:value="1123.5" calcext:value-type="float">
            <text:p>1123.5</text:p>
          </table:table-cell>
          <table:table-cell office:value-type="float" office:value="1215.25" calcext:value-type="float">
            <text:p>1215.25</text:p>
          </table:table-cell>
          <table:table-cell table:number-columns-repeated="2"/>
          <table:table-cell table:formula="of:=AVERAGE([.A100:.E100])" office:value-type="float" office:value="1096.9" calcext:value-type="float">
            <text:p>1096.9</text:p>
          </table:table-cell>
        </table:table-row>
        <table:table-row table:style-name="ro1">
          <table:table-cell office:value-type="float" office:value="624.5" calcext:value-type="float">
            <text:p>624.5</text:p>
          </table:table-cell>
          <table:table-cell office:value-type="float" office:value="1077.25" calcext:value-type="float">
            <text:p>1077.25</text:p>
          </table:table-cell>
          <table:table-cell office:value-type="float" office:value="1224.75" calcext:value-type="float">
            <text:p>1224.75</text:p>
          </table:table-cell>
          <table:table-cell office:value-type="float" office:value="1194" calcext:value-type="float">
            <text:p>1194</text:p>
          </table:table-cell>
          <table:table-cell office:value-type="float" office:value="1002.25" calcext:value-type="float">
            <text:p>1002.25</text:p>
          </table:table-cell>
          <table:table-cell table:number-columns-repeated="2"/>
          <table:table-cell table:formula="of:=AVERAGE([.A101:.E101])" office:value-type="float" office:value="1024.55" calcext:value-type="float">
            <text:p>1024.55</text:p>
          </table:table-cell>
        </table:table-row>
        <table:table-row table:style-name="ro1">
          <table:table-cell office:value-type="float" office:value="954.75" calcext:value-type="float">
            <text:p>954.75</text:p>
          </table:table-cell>
          <table:table-cell office:value-type="float" office:value="1000" calcext:value-type="float">
            <text:p>1000</text:p>
          </table:table-cell>
          <table:table-cell office:value-type="float" office:value="911.5" calcext:value-type="float">
            <text:p>911.5</text:p>
          </table:table-cell>
          <table:table-cell office:value-type="float" office:value="1042.75" calcext:value-type="float">
            <text:p>1042.75</text:p>
          </table:table-cell>
          <table:table-cell office:value-type="float" office:value="1134.75" calcext:value-type="float">
            <text:p>1134.75</text:p>
          </table:table-cell>
          <table:table-cell table:number-columns-repeated="2"/>
          <table:table-cell table:formula="of:=AVERAGE([.A102:.E102])" office:value-type="float" office:value="1008.75" calcext:value-type="float">
            <text:p>1008.7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903" calcext:value-type="float">
            <text:p>903</text:p>
          </table:table-cell>
          <table:table-cell office:value-type="float" office:value="874.75" calcext:value-type="float">
            <text:p>874.75</text:p>
          </table:table-cell>
          <table:table-cell office:value-type="float" office:value="1145.25" calcext:value-type="float">
            <text:p>1145.25</text:p>
          </table:table-cell>
          <table:table-cell office:value-type="float" office:value="1069.5" calcext:value-type="float">
            <text:p>1069.5</text:p>
          </table:table-cell>
          <table:table-cell table:number-columns-repeated="2"/>
          <table:table-cell table:formula="of:=AVERAGE([.A103:.E103])" office:value-type="float" office:value="1060.3" calcext:value-type="float">
            <text:p>1060.3</text:p>
          </table:table-cell>
        </table:table-row>
        <table:table-row table:style-name="ro1">
          <table:table-cell office:value-type="float" office:value="1157.25" calcext:value-type="float">
            <text:p>1157.25</text:p>
          </table:table-cell>
          <table:table-cell office:value-type="float" office:value="987.25" calcext:value-type="float">
            <text:p>987.25</text:p>
          </table:table-cell>
          <table:table-cell office:value-type="float" office:value="1131" calcext:value-type="float">
            <text:p>1131</text:p>
          </table:table-cell>
          <table:table-cell office:value-type="float" office:value="1361" calcext:value-type="float">
            <text:p>1361</text:p>
          </table:table-cell>
          <table:table-cell office:value-type="float" office:value="1030" calcext:value-type="float">
            <text:p>1030</text:p>
          </table:table-cell>
          <table:table-cell table:number-columns-repeated="2"/>
          <table:table-cell table:formula="of:=AVERAGE([.A104:.E104])" office:value-type="float" office:value="1133.3" calcext:value-type="float">
            <text:p>1133.3</text:p>
          </table:table-cell>
        </table:table-row>
        <table:table-row table:style-name="ro1">
          <table:table-cell office:value-type="float" office:value="1075.75" calcext:value-type="float">
            <text:p>1075.75</text:p>
          </table:table-cell>
          <table:table-cell office:value-type="float" office:value="1220.75" calcext:value-type="float">
            <text:p>1220.75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1252.5" calcext:value-type="float">
            <text:p>1252.5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table:formula="of:=AVERAGE([.A105:.E105])" office:value-type="float" office:value="1204.35" calcext:value-type="float">
            <text:p>1204.35</text:p>
          </table:table-cell>
        </table:table-row>
        <table:table-row table:style-name="ro1">
          <table:table-cell office:value-type="float" office:value="1059.75" calcext:value-type="float">
            <text:p>1059.75</text:p>
          </table:table-cell>
          <table:table-cell office:value-type="float" office:value="1175.75" calcext:value-type="float">
            <text:p>1175.75</text:p>
          </table:table-cell>
          <table:table-cell office:value-type="float" office:value="1056" calcext:value-type="float">
            <text:p>1056</text:p>
          </table:table-cell>
          <table:table-cell office:value-type="float" office:value="1220.5" calcext:value-type="float">
            <text:p>1220.5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table:formula="of:=AVERAGE([.A106:.E106])" office:value-type="float" office:value="1155.6" calcext:value-type="float">
            <text:p>1155.6</text:p>
          </table:table-cell>
        </table:table-row>
        <table:table-row table:style-name="ro1">
          <table:table-cell office:value-type="float" office:value="1024.25" calcext:value-type="float">
            <text:p>1024.25</text:p>
          </table:table-cell>
          <table:table-cell office:value-type="float" office:value="1141" calcext:value-type="float">
            <text:p>1141</text:p>
          </table:table-cell>
          <table:table-cell office:value-type="float" office:value="1112.25" calcext:value-type="float">
            <text:p>1112.25</text:p>
          </table:table-cell>
          <table:table-cell office:value-type="float" office:value="1084.5" calcext:value-type="float">
            <text:p>1084.5</text:p>
          </table:table-cell>
          <table:table-cell office:value-type="float" office:value="1126.5" calcext:value-type="float">
            <text:p>1126.5</text:p>
          </table:table-cell>
          <table:table-cell table:number-columns-repeated="2"/>
          <table:table-cell table:formula="of:=AVERAGE([.A107:.E107])" office:value-type="float" office:value="1097.7" calcext:value-type="float">
            <text:p>1097.7</text:p>
          </table:table-cell>
        </table:table-row>
        <table:table-row table:style-name="ro1">
          <table:table-cell office:value-type="float" office:value="1012.25" calcext:value-type="float">
            <text:p>1012.25</text:p>
          </table:table-cell>
          <table:table-cell office:value-type="float" office:value="1031.75" calcext:value-type="float">
            <text:p>1031.75</text:p>
          </table:table-cell>
          <table:table-cell office:value-type="float" office:value="1037.25" calcext:value-type="float">
            <text:p>1037.25</text:p>
          </table:table-cell>
          <table:table-cell office:value-type="float" office:value="1141" calcext:value-type="float">
            <text:p>1141</text:p>
          </table:table-cell>
          <table:table-cell office:value-type="float" office:value="1086.5" calcext:value-type="float">
            <text:p>1086.5</text:p>
          </table:table-cell>
          <table:table-cell table:number-columns-repeated="2"/>
          <table:table-cell table:formula="of:=AVERAGE([.A108:.E108])" office:value-type="float" office:value="1061.75" calcext:value-type="float">
            <text:p>1061.75</text:p>
          </table:table-cell>
        </table:table-row>
        <table:table-row table:style-name="ro1">
          <table:table-cell office:value-type="float" office:value="920.5" calcext:value-type="float">
            <text:p>920.5</text:p>
          </table:table-cell>
          <table:table-cell office:value-type="float" office:value="1042.5" calcext:value-type="float">
            <text:p>1042.5</text:p>
          </table:table-cell>
          <table:table-cell office:value-type="float" office:value="1404.5" calcext:value-type="float">
            <text:p>1404.5</text:p>
          </table:table-cell>
          <table:table-cell office:value-type="float" office:value="1346" calcext:value-type="float">
            <text:p>1346</text:p>
          </table:table-cell>
          <table:table-cell office:value-type="float" office:value="1122.25" calcext:value-type="float">
            <text:p>1122.25</text:p>
          </table:table-cell>
          <table:table-cell table:number-columns-repeated="2"/>
          <table:table-cell table:formula="of:=AVERAGE([.A109:.E109])" office:value-type="float" office:value="1167.15" calcext:value-type="float">
            <text:p>1167.1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998.75" calcext:value-type="float">
            <text:p>998.75</text:p>
          </table:table-cell>
          <table:table-cell office:value-type="float" office:value="1049.75" calcext:value-type="float">
            <text:p>1049.75</text:p>
          </table:table-cell>
          <table:table-cell office:value-type="float" office:value="1246" calcext:value-type="float">
            <text:p>1246</text:p>
          </table:table-cell>
          <table:table-cell office:value-type="float" office:value="879.75" calcext:value-type="float">
            <text:p>879.75</text:p>
          </table:table-cell>
          <table:table-cell table:number-columns-repeated="2"/>
          <table:table-cell table:formula="of:=AVERAGE([.A110:.E110])" office:value-type="float" office:value="1082.05" calcext:value-type="float">
            <text:p>1082.0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063.75" calcext:value-type="float">
            <text:p>1063.75</text:p>
          </table:table-cell>
          <table:table-cell office:value-type="float" office:value="1262.25" calcext:value-type="float">
            <text:p>1262.25</text:p>
          </table:table-cell>
          <table:table-cell office:value-type="float" office:value="1226" calcext:value-type="float">
            <text:p>1226</text:p>
          </table:table-cell>
          <table:table-cell office:value-type="float" office:value="1174.75" calcext:value-type="float">
            <text:p>1174.75</text:p>
          </table:table-cell>
          <table:table-cell table:number-columns-repeated="2"/>
          <table:table-cell table:formula="of:=AVERAGE([.A111:.E111])" office:value-type="float" office:value="1156.95" calcext:value-type="float">
            <text:p>1156.9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03" calcext:value-type="float">
            <text:p>1003</text:p>
          </table:table-cell>
          <table:table-cell office:value-type="float" office:value="1404.5" calcext:value-type="float">
            <text:p>1404.5</text:p>
          </table:table-cell>
          <table:table-cell office:value-type="float" office:value="970.75" calcext:value-type="float">
            <text:p>970.75</text:p>
          </table:table-cell>
          <table:table-cell office:value-type="float" office:value="1208.5" calcext:value-type="float">
            <text:p>1208.5</text:p>
          </table:table-cell>
          <table:table-cell table:number-columns-repeated="2"/>
          <table:table-cell table:formula="of:=AVERAGE([.A112:.E112])" office:value-type="float" office:value="1146.35" calcext:value-type="float">
            <text:p>1146.35</text:p>
          </table:table-cell>
        </table:table-row>
        <table:table-row table:style-name="ro1">
          <table:table-cell office:value-type="float" office:value="1078.5" calcext:value-type="float">
            <text:p>1078.5</text:p>
          </table:table-cell>
          <table:table-cell office:value-type="float" office:value="856" calcext:value-type="float">
            <text:p>856</text:p>
          </table:table-cell>
          <table:table-cell office:value-type="float" office:value="1312.25" calcext:value-type="float">
            <text:p>1312.25</text:p>
          </table:table-cell>
          <table:table-cell office:value-type="float" office:value="1184.75" calcext:value-type="float">
            <text:p>1184.75</text:p>
          </table:table-cell>
          <table:table-cell office:value-type="float" office:value="1431.75" calcext:value-type="float">
            <text:p>1431.75</text:p>
          </table:table-cell>
          <table:table-cell table:number-columns-repeated="2"/>
          <table:table-cell table:formula="of:=AVERAGE([.A113:.E113])" office:value-type="float" office:value="1172.65" calcext:value-type="float">
            <text:p>1172.6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13.5" calcext:value-type="float">
            <text:p>1013.5</text:p>
          </table:table-cell>
          <table:table-cell office:value-type="float" office:value="1137.25" calcext:value-type="float">
            <text:p>1137.25</text:p>
          </table:table-cell>
          <table:table-cell office:value-type="float" office:value="1183" calcext:value-type="float">
            <text:p>1183</text:p>
          </table:table-cell>
          <table:table-cell office:value-type="float" office:value="943.25" calcext:value-type="float">
            <text:p>943.25</text:p>
          </table:table-cell>
          <table:table-cell table:number-columns-repeated="2"/>
          <table:table-cell table:formula="of:=AVERAGE([.A114:.E114])" office:value-type="float" office:value="1066.4" calcext:value-type="float">
            <text:p>1066.4</text:p>
          </table:table-cell>
        </table:table-row>
        <table:table-row table:style-name="ro1">
          <table:table-cell office:value-type="float" office:value="1033.5" calcext:value-type="float">
            <text:p>1033.5</text:p>
          </table:table-cell>
          <table:table-cell office:value-type="float" office:value="1036.5" calcext:value-type="float">
            <text:p>1036.5</text:p>
          </table:table-cell>
          <table:table-cell office:value-type="float" office:value="1056" calcext:value-type="float">
            <text:p>1056</text:p>
          </table:table-cell>
          <table:table-cell office:value-type="float" office:value="949.5" calcext:value-type="float">
            <text:p>949.5</text:p>
          </table:table-cell>
          <table:table-cell office:value-type="float" office:value="1251" calcext:value-type="float">
            <text:p>1251</text:p>
          </table:table-cell>
          <table:table-cell table:number-columns-repeated="2"/>
          <table:table-cell table:formula="of:=AVERAGE([.A115:.E115])" office:value-type="float" office:value="1065.3" calcext:value-type="float">
            <text:p>1065.3</text:p>
          </table:table-cell>
        </table:table-row>
        <table:table-row table:style-name="ro1">
          <table:table-cell office:value-type="float" office:value="1039.25" calcext:value-type="float">
            <text:p>1039.25</text:p>
          </table:table-cell>
          <table:table-cell office:value-type="float" office:value="873" calcext:value-type="float">
            <text:p>873</text:p>
          </table:table-cell>
          <table:table-cell office:value-type="float" office:value="1193.5" calcext:value-type="float">
            <text:p>1193.5</text:p>
          </table:table-cell>
          <table:table-cell office:value-type="float" office:value="1050" calcext:value-type="float">
            <text:p>1050</text:p>
          </table:table-cell>
          <table:table-cell office:value-type="float" office:value="1045.75" calcext:value-type="float">
            <text:p>1045.75</text:p>
          </table:table-cell>
          <table:table-cell table:number-columns-repeated="2"/>
          <table:table-cell table:formula="of:=AVERAGE([.A116:.E116])" office:value-type="float" office:value="1040.3" calcext:value-type="float">
            <text:p>1040.3</text:p>
          </table:table-cell>
        </table:table-row>
        <table:table-row table:style-name="ro1">
          <table:table-cell office:value-type="float" office:value="1433.5" calcext:value-type="float">
            <text:p>1433.5</text:p>
          </table:table-cell>
          <table:table-cell office:value-type="float" office:value="1052.25" calcext:value-type="float">
            <text:p>1052.25</text:p>
          </table:table-cell>
          <table:table-cell office:value-type="float" office:value="1296" calcext:value-type="float">
            <text:p>1296</text:p>
          </table:table-cell>
          <table:table-cell office:value-type="float" office:value="811" calcext:value-type="float">
            <text:p>811</text:p>
          </table:table-cell>
          <table:table-cell office:value-type="float" office:value="1063.75" calcext:value-type="float">
            <text:p>1063.75</text:p>
          </table:table-cell>
          <table:table-cell table:number-columns-repeated="2"/>
          <table:table-cell table:formula="of:=AVERAGE([.A117:.E117])" office:value-type="float" office:value="1131.3" calcext:value-type="float">
            <text:p>1131.3</text:p>
          </table:table-cell>
        </table:table-row>
        <table:table-row table:style-name="ro1">
          <table:table-cell office:value-type="float" office:value="1190.25" calcext:value-type="float">
            <text:p>1190.25</text:p>
          </table:table-cell>
          <table:table-cell office:value-type="float" office:value="1256" calcext:value-type="float">
            <text:p>1256</text:p>
          </table:table-cell>
          <table:table-cell office:value-type="float" office:value="1361" calcext:value-type="float">
            <text:p>1361</text:p>
          </table:table-cell>
          <table:table-cell office:value-type="float" office:value="821.75" calcext:value-type="float">
            <text:p>821.75</text:p>
          </table:table-cell>
          <table:table-cell office:value-type="float" office:value="1009.25" calcext:value-type="float">
            <text:p>1009.25</text:p>
          </table:table-cell>
          <table:table-cell table:number-columns-repeated="2"/>
          <table:table-cell table:formula="of:=AVERAGE([.A118:.E118])" office:value-type="float" office:value="1127.65" calcext:value-type="float">
            <text:p>1127.6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933" calcext:value-type="float">
            <text:p>933</text:p>
          </table:table-cell>
          <table:table-cell office:value-type="float" office:value="1166" calcext:value-type="float">
            <text:p>1166</text:p>
          </table:table-cell>
          <table:table-cell office:value-type="float" office:value="1325.75" calcext:value-type="float">
            <text:p>1325.75</text:p>
          </table:table-cell>
          <table:table-cell office:value-type="float" office:value="875.25" calcext:value-type="float">
            <text:p>875.25</text:p>
          </table:table-cell>
          <table:table-cell table:number-columns-repeated="2"/>
          <table:table-cell table:formula="of:=AVERAGE([.A119:.E119])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277.25" calcext:value-type="float">
            <text:p>1277.25</text:p>
          </table:table-cell>
          <table:table-cell office:value-type="float" office:value="830.25" calcext:value-type="float">
            <text:p>830.25</text:p>
          </table:table-cell>
          <table:table-cell office:value-type="float" office:value="1042.75" calcext:value-type="float">
            <text:p>1042.75</text:p>
          </table:table-cell>
          <table:table-cell office:value-type="float" office:value="904.5" calcext:value-type="float">
            <text:p>904.5</text:p>
          </table:table-cell>
          <table:table-cell office:value-type="float" office:value="526.5" calcext:value-type="float">
            <text:p>526.5</text:p>
          </table:table-cell>
          <table:table-cell table:number-columns-repeated="2"/>
          <table:table-cell table:formula="of:=AVERAGE([.A120:.E120])" office:value-type="float" office:value="916.25" calcext:value-type="float">
            <text:p>916.25</text:p>
          </table:table-cell>
        </table:table-row>
        <table:table-row table:style-name="ro1">
          <table:table-cell office:value-type="float" office:value="1177.25" calcext:value-type="float">
            <text:p>1177.25</text:p>
          </table:table-cell>
          <table:table-cell office:value-type="float" office:value="1012.25" calcext:value-type="float">
            <text:p>1012.25</text:p>
          </table:table-cell>
          <table:table-cell office:value-type="float" office:value="1208.5" calcext:value-type="float">
            <text:p>1208.5</text:p>
          </table:table-cell>
          <table:table-cell office:value-type="float" office:value="1346" calcext:value-type="float">
            <text:p>1346</text:p>
          </table:table-cell>
          <table:table-cell office:value-type="float" office:value="1142.25" calcext:value-type="float">
            <text:p>1142.25</text:p>
          </table:table-cell>
          <table:table-cell table:number-columns-repeated="2"/>
          <table:table-cell table:formula="of:=AVERAGE([.A121:.E121])" office:value-type="float" office:value="1177.25" calcext:value-type="float">
            <text:p>1177.25</text:p>
          </table:table-cell>
        </table:table-row>
        <table:table-row table:style-name="ro1">
          <table:table-cell office:value-type="float" office:value="1185.75" calcext:value-type="float">
            <text:p>1185.75</text:p>
          </table:table-cell>
          <table:table-cell office:value-type="float" office:value="1129.5" calcext:value-type="float">
            <text:p>1129.5</text:p>
          </table:table-cell>
          <table:table-cell office:value-type="float" office:value="1183.5" calcext:value-type="float">
            <text:p>1183.5</text:p>
          </table:table-cell>
          <table:table-cell office:value-type="float" office:value="834" calcext:value-type="float">
            <text:p>834</text:p>
          </table:table-cell>
          <table:table-cell office:value-type="float" office:value="980.5" calcext:value-type="float">
            <text:p>980.5</text:p>
          </table:table-cell>
          <table:table-cell table:number-columns-repeated="2"/>
          <table:table-cell table:formula="of:=AVERAGE([.A122:.E122])" office:value-type="float" office:value="1062.65" calcext:value-type="float">
            <text:p>1062.65</text:p>
          </table:table-cell>
        </table:table-row>
        <table:table-row table:style-name="ro1">
          <table:table-cell office:value-type="float" office:value="1273.5" calcext:value-type="float">
            <text:p>1273.5</text:p>
          </table:table-cell>
          <table:table-cell office:value-type="float" office:value="1007" calcext:value-type="float">
            <text:p>1007</text:p>
          </table:table-cell>
          <table:table-cell office:value-type="float" office:value="764.75" calcext:value-type="float">
            <text:p>764.75</text:p>
          </table:table-cell>
          <table:table-cell office:value-type="float" office:value="1093.75" calcext:value-type="float">
            <text:p>1093.75</text:p>
          </table:table-cell>
          <table:table-cell office:value-type="float" office:value="1149.5" calcext:value-type="float">
            <text:p>1149.5</text:p>
          </table:table-cell>
          <table:table-cell table:number-columns-repeated="2"/>
          <table:table-cell table:formula="of:=AVERAGE([.A123:.E123])" office:value-type="float" office:value="1057.7" calcext:value-type="float">
            <text:p>1057.7</text:p>
          </table:table-cell>
        </table:table-row>
        <table:table-row table:style-name="ro1">
          <table:table-cell office:value-type="float" office:value="1156.5" calcext:value-type="float">
            <text:p>1156.5</text:p>
          </table:table-cell>
          <table:table-cell office:value-type="float" office:value="1075.5" calcext:value-type="float">
            <text:p>1075.5</text:p>
          </table:table-cell>
          <table:table-cell office:value-type="float" office:value="1413.25" calcext:value-type="float">
            <text:p>1413.25</text:p>
          </table:table-cell>
          <table:table-cell office:value-type="float" office:value="1011" calcext:value-type="float">
            <text:p>1011</text:p>
          </table:table-cell>
          <table:table-cell office:value-type="float" office:value="1036.75" calcext:value-type="float">
            <text:p>1036.75</text:p>
          </table:table-cell>
          <table:table-cell table:number-columns-repeated="2"/>
          <table:table-cell table:formula="of:=AVERAGE([.A124:.E124])" office:value-type="float" office:value="1138.6" calcext:value-type="float">
            <text:p>1138.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925.25" calcext:value-type="float">
            <text:p>925.25</text:p>
          </table:table-cell>
          <table:table-cell office:value-type="float" office:value="1164.25" calcext:value-type="float">
            <text:p>1164.25</text:p>
          </table:table-cell>
          <table:table-cell office:value-type="float" office:value="1155.25" calcext:value-type="float">
            <text:p>1155.25</text:p>
          </table:table-cell>
          <table:table-cell office:value-type="float" office:value="1403.5" calcext:value-type="float">
            <text:p>1403.5</text:p>
          </table:table-cell>
          <table:table-cell table:number-columns-repeated="2"/>
          <table:table-cell table:formula="of:=AVERAGE([.A125:.E125])" office:value-type="float" office:value="1158.85" calcext:value-type="float">
            <text:p>1158.85</text:p>
          </table:table-cell>
        </table:table-row>
        <table:table-row table:style-name="ro1">
          <table:table-cell office:value-type="float" office:value="1137.25" calcext:value-type="float">
            <text:p>1137.25</text:p>
          </table:table-cell>
          <table:table-cell office:value-type="float" office:value="889.25" calcext:value-type="float">
            <text:p>889.25</text:p>
          </table:table-cell>
          <table:table-cell office:value-type="float" office:value="1093.5" calcext:value-type="float">
            <text:p>1093.5</text:p>
          </table:table-cell>
          <table:table-cell office:value-type="float" office:value="1178" calcext:value-type="float">
            <text:p>1178</text:p>
          </table:table-cell>
          <table:table-cell office:value-type="float" office:value="573.75" calcext:value-type="float">
            <text:p>573.75</text:p>
          </table:table-cell>
          <table:table-cell table:number-columns-repeated="2"/>
          <table:table-cell table:formula="of:=AVERAGE([.A126:.E126])" office:value-type="float" office:value="974.35" calcext:value-type="float">
            <text:p>974.3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944.25" calcext:value-type="float">
            <text:p>944.25</text:p>
          </table:table-cell>
          <table:table-cell office:value-type="float" office:value="1346" calcext:value-type="float">
            <text:p>1346</text:p>
          </table:table-cell>
          <table:table-cell office:value-type="float" office:value="1091" calcext:value-type="float">
            <text:p>1091</text:p>
          </table:table-cell>
          <table:table-cell office:value-type="float" office:value="1277.25" calcext:value-type="float">
            <text:p>1277.25</text:p>
          </table:table-cell>
          <table:table-cell table:number-columns-repeated="2"/>
          <table:table-cell table:formula="of:=AVERAGE([.A127:.E127])" office:value-type="float" office:value="1230.9" calcext:value-type="float">
            <text:p>1230.9</text:p>
          </table:table-cell>
        </table:table-row>
        <table:table-row table:style-name="ro1">
          <table:table-cell office:value-type="float" office:value="1321.75" calcext:value-type="float">
            <text:p>1321.75</text:p>
          </table:table-cell>
          <table:table-cell office:value-type="float" office:value="1010.25" calcext:value-type="float">
            <text:p>1010.25</text:p>
          </table:table-cell>
          <table:table-cell table:number-columns-repeated="2" office:value-type="float" office:value="1071" calcext:value-type="float">
            <text:p>1071</text:p>
          </table:table-cell>
          <table:table-cell office:value-type="float" office:value="1389.75" calcext:value-type="float">
            <text:p>1389.75</text:p>
          </table:table-cell>
          <table:table-cell table:number-columns-repeated="2"/>
          <table:table-cell table:formula="of:=AVERAGE([.A128:.E128])" office:value-type="float" office:value="1172.75" calcext:value-type="float">
            <text:p>1172.75</text:p>
          </table:table-cell>
        </table:table-row>
        <table:table-row table:style-name="ro1">
          <table:table-cell office:value-type="float" office:value="1127.25" calcext:value-type="float">
            <text:p>1127.25</text:p>
          </table:table-cell>
          <table:table-cell office:value-type="float" office:value="1023" calcext:value-type="float">
            <text:p>1023</text:p>
          </table:table-cell>
          <table:table-cell office:value-type="float" office:value="1231" calcext:value-type="float">
            <text:p>1231</text:p>
          </table:table-cell>
          <table:table-cell office:value-type="float" office:value="1161.25" calcext:value-type="float">
            <text:p>1161.25</text:p>
          </table:table-cell>
          <table:table-cell office:value-type="float" office:value="1310.5" calcext:value-type="float">
            <text:p>1310.5</text:p>
          </table:table-cell>
          <table:table-cell table:number-columns-repeated="2"/>
          <table:table-cell table:formula="of:=AVERAGE([.A129:.E129])" office:value-type="float" office:value="1170.6" calcext:value-type="float">
            <text:p>1170.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821.5" calcext:value-type="float">
            <text:p>821.5</text:p>
          </table:table-cell>
          <table:table-cell office:value-type="float" office:value="1454.75" calcext:value-type="float">
            <text:p>1454.75</text:p>
          </table:table-cell>
          <table:table-cell office:value-type="float" office:value="1284" calcext:value-type="float">
            <text:p>1284</text:p>
          </table:table-cell>
          <table:table-cell office:value-type="float" office:value="1438.5" calcext:value-type="float">
            <text:p>1438.5</text:p>
          </table:table-cell>
          <table:table-cell table:number-columns-repeated="2"/>
          <table:table-cell table:formula="of:=AVERAGE([.A130:.E130])" office:value-type="float" office:value="1211.95" calcext:value-type="float">
            <text:p>1211.9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22.25" calcext:value-type="float">
            <text:p>1022.25</text:p>
          </table:table-cell>
          <table:table-cell office:value-type="float" office:value="1331" calcext:value-type="float">
            <text:p>1331</text:p>
          </table:table-cell>
          <table:table-cell office:value-type="float" office:value="1252.5" calcext:value-type="float">
            <text:p>1252.5</text:p>
          </table:table-cell>
          <table:table-cell office:value-type="float" office:value="1292.25" calcext:value-type="float">
            <text:p>1292.25</text:p>
          </table:table-cell>
          <table:table-cell table:number-columns-repeated="2"/>
          <table:table-cell table:formula="of:=AVERAGE([.A131:.E131])" office:value-type="float" office:value="1203.6" calcext:value-type="float">
            <text:p>1203.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966.25" calcext:value-type="float">
            <text:p>966.25</text:p>
          </table:table-cell>
          <table:table-cell office:value-type="float" office:value="1118.5" calcext:value-type="float">
            <text:p>1118.5</text:p>
          </table:table-cell>
          <table:table-cell office:value-type="float" office:value="1147" calcext:value-type="float">
            <text:p>1147</text:p>
          </table:table-cell>
          <table:table-cell office:value-type="float" office:value="1013.5" calcext:value-type="float">
            <text:p>1013.5</text:p>
          </table:table-cell>
          <table:table-cell table:number-columns-repeated="2"/>
          <table:table-cell table:formula="of:=AVERAGE([.A132:.E132])" office:value-type="float" office:value="1069.65" calcext:value-type="float">
            <text:p>1069.6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42.25" calcext:value-type="float">
            <text:p>1042.25</text:p>
          </table:table-cell>
          <table:table-cell office:value-type="float" office:value="1313.75" calcext:value-type="float">
            <text:p>1313.75</text:p>
          </table:table-cell>
          <table:table-cell office:value-type="float" office:value="936.5" calcext:value-type="float">
            <text:p>936.5</text:p>
          </table:table-cell>
          <table:table-cell office:value-type="float" office:value="1449.75" calcext:value-type="float">
            <text:p>1449.75</text:p>
          </table:table-cell>
          <table:table-cell table:number-columns-repeated="2"/>
          <table:table-cell table:formula="of:=AVERAGE([.A133:.E133])" office:value-type="float" office:value="1180.85" calcext:value-type="float">
            <text:p>1180.85</text:p>
          </table:table-cell>
        </table:table-row>
        <table:table-row table:style-name="ro1">
          <table:table-cell office:value-type="float" office:value="1383.5" calcext:value-type="float">
            <text:p>1383.5</text:p>
          </table:table-cell>
          <table:table-cell office:value-type="float" office:value="979.5" calcext:value-type="float">
            <text:p>979.5</text:p>
          </table:table-cell>
          <table:table-cell office:value-type="float" office:value="1306.5" calcext:value-type="float">
            <text:p>1306.5</text:p>
          </table:table-cell>
          <table:table-cell office:value-type="float" office:value="1212.75" calcext:value-type="float">
            <text:p>1212.75</text:p>
          </table:table-cell>
          <table:table-cell office:value-type="float" office:value="1408.25" calcext:value-type="float">
            <text:p>1408.25</text:p>
          </table:table-cell>
          <table:table-cell table:number-columns-repeated="2"/>
          <table:table-cell table:formula="of:=AVERAGE([.A134:.E134])" office:value-type="float" office:value="1258.1" calcext:value-type="float">
            <text:p>1258.1</text:p>
          </table:table-cell>
        </table:table-row>
        <table:table-row table:style-name="ro1">
          <table:table-cell office:value-type="float" office:value="1207.25" calcext:value-type="float">
            <text:p>1207.25</text:p>
          </table:table-cell>
          <table:table-cell office:value-type="float" office:value="893.5" calcext:value-type="float">
            <text:p>893.5</text:p>
          </table:table-cell>
          <table:table-cell office:value-type="float" office:value="1411" calcext:value-type="float">
            <text:p>1411</text:p>
          </table:table-cell>
          <table:table-cell office:value-type="float" office:value="1394.25" calcext:value-type="float">
            <text:p>1394.25</text:p>
          </table:table-cell>
          <table:table-cell office:value-type="float" office:value="1140.5" calcext:value-type="float">
            <text:p>1140.5</text:p>
          </table:table-cell>
          <table:table-cell table:number-columns-repeated="2"/>
          <table:table-cell table:formula="of:=AVERAGE([.A135:.E135])" office:value-type="float" office:value="1209.3" calcext:value-type="float">
            <text:p>1209.3</text:p>
          </table:table-cell>
        </table:table-row>
        <table:table-row table:style-name="ro1">
          <table:table-cell office:value-type="float" office:value="1252.25" calcext:value-type="float">
            <text:p>1252.25</text:p>
          </table:table-cell>
          <table:table-cell office:value-type="float" office:value="1021" calcext:value-type="float">
            <text:p>1021</text:p>
          </table:table-cell>
          <table:table-cell office:value-type="float" office:value="1165.5" calcext:value-type="float">
            <text:p>1165.5</text:p>
          </table:table-cell>
          <table:table-cell office:value-type="float" office:value="1335" calcext:value-type="float">
            <text:p>1335</text:p>
          </table:table-cell>
          <table:table-cell office:value-type="float" office:value="1406.25" calcext:value-type="float">
            <text:p>1406.25</text:p>
          </table:table-cell>
          <table:table-cell table:number-columns-repeated="2"/>
          <table:table-cell table:formula="of:=AVERAGE([.A136:.E136])"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048.25" calcext:value-type="float">
            <text:p>1048.25</text:p>
          </table:table-cell>
          <table:table-cell office:value-type="float" office:value="954.25" calcext:value-type="float">
            <text:p>954.25</text:p>
          </table:table-cell>
          <table:table-cell office:value-type="float" office:value="1237.25" calcext:value-type="float">
            <text:p>1237.25</text:p>
          </table:table-cell>
          <table:table-cell office:value-type="float" office:value="916" calcext:value-type="float">
            <text:p>916</text:p>
          </table:table-cell>
          <table:table-cell office:value-type="float" office:value="1394" calcext:value-type="float">
            <text:p>1394</text:p>
          </table:table-cell>
          <table:table-cell table:number-columns-repeated="2"/>
          <table:table-cell table:formula="of:=AVERAGE([.A137:.E137])" office:value-type="float" office:value="1109.95" calcext:value-type="float">
            <text:p>1109.9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994.75" calcext:value-type="float">
            <text:p>994.75</text:p>
          </table:table-cell>
          <table:table-cell office:value-type="float" office:value="1486" calcext:value-type="float">
            <text:p>1486</text:p>
          </table:table-cell>
          <table:table-cell office:value-type="float" office:value="1063.5" calcext:value-type="float">
            <text:p>1063.5</text:p>
          </table:table-cell>
          <table:table-cell office:value-type="float" office:value="1321.75" calcext:value-type="float">
            <text:p>1321.75</text:p>
          </table:table-cell>
          <table:table-cell table:number-columns-repeated="2"/>
          <table:table-cell table:formula="of:=AVERAGE([.A138:.E138])" office:value-type="float" office:value="1238.4" calcext:value-type="float">
            <text:p>1238.4</text:p>
          </table:table-cell>
        </table:table-row>
        <table:table-row table:style-name="ro1">
          <table:table-cell office:value-type="float" office:value="1309.75" calcext:value-type="float">
            <text:p>1309.75</text:p>
          </table:table-cell>
          <table:table-cell office:value-type="float" office:value="1012.5" calcext:value-type="float">
            <text:p>1012.5</text:p>
          </table:table-cell>
          <table:table-cell office:value-type="float" office:value="1001" calcext:value-type="float">
            <text:p>1001</text:p>
          </table:table-cell>
          <table:table-cell office:value-type="float" office:value="1167" calcext:value-type="float">
            <text:p>1167</text:p>
          </table:table-cell>
          <table:table-cell office:value-type="float" office:value="1372.25" calcext:value-type="float">
            <text:p>1372.25</text:p>
          </table:table-cell>
          <table:table-cell table:number-columns-repeated="2"/>
          <table:table-cell table:formula="of:=AVERAGE([.A139:.E139])" office:value-type="float" office:value="1172.5" calcext:value-type="float">
            <text:p>1172.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60.5" calcext:value-type="float">
            <text:p>1060.5</text:p>
          </table:table-cell>
          <table:table-cell office:value-type="float" office:value="1411" calcext:value-type="float">
            <text:p>1411</text:p>
          </table:table-cell>
          <table:table-cell office:value-type="float" office:value="1059.75" calcext:value-type="float">
            <text:p>1059.75</text:p>
          </table:table-cell>
          <table:table-cell office:value-type="float" office:value="1303.25" calcext:value-type="float">
            <text:p>1303.25</text:p>
          </table:table-cell>
          <table:table-cell table:number-columns-repeated="2"/>
          <table:table-cell table:formula="of:=AVERAGE([.A140:.E140])" office:value-type="float" office:value="1199.7" calcext:value-type="float">
            <text:p>1199.7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86.75" calcext:value-type="float">
            <text:p>886.75</text:p>
          </table:table-cell>
          <table:table-cell office:value-type="float" office:value="1132.25" calcext:value-type="float">
            <text:p>1132.25</text:p>
          </table:table-cell>
          <table:table-cell office:value-type="float" office:value="1094.75" calcext:value-type="float">
            <text:p>1094.75</text:p>
          </table:table-cell>
          <table:table-cell office:value-type="float" office:value="1453.5" calcext:value-type="float">
            <text:p>1453.5</text:p>
          </table:table-cell>
          <table:table-cell table:number-columns-repeated="2"/>
          <table:table-cell table:formula="of:=AVERAGE([.A141:.E141])" office:value-type="float" office:value="1188.85" calcext:value-type="float">
            <text:p>1188.8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96" calcext:value-type="float">
            <text:p>996</text:p>
          </table:table-cell>
          <table:table-cell office:value-type="float" office:value="1118.5" calcext:value-type="float">
            <text:p>1118.5</text:p>
          </table:table-cell>
          <table:table-cell office:value-type="float" office:value="1132" calcext:value-type="float">
            <text:p>1132</text:p>
          </table:table-cell>
          <table:table-cell office:value-type="float" office:value="1276" calcext:value-type="float">
            <text:p>1276</text:p>
          </table:table-cell>
          <table:table-cell table:number-columns-repeated="2"/>
          <table:table-cell table:formula="of:=AVERAGE([.A142:.E142])" office:value-type="float" office:value="1140.5" calcext:value-type="float">
            <text:p>1140.5</text:p>
          </table:table-cell>
        </table:table-row>
        <table:table-row table:style-name="ro1">
          <table:table-cell office:value-type="float" office:value="1127.25" calcext:value-type="float">
            <text:p>1127.25</text:p>
          </table:table-cell>
          <table:table-cell office:value-type="float" office:value="920" calcext:value-type="float">
            <text:p>920</text:p>
          </table:table-cell>
          <table:table-cell office:value-type="float" office:value="1176" calcext:value-type="float">
            <text:p>1176</text:p>
          </table:table-cell>
          <table:table-cell office:value-type="float" office:value="1191" calcext:value-type="float">
            <text:p>1191</text:p>
          </table:table-cell>
          <table:table-cell office:value-type="float" office:value="1283.75" calcext:value-type="float">
            <text:p>1283.75</text:p>
          </table:table-cell>
          <table:table-cell table:number-columns-repeated="2"/>
          <table:table-cell table:formula="of:=AVERAGE([.A143:.E143])" office:value-type="float" office:value="1139.6" calcext:value-type="float">
            <text:p>1139.6</text:p>
          </table:table-cell>
        </table:table-row>
        <table:table-row table:style-name="ro1">
          <table:table-cell office:value-type="float" office:value="1048.5" calcext:value-type="float">
            <text:p>1048.5</text:p>
          </table:table-cell>
          <table:table-cell office:value-type="float" office:value="1120.5" calcext:value-type="float">
            <text:p>1120.5</text:p>
          </table:table-cell>
          <table:table-cell office:value-type="float" office:value="1261" calcext:value-type="float">
            <text:p>1261</text:p>
          </table:table-cell>
          <table:table-cell office:value-type="float" office:value="1271" calcext:value-type="float">
            <text:p>1271</text:p>
          </table:table-cell>
          <table:table-cell office:value-type="float" office:value="1455.75" calcext:value-type="float">
            <text:p>1455.75</text:p>
          </table:table-cell>
          <table:table-cell table:number-columns-repeated="2"/>
          <table:table-cell table:formula="of:=AVERAGE([.A144:.E144])" office:value-type="float" office:value="1231.35" calcext:value-type="float">
            <text:p>1231.35</text:p>
          </table:table-cell>
        </table:table-row>
        <table:table-row table:style-name="ro1">
          <table:table-cell office:value-type="float" office:value="918.5" calcext:value-type="float">
            <text:p>918.5</text:p>
          </table:table-cell>
          <table:table-cell office:value-type="float" office:value="1013.5" calcext:value-type="float">
            <text:p>1013.5</text:p>
          </table:table-cell>
          <table:table-cell office:value-type="float" office:value="1219.5" calcext:value-type="float">
            <text:p>1219.5</text:p>
          </table:table-cell>
          <table:table-cell office:value-type="float" office:value="1078.25" calcext:value-type="float">
            <text:p>1078.25</text:p>
          </table:table-cell>
          <table:table-cell office:value-type="float" office:value="1332.75" calcext:value-type="float">
            <text:p>1332.75</text:p>
          </table:table-cell>
          <table:table-cell table:number-columns-repeated="2"/>
          <table:table-cell table:formula="of:=AVERAGE([.A145:.E145])" office:value-type="float" office:value="1112.5" calcext:value-type="float">
            <text:p>1112.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05.25" calcext:value-type="float">
            <text:p>1105.25</text:p>
          </table:table-cell>
          <table:table-cell office:value-type="float" office:value="1417.25" calcext:value-type="float">
            <text:p>1417.25</text:p>
          </table:table-cell>
          <table:table-cell office:value-type="float" office:value="1196" calcext:value-type="float">
            <text:p>1196</text:p>
          </table:table-cell>
          <table:table-cell office:value-type="float" office:value="1292.25" calcext:value-type="float">
            <text:p>1292.25</text:p>
          </table:table-cell>
          <table:table-cell table:number-columns-repeated="2"/>
          <table:table-cell table:formula="of:=AVERAGE([.A146:.E146])" office:value-type="float" office:value="1236.35" calcext:value-type="float">
            <text:p>1236.35</text:p>
          </table:table-cell>
        </table:table-row>
        <table:table-row table:style-name="ro1">
          <table:table-cell office:value-type="float" office:value="1488.75" calcext:value-type="float">
            <text:p>1488.75</text:p>
          </table:table-cell>
          <table:table-cell office:value-type="float" office:value="1111.25" calcext:value-type="float">
            <text:p>1111.25</text:p>
          </table:table-cell>
          <table:table-cell office:value-type="float" office:value="1036" calcext:value-type="float">
            <text:p>1036</text:p>
          </table:table-cell>
          <table:table-cell office:value-type="float" office:value="1364.75" calcext:value-type="float">
            <text:p>1364.75</text:p>
          </table:table-cell>
          <table:table-cell office:value-type="float" office:value="1304.75" calcext:value-type="float">
            <text:p>1304.75</text:p>
          </table:table-cell>
          <table:table-cell table:number-columns-repeated="2"/>
          <table:table-cell table:formula="of:=AVERAGE([.A147:.E147])" office:value-type="float" office:value="1261.1" calcext:value-type="float">
            <text:p>1261.1</text:p>
          </table:table-cell>
        </table:table-row>
        <table:table-row table:style-name="ro1">
          <table:table-cell office:value-type="float" office:value="810.5" calcext:value-type="float">
            <text:p>810.5</text:p>
          </table:table-cell>
          <table:table-cell office:value-type="float" office:value="1203.5" calcext:value-type="float">
            <text:p>1203.5</text:p>
          </table:table-cell>
          <table:table-cell office:value-type="float" office:value="1254.75" calcext:value-type="float">
            <text:p>1254.75</text:p>
          </table:table-cell>
          <table:table-cell office:value-type="float" office:value="1027.5" calcext:value-type="float">
            <text:p>1027.5</text:p>
          </table:table-cell>
          <table:table-cell office:value-type="float" office:value="1361.25" calcext:value-type="float">
            <text:p>1361.25</text:p>
          </table:table-cell>
          <table:table-cell table:number-columns-repeated="2"/>
          <table:table-cell table:formula="of:=AVERAGE([.A148:.E148])" office:value-type="float" office:value="1131.5" calcext:value-type="float">
            <text:p>1131.5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000.75" calcext:value-type="float">
            <text:p>1000.75</text:p>
          </table:table-cell>
          <table:table-cell office:value-type="float" office:value="1247" calcext:value-type="float">
            <text:p>1247</text:p>
          </table:table-cell>
          <table:table-cell office:value-type="float" office:value="1371" calcext:value-type="float">
            <text:p>1371</text:p>
          </table:table-cell>
          <table:table-cell office:value-type="float" office:value="1499.75" calcext:value-type="float">
            <text:p>1499.75</text:p>
          </table:table-cell>
          <table:table-cell table:number-columns-repeated="2"/>
          <table:table-cell table:formula="of:=AVERAGE([.A149:.E149])" office:value-type="float" office:value="1271.9" calcext:value-type="float">
            <text:p>1271.9</text:p>
          </table:table-cell>
        </table:table-row>
        <table:table-row table:style-name="ro1">
          <table:table-cell office:value-type="float" office:value="1574.75" calcext:value-type="float">
            <text:p>1574.75</text:p>
          </table:table-cell>
          <table:table-cell office:value-type="float" office:value="1114.75" calcext:value-type="float">
            <text:p>1114.75</text:p>
          </table:table-cell>
          <table:table-cell office:value-type="float" office:value="1356" calcext:value-type="float">
            <text:p>1356</text:p>
          </table:table-cell>
          <table:table-cell office:value-type="float" office:value="1200.5" calcext:value-type="float">
            <text:p>1200.5</text:p>
          </table:table-cell>
          <table:table-cell office:value-type="float" office:value="1344.5" calcext:value-type="float">
            <text:p>1344.5</text:p>
          </table:table-cell>
          <table:table-cell table:number-columns-repeated="2"/>
          <table:table-cell table:formula="of:=AVERAGE([.A150:.E150])" office:value-type="float" office:value="1318.1" calcext:value-type="float">
            <text:p>1318.1</text:p>
          </table:table-cell>
        </table:table-row>
        <table:table-row table:style-name="ro1">
          <table:table-cell office:value-type="float" office:value="1403.5" calcext:value-type="float">
            <text:p>1403.5</text:p>
          </table:table-cell>
          <table:table-cell office:value-type="float" office:value="1216" calcext:value-type="float">
            <text:p>1216</text:p>
          </table:table-cell>
          <table:table-cell office:value-type="float" office:value="1186" calcext:value-type="float">
            <text:p>1186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1308.5" calcext:value-type="float">
            <text:p>1308.5</text:p>
          </table:table-cell>
          <table:table-cell table:number-columns-repeated="2"/>
          <table:table-cell table:formula="of:=AVERAGE([.A151:.E151])" office:value-type="float" office:value="1256.25" calcext:value-type="float">
            <text:p>1256.25</text:p>
          </table:table-cell>
        </table:table-row>
        <table:table-row table:style-name="ro1">
          <table:table-cell office:value-type="float" office:value="984.25" calcext:value-type="float">
            <text:p>984.25</text:p>
          </table:table-cell>
          <table:table-cell office:value-type="float" office:value="978.5" calcext:value-type="float">
            <text:p>978.5</text:p>
          </table:table-cell>
          <table:table-cell office:value-type="float" office:value="1026" calcext:value-type="float">
            <text:p>1026</text:p>
          </table:table-cell>
          <table:table-cell office:value-type="float" office:value="1261" calcext:value-type="float">
            <text:p>1261</text:p>
          </table:table-cell>
          <table:table-cell office:value-type="float" office:value="1537.5" calcext:value-type="float">
            <text:p>1537.5</text:p>
          </table:table-cell>
          <table:table-cell table:number-columns-repeated="2"/>
          <table:table-cell table:formula="of:=AVERAGE([.A152:.E152])" office:value-type="float" office:value="1157.45" calcext:value-type="float">
            <text:p>1157.45</text:p>
          </table:table-cell>
        </table:table-row>
        <table:table-row table:style-name="ro1">
          <table:table-cell office:value-type="float" office:value="1147.75" calcext:value-type="float">
            <text:p>1147.75</text:p>
          </table:table-cell>
          <table:table-cell office:value-type="float" office:value="1000.5" calcext:value-type="float">
            <text:p>1000.5</text:p>
          </table:table-cell>
          <table:table-cell office:value-type="float" office:value="1281" calcext:value-type="float">
            <text:p>1281</text:p>
          </table:table-cell>
          <table:table-cell office:value-type="float" office:value="934.75" calcext:value-type="float">
            <text:p>934.75</text:p>
          </table:table-cell>
          <table:table-cell office:value-type="float" office:value="1329.75" calcext:value-type="float">
            <text:p>1329.75</text:p>
          </table:table-cell>
          <table:table-cell table:number-columns-repeated="2"/>
          <table:table-cell table:formula="of:=AVERAGE([.A153:.E153])" office:value-type="float" office:value="1138.75" calcext:value-type="float">
            <text:p>1138.7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139.75" calcext:value-type="float">
            <text:p>1139.75</text:p>
          </table:table-cell>
          <table:table-cell office:value-type="float" office:value="1243.5" calcext:value-type="float">
            <text:p>1243.5</text:p>
          </table:table-cell>
          <table:table-cell office:value-type="float" office:value="1224.25" calcext:value-type="float">
            <text:p>1224.25</text:p>
          </table:table-cell>
          <table:table-cell office:value-type="float" office:value="1267.25" calcext:value-type="float">
            <text:p>1267.25</text:p>
          </table:table-cell>
          <table:table-cell table:number-columns-repeated="2"/>
          <table:table-cell table:formula="of:=AVERAGE([.A154:.E154])" office:value-type="float" office:value="1228.15" calcext:value-type="float">
            <text:p>1228.1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100.5" calcext:value-type="float">
            <text:p>1100.5</text:p>
          </table:table-cell>
          <table:table-cell office:value-type="float" office:value="1231" calcext:value-type="float">
            <text:p>1231</text:p>
          </table:table-cell>
          <table:table-cell office:value-type="float" office:value="1114.75" calcext:value-type="float">
            <text:p>1114.75</text:p>
          </table:table-cell>
          <table:table-cell office:value-type="float" office:value="1051.75" calcext:value-type="float">
            <text:p>1051.75</text:p>
          </table:table-cell>
          <table:table-cell table:number-columns-repeated="2"/>
          <table:table-cell table:formula="of:=AVERAGE([.A155:.E155])" office:value-type="float" office:value="1142.8" calcext:value-type="float">
            <text:p>1142.8</text:p>
          </table:table-cell>
        </table:table-row>
        <table:table-row table:style-name="ro1">
          <table:table-cell office:value-type="float" office:value="1350.25" calcext:value-type="float">
            <text:p>1350.25</text:p>
          </table:table-cell>
          <table:table-cell office:value-type="float" office:value="1077.25" calcext:value-type="float">
            <text:p>1077.25</text:p>
          </table:table-cell>
          <table:table-cell office:value-type="float" office:value="992.25" calcext:value-type="float">
            <text:p>992.25</text:p>
          </table:table-cell>
          <table:table-cell office:value-type="float" office:value="1279.25" calcext:value-type="float">
            <text:p>1279.25</text:p>
          </table:table-cell>
          <table:table-cell office:value-type="float" office:value="1604.25" calcext:value-type="float">
            <text:p>1604.25</text:p>
          </table:table-cell>
          <table:table-cell table:number-columns-repeated="2"/>
          <table:table-cell table:formula="of:=AVERAGE([.A156:.E156])" office:value-type="float" office:value="1260.65" calcext:value-type="float">
            <text:p>1260.65</text:p>
          </table:table-cell>
        </table:table-row>
        <table:table-row table:style-name="ro1">
          <table:table-cell office:value-type="float" office:value="1133.5" calcext:value-type="float">
            <text:p>1133.5</text:p>
          </table:table-cell>
          <table:table-cell office:value-type="float" office:value="1103.25" calcext:value-type="float">
            <text:p>1103.25</text:p>
          </table:table-cell>
          <table:table-cell office:value-type="float" office:value="856" calcext:value-type="float">
            <text:p>856</text:p>
          </table:table-cell>
          <table:table-cell office:value-type="float" office:value="1116.25" calcext:value-type="float">
            <text:p>1116.25</text:p>
          </table:table-cell>
          <table:table-cell office:value-type="float" office:value="1304.5" calcext:value-type="float">
            <text:p>1304.5</text:p>
          </table:table-cell>
          <table:table-cell table:number-columns-repeated="2"/>
          <table:table-cell table:formula="of:=AVERAGE([.A157:.E157])" office:value-type="float" office:value="1102.7" calcext:value-type="float">
            <text:p>1102.7</text:p>
          </table:table-cell>
        </table:table-row>
        <table:table-row table:style-name="ro1">
          <table:table-cell office:value-type="float" office:value="1050.25" calcext:value-type="float">
            <text:p>1050.25</text:p>
          </table:table-cell>
          <table:table-cell office:value-type="float" office:value="1094.5" calcext:value-type="float">
            <text:p>1094.5</text:p>
          </table:table-cell>
          <table:table-cell office:value-type="float" office:value="1168.5" calcext:value-type="float">
            <text:p>1168.5</text:p>
          </table:table-cell>
          <table:table-cell office:value-type="float" office:value="1115.5" calcext:value-type="float">
            <text:p>1115.5</text:p>
          </table:table-cell>
          <table:table-cell office:value-type="float" office:value="1028.75" calcext:value-type="float">
            <text:p>1028.75</text:p>
          </table:table-cell>
          <table:table-cell table:number-columns-repeated="2"/>
          <table:table-cell table:formula="of:=AVERAGE([.A158:.E158])" office:value-type="float" office:value="1091.5" calcext:value-type="float">
            <text:p>1091.5</text:p>
          </table:table-cell>
        </table:table-row>
        <table:table-row table:style-name="ro1">
          <table:table-cell office:value-type="float" office:value="1144.75" calcext:value-type="float">
            <text:p>1144.75</text:p>
          </table:table-cell>
          <table:table-cell office:value-type="float" office:value="941" calcext:value-type="float">
            <text:p>941</text:p>
          </table:table-cell>
          <table:table-cell office:value-type="float" office:value="1293.5" calcext:value-type="float">
            <text:p>1293.5</text:p>
          </table:table-cell>
          <table:table-cell office:value-type="float" office:value="1176" calcext:value-type="float">
            <text:p>1176</text:p>
          </table:table-cell>
          <table:table-cell office:value-type="float" office:value="1420" calcext:value-type="float">
            <text:p>1420</text:p>
          </table:table-cell>
          <table:table-cell table:number-columns-repeated="2"/>
          <table:table-cell table:formula="of:=AVERAGE([.A159:.E159])" office:value-type="float" office:value="1195.05" calcext:value-type="float">
            <text:p>1195.05</text:p>
          </table:table-cell>
        </table:table-row>
        <table:table-row table:style-name="ro1">
          <table:table-cell office:value-type="float" office:value="1192.25" calcext:value-type="float">
            <text:p>1192.25</text:p>
          </table:table-cell>
          <table:table-cell office:value-type="float" office:value="1138.5" calcext:value-type="float">
            <text:p>1138.5</text:p>
          </table:table-cell>
          <table:table-cell office:value-type="float" office:value="1261.5" calcext:value-type="float">
            <text:p>1261.5</text:p>
          </table:table-cell>
          <table:table-cell office:value-type="float" office:value="894.75" calcext:value-type="float">
            <text:p>894.75</text:p>
          </table:table-cell>
          <table:table-cell office:value-type="float" office:value="1309.75" calcext:value-type="float">
            <text:p>1309.75</text:p>
          </table:table-cell>
          <table:table-cell table:number-columns-repeated="2"/>
          <table:table-cell table:formula="of:=AVERAGE([.A160:.E160])" office:value-type="float" office:value="1159.35" calcext:value-type="float">
            <text:p>1159.35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036" calcext:value-type="float">
            <text:p>1036</text:p>
          </table:table-cell>
          <table:table-cell office:value-type="float" office:value="1324.75" calcext:value-type="float">
            <text:p>1324.75</text:p>
          </table:table-cell>
          <table:table-cell office:value-type="float" office:value="941.5" calcext:value-type="float">
            <text:p>941.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formula="of:=AVERAGE([.A161:.E161])" office:value-type="float" office:value="1163.05" calcext:value-type="float">
            <text:p>1163.05</text:p>
          </table:table-cell>
        </table:table-row>
        <table:table-row table:style-name="ro1">
          <table:table-cell office:value-type="float" office:value="952.75" calcext:value-type="float">
            <text:p>952.75</text:p>
          </table:table-cell>
          <table:table-cell office:value-type="float" office:value="1224.75" calcext:value-type="float">
            <text:p>1224.75</text:p>
          </table:table-cell>
          <table:table-cell office:value-type="float" office:value="1087.25" calcext:value-type="float">
            <text:p>1087.25</text:p>
          </table:table-cell>
          <table:table-cell office:value-type="float" office:value="1230.75" calcext:value-type="float">
            <text:p>1230.75</text:p>
          </table:table-cell>
          <table:table-cell office:value-type="float" office:value="1349.75" calcext:value-type="float">
            <text:p>1349.75</text:p>
          </table:table-cell>
          <table:table-cell table:number-columns-repeated="2"/>
          <table:table-cell table:formula="of:=AVERAGE([.A162:.E162])" office:value-type="float" office:value="1169.05" calcext:value-type="float">
            <text:p>1169.05</text:p>
          </table:table-cell>
        </table:table-row>
        <table:table-row table:style-name="ro1">
          <table:table-cell office:value-type="float" office:value="1168.5" calcext:value-type="float">
            <text:p>1168.5</text:p>
          </table:table-cell>
          <table:table-cell office:value-type="float" office:value="936.5" calcext:value-type="float">
            <text:p>936.5</text:p>
          </table:table-cell>
          <table:table-cell office:value-type="float" office:value="1017" calcext:value-type="float">
            <text:p>1017</text:p>
          </table:table-cell>
          <table:table-cell office:value-type="float" office:value="1321" calcext:value-type="float">
            <text:p>1321</text:p>
          </table:table-cell>
          <table:table-cell office:value-type="float" office:value="1254.25" calcext:value-type="float">
            <text:p>1254.25</text:p>
          </table:table-cell>
          <table:table-cell table:number-columns-repeated="2"/>
          <table:table-cell table:formula="of:=AVERAGE([.A163:.E163])" office:value-type="float" office:value="1139.45" calcext:value-type="float">
            <text:p>1139.45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100.25" calcext:value-type="float">
            <text:p>1100.25</text:p>
          </table:table-cell>
          <table:table-cell office:value-type="float" office:value="1249.75" calcext:value-type="float">
            <text:p>1249.75</text:p>
          </table:table-cell>
          <table:table-cell office:value-type="float" office:value="1165.75" calcext:value-type="float">
            <text:p>1165.75</text:p>
          </table:table-cell>
          <table:table-cell office:value-type="float" office:value="1248.5" calcext:value-type="float">
            <text:p>1248.5</text:p>
          </table:table-cell>
          <table:table-cell table:number-columns-repeated="2"/>
          <table:table-cell table:formula="of:=AVERAGE([.A164:.E164])" office:value-type="float" office:value="1227.05" calcext:value-type="float">
            <text:p>1227.05</text:p>
          </table:table-cell>
        </table:table-row>
        <table:table-row table:style-name="ro1">
          <table:table-cell office:value-type="float" office:value="1252.5" calcext:value-type="float">
            <text:p>1252.5</text:p>
          </table:table-cell>
          <table:table-cell office:value-type="float" office:value="947.5" calcext:value-type="float">
            <text:p>947.5</text:p>
          </table:table-cell>
          <table:table-cell office:value-type="float" office:value="1343.5" calcext:value-type="float">
            <text:p>1343.5</text:p>
          </table:table-cell>
          <table:table-cell office:value-type="float" office:value="927.75" calcext:value-type="float">
            <text:p>927.75</text:p>
          </table:table-cell>
          <table:table-cell office:value-type="float" office:value="1257.5" calcext:value-type="float">
            <text:p>1257.5</text:p>
          </table:table-cell>
          <table:table-cell table:number-columns-repeated="2"/>
          <table:table-cell table:formula="of:=AVERAGE([.A165:.E165])" office:value-type="float" office:value="1145.75" calcext:value-type="float">
            <text:p>1145.75</text:p>
          </table:table-cell>
        </table:table-row>
        <table:table-row table:style-name="ro1">
          <table:table-cell office:value-type="float" office:value="1272.25" calcext:value-type="float">
            <text:p>1272.25</text:p>
          </table:table-cell>
          <table:table-cell office:value-type="float" office:value="958" calcext:value-type="float">
            <text:p>958</text:p>
          </table:table-cell>
          <table:table-cell office:value-type="float" office:value="1281" calcext:value-type="float">
            <text:p>1281</text:p>
          </table:table-cell>
          <table:table-cell office:value-type="float" office:value="1045.25" calcext:value-type="float">
            <text:p>1045.25</text:p>
          </table:table-cell>
          <table:table-cell office:value-type="float" office:value="1443" calcext:value-type="float">
            <text:p>1443</text:p>
          </table:table-cell>
          <table:table-cell table:number-columns-repeated="2"/>
          <table:table-cell table:formula="of:=AVERAGE([.A166:.E166])" office:value-type="float" office:value="1199.9" calcext:value-type="float">
            <text:p>1199.9</text:p>
          </table:table-cell>
        </table:table-row>
        <table:table-row table:style-name="ro1">
          <table:table-cell office:value-type="float" office:value="1329.75" calcext:value-type="float">
            <text:p>1329.75</text:p>
          </table:table-cell>
          <table:table-cell office:value-type="float" office:value="1000.5" calcext:value-type="float">
            <text:p>1000.5</text:p>
          </table:table-cell>
          <table:table-cell office:value-type="float" office:value="1256" calcext:value-type="float">
            <text:p>1256</text:p>
          </table:table-cell>
          <table:table-cell office:value-type="float" office:value="1279.25" calcext:value-type="float">
            <text:p>1279.25</text:p>
          </table:table-cell>
          <table:table-cell office:value-type="float" office:value="909.75" calcext:value-type="float">
            <text:p>909.75</text:p>
          </table:table-cell>
          <table:table-cell table:number-columns-repeated="2"/>
          <table:table-cell table:formula="of:=AVERAGE([.A167:.E167])" office:value-type="float" office:value="1155.05" calcext:value-type="float">
            <text:p>1155.05</text:p>
          </table:table-cell>
        </table:table-row>
        <table:table-row table:style-name="ro1">
          <table:table-cell office:value-type="float" office:value="904.5" calcext:value-type="float">
            <text:p>904.5</text:p>
          </table:table-cell>
          <table:table-cell office:value-type="float" office:value="893.5" calcext:value-type="float">
            <text:p>893.5</text:p>
          </table:table-cell>
          <table:table-cell office:value-type="float" office:value="815.75" calcext:value-type="float">
            <text:p>815.75</text:p>
          </table:table-cell>
          <table:table-cell office:value-type="float" office:value="1136" calcext:value-type="float">
            <text:p>1136</text:p>
          </table:table-cell>
          <table:table-cell office:value-type="float" office:value="1259.75" calcext:value-type="float">
            <text:p>1259.75</text:p>
          </table:table-cell>
          <table:table-cell table:number-columns-repeated="2"/>
          <table:table-cell table:formula="of:=AVERAGE([.A168:.E168])" office:value-type="float" office:value="1001.9" calcext:value-type="float">
            <text:p>1001.9</text:p>
          </table:table-cell>
        </table:table-row>
        <table:table-row table:style-name="ro1">
          <table:table-cell office:value-type="float" office:value="863.5" calcext:value-type="float">
            <text:p>863.5</text:p>
          </table:table-cell>
          <table:table-cell office:value-type="float" office:value="1262.25" calcext:value-type="float">
            <text:p>1262.25</text:p>
          </table:table-cell>
          <table:table-cell office:value-type="float" office:value="1179.25" calcext:value-type="float">
            <text:p>1179.25</text:p>
          </table:table-cell>
          <table:table-cell office:value-type="float" office:value="1257" calcext:value-type="float">
            <text:p>1257</text:p>
          </table:table-cell>
          <table:table-cell office:value-type="float" office:value="1576" calcext:value-type="float">
            <text:p>1576</text:p>
          </table:table-cell>
          <table:table-cell table:number-columns-repeated="2"/>
          <table:table-cell table:formula="of:=AVERAGE([.A169:.E169])" office:value-type="float" office:value="1227.6" calcext:value-type="float">
            <text:p>1227.6</text:p>
          </table:table-cell>
        </table:table-row>
        <table:table-row table:style-name="ro1">
          <table:table-cell office:value-type="float" office:value="1027.25" calcext:value-type="float">
            <text:p>1027.25</text:p>
          </table:table-cell>
          <table:table-cell office:value-type="float" office:value="1004.25" calcext:value-type="float">
            <text:p>1004.25</text:p>
          </table:table-cell>
          <table:table-cell office:value-type="float" office:value="1299.75" calcext:value-type="float">
            <text:p>1299.75</text:p>
          </table:table-cell>
          <table:table-cell office:value-type="float" office:value="1181.75" calcext:value-type="float">
            <text:p>1181.75</text:p>
          </table:table-cell>
          <table:table-cell office:value-type="float" office:value="1162.5" calcext:value-type="float">
            <text:p>1162.5</text:p>
          </table:table-cell>
          <table:table-cell table:number-columns-repeated="2"/>
          <table:table-cell table:formula="of:=AVERAGE([.A170:.E170])" office:value-type="float" office:value="1135.1" calcext:value-type="float">
            <text:p>1135.1</text:p>
          </table:table-cell>
        </table:table-row>
        <table:table-row table:style-name="ro1">
          <table:table-cell office:value-type="float" office:value="1379.25" calcext:value-type="float">
            <text:p>1379.25</text:p>
          </table:table-cell>
          <table:table-cell office:value-type="float" office:value="1056" calcext:value-type="float">
            <text:p>1056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41" calcext:value-type="float">
            <text:p>1041</text:p>
          </table:table-cell>
          <table:table-cell office:value-type="float" office:value="1057.25" calcext:value-type="float">
            <text:p>1057.25</text:p>
          </table:table-cell>
          <table:table-cell table:number-columns-repeated="2"/>
          <table:table-cell table:formula="of:=AVERAGE([.A171:.E171])" office:value-type="float" office:value="1113.15" calcext:value-type="float">
            <text:p>1113.15</text:p>
          </table:table-cell>
        </table:table-row>
        <table:table-row table:style-name="ro1">
          <table:table-cell office:value-type="float" office:value="1211.75" calcext:value-type="float">
            <text:p>1211.75</text:p>
          </table:table-cell>
          <table:table-cell office:value-type="float" office:value="933" calcext:value-type="float">
            <text:p>933</text:p>
          </table:table-cell>
          <table:table-cell office:value-type="float" office:value="1131" calcext:value-type="float">
            <text:p>1131</text:p>
          </table:table-cell>
          <table:table-cell office:value-type="float" office:value="1101" calcext:value-type="float">
            <text:p>1101</text:p>
          </table:table-cell>
          <table:table-cell office:value-type="float" office:value="1292" calcext:value-type="float">
            <text:p>1292</text:p>
          </table:table-cell>
          <table:table-cell table:number-columns-repeated="2"/>
          <table:table-cell table:formula="of:=AVERAGE([.A172:.E172])" office:value-type="float" office:value="1133.75" calcext:value-type="float">
            <text:p>1133.75</text:p>
          </table:table-cell>
        </table:table-row>
        <table:table-row table:style-name="ro1">
          <table:table-cell office:value-type="float" office:value="1127.25" calcext:value-type="float">
            <text:p>1127.25</text:p>
          </table:table-cell>
          <table:table-cell office:value-type="float" office:value="1093.5" calcext:value-type="float">
            <text:p>1093.5</text:p>
          </table:table-cell>
          <table:table-cell office:value-type="float" office:value="1333.5" calcext:value-type="float">
            <text:p>1333.5</text:p>
          </table:table-cell>
          <table:table-cell office:value-type="float" office:value="1144.5" calcext:value-type="float">
            <text:p>1144.5</text:p>
          </table:table-cell>
          <table:table-cell office:value-type="float" office:value="1221.25" calcext:value-type="float">
            <text:p>1221.25</text:p>
          </table:table-cell>
          <table:table-cell table:number-columns-repeated="2"/>
          <table:table-cell table:formula="of:=AVERAGE([.A173:.E173])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218.75" calcext:value-type="float">
            <text:p>1218.75</text:p>
          </table:table-cell>
          <table:table-cell office:value-type="float" office:value="872" calcext:value-type="float">
            <text:p>872</text:p>
          </table:table-cell>
          <table:table-cell office:value-type="float" office:value="1288.25" calcext:value-type="float">
            <text:p>1288.25</text:p>
          </table:table-cell>
          <table:table-cell office:value-type="float" office:value="1136" calcext:value-type="float">
            <text:p>1136</text:p>
          </table:table-cell>
          <table:table-cell office:value-type="float" office:value="1059.75" calcext:value-type="float">
            <text:p>1059.75</text:p>
          </table:table-cell>
          <table:table-cell table:number-columns-repeated="2"/>
          <table:table-cell table:formula="of:=AVERAGE([.A174:.E174])" office:value-type="float" office:value="1114.95" calcext:value-type="float">
            <text:p>1114.95</text:p>
          </table:table-cell>
        </table:table-row>
        <table:table-row table:style-name="ro1">
          <table:table-cell office:value-type="float" office:value="1084.75" calcext:value-type="float">
            <text:p>1084.75</text:p>
          </table:table-cell>
          <table:table-cell office:value-type="float" office:value="1130.5" calcext:value-type="float">
            <text:p>1130.5</text:p>
          </table:table-cell>
          <table:table-cell office:value-type="float" office:value="907.25" calcext:value-type="float">
            <text:p>907.25</text:p>
          </table:table-cell>
          <table:table-cell office:value-type="float" office:value="1317" calcext:value-type="float">
            <text:p>1317</text:p>
          </table:table-cell>
          <table:table-cell office:value-type="float" office:value="1353.25" calcext:value-type="float">
            <text:p>1353.25</text:p>
          </table:table-cell>
          <table:table-cell table:number-columns-repeated="2"/>
          <table:table-cell table:formula="of:=AVERAGE([.A175:.E175])" office:value-type="float" office:value="1158.55" calcext:value-type="float">
            <text:p>1158.55</text:p>
          </table:table-cell>
        </table:table-row>
        <table:table-row table:style-name="ro1">
          <table:table-cell office:value-type="float" office:value="1104.5" calcext:value-type="float">
            <text:p>1104.5</text:p>
          </table:table-cell>
          <table:table-cell office:value-type="float" office:value="1153.25" calcext:value-type="float">
            <text:p>1153.25</text:p>
          </table:table-cell>
          <table:table-cell office:value-type="float" office:value="950.75" calcext:value-type="float">
            <text:p>950.75</text:p>
          </table:table-cell>
          <table:table-cell office:value-type="float" office:value="1090" calcext:value-type="float">
            <text:p>1090</text:p>
          </table:table-cell>
          <table:table-cell office:value-type="float" office:value="1449.75" calcext:value-type="float">
            <text:p>1449.75</text:p>
          </table:table-cell>
          <table:table-cell table:number-columns-repeated="2"/>
          <table:table-cell table:formula="of:=AVERAGE([.A176:.E176])" office:value-type="float" office:value="1149.65" calcext:value-type="float">
            <text:p>1149.65</text:p>
          </table:table-cell>
        </table:table-row>
        <table:table-row table:style-name="ro1">
          <table:table-cell office:value-type="float" office:value="1633.5" calcext:value-type="float">
            <text:p>1633.5</text:p>
          </table:table-cell>
          <table:table-cell office:value-type="float" office:value="1317.25" calcext:value-type="float">
            <text:p>1317.25</text:p>
          </table:table-cell>
          <table:table-cell office:value-type="float" office:value="1137.25" calcext:value-type="float">
            <text:p>1137.25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293.5" calcext:value-type="float">
            <text:p>1293.5</text:p>
          </table:table-cell>
          <table:table-cell table:number-columns-repeated="2"/>
          <table:table-cell table:formula="of:=AVERAGE([.A177:.E177])" office:value-type="float" office:value="1282.75" calcext:value-type="float">
            <text:p>1282.75</text:p>
          </table:table-cell>
        </table:table-row>
        <table:table-row table:style-name="ro1">
          <table:table-cell office:value-type="float" office:value="1506.5" calcext:value-type="float">
            <text:p>1506.5</text:p>
          </table:table-cell>
          <table:table-cell office:value-type="float" office:value="1292.25" calcext:value-type="float">
            <text:p>1292.25</text:p>
          </table:table-cell>
          <table:table-cell office:value-type="float" office:value="1223.75" calcext:value-type="float">
            <text:p>1223.75</text:p>
          </table:table-cell>
          <table:table-cell office:value-type="float" office:value="1374.75" calcext:value-type="float">
            <text:p>1374.75</text:p>
          </table:table-cell>
          <table:table-cell office:value-type="float" office:value="1383.5" calcext:value-type="float">
            <text:p>1383.5</text:p>
          </table:table-cell>
          <table:table-cell table:number-columns-repeated="2"/>
          <table:table-cell table:formula="of:=AVERAGE([.A178:.E178])" office:value-type="float" office:value="1356.15" calcext:value-type="float">
            <text:p>1356.15</text:p>
          </table:table-cell>
        </table:table-row>
        <table:table-row table:style-name="ro1">
          <table:table-cell office:value-type="float" office:value="1029.75" calcext:value-type="float">
            <text:p>1029.75</text:p>
          </table:table-cell>
          <table:table-cell office:value-type="float" office:value="993.75" calcext:value-type="float">
            <text:p>993.75</text:p>
          </table:table-cell>
          <table:table-cell office:value-type="float" office:value="1212.25" calcext:value-type="float">
            <text:p>1212.25</text:p>
          </table:table-cell>
          <table:table-cell office:value-type="float" office:value="1051.25" calcext:value-type="float">
            <text:p>1051.25</text:p>
          </table:table-cell>
          <table:table-cell office:value-type="float" office:value="1372.75" calcext:value-type="float">
            <text:p>1372.75</text:p>
          </table:table-cell>
          <table:table-cell table:number-columns-repeated="2"/>
          <table:table-cell table:formula="of:=AVERAGE([.A179:.E179])" office:value-type="float" office:value="1131.95" calcext:value-type="float">
            <text:p>1131.9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290" calcext:value-type="float">
            <text:p>1290</text:p>
          </table:table-cell>
          <table:table-cell office:value-type="float" office:value="1318.5" calcext:value-type="float">
            <text:p>1318.5</text:p>
          </table:table-cell>
          <table:table-cell office:value-type="float" office:value="1173" calcext:value-type="float">
            <text:p>1173</text:p>
          </table:table-cell>
          <table:table-cell office:value-type="float" office:value="1488.5" calcext:value-type="float">
            <text:p>1488.5</text:p>
          </table:table-cell>
          <table:table-cell table:number-columns-repeated="2"/>
          <table:table-cell table:formula="of:=AVERAGE([.A180:.E180])"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1383.75" calcext:value-type="float">
            <text:p>1383.75</text:p>
          </table:table-cell>
          <table:table-cell office:value-type="float" office:value="1187.75" calcext:value-type="float">
            <text:p>1187.75</text:p>
          </table:table-cell>
          <table:table-cell office:value-type="float" office:value="1218.5" calcext:value-type="float">
            <text:p>1218.5</text:p>
          </table:table-cell>
          <table:table-cell office:value-type="float" office:value="1123.75" calcext:value-type="float">
            <text:p>1123.75</text:p>
          </table:table-cell>
          <table:table-cell office:value-type="float" office:value="1503.25" calcext:value-type="float">
            <text:p>1503.25</text:p>
          </table:table-cell>
          <table:table-cell table:number-columns-repeated="2"/>
          <table:table-cell table:formula="of:=AVERAGE([.A181:.E181])" office:value-type="float" office:value="1283.4" calcext:value-type="float">
            <text:p>1283.4</text:p>
          </table:table-cell>
        </table:table-row>
        <table:table-row table:style-name="ro1">
          <table:table-cell office:value-type="float" office:value="1308.5" calcext:value-type="float">
            <text:p>1308.5</text:p>
          </table:table-cell>
          <table:table-cell office:value-type="float" office:value="1146.25" calcext:value-type="float">
            <text:p>1146.25</text:p>
          </table:table-cell>
          <table:table-cell office:value-type="float" office:value="1249.75" calcext:value-type="float">
            <text:p>1249.75</text:p>
          </table:table-cell>
          <table:table-cell office:value-type="float" office:value="1381" calcext:value-type="float">
            <text:p>1381</text:p>
          </table:table-cell>
          <table:table-cell office:value-type="float" office:value="1248.5" calcext:value-type="float">
            <text:p>1248.5</text:p>
          </table:table-cell>
          <table:table-cell table:number-columns-repeated="2"/>
          <table:table-cell table:formula="of:=AVERAGE([.A182:.E182])" office:value-type="float" office:value="1266.8" calcext:value-type="float">
            <text:p>1266.8</text:p>
          </table:table-cell>
        </table:table-row>
        <table:table-row table:style-name="ro1">
          <table:table-cell office:value-type="float" office:value="818.25" calcext:value-type="float">
            <text:p>818.25</text:p>
          </table:table-cell>
          <table:table-cell office:value-type="float" office:value="1218.75" calcext:value-type="float">
            <text:p>1218.75</text:p>
          </table:table-cell>
          <table:table-cell office:value-type="float" office:value="1437.25" calcext:value-type="float">
            <text:p>1437.25</text:p>
          </table:table-cell>
          <table:table-cell office:value-type="float" office:value="1276.5" calcext:value-type="float">
            <text:p>1276.5</text:p>
          </table:table-cell>
          <table:table-cell office:value-type="float" office:value="1403.25" calcext:value-type="float">
            <text:p>1403.25</text:p>
          </table:table-cell>
          <table:table-cell table:number-columns-repeated="2"/>
          <table:table-cell table:formula="of:=AVERAGE([.A183:.E183])" office:value-type="float" office:value="1230.8" calcext:value-type="float">
            <text:p>1230.8</text:p>
          </table:table-cell>
        </table:table-row>
        <table:table-row table:style-name="ro1">
          <table:table-cell table:number-columns-repeated="2" office:value-type="float" office:value="1360" calcext:value-type="float">
            <text:p>1360</text:p>
          </table:table-cell>
          <table:table-cell office:value-type="float" office:value="1206" calcext:value-type="float">
            <text:p>1206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958.75" calcext:value-type="float">
            <text:p>958.75</text:p>
          </table:table-cell>
          <table:table-cell table:number-columns-repeated="2"/>
          <table:table-cell table:formula="of:=AVERAGE([.A184:.E184])" office:value-type="float" office:value="1216.4" calcext:value-type="float">
            <text:p>1216.4</text:p>
          </table:table-cell>
        </table:table-row>
        <table:table-row table:style-name="ro1">
          <table:table-cell office:value-type="float" office:value="1071.5" calcext:value-type="float">
            <text:p>1071.5</text:p>
          </table:table-cell>
          <table:table-cell office:value-type="float" office:value="1320.25" calcext:value-type="float">
            <text:p>1320.25</text:p>
          </table:table-cell>
          <table:table-cell office:value-type="float" office:value="1331" calcext:value-type="float">
            <text:p>1331</text:p>
          </table:table-cell>
          <table:table-cell office:value-type="float" office:value="752" calcext:value-type="float">
            <text:p>752</text:p>
          </table:table-cell>
          <table:table-cell office:value-type="float" office:value="1385.5" calcext:value-type="float">
            <text:p>1385.5</text:p>
          </table:table-cell>
          <table:table-cell table:number-columns-repeated="2"/>
          <table:table-cell table:formula="of:=AVERAGE([.A185:.E185])" office:value-type="float" office:value="1172.05" calcext:value-type="float">
            <text:p>1172.05</text:p>
          </table:table-cell>
        </table:table-row>
        <table:table-row table:style-name="ro1">
          <table:table-cell office:value-type="float" office:value="1326.25" calcext:value-type="float">
            <text:p>1326.25</text:p>
          </table:table-cell>
          <table:table-cell office:value-type="float" office:value="1280.5" calcext:value-type="float">
            <text:p>1280.5</text:p>
          </table:table-cell>
          <table:table-cell office:value-type="float" office:value="1293.5" calcext:value-type="float">
            <text:p>1293.5</text:p>
          </table:table-cell>
          <table:table-cell office:value-type="float" office:value="1232.5" calcext:value-type="float">
            <text:p>1232.5</text:p>
          </table:table-cell>
          <table:table-cell office:value-type="float" office:value="1301" calcext:value-type="float">
            <text:p>1301</text:p>
          </table:table-cell>
          <table:table-cell table:number-columns-repeated="2"/>
          <table:table-cell table:formula="of:=AVERAGE([.A186:.E186])" office:value-type="float" office:value="1286.75" calcext:value-type="float">
            <text:p>1286.75</text:p>
          </table:table-cell>
        </table:table-row>
        <table:table-row table:style-name="ro1">
          <table:table-cell office:value-type="float" office:value="1412.25" calcext:value-type="float">
            <text:p>1412.25</text:p>
          </table:table-cell>
          <table:table-cell office:value-type="float" office:value="1253" calcext:value-type="float">
            <text:p>1253</text:p>
          </table:table-cell>
          <table:table-cell office:value-type="float" office:value="1406" calcext:value-type="float">
            <text:p>1406</text:p>
          </table:table-cell>
          <table:table-cell office:value-type="float" office:value="1025.25" calcext:value-type="float">
            <text:p>1025.25</text:p>
          </table:table-cell>
          <table:table-cell office:value-type="float" office:value="1332.75" calcext:value-type="float">
            <text:p>1332.75</text:p>
          </table:table-cell>
          <table:table-cell table:number-columns-repeated="2"/>
          <table:table-cell table:formula="of:=AVERAGE([.A187:.E187])" office:value-type="float" office:value="1285.85" calcext:value-type="float">
            <text:p>1285.85</text:p>
          </table:table-cell>
        </table:table-row>
        <table:table-row table:style-name="ro1">
          <table:table-cell office:value-type="float" office:value="1442.5" calcext:value-type="float">
            <text:p>1442.5</text:p>
          </table:table-cell>
          <table:table-cell office:value-type="float" office:value="931.25" calcext:value-type="float">
            <text:p>931.25</text:p>
          </table:table-cell>
          <table:table-cell office:value-type="float" office:value="1329.75" calcext:value-type="float">
            <text:p>1329.75</text:p>
          </table:table-cell>
          <table:table-cell office:value-type="float" office:value="1391" calcext:value-type="float">
            <text:p>1391</text:p>
          </table:table-cell>
          <table:table-cell office:value-type="float" office:value="1178.25" calcext:value-type="float">
            <text:p>1178.25</text:p>
          </table:table-cell>
          <table:table-cell table:number-columns-repeated="2"/>
          <table:table-cell table:formula="of:=AVERAGE([.A188:.E188])" office:value-type="float" office:value="1254.55" calcext:value-type="float">
            <text:p>1254.55</text:p>
          </table:table-cell>
        </table:table-row>
        <table:table-row table:style-name="ro1">
          <table:table-cell office:value-type="float" office:value="1243.5" calcext:value-type="float">
            <text:p>1243.5</text:p>
          </table:table-cell>
          <table:table-cell office:value-type="float" office:value="1418.75" calcext:value-type="float">
            <text:p>1418.75</text:p>
          </table:table-cell>
          <table:table-cell office:value-type="float" office:value="1118.5" calcext:value-type="float">
            <text:p>1118.5</text:p>
          </table:table-cell>
          <table:table-cell office:value-type="float" office:value="1231.25" calcext:value-type="float">
            <text:p>1231.25</text:p>
          </table:table-cell>
          <table:table-cell office:value-type="float" office:value="983.5" calcext:value-type="float">
            <text:p>983.5</text:p>
          </table:table-cell>
          <table:table-cell table:number-columns-repeated="2"/>
          <table:table-cell table:formula="of:=AVERAGE([.A189:.E189])" office:value-type="float" office:value="1199.1" calcext:value-type="float">
            <text:p>1199.1</text:p>
          </table:table-cell>
        </table:table-row>
        <table:table-row table:style-name="ro1">
          <table:table-cell office:value-type="float" office:value="1468.5" calcext:value-type="float">
            <text:p>1468.5</text:p>
          </table:table-cell>
          <table:table-cell office:value-type="float" office:value="1105.75" calcext:value-type="float">
            <text:p>1105.75</text:p>
          </table:table-cell>
          <table:table-cell office:value-type="float" office:value="1253.5" calcext:value-type="float">
            <text:p>1253.5</text:p>
          </table:table-cell>
          <table:table-cell office:value-type="float" office:value="1223.25" calcext:value-type="float">
            <text:p>1223.25</text:p>
          </table:table-cell>
          <table:table-cell office:value-type="float" office:value="1389.25" calcext:value-type="float">
            <text:p>1389.25</text:p>
          </table:table-cell>
          <table:table-cell table:number-columns-repeated="2"/>
          <table:table-cell table:formula="of:=AVERAGE([.A190:.E190])" office:value-type="float" office:value="1288.05" calcext:value-type="float">
            <text:p>1288.05</text:p>
          </table:table-cell>
        </table:table-row>
        <table:table-row table:style-name="ro1">
          <table:table-cell office:value-type="float" office:value="1109.75" calcext:value-type="float">
            <text:p>1109.75</text:p>
          </table:table-cell>
          <table:table-cell office:value-type="float" office:value="1121.25" calcext:value-type="float">
            <text:p>1121.25</text:p>
          </table:table-cell>
          <table:table-cell office:value-type="float" office:value="1277" calcext:value-type="float">
            <text:p>1277</text:p>
          </table:table-cell>
          <table:table-cell office:value-type="float" office:value="1162.5" calcext:value-type="float">
            <text:p>1162.5</text:p>
          </table:table-cell>
          <table:table-cell office:value-type="float" office:value="1187.25" calcext:value-type="float">
            <text:p>1187.25</text:p>
          </table:table-cell>
          <table:table-cell table:number-columns-repeated="2"/>
          <table:table-cell table:formula="of:=AVERAGE([.A191:.E191])" office:value-type="float" office:value="1171.55" calcext:value-type="float">
            <text:p>1171.5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204.75" calcext:value-type="float">
            <text:p>1204.75</text:p>
          </table:table-cell>
          <table:table-cell office:value-type="float" office:value="1256" calcext:value-type="float">
            <text:p>1256</text:p>
          </table:table-cell>
          <table:table-cell office:value-type="float" office:value="1246" calcext:value-type="float">
            <text:p>1246</text:p>
          </table:table-cell>
          <table:table-cell office:value-type="float" office:value="1179.5" calcext:value-type="float">
            <text:p>1179.5</text:p>
          </table:table-cell>
          <table:table-cell table:number-columns-repeated="2"/>
          <table:table-cell table:formula="of:=AVERAGE([.A192:.E192])" office:value-type="float" office:value="1320.45" calcext:value-type="float">
            <text:p>1320.45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210.75" calcext:value-type="float">
            <text:p>1210.75</text:p>
          </table:table-cell>
          <table:table-cell office:value-type="float" office:value="1242.5" calcext:value-type="float">
            <text:p>1242.5</text:p>
          </table:table-cell>
          <table:table-cell office:value-type="float" office:value="1018" calcext:value-type="float">
            <text:p>1018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AVERAGE([.A193:.E193])" office:value-type="float" office:value="1299.85" calcext:value-type="float">
            <text:p>1299.85</text:p>
          </table:table-cell>
        </table:table-row>
        <table:table-row table:style-name="ro1">
          <table:table-cell office:value-type="float" office:value="1371.5" calcext:value-type="float">
            <text:p>1371.5</text:p>
          </table:table-cell>
          <table:table-cell office:value-type="float" office:value="1442.25" calcext:value-type="float">
            <text:p>1442.25</text:p>
          </table:table-cell>
          <table:table-cell office:value-type="float" office:value="1155.25" calcext:value-type="float">
            <text:p>1155.25</text:p>
          </table:table-cell>
          <table:table-cell office:value-type="float" office:value="1242" calcext:value-type="float">
            <text:p>1242</text:p>
          </table:table-cell>
          <table:table-cell office:value-type="float" office:value="1359.75" calcext:value-type="float">
            <text:p>1359.75</text:p>
          </table:table-cell>
          <table:table-cell table:number-columns-repeated="2"/>
          <table:table-cell table:formula="of:=AVERAGE([.A194:.E194])" office:value-type="float" office:value="1314.15" calcext:value-type="float">
            <text:p>1314.1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63" calcext:value-type="float">
            <text:p>1263</text:p>
          </table:table-cell>
          <table:table-cell office:value-type="float" office:value="1358.5" calcext:value-type="float">
            <text:p>1358.5</text:p>
          </table:table-cell>
          <table:table-cell office:value-type="float" office:value="1262.75" calcext:value-type="float">
            <text:p>1262.75</text:p>
          </table:table-cell>
          <table:table-cell office:value-type="float" office:value="1378.75" calcext:value-type="float">
            <text:p>1378.75</text:p>
          </table:table-cell>
          <table:table-cell table:number-columns-repeated="2"/>
          <table:table-cell table:formula="of:=AVERAGE([.A195:.E195])" office:value-type="float" office:value="1394.6" calcext:value-type="float">
            <text:p>1394.6</text:p>
          </table:table-cell>
        </table:table-row>
        <table:table-row table:style-name="ro1">
          <table:table-cell office:value-type="float" office:value="1259.75" calcext:value-type="float">
            <text:p>1259.75</text:p>
          </table:table-cell>
          <table:table-cell office:value-type="float" office:value="1386" calcext:value-type="float">
            <text:p>1386</text:p>
          </table:table-cell>
          <table:table-cell office:value-type="float" office:value="1218.5" calcext:value-type="float">
            <text:p>1218.5</text:p>
          </table:table-cell>
          <table:table-cell office:value-type="float" office:value="1186.75" calcext:value-type="float">
            <text:p>1186.75</text:p>
          </table:table-cell>
          <table:table-cell office:value-type="float" office:value="1325.5" calcext:value-type="float">
            <text:p>1325.5</text:p>
          </table:table-cell>
          <table:table-cell table:number-columns-repeated="2"/>
          <table:table-cell table:formula="of:=AVERAGE([.A196:.E196])" office:value-type="float" office:value="1275.3" calcext:value-type="float">
            <text:p>1275.3</text:p>
          </table:table-cell>
        </table:table-row>
        <table:table-row table:style-name="ro1">
          <table:table-cell office:value-type="float" office:value="1308.75" calcext:value-type="float">
            <text:p>1308.75</text:p>
          </table:table-cell>
          <table:table-cell office:value-type="float" office:value="1024.75" calcext:value-type="float">
            <text:p>1024.75</text:p>
          </table:table-cell>
          <table:table-cell office:value-type="float" office:value="1542" calcext:value-type="float">
            <text:p>1542</text:p>
          </table:table-cell>
          <table:table-cell office:value-type="float" office:value="1024.75" calcext:value-type="float">
            <text:p>1024.75</text:p>
          </table:table-cell>
          <table:table-cell office:value-type="float" office:value="1560.75" calcext:value-type="float">
            <text:p>1560.75</text:p>
          </table:table-cell>
          <table:table-cell table:number-columns-repeated="2"/>
          <table:table-cell table:formula="of:=AVERAGE([.A197:.E197])" office:value-type="float" office:value="1292.2" calcext:value-type="float">
            <text:p>1292.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541" calcext:value-type="float">
            <text:p>1541</text:p>
          </table:table-cell>
          <table:table-cell office:value-type="float" office:value="1281" calcext:value-type="float">
            <text:p>1281</text:p>
          </table:table-cell>
          <table:table-cell office:value-type="float" office:value="1236" calcext:value-type="float">
            <text:p>1236</text:p>
          </table:table-cell>
          <table:table-cell office:value-type="float" office:value="1243" calcext:value-type="float">
            <text:p>1243</text:p>
          </table:table-cell>
          <table:table-cell table:number-columns-repeated="2"/>
          <table:table-cell table:formula="of:=AVERAGE([.A198:.E198])" office:value-type="float" office:value="1325.8" calcext:value-type="float">
            <text:p>1325.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16" calcext:value-type="float">
            <text:p>1516</text:p>
          </table:table-cell>
          <table:table-cell office:value-type="float" office:value="1183.5" calcext:value-type="float">
            <text:p>1183.5</text:p>
          </table:table-cell>
          <table:table-cell office:value-type="float" office:value="1195" calcext:value-type="float">
            <text:p>1195</text:p>
          </table:table-cell>
          <table:table-cell office:value-type="float" office:value="992.5" calcext:value-type="float">
            <text:p>992.5</text:p>
          </table:table-cell>
          <table:table-cell table:number-columns-repeated="2"/>
          <table:table-cell table:formula="of:=AVERAGE([.A199:.E199])"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203.5" calcext:value-type="float">
            <text:p>1203.5</text:p>
          </table:table-cell>
          <table:table-cell office:value-type="float" office:value="1516" calcext:value-type="float">
            <text:p>1516</text:p>
          </table:table-cell>
          <table:table-cell office:value-type="float" office:value="1374.75" calcext:value-type="float">
            <text:p>1374.75</text:p>
          </table:table-cell>
          <table:table-cell office:value-type="float" office:value="965" calcext:value-type="float">
            <text:p>965</text:p>
          </table:table-cell>
          <table:table-cell office:value-type="float" office:value="956.5" calcext:value-type="float">
            <text:p>956.5</text:p>
          </table:table-cell>
          <table:table-cell table:number-columns-repeated="2"/>
          <table:table-cell table:formula="of:=AVERAGE([.A200:.E200])" office:value-type="float" office:value="1203.15" calcext:value-type="float">
            <text:p>1203.15</text:p>
          </table:table-cell>
        </table:table-row>
        <table:table-row table:style-name="ro1">
          <table:table-cell office:value-type="float" office:value="1157.75" calcext:value-type="float">
            <text:p>1157.75</text:p>
          </table:table-cell>
          <table:table-cell office:value-type="float" office:value="1232.75" calcext:value-type="float">
            <text:p>1232.75</text:p>
          </table:table-cell>
          <table:table-cell office:value-type="float" office:value="1456" calcext:value-type="float">
            <text:p>1456</text:p>
          </table:table-cell>
          <table:table-cell office:value-type="float" office:value="1004.5" calcext:value-type="float">
            <text:p>1004.5</text:p>
          </table:table-cell>
          <table:table-cell office:value-type="float" office:value="1284.25" calcext:value-type="float">
            <text:p>1284.25</text:p>
          </table:table-cell>
          <table:table-cell table:number-columns-repeated="2"/>
          <table:table-cell table:formula="of:=AVERAGE([.A201:.E201])" office:value-type="float" office:value="1227.05" calcext:value-type="float">
            <text:p>1227.0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566" calcext:value-type="float">
            <text:p>1566</text:p>
          </table:table-cell>
          <table:table-cell office:value-type="float" office:value="1141" calcext:value-type="float">
            <text:p>1141</text:p>
          </table:table-cell>
          <table:table-cell office:value-type="float" office:value="1217.75" calcext:value-type="float">
            <text:p>1217.75</text:p>
          </table:table-cell>
          <table:table-cell office:value-type="float" office:value="1484.5" calcext:value-type="float">
            <text:p>1484.5</text:p>
          </table:table-cell>
          <table:table-cell table:number-columns-repeated="2"/>
          <table:table-cell table:formula="of:=AVERAGE([.A202:.E202])" office:value-type="float" office:value="1297.45" calcext:value-type="float">
            <text:p>1297.4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91" calcext:value-type="float">
            <text:p>1591</text:p>
          </table:table-cell>
          <table:table-cell office:value-type="float" office:value="1249.75" calcext:value-type="float">
            <text:p>1249.75</text:p>
          </table:table-cell>
          <table:table-cell office:value-type="float" office:value="1261" calcext:value-type="float">
            <text:p>126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AVERAGE([.A203:.E203])" office:value-type="float" office:value="1351.95" calcext:value-type="float">
            <text:p>1351.95</text:p>
          </table:table-cell>
        </table:table-row>
        <table:table-row table:style-name="ro1">
          <table:table-cell office:value-type="float" office:value="1527.25" calcext:value-type="float">
            <text:p>1527.25</text:p>
          </table:table-cell>
          <table:table-cell office:value-type="float" office:value="1417" calcext:value-type="float">
            <text:p>1417</text:p>
          </table:table-cell>
          <table:table-cell office:value-type="float" office:value="1158.5" calcext:value-type="float">
            <text:p>1158.5</text:p>
          </table:table-cell>
          <table:table-cell office:value-type="float" office:value="868.25" calcext:value-type="float">
            <text:p>868.25</text:p>
          </table:table-cell>
          <table:table-cell office:value-type="float" office:value="1166" calcext:value-type="float">
            <text:p>1166</text:p>
          </table:table-cell>
          <table:table-cell table:number-columns-repeated="2"/>
          <table:table-cell table:formula="of:=AVERAGE([.A204:.E204])" office:value-type="float" office:value="1227.4" calcext:value-type="float">
            <text:p>1227.4</text:p>
          </table:table-cell>
        </table:table-row>
        <table:table-row table:style-name="ro1">
          <table:table-cell office:value-type="float" office:value="1437.5" calcext:value-type="float">
            <text:p>1437.5</text:p>
          </table:table-cell>
          <table:table-cell office:value-type="float" office:value="1298" calcext:value-type="float">
            <text:p>1298</text:p>
          </table:table-cell>
          <table:table-cell office:value-type="float" office:value="1374.75" calcext:value-type="float">
            <text:p>1374.75</text:p>
          </table:table-cell>
          <table:table-cell office:value-type="float" office:value="1017.75" calcext:value-type="float">
            <text:p>1017.75</text:p>
          </table:table-cell>
          <table:table-cell office:value-type="float" office:value="922.25" calcext:value-type="float">
            <text:p>922.25</text:p>
          </table:table-cell>
          <table:table-cell table:number-columns-repeated="2"/>
          <table:table-cell table:formula="of:=AVERAGE([.A205:.E205])" office:value-type="float" office:value="1210.05" calcext:value-type="float">
            <text:p>1210.05</text:p>
          </table:table-cell>
        </table:table-row>
        <table:table-row table:style-name="ro1">
          <table:table-cell office:value-type="float" office:value="1434.5" calcext:value-type="float">
            <text:p>1434.5</text:p>
          </table:table-cell>
          <table:table-cell office:value-type="float" office:value="1541" calcext:value-type="float">
            <text:p>1541</text:p>
          </table:table-cell>
          <table:table-cell office:value-type="float" office:value="1399.75" calcext:value-type="float">
            <text:p>1399.75</text:p>
          </table:table-cell>
          <table:table-cell office:value-type="float" office:value="1225.25" calcext:value-type="float">
            <text:p>1225.25</text:p>
          </table:table-cell>
          <table:table-cell office:value-type="float" office:value="1226.75" calcext:value-type="float">
            <text:p>1226.75</text:p>
          </table:table-cell>
          <table:table-cell table:number-columns-repeated="2"/>
          <table:table-cell table:formula="of:=AVERAGE([.A206:.E206])" office:value-type="float" office:value="1365.45" calcext:value-type="float">
            <text:p>1365.4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484.75" calcext:value-type="float">
            <text:p>1484.75</text:p>
          </table:table-cell>
          <table:table-cell office:value-type="float" office:value="928" calcext:value-type="float">
            <text:p>928</text:p>
          </table:table-cell>
          <table:table-cell office:value-type="float" office:value="1245.5" calcext:value-type="float">
            <text:p>1245.5</text:p>
          </table:table-cell>
          <table:table-cell office:value-type="float" office:value="1163.25" calcext:value-type="float">
            <text:p>1163.25</text:p>
          </table:table-cell>
          <table:table-cell table:number-columns-repeated="2"/>
          <table:table-cell table:formula="of:=AVERAGE([.A207:.E207])" office:value-type="float" office:value="1297.5" calcext:value-type="float">
            <text:p>1297.5</text:p>
          </table:table-cell>
        </table:table-row>
        <table:table-row table:style-name="ro1">
          <table:table-cell office:value-type="float" office:value="1347.25" calcext:value-type="float">
            <text:p>1347.25</text:p>
          </table:table-cell>
          <table:table-cell office:value-type="float" office:value="1428.5" calcext:value-type="float">
            <text:p>1428.5</text:p>
          </table:table-cell>
          <table:table-cell office:value-type="float" office:value="1281" calcext:value-type="float">
            <text:p>1281</text:p>
          </table:table-cell>
          <table:table-cell office:value-type="float" office:value="1118" calcext:value-type="float">
            <text:p>1118</text:p>
          </table:table-cell>
          <table:table-cell office:value-type="float" office:value="1404.75" calcext:value-type="float">
            <text:p>1404.75</text:p>
          </table:table-cell>
          <table:table-cell table:number-columns-repeated="2"/>
          <table:table-cell table:formula="of:=AVERAGE([.A208:.E208])" office:value-type="float" office:value="1315.9" calcext:value-type="float">
            <text:p>1315.9</text:p>
          </table:table-cell>
        </table:table-row>
        <table:table-row table:style-name="ro1">
          <table:table-cell office:value-type="float" office:value="903.5" calcext:value-type="float">
            <text:p>903.5</text:p>
          </table:table-cell>
          <table:table-cell office:value-type="float" office:value="1491" calcext:value-type="float">
            <text:p>1491</text:p>
          </table:table-cell>
          <table:table-cell office:value-type="float" office:value="1210.75" calcext:value-type="float">
            <text:p>1210.75</text:p>
          </table:table-cell>
          <table:table-cell office:value-type="float" office:value="1134.25" calcext:value-type="float">
            <text:p>1134.25</text:p>
          </table:table-cell>
          <table:table-cell office:value-type="float" office:value="1311" calcext:value-type="float">
            <text:p>1311</text:p>
          </table:table-cell>
          <table:table-cell table:number-columns-repeated="2"/>
          <table:table-cell table:formula="of:=AVERAGE([.A209:.E209])" office:value-type="float" office:value="1210.1" calcext:value-type="float">
            <text:p>1210.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320.75" calcext:value-type="float">
            <text:p>1320.75</text:p>
          </table:table-cell>
          <table:table-cell office:value-type="float" office:value="1269.5" calcext:value-type="float">
            <text:p>1269.5</text:p>
          </table:table-cell>
          <table:table-cell office:value-type="float" office:value="1262" calcext:value-type="float">
            <text:p>1262</text:p>
          </table:table-cell>
          <table:table-cell office:value-type="float" office:value="1476" calcext:value-type="float">
            <text:p>1476</text:p>
          </table:table-cell>
          <table:table-cell table:number-columns-repeated="2"/>
          <table:table-cell table:formula="of:=AVERAGE([.A210:.E210])" office:value-type="float" office:value="1333.05" calcext:value-type="float">
            <text:p>1333.05</text:p>
          </table:table-cell>
        </table:table-row>
        <table:table-row table:style-name="ro1">
          <table:table-cell office:value-type="float" office:value="1217.5" calcext:value-type="float">
            <text:p>1217.5</text:p>
          </table:table-cell>
          <table:table-cell office:value-type="float" office:value="1409.75" calcext:value-type="float">
            <text:p>1409.75</text:p>
          </table:table-cell>
          <table:table-cell office:value-type="float" office:value="1299.75" calcext:value-type="float">
            <text:p>1299.75</text:p>
          </table:table-cell>
          <table:table-cell office:value-type="float" office:value="1271.25" calcext:value-type="float">
            <text:p>1271.25</text:p>
          </table:table-cell>
          <table:table-cell office:value-type="float" office:value="912.25" calcext:value-type="float">
            <text:p>912.25</text:p>
          </table:table-cell>
          <table:table-cell table:number-columns-repeated="2"/>
          <table:table-cell table:formula="of:=AVERAGE([.A211:.E211])" office:value-type="float" office:value="1222.1" calcext:value-type="float">
            <text:p>1222.1</text:p>
          </table:table-cell>
        </table:table-row>
        <table:table-row table:style-name="ro1">
          <table:table-cell office:value-type="float" office:value="1188.5" calcext:value-type="float">
            <text:p>1188.5</text:p>
          </table:table-cell>
          <table:table-cell office:value-type="float" office:value="1330.75" calcext:value-type="float">
            <text:p>1330.75</text:p>
          </table:table-cell>
          <table:table-cell office:value-type="float" office:value="1306" calcext:value-type="float">
            <text:p>1306</text:p>
          </table:table-cell>
          <table:table-cell office:value-type="float" office:value="1067.75" calcext:value-type="float">
            <text:p>1067.75</text:p>
          </table:table-cell>
          <table:table-cell office:value-type="float" office:value="1045.25" calcext:value-type="float">
            <text:p>1045.25</text:p>
          </table:table-cell>
          <table:table-cell table:number-columns-repeated="2"/>
          <table:table-cell table:formula="of:=AVERAGE([.A212:.E212])" office:value-type="float" office:value="1187.65" calcext:value-type="float">
            <text:p>1187.65</text:p>
          </table:table-cell>
        </table:table-row>
        <table:table-row table:style-name="ro1">
          <table:table-cell office:value-type="float" office:value="1139.75" calcext:value-type="float">
            <text:p>1139.75</text:p>
          </table:table-cell>
          <table:table-cell office:value-type="float" office:value="1591" calcext:value-type="float">
            <text:p>1591</text:p>
          </table:table-cell>
          <table:table-cell office:value-type="float" office:value="1462.25" calcext:value-type="float">
            <text:p>1462.25</text:p>
          </table:table-cell>
          <table:table-cell office:value-type="float" office:value="1196" calcext:value-type="float">
            <text:p>1196</text:p>
          </table:table-cell>
          <table:table-cell office:value-type="float" office:value="944.25" calcext:value-type="float">
            <text:p>944.25</text:p>
          </table:table-cell>
          <table:table-cell table:number-columns-repeated="2"/>
          <table:table-cell table:formula="of:=AVERAGE([.A213:.E213])" office:value-type="float" office:value="1266.65" calcext:value-type="float">
            <text:p>1266.65</text:p>
          </table:table-cell>
        </table:table-row>
        <table:table-row table:style-name="ro1">
          <table:table-cell office:value-type="float" office:value="1274.75" calcext:value-type="float">
            <text:p>1274.75</text:p>
          </table:table-cell>
          <table:table-cell office:value-type="float" office:value="1354.75" calcext:value-type="float">
            <text:p>1354.75</text:p>
          </table:table-cell>
          <table:table-cell office:value-type="float" office:value="1224.75" calcext:value-type="float">
            <text:p>1224.75</text:p>
          </table:table-cell>
          <table:table-cell office:value-type="float" office:value="1066.25" calcext:value-type="float">
            <text:p>1066.25</text:p>
          </table:table-cell>
          <table:table-cell office:value-type="float" office:value="1424.75" calcext:value-type="float">
            <text:p>1424.75</text:p>
          </table:table-cell>
          <table:table-cell table:number-columns-repeated="2"/>
          <table:table-cell table:formula="of:=AVERAGE([.A214:.E214])" office:value-type="float" office:value="1269.05" calcext:value-type="float">
            <text:p>1269.0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509.75" calcext:value-type="float">
            <text:p>1509.75</text:p>
          </table:table-cell>
          <table:table-cell office:value-type="float" office:value="1193.5" calcext:value-type="float">
            <text:p>1193.5</text:p>
          </table:table-cell>
          <table:table-cell office:value-type="float" office:value="1226" calcext:value-type="float">
            <text:p>1226</text:p>
          </table:table-cell>
          <table:table-cell office:value-type="float" office:value="1577.5" calcext:value-type="float">
            <text:p>1577.5</text:p>
          </table:table-cell>
          <table:table-cell table:number-columns-repeated="2"/>
          <table:table-cell table:formula="of:=AVERAGE([.A215:.E215])" office:value-type="float" office:value="1316.75" calcext:value-type="float">
            <text:p>1316.75</text:p>
          </table:table-cell>
        </table:table-row>
        <table:table-row table:style-name="ro1">
          <table:table-cell office:value-type="float" office:value="1261.75" calcext:value-type="float">
            <text:p>1261.75</text:p>
          </table:table-cell>
          <table:table-cell office:value-type="float" office:value="1516" calcext:value-type="float">
            <text:p>1516</text:p>
          </table:table-cell>
          <table:table-cell office:value-type="float" office:value="1301" calcext:value-type="float">
            <text:p>1301</text:p>
          </table:table-cell>
          <table:table-cell office:value-type="float" office:value="1164" calcext:value-type="float">
            <text:p>1164</text:p>
          </table:table-cell>
          <table:table-cell office:value-type="float" office:value="977.25" calcext:value-type="float">
            <text:p>977.25</text:p>
          </table:table-cell>
          <table:table-cell table:number-columns-repeated="2"/>
          <table:table-cell table:formula="of:=AVERAGE([.A216:.E216])"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047.75" calcext:value-type="float">
            <text:p>1047.75</text:p>
          </table:table-cell>
          <table:table-cell office:value-type="float" office:value="1471.25" calcext:value-type="float">
            <text:p>1471.25</text:p>
          </table:table-cell>
          <table:table-cell office:value-type="float" office:value="1252.5" calcext:value-type="float">
            <text:p>1252.5</text:p>
          </table:table-cell>
          <table:table-cell office:value-type="float" office:value="1034.75" calcext:value-type="float">
            <text:p>1034.75</text:p>
          </table:table-cell>
          <table:table-cell office:value-type="float" office:value="1099.75" calcext:value-type="float">
            <text:p>1099.75</text:p>
          </table:table-cell>
          <table:table-cell table:number-columns-repeated="2"/>
          <table:table-cell table:formula="of:=AVERAGE([.A217:.E217])" office:value-type="float" office:value="1181.2" calcext:value-type="float">
            <text:p>1181.2</text:p>
          </table:table-cell>
        </table:table-row>
        <table:table-row table:style-name="ro1">
          <table:table-cell office:value-type="float" office:value="1098.5" calcext:value-type="float">
            <text:p>1098.5</text:p>
          </table:table-cell>
          <table:table-cell office:value-type="float" office:value="1469.75" calcext:value-type="float">
            <text:p>1469.75</text:p>
          </table:table-cell>
          <table:table-cell office:value-type="float" office:value="1261" calcext:value-type="float">
            <text:p>1261</text:p>
          </table:table-cell>
          <table:table-cell office:value-type="float" office:value="1019" calcext:value-type="float">
            <text:p>1019</text:p>
          </table:table-cell>
          <table:table-cell office:value-type="float" office:value="1604.75" calcext:value-type="float">
            <text:p>1604.75</text:p>
          </table:table-cell>
          <table:table-cell table:number-columns-repeated="2"/>
          <table:table-cell table:formula="of:=AVERAGE([.A218:.E218])" office:value-type="float" office:value="1290.6" calcext:value-type="float">
            <text:p>1290.6</text:p>
          </table:table-cell>
        </table:table-row>
        <table:table-row table:style-name="ro1">
          <table:table-cell office:value-type="float" office:value="1219.75" calcext:value-type="float">
            <text:p>1219.75</text:p>
          </table:table-cell>
          <table:table-cell office:value-type="float" office:value="1188.5" calcext:value-type="float">
            <text:p>1188.5</text:p>
          </table:table-cell>
          <table:table-cell office:value-type="float" office:value="1218.5" calcext:value-type="float">
            <text:p>1218.5</text:p>
          </table:table-cell>
          <table:table-cell office:value-type="float" office:value="1144.75" calcext:value-type="float">
            <text:p>1144.75</text:p>
          </table:table-cell>
          <table:table-cell office:value-type="float" office:value="1328.75" calcext:value-type="float">
            <text:p>1328.75</text:p>
          </table:table-cell>
          <table:table-cell table:number-columns-repeated="2"/>
          <table:table-cell table:formula="of:=AVERAGE([.A219:.E219])" office:value-type="float" office:value="1220.05" calcext:value-type="float">
            <text:p>1220.05</text:p>
          </table:table-cell>
        </table:table-row>
        <table:table-row table:style-name="ro1">
          <table:table-cell office:value-type="float" office:value="1030.25" calcext:value-type="float">
            <text:p>1030.25</text:p>
          </table:table-cell>
          <table:table-cell office:value-type="float" office:value="1297.25" calcext:value-type="float">
            <text:p>1297.25</text:p>
          </table:table-cell>
          <table:table-cell office:value-type="float" office:value="1262.25" calcext:value-type="float">
            <text:p>1262.25</text:p>
          </table:table-cell>
          <table:table-cell office:value-type="float" office:value="970" calcext:value-type="float">
            <text:p>970</text:p>
          </table:table-cell>
          <table:table-cell office:value-type="float" office:value="1350.25" calcext:value-type="float">
            <text:p>1350.25</text:p>
          </table:table-cell>
          <table:table-cell table:number-columns-repeated="2"/>
          <table:table-cell table:formula="of:=AVERAGE([.A220:.E220])"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968.5" calcext:value-type="float">
            <text:p>968.5</text:p>
          </table:table-cell>
          <table:table-cell office:value-type="float" office:value="1133.5" calcext:value-type="float">
            <text:p>1133.5</text:p>
          </table:table-cell>
          <table:table-cell office:value-type="float" office:value="1381" calcext:value-type="float">
            <text:p>1381</text:p>
          </table:table-cell>
          <table:table-cell office:value-type="float" office:value="1277.75" calcext:value-type="float">
            <text:p>1277.75</text:p>
          </table:table-cell>
          <table:table-cell office:value-type="float" office:value="1269.75" calcext:value-type="float">
            <text:p>1269.75</text:p>
          </table:table-cell>
          <table:table-cell table:number-columns-repeated="2"/>
          <table:table-cell table:formula="of:=AVERAGE([.A221:.E221])" office:value-type="float" office:value="1206.1" calcext:value-type="float">
            <text:p>1206.1</text:p>
          </table:table-cell>
        </table:table-row>
        <table:table-row table:style-name="ro1">
          <table:table-cell office:value-type="float" office:value="1379.5" calcext:value-type="float">
            <text:p>1379.5</text:p>
          </table:table-cell>
          <table:table-cell office:value-type="float" office:value="1466" calcext:value-type="float">
            <text:p>1466</text:p>
          </table:table-cell>
          <table:table-cell office:value-type="float" office:value="1056" calcext:value-type="float">
            <text:p>1056</text:p>
          </table:table-cell>
          <table:table-cell office:value-type="float" office:value="1019.25" calcext:value-type="float">
            <text:p>1019.25</text:p>
          </table:table-cell>
          <table:table-cell office:value-type="float" office:value="1513.5" calcext:value-type="float">
            <text:p>1513.5</text:p>
          </table:table-cell>
          <table:table-cell table:number-columns-repeated="2"/>
          <table:table-cell table:formula="of:=AVERAGE([.A222:.E222])" office:value-type="float" office:value="1286.85" calcext:value-type="float">
            <text:p>1286.8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328.5" calcext:value-type="float">
            <text:p>1328.5</text:p>
          </table:table-cell>
          <table:table-cell office:value-type="float" office:value="1312.25" calcext:value-type="float">
            <text:p>1312.25</text:p>
          </table:table-cell>
          <table:table-cell office:value-type="float" office:value="1021" calcext:value-type="float">
            <text:p>1021</text:p>
          </table:table-cell>
          <table:table-cell office:value-type="float" office:value="1324.5" calcext:value-type="float">
            <text:p>1324.5</text:p>
          </table:table-cell>
          <table:table-cell table:number-columns-repeated="2"/>
          <table:table-cell table:formula="of:=AVERAGE([.A223:.E223])" office:value-type="float" office:value="1234.45" calcext:value-type="float">
            <text:p>1234.45</text:p>
          </table:table-cell>
        </table:table-row>
        <table:table-row table:style-name="ro1">
          <table:table-cell office:value-type="float" office:value="992.25" calcext:value-type="float">
            <text:p>992.25</text:p>
          </table:table-cell>
          <table:table-cell office:value-type="float" office:value="1466" calcext:value-type="float">
            <text:p>1466</text:p>
          </table:table-cell>
          <table:table-cell office:value-type="float" office:value="1362.25" calcext:value-type="float">
            <text:p>1362.25</text:p>
          </table:table-cell>
          <table:table-cell office:value-type="float" office:value="1130.25" calcext:value-type="float">
            <text:p>1130.25</text:p>
          </table:table-cell>
          <table:table-cell office:value-type="float" office:value="1235" calcext:value-type="float">
            <text:p>1235</text:p>
          </table:table-cell>
          <table:table-cell table:number-columns-repeated="2"/>
          <table:table-cell table:formula="of:=AVERAGE([.A224:.E224])" office:value-type="float" office:value="1237.15" calcext:value-type="float">
            <text:p>1237.1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84.25" calcext:value-type="float">
            <text:p>1284.25</text:p>
          </table:table-cell>
          <table:table-cell office:value-type="float" office:value="1337.25" calcext:value-type="float">
            <text:p>1337.25</text:p>
          </table:table-cell>
          <table:table-cell office:value-type="float" office:value="991" calcext:value-type="float">
            <text:p>991</text:p>
          </table:table-cell>
          <table:table-cell office:value-type="float" office:value="1328.25" calcext:value-type="float">
            <text:p>1328.25</text:p>
          </table:table-cell>
          <table:table-cell table:number-columns-repeated="2"/>
          <table:table-cell table:formula="of:=AVERAGE([.A225:.E225])" office:value-type="float" office:value="1244.15" calcext:value-type="float">
            <text:p>1244.15</text:p>
          </table:table-cell>
        </table:table-row>
        <table:table-row table:style-name="ro1">
          <table:table-cell office:value-type="float" office:value="1110.5" calcext:value-type="float">
            <text:p>1110.5</text:p>
          </table:table-cell>
          <table:table-cell office:value-type="float" office:value="1405.75" calcext:value-type="float">
            <text:p>1405.75</text:p>
          </table:table-cell>
          <table:table-cell office:value-type="float" office:value="1306" calcext:value-type="float">
            <text:p>1306</text:p>
          </table:table-cell>
          <table:table-cell office:value-type="float" office:value="951" calcext:value-type="float">
            <text:p>951</text:p>
          </table:table-cell>
          <table:table-cell office:value-type="float" office:value="1213.75" calcext:value-type="float">
            <text:p>1213.75</text:p>
          </table:table-cell>
          <table:table-cell table:number-columns-repeated="2"/>
          <table:table-cell table:formula="of:=AVERAGE([.A226:.E226])" office:value-type="float" office:value="1197.4" calcext:value-type="float">
            <text:p>1197.4</text:p>
          </table:table-cell>
        </table:table-row>
        <table:table-row table:style-name="ro1">
          <table:table-cell office:value-type="float" office:value="1191.25" calcext:value-type="float">
            <text:p>1191.25</text:p>
          </table:table-cell>
          <table:table-cell office:value-type="float" office:value="1541" calcext:value-type="float">
            <text:p>1541</text:p>
          </table:table-cell>
          <table:table-cell office:value-type="float" office:value="1193.5" calcext:value-type="float">
            <text:p>1193.5</text:p>
          </table:table-cell>
          <table:table-cell office:value-type="float" office:value="1007" calcext:value-type="float">
            <text:p>1007</text:p>
          </table:table-cell>
          <table:table-cell office:value-type="float" office:value="1375.75" calcext:value-type="float">
            <text:p>1375.75</text:p>
          </table:table-cell>
          <table:table-cell table:number-columns-repeated="2"/>
          <table:table-cell table:formula="of:=AVERAGE([.A227:.E227])" office:value-type="float" office:value="1261.7" calcext:value-type="float">
            <text:p>1261.7</text:p>
          </table:table-cell>
        </table:table-row>
        <table:table-row table:style-name="ro1">
          <table:table-cell office:value-type="float" office:value="1388.5" calcext:value-type="float">
            <text:p>1388.5</text:p>
          </table:table-cell>
          <table:table-cell office:value-type="float" office:value="1445.75" calcext:value-type="float">
            <text:p>1445.75</text:p>
          </table:table-cell>
          <table:table-cell office:value-type="float" office:value="1437.25" calcext:value-type="float">
            <text:p>1437.25</text:p>
          </table:table-cell>
          <table:table-cell office:value-type="float" office:value="1030.75" calcext:value-type="float">
            <text:p>1030.75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table:formula="of:=AVERAGE([.A228:.E228])" office:value-type="float" office:value="1367.65" calcext:value-type="float">
            <text:p>1367.65</text:p>
          </table:table-cell>
        </table:table-row>
        <table:table-row table:style-name="ro1">
          <table:table-cell office:value-type="float" office:value="1129.25" calcext:value-type="float">
            <text:p>1129.25</text:p>
          </table:table-cell>
          <table:table-cell office:value-type="float" office:value="1384.75" calcext:value-type="float">
            <text:p>1384.75</text:p>
          </table:table-cell>
          <table:table-cell office:value-type="float" office:value="1318.5" calcext:value-type="float">
            <text:p>1318.5</text:p>
          </table:table-cell>
          <table:table-cell office:value-type="float" office:value="958" calcext:value-type="float">
            <text:p>958</text:p>
          </table:table-cell>
          <table:table-cell office:value-type="float" office:value="932.25" calcext:value-type="float">
            <text:p>932.25</text:p>
          </table:table-cell>
          <table:table-cell table:number-columns-repeated="2"/>
          <table:table-cell table:formula="of:=AVERAGE([.A229:.E229])" office:value-type="float" office:value="1144.55" calcext:value-type="float">
            <text:p>1144.55</text:p>
          </table:table-cell>
        </table:table-row>
        <table:table-row table:style-name="ro1">
          <table:table-cell office:value-type="float" office:value="1292.5" calcext:value-type="float">
            <text:p>1292.5</text:p>
          </table:table-cell>
          <table:table-cell office:value-type="float" office:value="1559.75" calcext:value-type="float">
            <text:p>1559.75</text:p>
          </table:table-cell>
          <table:table-cell office:value-type="float" office:value="1231" calcext:value-type="float">
            <text:p>1231</text:p>
          </table:table-cell>
          <table:table-cell office:value-type="float" office:value="1101" calcext:value-type="float">
            <text:p>1101</text:p>
          </table:table-cell>
          <table:table-cell office:value-type="float" office:value="806.5" calcext:value-type="float">
            <text:p>806.5</text:p>
          </table:table-cell>
          <table:table-cell table:number-columns-repeated="2"/>
          <table:table-cell table:formula="of:=AVERAGE([.A230:.E230])" office:value-type="float" office:value="1198.15" calcext:value-type="float">
            <text:p>1198.15</text:p>
          </table:table-cell>
        </table:table-row>
        <table:table-row table:style-name="ro1">
          <table:table-cell office:value-type="float" office:value="1158.5" calcext:value-type="float">
            <text:p>1158.5</text:p>
          </table:table-cell>
          <table:table-cell office:value-type="float" office:value="1428.5" calcext:value-type="float">
            <text:p>1428.5</text:p>
          </table:table-cell>
          <table:table-cell office:value-type="float" office:value="1262.25" calcext:value-type="float">
            <text:p>1262.25</text:p>
          </table:table-cell>
          <table:table-cell office:value-type="float" office:value="1029.75" calcext:value-type="float">
            <text:p>1029.75</text:p>
          </table:table-cell>
          <table:table-cell office:value-type="float" office:value="1551.5" calcext:value-type="float">
            <text:p>1551.5</text:p>
          </table:table-cell>
          <table:table-cell table:number-columns-repeated="2"/>
          <table:table-cell table:formula="of:=AVERAGE([.A231:.E231])" office:value-type="float" office:value="1286.1" calcext:value-type="float">
            <text:p>1286.1</text:p>
          </table:table-cell>
        </table:table-row>
      </table:table>
      <table:table table:name="distanceL_16" table:style-name="ta1">
        <table:shapes>
          <draw:frame draw:z-index="0" draw:style-name="gr1" draw:text-style-name="P1" svg:width="15.999cm" svg:height="8.999cm" svg:x="19.151cm" svg:y="1.455cm">
            <draw:object draw:notify-on-update-of-ranges="distanceL_16.H1:distanceL_16.H1 distanceL_16.H2:distanceL_16.H2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545.25" calcext:value-type="float">
            <text:p>545.25</text:p>
          </table:table-cell>
          <table:table-cell office:value-type="float" office:value="785.25" calcext:value-type="float">
            <text:p>785.25</text:p>
          </table:table-cell>
          <table:table-cell office:value-type="float" office:value="769" calcext:value-type="float">
            <text:p>769</text:p>
          </table:table-cell>
          <table:table-cell office:value-type="float" office:value="508.75" calcext:value-type="float">
            <text:p>508.75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AVERAGE([.A2:.E2])" office:value-type="float" office:value="648.45" calcext:value-type="float">
            <text:p>648.45</text:p>
          </table:table-cell>
        </table:table-row>
        <table:table-row table:style-name="ro1">
          <table:table-cell office:value-type="float" office:value="750.5" calcext:value-type="float">
            <text:p>750.5</text:p>
          </table:table-cell>
          <table:table-cell office:value-type="float" office:value="974.75" calcext:value-type="float">
            <text:p>974.75</text:p>
          </table:table-cell>
          <table:table-cell office:value-type="float" office:value="765.5" calcext:value-type="float">
            <text:p>765.5</text:p>
          </table:table-cell>
          <table:table-cell office:value-type="float" office:value="801.75" calcext:value-type="float">
            <text:p>801.75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formula="of:=AVERAGE([.A3:.E3])" office:value-type="float" office:value="780.9" calcext:value-type="float">
            <text:p>780.9</text:p>
          </table:table-cell>
        </table:table-row>
        <table:table-row table:style-name="ro1">
          <table:table-cell office:value-type="float" office:value="626.5" calcext:value-type="float">
            <text:p>626.5</text:p>
          </table:table-cell>
          <table:table-cell office:value-type="float" office:value="631" calcext:value-type="float">
            <text:p>631</text:p>
          </table:table-cell>
          <table:table-cell office:value-type="float" office:value="878.25" calcext:value-type="float">
            <text:p>878.25</text:p>
          </table:table-cell>
          <table:table-cell office:value-type="float" office:value="1117.5" calcext:value-type="float">
            <text:p>1117.5</text:p>
          </table:table-cell>
          <table:table-cell office:value-type="float" office:value="592.25" calcext:value-type="float">
            <text:p>592.25</text:p>
          </table:table-cell>
          <table:table-cell table:number-columns-repeated="2"/>
          <table:table-cell table:formula="of:=AVERAGE([.A4:.E4])" office:value-type="float" office:value="769.1" calcext:value-type="float">
            <text:p>769.1</text:p>
          </table:table-cell>
        </table:table-row>
        <table:table-row table:style-name="ro1">
          <table:table-cell office:value-type="float" office:value="943.25" calcext:value-type="float">
            <text:p>943.25</text:p>
          </table:table-cell>
          <table:table-cell office:value-type="float" office:value="1030.75" calcext:value-type="float">
            <text:p>1030.75</text:p>
          </table:table-cell>
          <table:table-cell office:value-type="float" office:value="977.25" calcext:value-type="float">
            <text:p>977.25</text:p>
          </table:table-cell>
          <table:table-cell office:value-type="float" office:value="1270.25" calcext:value-type="float">
            <text:p>1270.25</text:p>
          </table:table-cell>
          <table:table-cell office:value-type="float" office:value="960.25" calcext:value-type="float">
            <text:p>960.25</text:p>
          </table:table-cell>
          <table:table-cell table:number-columns-repeated="2"/>
          <table:table-cell table:formula="of:=AVERAGE([.A5:.E5])" office:value-type="float" office:value="1036.35" calcext:value-type="float">
            <text:p>1036.35</text:p>
          </table:table-cell>
        </table:table-row>
        <table:table-row table:style-name="ro1">
          <table:table-cell office:value-type="float" office:value="673.25" calcext:value-type="float">
            <text:p>673.25</text:p>
          </table:table-cell>
          <table:table-cell office:value-type="float" office:value="1474" calcext:value-type="float">
            <text:p>1474</text:p>
          </table:table-cell>
          <table:table-cell office:value-type="float" office:value="1091" calcext:value-type="float">
            <text:p>1091</text:p>
          </table:table-cell>
          <table:table-cell office:value-type="float" office:value="1231" calcext:value-type="float">
            <text:p>1231</text:p>
          </table:table-cell>
          <table:table-cell office:value-type="float" office:value="1185" calcext:value-type="float">
            <text:p>1185</text:p>
          </table:table-cell>
          <table:table-cell table:number-columns-repeated="2"/>
          <table:table-cell table:formula="of:=AVERAGE([.A6:.E6])" office:value-type="float" office:value="1130.85" calcext:value-type="float">
            <text:p>1130.85</text:p>
          </table:table-cell>
        </table:table-row>
        <table:table-row table:style-name="ro1">
          <table:table-cell office:value-type="float" office:value="949.75" calcext:value-type="float">
            <text:p>949.75</text:p>
          </table:table-cell>
          <table:table-cell office:value-type="float" office:value="1527.25" calcext:value-type="float">
            <text:p>1527.25</text:p>
          </table:table-cell>
          <table:table-cell office:value-type="float" office:value="1541" calcext:value-type="float">
            <text:p>1541</text:p>
          </table:table-cell>
          <table:table-cell office:value-type="float" office:value="1271" calcext:value-type="float">
            <text:p>1271</text:p>
          </table:table-cell>
          <table:table-cell office:value-type="float" office:value="604.25" calcext:value-type="float">
            <text:p>604.25</text:p>
          </table:table-cell>
          <table:table-cell table:number-columns-repeated="2"/>
          <table:table-cell table:formula="of:=AVERAGE([.A7:.E7])" office:value-type="float" office:value="1178.65" calcext:value-type="float">
            <text:p>1178.65</text:p>
          </table:table-cell>
        </table:table-row>
        <table:table-row table:style-name="ro1">
          <table:table-cell office:value-type="float" office:value="864.5" calcext:value-type="float">
            <text:p>864.5</text:p>
          </table:table-cell>
          <table:table-cell office:value-type="float" office:value="1746" calcext:value-type="float">
            <text:p>1746</text:p>
          </table:table-cell>
          <table:table-cell office:value-type="float" office:value="809.5" calcext:value-type="float">
            <text:p>809.5</text:p>
          </table:table-cell>
          <table:table-cell office:value-type="float" office:value="1156" calcext:value-type="float">
            <text:p>1156</text:p>
          </table:table-cell>
          <table:table-cell office:value-type="float" office:value="930.5" calcext:value-type="float">
            <text:p>930.5</text:p>
          </table:table-cell>
          <table:table-cell table:number-columns-repeated="2"/>
          <table:table-cell table:formula="of:=AVERAGE([.A8:.E8])" office:value-type="float" office:value="1101.3" calcext:value-type="float">
            <text:p>1101.3</text:p>
          </table:table-cell>
        </table:table-row>
        <table:table-row table:style-name="ro1">
          <table:table-cell office:value-type="float" office:value="854.75" calcext:value-type="float">
            <text:p>854.75</text:p>
          </table:table-cell>
          <table:table-cell office:value-type="float" office:value="1379.75" calcext:value-type="float">
            <text:p>1379.75</text:p>
          </table:table-cell>
          <table:table-cell office:value-type="float" office:value="1209.25" calcext:value-type="float">
            <text:p>1209.25</text:p>
          </table:table-cell>
          <table:table-cell office:value-type="float" office:value="1147.5" calcext:value-type="float">
            <text:p>1147.5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table:formula="of:=AVERAGE([.A9:.E9])" office:value-type="float" office:value="1072.45" calcext:value-type="float">
            <text:p>1072.45</text:p>
          </table:table-cell>
        </table:table-row>
        <table:table-row table:style-name="ro1">
          <table:table-cell office:value-type="float" office:value="564.25" calcext:value-type="float">
            <text:p>564.25</text:p>
          </table:table-cell>
          <table:table-cell office:value-type="float" office:value="1507.75" calcext:value-type="float">
            <text:p>1507.75</text:p>
          </table:table-cell>
          <table:table-cell office:value-type="float" office:value="1341" calcext:value-type="float">
            <text:p>1341</text:p>
          </table:table-cell>
          <table:table-cell office:value-type="float" office:value="1209" calcext:value-type="float">
            <text:p>1209</text:p>
          </table:table-cell>
          <table:table-cell office:value-type="float" office:value="1132.75" calcext:value-type="float">
            <text:p>1132.75</text:p>
          </table:table-cell>
          <table:table-cell table:number-columns-repeated="2"/>
          <table:table-cell table:formula="of:=AVERAGE([.A10:.E10])" office:value-type="float" office:value="1150.95" calcext:value-type="float">
            <text:p>1150.95</text:p>
          </table:table-cell>
        </table:table-row>
        <table:table-row table:style-name="ro1">
          <table:table-cell office:value-type="float" office:value="874.75" calcext:value-type="float">
            <text:p>874.75</text:p>
          </table:table-cell>
          <table:table-cell office:value-type="float" office:value="1571" calcext:value-type="float">
            <text:p>1571</text:p>
          </table:table-cell>
          <table:table-cell office:value-type="float" office:value="1229.75" calcext:value-type="float">
            <text:p>1229.75</text:p>
          </table:table-cell>
          <table:table-cell office:value-type="float" office:value="1082.25" calcext:value-type="float">
            <text:p>1082.25</text:p>
          </table:table-cell>
          <table:table-cell office:value-type="float" office:value="1120.5" calcext:value-type="float">
            <text:p>1120.5</text:p>
          </table:table-cell>
          <table:table-cell table:number-columns-repeated="2"/>
          <table:table-cell table:formula="of:=AVERAGE([.A11:.E11])" office:value-type="float" office:value="1175.65" calcext:value-type="float">
            <text:p>1175.65</text:p>
          </table:table-cell>
        </table:table-row>
        <table:table-row table:style-name="ro1">
          <table:table-cell office:value-type="float" office:value="1004.75" calcext:value-type="float">
            <text:p>1004.75</text:p>
          </table:table-cell>
          <table:table-cell office:value-type="float" office:value="1448.5" calcext:value-type="float">
            <text:p>1448.5</text:p>
          </table:table-cell>
          <table:table-cell office:value-type="float" office:value="1146.75" calcext:value-type="float">
            <text:p>1146.75</text:p>
          </table:table-cell>
          <table:table-cell office:value-type="float" office:value="1138.25" calcext:value-type="float">
            <text:p>1138.25</text:p>
          </table:table-cell>
          <table:table-cell office:value-type="float" office:value="1527.25" calcext:value-type="float">
            <text:p>1527.25</text:p>
          </table:table-cell>
          <table:table-cell table:number-columns-repeated="2"/>
          <table:table-cell table:formula="of:=AVERAGE([.A12:.E12])" office:value-type="float" office:value="1253.1" calcext:value-type="float">
            <text:p>1253.1</text:p>
          </table:table-cell>
        </table:table-row>
        <table:table-row table:style-name="ro1">
          <table:table-cell office:value-type="float" office:value="1036.75" calcext:value-type="float">
            <text:p>1036.75</text:p>
          </table:table-cell>
          <table:table-cell office:value-type="float" office:value="1719.75" calcext:value-type="float">
            <text:p>1719.75</text:p>
          </table:table-cell>
          <table:table-cell office:value-type="float" office:value="1447.5" calcext:value-type="float">
            <text:p>1447.5</text:p>
          </table:table-cell>
          <table:table-cell office:value-type="float" office:value="861" calcext:value-type="float">
            <text:p>861</text:p>
          </table:table-cell>
          <table:table-cell office:value-type="float" office:value="932.25" calcext:value-type="float">
            <text:p>932.25</text:p>
          </table:table-cell>
          <table:table-cell table:number-columns-repeated="2"/>
          <table:table-cell table:formula="of:=AVERAGE([.A13:.E13])" office:value-type="float" office:value="1199.45" calcext:value-type="float">
            <text:p>1199.45</text:p>
          </table:table-cell>
        </table:table-row>
        <table:table-row table:style-name="ro1">
          <table:table-cell office:value-type="float" office:value="720.25" calcext:value-type="float">
            <text:p>720.25</text:p>
          </table:table-cell>
          <table:table-cell office:value-type="float" office:value="1646.25" calcext:value-type="float">
            <text:p>1646.25</text:p>
          </table:table-cell>
          <table:table-cell office:value-type="float" office:value="1240.25" calcext:value-type="float">
            <text:p>1240.25</text:p>
          </table:table-cell>
          <table:table-cell office:value-type="float" office:value="706" calcext:value-type="float">
            <text:p>706</text:p>
          </table:table-cell>
          <table:table-cell office:value-type="float" office:value="847.25" calcext:value-type="float">
            <text:p>847.25</text:p>
          </table:table-cell>
          <table:table-cell table:number-columns-repeated="2"/>
          <table:table-cell table:formula="of:=AVERAGE([.A14:.E14])"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838.5" calcext:value-type="float">
            <text:p>838.5</text:p>
          </table:table-cell>
          <table:table-cell office:value-type="float" office:value="1202.25" calcext:value-type="float">
            <text:p>1202.25</text:p>
          </table:table-cell>
          <table:table-cell office:value-type="float" office:value="1138.5" calcext:value-type="float">
            <text:p>1138.5</text:p>
          </table:table-cell>
          <table:table-cell office:value-type="float" office:value="1086" calcext:value-type="float">
            <text:p>1086</text:p>
          </table:table-cell>
          <table:table-cell office:value-type="float" office:value="969.75" calcext:value-type="float">
            <text:p>969.75</text:p>
          </table:table-cell>
          <table:table-cell table:number-columns-repeated="2"/>
          <table:table-cell table:formula="of:=AVERAGE([.A15:.E15])"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084.75" calcext:value-type="float">
            <text:p>1084.75</text:p>
          </table:table-cell>
          <table:table-cell office:value-type="float" office:value="1316" calcext:value-type="float">
            <text:p>1316</text:p>
          </table:table-cell>
          <table:table-cell office:value-type="float" office:value="1153.75" calcext:value-type="float">
            <text:p>1153.75</text:p>
          </table:table-cell>
          <table:table-cell office:value-type="float" office:value="983.25" calcext:value-type="float">
            <text:p>983.25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A16:.E16])" office:value-type="float" office:value="1077.75" calcext:value-type="float">
            <text:p>1077.75</text:p>
          </table:table-cell>
        </table:table-row>
        <table:table-row table:style-name="ro1">
          <table:table-cell office:value-type="float" office:value="893.5" calcext:value-type="float">
            <text:p>893.5</text:p>
          </table:table-cell>
          <table:table-cell office:value-type="float" office:value="1201" calcext:value-type="float">
            <text:p>1201</text:p>
          </table:table-cell>
          <table:table-cell office:value-type="float" office:value="1232.25" calcext:value-type="float">
            <text:p>1232.25</text:p>
          </table:table-cell>
          <table:table-cell office:value-type="float" office:value="904.75" calcext:value-type="float">
            <text:p>904.75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table:formula="of:=AVERAGE([.A17:.E17])" office:value-type="float" office:value="949.3" calcext:value-type="float">
            <text:p>949.3</text:p>
          </table:table-cell>
        </table:table-row>
        <table:table-row table:style-name="ro1">
          <table:table-cell office:value-type="float" office:value="629.75" calcext:value-type="float">
            <text:p>629.75</text:p>
          </table:table-cell>
          <table:table-cell office:value-type="float" office:value="1176" calcext:value-type="float">
            <text:p>1176</text:p>
          </table:table-cell>
          <table:table-cell office:value-type="float" office:value="1378.5" calcext:value-type="float">
            <text:p>1378.5</text:p>
          </table:table-cell>
          <table:table-cell office:value-type="float" office:value="872.5" calcext:value-type="float">
            <text:p>872.5</text:p>
          </table:table-cell>
          <table:table-cell office:value-type="float" office:value="907.25" calcext:value-type="float">
            <text:p>907.25</text:p>
          </table:table-cell>
          <table:table-cell table:number-columns-repeated="2"/>
          <table:table-cell table:formula="of:=AVERAGE([.A18:.E18])" office:value-type="float" office:value="992.8" calcext:value-type="float">
            <text:p>992.8</text:p>
          </table:table-cell>
        </table:table-row>
        <table:table-row table:style-name="ro1">
          <table:table-cell office:value-type="float" office:value="808.5" calcext:value-type="float">
            <text:p>808.5</text:p>
          </table:table-cell>
          <table:table-cell office:value-type="float" office:value="1195.75" calcext:value-type="float">
            <text:p>1195.75</text:p>
          </table:table-cell>
          <table:table-cell office:value-type="float" office:value="1541" calcext:value-type="float">
            <text:p>1541</text:p>
          </table:table-cell>
          <table:table-cell office:value-type="float" office:value="931" calcext:value-type="float">
            <text:p>931</text:p>
          </table:table-cell>
          <table:table-cell office:value-type="float" office:value="857.25" calcext:value-type="float">
            <text:p>857.25</text:p>
          </table:table-cell>
          <table:table-cell table:number-columns-repeated="2"/>
          <table:table-cell table:formula="of:=AVERAGE([.A19:.E19])" office:value-type="float" office:value="1066.7" calcext:value-type="float">
            <text:p>1066.7</text:p>
          </table:table-cell>
        </table:table-row>
        <table:table-row table:style-name="ro1">
          <table:table-cell office:value-type="float" office:value="1231.25" calcext:value-type="float">
            <text:p>1231.25</text:p>
          </table:table-cell>
          <table:table-cell office:value-type="float" office:value="1240" calcext:value-type="float">
            <text:p>1240</text:p>
          </table:table-cell>
          <table:table-cell office:value-type="float" office:value="1201" calcext:value-type="float">
            <text:p>1201</text:p>
          </table:table-cell>
          <table:table-cell office:value-type="float" office:value="1157.75" calcext:value-type="float">
            <text:p>1157.75</text:p>
          </table:table-cell>
          <table:table-cell office:value-type="float" office:value="919.75" calcext:value-type="float">
            <text:p>919.75</text:p>
          </table:table-cell>
          <table:table-cell table:number-columns-repeated="2"/>
          <table:table-cell table:formula="of:=AVERAGE([.A20:.E20])" office:value-type="float" office:value="1149.95" calcext:value-type="float">
            <text:p>1149.9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6" calcext:value-type="float">
            <text:p>1446</text:p>
          </table:table-cell>
          <table:table-cell office:value-type="float" office:value="1383.25" calcext:value-type="float">
            <text:p>1383.25</text:p>
          </table:table-cell>
          <table:table-cell office:value-type="float" office:value="1223.75" calcext:value-type="float">
            <text:p>1223.75</text:p>
          </table:table-cell>
          <table:table-cell office:value-type="float" office:value="913.5" calcext:value-type="float">
            <text:p>913.5</text:p>
          </table:table-cell>
          <table:table-cell table:number-columns-repeated="2"/>
          <table:table-cell table:formula="of:=AVERAGE([.A21:.E21])" office:value-type="float" office:value="1189.5" calcext:value-type="float">
            <text:p>1189.5</text:p>
          </table:table-cell>
        </table:table-row>
        <table:table-row table:style-name="ro1">
          <table:table-cell office:value-type="float" office:value="1124.75" calcext:value-type="float">
            <text:p>1124.75</text:p>
          </table:table-cell>
          <table:table-cell office:value-type="float" office:value="1413" calcext:value-type="float">
            <text:p>1413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1072.25" calcext:value-type="float">
            <text:p>1072.25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AVERAGE([.A22:.E22])" office:value-type="float" office:value="1161.65" calcext:value-type="float">
            <text:p>1161.65</text:p>
          </table:table-cell>
        </table:table-row>
        <table:table-row table:style-name="ro1">
          <table:table-cell office:value-type="float" office:value="917.25" calcext:value-type="float">
            <text:p>917.25</text:p>
          </table:table-cell>
          <table:table-cell office:value-type="float" office:value="1448.5" calcext:value-type="float">
            <text:p>1448.5</text:p>
          </table:table-cell>
          <table:table-cell office:value-type="float" office:value="1233.5" calcext:value-type="float">
            <text:p>1233.5</text:p>
          </table:table-cell>
          <table:table-cell office:value-type="float" office:value="1141.75" calcext:value-type="float">
            <text:p>1141.75</text:p>
          </table:table-cell>
          <table:table-cell office:value-type="float" office:value="1177.25" calcext:value-type="float">
            <text:p>1177.25</text:p>
          </table:table-cell>
          <table:table-cell table:number-columns-repeated="2"/>
          <table:table-cell table:formula="of:=AVERAGE([.A23:.E23])" office:value-type="float" office:value="1183.65" calcext:value-type="float">
            <text:p>1183.65</text:p>
          </table:table-cell>
        </table:table-row>
        <table:table-row table:style-name="ro1">
          <table:table-cell office:value-type="float" office:value="1147.5" calcext:value-type="float">
            <text:p>1147.5</text:p>
          </table:table-cell>
          <table:table-cell office:value-type="float" office:value="1431" calcext:value-type="float">
            <text:p>1431</text:p>
          </table:table-cell>
          <table:table-cell office:value-type="float" office:value="1178.25" calcext:value-type="float">
            <text:p>1178.25</text:p>
          </table:table-cell>
          <table:table-cell office:value-type="float" office:value="1196" calcext:value-type="float">
            <text:p>1196</text:p>
          </table:table-cell>
          <table:table-cell office:value-type="float" office:value="863.5" calcext:value-type="float">
            <text:p>863.5</text:p>
          </table:table-cell>
          <table:table-cell table:number-columns-repeated="2"/>
          <table:table-cell table:formula="of:=AVERAGE([.A24:.E24])" office:value-type="float" office:value="1163.25" calcext:value-type="float">
            <text:p>1163.25</text:p>
          </table:table-cell>
        </table:table-row>
        <table:table-row table:style-name="ro1">
          <table:table-cell office:value-type="float" office:value="677.5" calcext:value-type="float">
            <text:p>677.5</text:p>
          </table:table-cell>
          <table:table-cell office:value-type="float" office:value="1701" calcext:value-type="float">
            <text:p>1701</text:p>
          </table:table-cell>
          <table:table-cell office:value-type="float" office:value="1152.5" calcext:value-type="float">
            <text:p>1152.5</text:p>
          </table:table-cell>
          <table:table-cell office:value-type="float" office:value="1080.25" calcext:value-type="float">
            <text:p>1080.25</text:p>
          </table:table-cell>
          <table:table-cell office:value-type="float" office:value="878.5" calcext:value-type="float">
            <text:p>878.5</text:p>
          </table:table-cell>
          <table:table-cell table:number-columns-repeated="2"/>
          <table:table-cell table:formula="of:=AVERAGE([.A25:.E25])" office:value-type="float" office:value="1097.95" calcext:value-type="float">
            <text:p>1097.9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286" calcext:value-type="float">
            <text:p>1286</text:p>
          </table:table-cell>
          <table:table-cell office:value-type="float" office:value="1199" calcext:value-type="float">
            <text:p>1199</text:p>
          </table:table-cell>
          <table:table-cell office:value-type="float" office:value="1193.25" calcext:value-type="float">
            <text:p>1193.25</text:p>
          </table:table-cell>
          <table:table-cell office:value-type="float" office:value="1230.5" calcext:value-type="float">
            <text:p>1230.5</text:p>
          </table:table-cell>
          <table:table-cell table:number-columns-repeated="2"/>
          <table:table-cell table:formula="of:=AVERAGE([.A26:.E26])" office:value-type="float" office:value="1152.95" calcext:value-type="float">
            <text:p>1152.9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624.75" calcext:value-type="float">
            <text:p>1624.75</text:p>
          </table:table-cell>
          <table:table-cell office:value-type="float" office:value="1084.5" calcext:value-type="float">
            <text:p>1084.5</text:p>
          </table:table-cell>
          <table:table-cell office:value-type="float" office:value="1021.5" calcext:value-type="float">
            <text:p>1021.5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formula="of:=AVERAGE([.A27:.E27])" office:value-type="float" office:value="1151.75" calcext:value-type="float">
            <text:p>1151.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91" calcext:value-type="float">
            <text:p>1391</text:p>
          </table:table-cell>
          <table:table-cell office:value-type="float" office:value="1138.75" calcext:value-type="float">
            <text:p>1138.75</text:p>
          </table:table-cell>
          <table:table-cell office:value-type="float" office:value="1014.25" calcext:value-type="float">
            <text:p>1014.25</text:p>
          </table:table-cell>
          <table:table-cell office:value-type="float" office:value="853.5" calcext:value-type="float">
            <text:p>853.5</text:p>
          </table:table-cell>
          <table:table-cell table:number-columns-repeated="2"/>
          <table:table-cell table:formula="of:=AVERAGE([.A28:.E28])" office:value-type="float" office:value="1059.5" calcext:value-type="float">
            <text:p>1059.5</text:p>
          </table:table-cell>
        </table:table-row>
        <table:table-row table:style-name="ro1">
          <table:table-cell office:value-type="float" office:value="620.5" calcext:value-type="float">
            <text:p>620.5</text:p>
          </table:table-cell>
          <table:table-cell office:value-type="float" office:value="1609.75" calcext:value-type="float">
            <text:p>1609.75</text:p>
          </table:table-cell>
          <table:table-cell office:value-type="float" office:value="1382.25" calcext:value-type="float">
            <text:p>1382.25</text:p>
          </table:table-cell>
          <table:table-cell office:value-type="float" office:value="822.5" calcext:value-type="float">
            <text:p>822.5</text:p>
          </table:table-cell>
          <table:table-cell office:value-type="float" office:value="843.5" calcext:value-type="float">
            <text:p>843.5</text:p>
          </table:table-cell>
          <table:table-cell table:number-columns-repeated="2"/>
          <table:table-cell table:formula="of:=AVERAGE([.A29:.E29])" office:value-type="float" office:value="1055.7" calcext:value-type="float">
            <text:p>1055.7</text:p>
          </table:table-cell>
        </table:table-row>
        <table:table-row table:style-name="ro1">
          <table:table-cell office:value-type="float" office:value="1492.75" calcext:value-type="float">
            <text:p>1492.75</text:p>
          </table:table-cell>
          <table:table-cell office:value-type="float" office:value="1360" calcext:value-type="float">
            <text:p>1360</text:p>
          </table:table-cell>
          <table:table-cell office:value-type="float" office:value="1326" calcext:value-type="float">
            <text:p>1326</text:p>
          </table:table-cell>
          <table:table-cell office:value-type="float" office:value="1084.75" calcext:value-type="float">
            <text:p>1084.75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table:formula="of:=AVERAGE([.A30:.E30])" office:value-type="float" office:value="1224.9" calcext:value-type="float">
            <text:p>1224.9</text:p>
          </table:table-cell>
        </table:table-row>
        <table:table-row table:style-name="ro1">
          <table:table-cell office:value-type="float" office:value="1312.25" calcext:value-type="float">
            <text:p>1312.25</text:p>
          </table:table-cell>
          <table:table-cell office:value-type="float" office:value="1597.25" calcext:value-type="float">
            <text:p>1597.25</text:p>
          </table:table-cell>
          <table:table-cell office:value-type="float" office:value="1154.25" calcext:value-type="float">
            <text:p>1154.25</text:p>
          </table:table-cell>
          <table:table-cell office:value-type="float" office:value="990.75" calcext:value-type="float">
            <text:p>990.75</text:p>
          </table:table-cell>
          <table:table-cell office:value-type="float" office:value="779.75" calcext:value-type="float">
            <text:p>779.75</text:p>
          </table:table-cell>
          <table:table-cell table:number-columns-repeated="2"/>
          <table:table-cell table:formula="of:=AVERAGE([.A31:.E31])" office:value-type="float" office:value="1166.85" calcext:value-type="float">
            <text:p>1166.85</text:p>
          </table:table-cell>
        </table:table-row>
        <table:table-row table:style-name="ro1">
          <table:table-cell office:value-type="float" office:value="1429.75" calcext:value-type="float">
            <text:p>1429.75</text:p>
          </table:table-cell>
          <table:table-cell office:value-type="float" office:value="1633.5" calcext:value-type="float">
            <text:p>1633.5</text:p>
          </table:table-cell>
          <table:table-cell office:value-type="float" office:value="1368.5" calcext:value-type="float">
            <text:p>1368.5</text:p>
          </table:table-cell>
          <table:table-cell office:value-type="float" office:value="1196" calcext:value-type="float">
            <text:p>1196</text:p>
          </table:table-cell>
          <table:table-cell office:value-type="float" office:value="983.75" calcext:value-type="float">
            <text:p>983.75</text:p>
          </table:table-cell>
          <table:table-cell table:number-columns-repeated="2"/>
          <table:table-cell table:formula="of:=AVERAGE([.A32:.E32])" office:value-type="float" office:value="1322.3" calcext:value-type="float">
            <text:p>1322.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292" calcext:value-type="float">
            <text:p>1292</text:p>
          </table:table-cell>
          <table:table-cell office:value-type="float" office:value="1583.5" calcext:value-type="float">
            <text:p>1583.5</text:p>
          </table:table-cell>
          <table:table-cell office:value-type="float" office:value="1489.75" calcext:value-type="float">
            <text:p>1489.75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A33:.E33])" office:value-type="float" office:value="1326.45" calcext:value-type="float">
            <text:p>1326.45</text:p>
          </table:table-cell>
        </table:table-row>
        <table:table-row table:style-name="ro1">
          <table:table-cell office:value-type="float" office:value="1308.5" calcext:value-type="float">
            <text:p>1308.5</text:p>
          </table:table-cell>
          <table:table-cell office:value-type="float" office:value="1435" calcext:value-type="float">
            <text:p>1435</text:p>
          </table:table-cell>
          <table:table-cell office:value-type="float" office:value="1197.25" calcext:value-type="float">
            <text:p>1197.25</text:p>
          </table:table-cell>
          <table:table-cell office:value-type="float" office:value="1352.25" calcext:value-type="float">
            <text:p>1352.25</text:p>
          </table:table-cell>
          <table:table-cell office:value-type="float" office:value="994.75" calcext:value-type="float">
            <text:p>994.75</text:p>
          </table:table-cell>
          <table:table-cell table:number-columns-repeated="2"/>
          <table:table-cell table:formula="of:=AVERAGE([.A34:.E34])" office:value-type="float" office:value="1257.55" calcext:value-type="float">
            <text:p>1257.55</text:p>
          </table:table-cell>
        </table:table-row>
        <table:table-row table:style-name="ro1">
          <table:table-cell office:value-type="float" office:value="1264.75" calcext:value-type="float">
            <text:p>1264.75</text:p>
          </table:table-cell>
          <table:table-cell office:value-type="float" office:value="1256" calcext:value-type="float">
            <text:p>1256</text:p>
          </table:table-cell>
          <table:table-cell office:value-type="float" office:value="1461" calcext:value-type="float">
            <text:p>1461</text:p>
          </table:table-cell>
          <table:table-cell office:value-type="float" office:value="1309.75" calcext:value-type="float">
            <text:p>1309.75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AVERAGE([.A35:.E35])" office:value-type="float" office:value="1277.5" calcext:value-type="float">
            <text:p>1277.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313.5" calcext:value-type="float">
            <text:p>1313.5</text:p>
          </table:table-cell>
          <table:table-cell office:value-type="float" office:value="1541" calcext:value-type="float">
            <text:p>1541</text:p>
          </table:table-cell>
          <table:table-cell office:value-type="float" office:value="1158.75" calcext:value-type="float">
            <text:p>1158.75</text:p>
          </table:table-cell>
          <table:table-cell office:value-type="float" office:value="775.5" calcext:value-type="float">
            <text:p>775.5</text:p>
          </table:table-cell>
          <table:table-cell table:number-columns-repeated="2"/>
          <table:table-cell table:formula="of:=AVERAGE([.A36:.E36])" office:value-type="float" office:value="1228.95" calcext:value-type="float">
            <text:p>1228.9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512.25" calcext:value-type="float">
            <text:p>1512.25</text:p>
          </table:table-cell>
          <table:table-cell office:value-type="float" office:value="1323.5" calcext:value-type="float">
            <text:p>1323.5</text:p>
          </table:table-cell>
          <table:table-cell office:value-type="float" office:value="1479.5" calcext:value-type="float">
            <text:p>1479.5</text:p>
          </table:table-cell>
          <table:table-cell office:value-type="float" office:value="1008.5" calcext:value-type="float">
            <text:p>1008.5</text:p>
          </table:table-cell>
          <table:table-cell table:number-columns-repeated="2"/>
          <table:table-cell table:formula="of:=AVERAGE([.A37:.E37])" office:value-type="float" office:value="1319.95" calcext:value-type="float">
            <text:p>1319.95</text:p>
          </table:table-cell>
        </table:table-row>
        <table:table-row table:style-name="ro1">
          <table:table-cell office:value-type="float" office:value="1547.25" calcext:value-type="float">
            <text:p>1547.25</text:p>
          </table:table-cell>
          <table:table-cell office:value-type="float" office:value="1436" calcext:value-type="float">
            <text:p>1436</text:p>
          </table:table-cell>
          <table:table-cell office:value-type="float" office:value="1217.25" calcext:value-type="float">
            <text:p>1217.25</text:p>
          </table:table-cell>
          <table:table-cell office:value-type="float" office:value="1353.25" calcext:value-type="float">
            <text:p>1353.25</text:p>
          </table:table-cell>
          <table:table-cell office:value-type="float" office:value="1041.5" calcext:value-type="float">
            <text:p>1041.5</text:p>
          </table:table-cell>
          <table:table-cell table:number-columns-repeated="2"/>
          <table:table-cell table:formula="of:=AVERAGE([.A38:.E38])" office:value-type="float" office:value="1319.05" calcext:value-type="float">
            <text:p>1319.05</text:p>
          </table:table-cell>
        </table:table-row>
        <table:table-row table:style-name="ro1">
          <table:table-cell office:value-type="float" office:value="1269.75" calcext:value-type="float">
            <text:p>1269.75</text:p>
          </table:table-cell>
          <table:table-cell office:value-type="float" office:value="1392.25" calcext:value-type="float">
            <text:p>1392.25</text:p>
          </table:table-cell>
          <table:table-cell office:value-type="float" office:value="1428.5" calcext:value-type="float">
            <text:p>1428.5</text:p>
          </table:table-cell>
          <table:table-cell office:value-type="float" office:value="1215" calcext:value-type="float">
            <text:p>1215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table:formula="of:=AVERAGE([.A39:.E39])" office:value-type="float" office:value="1225.3" calcext:value-type="float">
            <text:p>1225.3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231.25" calcext:value-type="float">
            <text:p>1231.25</text:p>
          </table:table-cell>
          <table:table-cell office:value-type="float" office:value="774.75" calcext:value-type="float">
            <text:p>774.75</text:p>
          </table:table-cell>
          <table:table-cell office:value-type="float" office:value="1602.25" calcext:value-type="float">
            <text:p>1602.25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table:formula="of:=AVERAGE([.A40:.E40])" office:value-type="float" office:value="1255.05" calcext:value-type="float">
            <text:p>1255.05</text:p>
          </table:table-cell>
        </table:table-row>
        <table:table-row table:style-name="ro1">
          <table:table-cell office:value-type="float" office:value="1297.25" calcext:value-type="float">
            <text:p>1297.25</text:p>
          </table:table-cell>
          <table:table-cell office:value-type="float" office:value="1688.25" calcext:value-type="float">
            <text:p>1688.25</text:p>
          </table:table-cell>
          <table:table-cell office:value-type="float" office:value="1318.5" calcext:value-type="float">
            <text:p>1318.5</text:p>
          </table:table-cell>
          <table:table-cell office:value-type="float" office:value="1418.5" calcext:value-type="float">
            <text:p>1418.5</text:p>
          </table:table-cell>
          <table:table-cell office:value-type="float" office:value="1079.75" calcext:value-type="float">
            <text:p>1079.75</text:p>
          </table:table-cell>
          <table:table-cell table:number-columns-repeated="2"/>
          <table:table-cell table:formula="of:=AVERAGE([.A41:.E41])" office:value-type="float" office:value="1360.45" calcext:value-type="float">
            <text:p>1360.45</text:p>
          </table:table-cell>
        </table:table-row>
        <table:table-row table:style-name="ro1">
          <table:table-cell office:value-type="float" office:value="848.5" calcext:value-type="float">
            <text:p>848.5</text:p>
          </table:table-cell>
          <table:table-cell office:value-type="float" office:value="1020" calcext:value-type="float">
            <text:p>1020</text:p>
          </table:table-cell>
          <table:table-cell office:value-type="float" office:value="1392.25" calcext:value-type="float">
            <text:p>1392.25</text:p>
          </table:table-cell>
          <table:table-cell office:value-type="float" office:value="1218.5" calcext:value-type="float">
            <text:p>1218.5</text:p>
          </table:table-cell>
          <table:table-cell office:value-type="float" office:value="1024.5" calcext:value-type="float">
            <text:p>1024.5</text:p>
          </table:table-cell>
          <table:table-cell table:number-columns-repeated="2"/>
          <table:table-cell table:formula="of:=AVERAGE([.A42:.E42])" office:value-type="float" office:value="1100.75" calcext:value-type="float">
            <text:p>1100.75</text:p>
          </table:table-cell>
        </table:table-row>
        <table:table-row table:style-name="ro1">
          <table:table-cell office:value-type="float" office:value="1289.75" calcext:value-type="float">
            <text:p>1289.75</text:p>
          </table:table-cell>
          <table:table-cell office:value-type="float" office:value="1494.75" calcext:value-type="float">
            <text:p>1494.75</text:p>
          </table:table-cell>
          <table:table-cell office:value-type="float" office:value="1055.25" calcext:value-type="float">
            <text:p>1055.25</text:p>
          </table:table-cell>
          <table:table-cell office:value-type="float" office:value="1378.5" calcext:value-type="float">
            <text:p>1378.5</text:p>
          </table:table-cell>
          <table:table-cell office:value-type="float" office:value="1047.25" calcext:value-type="float">
            <text:p>1047.25</text:p>
          </table:table-cell>
          <table:table-cell table:number-columns-repeated="2"/>
          <table:table-cell table:formula="of:=AVERAGE([.A43:.E43])" office:value-type="float" office:value="1253.1" calcext:value-type="float">
            <text:p>1253.1</text:p>
          </table:table-cell>
        </table:table-row>
        <table:table-row table:style-name="ro1">
          <table:table-cell office:value-type="float" office:value="1008.5" calcext:value-type="float">
            <text:p>1008.5</text:p>
          </table:table-cell>
          <table:table-cell office:value-type="float" office:value="1426" calcext:value-type="float">
            <text:p>1426</text:p>
          </table:table-cell>
          <table:table-cell office:value-type="float" office:value="962.25" calcext:value-type="float">
            <text:p>962.25</text:p>
          </table:table-cell>
          <table:table-cell office:value-type="float" office:value="1279.75" calcext:value-type="float">
            <text:p>1279.75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table:formula="of:=AVERAGE([.A44:.E44])" office:value-type="float" office:value="1145.5" calcext:value-type="float">
            <text:p>1145.5</text:p>
          </table:table-cell>
        </table:table-row>
        <table:table-row table:style-name="ro1">
          <table:table-cell office:value-type="float" office:value="1404.75" calcext:value-type="float">
            <text:p>1404.75</text:p>
          </table:table-cell>
          <table:table-cell office:value-type="float" office:value="1413.5" calcext:value-type="float">
            <text:p>1413.5</text:p>
          </table:table-cell>
          <table:table-cell office:value-type="float" office:value="1186" calcext:value-type="float">
            <text:p>1186</text:p>
          </table:table-cell>
          <table:table-cell office:value-type="float" office:value="1089.25" calcext:value-type="float">
            <text:p>1089.25</text:p>
          </table:table-cell>
          <table:table-cell office:value-type="float" office:value="1139.75" calcext:value-type="float">
            <text:p>1139.75</text:p>
          </table:table-cell>
          <table:table-cell table:number-columns-repeated="2"/>
          <table:table-cell table:formula="of:=AVERAGE([.A45:.E45])" office:value-type="float" office:value="1246.65" calcext:value-type="float">
            <text:p>1246.65</text:p>
          </table:table-cell>
        </table:table-row>
        <table:table-row table:style-name="ro1">
          <table:table-cell office:value-type="float" office:value="1248.5" calcext:value-type="float">
            <text:p>1248.5</text:p>
          </table:table-cell>
          <table:table-cell office:value-type="float" office:value="1497.25" calcext:value-type="float">
            <text:p>1497.25</text:p>
          </table:table-cell>
          <table:table-cell office:value-type="float" office:value="1028.5" calcext:value-type="float">
            <text:p>1028.5</text:p>
          </table:table-cell>
          <table:table-cell office:value-type="float" office:value="1157.75" calcext:value-type="float">
            <text:p>1157.75</text:p>
          </table:table-cell>
          <table:table-cell office:value-type="float" office:value="840.75" calcext:value-type="float">
            <text:p>840.75</text:p>
          </table:table-cell>
          <table:table-cell table:number-columns-repeated="2"/>
          <table:table-cell table:formula="of:=AVERAGE([.A46:.E46])" office:value-type="float" office:value="1154.55" calcext:value-type="float">
            <text:p>1154.55</text:p>
          </table:table-cell>
        </table:table-row>
        <table:table-row table:style-name="ro1">
          <table:table-cell office:value-type="float" office:value="1274.5" calcext:value-type="float">
            <text:p>1274.5</text:p>
          </table:table-cell>
          <table:table-cell office:value-type="float" office:value="1538" calcext:value-type="float">
            <text:p>1538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473.75" calcext:value-type="float">
            <text:p>1473.75</text:p>
          </table:table-cell>
          <table:table-cell office:value-type="float" office:value="804.75" calcext:value-type="float">
            <text:p>804.75</text:p>
          </table:table-cell>
          <table:table-cell table:number-columns-repeated="2"/>
          <table:table-cell table:formula="of:=AVERAGE([.A47:.E47])" office:value-type="float" office:value="1286.65" calcext:value-type="float">
            <text:p>1286.65</text:p>
          </table:table-cell>
        </table:table-row>
        <table:table-row table:style-name="ro1">
          <table:table-cell office:value-type="float" office:value="1038.5" calcext:value-type="float">
            <text:p>1038.5</text:p>
          </table:table-cell>
          <table:table-cell office:value-type="float" office:value="1639.5" calcext:value-type="float">
            <text:p>1639.5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424.75" calcext:value-type="float">
            <text:p>1424.75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A48:.E48])" office:value-type="float" office:value="1238.3" calcext:value-type="float">
            <text:p>1238.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12" calcext:value-type="float">
            <text:p>1512</text:p>
          </table:table-cell>
          <table:table-cell office:value-type="float" office:value="1143.5" calcext:value-type="float">
            <text:p>1143.5</text:p>
          </table:table-cell>
          <table:table-cell office:value-type="float" office:value="1641" calcext:value-type="float">
            <text:p>1641</text:p>
          </table:table-cell>
          <table:table-cell office:value-type="float" office:value="988.5" calcext:value-type="float">
            <text:p>988.5</text:p>
          </table:table-cell>
          <table:table-cell table:number-columns-repeated="2"/>
          <table:table-cell table:formula="of:=AVERAGE([.A49:.E49])" office:value-type="float" office:value="1341.2" calcext:value-type="float">
            <text:p>1341.2</text:p>
          </table:table-cell>
        </table:table-row>
        <table:table-row table:style-name="ro1">
          <table:table-cell office:value-type="float" office:value="1184.75" calcext:value-type="float">
            <text:p>1184.75</text:p>
          </table:table-cell>
          <table:table-cell office:value-type="float" office:value="1644.75" calcext:value-type="float">
            <text:p>1644.75</text:p>
          </table:table-cell>
          <table:table-cell office:value-type="float" office:value="1273.5" calcext:value-type="float">
            <text:p>1273.5</text:p>
          </table:table-cell>
          <table:table-cell office:value-type="float" office:value="973.5" calcext:value-type="float">
            <text:p>973.5</text:p>
          </table:table-cell>
          <table:table-cell office:value-type="float" office:value="896.75" calcext:value-type="float">
            <text:p>896.75</text:p>
          </table:table-cell>
          <table:table-cell table:number-columns-repeated="2"/>
          <table:table-cell table:formula="of:=AVERAGE([.A50:.E50])" office:value-type="float" office:value="1194.65" calcext:value-type="float">
            <text:p>1194.65</text:p>
          </table:table-cell>
        </table:table-row>
        <table:table-row table:style-name="ro1">
          <table:table-cell office:value-type="float" office:value="1333.5" calcext:value-type="float">
            <text:p>1333.5</text:p>
          </table:table-cell>
          <table:table-cell office:value-type="float" office:value="1437.25" calcext:value-type="float">
            <text:p>1437.25</text:p>
          </table:table-cell>
          <table:table-cell office:value-type="float" office:value="1134" calcext:value-type="float">
            <text:p>1134</text:p>
          </table:table-cell>
          <table:table-cell office:value-type="float" office:value="1361" calcext:value-type="float">
            <text:p>1361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table:formula="of:=AVERAGE([.A51:.E51])" office:value-type="float" office:value="1240.35" calcext:value-type="float">
            <text:p>1240.35</text:p>
          </table:table-cell>
        </table:table-row>
        <table:table-row table:style-name="ro1">
          <table:table-cell office:value-type="float" office:value="1174.75" calcext:value-type="float">
            <text:p>1174.75</text:p>
          </table:table-cell>
          <table:table-cell office:value-type="float" office:value="1423.5" calcext:value-type="float">
            <text:p>1423.5</text:p>
          </table:table-cell>
          <table:table-cell office:value-type="float" office:value="1176" calcext:value-type="float">
            <text:p>1176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869.75" calcext:value-type="float">
            <text:p>869.75</text:p>
          </table:table-cell>
          <table:table-cell table:number-columns-repeated="2"/>
          <table:table-cell table:formula="of:=AVERAGE([.A52:.E52])" office:value-type="float" office:value="1162.25" calcext:value-type="float">
            <text:p>1162.25</text:p>
          </table:table-cell>
        </table:table-row>
        <table:table-row table:style-name="ro1">
          <table:table-cell office:value-type="float" office:value="1502.25" calcext:value-type="float">
            <text:p>1502.25</text:p>
          </table:table-cell>
          <table:table-cell office:value-type="float" office:value="1564.75" calcext:value-type="float">
            <text:p>1564.75</text:p>
          </table:table-cell>
          <table:table-cell office:value-type="float" office:value="1115.25" calcext:value-type="float">
            <text:p>1115.25</text:p>
          </table:table-cell>
          <table:table-cell office:value-type="float" office:value="1284.75" calcext:value-type="float">
            <text:p>1284.75</text:p>
          </table:table-cell>
          <table:table-cell office:value-type="float" office:value="907.25" calcext:value-type="float">
            <text:p>907.25</text:p>
          </table:table-cell>
          <table:table-cell table:number-columns-repeated="2"/>
          <table:table-cell table:formula="of:=AVERAGE([.A53:.E53])" office:value-type="float" office:value="1274.85" calcext:value-type="float">
            <text:p>1274.85</text:p>
          </table:table-cell>
        </table:table-row>
        <table:table-row table:style-name="ro1">
          <table:table-cell office:value-type="float" office:value="1358.5" calcext:value-type="float">
            <text:p>1358.5</text:p>
          </table:table-cell>
          <table:table-cell office:value-type="float" office:value="1438.5" calcext:value-type="float">
            <text:p>1438.5</text:p>
          </table:table-cell>
          <table:table-cell office:value-type="float" office:value="1412.5" calcext:value-type="float">
            <text:p>1412.5</text:p>
          </table:table-cell>
          <table:table-cell office:value-type="float" office:value="1223.5" calcext:value-type="float">
            <text:p>1223.5</text:p>
          </table:table-cell>
          <table:table-cell office:value-type="float" office:value="999.75" calcext:value-type="float">
            <text:p>999.75</text:p>
          </table:table-cell>
          <table:table-cell table:number-columns-repeated="2"/>
          <table:table-cell table:formula="of:=AVERAGE([.A54:.E54])" office:value-type="float" office:value="1286.55" calcext:value-type="float">
            <text:p>1286.55</text:p>
          </table:table-cell>
        </table:table-row>
        <table:table-row table:style-name="ro1">
          <table:table-cell office:value-type="float" office:value="1518.5" calcext:value-type="float">
            <text:p>1518.5</text:p>
          </table:table-cell>
          <table:table-cell office:value-type="float" office:value="1264.75" calcext:value-type="float">
            <text:p>1264.75</text:p>
          </table:table-cell>
          <table:table-cell office:value-type="float" office:value="1374" calcext:value-type="float">
            <text:p>1374</text:p>
          </table:table-cell>
          <table:table-cell office:value-type="float" office:value="1302.5" calcext:value-type="float">
            <text:p>1302.5</text:p>
          </table:table-cell>
          <table:table-cell office:value-type="float" office:value="1068.25" calcext:value-type="float">
            <text:p>1068.25</text:p>
          </table:table-cell>
          <table:table-cell table:number-columns-repeated="2"/>
          <table:table-cell table:formula="of:=AVERAGE([.A55:.E55])" office:value-type="float" office:value="1305.6" calcext:value-type="float">
            <text:p>1305.6</text:p>
          </table:table-cell>
        </table:table-row>
        <table:table-row table:style-name="ro1">
          <table:table-cell office:value-type="float" office:value="1499.75" calcext:value-type="float">
            <text:p>1499.75</text:p>
          </table:table-cell>
          <table:table-cell office:value-type="float" office:value="1728.5" calcext:value-type="float">
            <text:p>1728.5</text:p>
          </table:table-cell>
          <table:table-cell office:value-type="float" office:value="1284.25" calcext:value-type="float">
            <text:p>1284.25</text:p>
          </table:table-cell>
          <table:table-cell office:value-type="float" office:value="1363.75" calcext:value-type="float">
            <text:p>1363.75</text:p>
          </table:table-cell>
          <table:table-cell office:value-type="float" office:value="1055.75" calcext:value-type="float">
            <text:p>1055.75</text:p>
          </table:table-cell>
          <table:table-cell table:number-columns-repeated="2"/>
          <table:table-cell table:formula="of:=AVERAGE([.A56:.E56])" office:value-type="float" office:value="1386.4" calcext:value-type="float">
            <text:p>1386.4</text:p>
          </table:table-cell>
        </table:table-row>
        <table:table-row table:style-name="ro1">
          <table:table-cell office:value-type="float" office:value="1394.75" calcext:value-type="float">
            <text:p>1394.75</text:p>
          </table:table-cell>
          <table:table-cell office:value-type="float" office:value="1661" calcext:value-type="float">
            <text:p>1661</text:p>
          </table:table-cell>
          <table:table-cell office:value-type="float" office:value="1240.5" calcext:value-type="float">
            <text:p>1240.5</text:p>
          </table:table-cell>
          <table:table-cell office:value-type="float" office:value="1607.25" calcext:value-type="float">
            <text:p>1607.25</text:p>
          </table:table-cell>
          <table:table-cell office:value-type="float" office:value="748.5" calcext:value-type="float">
            <text:p>748.5</text:p>
          </table:table-cell>
          <table:table-cell table:number-columns-repeated="2"/>
          <table:table-cell table:formula="of:=AVERAGE([.A57:.E57])" office:value-type="float" office:value="1330.4" calcext:value-type="float">
            <text:p>1330.4</text:p>
          </table:table-cell>
        </table:table-row>
        <table:table-row table:style-name="ro1">
          <table:table-cell office:value-type="float" office:value="1813.5" calcext:value-type="float">
            <text:p>1813.5</text:p>
          </table:table-cell>
          <table:table-cell office:value-type="float" office:value="1577.25" calcext:value-type="float">
            <text:p>1577.25</text:p>
          </table:table-cell>
          <table:table-cell office:value-type="float" office:value="1106.5" calcext:value-type="float">
            <text:p>1106.5</text:p>
          </table:table-cell>
          <table:table-cell office:value-type="float" office:value="1270" calcext:value-type="float">
            <text:p>1270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AVERAGE([.A58:.E58])" office:value-type="float" office:value="1358.65" calcext:value-type="float">
            <text:p>1358.65</text:p>
          </table:table-cell>
        </table:table-row>
        <table:table-row table:style-name="ro1">
          <table:table-cell office:value-type="float" office:value="1273.5" calcext:value-type="float">
            <text:p>1273.5</text:p>
          </table:table-cell>
          <table:table-cell office:value-type="float" office:value="1647.25" calcext:value-type="float">
            <text:p>1647.25</text:p>
          </table:table-cell>
          <table:table-cell office:value-type="float" office:value="801.75" calcext:value-type="float">
            <text:p>801.75</text:p>
          </table:table-cell>
          <table:table-cell office:value-type="float" office:value="1222.25" calcext:value-type="float">
            <text:p>1222.25</text:p>
          </table:table-cell>
          <table:table-cell office:value-type="float" office:value="889.75" calcext:value-type="float">
            <text:p>889.75</text:p>
          </table:table-cell>
          <table:table-cell table:number-columns-repeated="2"/>
          <table:table-cell table:formula="of:=AVERAGE([.A59:.E59])" office:value-type="float" office:value="1166.9" calcext:value-type="float">
            <text:p>1166.9</text:p>
          </table:table-cell>
        </table:table-row>
        <table:table-row table:style-name="ro1">
          <table:table-cell office:value-type="float" office:value="1269.75" calcext:value-type="float">
            <text:p>1269.75</text:p>
          </table:table-cell>
          <table:table-cell office:value-type="float" office:value="1387.25" calcext:value-type="float">
            <text:p>1387.25</text:p>
          </table:table-cell>
          <table:table-cell office:value-type="float" office:value="1277" calcext:value-type="float">
            <text:p>1277</text:p>
          </table:table-cell>
          <table:table-cell office:value-type="float" office:value="1229.75" calcext:value-type="float">
            <text:p>1229.75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AVERAGE([.A60:.E60])" office:value-type="float" office:value="1237.95" calcext:value-type="float">
            <text:p>1237.9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528.5" calcext:value-type="float">
            <text:p>1528.5</text:p>
          </table:table-cell>
          <table:table-cell office:value-type="float" office:value="1344.25" calcext:value-type="float">
            <text:p>1344.25</text:p>
          </table:table-cell>
          <table:table-cell office:value-type="float" office:value="1311" calcext:value-type="float">
            <text:p>1311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AVERAGE([.A61:.E61])" office:value-type="float" office:value="1320.15" calcext:value-type="float">
            <text:p>1320.15</text:p>
          </table:table-cell>
        </table:table-row>
        <table:table-row table:style-name="ro1">
          <table:table-cell office:value-type="float" office:value="1413.5" calcext:value-type="float">
            <text:p>1413.5</text:p>
          </table:table-cell>
          <table:table-cell office:value-type="float" office:value="1297" calcext:value-type="float">
            <text:p>1297</text:p>
          </table:table-cell>
          <table:table-cell office:value-type="float" office:value="985.5" calcext:value-type="float">
            <text:p>985.5</text:p>
          </table:table-cell>
          <table:table-cell office:value-type="float" office:value="1226.75" calcext:value-type="float">
            <text:p>1226.75</text:p>
          </table:table-cell>
          <table:table-cell office:value-type="float" office:value="1164.75" calcext:value-type="float">
            <text:p>1164.75</text:p>
          </table:table-cell>
          <table:table-cell table:number-columns-repeated="2"/>
          <table:table-cell table:formula="of:=AVERAGE([.A62:.E62])" office:value-type="float" office:value="1217.5" calcext:value-type="float">
            <text:p>1217.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96" calcext:value-type="float">
            <text:p>1496</text:p>
          </table:table-cell>
          <table:table-cell office:value-type="float" office:value="1331" calcext:value-type="float">
            <text:p>1331</text:p>
          </table:table-cell>
          <table:table-cell office:value-type="float" office:value="1252.25" calcext:value-type="float">
            <text:p>1252.25</text:p>
          </table:table-cell>
          <table:table-cell office:value-type="float" office:value="938.5" calcext:value-type="float">
            <text:p>938.5</text:p>
          </table:table-cell>
          <table:table-cell table:number-columns-repeated="2"/>
          <table:table-cell table:formula="of:=AVERAGE([.A63:.E63])" office:value-type="float" office:value="1289.75" calcext:value-type="float">
            <text:p>1289.75</text:p>
          </table:table-cell>
        </table:table-row>
        <table:table-row table:style-name="ro1">
          <table:table-cell office:value-type="float" office:value="1204.75" calcext:value-type="float">
            <text:p>1204.75</text:p>
          </table:table-cell>
          <table:table-cell office:value-type="float" office:value="1634.75" calcext:value-type="float">
            <text:p>1634.75</text:p>
          </table:table-cell>
          <table:table-cell office:value-type="float" office:value="1451" calcext:value-type="float">
            <text:p>1451</text:p>
          </table:table-cell>
          <table:table-cell office:value-type="float" office:value="1402.75" calcext:value-type="float">
            <text:p>1402.75</text:p>
          </table:table-cell>
          <table:table-cell office:value-type="float" office:value="931" calcext:value-type="float">
            <text:p>931</text:p>
          </table:table-cell>
          <table:table-cell table:number-columns-repeated="2"/>
          <table:table-cell table:formula="of:=AVERAGE([.A64:.E64])" office:value-type="float" office:value="1324.85" calcext:value-type="float">
            <text:p>1324.85</text:p>
          </table:table-cell>
        </table:table-row>
        <table:table-row table:style-name="ro1">
          <table:table-cell office:value-type="float" office:value="1322.25" calcext:value-type="float">
            <text:p>1322.25</text:p>
          </table:table-cell>
          <table:table-cell office:value-type="float" office:value="1688.5" calcext:value-type="float">
            <text:p>1688.5</text:p>
          </table:table-cell>
          <table:table-cell office:value-type="float" office:value="1481.5" calcext:value-type="float">
            <text:p>1481.5</text:p>
          </table:table-cell>
          <table:table-cell office:value-type="float" office:value="1152" calcext:value-type="float">
            <text:p>1152</text:p>
          </table:table-cell>
          <table:table-cell office:value-type="float" office:value="1032.25" calcext:value-type="float">
            <text:p>1032.25</text:p>
          </table:table-cell>
          <table:table-cell table:number-columns-repeated="2"/>
          <table:table-cell table:formula="of:=AVERAGE([.A65:.E65])" office:value-type="float" office:value="1335.3" calcext:value-type="float">
            <text:p>1335.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705.25" calcext:value-type="float">
            <text:p>1705.25</text:p>
          </table:table-cell>
          <table:table-cell office:value-type="float" office:value="1298.5" calcext:value-type="float">
            <text:p>1298.5</text:p>
          </table:table-cell>
          <table:table-cell office:value-type="float" office:value="1039.75" calcext:value-type="float">
            <text:p>1039.75</text:p>
          </table:table-cell>
          <table:table-cell office:value-type="float" office:value="819.75" calcext:value-type="float">
            <text:p>819.75</text:p>
          </table:table-cell>
          <table:table-cell table:number-columns-repeated="2"/>
          <table:table-cell table:formula="of:=AVERAGE([.A66:.E66])" office:value-type="float" office:value="1253.65" calcext:value-type="float">
            <text:p>1253.65</text:p>
          </table:table-cell>
        </table:table-row>
        <table:table-row table:style-name="ro1">
          <table:table-cell office:value-type="float" office:value="1474.75" calcext:value-type="float">
            <text:p>1474.75</text:p>
          </table:table-cell>
          <table:table-cell office:value-type="float" office:value="1699.25" calcext:value-type="float">
            <text:p>1699.25</text:p>
          </table:table-cell>
          <table:table-cell office:value-type="float" office:value="1106.75" calcext:value-type="float">
            <text:p>1106.75</text:p>
          </table:table-cell>
          <table:table-cell office:value-type="float" office:value="1179.75" calcext:value-type="float">
            <text:p>1179.75</text:p>
          </table:table-cell>
          <table:table-cell office:value-type="float" office:value="1018.5" calcext:value-type="float">
            <text:p>1018.5</text:p>
          </table:table-cell>
          <table:table-cell table:number-columns-repeated="2"/>
          <table:table-cell table:formula="of:=AVERAGE([.A67:.E67])" office:value-type="float" office:value="1295.8" calcext:value-type="float">
            <text:p>1295.8</text:p>
          </table:table-cell>
        </table:table-row>
        <table:table-row table:style-name="ro1">
          <table:table-cell office:value-type="float" office:value="1159.75" calcext:value-type="float">
            <text:p>1159.75</text:p>
          </table:table-cell>
          <table:table-cell office:value-type="float" office:value="1507.75" calcext:value-type="float">
            <text:p>1507.75</text:p>
          </table:table-cell>
          <table:table-cell office:value-type="float" office:value="1466" calcext:value-type="float">
            <text:p>1466</text:p>
          </table:table-cell>
          <table:table-cell office:value-type="float" office:value="1500.75" calcext:value-type="float">
            <text:p>1500.75</text:p>
          </table:table-cell>
          <table:table-cell office:value-type="float" office:value="1210.25" calcext:value-type="float">
            <text:p>1210.25</text:p>
          </table:table-cell>
          <table:table-cell table:number-columns-repeated="2"/>
          <table:table-cell table:formula="of:=AVERAGE([.A68:.E68])" office:value-type="float" office:value="1368.9" calcext:value-type="float">
            <text:p>1368.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361.75" calcext:value-type="float">
            <text:p>1361.75</text:p>
          </table:table-cell>
          <table:table-cell office:value-type="float" office:value="1169.75" calcext:value-type="float">
            <text:p>1169.75</text:p>
          </table:table-cell>
          <table:table-cell office:value-type="float" office:value="1067.25" calcext:value-type="float">
            <text:p>1067.25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table:formula="of:=AVERAGE([.A69:.E69])" office:value-type="float" office:value="1126.75" calcext:value-type="float">
            <text:p>1126.75</text:p>
          </table:table-cell>
        </table:table-row>
        <table:table-row table:style-name="ro1">
          <table:table-cell office:value-type="float" office:value="1292.25" calcext:value-type="float">
            <text:p>1292.25</text:p>
          </table:table-cell>
          <table:table-cell office:value-type="float" office:value="1272.25" calcext:value-type="float">
            <text:p>1272.25</text:p>
          </table:table-cell>
          <table:table-cell office:value-type="float" office:value="1323.5" calcext:value-type="float">
            <text:p>1323.5</text:p>
          </table:table-cell>
          <table:table-cell office:value-type="float" office:value="1401.25" calcext:value-type="float">
            <text:p>1401.25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70:.E70])" office:value-type="float" office:value="1340.3" calcext:value-type="float">
            <text:p>1340.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248.75" calcext:value-type="float">
            <text:p>1248.75</text:p>
          </table:table-cell>
          <table:table-cell office:value-type="float" office:value="1385.5" calcext:value-type="float">
            <text:p>1385.5</text:p>
          </table:table-cell>
          <table:table-cell office:value-type="float" office:value="1384" calcext:value-type="float">
            <text:p>1384</text:p>
          </table:table-cell>
          <table:table-cell office:value-type="float" office:value="1477.25" calcext:value-type="float">
            <text:p>1477.25</text:p>
          </table:table-cell>
          <table:table-cell table:number-columns-repeated="2"/>
          <table:table-cell table:formula="of:=AVERAGE([.A71:.E71])" office:value-type="float" office:value="1326.1" calcext:value-type="float">
            <text:p>1326.1</text:p>
          </table:table-cell>
        </table:table-row>
        <table:table-row table:style-name="ro1">
          <table:table-cell office:value-type="float" office:value="1467.25" calcext:value-type="float">
            <text:p>1467.25</text:p>
          </table:table-cell>
          <table:table-cell office:value-type="float" office:value="1376.75" calcext:value-type="float">
            <text:p>1376.75</text:p>
          </table:table-cell>
          <table:table-cell office:value-type="float" office:value="1122.5" calcext:value-type="float">
            <text:p>1122.5</text:p>
          </table:table-cell>
          <table:table-cell office:value-type="float" office:value="1268.5" calcext:value-type="float">
            <text:p>1268.5</text:p>
          </table:table-cell>
          <table:table-cell office:value-type="float" office:value="1176.5" calcext:value-type="float">
            <text:p>1176.5</text:p>
          </table:table-cell>
          <table:table-cell table:number-columns-repeated="2"/>
          <table:table-cell table:formula="of:=AVERAGE([.A72:.E72])" office:value-type="float" office:value="1282.3" calcext:value-type="float">
            <text:p>1282.3</text:p>
          </table:table-cell>
        </table:table-row>
        <table:table-row table:style-name="ro1">
          <table:table-cell office:value-type="float" office:value="1322.75" calcext:value-type="float">
            <text:p>1322.75</text:p>
          </table:table-cell>
          <table:table-cell office:value-type="float" office:value="1702.25" calcext:value-type="float">
            <text:p>1702.25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1392" calcext:value-type="float">
            <text:p>1392</text:p>
          </table:table-cell>
          <table:table-cell office:value-type="float" office:value="1512.25" calcext:value-type="float">
            <text:p>1512.25</text:p>
          </table:table-cell>
          <table:table-cell table:number-columns-repeated="2"/>
          <table:table-cell table:formula="of:=AVERAGE([.A73:.E73])" office:value-type="float" office:value="1419.3" calcext:value-type="float">
            <text:p>1419.3</text:p>
          </table:table-cell>
        </table:table-row>
        <table:table-row table:style-name="ro1">
          <table:table-cell office:value-type="float" office:value="1398.5" calcext:value-type="float">
            <text:p>1398.5</text:p>
          </table:table-cell>
          <table:table-cell office:value-type="float" office:value="1717.25" calcext:value-type="float">
            <text:p>1717.25</text:p>
          </table:table-cell>
          <table:table-cell office:value-type="float" office:value="958.5" calcext:value-type="float">
            <text:p>958.5</text:p>
          </table:table-cell>
          <table:table-cell office:value-type="float" office:value="1494.75" calcext:value-type="float">
            <text:p>1494.75</text:p>
          </table:table-cell>
          <table:table-cell office:value-type="float" office:value="1384.75" calcext:value-type="float">
            <text:p>1384.75</text:p>
          </table:table-cell>
          <table:table-cell table:number-columns-repeated="2"/>
          <table:table-cell table:formula="of:=AVERAGE([.A74:.E74])" office:value-type="float" office:value="1390.75" calcext:value-type="float">
            <text:p>1390.7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730.25" calcext:value-type="float">
            <text:p>1730.25</text:p>
          </table:table-cell>
          <table:table-cell office:value-type="float" office:value="1088.75" calcext:value-type="float">
            <text:p>1088.75</text:p>
          </table:table-cell>
          <table:table-cell office:value-type="float" office:value="1323.5" calcext:value-type="float">
            <text:p>1323.5</text:p>
          </table:table-cell>
          <table:table-cell office:value-type="float" office:value="1448.75" calcext:value-type="float">
            <text:p>1448.75</text:p>
          </table:table-cell>
          <table:table-cell table:number-columns-repeated="2"/>
          <table:table-cell table:formula="of:=AVERAGE([.A75:.E75])" office:value-type="float" office:value="1422.45" calcext:value-type="float">
            <text:p>1422.4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69.75" calcext:value-type="float">
            <text:p>1469.75</text:p>
          </table:table-cell>
          <table:table-cell office:value-type="float" office:value="1039.75" calcext:value-type="float">
            <text:p>1039.75</text:p>
          </table:table-cell>
          <table:table-cell office:value-type="float" office:value="1511" calcext:value-type="float">
            <text:p>1511</text:p>
          </table:table-cell>
          <table:table-cell office:value-type="float" office:value="1168.5" calcext:value-type="float">
            <text:p>1168.5</text:p>
          </table:table-cell>
          <table:table-cell table:number-columns-repeated="2"/>
          <table:table-cell table:formula="of:=AVERAGE([.A76:.E76])"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418.5" calcext:value-type="float">
            <text:p>1418.5</text:p>
          </table:table-cell>
          <table:table-cell office:value-type="float" office:value="1488.5" calcext:value-type="float">
            <text:p>1488.5</text:p>
          </table:table-cell>
          <table:table-cell office:value-type="float" office:value="1227.25" calcext:value-type="float">
            <text:p>1227.25</text:p>
          </table:table-cell>
          <table:table-cell office:value-type="float" office:value="1296.75" calcext:value-type="float">
            <text:p>1296.75</text:p>
          </table:table-cell>
          <table:table-cell office:value-type="float" office:value="1326" calcext:value-type="float">
            <text:p>1326</text:p>
          </table:table-cell>
          <table:table-cell table:number-columns-repeated="2"/>
          <table:table-cell table:formula="of:=AVERAGE([.A77:.E77])" office:value-type="float" office:value="1351.4" calcext:value-type="float">
            <text:p>1351.4</text:p>
          </table:table-cell>
        </table:table-row>
        <table:table-row table:style-name="ro1">
          <table:table-cell office:value-type="float" office:value="733.25" calcext:value-type="float">
            <text:p>733.25</text:p>
          </table:table-cell>
          <table:table-cell office:value-type="float" office:value="2009.75" calcext:value-type="float">
            <text:p>2009.75</text:p>
          </table:table-cell>
          <table:table-cell office:value-type="float" office:value="1554.75" calcext:value-type="float">
            <text:p>1554.75</text:p>
          </table:table-cell>
          <table:table-cell office:value-type="float" office:value="1223.5" calcext:value-type="float">
            <text:p>1223.5</text:p>
          </table:table-cell>
          <table:table-cell office:value-type="float" office:value="1492.25" calcext:value-type="float">
            <text:p>1492.25</text:p>
          </table:table-cell>
          <table:table-cell table:number-columns-repeated="2"/>
          <table:table-cell table:formula="of:=AVERAGE([.A78:.E78])" office:value-type="float" office:value="1402.7" calcext:value-type="float">
            <text:p>1402.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327.25" calcext:value-type="float">
            <text:p>1327.25</text:p>
          </table:table-cell>
          <table:table-cell office:value-type="float" office:value="1469" calcext:value-type="float">
            <text:p>1469</text:p>
          </table:table-cell>
          <table:table-cell office:value-type="float" office:value="1561" calcext:value-type="float">
            <text:p>1561</text:p>
          </table:table-cell>
          <table:table-cell office:value-type="float" office:value="1405.75" calcext:value-type="float">
            <text:p>1405.75</text:p>
          </table:table-cell>
          <table:table-cell table:number-columns-repeated="2"/>
          <table:table-cell table:formula="of:=AVERAGE([.A79:.E79])"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1329.75" calcext:value-type="float">
            <text:p>1329.75</text:p>
          </table:table-cell>
          <table:table-cell office:value-type="float" office:value="1407.25" calcext:value-type="float">
            <text:p>1407.25</text:p>
          </table:table-cell>
          <table:table-cell office:value-type="float" office:value="1461" calcext:value-type="float">
            <text:p>1461</text:p>
          </table:table-cell>
          <table:table-cell office:value-type="float" office:value="1281" calcext:value-type="float">
            <text:p>1281</text:p>
          </table:table-cell>
          <table:table-cell office:value-type="float" office:value="1278.5" calcext:value-type="float">
            <text:p>1278.5</text:p>
          </table:table-cell>
          <table:table-cell table:number-columns-repeated="2"/>
          <table:table-cell table:formula="of:=AVERAGE([.A80:.E80])" office:value-type="float" office:value="1351.5" calcext:value-type="float">
            <text:p>1351.5</text:p>
          </table:table-cell>
        </table:table-row>
        <table:table-row table:style-name="ro1">
          <table:table-cell office:value-type="float" office:value="1272.25" calcext:value-type="float">
            <text:p>1272.25</text:p>
          </table:table-cell>
          <table:table-cell office:value-type="float" office:value="1624" calcext:value-type="float">
            <text:p>1624</text:p>
          </table:table-cell>
          <table:table-cell office:value-type="float" office:value="1333.5" calcext:value-type="float">
            <text:p>1333.5</text:p>
          </table:table-cell>
          <table:table-cell office:value-type="float" office:value="1445.25" calcext:value-type="float">
            <text:p>1445.25</text:p>
          </table:table-cell>
          <table:table-cell office:value-type="float" office:value="1328.5" calcext:value-type="float">
            <text:p>1328.5</text:p>
          </table:table-cell>
          <table:table-cell table:number-columns-repeated="2"/>
          <table:table-cell table:formula="of:=AVERAGE([.A81:.E81])" office:value-type="float" office:value="1400.7" calcext:value-type="float">
            <text:p>1400.7</text:p>
          </table:table-cell>
        </table:table-row>
        <table:table-row table:style-name="ro1">
          <table:table-cell office:value-type="float" office:value="1174.25" calcext:value-type="float">
            <text:p>1174.25</text:p>
          </table:table-cell>
          <table:table-cell office:value-type="float" office:value="1631" calcext:value-type="float">
            <text:p>1631</text:p>
          </table:table-cell>
          <table:table-cell office:value-type="float" office:value="1584.75" calcext:value-type="float">
            <text:p>1584.75</text:p>
          </table:table-cell>
          <table:table-cell office:value-type="float" office:value="1087.25" calcext:value-type="float">
            <text:p>1087.25</text:p>
          </table:table-cell>
          <table:table-cell office:value-type="float" office:value="1323.5" calcext:value-type="float">
            <text:p>1323.5</text:p>
          </table:table-cell>
          <table:table-cell table:number-columns-repeated="2"/>
          <table:table-cell table:formula="of:=AVERAGE([.A82:.E82])" office:value-type="float" office:value="1360.15" calcext:value-type="float">
            <text:p>1360.15</text:p>
          </table:table-cell>
        </table:table-row>
        <table:table-row table:style-name="ro1">
          <table:table-cell office:value-type="float" office:value="1442.25" calcext:value-type="float">
            <text:p>1442.25</text:p>
          </table:table-cell>
          <table:table-cell office:value-type="float" office:value="1802" calcext:value-type="float">
            <text:p>1802</text:p>
          </table:table-cell>
          <table:table-cell office:value-type="float" office:value="1444.75" calcext:value-type="float">
            <text:p>1444.75</text:p>
          </table:table-cell>
          <table:table-cell office:value-type="float" office:value="854.75" calcext:value-type="float">
            <text:p>854.75</text:p>
          </table:table-cell>
          <table:table-cell office:value-type="float" office:value="1403.5" calcext:value-type="float">
            <text:p>1403.5</text:p>
          </table:table-cell>
          <table:table-cell table:number-columns-repeated="2"/>
          <table:table-cell table:formula="of:=AVERAGE([.A83:.E83])" office:value-type="float" office:value="1389.45" calcext:value-type="float">
            <text:p>1389.4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641" calcext:value-type="float">
            <text:p>1641</text:p>
          </table:table-cell>
          <table:table-cell office:value-type="float" office:value="1408.5" calcext:value-type="float">
            <text:p>1408.5</text:p>
          </table:table-cell>
          <table:table-cell office:value-type="float" office:value="1113.5" calcext:value-type="float">
            <text:p>1113.5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A84:.E84])"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623.5" calcext:value-type="float">
            <text:p>1623.5</text:p>
          </table:table-cell>
          <table:table-cell office:value-type="float" office:value="1207.25" calcext:value-type="float">
            <text:p>1207.25</text:p>
          </table:table-cell>
          <table:table-cell office:value-type="float" office:value="1015.25" calcext:value-type="float">
            <text:p>1015.25</text:p>
          </table:table-cell>
          <table:table-cell office:value-type="float" office:value="1493.5" calcext:value-type="float">
            <text:p>1493.5</text:p>
          </table:table-cell>
          <table:table-cell table:number-columns-repeated="2"/>
          <table:table-cell table:formula="of:=AVERAGE([.A85:.E85])" office:value-type="float" office:value="1380.1" calcext:value-type="float">
            <text:p>1380.1</text:p>
          </table:table-cell>
        </table:table-row>
        <table:table-row table:style-name="ro1">
          <table:table-cell office:value-type="float" office:value="1397.25" calcext:value-type="float">
            <text:p>1397.25</text:p>
          </table:table-cell>
          <table:table-cell office:value-type="float" office:value="1689.75" calcext:value-type="float">
            <text:p>1689.75</text:p>
          </table:table-cell>
          <table:table-cell office:value-type="float" office:value="1534.75" calcext:value-type="float">
            <text:p>1534.75</text:p>
          </table:table-cell>
          <table:table-cell office:value-type="float" office:value="1322.25" calcext:value-type="float">
            <text:p>1322.25</text:p>
          </table:table-cell>
          <table:table-cell office:value-type="float" office:value="1334.75" calcext:value-type="float">
            <text:p>1334.75</text:p>
          </table:table-cell>
          <table:table-cell table:number-columns-repeated="2"/>
          <table:table-cell table:formula="of:=AVERAGE([.A86:.E86])" office:value-type="float" office:value="1455.75" calcext:value-type="float">
            <text:p>1455.75</text:p>
          </table:table-cell>
        </table:table-row>
        <table:table-row table:style-name="ro1">
          <table:table-cell office:value-type="float" office:value="992.75" calcext:value-type="float">
            <text:p>992.75</text:p>
          </table:table-cell>
          <table:table-cell office:value-type="float" office:value="1521.5" calcext:value-type="float">
            <text:p>1521.5</text:p>
          </table:table-cell>
          <table:table-cell office:value-type="float" office:value="1428.5" calcext:value-type="float">
            <text:p>1428.5</text:p>
          </table:table-cell>
          <table:table-cell office:value-type="float" office:value="1431" calcext:value-type="float">
            <text:p>1431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87:.E87])" office:value-type="float" office:value="1357.2" calcext:value-type="float">
            <text:p>1357.2</text:p>
          </table:table-cell>
        </table:table-row>
        <table:table-row table:style-name="ro1">
          <table:table-cell office:value-type="float" office:value="1529.75" calcext:value-type="float">
            <text:p>1529.75</text:p>
          </table:table-cell>
          <table:table-cell office:value-type="float" office:value="1224.25" calcext:value-type="float">
            <text:p>1224.25</text:p>
          </table:table-cell>
          <table:table-cell office:value-type="float" office:value="1453.5" calcext:value-type="float">
            <text:p>1453.5</text:p>
          </table:table-cell>
          <table:table-cell office:value-type="float" office:value="1297.25" calcext:value-type="float">
            <text:p>1297.25</text:p>
          </table:table-cell>
          <table:table-cell office:value-type="float" office:value="1199.5" calcext:value-type="float">
            <text:p>1199.5</text:p>
          </table:table-cell>
          <table:table-cell table:number-columns-repeated="2"/>
          <table:table-cell table:formula="of:=AVERAGE([.A88:.E88])" office:value-type="float" office:value="1340.85" calcext:value-type="float">
            <text:p>1340.85</text:p>
          </table:table-cell>
        </table:table-row>
        <table:table-row table:style-name="ro1">
          <table:table-cell office:value-type="float" office:value="1268.5" calcext:value-type="float">
            <text:p>1268.5</text:p>
          </table:table-cell>
          <table:table-cell office:value-type="float" office:value="1642.25" calcext:value-type="float">
            <text:p>1642.25</text:p>
          </table:table-cell>
          <table:table-cell office:value-type="float" office:value="1742.25" calcext:value-type="float">
            <text:p>1742.25</text:p>
          </table:table-cell>
          <table:table-cell office:value-type="float" office:value="1512.25" calcext:value-type="float">
            <text:p>1512.25</text:p>
          </table:table-cell>
          <table:table-cell office:value-type="float" office:value="1374.75" calcext:value-type="float">
            <text:p>1374.75</text:p>
          </table:table-cell>
          <table:table-cell table:number-columns-repeated="2"/>
          <table:table-cell table:formula="of:=AVERAGE([.A89:.E89])"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262.25" calcext:value-type="float">
            <text:p>1262.25</text:p>
          </table:table-cell>
          <table:table-cell office:value-type="float" office:value="1726.25" calcext:value-type="float">
            <text:p>1726.25</text:p>
          </table:table-cell>
          <table:table-cell office:value-type="float" office:value="1378.5" calcext:value-type="float">
            <text:p>1378.5</text:p>
          </table:table-cell>
          <table:table-cell office:value-type="float" office:value="1396" calcext:value-type="float">
            <text:p>1396</text:p>
          </table:table-cell>
          <table:table-cell office:value-type="float" office:value="1568.25" calcext:value-type="float">
            <text:p>1568.25</text:p>
          </table:table-cell>
          <table:table-cell table:number-columns-repeated="2"/>
          <table:table-cell table:formula="of:=AVERAGE([.A90:.E90])" office:value-type="float" office:value="1466.25" calcext:value-type="float">
            <text:p>1466.25</text:p>
          </table:table-cell>
        </table:table-row>
        <table:table-row table:style-name="ro1">
          <table:table-cell office:value-type="float" office:value="785.75" calcext:value-type="float">
            <text:p>785.75</text:p>
          </table:table-cell>
          <table:table-cell office:value-type="float" office:value="1572" calcext:value-type="float">
            <text:p>1572</text:p>
          </table:table-cell>
          <table:table-cell office:value-type="float" office:value="1097.75" calcext:value-type="float">
            <text:p>1097.75</text:p>
          </table:table-cell>
          <table:table-cell office:value-type="float" office:value="1171" calcext:value-type="float">
            <text:p>1171</text:p>
          </table:table-cell>
          <table:table-cell office:value-type="float" office:value="1387.25" calcext:value-type="float">
            <text:p>1387.25</text:p>
          </table:table-cell>
          <table:table-cell table:number-columns-repeated="2"/>
          <table:table-cell table:formula="of:=AVERAGE([.A91:.E91])" office:value-type="float" office:value="1202.75" calcext:value-type="float">
            <text:p>1202.7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893.5" calcext:value-type="float">
            <text:p>1893.5</text:p>
          </table:table-cell>
          <table:table-cell office:value-type="float" office:value="1422.25" calcext:value-type="float">
            <text:p>1422.25</text:p>
          </table:table-cell>
          <table:table-cell office:value-type="float" office:value="1288" calcext:value-type="float">
            <text:p>1288</text:p>
          </table:table-cell>
          <table:table-cell office:value-type="float" office:value="1302" calcext:value-type="float">
            <text:p>1302</text:p>
          </table:table-cell>
          <table:table-cell table:number-columns-repeated="2"/>
          <table:table-cell table:formula="of:=AVERAGE([.A92:.E92])" office:value-type="float" office:value="1447.35" calcext:value-type="float">
            <text:p>1447.3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345.25" calcext:value-type="float">
            <text:p>1345.25</text:p>
          </table:table-cell>
          <table:table-cell office:value-type="float" office:value="1752.25" calcext:value-type="float">
            <text:p>1752.25</text:p>
          </table:table-cell>
          <table:table-cell office:value-type="float" office:value="1288.5" calcext:value-type="float">
            <text:p>1288.5</text:p>
          </table:table-cell>
          <table:table-cell office:value-type="float" office:value="1473.5" calcext:value-type="float">
            <text:p>1473.5</text:p>
          </table:table-cell>
          <table:table-cell table:number-columns-repeated="2"/>
          <table:table-cell table:formula="of:=AVERAGE([.A93:.E93])" office:value-type="float" office:value="1435.1" calcext:value-type="float">
            <text:p>1435.1</text:p>
          </table:table-cell>
        </table:table-row>
        <table:table-row table:style-name="ro1">
          <table:table-cell office:value-type="float" office:value="1193.5" calcext:value-type="float">
            <text:p>1193.5</text:p>
          </table:table-cell>
          <table:table-cell office:value-type="float" office:value="1660.75" calcext:value-type="float">
            <text:p>1660.75</text:p>
          </table:table-cell>
          <table:table-cell office:value-type="float" office:value="1172.5" calcext:value-type="float">
            <text:p>1172.5</text:p>
          </table:table-cell>
          <table:table-cell office:value-type="float" office:value="1158.25" calcext:value-type="float">
            <text:p>1158.25</text:p>
          </table:table-cell>
          <table:table-cell office:value-type="float" office:value="1417.25" calcext:value-type="float">
            <text:p>1417.25</text:p>
          </table:table-cell>
          <table:table-cell table:number-columns-repeated="2"/>
          <table:table-cell table:formula="of:=AVERAGE([.A94:.E94])" office:value-type="float" office:value="1320.45" calcext:value-type="float">
            <text:p>1320.45</text:p>
          </table:table-cell>
        </table:table-row>
        <table:table-row table:style-name="ro1">
          <table:table-cell office:value-type="float" office:value="1491.25" calcext:value-type="float">
            <text:p>1491.25</text:p>
          </table:table-cell>
          <table:table-cell office:value-type="float" office:value="1752.25" calcext:value-type="float">
            <text:p>1752.25</text:p>
          </table:table-cell>
          <table:table-cell office:value-type="float" office:value="1451.25" calcext:value-type="float">
            <text:p>1451.25</text:p>
          </table:table-cell>
          <table:table-cell office:value-type="float" office:value="1422.75" calcext:value-type="float">
            <text:p>1422.75</text:p>
          </table:table-cell>
          <table:table-cell office:value-type="float" office:value="1372.25" calcext:value-type="float">
            <text:p>1372.25</text:p>
          </table:table-cell>
          <table:table-cell table:number-columns-repeated="2"/>
          <table:table-cell table:formula="of:=AVERAGE([.A95:.E95])" office:value-type="float" office:value="1497.95" calcext:value-type="float">
            <text:p>1497.95</text:p>
          </table:table-cell>
        </table:table-row>
        <table:table-row table:style-name="ro1">
          <table:table-cell office:value-type="float" office:value="1324.5" calcext:value-type="float">
            <text:p>1324.5</text:p>
          </table:table-cell>
          <table:table-cell office:value-type="float" office:value="1697.25" calcext:value-type="float">
            <text:p>1697.25</text:p>
          </table:table-cell>
          <table:table-cell office:value-type="float" office:value="1602.25" calcext:value-type="float">
            <text:p>1602.25</text:p>
          </table:table-cell>
          <table:table-cell office:value-type="float" office:value="1278.5" calcext:value-type="float">
            <text:p>1278.5</text:p>
          </table:table-cell>
          <table:table-cell office:value-type="float" office:value="1224.75" calcext:value-type="float">
            <text:p>1224.75</text:p>
          </table:table-cell>
          <table:table-cell table:number-columns-repeated="2"/>
          <table:table-cell table:formula="of:=AVERAGE([.A96:.E96])" office:value-type="float" office:value="1425.45" calcext:value-type="float">
            <text:p>1425.45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664.75" calcext:value-type="float">
            <text:p>1664.75</text:p>
          </table:table-cell>
          <table:table-cell office:value-type="float" office:value="1324.25" calcext:value-type="float">
            <text:p>1324.25</text:p>
          </table:table-cell>
          <table:table-cell office:value-type="float" office:value="1332.25" calcext:value-type="float">
            <text:p>1332.25</text:p>
          </table:table-cell>
          <table:table-cell office:value-type="float" office:value="1493.5" calcext:value-type="float">
            <text:p>1493.5</text:p>
          </table:table-cell>
          <table:table-cell table:number-columns-repeated="2"/>
          <table:table-cell table:formula="of:=AVERAGE([.A97:.E97])" office:value-type="float" office:value="1437.15" calcext:value-type="float">
            <text:p>1437.15</text:p>
          </table:table-cell>
        </table:table-row>
        <table:table-row table:style-name="ro1">
          <table:table-cell office:value-type="float" office:value="1399.75" calcext:value-type="float">
            <text:p>1399.75</text:p>
          </table:table-cell>
          <table:table-cell office:value-type="float" office:value="1686" calcext:value-type="float">
            <text:p>1686</text:p>
          </table:table-cell>
          <table:table-cell office:value-type="float" office:value="1263.5" calcext:value-type="float">
            <text:p>1263.5</text:p>
          </table:table-cell>
          <table:table-cell office:value-type="float" office:value="1497.75" calcext:value-type="float">
            <text:p>1497.75</text:p>
          </table:table-cell>
          <table:table-cell office:value-type="float" office:value="1304.75" calcext:value-type="float">
            <text:p>1304.75</text:p>
          </table:table-cell>
          <table:table-cell table:number-columns-repeated="2"/>
          <table:table-cell table:formula="of:=AVERAGE([.A98:.E98])" office:value-type="float" office:value="1430.35" calcext:value-type="float">
            <text:p>1430.35</text:p>
          </table:table-cell>
        </table:table-row>
        <table:table-row table:style-name="ro1">
          <table:table-cell office:value-type="float" office:value="1268.5" calcext:value-type="float">
            <text:p>1268.5</text:p>
          </table:table-cell>
          <table:table-cell office:value-type="float" office:value="1922.25" calcext:value-type="float">
            <text:p>1922.25</text:p>
          </table:table-cell>
          <table:table-cell office:value-type="float" office:value="1486.25" calcext:value-type="float">
            <text:p>1486.25</text:p>
          </table:table-cell>
          <table:table-cell office:value-type="float" office:value="1355" calcext:value-type="float">
            <text:p>1355</text:p>
          </table:table-cell>
          <table:table-cell office:value-type="float" office:value="1318.75" calcext:value-type="float">
            <text:p>1318.75</text:p>
          </table:table-cell>
          <table:table-cell table:number-columns-repeated="2"/>
          <table:table-cell table:formula="of:=AVERAGE([.A99:.E99])" office:value-type="float" office:value="1470.15" calcext:value-type="float">
            <text:p>1470.15</text:p>
          </table:table-cell>
        </table:table-row>
        <table:table-row table:style-name="ro1">
          <table:table-cell office:value-type="float" office:value="1127.25" calcext:value-type="float">
            <text:p>1127.25</text:p>
          </table:table-cell>
          <table:table-cell office:value-type="float" office:value="1624.75" calcext:value-type="float">
            <text:p>1624.75</text:p>
          </table:table-cell>
          <table:table-cell office:value-type="float" office:value="1517.25" calcext:value-type="float">
            <text:p>1517.25</text:p>
          </table:table-cell>
          <table:table-cell office:value-type="float" office:value="1413.5" calcext:value-type="float">
            <text:p>1413.5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table:formula="of:=AVERAGE([.A100:.E100])" office:value-type="float" office:value="1377.75" calcext:value-type="float">
            <text:p>1377.75</text:p>
          </table:table-cell>
        </table:table-row>
        <table:table-row table:style-name="ro1">
          <table:table-cell office:value-type="float" office:value="1164.75" calcext:value-type="float">
            <text:p>1164.75</text:p>
          </table:table-cell>
          <table:table-cell office:value-type="float" office:value="1852.25" calcext:value-type="float">
            <text:p>1852.25</text:p>
          </table:table-cell>
          <table:table-cell office:value-type="float" office:value="1334.5" calcext:value-type="float">
            <text:p>1334.5</text:p>
          </table:table-cell>
          <table:table-cell office:value-type="float" office:value="1374.5" calcext:value-type="float">
            <text:p>1374.5</text:p>
          </table:table-cell>
          <table:table-cell office:value-type="float" office:value="1227.25" calcext:value-type="float">
            <text:p>1227.25</text:p>
          </table:table-cell>
          <table:table-cell table:number-columns-repeated="2"/>
          <table:table-cell table:formula="of:=AVERAGE([.A101:.E101])" office:value-type="float" office:value="1390.65" calcext:value-type="float">
            <text:p>1390.65</text:p>
          </table:table-cell>
        </table:table-row>
        <table:table-row table:style-name="ro1">
          <table:table-cell office:value-type="float" office:value="952.25" calcext:value-type="float">
            <text:p>952.25</text:p>
          </table:table-cell>
          <table:table-cell office:value-type="float" office:value="2068.5" calcext:value-type="float">
            <text:p>2068.5</text:p>
          </table:table-cell>
          <table:table-cell office:value-type="float" office:value="1047.25" calcext:value-type="float">
            <text:p>1047.25</text:p>
          </table:table-cell>
          <table:table-cell office:value-type="float" office:value="1416" calcext:value-type="float">
            <text:p>1416</text:p>
          </table:table-cell>
          <table:table-cell office:value-type="float" office:value="673.5" calcext:value-type="float">
            <text:p>673.5</text:p>
          </table:table-cell>
          <table:table-cell table:number-columns-repeated="2"/>
          <table:table-cell table:formula="of:=AVERAGE([.A102:.E102])" office:value-type="float" office:value="1231.5" calcext:value-type="float">
            <text:p>1231.5</text:p>
          </table:table-cell>
        </table:table-row>
        <table:table-row table:style-name="ro1">
          <table:table-cell office:value-type="float" office:value="1392.25" calcext:value-type="float">
            <text:p>1392.25</text:p>
          </table:table-cell>
          <table:table-cell office:value-type="float" office:value="1556.5" calcext:value-type="float">
            <text:p>1556.5</text:p>
          </table:table-cell>
          <table:table-cell office:value-type="float" office:value="1268" calcext:value-type="float">
            <text:p>1268</text:p>
          </table:table-cell>
          <table:table-cell office:value-type="float" office:value="1356" calcext:value-type="float">
            <text:p>1356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table:formula="of:=AVERAGE([.A103:.E103])" office:value-type="float" office:value="1370.55" calcext:value-type="float">
            <text:p>1370.55</text:p>
          </table:table-cell>
        </table:table-row>
        <table:table-row table:style-name="ro1">
          <table:table-cell office:value-type="float" office:value="1045.5" calcext:value-type="float">
            <text:p>1045.5</text:p>
          </table:table-cell>
          <table:table-cell office:value-type="float" office:value="1973" calcext:value-type="float">
            <text:p>1973</text:p>
          </table:table-cell>
          <table:table-cell office:value-type="float" office:value="1052.25" calcext:value-type="float">
            <text:p>1052.25</text:p>
          </table:table-cell>
          <table:table-cell office:value-type="float" office:value="1468" calcext:value-type="float">
            <text:p>1468</text:p>
          </table:table-cell>
          <table:table-cell office:value-type="float" office:value="1250" calcext:value-type="float">
            <text:p>1250</text:p>
          </table:table-cell>
          <table:table-cell table:number-columns-repeated="2"/>
          <table:table-cell table:formula="of:=AVERAGE([.A104:.E104])" office:value-type="float" office:value="1357.75" calcext:value-type="float">
            <text:p>1357.7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002.25" calcext:value-type="float">
            <text:p>2002.25</text:p>
          </table:table-cell>
          <table:table-cell office:value-type="float" office:value="1375.5" calcext:value-type="float">
            <text:p>1375.5</text:p>
          </table:table-cell>
          <table:table-cell office:value-type="float" office:value="1272.25" calcext:value-type="float">
            <text:p>1272.25</text:p>
          </table:table-cell>
          <table:table-cell office:value-type="float" office:value="1393.5" calcext:value-type="float">
            <text:p>1393.5</text:p>
          </table:table-cell>
          <table:table-cell table:number-columns-repeated="2"/>
          <table:table-cell table:formula="of:=AVERAGE([.A105:.E105])" office:value-type="float" office:value="1444.9" calcext:value-type="float">
            <text:p>1444.9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855.5" calcext:value-type="float">
            <text:p>1855.5</text:p>
          </table:table-cell>
          <table:table-cell office:value-type="float" office:value="1302.75" calcext:value-type="float">
            <text:p>1302.75</text:p>
          </table:table-cell>
          <table:table-cell office:value-type="float" office:value="1320" calcext:value-type="float">
            <text:p>1320</text:p>
          </table:table-cell>
          <table:table-cell office:value-type="float" office:value="1537.25" calcext:value-type="float">
            <text:p>1537.25</text:p>
          </table:table-cell>
          <table:table-cell table:number-columns-repeated="2"/>
          <table:table-cell table:formula="of:=AVERAGE([.A106:.E106])" office:value-type="float" office:value="1476.7" calcext:value-type="float">
            <text:p>1476.7</text:p>
          </table:table-cell>
        </table:table-row>
        <table:table-row table:style-name="ro1">
          <table:table-cell office:value-type="float" office:value="1326.25" calcext:value-type="float">
            <text:p>1326.25</text:p>
          </table:table-cell>
          <table:table-cell office:value-type="float" office:value="1412.25" calcext:value-type="float">
            <text:p>1412.25</text:p>
          </table:table-cell>
          <table:table-cell office:value-type="float" office:value="1343.25" calcext:value-type="float">
            <text:p>1343.25</text:p>
          </table:table-cell>
          <table:table-cell office:value-type="float" office:value="1207.25" calcext:value-type="float">
            <text:p>1207.25</text:p>
          </table:table-cell>
          <table:table-cell office:value-type="float" office:value="1307.25" calcext:value-type="float">
            <text:p>1307.25</text:p>
          </table:table-cell>
          <table:table-cell table:number-columns-repeated="2"/>
          <table:table-cell table:formula="of:=AVERAGE([.A107:.E107])" office:value-type="float" office:value="1319.25" calcext:value-type="float">
            <text:p>1319.25</text:p>
          </table:table-cell>
        </table:table-row>
        <table:table-row table:style-name="ro1">
          <table:table-cell office:value-type="float" office:value="1062.25" calcext:value-type="float">
            <text:p>1062.25</text:p>
          </table:table-cell>
          <table:table-cell office:value-type="float" office:value="1677.25" calcext:value-type="float">
            <text:p>1677.25</text:p>
          </table:table-cell>
          <table:table-cell office:value-type="float" office:value="1308.75" calcext:value-type="float">
            <text:p>1308.75</text:p>
          </table:table-cell>
          <table:table-cell office:value-type="float" office:value="1494.75" calcext:value-type="float">
            <text:p>1494.75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A108:.E108])" office:value-type="float" office:value="1374.8" calcext:value-type="float">
            <text:p>1374.8</text:p>
          </table:table-cell>
        </table:table-row>
        <table:table-row table:style-name="ro1">
          <table:table-cell office:value-type="float" office:value="1287.25" calcext:value-type="float">
            <text:p>1287.25</text:p>
          </table:table-cell>
          <table:table-cell office:value-type="float" office:value="1523.5" calcext:value-type="float">
            <text:p>1523.5</text:p>
          </table:table-cell>
          <table:table-cell office:value-type="float" office:value="1303.25" calcext:value-type="float">
            <text:p>1303.25</text:p>
          </table:table-cell>
          <table:table-cell office:value-type="float" office:value="1469.75" calcext:value-type="float">
            <text:p>1469.75</text:p>
          </table:table-cell>
          <table:table-cell office:value-type="float" office:value="1361" calcext:value-type="float">
            <text:p>1361</text:p>
          </table:table-cell>
          <table:table-cell table:number-columns-repeated="2"/>
          <table:table-cell table:formula="of:=AVERAGE([.A109:.E109])" office:value-type="float" office:value="1388.95" calcext:value-type="float">
            <text:p>1388.95</text:p>
          </table:table-cell>
        </table:table-row>
        <table:table-row table:style-name="ro1">
          <table:table-cell office:value-type="float" office:value="1454.75" calcext:value-type="float">
            <text:p>1454.75</text:p>
          </table:table-cell>
          <table:table-cell office:value-type="float" office:value="1738.5" calcext:value-type="float">
            <text:p>1738.5</text:p>
          </table:table-cell>
          <table:table-cell office:value-type="float" office:value="1183.75" calcext:value-type="float">
            <text:p>1183.75</text:p>
          </table:table-cell>
          <table:table-cell office:value-type="float" office:value="1286" calcext:value-type="float">
            <text:p>1286</text:p>
          </table:table-cell>
          <table:table-cell office:value-type="float" office:value="878.5" calcext:value-type="float">
            <text:p>878.5</text:p>
          </table:table-cell>
          <table:table-cell table:number-columns-repeated="2"/>
          <table:table-cell table:formula="of:=AVERAGE([.A110:.E110])" office:value-type="float" office:value="1308.3" calcext:value-type="float">
            <text:p>1308.3</text:p>
          </table:table-cell>
        </table:table-row>
        <table:table-row table:style-name="ro1">
          <table:table-cell office:value-type="float" office:value="1563.5" calcext:value-type="float">
            <text:p>1563.5</text:p>
          </table:table-cell>
          <table:table-cell office:value-type="float" office:value="1609.75" calcext:value-type="float">
            <text:p>1609.75</text:p>
          </table:table-cell>
          <table:table-cell office:value-type="float" office:value="1352.75" calcext:value-type="float">
            <text:p>1352.75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1481.25" calcext:value-type="float">
            <text:p>1481.25</text:p>
          </table:table-cell>
          <table:table-cell table:number-columns-repeated="2"/>
          <table:table-cell table:formula="of:=AVERAGE([.A111:.E111])" office:value-type="float" office:value="1471.4" calcext:value-type="float">
            <text:p>1471.4</text:p>
          </table:table-cell>
        </table:table-row>
        <table:table-row table:style-name="ro1">
          <table:table-cell office:value-type="float" office:value="1583.5" calcext:value-type="float">
            <text:p>1583.5</text:p>
          </table:table-cell>
          <table:table-cell office:value-type="float" office:value="1528.5" calcext:value-type="float">
            <text:p>1528.5</text:p>
          </table:table-cell>
          <table:table-cell office:value-type="float" office:value="1442" calcext:value-type="float">
            <text:p>1442</text:p>
          </table:table-cell>
          <table:table-cell office:value-type="float" office:value="1233" calcext:value-type="float">
            <text:p>1233</text:p>
          </table:table-cell>
          <table:table-cell office:value-type="float" office:value="1417.25" calcext:value-type="float">
            <text:p>1417.25</text:p>
          </table:table-cell>
          <table:table-cell table:number-columns-repeated="2"/>
          <table:table-cell table:formula="of:=AVERAGE([.A112:.E112])" office:value-type="float" office:value="1440.85" calcext:value-type="float">
            <text:p>1440.85</text:p>
          </table:table-cell>
        </table:table-row>
        <table:table-row table:style-name="ro1">
          <table:table-cell office:value-type="float" office:value="1205.75" calcext:value-type="float">
            <text:p>1205.75</text:p>
          </table:table-cell>
          <table:table-cell office:value-type="float" office:value="1150" calcext:value-type="float">
            <text:p>1150</text:p>
          </table:table-cell>
          <table:table-cell office:value-type="float" office:value="1694.75" calcext:value-type="float">
            <text:p>1694.75</text:p>
          </table:table-cell>
          <table:table-cell office:value-type="float" office:value="1273.5" calcext:value-type="float">
            <text:p>1273.5</text:p>
          </table:table-cell>
          <table:table-cell office:value-type="float" office:value="1236.5" calcext:value-type="float">
            <text:p>1236.5</text:p>
          </table:table-cell>
          <table:table-cell table:number-columns-repeated="2"/>
          <table:table-cell table:formula="of:=AVERAGE([.A113:.E113])" office:value-type="float" office:value="1312.1" calcext:value-type="float">
            <text:p>1312.1</text:p>
          </table:table-cell>
        </table:table-row>
        <table:table-row table:style-name="ro1">
          <table:table-cell office:value-type="float" office:value="1309.75" calcext:value-type="float">
            <text:p>1309.75</text:p>
          </table:table-cell>
          <table:table-cell office:value-type="float" office:value="1483.5" calcext:value-type="float">
            <text:p>1483.5</text:p>
          </table:table-cell>
          <table:table-cell office:value-type="float" office:value="1553.5" calcext:value-type="float">
            <text:p>1553.5</text:p>
          </table:table-cell>
          <table:table-cell office:value-type="float" office:value="1139.5" calcext:value-type="float">
            <text:p>1139.5</text:p>
          </table:table-cell>
          <table:table-cell office:value-type="float" office:value="1206" calcext:value-type="float">
            <text:p>1206</text:p>
          </table:table-cell>
          <table:table-cell table:number-columns-repeated="2"/>
          <table:table-cell table:formula="of:=AVERAGE([.A114:.E114])" office:value-type="float" office:value="1338.45" calcext:value-type="float">
            <text:p>1338.45</text:p>
          </table:table-cell>
        </table:table-row>
        <table:table-row table:style-name="ro1">
          <table:table-cell office:value-type="float" office:value="1295.25" calcext:value-type="float">
            <text:p>1295.25</text:p>
          </table:table-cell>
          <table:table-cell office:value-type="float" office:value="1592.25" calcext:value-type="float">
            <text:p>1592.25</text:p>
          </table:table-cell>
          <table:table-cell office:value-type="float" office:value="1654.5" calcext:value-type="float">
            <text:p>1654.5</text:p>
          </table:table-cell>
          <table:table-cell office:value-type="float" office:value="1306" calcext:value-type="float">
            <text:p>1306</text:p>
          </table:table-cell>
          <table:table-cell office:value-type="float" office:value="1543.5" calcext:value-type="float">
            <text:p>1543.5</text:p>
          </table:table-cell>
          <table:table-cell table:number-columns-repeated="2"/>
          <table:table-cell table:formula="of:=AVERAGE([.A115:.E115])" office:value-type="float" office:value="1478.3" calcext:value-type="float">
            <text:p>1478.3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10.5" calcext:value-type="float">
            <text:p>1510.5</text:p>
          </table:table-cell>
          <table:table-cell office:value-type="float" office:value="1292.25" calcext:value-type="float">
            <text:p>1292.25</text:p>
          </table:table-cell>
          <table:table-cell office:value-type="float" office:value="1267.25" calcext:value-type="float">
            <text:p>1267.25</text:p>
          </table:table-cell>
          <table:table-cell office:value-type="float" office:value="1427.25" calcext:value-type="float">
            <text:p>1427.25</text:p>
          </table:table-cell>
          <table:table-cell table:number-columns-repeated="2"/>
          <table:table-cell table:formula="of:=AVERAGE([.A116:.E116])" office:value-type="float" office:value="1396.65" calcext:value-type="float">
            <text:p>1396.65</text:p>
          </table:table-cell>
        </table:table-row>
        <table:table-row table:style-name="ro1">
          <table:table-cell office:value-type="float" office:value="1653.5" calcext:value-type="float">
            <text:p>1653.5</text:p>
          </table:table-cell>
          <table:table-cell office:value-type="float" office:value="1603.75" calcext:value-type="float">
            <text:p>1603.75</text:p>
          </table:table-cell>
          <table:table-cell office:value-type="float" office:value="1077.25" calcext:value-type="float">
            <text:p>1077.25</text:p>
          </table:table-cell>
          <table:table-cell office:value-type="float" office:value="1508.5" calcext:value-type="float">
            <text:p>1508.5</text:p>
          </table:table-cell>
          <table:table-cell office:value-type="float" office:value="1369" calcext:value-type="float">
            <text:p>1369</text:p>
          </table:table-cell>
          <table:table-cell table:number-columns-repeated="2"/>
          <table:table-cell table:formula="of:=AVERAGE([.A117:.E117])" office:value-type="float" office:value="1442.4" calcext:value-type="float">
            <text:p>1442.4</text:p>
          </table:table-cell>
        </table:table-row>
        <table:table-row table:style-name="ro1">
          <table:table-cell office:value-type="float" office:value="1542.25" calcext:value-type="float">
            <text:p>1542.25</text:p>
          </table:table-cell>
          <table:table-cell office:value-type="float" office:value="1421" calcext:value-type="float">
            <text:p>1421</text:p>
          </table:table-cell>
          <table:table-cell office:value-type="float" office:value="1265.5" calcext:value-type="float">
            <text:p>1265.5</text:p>
          </table:table-cell>
          <table:table-cell office:value-type="float" office:value="1210.5" calcext:value-type="float">
            <text:p>1210.5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118:.E118])" office:value-type="float" office:value="1375.3" calcext:value-type="float">
            <text:p>1375.3</text:p>
          </table:table-cell>
        </table:table-row>
        <table:table-row table:style-name="ro1">
          <table:table-cell office:value-type="float" office:value="1629.75" calcext:value-type="float">
            <text:p>1629.75</text:p>
          </table:table-cell>
          <table:table-cell office:value-type="float" office:value="1441" calcext:value-type="float">
            <text:p>1441</text:p>
          </table:table-cell>
          <table:table-cell office:value-type="float" office:value="993.25" calcext:value-type="float">
            <text:p>993.25</text:p>
          </table:table-cell>
          <table:table-cell office:value-type="float" office:value="1491.75" calcext:value-type="float">
            <text:p>1491.75</text:p>
          </table:table-cell>
          <table:table-cell office:value-type="float" office:value="1328.5" calcext:value-type="float">
            <text:p>1328.5</text:p>
          </table:table-cell>
          <table:table-cell table:number-columns-repeated="2"/>
          <table:table-cell table:formula="of:=AVERAGE([.A119:.E119])" office:value-type="float" office:value="1376.85" calcext:value-type="float">
            <text:p>1376.85</text:p>
          </table:table-cell>
        </table:table-row>
        <table:table-row table:style-name="ro1">
          <table:table-cell office:value-type="float" office:value="1396.75" calcext:value-type="float">
            <text:p>1396.75</text:p>
          </table:table-cell>
          <table:table-cell office:value-type="float" office:value="1491" calcext:value-type="float">
            <text:p>1491</text:p>
          </table:table-cell>
          <table:table-cell office:value-type="float" office:value="1202.25" calcext:value-type="float">
            <text:p>1202.25</text:p>
          </table:table-cell>
          <table:table-cell office:value-type="float" office:value="1305.25" calcext:value-type="float">
            <text:p>1305.25</text:p>
          </table:table-cell>
          <table:table-cell office:value-type="float" office:value="1384.75" calcext:value-type="float">
            <text:p>1384.75</text:p>
          </table:table-cell>
          <table:table-cell table:number-columns-repeated="2"/>
          <table:table-cell table:formula="of:=AVERAGE([.A120:.E120])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649.75" calcext:value-type="float">
            <text:p>1649.75</text:p>
          </table:table-cell>
          <table:table-cell office:value-type="float" office:value="849" calcext:value-type="float">
            <text:p>849</text:p>
          </table:table-cell>
          <table:table-cell office:value-type="float" office:value="1266" calcext:value-type="float">
            <text:p>1266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121:.E121])" office:value-type="float" office:value="1350.6" calcext:value-type="float">
            <text:p>1350.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724.75" calcext:value-type="float">
            <text:p>1724.75</text:p>
          </table:table-cell>
          <table:table-cell office:value-type="float" office:value="1009" calcext:value-type="float">
            <text:p>1009</text:p>
          </table:table-cell>
          <table:table-cell office:value-type="float" office:value="1427.25" calcext:value-type="float">
            <text:p>1427.25</text:p>
          </table:table-cell>
          <table:table-cell office:value-type="float" office:value="1199.5" calcext:value-type="float">
            <text:p>1199.5</text:p>
          </table:table-cell>
          <table:table-cell table:number-columns-repeated="2"/>
          <table:table-cell table:formula="of:=AVERAGE([.A122:.E122])" office:value-type="float" office:value="1395.3" calcext:value-type="float">
            <text:p>1395.3</text:p>
          </table:table-cell>
        </table:table-row>
        <table:table-row table:style-name="ro1">
          <table:table-cell office:value-type="float" office:value="1352.25" calcext:value-type="float">
            <text:p>1352.25</text:p>
          </table:table-cell>
          <table:table-cell office:value-type="float" office:value="1514.75" calcext:value-type="float">
            <text:p>1514.75</text:p>
          </table:table-cell>
          <table:table-cell office:value-type="float" office:value="1338.5" calcext:value-type="float">
            <text:p>1338.5</text:p>
          </table:table-cell>
          <table:table-cell office:value-type="float" office:value="1529.5" calcext:value-type="float">
            <text:p>1529.5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123:.E123])" office:value-type="float" office:value="1434.45" calcext:value-type="float">
            <text:p>1434.45</text:p>
          </table:table-cell>
        </table:table-row>
        <table:table-row table:style-name="ro1">
          <table:table-cell office:value-type="float" office:value="1654.75" calcext:value-type="float">
            <text:p>1654.75</text:p>
          </table:table-cell>
          <table:table-cell office:value-type="float" office:value="1626" calcext:value-type="float">
            <text:p>1626</text:p>
          </table:table-cell>
          <table:table-cell office:value-type="float" office:value="1503.5" calcext:value-type="float">
            <text:p>1503.5</text:p>
          </table:table-cell>
          <table:table-cell office:value-type="float" office:value="1230.75" calcext:value-type="float">
            <text:p>1230.75</text:p>
          </table:table-cell>
          <table:table-cell office:value-type="float" office:value="1129.75" calcext:value-type="float">
            <text:p>1129.75</text:p>
          </table:table-cell>
          <table:table-cell table:number-columns-repeated="2"/>
          <table:table-cell table:formula="of:=AVERAGE([.A124:.E124])" office:value-type="float" office:value="1428.95" calcext:value-type="float">
            <text:p>1428.95</text:p>
          </table:table-cell>
        </table:table-row>
        <table:table-row table:style-name="ro1">
          <table:table-cell office:value-type="float" office:value="1586.25" calcext:value-type="float">
            <text:p>1586.25</text:p>
          </table:table-cell>
          <table:table-cell office:value-type="float" office:value="1873" calcext:value-type="float">
            <text:p>1873</text:p>
          </table:table-cell>
          <table:table-cell office:value-type="float" office:value="1232.25" calcext:value-type="float">
            <text:p>1232.25</text:p>
          </table:table-cell>
          <table:table-cell office:value-type="float" office:value="1233.5" calcext:value-type="float">
            <text:p>1233.5</text:p>
          </table:table-cell>
          <table:table-cell office:value-type="float" office:value="1379.75" calcext:value-type="float">
            <text:p>1379.75</text:p>
          </table:table-cell>
          <table:table-cell table:number-columns-repeated="2"/>
          <table:table-cell table:formula="of:=AVERAGE([.A125:.E125])" office:value-type="float" office:value="1460.95" calcext:value-type="float">
            <text:p>1460.95</text:p>
          </table:table-cell>
        </table:table-row>
        <table:table-row table:style-name="ro1">
          <table:table-cell office:value-type="float" office:value="1464.75" calcext:value-type="float">
            <text:p>1464.75</text:p>
          </table:table-cell>
          <table:table-cell office:value-type="float" office:value="1585" calcext:value-type="float">
            <text:p>1585</text:p>
          </table:table-cell>
          <table:table-cell office:value-type="float" office:value="1273.5" calcext:value-type="float">
            <text:p>1273.5</text:p>
          </table:table-cell>
          <table:table-cell office:value-type="float" office:value="1434.75" calcext:value-type="float">
            <text:p>1434.75</text:p>
          </table:table-cell>
          <table:table-cell office:value-type="float" office:value="1462.25" calcext:value-type="float">
            <text:p>1462.25</text:p>
          </table:table-cell>
          <table:table-cell table:number-columns-repeated="2"/>
          <table:table-cell table:formula="of:=AVERAGE([.A126:.E126])" office:value-type="float" office:value="1444.05" calcext:value-type="float">
            <text:p>1444.05</text:p>
          </table:table-cell>
        </table:table-row>
        <table:table-row table:style-name="ro1">
          <table:table-cell office:value-type="float" office:value="1513.75" calcext:value-type="float">
            <text:p>1513.75</text:p>
          </table:table-cell>
          <table:table-cell office:value-type="float" office:value="1444" calcext:value-type="float">
            <text:p>1444</text:p>
          </table:table-cell>
          <table:table-cell office:value-type="float" office:value="1606" calcext:value-type="float">
            <text:p>1606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127:.E127])" office:value-type="float" office:value="1415.15" calcext:value-type="float">
            <text:p>1415.15</text:p>
          </table:table-cell>
        </table:table-row>
        <table:table-row table:style-name="ro1">
          <table:table-cell office:value-type="float" office:value="1634.75" calcext:value-type="float">
            <text:p>1634.75</text:p>
          </table:table-cell>
          <table:table-cell office:value-type="float" office:value="1397.25" calcext:value-type="float">
            <text:p>1397.25</text:p>
          </table:table-cell>
          <table:table-cell office:value-type="float" office:value="1499.75" calcext:value-type="float">
            <text:p>1499.75</text:p>
          </table:table-cell>
          <table:table-cell office:value-type="float" office:value="1252.25" calcext:value-type="float">
            <text:p>1252.25</text:p>
          </table:table-cell>
          <table:table-cell office:value-type="float" office:value="1192.25" calcext:value-type="float">
            <text:p>1192.25</text:p>
          </table:table-cell>
          <table:table-cell table:number-columns-repeated="2"/>
          <table:table-cell table:formula="of:=AVERAGE([.A128:.E128])" office:value-type="float" office:value="1395.25" calcext:value-type="float">
            <text:p>1395.25</text:p>
          </table:table-cell>
        </table:table-row>
        <table:table-row table:style-name="ro1">
          <table:table-cell office:value-type="float" office:value="1557.25" calcext:value-type="float">
            <text:p>1557.25</text:p>
          </table:table-cell>
          <table:table-cell office:value-type="float" office:value="1747.25" calcext:value-type="float">
            <text:p>1747.25</text:p>
          </table:table-cell>
          <table:table-cell office:value-type="float" office:value="1423.5" calcext:value-type="float">
            <text:p>1423.5</text:p>
          </table:table-cell>
          <table:table-cell office:value-type="float" office:value="1278" calcext:value-type="float">
            <text:p>1278</text:p>
          </table:table-cell>
          <table:table-cell office:value-type="float" office:value="1493.5" calcext:value-type="float">
            <text:p>1493.5</text:p>
          </table:table-cell>
          <table:table-cell table:number-columns-repeated="2"/>
          <table:table-cell table:formula="of:=AVERAGE([.A129:.E129])" office:value-type="float" office:value="1499.9" calcext:value-type="float">
            <text:p>1499.9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22.25" calcext:value-type="float">
            <text:p>1522.25</text:p>
          </table:table-cell>
          <table:table-cell office:value-type="float" office:value="1526" calcext:value-type="float">
            <text:p>1526</text:p>
          </table:table-cell>
          <table:table-cell office:value-type="float" office:value="1268.25" calcext:value-type="float">
            <text:p>1268.25</text:p>
          </table:table-cell>
          <table:table-cell office:value-type="float" office:value="1410.5" calcext:value-type="float">
            <text:p>1410.5</text:p>
          </table:table-cell>
          <table:table-cell table:number-columns-repeated="2"/>
          <table:table-cell table:formula="of:=AVERAGE([.A130:.E130])" office:value-type="float" office:value="1446.6" calcext:value-type="float">
            <text:p>1446.6</text:p>
          </table:table-cell>
        </table:table-row>
        <table:table-row table:style-name="ro1">
          <table:table-cell office:value-type="float" office:value="1372.25" calcext:value-type="float">
            <text:p>1372.25</text:p>
          </table:table-cell>
          <table:table-cell office:value-type="float" office:value="1610" calcext:value-type="float">
            <text:p>1610</text:p>
          </table:table-cell>
          <table:table-cell office:value-type="float" office:value="1526" calcext:value-type="float">
            <text:p>1526</text:p>
          </table:table-cell>
          <table:table-cell office:value-type="float" office:value="1063.5" calcext:value-type="float">
            <text:p>1063.5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131:.E131])" office:value-type="float" office:value="1401.8" calcext:value-type="float">
            <text:p>1401.8</text:p>
          </table:table-cell>
        </table:table-row>
        <table:table-row table:style-name="ro1">
          <table:table-cell office:value-type="float" office:value="1409.75" calcext:value-type="float">
            <text:p>1409.75</text:p>
          </table:table-cell>
          <table:table-cell office:value-type="float" office:value="1581" calcext:value-type="float">
            <text:p>1581</text:p>
          </table:table-cell>
          <table:table-cell office:value-type="float" office:value="1282.5" calcext:value-type="float">
            <text:p>1282.5</text:p>
          </table:table-cell>
          <table:table-cell office:value-type="float" office:value="1446" calcext:value-type="float">
            <text:p>1446</text:p>
          </table:table-cell>
          <table:table-cell office:value-type="float" office:value="1273.5" calcext:value-type="float">
            <text:p>1273.5</text:p>
          </table:table-cell>
          <table:table-cell table:number-columns-repeated="2"/>
          <table:table-cell table:formula="of:=AVERAGE([.A132:.E132])" office:value-type="float" office:value="1398.55" calcext:value-type="float">
            <text:p>1398.55</text:p>
          </table:table-cell>
        </table:table-row>
        <table:table-row table:style-name="ro1">
          <table:table-cell office:value-type="float" office:value="1437.25" calcext:value-type="float">
            <text:p>1437.25</text:p>
          </table:table-cell>
          <table:table-cell office:value-type="float" office:value="1532.75" calcext:value-type="float">
            <text:p>1532.75</text:p>
          </table:table-cell>
          <table:table-cell office:value-type="float" office:value="1624.75" calcext:value-type="float">
            <text:p>1624.75</text:p>
          </table:table-cell>
          <table:table-cell office:value-type="float" office:value="1205.5" calcext:value-type="float">
            <text:p>1205.5</text:p>
          </table:table-cell>
          <table:table-cell office:value-type="float" office:value="1259.75" calcext:value-type="float">
            <text:p>1259.75</text:p>
          </table:table-cell>
          <table:table-cell table:number-columns-repeated="2"/>
          <table:table-cell table:formula="of:=AVERAGE([.A133:.E133])"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1382.25" calcext:value-type="float">
            <text:p>1382.25</text:p>
          </table:table-cell>
          <table:table-cell office:value-type="float" office:value="1332.5" calcext:value-type="float">
            <text:p>1332.5</text:p>
          </table:table-cell>
          <table:table-cell office:value-type="float" office:value="1409.5" calcext:value-type="float">
            <text:p>1409.5</text:p>
          </table:table-cell>
          <table:table-cell office:value-type="float" office:value="1413.5" calcext:value-type="float">
            <text:p>1413.5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table:formula="of:=AVERAGE([.A134:.E134])" office:value-type="float" office:value="1383.55" calcext:value-type="float">
            <text:p>1383.55</text:p>
          </table:table-cell>
        </table:table-row>
        <table:table-row table:style-name="ro1">
          <table:table-cell office:value-type="float" office:value="1497.25" calcext:value-type="float">
            <text:p>1497.25</text:p>
          </table:table-cell>
          <table:table-cell office:value-type="float" office:value="1544.75" calcext:value-type="float">
            <text:p>1544.75</text:p>
          </table:table-cell>
          <table:table-cell office:value-type="float" office:value="1475" calcext:value-type="float">
            <text:p>1475</text:p>
          </table:table-cell>
          <table:table-cell office:value-type="float" office:value="1253.75" calcext:value-type="float">
            <text:p>1253.75</text:p>
          </table:table-cell>
          <table:table-cell office:value-type="float" office:value="1148.5" calcext:value-type="float">
            <text:p>1148.5</text:p>
          </table:table-cell>
          <table:table-cell table:number-columns-repeated="2"/>
          <table:table-cell table:formula="of:=AVERAGE([.A135:.E135])" office:value-type="float" office:value="1383.85" calcext:value-type="float">
            <text:p>1383.85</text:p>
          </table:table-cell>
        </table:table-row>
        <table:table-row table:style-name="ro1">
          <table:table-cell office:value-type="float" office:value="1667.75" calcext:value-type="float">
            <text:p>1667.75</text:p>
          </table:table-cell>
          <table:table-cell office:value-type="float" office:value="1369.75" calcext:value-type="float">
            <text:p>1369.75</text:p>
          </table:table-cell>
          <table:table-cell office:value-type="float" office:value="1443.5" calcext:value-type="float">
            <text:p>1443.5</text:p>
          </table:table-cell>
          <table:table-cell office:value-type="float" office:value="1086.75" calcext:value-type="float">
            <text:p>1086.75</text:p>
          </table:table-cell>
          <table:table-cell office:value-type="float" office:value="1436" calcext:value-type="float">
            <text:p>1436</text:p>
          </table:table-cell>
          <table:table-cell table:number-columns-repeated="2"/>
          <table:table-cell table:formula="of:=AVERAGE([.A136:.E136])" office:value-type="float" office:value="1400.75" calcext:value-type="float">
            <text:p>1400.75</text:p>
          </table:table-cell>
        </table:table-row>
        <table:table-row table:style-name="ro1">
          <table:table-cell office:value-type="float" office:value="1537.25" calcext:value-type="float">
            <text:p>1537.25</text:p>
          </table:table-cell>
          <table:table-cell office:value-type="float" office:value="1592.25" calcext:value-type="float">
            <text:p>1592.25</text:p>
          </table:table-cell>
          <table:table-cell office:value-type="float" office:value="1393.5" calcext:value-type="float">
            <text:p>1393.5</text:p>
          </table:table-cell>
          <table:table-cell office:value-type="float" office:value="1072" calcext:value-type="float">
            <text:p>1072</text:p>
          </table:table-cell>
          <table:table-cell office:value-type="float" office:value="1224" calcext:value-type="float">
            <text:p>1224</text:p>
          </table:table-cell>
          <table:table-cell table:number-columns-repeated="2"/>
          <table:table-cell table:formula="of:=AVERAGE([.A137:.E137])" office:value-type="float" office:value="1363.8" calcext:value-type="float">
            <text:p>1363.8</text:p>
          </table:table-cell>
        </table:table-row>
        <table:table-row table:style-name="ro1">
          <table:table-cell office:value-type="float" office:value="796.25" calcext:value-type="float">
            <text:p>796.25</text:p>
          </table:table-cell>
          <table:table-cell office:value-type="float" office:value="1753.75" calcext:value-type="float">
            <text:p>1753.75</text:p>
          </table:table-cell>
          <table:table-cell office:value-type="float" office:value="1313.75" calcext:value-type="float">
            <text:p>1313.75</text:p>
          </table:table-cell>
          <table:table-cell office:value-type="float" office:value="1345.75" calcext:value-type="float">
            <text:p>1345.75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138:.E138])" office:value-type="float" office:value="1324.35" calcext:value-type="float">
            <text:p>1324.3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699.75" calcext:value-type="float">
            <text:p>1699.75</text:p>
          </table:table-cell>
          <table:table-cell office:value-type="float" office:value="1122.75" calcext:value-type="float">
            <text:p>1122.75</text:p>
          </table:table-cell>
          <table:table-cell office:value-type="float" office:value="1338.5" calcext:value-type="float">
            <text:p>1338.5</text:p>
          </table:table-cell>
          <table:table-cell office:value-type="float" office:value="1473.5" calcext:value-type="float">
            <text:p>1473.5</text:p>
          </table:table-cell>
          <table:table-cell table:number-columns-repeated="2"/>
          <table:table-cell table:formula="of:=AVERAGE([.A139:.E139])" office:value-type="float" office:value="1420.1" calcext:value-type="float">
            <text:p>1420.1</text:p>
          </table:table-cell>
        </table:table-row>
        <table:table-row table:style-name="ro1">
          <table:table-cell office:value-type="float" office:value="1468.5" calcext:value-type="float">
            <text:p>1468.5</text:p>
          </table:table-cell>
          <table:table-cell office:value-type="float" office:value="1589.75" calcext:value-type="float">
            <text:p>1589.75</text:p>
          </table:table-cell>
          <table:table-cell office:value-type="float" office:value="1651.25" calcext:value-type="float">
            <text:p>1651.25</text:p>
          </table:table-cell>
          <table:table-cell office:value-type="float" office:value="1310.75" calcext:value-type="float">
            <text:p>1310.75</text:p>
          </table:table-cell>
          <table:table-cell office:value-type="float" office:value="1498.5" calcext:value-type="float">
            <text:p>1498.5</text:p>
          </table:table-cell>
          <table:table-cell table:number-columns-repeated="2"/>
          <table:table-cell table:formula="of:=AVERAGE([.A140:.E140])" office:value-type="float" office:value="1503.75" calcext:value-type="float">
            <text:p>1503.7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817.5" calcext:value-type="float">
            <text:p>1817.5</text:p>
          </table:table-cell>
          <table:table-cell office:value-type="float" office:value="1574.75" calcext:value-type="float">
            <text:p>1574.75</text:p>
          </table:table-cell>
          <table:table-cell office:value-type="float" office:value="1096.75" calcext:value-type="float">
            <text:p>1096.75</text:p>
          </table:table-cell>
          <table:table-cell office:value-type="float" office:value="1423.5" calcext:value-type="float">
            <text:p>1423.5</text:p>
          </table:table-cell>
          <table:table-cell table:number-columns-repeated="2"/>
          <table:table-cell table:formula="of:=AVERAGE([.A141:.E141])" office:value-type="float" office:value="1421.5" calcext:value-type="float">
            <text:p>1421.5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491" calcext:value-type="float">
            <text:p>1491</text:p>
          </table:table-cell>
          <table:table-cell office:value-type="float" office:value="1063.5" calcext:value-type="float">
            <text:p>1063.5</text:p>
          </table:table-cell>
          <table:table-cell office:value-type="float" office:value="1127.5" calcext:value-type="float">
            <text:p>1127.5</text:p>
          </table:table-cell>
          <table:table-cell office:value-type="float" office:value="1238.5" calcext:value-type="float">
            <text:p>1238.5</text:p>
          </table:table-cell>
          <table:table-cell table:number-columns-repeated="2"/>
          <table:table-cell table:formula="of:=AVERAGE([.A142:.E142])" office:value-type="float" office:value="1330.3" calcext:value-type="float">
            <text:p>1330.3</text:p>
          </table:table-cell>
        </table:table-row>
        <table:table-row table:style-name="ro1">
          <table:table-cell office:value-type="float" office:value="1517.25" calcext:value-type="float">
            <text:p>1517.25</text:p>
          </table:table-cell>
          <table:table-cell office:value-type="float" office:value="1463.5" calcext:value-type="float">
            <text:p>1463.5</text:p>
          </table:table-cell>
          <table:table-cell office:value-type="float" office:value="1505.5" calcext:value-type="float">
            <text:p>1505.5</text:p>
          </table:table-cell>
          <table:table-cell office:value-type="float" office:value="1282.25" calcext:value-type="float">
            <text:p>1282.25</text:p>
          </table:table-cell>
          <table:table-cell office:value-type="float" office:value="1303" calcext:value-type="float">
            <text:p>1303</text:p>
          </table:table-cell>
          <table:table-cell table:number-columns-repeated="2"/>
          <table:table-cell table:formula="of:=AVERAGE([.A143:.E143])" office:value-type="float" office:value="1414.3" calcext:value-type="float">
            <text:p>1414.3</text:p>
          </table:table-cell>
        </table:table-row>
        <table:table-row table:style-name="ro1">
          <table:table-cell office:value-type="float" office:value="1379.75" calcext:value-type="float">
            <text:p>1379.75</text:p>
          </table:table-cell>
          <table:table-cell office:value-type="float" office:value="1723.5" calcext:value-type="float">
            <text:p>1723.5</text:p>
          </table:table-cell>
          <table:table-cell office:value-type="float" office:value="1310.5" calcext:value-type="float">
            <text:p>1310.5</text:p>
          </table:table-cell>
          <table:table-cell office:value-type="float" office:value="1473.5" calcext:value-type="float">
            <text:p>1473.5</text:p>
          </table:table-cell>
          <table:table-cell office:value-type="float" office:value="1461.75" calcext:value-type="float">
            <text:p>1461.75</text:p>
          </table:table-cell>
          <table:table-cell table:number-columns-repeated="2"/>
          <table:table-cell table:formula="of:=AVERAGE([.A144:.E144])" office:value-type="float" office:value="1469.8" calcext:value-type="float">
            <text:p>1469.8</text:p>
          </table:table-cell>
        </table:table-row>
        <table:table-row table:style-name="ro1">
          <table:table-cell office:value-type="float" office:value="1634.75" calcext:value-type="float">
            <text:p>1634.75</text:p>
          </table:table-cell>
          <table:table-cell office:value-type="float" office:value="1783.5" calcext:value-type="float">
            <text:p>1783.5</text:p>
          </table:table-cell>
          <table:table-cell office:value-type="float" office:value="1161.25" calcext:value-type="float">
            <text:p>1161.25</text:p>
          </table:table-cell>
          <table:table-cell office:value-type="float" office:value="1451" calcext:value-type="float">
            <text:p>1451</text:p>
          </table:table-cell>
          <table:table-cell office:value-type="float" office:value="1368.5" calcext:value-type="float">
            <text:p>1368.5</text:p>
          </table:table-cell>
          <table:table-cell table:number-columns-repeated="2"/>
          <table:table-cell table:formula="of:=AVERAGE([.A145:.E145])" office:value-type="float" office:value="1479.8" calcext:value-type="float">
            <text:p>1479.8</text:p>
          </table:table-cell>
        </table:table-row>
        <table:table-row table:style-name="ro1">
          <table:table-cell office:value-type="float" office:value="1359.75" calcext:value-type="float">
            <text:p>1359.75</text:p>
          </table:table-cell>
          <table:table-cell office:value-type="float" office:value="1582.25" calcext:value-type="float">
            <text:p>1582.25</text:p>
          </table:table-cell>
          <table:table-cell office:value-type="float" office:value="1203.5" calcext:value-type="float">
            <text:p>1203.5</text:p>
          </table:table-cell>
          <table:table-cell office:value-type="float" office:value="1497.25" calcext:value-type="float">
            <text:p>1497.25</text:p>
          </table:table-cell>
          <table:table-cell office:value-type="float" office:value="1462.25" calcext:value-type="float">
            <text:p>1462.25</text:p>
          </table:table-cell>
          <table:table-cell table:number-columns-repeated="2"/>
          <table:table-cell table:formula="of:=AVERAGE([.A146:.E146])"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454.5" calcext:value-type="float">
            <text:p>1454.5</text:p>
          </table:table-cell>
          <table:table-cell office:value-type="float" office:value="1331.5" calcext:value-type="float">
            <text:p>1331.5</text:p>
          </table:table-cell>
          <table:table-cell office:value-type="float" office:value="1368.5" calcext:value-type="float">
            <text:p>1368.5</text:p>
          </table:table-cell>
          <table:table-cell office:value-type="float" office:value="964" calcext:value-type="float">
            <text:p>964</text:p>
          </table:table-cell>
          <table:table-cell office:value-type="float" office:value="1387.25" calcext:value-type="float">
            <text:p>1387.25</text:p>
          </table:table-cell>
          <table:table-cell table:number-columns-repeated="2"/>
          <table:table-cell table:formula="of:=AVERAGE([.A147:.E147])" office:value-type="float" office:value="1301.15" calcext:value-type="float">
            <text:p>1301.15</text:p>
          </table:table-cell>
        </table:table-row>
        <table:table-row table:style-name="ro1">
          <table:table-cell office:value-type="float" office:value="1411.75" calcext:value-type="float">
            <text:p>1411.75</text:p>
          </table:table-cell>
          <table:table-cell office:value-type="float" office:value="1727.25" calcext:value-type="float">
            <text:p>1727.25</text:p>
          </table:table-cell>
          <table:table-cell office:value-type="float" office:value="1024.75" calcext:value-type="float">
            <text:p>1024.75</text:p>
          </table:table-cell>
          <table:table-cell office:value-type="float" office:value="1263.25" calcext:value-type="float">
            <text:p>1263.25</text:p>
          </table:table-cell>
          <table:table-cell office:value-type="float" office:value="1328.5" calcext:value-type="float">
            <text:p>1328.5</text:p>
          </table:table-cell>
          <table:table-cell table:number-columns-repeated="2"/>
          <table:table-cell table:formula="of:=AVERAGE([.A148:.E148])" office:value-type="float" office:value="1351.1" calcext:value-type="float">
            <text:p>1351.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647.25" calcext:value-type="float">
            <text:p>1647.25</text:p>
          </table:table-cell>
          <table:table-cell office:value-type="float" office:value="1127" calcext:value-type="float">
            <text:p>1127</text:p>
          </table:table-cell>
          <table:table-cell office:value-type="float" office:value="1274" calcext:value-type="float">
            <text:p>1274</text:p>
          </table:table-cell>
          <table:table-cell office:value-type="float" office:value="1298.75" calcext:value-type="float">
            <text:p>1298.75</text:p>
          </table:table-cell>
          <table:table-cell table:number-columns-repeated="2"/>
          <table:table-cell table:formula="of:=AVERAGE([.A149:.E149])" office:value-type="float" office:value="1357.6" calcext:value-type="float">
            <text:p>1357.6</text:p>
          </table:table-cell>
        </table:table-row>
        <table:table-row table:style-name="ro1">
          <table:table-cell office:value-type="float" office:value="1704.75" calcext:value-type="float">
            <text:p>1704.75</text:p>
          </table:table-cell>
          <table:table-cell office:value-type="float" office:value="1433.5" calcext:value-type="float">
            <text:p>1433.5</text:p>
          </table:table-cell>
          <table:table-cell office:value-type="float" office:value="1301.5" calcext:value-type="float">
            <text:p>1301.5</text:p>
          </table:table-cell>
          <table:table-cell office:value-type="float" office:value="1253.75" calcext:value-type="float">
            <text:p>1253.75</text:p>
          </table:table-cell>
          <table:table-cell office:value-type="float" office:value="1373.5" calcext:value-type="float">
            <text:p>1373.5</text:p>
          </table:table-cell>
          <table:table-cell table:number-columns-repeated="2"/>
          <table:table-cell table:formula="of:=AVERAGE([.A150:.E150])" office:value-type="float" office:value="1413.4" calcext:value-type="float">
            <text:p>1413.4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460.25" calcext:value-type="float">
            <text:p>1460.25</text:p>
          </table:table-cell>
          <table:table-cell office:value-type="float" office:value="1373.5" calcext:value-type="float">
            <text:p>1373.5</text:p>
          </table:table-cell>
          <table:table-cell office:value-type="float" office:value="1327.25" calcext:value-type="float">
            <text:p>1327.25</text:p>
          </table:table-cell>
          <table:table-cell office:value-type="float" office:value="1443.5" calcext:value-type="float">
            <text:p>1443.5</text:p>
          </table:table-cell>
          <table:table-cell table:number-columns-repeated="2"/>
          <table:table-cell table:formula="of:=AVERAGE([.A151:.E151])" office:value-type="float" office:value="1453.3" calcext:value-type="float">
            <text:p>1453.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637.25" calcext:value-type="float">
            <text:p>1637.25</text:p>
          </table:table-cell>
          <table:table-cell office:value-type="float" office:value="1287.25" calcext:value-type="float">
            <text:p>1287.25</text:p>
          </table:table-cell>
          <table:table-cell office:value-type="float" office:value="1396" calcext:value-type="float">
            <text:p>1396</text:p>
          </table:table-cell>
          <table:table-cell office:value-type="float" office:value="1304" calcext:value-type="float">
            <text:p>1304</text:p>
          </table:table-cell>
          <table:table-cell table:number-columns-repeated="2"/>
          <table:table-cell table:formula="of:=AVERAGE([.A152:.E152])" office:value-type="float" office:value="1425.1" calcext:value-type="float">
            <text:p>1425.1</text:p>
          </table:table-cell>
        </table:table-row>
        <table:table-row table:style-name="ro1">
          <table:table-cell office:value-type="float" office:value="1336.25" calcext:value-type="float">
            <text:p>1336.25</text:p>
          </table:table-cell>
          <table:table-cell office:value-type="float" office:value="1605.25" calcext:value-type="float">
            <text:p>1605.25</text:p>
          </table:table-cell>
          <table:table-cell office:value-type="float" office:value="1353.5" calcext:value-type="float">
            <text:p>1353.5</text:p>
          </table:table-cell>
          <table:table-cell office:value-type="float" office:value="1259.75" calcext:value-type="float">
            <text:p>1259.75</text:p>
          </table:table-cell>
          <table:table-cell office:value-type="float" office:value="1367.25" calcext:value-type="float">
            <text:p>1367.25</text:p>
          </table:table-cell>
          <table:table-cell table:number-columns-repeated="2"/>
          <table:table-cell table:formula="of:=AVERAGE([.A153:.E153])" office:value-type="float" office:value="1384.4" calcext:value-type="float">
            <text:p>1384.4</text:p>
          </table:table-cell>
        </table:table-row>
        <table:table-row table:style-name="ro1">
          <table:table-cell office:value-type="float" office:value="1518.5" calcext:value-type="float">
            <text:p>1518.5</text:p>
          </table:table-cell>
          <table:table-cell office:value-type="float" office:value="1696" calcext:value-type="float">
            <text:p>1696</text:p>
          </table:table-cell>
          <table:table-cell office:value-type="float" office:value="1398.5" calcext:value-type="float">
            <text:p>1398.5</text:p>
          </table:table-cell>
          <table:table-cell office:value-type="float" office:value="1244.75" calcext:value-type="float">
            <text:p>1244.75</text:p>
          </table:table-cell>
          <table:table-cell office:value-type="float" office:value="1317.25" calcext:value-type="float">
            <text:p>1317.25</text:p>
          </table:table-cell>
          <table:table-cell table:number-columns-repeated="2"/>
          <table:table-cell table:formula="of:=AVERAGE([.A154:.E154])"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417.25" calcext:value-type="float">
            <text:p>1417.25</text:p>
          </table:table-cell>
          <table:table-cell office:value-type="float" office:value="1370.75" calcext:value-type="float">
            <text:p>1370.75</text:p>
          </table:table-cell>
          <table:table-cell office:value-type="float" office:value="1209" calcext:value-type="float">
            <text:p>1209</text:p>
          </table:table-cell>
          <table:table-cell office:value-type="float" office:value="1353.5" calcext:value-type="float">
            <text:p>1353.5</text:p>
          </table:table-cell>
          <table:table-cell office:value-type="float" office:value="1329.75" calcext:value-type="float">
            <text:p>1329.75</text:p>
          </table:table-cell>
          <table:table-cell table:number-columns-repeated="2"/>
          <table:table-cell table:formula="of:=AVERAGE([.A155:.E155])" office:value-type="float" office:value="1336.05" calcext:value-type="float">
            <text:p>1336.05</text:p>
          </table:table-cell>
        </table:table-row>
        <table:table-row table:style-name="ro1">
          <table:table-cell office:value-type="float" office:value="1559.75" calcext:value-type="float">
            <text:p>1559.75</text:p>
          </table:table-cell>
          <table:table-cell office:value-type="float" office:value="1523.5" calcext:value-type="float">
            <text:p>1523.5</text:p>
          </table:table-cell>
          <table:table-cell office:value-type="float" office:value="999" calcext:value-type="float">
            <text:p>999</text:p>
          </table:table-cell>
          <table:table-cell office:value-type="float" office:value="1442.25" calcext:value-type="float">
            <text:p>1442.25</text:p>
          </table:table-cell>
          <table:table-cell office:value-type="float" office:value="1499.75" calcext:value-type="float">
            <text:p>1499.75</text:p>
          </table:table-cell>
          <table:table-cell table:number-columns-repeated="2"/>
          <table:table-cell table:formula="of:=AVERAGE([.A156:.E156])" office:value-type="float" office:value="1404.85" calcext:value-type="float">
            <text:p>1404.85</text:p>
          </table:table-cell>
        </table:table-row>
        <table:table-row table:style-name="ro1">
          <table:table-cell office:value-type="float" office:value="1173.75" calcext:value-type="float">
            <text:p>1173.75</text:p>
          </table:table-cell>
          <table:table-cell office:value-type="float" office:value="1472.25" calcext:value-type="float">
            <text:p>1472.25</text:p>
          </table:table-cell>
          <table:table-cell office:value-type="float" office:value="1312" calcext:value-type="float">
            <text:p>1312</text:p>
          </table:table-cell>
          <table:table-cell office:value-type="float" office:value="1588.5" calcext:value-type="float">
            <text:p>1588.5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157:.E157])" office:value-type="float" office:value="1396.75" calcext:value-type="float">
            <text:p>1396.75</text:p>
          </table:table-cell>
        </table:table-row>
        <table:table-row table:style-name="ro1">
          <table:table-cell office:value-type="float" office:value="1493.5" calcext:value-type="float">
            <text:p>1493.5</text:p>
          </table:table-cell>
          <table:table-cell office:value-type="float" office:value="1504.75" calcext:value-type="float">
            <text:p>1504.75</text:p>
          </table:table-cell>
          <table:table-cell office:value-type="float" office:value="1353.5" calcext:value-type="float">
            <text:p>1353.5</text:p>
          </table:table-cell>
          <table:table-cell office:value-type="float" office:value="1632.25" calcext:value-type="float">
            <text:p>1632.25</text:p>
          </table:table-cell>
          <table:table-cell office:value-type="float" office:value="1261" calcext:value-type="float">
            <text:p>1261</text:p>
          </table:table-cell>
          <table:table-cell table:number-columns-repeated="2"/>
          <table:table-cell table:formula="of:=AVERAGE([.A158:.E158])"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804.75" calcext:value-type="float">
            <text:p>1804.75</text:p>
          </table:table-cell>
          <table:table-cell office:value-type="float" office:value="1787.75" calcext:value-type="float">
            <text:p>1787.75</text:p>
          </table:table-cell>
          <table:table-cell office:value-type="float" office:value="1448.25" calcext:value-type="float">
            <text:p>1448.25</text:p>
          </table:table-cell>
          <table:table-cell office:value-type="float" office:value="1324.75" calcext:value-type="float">
            <text:p>1324.75</text:p>
          </table:table-cell>
          <table:table-cell office:value-type="float" office:value="1474.75" calcext:value-type="float">
            <text:p>1474.75</text:p>
          </table:table-cell>
          <table:table-cell table:number-columns-repeated="2"/>
          <table:table-cell table:formula="of:=AVERAGE([.A159:.E159])" office:value-type="float" office:value="1568.05" calcext:value-type="float">
            <text:p>1568.05</text:p>
          </table:table-cell>
        </table:table-row>
        <table:table-row table:style-name="ro1">
          <table:table-cell office:value-type="float" office:value="1547.25" calcext:value-type="float">
            <text:p>1547.25</text:p>
          </table:table-cell>
          <table:table-cell office:value-type="float" office:value="1658.5" calcext:value-type="float">
            <text:p>1658.5</text:p>
          </table:table-cell>
          <table:table-cell office:value-type="float" office:value="1144" calcext:value-type="float">
            <text:p>1144</text:p>
          </table:table-cell>
          <table:table-cell office:value-type="float" office:value="1104.75" calcext:value-type="float">
            <text:p>1104.75</text:p>
          </table:table-cell>
          <table:table-cell office:value-type="float" office:value="1217.25" calcext:value-type="float">
            <text:p>1217.25</text:p>
          </table:table-cell>
          <table:table-cell table:number-columns-repeated="2"/>
          <table:table-cell table:formula="of:=AVERAGE([.A160:.E160])" office:value-type="float" office:value="1334.35" calcext:value-type="float">
            <text:p>1334.35</text:p>
          </table:table-cell>
        </table:table-row>
        <table:table-row table:style-name="ro1">
          <table:table-cell office:value-type="float" office:value="1678.5" calcext:value-type="float">
            <text:p>1678.5</text:p>
          </table:table-cell>
          <table:table-cell office:value-type="float" office:value="1789.75" calcext:value-type="float">
            <text:p>1789.75</text:p>
          </table:table-cell>
          <table:table-cell office:value-type="float" office:value="908.5" calcext:value-type="float">
            <text:p>908.5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1091" calcext:value-type="float">
            <text:p>1091</text:p>
          </table:table-cell>
          <table:table-cell table:number-columns-repeated="2"/>
          <table:table-cell table:formula="of:=AVERAGE([.A161:.E161])" office:value-type="float" office:value="1318.5" calcext:value-type="float">
            <text:p>1318.5</text:p>
          </table:table-cell>
        </table:table-row>
        <table:table-row table:style-name="ro1">
          <table:table-cell office:value-type="float" office:value="1616.75" calcext:value-type="float">
            <text:p>1616.75</text:p>
          </table:table-cell>
          <table:table-cell office:value-type="float" office:value="1728" calcext:value-type="float">
            <text:p>1728</text:p>
          </table:table-cell>
          <table:table-cell office:value-type="float" office:value="1088" calcext:value-type="float">
            <text:p>1088</text:p>
          </table:table-cell>
          <table:table-cell office:value-type="float" office:value="1336" calcext:value-type="float">
            <text:p>1336</text:p>
          </table:table-cell>
          <table:table-cell office:value-type="float" office:value="1222.75" calcext:value-type="float">
            <text:p>1222.75</text:p>
          </table:table-cell>
          <table:table-cell table:number-columns-repeated="2"/>
          <table:table-cell table:formula="of:=AVERAGE([.A162:.E162])" office:value-type="float" office:value="1398.3" calcext:value-type="float">
            <text:p>1398.3</text:p>
          </table:table-cell>
        </table:table-row>
        <table:table-row table:style-name="ro1">
          <table:table-cell office:value-type="float" office:value="1507.25" calcext:value-type="float">
            <text:p>1507.25</text:p>
          </table:table-cell>
          <table:table-cell office:value-type="float" office:value="1696" calcext:value-type="float">
            <text:p>1696</text:p>
          </table:table-cell>
          <table:table-cell office:value-type="float" office:value="1436.75" calcext:value-type="float">
            <text:p>1436.75</text:p>
          </table:table-cell>
          <table:table-cell office:value-type="float" office:value="1292.25" calcext:value-type="float">
            <text:p>1292.25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table:formula="of:=AVERAGE([.A163:.E163])" office:value-type="float" office:value="1463.65" calcext:value-type="float">
            <text:p>1463.65</text:p>
          </table:table-cell>
        </table:table-row>
        <table:table-row table:style-name="ro1">
          <table:table-cell office:value-type="float" office:value="1657.25" calcext:value-type="float">
            <text:p>1657.25</text:p>
          </table:table-cell>
          <table:table-cell office:value-type="float" office:value="1510" calcext:value-type="float">
            <text:p>1510</text:p>
          </table:table-cell>
          <table:table-cell office:value-type="float" office:value="1406" calcext:value-type="float">
            <text:p>1406</text:p>
          </table:table-cell>
          <table:table-cell office:value-type="float" office:value="1386.75" calcext:value-type="float">
            <text:p>1386.75</text:p>
          </table:table-cell>
          <table:table-cell office:value-type="float" office:value="1549.75" calcext:value-type="float">
            <text:p>1549.75</text:p>
          </table:table-cell>
          <table:table-cell table:number-columns-repeated="2"/>
          <table:table-cell table:formula="of:=AVERAGE([.A164:.E164])" office:value-type="float" office:value="1501.95" calcext:value-type="float">
            <text:p>1501.95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599.75" calcext:value-type="float">
            <text:p>1599.75</text:p>
          </table:table-cell>
          <table:table-cell office:value-type="float" office:value="1409.75" calcext:value-type="float">
            <text:p>1409.75</text:p>
          </table:table-cell>
          <table:table-cell office:value-type="float" office:value="1329.75" calcext:value-type="float">
            <text:p>1329.75</text:p>
          </table:table-cell>
          <table:table-cell office:value-type="float" office:value="1200.25" calcext:value-type="float">
            <text:p>1200.25</text:p>
          </table:table-cell>
          <table:table-cell table:number-columns-repeated="2"/>
          <table:table-cell table:formula="of:=AVERAGE([.A165:.E165])" office:value-type="float" office:value="1463.7" calcext:value-type="float">
            <text:p>1463.7</text:p>
          </table:table-cell>
        </table:table-row>
        <table:table-row table:style-name="ro1">
          <table:table-cell office:value-type="float" office:value="1324.75" calcext:value-type="float">
            <text:p>1324.75</text:p>
          </table:table-cell>
          <table:table-cell office:value-type="float" office:value="1852.25" calcext:value-type="float">
            <text:p>1852.25</text:p>
          </table:table-cell>
          <table:table-cell office:value-type="float" office:value="1333.5" calcext:value-type="float">
            <text:p>1333.5</text:p>
          </table:table-cell>
          <table:table-cell office:value-type="float" office:value="1314" calcext:value-type="float">
            <text:p>1314</text:p>
          </table:table-cell>
          <table:table-cell office:value-type="float" office:value="1209.75" calcext:value-type="float">
            <text:p>1209.75</text:p>
          </table:table-cell>
          <table:table-cell table:number-columns-repeated="2"/>
          <table:table-cell table:formula="of:=AVERAGE([.A166:.E166])" office:value-type="float" office:value="1406.85" calcext:value-type="float">
            <text:p>1406.85</text:p>
          </table:table-cell>
        </table:table-row>
        <table:table-row table:style-name="ro1">
          <table:table-cell office:value-type="float" office:value="1477.75" calcext:value-type="float">
            <text:p>1477.75</text:p>
          </table:table-cell>
          <table:table-cell office:value-type="float" office:value="1731" calcext:value-type="float">
            <text:p>1731</text:p>
          </table:table-cell>
          <table:table-cell office:value-type="float" office:value="1260.25" calcext:value-type="float">
            <text:p>1260.25</text:p>
          </table:table-cell>
          <table:table-cell office:value-type="float" office:value="1460" calcext:value-type="float">
            <text:p>1460</text:p>
          </table:table-cell>
          <table:table-cell office:value-type="float" office:value="1171" calcext:value-type="float">
            <text:p>1171</text:p>
          </table:table-cell>
          <table:table-cell table:number-columns-repeated="2"/>
          <table:table-cell table:formula="of:=AVERAGE([.A167:.E167])"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549.75" calcext:value-type="float">
            <text:p>1549.75</text:p>
          </table:table-cell>
          <table:table-cell office:value-type="float" office:value="1786" calcext:value-type="float">
            <text:p>1786</text:p>
          </table:table-cell>
          <table:table-cell office:value-type="float" office:value="1494.5" calcext:value-type="float">
            <text:p>1494.5</text:p>
          </table:table-cell>
          <table:table-cell office:value-type="float" office:value="1371.25" calcext:value-type="float">
            <text:p>1371.25</text:p>
          </table:table-cell>
          <table:table-cell office:value-type="float" office:value="1649.75" calcext:value-type="float">
            <text:p>1649.75</text:p>
          </table:table-cell>
          <table:table-cell table:number-columns-repeated="2"/>
          <table:table-cell table:formula="of:=AVERAGE([.A168:.E168])" office:value-type="float" office:value="1570.25" calcext:value-type="float">
            <text:p>1570.25</text:p>
          </table:table-cell>
        </table:table-row>
        <table:table-row table:style-name="ro1">
          <table:table-cell office:value-type="float" office:value="1242.25" calcext:value-type="float">
            <text:p>1242.25</text:p>
          </table:table-cell>
          <table:table-cell office:value-type="float" office:value="1916" calcext:value-type="float">
            <text:p>1916</text:p>
          </table:table-cell>
          <table:table-cell office:value-type="float" office:value="1235.25" calcext:value-type="float">
            <text:p>1235.25</text:p>
          </table:table-cell>
          <table:table-cell office:value-type="float" office:value="1403.25" calcext:value-type="float">
            <text:p>1403.25</text:p>
          </table:table-cell>
          <table:table-cell office:value-type="float" office:value="1265" calcext:value-type="float">
            <text:p>1265</text:p>
          </table:table-cell>
          <table:table-cell table:number-columns-repeated="2"/>
          <table:table-cell table:formula="of:=AVERAGE([.A169:.E169])" office:value-type="float" office:value="1412.35" calcext:value-type="float">
            <text:p>1412.35</text:p>
          </table:table-cell>
        </table:table-row>
        <table:table-row table:style-name="ro1">
          <table:table-cell office:value-type="float" office:value="1824.75" calcext:value-type="float">
            <text:p>1824.75</text:p>
          </table:table-cell>
          <table:table-cell office:value-type="float" office:value="1723.5" calcext:value-type="float">
            <text:p>1723.5</text:p>
          </table:table-cell>
          <table:table-cell office:value-type="float" office:value="1298.5" calcext:value-type="float">
            <text:p>1298.5</text:p>
          </table:table-cell>
          <table:table-cell office:value-type="float" office:value="1210" calcext:value-type="float">
            <text:p>1210</text:p>
          </table:table-cell>
          <table:table-cell office:value-type="float" office:value="1388.5" calcext:value-type="float">
            <text:p>1388.5</text:p>
          </table:table-cell>
          <table:table-cell table:number-columns-repeated="2"/>
          <table:table-cell table:formula="of:=AVERAGE([.A170:.E170])" office:value-type="float" office:value="1489.05" calcext:value-type="float">
            <text:p>1489.05</text:p>
          </table:table-cell>
        </table:table-row>
        <table:table-row table:style-name="ro1">
          <table:table-cell office:value-type="float" office:value="1422.25" calcext:value-type="float">
            <text:p>1422.25</text:p>
          </table:table-cell>
          <table:table-cell office:value-type="float" office:value="1989.75" calcext:value-type="float">
            <text:p>1989.75</text:p>
          </table:table-cell>
          <table:table-cell office:value-type="float" office:value="1158.75" calcext:value-type="float">
            <text:p>1158.75</text:p>
          </table:table-cell>
          <table:table-cell office:value-type="float" office:value="1131.25" calcext:value-type="float">
            <text:p>1131.25</text:p>
          </table:table-cell>
          <table:table-cell office:value-type="float" office:value="1329.75" calcext:value-type="float">
            <text:p>1329.75</text:p>
          </table:table-cell>
          <table:table-cell table:number-columns-repeated="2"/>
          <table:table-cell table:formula="of:=AVERAGE([.A171:.E171])" office:value-type="float" office:value="1406.35" calcext:value-type="float">
            <text:p>1406.35</text:p>
          </table:table-cell>
        </table:table-row>
        <table:table-row table:style-name="ro1">
          <table:table-cell office:value-type="float" office:value="1297.5" calcext:value-type="float">
            <text:p>1297.5</text:p>
          </table:table-cell>
          <table:table-cell office:value-type="float" office:value="1676" calcext:value-type="float">
            <text:p>1676</text:p>
          </table:table-cell>
          <table:table-cell office:value-type="float" office:value="1442.25" calcext:value-type="float">
            <text:p>1442.25</text:p>
          </table:table-cell>
          <table:table-cell office:value-type="float" office:value="1268.5" calcext:value-type="float">
            <text:p>1268.5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table:formula="of:=AVERAGE([.A172:.E172])" office:value-type="float" office:value="1353.45" calcext:value-type="float">
            <text:p>1353.45</text:p>
          </table:table-cell>
        </table:table-row>
        <table:table-row table:style-name="ro1">
          <table:table-cell office:value-type="float" office:value="1284.75" calcext:value-type="float">
            <text:p>1284.75</text:p>
          </table:table-cell>
          <table:table-cell office:value-type="float" office:value="1877.25" calcext:value-type="float">
            <text:p>1877.25</text:p>
          </table:table-cell>
          <table:table-cell office:value-type="float" office:value="1358.5" calcext:value-type="float">
            <text:p>1358.5</text:p>
          </table:table-cell>
          <table:table-cell office:value-type="float" office:value="1303.75" calcext:value-type="float">
            <text:p>1303.75</text:p>
          </table:table-cell>
          <table:table-cell office:value-type="float" office:value="1287.25" calcext:value-type="float">
            <text:p>1287.25</text:p>
          </table:table-cell>
          <table:table-cell table:number-columns-repeated="2"/>
          <table:table-cell table:formula="of:=AVERAGE([.A173:.E173])" office:value-type="float" office:value="1422.3" calcext:value-type="float">
            <text:p>1422.3</text:p>
          </table:table-cell>
        </table:table-row>
        <table:table-row table:style-name="ro1">
          <table:table-cell office:value-type="float" office:value="1057.25" calcext:value-type="float">
            <text:p>1057.25</text:p>
          </table:table-cell>
          <table:table-cell office:value-type="float" office:value="1853.5" calcext:value-type="float">
            <text:p>1853.5</text:p>
          </table:table-cell>
          <table:table-cell office:value-type="float" office:value="1229.75" calcext:value-type="float">
            <text:p>1229.75</text:p>
          </table:table-cell>
          <table:table-cell office:value-type="float" office:value="1248" calcext:value-type="float">
            <text:p>1248</text:p>
          </table:table-cell>
          <table:table-cell office:value-type="float" office:value="1171" calcext:value-type="float">
            <text:p>1171</text:p>
          </table:table-cell>
          <table:table-cell table:number-columns-repeated="2"/>
          <table:table-cell table:formula="of:=AVERAGE([.A174:.E174])" office:value-type="float" office:value="1311.9" calcext:value-type="float">
            <text:p>1311.9</text:p>
          </table:table-cell>
        </table:table-row>
        <table:table-row table:style-name="ro1">
          <table:table-cell office:value-type="float" office:value="1385.5" calcext:value-type="float">
            <text:p>1385.5</text:p>
          </table:table-cell>
          <table:table-cell office:value-type="float" office:value="1711" calcext:value-type="float">
            <text:p>1711</text:p>
          </table:table-cell>
          <table:table-cell office:value-type="float" office:value="1353.5" calcext:value-type="float">
            <text:p>1353.5</text:p>
          </table:table-cell>
          <table:table-cell office:value-type="float" office:value="1134.75" calcext:value-type="float">
            <text:p>1134.75</text:p>
          </table:table-cell>
          <table:table-cell office:value-type="float" office:value="1202.25" calcext:value-type="float">
            <text:p>1202.25</text:p>
          </table:table-cell>
          <table:table-cell table:number-columns-repeated="2"/>
          <table:table-cell table:formula="of:=AVERAGE([.A175:.E175])" office:value-type="float" office:value="1357.4" calcext:value-type="float">
            <text:p>1357.4</text:p>
          </table:table-cell>
        </table:table-row>
        <table:table-row table:style-name="ro1">
          <table:table-cell office:value-type="float" office:value="1527.25" calcext:value-type="float">
            <text:p>1527.25</text:p>
          </table:table-cell>
          <table:table-cell office:value-type="float" office:value="1902.25" calcext:value-type="float">
            <text:p>1902.25</text:p>
          </table:table-cell>
          <table:table-cell office:value-type="float" office:value="1342" calcext:value-type="float">
            <text:p>1342</text:p>
          </table:table-cell>
          <table:table-cell office:value-type="float" office:value="1359.75" calcext:value-type="float">
            <text:p>1359.75</text:p>
          </table:table-cell>
          <table:table-cell office:value-type="float" office:value="1438.5" calcext:value-type="float">
            <text:p>1438.5</text:p>
          </table:table-cell>
          <table:table-cell table:number-columns-repeated="2"/>
          <table:table-cell table:formula="of:=AVERAGE([.A176:.E176])" office:value-type="float" office:value="1513.95" calcext:value-type="float">
            <text:p>1513.95</text:p>
          </table:table-cell>
        </table:table-row>
        <table:table-row table:style-name="ro1">
          <table:table-cell office:value-type="float" office:value="1274.75" calcext:value-type="float">
            <text:p>1274.75</text:p>
          </table:table-cell>
          <table:table-cell office:value-type="float" office:value="1786" calcext:value-type="float">
            <text:p>1786</text:p>
          </table:table-cell>
          <table:table-cell office:value-type="float" office:value="1393.25" calcext:value-type="float">
            <text:p>1393.25</text:p>
          </table:table-cell>
          <table:table-cell office:value-type="float" office:value="1458" calcext:value-type="float">
            <text:p>1458</text:p>
          </table:table-cell>
          <table:table-cell office:value-type="float" office:value="1387.25" calcext:value-type="float">
            <text:p>1387.25</text:p>
          </table:table-cell>
          <table:table-cell table:number-columns-repeated="2"/>
          <table:table-cell table:formula="of:=AVERAGE([.A177:.E177])" office:value-type="float" office:value="1459.85" calcext:value-type="float">
            <text:p>1459.85</text:p>
          </table:table-cell>
        </table:table-row>
        <table:table-row table:style-name="ro1">
          <table:table-cell office:value-type="float" office:value="1427.25" calcext:value-type="float">
            <text:p>1427.25</text:p>
          </table:table-cell>
          <table:table-cell office:value-type="float" office:value="1655.25" calcext:value-type="float">
            <text:p>1655.25</text:p>
          </table:table-cell>
          <table:table-cell office:value-type="float" office:value="1521.5" calcext:value-type="float">
            <text:p>1521.5</text:p>
          </table:table-cell>
          <table:table-cell office:value-type="float" office:value="1368.5" calcext:value-type="float">
            <text:p>1368.5</text:p>
          </table:table-cell>
          <table:table-cell office:value-type="float" office:value="1332.25" calcext:value-type="float">
            <text:p>1332.25</text:p>
          </table:table-cell>
          <table:table-cell table:number-columns-repeated="2"/>
          <table:table-cell table:formula="of:=AVERAGE([.A178:.E178])" office:value-type="float" office:value="1460.95" calcext:value-type="float">
            <text:p>1460.95</text:p>
          </table:table-cell>
        </table:table-row>
        <table:table-row table:style-name="ro1">
          <table:table-cell office:value-type="float" office:value="1361.75" calcext:value-type="float">
            <text:p>1361.75</text:p>
          </table:table-cell>
          <table:table-cell office:value-type="float" office:value="1934.75" calcext:value-type="float">
            <text:p>1934.75</text:p>
          </table:table-cell>
          <table:table-cell office:value-type="float" office:value="1419.75" calcext:value-type="float">
            <text:p>1419.75</text:p>
          </table:table-cell>
          <table:table-cell office:value-type="float" office:value="1240.5" calcext:value-type="float">
            <text:p>1240.5</text:p>
          </table:table-cell>
          <table:table-cell office:value-type="float" office:value="1252.25" calcext:value-type="float">
            <text:p>1252.25</text:p>
          </table:table-cell>
          <table:table-cell table:number-columns-repeated="2"/>
          <table:table-cell table:formula="of:=AVERAGE([.A179:.E179])" office:value-type="float" office:value="1441.8" calcext:value-type="float">
            <text:p>1441.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35.25" calcext:value-type="float">
            <text:p>1435.25</text:p>
          </table:table-cell>
          <table:table-cell office:value-type="float" office:value="1249.5" calcext:value-type="float">
            <text:p>1249.5</text:p>
          </table:table-cell>
          <table:table-cell office:value-type="float" office:value="1469.75" calcext:value-type="float">
            <text:p>1469.75</text:p>
          </table:table-cell>
          <table:table-cell office:value-type="float" office:value="1218.5" calcext:value-type="float">
            <text:p>1218.5</text:p>
          </table:table-cell>
          <table:table-cell table:number-columns-repeated="2"/>
          <table:table-cell table:formula="of:=AVERAGE([.A180:.E180])" office:value-type="float" office:value="1350.4" calcext:value-type="float">
            <text:p>1350.4</text:p>
          </table:table-cell>
        </table:table-row>
        <table:table-row table:style-name="ro1">
          <table:table-cell office:value-type="float" office:value="1372.25" calcext:value-type="float">
            <text:p>1372.25</text:p>
          </table:table-cell>
          <table:table-cell office:value-type="float" office:value="1689.75" calcext:value-type="float">
            <text:p>1689.75</text:p>
          </table:table-cell>
          <table:table-cell office:value-type="float" office:value="1294.75" calcext:value-type="float">
            <text:p>1294.75</text:p>
          </table:table-cell>
          <table:table-cell office:value-type="float" office:value="1272.25" calcext:value-type="float">
            <text:p>1272.25</text:p>
          </table:table-cell>
          <table:table-cell office:value-type="float" office:value="1288.25" calcext:value-type="float">
            <text:p>1288.25</text:p>
          </table:table-cell>
          <table:table-cell table:number-columns-repeated="2"/>
          <table:table-cell table:formula="of:=AVERAGE([.A181:.E181])" office:value-type="float" office:value="1383.45" calcext:value-type="float">
            <text:p>1383.45</text:p>
          </table:table-cell>
        </table:table-row>
        <table:table-row table:style-name="ro1">
          <table:table-cell office:value-type="float" office:value="1288.5" calcext:value-type="float">
            <text:p>1288.5</text:p>
          </table:table-cell>
          <table:table-cell office:value-type="float" office:value="1721" calcext:value-type="float">
            <text:p>1721</text:p>
          </table:table-cell>
          <table:table-cell office:value-type="float" office:value="1451.75" calcext:value-type="float">
            <text:p>1451.75</text:p>
          </table:table-cell>
          <table:table-cell office:value-type="float" office:value="1048.75" calcext:value-type="float">
            <text:p>1048.75</text:p>
          </table:table-cell>
          <table:table-cell office:value-type="float" office:value="1045" calcext:value-type="float">
            <text:p>1045</text:p>
          </table:table-cell>
          <table:table-cell table:number-columns-repeated="2"/>
          <table:table-cell table:formula="of:=AVERAGE([.A182:.E182])"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983.5" calcext:value-type="float">
            <text:p>1983.5</text:p>
          </table:table-cell>
          <table:table-cell office:value-type="float" office:value="1205.25" calcext:value-type="float">
            <text:p>1205.25</text:p>
          </table:table-cell>
          <table:table-cell office:value-type="float" office:value="1477.25" calcext:value-type="float">
            <text:p>1477.25</text:p>
          </table:table-cell>
          <table:table-cell office:value-type="float" office:value="1359.25" calcext:value-type="float">
            <text:p>1359.25</text:p>
          </table:table-cell>
          <table:table-cell table:number-columns-repeated="2"/>
          <table:table-cell table:formula="of:=AVERAGE([.A183:.E183])" office:value-type="float" office:value="1495.25" calcext:value-type="float">
            <text:p>1495.25</text:p>
          </table:table-cell>
        </table:table-row>
        <table:table-row table:style-name="ro1">
          <table:table-cell office:value-type="float" office:value="1584.75" calcext:value-type="float">
            <text:p>1584.75</text:p>
          </table:table-cell>
          <table:table-cell office:value-type="float" office:value="1551" calcext:value-type="float">
            <text:p>1551</text:p>
          </table:table-cell>
          <table:table-cell office:value-type="float" office:value="1408.75" calcext:value-type="float">
            <text:p>1408.75</text:p>
          </table:table-cell>
          <table:table-cell office:value-type="float" office:value="1601" calcext:value-type="float">
            <text:p>1601</text:p>
          </table:table-cell>
          <table:table-cell office:value-type="float" office:value="1417.25" calcext:value-type="float">
            <text:p>1417.25</text:p>
          </table:table-cell>
          <table:table-cell table:number-columns-repeated="2"/>
          <table:table-cell table:formula="of:=AVERAGE([.A184:.E184])" office:value-type="float" office:value="1512.55" calcext:value-type="float">
            <text:p>1512.55</text:p>
          </table:table-cell>
        </table:table-row>
        <table:table-row table:style-name="ro1">
          <table:table-cell office:value-type="float" office:value="1557.25" calcext:value-type="float">
            <text:p>1557.25</text:p>
          </table:table-cell>
          <table:table-cell office:value-type="float" office:value="1539.75" calcext:value-type="float">
            <text:p>1539.75</text:p>
          </table:table-cell>
          <table:table-cell office:value-type="float" office:value="1491.5" calcext:value-type="float">
            <text:p>1491.5</text:p>
          </table:table-cell>
          <table:table-cell office:value-type="float" office:value="1204.75" calcext:value-type="float">
            <text:p>1204.75</text:p>
          </table:table-cell>
          <table:table-cell office:value-type="float" office:value="999.75" calcext:value-type="float">
            <text:p>999.75</text:p>
          </table:table-cell>
          <table:table-cell table:number-columns-repeated="2"/>
          <table:table-cell table:formula="of:=AVERAGE([.A185:.E185])" office:value-type="float" office:value="1358.6" calcext:value-type="float">
            <text:p>1358.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628.5" calcext:value-type="float">
            <text:p>1628.5</text:p>
          </table:table-cell>
          <table:table-cell office:value-type="float" office:value="1483.5" calcext:value-type="float">
            <text:p>1483.5</text:p>
          </table:table-cell>
          <table:table-cell office:value-type="float" office:value="1243.5" calcext:value-type="float">
            <text:p>1243.5</text:p>
          </table:table-cell>
          <table:table-cell office:value-type="float" office:value="1421" calcext:value-type="float">
            <text:p>1421</text:p>
          </table:table-cell>
          <table:table-cell table:number-columns-repeated="2"/>
          <table:table-cell table:formula="of:=AVERAGE([.A186:.E186])" office:value-type="float" office:value="1431.3" calcext:value-type="float">
            <text:p>1431.3</text:p>
          </table:table-cell>
        </table:table-row>
        <table:table-row table:style-name="ro1">
          <table:table-cell office:value-type="float" office:value="1582.25" calcext:value-type="float">
            <text:p>1582.25</text:p>
          </table:table-cell>
          <table:table-cell office:value-type="float" office:value="1311.25" calcext:value-type="float">
            <text:p>1311.25</text:p>
          </table:table-cell>
          <table:table-cell office:value-type="float" office:value="1373.5" calcext:value-type="float">
            <text:p>1373.5</text:p>
          </table:table-cell>
          <table:table-cell office:value-type="float" office:value="1299.75" calcext:value-type="float">
            <text:p>1299.75</text:p>
          </table:table-cell>
          <table:table-cell office:value-type="float" office:value="1468.5" calcext:value-type="float">
            <text:p>1468.5</text:p>
          </table:table-cell>
          <table:table-cell table:number-columns-repeated="2"/>
          <table:table-cell table:formula="of:=AVERAGE([.A187:.E187])" office:value-type="float" office:value="1407.05" calcext:value-type="float">
            <text:p>1407.05</text:p>
          </table:table-cell>
        </table:table-row>
        <table:table-row table:style-name="ro1">
          <table:table-cell office:value-type="float" office:value="1644.5" calcext:value-type="float">
            <text:p>1644.5</text:p>
          </table:table-cell>
          <table:table-cell office:value-type="float" office:value="1438.5" calcext:value-type="float">
            <text:p>1438.5</text:p>
          </table:table-cell>
          <table:table-cell office:value-type="float" office:value="1183.75" calcext:value-type="float">
            <text:p>1183.75</text:p>
          </table:table-cell>
          <table:table-cell office:value-type="float" office:value="992.25" calcext:value-type="float">
            <text:p>992.25</text:p>
          </table:table-cell>
          <table:table-cell office:value-type="float" office:value="1239.75" calcext:value-type="float">
            <text:p>1239.75</text:p>
          </table:table-cell>
          <table:table-cell table:number-columns-repeated="2"/>
          <table:table-cell table:formula="of:=AVERAGE([.A188:.E188])" office:value-type="float" office:value="1299.75" calcext:value-type="float">
            <text:p>1299.7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15.25" calcext:value-type="float">
            <text:p>1515.25</text:p>
          </table:table-cell>
          <table:table-cell office:value-type="float" office:value="1495.5" calcext:value-type="float">
            <text:p>1495.5</text:p>
          </table:table-cell>
          <table:table-cell office:value-type="float" office:value="1296.25" calcext:value-type="float">
            <text:p>1296.25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AVERAGE([.A189:.E189])" office:value-type="float" office:value="1434.8" calcext:value-type="float">
            <text:p>1434.8</text:p>
          </table:table-cell>
        </table:table-row>
        <table:table-row table:style-name="ro1">
          <table:table-cell office:value-type="float" office:value="1823.5" calcext:value-type="float">
            <text:p>1823.5</text:p>
          </table:table-cell>
          <table:table-cell office:value-type="float" office:value="1061" calcext:value-type="float">
            <text:p>1061</text:p>
          </table:table-cell>
          <table:table-cell office:value-type="float" office:value="1474.75" calcext:value-type="float">
            <text:p>1474.75</text:p>
          </table:table-cell>
          <table:table-cell office:value-type="float" office:value="1086" calcext:value-type="float">
            <text:p>1086</text:p>
          </table:table-cell>
          <table:table-cell office:value-type="float" office:value="1261.75" calcext:value-type="float">
            <text:p>1261.75</text:p>
          </table:table-cell>
          <table:table-cell table:number-columns-repeated="2"/>
          <table:table-cell table:formula="of:=AVERAGE([.A190:.E190])" office:value-type="float" office:value="1341.4" calcext:value-type="float">
            <text:p>1341.4</text:p>
          </table:table-cell>
        </table:table-row>
        <table:table-row table:style-name="ro1">
          <table:table-cell office:value-type="float" office:value="1432.25" calcext:value-type="float">
            <text:p>1432.25</text:p>
          </table:table-cell>
          <table:table-cell office:value-type="float" office:value="1828.5" calcext:value-type="float">
            <text:p>1828.5</text:p>
          </table:table-cell>
          <table:table-cell office:value-type="float" office:value="1507.25" calcext:value-type="float">
            <text:p>1507.25</text:p>
          </table:table-cell>
          <table:table-cell office:value-type="float" office:value="1177.25" calcext:value-type="float">
            <text:p>1177.25</text:p>
          </table:table-cell>
          <table:table-cell office:value-type="float" office:value="1286.75" calcext:value-type="float">
            <text:p>1286.75</text:p>
          </table:table-cell>
          <table:table-cell table:number-columns-repeated="2"/>
          <table:table-cell table:formula="of:=AVERAGE([.A191:.E191])" office:value-type="float" office:value="1446.4" calcext:value-type="float">
            <text:p>1446.4</text:p>
          </table:table-cell>
        </table:table-row>
        <table:table-row table:style-name="ro1">
          <table:table-cell office:value-type="float" office:value="1447.25" calcext:value-type="float">
            <text:p>1447.25</text:p>
          </table:table-cell>
          <table:table-cell office:value-type="float" office:value="1499.75" calcext:value-type="float">
            <text:p>1499.75</text:p>
          </table:table-cell>
          <table:table-cell office:value-type="float" office:value="1268.5" calcext:value-type="float">
            <text:p>1268.5</text:p>
          </table:table-cell>
          <table:table-cell office:value-type="float" office:value="1394.75" calcext:value-type="float">
            <text:p>1394.75</text:p>
          </table:table-cell>
          <table:table-cell office:value-type="float" office:value="1377.5" calcext:value-type="float">
            <text:p>1377.5</text:p>
          </table:table-cell>
          <table:table-cell table:number-columns-repeated="2"/>
          <table:table-cell table:formula="of:=AVERAGE([.A192:.E192])" office:value-type="float" office:value="1397.55" calcext:value-type="float">
            <text:p>1397.55</text:p>
          </table:table-cell>
        </table:table-row>
        <table:table-row table:style-name="ro1">
          <table:table-cell office:value-type="float" office:value="1103.5" calcext:value-type="float">
            <text:p>1103.5</text:p>
          </table:table-cell>
          <table:table-cell office:value-type="float" office:value="1218.75" calcext:value-type="float">
            <text:p>1218.75</text:p>
          </table:table-cell>
          <table:table-cell office:value-type="float" office:value="1562.5" calcext:value-type="float">
            <text:p>1562.5</text:p>
          </table:table-cell>
          <table:table-cell office:value-type="float" office:value="1111" calcext:value-type="float">
            <text:p>1111</text:p>
          </table:table-cell>
          <table:table-cell office:value-type="float" office:value="997.75" calcext:value-type="float">
            <text:p>997.75</text:p>
          </table:table-cell>
          <table:table-cell table:number-columns-repeated="2"/>
          <table:table-cell table:formula="of:=AVERAGE([.A193:.E193])" office:value-type="float" office:value="1198.7" calcext:value-type="float">
            <text:p>1198.7</text:p>
          </table:table-cell>
        </table:table-row>
        <table:table-row table:style-name="ro1">
          <table:table-cell office:value-type="float" office:value="1520.5" calcext:value-type="float">
            <text:p>1520.5</text:p>
          </table:table-cell>
          <table:table-cell office:value-type="float" office:value="1280.5" calcext:value-type="float">
            <text:p>1280.5</text:p>
          </table:table-cell>
          <table:table-cell office:value-type="float" office:value="1421" calcext:value-type="float">
            <text:p>1421</text:p>
          </table:table-cell>
          <table:table-cell office:value-type="float" office:value="1307.5" calcext:value-type="float">
            <text:p>1307.5</text:p>
          </table:table-cell>
          <table:table-cell office:value-type="float" office:value="1379.75" calcext:value-type="float">
            <text:p>1379.75</text:p>
          </table:table-cell>
          <table:table-cell table:number-columns-repeated="2"/>
          <table:table-cell table:formula="of:=AVERAGE([.A194:.E194])" office:value-type="float" office:value="1381.85" calcext:value-type="float">
            <text:p>1381.85</text:p>
          </table:table-cell>
        </table:table-row>
        <table:table-row table:style-name="ro1">
          <table:table-cell office:value-type="float" office:value="1502.25" calcext:value-type="float">
            <text:p>1502.25</text:p>
          </table:table-cell>
          <table:table-cell office:value-type="float" office:value="1761" calcext:value-type="float">
            <text:p>1761</text:p>
          </table:table-cell>
          <table:table-cell office:value-type="float" office:value="1571.75" calcext:value-type="float">
            <text:p>1571.75</text:p>
          </table:table-cell>
          <table:table-cell office:value-type="float" office:value="1498.5" calcext:value-type="float">
            <text:p>1498.5</text:p>
          </table:table-cell>
          <table:table-cell office:value-type="float" office:value="1094.75" calcext:value-type="float">
            <text:p>1094.75</text:p>
          </table:table-cell>
          <table:table-cell table:number-columns-repeated="2"/>
          <table:table-cell table:formula="of:=AVERAGE([.A195:.E195])" office:value-type="float" office:value="1485.65" calcext:value-type="float">
            <text:p>1485.65</text:p>
          </table:table-cell>
        </table:table-row>
        <table:table-row table:style-name="ro1">
          <table:table-cell office:value-type="float" office:value="1557.25" calcext:value-type="float">
            <text:p>1557.25</text:p>
          </table:table-cell>
          <table:table-cell office:value-type="float" office:value="1353.5" calcext:value-type="float">
            <text:p>1353.5</text:p>
          </table:table-cell>
          <table:table-cell office:value-type="float" office:value="1276" calcext:value-type="float">
            <text:p>1276</text:p>
          </table:table-cell>
          <table:table-cell office:value-type="float" office:value="1286" calcext:value-type="float">
            <text:p>1286</text:p>
          </table:table-cell>
          <table:table-cell office:value-type="float" office:value="1674.75" calcext:value-type="float">
            <text:p>1674.75</text:p>
          </table:table-cell>
          <table:table-cell table:number-columns-repeated="2"/>
          <table:table-cell table:formula="of:=AVERAGE([.A196:.E196])" office:value-type="float" office:value="1429.5" calcext:value-type="float">
            <text:p>1429.5</text:p>
          </table:table-cell>
        </table:table-row>
        <table:table-row table:style-name="ro1">
          <table:table-cell office:value-type="float" office:value="1212.25" calcext:value-type="float">
            <text:p>1212.25</text:p>
          </table:table-cell>
          <table:table-cell office:value-type="float" office:value="1573.5" calcext:value-type="float">
            <text:p>1573.5</text:p>
          </table:table-cell>
          <table:table-cell office:value-type="float" office:value="1049.5" calcext:value-type="float">
            <text:p>1049.5</text:p>
          </table:table-cell>
          <table:table-cell office:value-type="float" office:value="1319.25" calcext:value-type="float">
            <text:p>1319.25</text:p>
          </table:table-cell>
          <table:table-cell office:value-type="float" office:value="1264.75" calcext:value-type="float">
            <text:p>1264.75</text:p>
          </table:table-cell>
          <table:table-cell table:number-columns-repeated="2"/>
          <table:table-cell table:formula="of:=AVERAGE([.A197:.E197])" office:value-type="float" office:value="1283.85" calcext:value-type="float">
            <text:p>1283.85</text:p>
          </table:table-cell>
        </table:table-row>
        <table:table-row table:style-name="ro1">
          <table:table-cell office:value-type="float" office:value="1499.75" calcext:value-type="float">
            <text:p>1499.75</text:p>
          </table:table-cell>
          <table:table-cell office:value-type="float" office:value="1449.5" calcext:value-type="float">
            <text:p>1449.5</text:p>
          </table:table-cell>
          <table:table-cell office:value-type="float" office:value="1196" calcext:value-type="float">
            <text:p>1196</text:p>
          </table:table-cell>
          <table:table-cell office:value-type="float" office:value="1176" calcext:value-type="float">
            <text:p>1176</text:p>
          </table:table-cell>
          <table:table-cell office:value-type="float" office:value="1304.75" calcext:value-type="float">
            <text:p>1304.75</text:p>
          </table:table-cell>
          <table:table-cell table:number-columns-repeated="2"/>
          <table:table-cell table:formula="of:=AVERAGE([.A198:.E198])" office:value-type="float" office:value="1325.2" calcext:value-type="float">
            <text:p>1325.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652.25" calcext:value-type="float">
            <text:p>1652.25</text:p>
          </table:table-cell>
          <table:table-cell office:value-type="float" office:value="1293" calcext:value-type="float">
            <text:p>1293</text:p>
          </table:table-cell>
          <table:table-cell office:value-type="float" office:value="1227.25" calcext:value-type="float">
            <text:p>1227.25</text:p>
          </table:table-cell>
          <table:table-cell office:value-type="float" office:value="1276.75" calcext:value-type="float">
            <text:p>1276.75</text:p>
          </table:table-cell>
          <table:table-cell table:number-columns-repeated="2"/>
          <table:table-cell table:formula="of:=AVERAGE([.A199:.E199])" office:value-type="float" office:value="1374.05" calcext:value-type="float">
            <text:p>1374.0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277.75" calcext:value-type="float">
            <text:p>1277.75</text:p>
          </table:table-cell>
          <table:table-cell office:value-type="float" office:value="1390.25" calcext:value-type="float">
            <text:p>1390.25</text:p>
          </table:table-cell>
          <table:table-cell office:value-type="float" office:value="903.5" calcext:value-type="float">
            <text:p>903.5</text:p>
          </table:table-cell>
          <table:table-cell office:value-type="float" office:value="1468.5" calcext:value-type="float">
            <text:p>1468.5</text:p>
          </table:table-cell>
          <table:table-cell table:number-columns-repeated="2"/>
          <table:table-cell table:formula="of:=AVERAGE([.A200:.E200])" office:value-type="float" office:value="1295.2" calcext:value-type="float">
            <text:p>1295.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71" calcext:value-type="float">
            <text:p>1471</text:p>
          </table:table-cell>
          <table:table-cell office:value-type="float" office:value="1657" calcext:value-type="float">
            <text:p>1657</text:p>
          </table:table-cell>
          <table:table-cell office:value-type="float" office:value="1096" calcext:value-type="float">
            <text:p>1096</text:p>
          </table:table-cell>
          <table:table-cell office:value-type="float" office:value="1414.75" calcext:value-type="float">
            <text:p>1414.75</text:p>
          </table:table-cell>
          <table:table-cell table:number-columns-repeated="2"/>
          <table:table-cell table:formula="of:=AVERAGE([.A201:.E201])" office:value-type="float" office:value="1413.75" calcext:value-type="float">
            <text:p>1413.75</text:p>
          </table:table-cell>
        </table:table-row>
        <table:table-row table:style-name="ro1">
          <table:table-cell office:value-type="float" office:value="1389.75" calcext:value-type="float">
            <text:p>1389.75</text:p>
          </table:table-cell>
          <table:table-cell office:value-type="float" office:value="1510.5" calcext:value-type="float">
            <text:p>1510.5</text:p>
          </table:table-cell>
          <table:table-cell office:value-type="float" office:value="1103" calcext:value-type="float">
            <text:p>1103</text:p>
          </table:table-cell>
          <table:table-cell office:value-type="float" office:value="1490.75" calcext:value-type="float">
            <text:p>1490.75</text:p>
          </table:table-cell>
          <table:table-cell office:value-type="float" office:value="1061" calcext:value-type="float">
            <text:p>1061</text:p>
          </table:table-cell>
          <table:table-cell table:number-columns-repeated="2"/>
          <table:table-cell table:formula="of:=AVERAGE([.A202:.E202])"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536.5" calcext:value-type="float">
            <text:p>1536.5</text:p>
          </table:table-cell>
          <table:table-cell office:value-type="float" office:value="1175.25" calcext:value-type="float">
            <text:p>1175.25</text:p>
          </table:table-cell>
          <table:table-cell office:value-type="float" office:value="1551" calcext:value-type="float">
            <text:p>1551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AVERAGE([.A203:.E203])" office:value-type="float" office:value="1355.35" calcext:value-type="float">
            <text:p>1355.35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621" calcext:value-type="float">
            <text:p>1621</text:p>
          </table:table-cell>
          <table:table-cell office:value-type="float" office:value="1195.25" calcext:value-type="float">
            <text:p>1195.25</text:p>
          </table:table-cell>
          <table:table-cell office:value-type="float" office:value="1523.75" calcext:value-type="float">
            <text:p>1523.75</text:p>
          </table:table-cell>
          <table:table-cell office:value-type="float" office:value="1102.25" calcext:value-type="float">
            <text:p>1102.25</text:p>
          </table:table-cell>
          <table:table-cell table:number-columns-repeated="2"/>
          <table:table-cell table:formula="of:=AVERAGE([.A204:.E204])" office:value-type="float" office:value="1396.25" calcext:value-type="float">
            <text:p>1396.25</text:p>
          </table:table-cell>
        </table:table-row>
        <table:table-row table:style-name="ro1">
          <table:table-cell office:value-type="float" office:value="1668.5" calcext:value-type="float">
            <text:p>1668.5</text:p>
          </table:table-cell>
          <table:table-cell office:value-type="float" office:value="1352.25" calcext:value-type="float">
            <text:p>1352.25</text:p>
          </table:table-cell>
          <table:table-cell office:value-type="float" office:value="1287" calcext:value-type="float">
            <text:p>1287</text:p>
          </table:table-cell>
          <table:table-cell office:value-type="float" office:value="1556" calcext:value-type="float">
            <text:p>1556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table:formula="of:=AVERAGE([.A205:.E205])" office:value-type="float" office:value="1439.95" calcext:value-type="float">
            <text:p>1439.9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808.5" calcext:value-type="float">
            <text:p>1808.5</text:p>
          </table:table-cell>
          <table:table-cell office:value-type="float" office:value="1417.5" calcext:value-type="float">
            <text:p>1417.5</text:p>
          </table:table-cell>
          <table:table-cell office:value-type="float" office:value="1268.25" calcext:value-type="float">
            <text:p>1268.25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A206:.E206])" office:value-type="float" office:value="1495.25" calcext:value-type="float">
            <text:p>1495.25</text:p>
          </table:table-cell>
        </table:table-row>
        <table:table-row table:style-name="ro1">
          <table:table-cell office:value-type="float" office:value="1290.5" calcext:value-type="float">
            <text:p>1290.5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1351.75" calcext:value-type="float">
            <text:p>1351.75</text:p>
          </table:table-cell>
          <table:table-cell office:value-type="float" office:value="1251.25" calcext:value-type="float">
            <text:p>1251.25</text:p>
          </table:table-cell>
          <table:table-cell office:value-type="float" office:value="1371" calcext:value-type="float">
            <text:p>1371</text:p>
          </table:table-cell>
          <table:table-cell table:number-columns-repeated="2"/>
          <table:table-cell table:formula="of:=AVERAGE([.A207:.E207])" office:value-type="float" office:value="1278.25" calcext:value-type="float">
            <text:p>1278.25</text:p>
          </table:table-cell>
        </table:table-row>
        <table:table-row table:style-name="ro1">
          <table:table-cell office:value-type="float" office:value="1359.75" calcext:value-type="float">
            <text:p>1359.75</text:p>
          </table:table-cell>
          <table:table-cell office:value-type="float" office:value="1608.5" calcext:value-type="float">
            <text:p>1608.5</text:p>
          </table:table-cell>
          <table:table-cell office:value-type="float" office:value="1172.75" calcext:value-type="float">
            <text:p>1172.75</text:p>
          </table:table-cell>
          <table:table-cell office:value-type="float" office:value="1325" calcext:value-type="float">
            <text:p>1325</text:p>
          </table:table-cell>
          <table:table-cell office:value-type="float" office:value="1283" calcext:value-type="float">
            <text:p>1283</text:p>
          </table:table-cell>
          <table:table-cell table:number-columns-repeated="2"/>
          <table:table-cell table:formula="of:=AVERAGE([.A208:.E208])" office:value-type="float" office:value="1349.8" calcext:value-type="float">
            <text:p>1349.8</text:p>
          </table:table-cell>
        </table:table-row>
        <table:table-row table:style-name="ro1">
          <table:table-cell office:value-type="float" office:value="1061.5" calcext:value-type="float">
            <text:p>1061.5</text:p>
          </table:table-cell>
          <table:table-cell office:value-type="float" office:value="1292.5" calcext:value-type="float">
            <text:p>1292.5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1337.25" calcext:value-type="float">
            <text:p>1337.25</text:p>
          </table:table-cell>
          <table:table-cell table:number-columns-repeated="2"/>
          <table:table-cell table:formula="of:=AVERAGE([.A209:.E209])" office:value-type="float" office:value="1244.55" calcext:value-type="float">
            <text:p>1244.55</text:p>
          </table:table-cell>
        </table:table-row>
        <table:table-row table:style-name="ro1">
          <table:table-cell office:value-type="float" office:value="1517.25" calcext:value-type="float">
            <text:p>1517.25</text:p>
          </table:table-cell>
          <table:table-cell office:value-type="float" office:value="1663.5" calcext:value-type="float">
            <text:p>1663.5</text:p>
          </table:table-cell>
          <table:table-cell office:value-type="float" office:value="1230" calcext:value-type="float">
            <text:p>1230</text:p>
          </table:table-cell>
          <table:table-cell office:value-type="float" office:value="1479.75" calcext:value-type="float">
            <text:p>1479.75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table:formula="of:=AVERAGE([.A210:.E210])" office:value-type="float" office:value="1466.1" calcext:value-type="float">
            <text:p>1466.1</text:p>
          </table:table-cell>
        </table:table-row>
        <table:table-row table:style-name="ro1">
          <table:table-cell office:value-type="float" office:value="1218.25" calcext:value-type="float">
            <text:p>1218.25</text:p>
          </table:table-cell>
          <table:table-cell office:value-type="float" office:value="1606" calcext:value-type="float">
            <text:p>1606</text:p>
          </table:table-cell>
          <table:table-cell office:value-type="float" office:value="1096" calcext:value-type="float">
            <text:p>1096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1154.75" calcext:value-type="float">
            <text:p>1154.75</text:p>
          </table:table-cell>
          <table:table-cell table:number-columns-repeated="2"/>
          <table:table-cell table:formula="of:=AVERAGE([.A211:.E211])" office:value-type="float" office:value="1248.45" calcext:value-type="float">
            <text:p>1248.4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96" calcext:value-type="float">
            <text:p>1496</text:p>
          </table:table-cell>
          <table:table-cell office:value-type="float" office:value="1270.5" calcext:value-type="float">
            <text:p>1270.5</text:p>
          </table:table-cell>
          <table:table-cell office:value-type="float" office:value="1426" calcext:value-type="float">
            <text:p>1426</text:p>
          </table:table-cell>
          <table:table-cell office:value-type="float" office:value="1593.5" calcext:value-type="float">
            <text:p>1593.5</text:p>
          </table:table-cell>
          <table:table-cell table:number-columns-repeated="2"/>
          <table:table-cell table:formula="of:=AVERAGE([.A212:.E212])" office:value-type="float" office:value="1408.6" calcext:value-type="float">
            <text:p>1408.6</text:p>
          </table:table-cell>
        </table:table-row>
        <table:table-row table:style-name="ro1">
          <table:table-cell office:value-type="float" office:value="1587.25" calcext:value-type="float">
            <text:p>1587.25</text:p>
          </table:table-cell>
          <table:table-cell office:value-type="float" office:value="1642.5" calcext:value-type="float">
            <text:p>1642.5</text:p>
          </table:table-cell>
          <table:table-cell office:value-type="float" office:value="1298.5" calcext:value-type="float">
            <text:p>1298.5</text:p>
          </table:table-cell>
          <table:table-cell office:value-type="float" office:value="1306" calcext:value-type="float">
            <text:p>1306</text:p>
          </table:table-cell>
          <table:table-cell office:value-type="float" office:value="1210.25" calcext:value-type="float">
            <text:p>1210.25</text:p>
          </table:table-cell>
          <table:table-cell table:number-columns-repeated="2"/>
          <table:table-cell table:formula="of:=AVERAGE([.A213:.E213])" office:value-type="float" office:value="1408.9" calcext:value-type="float">
            <text:p>1408.9</text:p>
          </table:table-cell>
        </table:table-row>
        <table:table-row table:style-name="ro1">
          <table:table-cell office:value-type="float" office:value="1628.5" calcext:value-type="float">
            <text:p>1628.5</text:p>
          </table:table-cell>
          <table:table-cell office:value-type="float" office:value="1595.25" calcext:value-type="float">
            <text:p>1595.25</text:p>
          </table:table-cell>
          <table:table-cell office:value-type="float" office:value="1288.75" calcext:value-type="float">
            <text:p>1288.75</text:p>
          </table:table-cell>
          <table:table-cell office:value-type="float" office:value="1188.75" calcext:value-type="float">
            <text:p>1188.75</text:p>
          </table:table-cell>
          <table:table-cell office:value-type="float" office:value="1016" calcext:value-type="float">
            <text:p>1016</text:p>
          </table:table-cell>
          <table:table-cell table:number-columns-repeated="2"/>
          <table:table-cell table:formula="of:=AVERAGE([.A214:.E214])" office:value-type="float" office:value="1343.45" calcext:value-type="float">
            <text:p>1343.45</text:p>
          </table:table-cell>
        </table:table-row>
        <table:table-row table:style-name="ro1">
          <table:table-cell office:value-type="float" office:value="1559.5" calcext:value-type="float">
            <text:p>1559.5</text:p>
          </table:table-cell>
          <table:table-cell office:value-type="float" office:value="1432" calcext:value-type="float">
            <text:p>1432</text:p>
          </table:table-cell>
          <table:table-cell office:value-type="float" office:value="1289.25" calcext:value-type="float">
            <text:p>1289.25</text:p>
          </table:table-cell>
          <table:table-cell office:value-type="float" office:value="1247.25" calcext:value-type="float">
            <text:p>1247.25</text:p>
          </table:table-cell>
          <table:table-cell office:value-type="float" office:value="1312.25" calcext:value-type="float">
            <text:p>1312.25</text:p>
          </table:table-cell>
          <table:table-cell table:number-columns-repeated="2"/>
          <table:table-cell table:formula="of:=AVERAGE([.A215:.E215])" office:value-type="float" office:value="1368.05" calcext:value-type="float">
            <text:p>1368.05</text:p>
          </table:table-cell>
        </table:table-row>
        <table:table-row table:style-name="ro1">
          <table:table-cell office:value-type="float" office:value="1507.25" calcext:value-type="float">
            <text:p>1507.25</text:p>
          </table:table-cell>
          <table:table-cell office:value-type="float" office:value="1786" calcext:value-type="float">
            <text:p>1786</text:p>
          </table:table-cell>
          <table:table-cell office:value-type="float" office:value="1515.5" calcext:value-type="float">
            <text:p>1515.5</text:p>
          </table:table-cell>
          <table:table-cell office:value-type="float" office:value="1378.5" calcext:value-type="float">
            <text:p>1378.5</text:p>
          </table:table-cell>
          <table:table-cell office:value-type="float" office:value="1311" calcext:value-type="float">
            <text:p>1311</text:p>
          </table:table-cell>
          <table:table-cell table:number-columns-repeated="2"/>
          <table:table-cell table:formula="of:=AVERAGE([.A216:.E216])" office:value-type="float" office:value="1499.65" calcext:value-type="float">
            <text:p>1499.65</text:p>
          </table:table-cell>
        </table:table-row>
        <table:table-row table:style-name="ro1">
          <table:table-cell office:value-type="float" office:value="1423.5" calcext:value-type="float">
            <text:p>1423.5</text:p>
          </table:table-cell>
          <table:table-cell office:value-type="float" office:value="1792.25" calcext:value-type="float">
            <text:p>1792.25</text:p>
          </table:table-cell>
          <table:table-cell office:value-type="float" office:value="1426.25" calcext:value-type="float">
            <text:p>1426.25</text:p>
          </table:table-cell>
          <table:table-cell office:value-type="float" office:value="1592.75" calcext:value-type="float">
            <text:p>1592.75</text:p>
          </table:table-cell>
          <table:table-cell office:value-type="float" office:value="863.5" calcext:value-type="float">
            <text:p>863.5</text:p>
          </table:table-cell>
          <table:table-cell table:number-columns-repeated="2"/>
          <table:table-cell table:formula="of:=AVERAGE([.A217:.E217])" office:value-type="float" office:value="1419.65" calcext:value-type="float">
            <text:p>1419.65</text:p>
          </table:table-cell>
        </table:table-row>
        <table:table-row table:style-name="ro1">
          <table:table-cell office:value-type="float" office:value="1402.25" calcext:value-type="float">
            <text:p>1402.25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479.75" calcext:value-type="float">
            <text:p>1479.75</text:p>
          </table:table-cell>
          <table:table-cell office:value-type="float" office:value="1198" calcext:value-type="float">
            <text:p>1198</text:p>
          </table:table-cell>
          <table:table-cell office:value-type="float" office:value="1221" calcext:value-type="float">
            <text:p>1221</text:p>
          </table:table-cell>
          <table:table-cell table:number-columns-repeated="2"/>
          <table:table-cell table:formula="of:=AVERAGE([.A218:.E218])" office:value-type="float" office:value="1364.55" calcext:value-type="float">
            <text:p>1364.55</text:p>
          </table:table-cell>
        </table:table-row>
        <table:table-row table:style-name="ro1">
          <table:table-cell office:value-type="float" office:value="1473.5" calcext:value-type="float">
            <text:p>1473.5</text:p>
          </table:table-cell>
          <table:table-cell office:value-type="float" office:value="1696" calcext:value-type="float">
            <text:p>1696</text:p>
          </table:table-cell>
          <table:table-cell office:value-type="float" office:value="1589.5" calcext:value-type="float">
            <text:p>1589.5</text:p>
          </table:table-cell>
          <table:table-cell office:value-type="float" office:value="1145.5" calcext:value-type="float">
            <text:p>1145.5</text:p>
          </table:table-cell>
          <table:table-cell office:value-type="float" office:value="1412.25" calcext:value-type="float">
            <text:p>1412.25</text:p>
          </table:table-cell>
          <table:table-cell table:number-columns-repeated="2"/>
          <table:table-cell table:formula="of:=AVERAGE([.A219:.E219])" office:value-type="float" office:value="1463.35" calcext:value-type="float">
            <text:p>1463.35</text:p>
          </table:table-cell>
        </table:table-row>
        <table:table-row table:style-name="ro1">
          <table:table-cell office:value-type="float" office:value="1517.5" calcext:value-type="float">
            <text:p>1517.5</text:p>
          </table:table-cell>
          <table:table-cell office:value-type="float" office:value="1879.75" calcext:value-type="float">
            <text:p>1879.75</text:p>
          </table:table-cell>
          <table:table-cell office:value-type="float" office:value="1364.75" calcext:value-type="float">
            <text:p>1364.75</text:p>
          </table:table-cell>
          <table:table-cell office:value-type="float" office:value="1316.25" calcext:value-type="float">
            <text:p>1316.25</text:p>
          </table:table-cell>
          <table:table-cell office:value-type="float" office:value="1241.75" calcext:value-type="float">
            <text:p>1241.75</text:p>
          </table:table-cell>
          <table:table-cell table:number-columns-repeated="2"/>
          <table:table-cell table:formula="of:=AVERAGE([.A220:.E220])"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604.75" calcext:value-type="float">
            <text:p>1604.75</text:p>
          </table:table-cell>
          <table:table-cell office:value-type="float" office:value="1443.75" calcext:value-type="float">
            <text:p>1443.75</text:p>
          </table:table-cell>
          <table:table-cell office:value-type="float" office:value="1622" calcext:value-type="float">
            <text:p>1622</text:p>
          </table:table-cell>
          <table:table-cell office:value-type="float" office:value="1357.75" calcext:value-type="float">
            <text:p>1357.75</text:p>
          </table:table-cell>
          <table:table-cell office:value-type="float" office:value="1211.25" calcext:value-type="float">
            <text:p>1211.25</text:p>
          </table:table-cell>
          <table:table-cell table:number-columns-repeated="2"/>
          <table:table-cell table:formula="of:=AVERAGE([.A221:.E221])" office:value-type="float" office:value="1447.9" calcext:value-type="float">
            <text:p>1447.9</text:p>
          </table:table-cell>
        </table:table-row>
        <table:table-row table:style-name="ro1">
          <table:table-cell office:value-type="float" office:value="1522.25" calcext:value-type="float">
            <text:p>1522.25</text:p>
          </table:table-cell>
          <table:table-cell office:value-type="float" office:value="1736" calcext:value-type="float">
            <text:p>1736</text:p>
          </table:table-cell>
          <table:table-cell office:value-type="float" office:value="1332.75" calcext:value-type="float">
            <text:p>1332.75</text:p>
          </table:table-cell>
          <table:table-cell office:value-type="float" office:value="1484.75" calcext:value-type="float">
            <text:p>1484.75</text:p>
          </table:table-cell>
          <table:table-cell office:value-type="float" office:value="1433.5" calcext:value-type="float">
            <text:p>1433.5</text:p>
          </table:table-cell>
          <table:table-cell table:number-columns-repeated="2"/>
          <table:table-cell table:formula="of:=AVERAGE([.A222:.E222])" office:value-type="float" office:value="1501.85" calcext:value-type="float">
            <text:p>1501.85</text:p>
          </table:table-cell>
        </table:table-row>
        <table:table-row table:style-name="ro1">
          <table:table-cell office:value-type="float" office:value="1547.25" calcext:value-type="float">
            <text:p>1547.25</text:p>
          </table:table-cell>
          <table:table-cell office:value-type="float" office:value="1776" calcext:value-type="float">
            <text:p>1776</text:p>
          </table:table-cell>
          <table:table-cell office:value-type="float" office:value="1191.5" calcext:value-type="float">
            <text:p>1191.5</text:p>
          </table:table-cell>
          <table:table-cell office:value-type="float" office:value="1428.5" calcext:value-type="float">
            <text:p>1428.5</text:p>
          </table:table-cell>
          <table:table-cell office:value-type="float" office:value="1489" calcext:value-type="float">
            <text:p>1489</text:p>
          </table:table-cell>
          <table:table-cell table:number-columns-repeated="2"/>
          <table:table-cell table:formula="of:=AVERAGE([.A223:.E223])" office:value-type="float" office:value="1486.45" calcext:value-type="float">
            <text:p>1486.45</text:p>
          </table:table-cell>
        </table:table-row>
        <table:table-row table:style-name="ro1">
          <table:table-cell office:value-type="float" office:value="1553.5" calcext:value-type="float">
            <text:p>1553.5</text:p>
          </table:table-cell>
          <table:table-cell office:value-type="float" office:value="1596" calcext:value-type="float">
            <text:p>1596</text:p>
          </table:table-cell>
          <table:table-cell office:value-type="float" office:value="1313.5" calcext:value-type="float">
            <text:p>1313.5</text:p>
          </table:table-cell>
          <table:table-cell office:value-type="float" office:value="1241" calcext:value-type="float">
            <text:p>1241</text:p>
          </table:table-cell>
          <table:table-cell office:value-type="float" office:value="1079.75" calcext:value-type="float">
            <text:p>1079.75</text:p>
          </table:table-cell>
          <table:table-cell table:number-columns-repeated="2"/>
          <table:table-cell table:formula="of:=AVERAGE([.A224:.E224])" office:value-type="float" office:value="1356.75" calcext:value-type="float">
            <text:p>1356.75</text:p>
          </table:table-cell>
        </table:table-row>
        <table:table-row table:style-name="ro1">
          <table:table-cell office:value-type="float" office:value="1643.5" calcext:value-type="float">
            <text:p>1643.5</text:p>
          </table:table-cell>
          <table:table-cell office:value-type="float" office:value="1488.5" calcext:value-type="float">
            <text:p>1488.5</text:p>
          </table:table-cell>
          <table:table-cell office:value-type="float" office:value="1474.75" calcext:value-type="float">
            <text:p>1474.75</text:p>
          </table:table-cell>
          <table:table-cell office:value-type="float" office:value="1398.5" calcext:value-type="float">
            <text:p>1398.5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A225:.E225])" office:value-type="float" office:value="1447.25" calcext:value-type="float">
            <text:p>1447.2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692.25" calcext:value-type="float">
            <text:p>1692.25</text:p>
          </table:table-cell>
          <table:table-cell office:value-type="float" office:value="1339.75" calcext:value-type="float">
            <text:p>1339.75</text:p>
          </table:table-cell>
          <table:table-cell office:value-type="float" office:value="1451" calcext:value-type="float">
            <text:p>1451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table:formula="of:=AVERAGE([.A226:.E226])"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873.5" calcext:value-type="float">
            <text:p>1873.5</text:p>
          </table:table-cell>
          <table:table-cell office:value-type="float" office:value="1027.25" calcext:value-type="float">
            <text:p>1027.25</text:p>
          </table:table-cell>
          <table:table-cell office:value-type="float" office:value="1290.75" calcext:value-type="float">
            <text:p>1290.75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A227:.E227])" office:value-type="float" office:value="1454.7" calcext:value-type="float">
            <text:p>1454.7</text:p>
          </table:table-cell>
        </table:table-row>
        <table:table-row table:style-name="ro1">
          <table:table-cell office:value-type="float" office:value="1472.25" calcext:value-type="float">
            <text:p>1472.25</text:p>
          </table:table-cell>
          <table:table-cell office:value-type="float" office:value="1629.25" calcext:value-type="float">
            <text:p>1629.25</text:p>
          </table:table-cell>
          <table:table-cell office:value-type="float" office:value="1044" calcext:value-type="float">
            <text:p>1044</text:p>
          </table:table-cell>
          <table:table-cell office:value-type="float" office:value="1273.5" calcext:value-type="float">
            <text:p>1273.5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A228:.E228])"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657.25" calcext:value-type="float">
            <text:p>1657.25</text:p>
          </table:table-cell>
          <table:table-cell office:value-type="float" office:value="980" calcext:value-type="float">
            <text:p>980</text:p>
          </table:table-cell>
          <table:table-cell office:value-type="float" office:value="1728.5" calcext:value-type="float">
            <text:p>1728.5</text:p>
          </table:table-cell>
          <table:table-cell office:value-type="float" office:value="884.75" calcext:value-type="float">
            <text:p>884.75</text:p>
          </table:table-cell>
          <table:table-cell table:number-columns-repeated="2"/>
          <table:table-cell table:formula="of:=AVERAGE([.A229:.E229])" office:value-type="float" office:value="1360.3" calcext:value-type="float">
            <text:p>1360.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89.75" calcext:value-type="float">
            <text:p>1689.75</text:p>
          </table:table-cell>
          <table:table-cell office:value-type="float" office:value="1141.5" calcext:value-type="float">
            <text:p>1141.5</text:p>
          </table:table-cell>
          <table:table-cell office:value-type="float" office:value="1440" calcext:value-type="float">
            <text:p>1440</text:p>
          </table:table-cell>
          <table:table-cell office:value-type="float" office:value="1325" calcext:value-type="float">
            <text:p>1325</text:p>
          </table:table-cell>
          <table:table-cell table:number-columns-repeated="2"/>
          <table:table-cell table:formula="of:=AVERAGE([.A230:.E230])" office:value-type="float" office:value="1376.45" calcext:value-type="float">
            <text:p>1376.45</text:p>
          </table:table-cell>
        </table:table-row>
        <table:table-row table:style-name="ro1">
          <table:table-cell office:value-type="float" office:value="1257.25" calcext:value-type="float">
            <text:p>1257.25</text:p>
          </table:table-cell>
          <table:table-cell office:value-type="float" office:value="1671" calcext:value-type="float">
            <text:p>1671</text:p>
          </table:table-cell>
          <table:table-cell office:value-type="float" office:value="1419.5" calcext:value-type="float">
            <text:p>1419.5</text:p>
          </table:table-cell>
          <table:table-cell office:value-type="float" office:value="1529.75" calcext:value-type="float">
            <text:p>1529.75</text:p>
          </table:table-cell>
          <table:table-cell office:value-type="float" office:value="1165" calcext:value-type="float">
            <text:p>1165</text:p>
          </table:table-cell>
          <table:table-cell table:number-columns-repeated="2"/>
          <table:table-cell table:formula="of:=AVERAGE([.A231:.E231])" office:value-type="float" office:value="1408.5" calcext:value-type="float">
            <text:p>1408.5</text:p>
          </table:table-cell>
        </table:table-row>
      </table:table>
      <table:table table:name="distanceL_32" table:style-name="ta1">
        <table:shapes>
          <draw:frame draw:z-index="0" draw:style-name="gr1" draw:text-style-name="P1" svg:width="15.999cm" svg:height="8.999cm" svg:x="19.151cm" svg:y="1.455cm">
            <draw:object draw:notify-on-update-of-ranges="distanceL_32.H1:distanceL_32.H1 distanceL_32.H2:distanceL_32.H2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7"/>
          <table:table-cell table:formula="of:=AVERAGE([.A2:.E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:.E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:.E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:.E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:.E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:.E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:.E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:.E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:.E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:.E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:.E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:.E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:.E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:.E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:.E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:.E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:.E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:.E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:.E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:.E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:.E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:.E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:.E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:.E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:.E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:.E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:.E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:.E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:.E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:.E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:.E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:.E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:.E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:.E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:.E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:.E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:.E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:.E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:.E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:.E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:.E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:.E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:.E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:.E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:.E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:.E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:.E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:.E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:.E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:.E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:.E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:.E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:.E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:.E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:.E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:.E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:.E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:.E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:.E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:.E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:.E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:.E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:.E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5:.E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6:.E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7:.E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8:.E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9:.E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0:.E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1:.E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2:.E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3:.E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4:.E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5:.E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6:.E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7:.E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8:.E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9:.E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0:.E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1:.E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2:.E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3:.E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4:.E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5:.E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6:.E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7:.E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8:.E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9:.E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0:.E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1:.E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2:.E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3:.E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4:.E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5:.E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6:.E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7:.E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8:.E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9:.E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0:.E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1:.E1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2:.E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3:.E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4:.E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5:.E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6:.E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7:.E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8:.E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9:.E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0:.E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1:.E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2:.E1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3:.E1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4:.E1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5:.E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6:.E1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7:.E1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8:.E1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9:.E1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0:.E1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1:.E1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2:.E1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3:.E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4:.E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5:.E1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6:.E1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7:.E1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8:.E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9:.E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0:.E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1:.E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2:.E1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3:.E1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4:.E1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5:.E1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6:.E1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7:.E1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8:.E1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9:.E1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0:.E1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1:.E1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2:.E1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3:.E1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4:.E1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5:.E1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6:.E1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7:.E1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8:.E1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9:.E1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0:.E1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1:.E1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2:.E1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3:.E1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4:.E1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5:.E1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6:.E1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7:.E1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8:.E1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9:.E1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0:.E1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1:.E1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2:.E1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3:.E1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4:.E1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5:.E1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6:.E1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7:.E1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8:.E1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9:.E1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0:.E1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1:.E1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2:.E1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3:.E1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4:.E1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5:.E1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6:.E1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7:.E1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8:.E1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9:.E1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0:.E1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1:.E1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2:.E1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3:.E1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4:.E1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5:.E1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6:.E1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7:.E1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8:.E1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9:.E1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0:.E1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1:.E1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2:.E1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3:.E1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4:.E1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5:.E1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6:.E1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7:.E1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8:.E1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9:.E1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0:.E2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1:.E2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2:.E2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3:.E2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4:.E2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5:.E2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6:.E2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7:.E2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8:.E2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9:.E2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0:.E2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1:.E2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2:.E2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3:.E2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4:.E2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5:.E2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6:.E2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7:.E2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8:.E2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9:.E2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0:.E2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1:.E2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2:.E2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3:.E2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4:.E2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5:.E2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6:.E2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7:.E2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8:.E2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9:.E2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0:.E2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1:.E231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1:32:04.988657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8-22T11:35:07.668593479</dc:date>
    <meta:editing-duration>PT16M43S</meta:editing-duration>
    <meta:editing-cycles>26</meta:editing-cycles>
    <meta:generator>LibreOffice/4.2.8.2$Linux_X86_64 LibreOffice_project/420m0$Build-2</meta:generator>
    <meta:document-statistic meta:table-count="7" meta:cell-count="77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4.201cm" style:legend-expansion="high" chart:style-name="ch2"/>
        <chart:plot-area chart:style-name="ch3" table:cell-range-address="random_16.H1:random_16.H231" chart:data-source-has-labels="row" svg:x="0.32cm" svg:y="0.18cm" svg:width="13.355cm" svg:height="8.64cm">
          <chartooo:coordinate-region svg:x="1.312cm" svg:y="0.38cm" svg:width="12.363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_16.H2:random_16.H231" chart:label-cell-address="random_16.H1:random_16.H1" chart:class="chart:line">
            <chart:data-point chart:repeated="2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random_16.H1:random_16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3.75">
                <text:p>753.75</text:p>
                <draw:g>
                  <svg:desc>random_16.H2:random_16.H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1.1">
                <text:p>75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6.9">
                <text:p>80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0.7">
                <text:p>88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1.25">
                <text:p>92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5.05">
                <text:p>995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7.65">
                <text:p>987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7.8">
                <text:p>108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0.05">
                <text:p>101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1.9">
                <text:p>105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1.8">
                <text:p>101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0.1">
                <text:p>108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2.7">
                <text:p>113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8.6">
                <text:p>107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1.1">
                <text:p>89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8.1">
                <text:p>1038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0.25">
                <text:p>112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6.75">
                <text:p>1176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9.25">
                <text:p>1009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3.45">
                <text:p>1103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5.5">
                <text:p>100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1.05">
                <text:p>1101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7.25">
                <text:p>1077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2.5">
                <text:p>101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4.7">
                <text:p>106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4.7">
                <text:p>1014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0.25">
                <text:p>1090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0.45">
                <text:p>113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42.6">
                <text:p>104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4.6">
                <text:p>1104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2.65">
                <text:p>1132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6.75">
                <text:p>1036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1.7">
                <text:p>981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6.75">
                <text:p>1056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5.8">
                <text:p>108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5.5">
                <text:p>95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5.7">
                <text:p>105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4.05">
                <text:p>1014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2.45">
                <text:p>852.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7.05">
                <text:p>1087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1.5">
                <text:p>115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5.8">
                <text:p>1025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3.5">
                <text:p>102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9.85">
                <text:p>1009.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8.75">
                <text:p>1098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8.5">
                <text:p>998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0.15">
                <text:p>1100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2.25">
                <text:p>1042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6.25">
                <text:p>1046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2.05">
                <text:p>982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87.85">
                <text:p>1087.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9.75">
                <text:p>1059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3.5">
                <text:p>1083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5.35">
                <text:p>1015.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4.4">
                <text:p>1124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9.25">
                <text:p>1009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6.6">
                <text:p>1026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96.5">
                <text:p>1096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2.8">
                <text:p>1032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4.3">
                <text:p>1064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9.5">
                <text:p>1029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6.75">
                <text:p>1136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9.25">
                <text:p>1099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6.25">
                <text:p>1116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8.25">
                <text:p>1008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5.5">
                <text:p>1085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63.45">
                <text:p>1063.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95.15">
                <text:p>1095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9.7">
                <text:p>1079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88.35">
                <text:p>1088.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2.7">
                <text:p>1012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8.75">
                <text:p>1048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5.5">
                <text:p>1075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99.25">
                <text:p>1099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9.95">
                <text:p>1079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5.4">
                <text:p>1055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7.45">
                <text:p>1037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2.8">
                <text:p>1062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2.2">
                <text:p>1032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4.25">
                <text:p>1074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5.95">
                <text:p>1045.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0.2">
                <text:p>109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1.95">
                <text:p>1061.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3.6">
                <text:p>1063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4.55">
                <text:p>1164.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7.9">
                <text:p>1047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9.85">
                <text:p>1109.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6.35">
                <text:p>1006.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4.8">
                <text:p>944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77.45">
                <text:p>1177.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8.55">
                <text:p>1098.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2.55">
                <text:p>1142.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29.3">
                <text:p>1029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7.25">
                <text:p>1037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30.05">
                <text:p>1030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53.25">
                <text:p>1053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7.9">
                <text:p>997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69.95">
                <text:p>1069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63.6">
                <text:p>1063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89.3">
                <text:p>1089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0.25">
                <text:p>1140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0.75">
                <text:p>1160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42.8">
                <text:p>1142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7.5">
                <text:p>1127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0.5">
                <text:p>114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70.3">
                <text:p>1070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52.2">
                <text:p>1152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1.75">
                <text:p>1051.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19.9">
                <text:p>1019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89.7">
                <text:p>1089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75.65">
                <text:p>975.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61.55">
                <text:p>1061.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78.25">
                <text:p>978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59.7">
                <text:p>1059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4.2">
                <text:p>1034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48.4">
                <text:p>1048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7.65">
                <text:p>1047.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3.95">
                <text:p>933.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06.3">
                <text:p>1106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2.65">
                <text:p>1022.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36.7">
                <text:p>1036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4.6">
                <text:p>1004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5.15">
                <text:p>1125.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46.7">
                <text:p>1046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36.15">
                <text:p>1036.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73.65">
                <text:p>1173.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98.85">
                <text:p>1098.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28.35">
                <text:p>1028.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82.8">
                <text:p>1082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02.15">
                <text:p>1102.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8.95">
                <text:p>1018.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95.6">
                <text:p>1095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62.95">
                <text:p>1062.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3.05">
                <text:p>1023.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52.1">
                <text:p>1052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77.9">
                <text:p>1077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79.5">
                <text:p>1079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94.65">
                <text:p>1094.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47.15">
                <text:p>1047.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13.1">
                <text:p>1013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19.3">
                <text:p>1119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7.65">
                <text:p>1027.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39.55">
                <text:p>1039.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36.65">
                <text:p>1136.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35.7">
                <text:p>1035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6.9">
                <text:p>1126.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80.05">
                <text:p>980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4.9">
                <text:p>1044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.5">
                <text:p>100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96.7">
                <text:p>1096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4.35">
                <text:p>1014.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70.65">
                <text:p>1070.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19.65">
                <text:p>1019.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72.55">
                <text:p>1072.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4.65">
                <text:p>1044.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3.5">
                <text:p>1053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10.75">
                <text:p>1010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38.8">
                <text:p>938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04.1">
                <text:p>1104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7.65">
                <text:p>1007.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89.95">
                <text:p>1089.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9.05">
                <text:p>1129.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73.75">
                <text:p>1073.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68.05">
                <text:p>1068.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87.6">
                <text:p>987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10.55">
                <text:p>910.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73.5">
                <text:p>1073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0.75">
                <text:p>1050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68.8">
                <text:p>1068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64.7">
                <text:p>1064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86.5">
                <text:p>986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07.75">
                <text:p>1107.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4.95">
                <text:p>954.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41.5">
                <text:p>1041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06.2">
                <text:p>1106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86.25">
                <text:p>1086.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8.55">
                <text:p>928.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49.85">
                <text:p>1049.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60.35">
                <text:p>1060.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49.85">
                <text:p>949.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53.25">
                <text:p>1053.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34.8">
                <text:p>934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21.35">
                <text:p>1121.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22.6">
                <text:p>1122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7.45">
                <text:p>1027.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02.4">
                <text:p>1102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12.2">
                <text:p>1112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00.85">
                <text:p>1100.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52.5">
                <text:p>1152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20.65">
                <text:p>1120.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04.15">
                <text:p>1104.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8.25">
                <text:p>1008.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01.85">
                <text:p>1101.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6.9">
                <text:p>1056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9.7">
                <text:p>1129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77.6">
                <text:p>1077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30.95">
                <text:p>1130.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81.85">
                <text:p>1081.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22.35">
                <text:p>1022.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31.45">
                <text:p>931.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4.6">
                <text:p>1044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99.2">
                <text:p>899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62.15">
                <text:p>1162.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9.95">
                <text:p>1029.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25.55">
                <text:p>1025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distanceL_16.H1:distanceL_16.H231" chart:data-source-has-labels="row" svg:x="0.32cm" svg:y="0.18cm" svg:width="12.799cm" svg:height="8.64cm">
          <chartooo:coordinate-region svg:x="1.312cm" svg:y="0.379cm" svg:width="11.71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tanceL_16.H2:distanceL_16.H231" chart:label-cell-address="distanceL_16.H1:distanceL_16.H1" chart:class="chart:line">
            <chart:data-point chart:repeated="2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distanceL_16.H1:distanceL_16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8.45">
                <text:p>648.45</text:p>
                <draw:g>
                  <svg:desc>distanceL_16.H2:distanceL_16.H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.9">
                <text:p>78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9.1">
                <text:p>76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6.35">
                <text:p>1036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0.85">
                <text:p>113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8.65">
                <text:p>1178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1.3">
                <text:p>110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2.45">
                <text:p>1072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0.95">
                <text:p>115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5.65">
                <text:p>1175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3.1">
                <text:p>1253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.45">
                <text:p>1199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7.75">
                <text:p>1077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9.3">
                <text:p>94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2.8">
                <text:p>99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7">
                <text:p>106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9.95">
                <text:p>1149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9.5">
                <text:p>118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1.65">
                <text:p>1161.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3.65">
                <text:p>1183.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3.25">
                <text:p>1163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7.95">
                <text:p>1097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2.95">
                <text:p>1152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1.75">
                <text:p>1151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9.5">
                <text:p>1059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5.7">
                <text:p>1055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4.9">
                <text:p>1224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6.85">
                <text:p>1166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2.3">
                <text:p>1322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6.45">
                <text:p>1326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7.55">
                <text:p>1257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7.5">
                <text:p>127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8.95">
                <text:p>1228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9.95">
                <text:p>1319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9.05">
                <text:p>1319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25.3">
                <text:p>1225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5.05">
                <text:p>1255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0.45">
                <text:p>1360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.75">
                <text:p>1100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3.1">
                <text:p>125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5.5">
                <text:p>114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6.65">
                <text:p>1246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4.55">
                <text:p>1154.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6.65">
                <text:p>1286.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8.3">
                <text:p>1238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1.2">
                <text:p>1341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4.65">
                <text:p>1194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0.35">
                <text:p>1240.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62.25">
                <text:p>1162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4.85">
                <text:p>1274.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6.55">
                <text:p>1286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05.6">
                <text:p>1305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6.4">
                <text:p>1386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0.4">
                <text:p>1330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8.65">
                <text:p>1358.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6.9">
                <text:p>1166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7.95">
                <text:p>1237.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0.15">
                <text:p>132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7.5">
                <text:p>121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9.75">
                <text:p>1289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4.85">
                <text:p>1324.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5.3">
                <text:p>1335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3.65">
                <text:p>1253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95.8">
                <text:p>1295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8.9">
                <text:p>1368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6.75">
                <text:p>1126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0.3">
                <text:p>1340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6.1">
                <text:p>1326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2.3">
                <text:p>1282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19.3">
                <text:p>1419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90.75">
                <text:p>1390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22.45">
                <text:p>1422.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1.4">
                <text:p>1351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2.7">
                <text:p>1402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1.5">
                <text:p>135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00.7">
                <text:p>1400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60.15">
                <text:p>136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89.45">
                <text:p>1389.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0.1">
                <text:p>1380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55.75">
                <text:p>1455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7.2">
                <text:p>1357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0.85">
                <text:p>1340.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6.25">
                <text:p>146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2.75">
                <text:p>1202.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7.35">
                <text:p>1447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35.1">
                <text:p>1435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20.45">
                <text:p>1320.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7.95">
                <text:p>1497.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5.45">
                <text:p>1425.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37.15">
                <text:p>1437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30.35">
                <text:p>1430.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0.15">
                <text:p>1470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7.75">
                <text:p>1377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0.65">
                <text:p>1390.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1.5">
                <text:p>123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70.55">
                <text:p>1370.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57.75">
                <text:p>1357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4.9">
                <text:p>1444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6.7">
                <text:p>1476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19.25">
                <text:p>1319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4.8">
                <text:p>1374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8.95">
                <text:p>1388.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08.3">
                <text:p>1308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1.4">
                <text:p>1471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0.85">
                <text:p>1440.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2.1">
                <text:p>1312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38.45">
                <text:p>1338.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8.3">
                <text:p>1478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6.65">
                <text:p>1396.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2.4">
                <text:p>1442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5.3">
                <text:p>1375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76.85">
                <text:p>1376.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0.6">
                <text:p>135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95.3">
                <text:p>1395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4.45">
                <text:p>1434.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28.95">
                <text:p>1428.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0.95">
                <text:p>1460.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44.05">
                <text:p>1444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5.15">
                <text:p>1415.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5.25">
                <text:p>1395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99.9">
                <text:p>1499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6.6">
                <text:p>1446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1.8">
                <text:p>1401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8.55">
                <text:p>1398.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83.55">
                <text:p>1383.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3.85">
                <text:p>1383.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0.75">
                <text:p>1400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3.8">
                <text:p>1363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24.35">
                <text:p>1324.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0.1">
                <text:p>1420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3.75">
                <text:p>1503.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1.5">
                <text:p>142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30.3">
                <text:p>1330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4.3">
                <text:p>1414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9.8">
                <text:p>1469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9.8">
                <text:p>1479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01.15">
                <text:p>1301.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51.1">
                <text:p>1351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57.6">
                <text:p>1357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13.4">
                <text:p>1413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53.3">
                <text:p>1453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25.1">
                <text:p>1425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84.4">
                <text:p>1384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36.05">
                <text:p>1336.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04.85">
                <text:p>1404.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6.75">
                <text:p>1396.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8.05">
                <text:p>1568.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34.35">
                <text:p>1334.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18.5">
                <text:p>1318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98.3">
                <text:p>1398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3.65">
                <text:p>1463.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01.95">
                <text:p>1501.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63.7">
                <text:p>1463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6.85">
                <text:p>1406.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0.25">
                <text:p>1570.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12.35">
                <text:p>1412.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9.05">
                <text:p>1489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6.35">
                <text:p>1406.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53.45">
                <text:p>1353.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22.3">
                <text:p>1422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1.9">
                <text:p>1311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57.4">
                <text:p>1357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13.95">
                <text:p>1513.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59.85">
                <text:p>1459.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60.95">
                <text:p>1460.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41.8">
                <text:p>1441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50.4">
                <text:p>1350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83.45">
                <text:p>1383.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95.25">
                <text:p>1495.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12.55">
                <text:p>1512.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58.6">
                <text:p>1358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31.3">
                <text:p>1431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07.05">
                <text:p>1407.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99.75">
                <text:p>1299.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34.8">
                <text:p>1434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41.4">
                <text:p>1341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46.4">
                <text:p>1446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97.55">
                <text:p>1397.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98.7">
                <text:p>1198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81.85">
                <text:p>1381.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85.65">
                <text:p>1485.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29.5">
                <text:p>1429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83.85">
                <text:p>1283.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25.2">
                <text:p>1325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74.05">
                <text:p>1374.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95.2">
                <text:p>1295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13.75">
                <text:p>1413.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55.35">
                <text:p>1355.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96.25">
                <text:p>1396.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39.95">
                <text:p>1439.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95.25">
                <text:p>1495.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78.25">
                <text:p>1278.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49.8">
                <text:p>1349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4.55">
                <text:p>1244.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66.1">
                <text:p>1466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48.45">
                <text:p>1248.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08.6">
                <text:p>1408.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08.9">
                <text:p>1408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43.45">
                <text:p>1343.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68.05">
                <text:p>1368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99.65">
                <text:p>1499.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19.65">
                <text:p>1419.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64.55">
                <text:p>1364.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3.35">
                <text:p>1463.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47.9">
                <text:p>1447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01.85">
                <text:p>1501.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86.45">
                <text:p>1486.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56.75">
                <text:p>1356.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7.25">
                <text:p>1447.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54.7">
                <text:p>1454.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60.3">
                <text:p>1360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6.45">
                <text:p>1376.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08.5">
                <text:p>140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4.201cm" style:legend-expansion="high" chart:style-name="ch2"/>
        <chart:plot-area chart:style-name="ch3" table:cell-range-address="random_8.H1:random_8.H231" chart:data-source-has-labels="row" svg:x="0.32cm" svg:y="0.18cm" svg:width="13.355cm" svg:height="8.64cm">
          <chartooo:coordinate-region svg:x="1.312cm" svg:y="0.38cm" svg:width="12.363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_8.H2:random_8.H231" chart:label-cell-address="random_8.H1:random_8.H1" chart:class="chart:line">
            <chart:data-point chart:repeated="2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random_8.H1:random_8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5.65">
                <text:p>945.65</text:p>
                <draw:g>
                  <svg:desc>random_8.H2:random_8.H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4.4">
                <text:p>82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7.35">
                <text:p>1007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1.8">
                <text:p>92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1.95">
                <text:p>981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1.1">
                <text:p>91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5.8">
                <text:p>105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8.15">
                <text:p>908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4.95">
                <text:p>854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6.5">
                <text:p>101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6.9">
                <text:p>1116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0.2">
                <text:p>85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3.25">
                <text:p>87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0.1">
                <text:p>88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4.75">
                <text:p>884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2.2">
                <text:p>91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1.15">
                <text:p>941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4.7">
                <text:p>89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2.65">
                <text:p>862.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8.85">
                <text:p>978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7.05">
                <text:p>897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7.65">
                <text:p>937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6.8">
                <text:p>956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4.85">
                <text:p>944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5.4">
                <text:p>84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5.8">
                <text:p>885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1.9">
                <text:p>881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2.25">
                <text:p>1012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3.85">
                <text:p>913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0.45">
                <text:p>990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9.1">
                <text:p>939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1.9">
                <text:p>991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0.1">
                <text:p>92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6.3">
                <text:p>846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5.4">
                <text:p>925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5.95">
                <text:p>945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0.45">
                <text:p>910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8.55">
                <text:p>1038.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4.6">
                <text:p>984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5.05">
                <text:p>975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2.5">
                <text:p>93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9.95">
                <text:p>809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3.25">
                <text:p>963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2.8">
                <text:p>942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9.3">
                <text:p>939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7.35">
                <text:p>887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8.55">
                <text:p>838.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2.25">
                <text:p>942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1.9">
                <text:p>921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8.75">
                <text:p>858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5.45">
                <text:p>855.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7.2">
                <text:p>977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2.15">
                <text:p>982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8.85">
                <text:p>798.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9.2">
                <text:p>849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6.2">
                <text:p>966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4.7">
                <text:p>984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6.15">
                <text:p>876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74.85">
                <text:p>974.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55.25">
                <text:p>855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5.9">
                <text:p>1015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5.5">
                <text:p>93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1.75">
                <text:p>991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4.75">
                <text:p>964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3.2">
                <text:p>833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8.45">
                <text:p>928.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4.25">
                <text:p>924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1.7">
                <text:p>851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6.25">
                <text:p>936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5.55">
                <text:p>775.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8.55">
                <text:p>948.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2.05">
                <text:p>922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.95">
                <text:p>850.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6.65">
                <text:p>966.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2.2">
                <text:p>932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2.95">
                <text:p>872.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6.75">
                <text:p>856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9.85">
                <text:p>1039.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6.15">
                <text:p>966.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72.45">
                <text:p>872.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7.15">
                <text:p>967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8.3">
                <text:p>968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7.5">
                <text:p>967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2.5">
                <text:p>100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4.85">
                <text:p>934.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4.75">
                <text:p>1024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1.9">
                <text:p>961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5.5">
                <text:p>885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3.85">
                <text:p>943.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7.9">
                <text:p>907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1.55">
                <text:p>831.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1.35">
                <text:p>861.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7.2">
                <text:p>877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0.45">
                <text:p>880.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3.45">
                <text:p>863.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6.55">
                <text:p>846.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6.25">
                <text:p>1046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3.65">
                <text:p>973.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61.6">
                <text:p>1061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26.6">
                <text:p>926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31.15">
                <text:p>1031.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56.35">
                <text:p>1056.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7.8">
                <text:p>1027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99.75">
                <text:p>999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6.85">
                <text:p>976.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7.9">
                <text:p>857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2.95">
                <text:p>992.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1.5">
                <text:p>991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1.25">
                <text:p>1071.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43.2">
                <text:p>1043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76.95">
                <text:p>1076.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0.55">
                <text:p>1010.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89.15">
                <text:p>1089.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17.25">
                <text:p>1017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4.65">
                <text:p>1124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74.75">
                <text:p>974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5.65">
                <text:p>1035.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97.8">
                <text:p>1097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85.15">
                <text:p>985.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61.25">
                <text:p>1161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5.85">
                <text:p>965.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87.9">
                <text:p>1087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5.75">
                <text:p>975.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7.95">
                <text:p>947.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53.1">
                <text:p>1053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45.4">
                <text:p>945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11.4">
                <text:p>1011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13.55">
                <text:p>1013.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82.7">
                <text:p>1082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74.85">
                <text:p>1074.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13.05">
                <text:p>1113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58.25">
                <text:p>1158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66.95">
                <text:p>1066.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88.45">
                <text:p>1088.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45.5">
                <text:p>1045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53.5">
                <text:p>1053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81.95">
                <text:p>1181.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47.9">
                <text:p>1047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72.65">
                <text:p>1072.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3.1">
                <text:p>1013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69.25">
                <text:p>1069.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3.8">
                <text:p>1023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84.45">
                <text:p>1184.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2.25">
                <text:p>1162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12.25">
                <text:p>1112.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13.35">
                <text:p>1113.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48.75">
                <text:p>1048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14.35">
                <text:p>1014.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69.75">
                <text:p>1069.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1.6">
                <text:p>1131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4.75">
                <text:p>984.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16.7">
                <text:p>1116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66.85">
                <text:p>1066.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52.9">
                <text:p>1052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38.7">
                <text:p>1038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06.75">
                <text:p>1106.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7.4">
                <text:p>1107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19.05">
                <text:p>1119.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18.9">
                <text:p>1018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60.95">
                <text:p>1060.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28.5">
                <text:p>1128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7.2">
                <text:p>1007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86.5">
                <text:p>986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51.5">
                <text:p>1051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78.25">
                <text:p>1078.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31.35">
                <text:p>1131.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83.4">
                <text:p>1083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39.15">
                <text:p>1139.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54.05">
                <text:p>1054.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61.55">
                <text:p>1061.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80.75">
                <text:p>1080.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1.9">
                <text:p>1051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43.1">
                <text:p>1043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2.65">
                <text:p>1012.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64.9">
                <text:p>1064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48.35">
                <text:p>1148.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16.8">
                <text:p>1116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8.95">
                <text:p>1008.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9.45">
                <text:p>999.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5.35">
                <text:p>1025.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6.2">
                <text:p>1266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66.85">
                <text:p>1066.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11.85">
                <text:p>1211.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16.8">
                <text:p>1116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51.15">
                <text:p>1151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70.4">
                <text:p>1170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44.65">
                <text:p>1044.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9.4">
                <text:p>1019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25.65">
                <text:p>1125.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.7">
                <text:p>1045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31.4">
                <text:p>1231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88.35">
                <text:p>1088.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35.85">
                <text:p>1135.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23.1">
                <text:p>1123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5.05">
                <text:p>1165.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99.2">
                <text:p>1199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52.3">
                <text:p>1152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5.35">
                <text:p>1095.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8.9">
                <text:p>998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74.5">
                <text:p>1174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88.2">
                <text:p>988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9.9">
                <text:p>1119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66.55">
                <text:p>966.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43.45">
                <text:p>1143.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8.1">
                <text:p>1138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59.7">
                <text:p>959.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3.75">
                <text:p>1013.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32.95">
                <text:p>1032.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9.05">
                <text:p>1149.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38.5">
                <text:p>1138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distanceL_8.H1:distanceL_8.H231" chart:data-source-has-labels="row" svg:x="0.32cm" svg:y="0.18cm" svg:width="12.799cm" svg:height="8.64cm">
          <chartooo:coordinate-region svg:x="1.312cm" svg:y="0.38cm" svg:width="11.71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tanceL_8.H2:distanceL_8.H231" chart:label-cell-address="distanceL_8.H1:distanceL_8.H1" chart:class="chart:line">
            <chart:data-point chart:repeated="2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distanceL_8.H1:distanceL_8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6.3">
                <text:p>626.3</text:p>
                <draw:g>
                  <svg:desc>distanceL_8.H2:distanceL_8.H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4.6">
                <text:p>72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8.45">
                <text:p>918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4.95">
                <text:p>924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8.35">
                <text:p>1028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1.85">
                <text:p>921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5.5">
                <text:p>106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7.8">
                <text:p>99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4.2">
                <text:p>106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6.45">
                <text:p>906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8.15">
                <text:p>1038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8.5">
                <text:p>107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6.7">
                <text:p>1036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7.9">
                <text:p>106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6.55">
                <text:p>1016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1.2">
                <text:p>104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9.75">
                <text:p>1019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7.35">
                <text:p>1077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4.85">
                <text:p>106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4.3">
                <text:p>924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4.15">
                <text:p>1114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2.85">
                <text:p>1082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1.85">
                <text:p>1041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1.2">
                <text:p>106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4.05">
                <text:p>994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2.7">
                <text:p>107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7.25">
                <text:p>987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5.25">
                <text:p>975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1.8">
                <text:p>991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4.25">
                <text:p>1164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3.6">
                <text:p>91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2.7">
                <text:p>106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8.65">
                <text:p>998.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48.65">
                <text:p>1148.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4.55">
                <text:p>1064.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9.35">
                <text:p>1139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0.5">
                <text:p>123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6.3">
                <text:p>1056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3.9">
                <text:p>1123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21.2">
                <text:p>1221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7.65">
                <text:p>107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9.9">
                <text:p>103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6.1">
                <text:p>1056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1.25">
                <text:p>109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1.6">
                <text:p>1071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8.75">
                <text:p>1078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7.75">
                <text:p>1027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64.65">
                <text:p>1164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3.5">
                <text:p>1103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7.6">
                <text:p>947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7.25">
                <text:p>1047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7.75">
                <text:p>108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2.9">
                <text:p>1042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62.2">
                <text:p>106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7.6">
                <text:p>1127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5.5">
                <text:p>118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0.55">
                <text:p>1050.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9.95">
                <text:p>1049.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2.5">
                <text:p>110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40.6">
                <text:p>1140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7.65">
                <text:p>937.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7.85">
                <text:p>1057.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74.25">
                <text:p>1274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7.75">
                <text:p>1127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2.95">
                <text:p>1112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31.4">
                <text:p>1131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5.3">
                <text:p>1025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36.05">
                <text:p>1036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3.5">
                <text:p>1073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3.3">
                <text:p>1053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04.1">
                <text:p>1104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64.35">
                <text:p>1164.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4.05">
                <text:p>1054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92.4">
                <text:p>1192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5.45">
                <text:p>1175.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6.75">
                <text:p>1126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1.85">
                <text:p>1261.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0.6">
                <text:p>121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51.3">
                <text:p>1051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43.35">
                <text:p>1143.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2.5">
                <text:p>1112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2.85">
                <text:p>1112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43.7">
                <text:p>1143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7.25">
                <text:p>1127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5.85">
                <text:p>1115.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62.45">
                <text:p>1262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3.35">
                <text:p>1063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5.3">
                <text:p>1035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03.95">
                <text:p>1203.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70.2">
                <text:p>1170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8.9">
                <text:p>1098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1.75">
                <text:p>1121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2.45">
                <text:p>1142.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7.65">
                <text:p>1137.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6.9">
                <text:p>1096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4.55">
                <text:p>1024.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8.75">
                <text:p>1008.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0.3">
                <text:p>1060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3.3">
                <text:p>1133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4.35">
                <text:p>1204.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5.6">
                <text:p>1155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7.7">
                <text:p>1097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1.75">
                <text:p>1061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7.15">
                <text:p>1167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2.05">
                <text:p>1082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6.95">
                <text:p>1156.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6.35">
                <text:p>1146.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2.65">
                <text:p>1172.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66.4">
                <text:p>1066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65.3">
                <text:p>1065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40.3">
                <text:p>1040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1.3">
                <text:p>1131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7.65">
                <text:p>1127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16.25">
                <text:p>916.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77.25">
                <text:p>1177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62.65">
                <text:p>1062.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57.7">
                <text:p>1057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8.6">
                <text:p>113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58.85">
                <text:p>1158.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4.35">
                <text:p>974.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0.9">
                <text:p>1230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72.75">
                <text:p>1172.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70.6">
                <text:p>1170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1.95">
                <text:p>1211.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3.6">
                <text:p>1203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69.65">
                <text:p>1069.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80.85">
                <text:p>1180.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8.1">
                <text:p>1258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9.3">
                <text:p>1209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09.95">
                <text:p>1109.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8.4">
                <text:p>1238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2.5">
                <text:p>1172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9.7">
                <text:p>1199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88.85">
                <text:p>1188.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40.5">
                <text:p>114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9.6">
                <text:p>1139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1.35">
                <text:p>1231.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12.5">
                <text:p>1112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6.35">
                <text:p>1236.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61.1">
                <text:p>1261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1.5">
                <text:p>113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71.9">
                <text:p>1271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18.1">
                <text:p>1318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6.25">
                <text:p>1256.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57.45">
                <text:p>1157.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38.75">
                <text:p>1138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28.15">
                <text:p>1228.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2.8">
                <text:p>1142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60.65">
                <text:p>1260.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02.7">
                <text:p>1102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91.5">
                <text:p>1091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95.05">
                <text:p>1195.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9.35">
                <text:p>1159.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63.05">
                <text:p>1163.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9.05">
                <text:p>1169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39.45">
                <text:p>1139.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7.05">
                <text:p>1227.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45.75">
                <text:p>1145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99.9">
                <text:p>1199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5.05">
                <text:p>1155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1.9">
                <text:p>1001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27.6">
                <text:p>1227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35.1">
                <text:p>1135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13.15">
                <text:p>1113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33.75">
                <text:p>1133.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14.95">
                <text:p>1114.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58.55">
                <text:p>1158.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49.65">
                <text:p>1149.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82.75">
                <text:p>1282.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56.15">
                <text:p>1356.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1.95">
                <text:p>1131.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83.4">
                <text:p>1283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66.8">
                <text:p>1266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30.8">
                <text:p>1230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16.4">
                <text:p>1216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2.05">
                <text:p>1172.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86.75">
                <text:p>1286.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85.85">
                <text:p>1285.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54.55">
                <text:p>1254.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99.1">
                <text:p>1199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88.05">
                <text:p>1288.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71.55">
                <text:p>1171.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20.45">
                <text:p>1320.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99.85">
                <text:p>1299.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14.15">
                <text:p>1314.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94.6">
                <text:p>1394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5.3">
                <text:p>1275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92.2">
                <text:p>1292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25.8">
                <text:p>1325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03.15">
                <text:p>1203.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27.05">
                <text:p>1227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7.45">
                <text:p>1297.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51.95">
                <text:p>1351.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27.4">
                <text:p>1227.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10.05">
                <text:p>1210.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65.45">
                <text:p>1365.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97.5">
                <text:p>1297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15.9">
                <text:p>1315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10.1">
                <text:p>1210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3.05">
                <text:p>1333.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22.1">
                <text:p>1222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87.65">
                <text:p>1187.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66.65">
                <text:p>1266.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69.05">
                <text:p>1269.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16.75">
                <text:p>1316.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81.2">
                <text:p>1181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90.6">
                <text:p>1290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20.05">
                <text:p>1220.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06.1">
                <text:p>1206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86.85">
                <text:p>1286.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34.45">
                <text:p>1234.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37.15">
                <text:p>1237.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44.15">
                <text:p>1244.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97.4">
                <text:p>1197.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61.7">
                <text:p>1261.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67.65">
                <text:p>1367.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4.55">
                <text:p>1144.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98.15">
                <text:p>1198.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86.1">
                <text:p>1286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4.201cm" style:legend-expansion="high" chart:style-name="ch2"/>
        <chart:plot-area chart:style-name="ch3" table:cell-range-address="random_32.H1:random_32.H231" chart:data-source-has-labels="row" svg:x="0.32cm" svg:y="0.18cm" svg:width="13.355cm" svg:height="8.64cm">
          <chartooo:coordinate-region svg:x="1.312cm" svg:y="0.38cm" svg:width="12.363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_32.H2:random_32.H231" chart:label-cell-address="random_32.H1:random_32.H1" chart:class="chart:line">
            <chart:data-point chart:repeated="2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random_32.H1:random_3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0.1">
                <text:p>580.1</text:p>
                <draw:g>
                  <svg:desc>random_32.H2:random_32.H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.85">
                <text:p>64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7.5">
                <text:p>60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6.15">
                <text:p>796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5">
                <text:p>786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2.15">
                <text:p>782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8.35">
                <text:p>758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2.85">
                <text:p>822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6">
                <text:p>78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4.1">
                <text:p>83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6.25">
                <text:p>846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6.1">
                <text:p>84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8.3">
                <text:p>86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4.15">
                <text:p>864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3.9">
                <text:p>823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0.05">
                <text:p>79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6.15">
                <text:p>756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3.2">
                <text:p>72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6.85">
                <text:p>896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2.5">
                <text:p>80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2.25">
                <text:p>68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8.75">
                <text:p>708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7.75">
                <text:p>787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2.85">
                <text:p>922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4.65">
                <text:p>784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8.75">
                <text:p>668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2.85">
                <text:p>782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0.5">
                <text:p>78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6.5">
                <text:p>766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6.2">
                <text:p>796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4.25">
                <text:p>804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8.75">
                <text:p>888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2.95">
                <text:p>802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0.5">
                <text:p>88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9.6">
                <text:p>739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.3">
                <text:p>863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7.2">
                <text:p>777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6.15">
                <text:p>906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7.15">
                <text:p>867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1.15">
                <text:p>881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3.8">
                <text:p>943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3.1">
                <text:p>85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3.25">
                <text:p>903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1.5">
                <text:p>98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5.5">
                <text:p>895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3.3">
                <text:p>953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0.5">
                <text:p>93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4.3">
                <text:p>834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0.5">
                <text:p>84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3.85">
                <text:p>823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6.25">
                <text:p>926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9.8">
                <text:p>779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61.55">
                <text:p>1061.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6.45">
                <text:p>886.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5.3">
                <text:p>775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4.5">
                <text:p>994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8.9">
                <text:p>86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3.55">
                <text:p>863.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5.25">
                <text:p>845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76.25">
                <text:p>976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6.35">
                <text:p>806.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6.85">
                <text:p>936.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7.5">
                <text:p>947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1.65">
                <text:p>811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0.1">
                <text:p>870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2.6">
                <text:p>772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2.75">
                <text:p>812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4.9">
                <text:p>90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1.6">
                <text:p>941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0.95">
                <text:p>890.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2.95">
                <text:p>972.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3.3">
                <text:p>903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5.25">
                <text:p>885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36.9">
                <text:p>1136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1.95">
                <text:p>1061.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5.65">
                <text:p>905.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3.45">
                <text:p>963.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9.1">
                <text:p>1039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2.95">
                <text:p>1022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7.5">
                <text:p>1017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0.85">
                <text:p>980.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9.5">
                <text:p>939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8.95">
                <text:p>1048.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8.35">
                <text:p>908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0.85">
                <text:p>880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9.75">
                <text:p>1029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76.15">
                <text:p>876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8.15">
                <text:p>1118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2.55">
                <text:p>1002.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.15">
                <text:p>1092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4.7">
                <text:p>1004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5.3">
                <text:p>1075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7.45">
                <text:p>867.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3.6">
                <text:p>993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7.2">
                <text:p>977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6.6">
                <text:p>926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14.75">
                <text:p>914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31.6">
                <text:p>931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0.15">
                <text:p>1060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1.3">
                <text:p>991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5.7">
                <text:p>905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95.9">
                <text:p>1095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5.25">
                <text:p>905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62.5">
                <text:p>962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5.4">
                <text:p>915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8.45">
                <text:p>948.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10.25">
                <text:p>1010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8.5">
                <text:p>1138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4.25">
                <text:p>994.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9.6">
                <text:p>849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2.2">
                <text:p>992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0.95">
                <text:p>950.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82.75">
                <text:p>1082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1.45">
                <text:p>901.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4.2">
                <text:p>1024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34.35">
                <text:p>1134.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9.3">
                <text:p>909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67.45">
                <text:p>967.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16.6">
                <text:p>1016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5.45">
                <text:p>925.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3.5">
                <text:p>863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7.95">
                <text:p>987.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1.8">
                <text:p>881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8.65">
                <text:p>808.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36.6">
                <text:p>836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82.75">
                <text:p>1082.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42.2">
                <text:p>942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8.5">
                <text:p>958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2.8">
                <text:p>852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3.85">
                <text:p>903.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12.8">
                <text:p>812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0.75">
                <text:p>930.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72.25">
                <text:p>872.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1.85">
                <text:p>891.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2.8">
                <text:p>892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1.2">
                <text:p>891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6.45">
                <text:p>906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30.1">
                <text:p>930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70.15">
                <text:p>870.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56.95">
                <text:p>1056.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45.45">
                <text:p>1045.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72.25">
                <text:p>872.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93.75">
                <text:p>1093.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0.65">
                <text:p>900.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42.4">
                <text:p>942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2.35">
                <text:p>832.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1.5">
                <text:p>931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45.8">
                <text:p>945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87.25">
                <text:p>887.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1.25">
                <text:p>1001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1.7">
                <text:p>781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2.65">
                <text:p>912.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0.8">
                <text:p>910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7.25">
                <text:p>877.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2.4">
                <text:p>1012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38.35">
                <text:p>938.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82.9">
                <text:p>882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12.75">
                <text:p>912.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1.85">
                <text:p>941.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3.5">
                <text:p>903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6.35">
                <text:p>836.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2.05">
                <text:p>872.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6.85">
                <text:p>946.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1.5">
                <text:p>911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87.1">
                <text:p>887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8.2">
                <text:p>958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8.85">
                <text:p>928.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1.85">
                <text:p>861.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3.1">
                <text:p>1003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1.8">
                <text:p>941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2.25">
                <text:p>892.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6.55">
                <text:p>956.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68.7">
                <text:p>868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4.25">
                <text:p>944.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7.85">
                <text:p>977.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1.35">
                <text:p>911.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35.35">
                <text:p>935.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77.5">
                <text:p>877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5.75">
                <text:p>945.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5.55">
                <text:p>895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35.05">
                <text:p>835.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8.75">
                <text:p>898.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6.15">
                <text:p>956.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4.2">
                <text:p>944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03.75">
                <text:p>903.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66.3">
                <text:p>866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45.25">
                <text:p>845.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80.7">
                <text:p>980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39.15">
                <text:p>939.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7.35">
                <text:p>857.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89.45">
                <text:p>889.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9.1">
                <text:p>909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67.65">
                <text:p>867.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82.5">
                <text:p>882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23.2">
                <text:p>823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7.8">
                <text:p>897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5.55">
                <text:p>855.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84.5">
                <text:p>884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30.05">
                <text:p>830.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0.9">
                <text:p>850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97.85">
                <text:p>897.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16.2">
                <text:p>1016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7.65">
                <text:p>887.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14.8">
                <text:p>914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8.55">
                <text:p>888.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68.75">
                <text:p>968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3.55">
                <text:p>843.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26.75">
                <text:p>926.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6.5">
                <text:p>906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58.3">
                <text:p>858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64.45">
                <text:p>864.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distanceL_32.H1:distanceL_32.H231" chart:data-source-has-labels="row" svg:x="0.32cm" svg:y="0.18cm" svg:width="12.799cm" svg:height="8.64cm">
          <chartooo:coordinate-region svg:x="0.941cm" svg:y="0.379cm" svg:width="12.17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tanceL_32.H2:distanceL_32.H231" chart:label-cell-address="distanceL_32.H1:distanceL_32.H1" chart:class="chart:line">
            <chart:data-point chart:repeated="2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distanceL_32.H1:distanceL_3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istanceL_32.H2:distanceL_32.H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